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32.948cm" svg:y="0.764cm">
            <draw:object draw:notify-on-update-of-ranges="Tabelle1.A1:Tabelle1.A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584619" calcext:value-type="float">
            <text:p>0,584619</text:p>
          </table:table-cell>
          <table:table-cell office:value-type="float" office:value="0.000601774" calcext:value-type="float">
            <text:p>0,000601774</text:p>
          </table:table-cell>
          <table:table-cell office:value-type="float" office:value="0.593631" calcext:value-type="float">
            <text:p>0,593631</text:p>
          </table:table-cell>
          <table:table-cell office:value-type="float" office:value="0.000830386" calcext:value-type="float">
            <text:p>0,000830386</text:p>
          </table:table-cell>
        </table:table-row>
        <table:table-row table:style-name="ro1">
          <table:table-cell office:value-type="float" office:value="0.520076" calcext:value-type="float">
            <text:p>0,520076</text:p>
          </table:table-cell>
          <table:table-cell office:value-type="float" office:value="0.0121161" calcext:value-type="float">
            <text:p>0,0121161</text:p>
          </table:table-cell>
          <table:table-cell office:value-type="float" office:value="0.538465" calcext:value-type="float">
            <text:p>0,538465</text:p>
          </table:table-cell>
          <table:table-cell office:value-type="float" office:value="0.0102814" calcext:value-type="float">
            <text:p>0,0102814</text:p>
          </table:table-cell>
        </table:table-row>
        <table:table-row table:style-name="ro1">
          <table:table-cell office:value-type="float" office:value="0.519263" calcext:value-type="float">
            <text:p>0,519263</text:p>
          </table:table-cell>
          <table:table-cell office:value-type="float" office:value="0.0157695" calcext:value-type="float">
            <text:p>0,0157695</text:p>
          </table:table-cell>
          <table:table-cell office:value-type="float" office:value="0.537613" calcext:value-type="float">
            <text:p>0,537613</text:p>
          </table:table-cell>
          <table:table-cell office:value-type="float" office:value="0.0144448" calcext:value-type="float">
            <text:p>0,0144448</text:p>
          </table:table-cell>
        </table:table-row>
        <table:table-row table:style-name="ro1">
          <table:table-cell office:value-type="float" office:value="0.517749" calcext:value-type="float">
            <text:p>0,517749</text:p>
          </table:table-cell>
          <table:table-cell office:value-type="float" office:value="0.00823823" calcext:value-type="float">
            <text:p>0,00823823</text:p>
          </table:table-cell>
          <table:table-cell office:value-type="float" office:value="0.537121" calcext:value-type="float">
            <text:p>0,537121</text:p>
          </table:table-cell>
          <table:table-cell office:value-type="float" office:value="0.00706485" calcext:value-type="float">
            <text:p>0,00706485</text:p>
          </table:table-cell>
        </table:table-row>
        <table:table-row table:style-name="ro1">
          <table:table-cell office:value-type="float" office:value="0.525665" calcext:value-type="float">
            <text:p>0,525665</text:p>
          </table:table-cell>
          <table:table-cell office:value-type="float" office:value="0.0202785" calcext:value-type="float">
            <text:p>0,0202785</text:p>
          </table:table-cell>
          <table:table-cell office:value-type="float" office:value="0.54394" calcext:value-type="float">
            <text:p>0,54394</text:p>
          </table:table-cell>
          <table:table-cell office:value-type="float" office:value="0.0180538" calcext:value-type="float">
            <text:p>0,0180538</text:p>
          </table:table-cell>
        </table:table-row>
        <table:table-row table:style-name="ro1">
          <table:table-cell office:value-type="float" office:value="0.522181" calcext:value-type="float">
            <text:p>0,522181</text:p>
          </table:table-cell>
          <table:table-cell office:value-type="float" office:value="0.0118985" calcext:value-type="float">
            <text:p>0,0118985</text:p>
          </table:table-cell>
          <table:table-cell office:value-type="float" office:value="0.541024" calcext:value-type="float">
            <text:p>0,541024</text:p>
          </table:table-cell>
          <table:table-cell office:value-type="float" office:value="0.0108078" calcext:value-type="float">
            <text:p>0,0108078</text:p>
          </table:table-cell>
        </table:table-row>
        <table:table-row table:style-name="ro1">
          <table:table-cell office:value-type="float" office:value="0.534245" calcext:value-type="float">
            <text:p>0,534245</text:p>
          </table:table-cell>
          <table:table-cell office:value-type="float" office:value="0.0210953" calcext:value-type="float">
            <text:p>0,0210953</text:p>
          </table:table-cell>
          <table:table-cell office:value-type="float" office:value="0.55244" calcext:value-type="float">
            <text:p>0,55244</text:p>
          </table:table-cell>
          <table:table-cell office:value-type="float" office:value="0.0196165" calcext:value-type="float">
            <text:p>0,0196165</text:p>
          </table:table-cell>
        </table:table-row>
        <table:table-row table:style-name="ro1">
          <table:table-cell office:value-type="float" office:value="0.526768" calcext:value-type="float">
            <text:p>0,526768</text:p>
          </table:table-cell>
          <table:table-cell office:value-type="float" office:value="0.0131471" calcext:value-type="float">
            <text:p>0,0131471</text:p>
          </table:table-cell>
          <table:table-cell office:value-type="float" office:value="0.544871" calcext:value-type="float">
            <text:p>0,544871</text:p>
          </table:table-cell>
          <table:table-cell office:value-type="float" office:value="0.0123047" calcext:value-type="float">
            <text:p>0,0123047</text:p>
          </table:table-cell>
        </table:table-row>
        <table:table-row table:style-name="ro1">
          <table:table-cell office:value-type="float" office:value="0.539889" calcext:value-type="float">
            <text:p>0,539889</text:p>
          </table:table-cell>
          <table:table-cell office:value-type="float" office:value="0.0177671" calcext:value-type="float">
            <text:p>0,0177671</text:p>
          </table:table-cell>
          <table:table-cell office:value-type="float" office:value="0.55673" calcext:value-type="float">
            <text:p>0,55673</text:p>
          </table:table-cell>
          <table:table-cell office:value-type="float" office:value="0.0154579" calcext:value-type="float">
            <text:p>0,0154579</text:p>
          </table:table-cell>
        </table:table-row>
        <table:table-row table:style-name="ro1">
          <table:table-cell office:value-type="float" office:value="0.546404" calcext:value-type="float">
            <text:p>0,546404</text:p>
          </table:table-cell>
          <table:table-cell office:value-type="float" office:value="0.0212266" calcext:value-type="float">
            <text:p>0,0212266</text:p>
          </table:table-cell>
          <table:table-cell office:value-type="float" office:value="0.562096" calcext:value-type="float">
            <text:p>0,562096</text:p>
          </table:table-cell>
          <table:table-cell office:value-type="float" office:value="0.0183967" calcext:value-type="float">
            <text:p>0,0183967</text:p>
          </table:table-cell>
        </table:table-row>
        <table:table-row table:style-name="ro1">
          <table:table-cell office:value-type="float" office:value="0.552945" calcext:value-type="float">
            <text:p>0,552945</text:p>
          </table:table-cell>
          <table:table-cell office:value-type="float" office:value="0.021342" calcext:value-type="float">
            <text:p>0,021342</text:p>
          </table:table-cell>
          <table:table-cell office:value-type="float" office:value="0.567449" calcext:value-type="float">
            <text:p>0,567449</text:p>
          </table:table-cell>
          <table:table-cell office:value-type="float" office:value="0.0183134" calcext:value-type="float">
            <text:p>0,0183134</text:p>
          </table:table-cell>
        </table:table-row>
        <table:table-row table:style-name="ro1">
          <table:table-cell office:value-type="float" office:value="0.546991" calcext:value-type="float">
            <text:p>0,546991</text:p>
          </table:table-cell>
          <table:table-cell office:value-type="float" office:value="0.0119179" calcext:value-type="float">
            <text:p>0,0119179</text:p>
          </table:table-cell>
          <table:table-cell office:value-type="float" office:value="0.56226" calcext:value-type="float">
            <text:p>0,56226</text:p>
          </table:table-cell>
          <table:table-cell office:value-type="float" office:value="0.0105169" calcext:value-type="float">
            <text:p>0,0105169</text:p>
          </table:table-cell>
        </table:table-row>
        <table:table-row table:style-name="ro1">
          <table:table-cell office:value-type="float" office:value="0.55813" calcext:value-type="float">
            <text:p>0,55813</text:p>
          </table:table-cell>
          <table:table-cell office:value-type="float" office:value="0.0139472" calcext:value-type="float">
            <text:p>0,0139472</text:p>
          </table:table-cell>
          <table:table-cell office:value-type="float" office:value="0.571748" calcext:value-type="float">
            <text:p>0,571748</text:p>
          </table:table-cell>
          <table:table-cell office:value-type="float" office:value="0.0121447" calcext:value-type="float">
            <text:p>0,0121447</text:p>
          </table:table-cell>
        </table:table-row>
        <table:table-row table:style-name="ro1">
          <table:table-cell office:value-type="float" office:value="0.553786" calcext:value-type="float">
            <text:p>0,553786</text:p>
          </table:table-cell>
          <table:table-cell office:value-type="float" office:value="0.0194753" calcext:value-type="float">
            <text:p>0,0194753</text:p>
          </table:table-cell>
          <table:table-cell office:value-type="float" office:value="0.568329" calcext:value-type="float">
            <text:p>0,568329</text:p>
          </table:table-cell>
          <table:table-cell office:value-type="float" office:value="0.0166766" calcext:value-type="float">
            <text:p>0,0166766</text:p>
          </table:table-cell>
        </table:table-row>
        <table:table-row table:style-name="ro1">
          <table:table-cell office:value-type="float" office:value="0.55918" calcext:value-type="float">
            <text:p>0,55918</text:p>
          </table:table-cell>
          <table:table-cell office:value-type="float" office:value="0.0199994" calcext:value-type="float">
            <text:p>0,0199994</text:p>
          </table:table-cell>
          <table:table-cell office:value-type="float" office:value="0.572489" calcext:value-type="float">
            <text:p>0,572489</text:p>
          </table:table-cell>
          <table:table-cell office:value-type="float" office:value="0.0169316" calcext:value-type="float">
            <text:p>0,0169316</text:p>
          </table:table-cell>
        </table:table-row>
        <table:table-row table:style-name="ro1">
          <table:table-cell office:value-type="float" office:value="0.567656" calcext:value-type="float">
            <text:p>0,567656</text:p>
          </table:table-cell>
          <table:table-cell office:value-type="float" office:value="0.0145054" calcext:value-type="float">
            <text:p>0,0145054</text:p>
          </table:table-cell>
          <table:table-cell office:value-type="float" office:value="0.579669" calcext:value-type="float">
            <text:p>0,579669</text:p>
          </table:table-cell>
          <table:table-cell office:value-type="float" office:value="0.0121136" calcext:value-type="float">
            <text:p>0,0121136</text:p>
          </table:table-cell>
        </table:table-row>
        <table:table-row table:style-name="ro1">
          <table:table-cell office:value-type="float" office:value="0.566379" calcext:value-type="float">
            <text:p>0,566379</text:p>
          </table:table-cell>
          <table:table-cell office:value-type="float" office:value="0.0140453" calcext:value-type="float">
            <text:p>0,0140453</text:p>
          </table:table-cell>
          <table:table-cell office:value-type="float" office:value="0.579047" calcext:value-type="float">
            <text:p>0,579047</text:p>
          </table:table-cell>
          <table:table-cell office:value-type="float" office:value="0.01256" calcext:value-type="float">
            <text:p>0,01256</text:p>
          </table:table-cell>
        </table:table-row>
        <table:table-row table:style-name="ro1">
          <table:table-cell office:value-type="float" office:value="0.561645" calcext:value-type="float">
            <text:p>0,561645</text:p>
          </table:table-cell>
          <table:table-cell office:value-type="float" office:value="0.0156753" calcext:value-type="float">
            <text:p>0,0156753</text:p>
          </table:table-cell>
          <table:table-cell office:value-type="float" office:value="0.574492" calcext:value-type="float">
            <text:p>0,574492</text:p>
          </table:table-cell>
          <table:table-cell office:value-type="float" office:value="0.0131525" calcext:value-type="float">
            <text:p>0,0131525</text:p>
          </table:table-cell>
        </table:table-row>
        <table:table-row table:style-name="ro1">
          <table:table-cell office:value-type="float" office:value="0.573795" calcext:value-type="float">
            <text:p>0,573795</text:p>
          </table:table-cell>
          <table:table-cell office:value-type="float" office:value="0.011118" calcext:value-type="float">
            <text:p>0,011118</text:p>
          </table:table-cell>
          <table:table-cell office:value-type="float" office:value="0.584344" calcext:value-type="float">
            <text:p>0,584344</text:p>
          </table:table-cell>
          <table:table-cell office:value-type="float" office:value="0.00933415" calcext:value-type="float">
            <text:p>0,00933415</text:p>
          </table:table-cell>
        </table:table-row>
        <table:table-row table:style-name="ro1">
          <table:table-cell office:value-type="float" office:value="0.576759" calcext:value-type="float">
            <text:p>0,576759</text:p>
          </table:table-cell>
          <table:table-cell office:value-type="float" office:value="0.00953199" calcext:value-type="float">
            <text:p>0,00953199</text:p>
          </table:table-cell>
          <table:table-cell office:value-type="float" office:value="0.587395" calcext:value-type="float">
            <text:p>0,587395</text:p>
          </table:table-cell>
          <table:table-cell office:value-type="float" office:value="0.00894905" calcext:value-type="float">
            <text:p>0,00894905</text:p>
          </table:table-cell>
        </table:table-row>
        <table:table-row table:style-name="ro1">
          <table:table-cell office:value-type="float" office:value="0.577321" calcext:value-type="float">
            <text:p>0,577321</text:p>
          </table:table-cell>
          <table:table-cell office:value-type="float" office:value="0.00666147" calcext:value-type="float">
            <text:p>0,00666147</text:p>
          </table:table-cell>
          <table:table-cell office:value-type="float" office:value="0.587259" calcext:value-type="float">
            <text:p>0,587259</text:p>
          </table:table-cell>
          <table:table-cell office:value-type="float" office:value="0.00517901" calcext:value-type="float">
            <text:p>0,00517901</text:p>
          </table:table-cell>
        </table:table-row>
        <table:table-row table:style-name="ro1">
          <table:table-cell office:value-type="float" office:value="0.579408" calcext:value-type="float">
            <text:p>0,579408</text:p>
          </table:table-cell>
          <table:table-cell office:value-type="float" office:value="0.00349788" calcext:value-type="float">
            <text:p>0,00349788</text:p>
          </table:table-cell>
          <table:table-cell office:value-type="float" office:value="0.588914" calcext:value-type="float">
            <text:p>0,588914</text:p>
          </table:table-cell>
          <table:table-cell office:value-type="float" office:value="0.00274135" calcext:value-type="float">
            <text:p>0,00274135</text:p>
          </table:table-cell>
        </table:table-row>
        <table:table-row table:style-name="ro1">
          <table:table-cell office:value-type="float" office:value="0.576059" calcext:value-type="float">
            <text:p>0,576059</text:p>
          </table:table-cell>
          <table:table-cell office:value-type="float" office:value="0.00578609" calcext:value-type="float">
            <text:p>0,00578609</text:p>
          </table:table-cell>
          <table:table-cell office:value-type="float" office:value="0.586245" calcext:value-type="float">
            <text:p>0,586245</text:p>
          </table:table-cell>
          <table:table-cell office:value-type="float" office:value="0.00476596" calcext:value-type="float">
            <text:p>0,00476596</text:p>
          </table:table-cell>
        </table:table-row>
        <table:table-row table:style-name="ro1">
          <table:table-cell office:value-type="float" office:value="0.576904" calcext:value-type="float">
            <text:p>0,576904</text:p>
          </table:table-cell>
          <table:table-cell office:value-type="float" office:value="0.00630723" calcext:value-type="float">
            <text:p>0,00630723</text:p>
          </table:table-cell>
          <table:table-cell office:value-type="float" office:value="0.586987" calcext:value-type="float">
            <text:p>0,586987</text:p>
          </table:table-cell>
          <table:table-cell office:value-type="float" office:value="0.00518273" calcext:value-type="float">
            <text:p>0,00518273</text:p>
          </table:table-cell>
        </table:table-row>
        <table:table-row table:style-name="ro1">
          <table:table-cell office:value-type="float" office:value="0.58032" calcext:value-type="float">
            <text:p>0,58032</text:p>
          </table:table-cell>
          <table:table-cell office:value-type="float" office:value="0.00237314" calcext:value-type="float">
            <text:p>0,00237314</text:p>
          </table:table-cell>
          <table:table-cell office:value-type="float" office:value="0.590017" calcext:value-type="float">
            <text:p>0,590017</text:p>
          </table:table-cell>
          <table:table-cell office:value-type="float" office:value="0.00186854" calcext:value-type="float">
            <text:p>0,00186854</text:p>
          </table:table-cell>
        </table:table-row>
        <table:table-row table:style-name="ro1">
          <table:table-cell office:value-type="float" office:value="0.58071" calcext:value-type="float">
            <text:p>0,58071</text:p>
          </table:table-cell>
          <table:table-cell office:value-type="float" office:value="0.00362349" calcext:value-type="float">
            <text:p>0,00362349</text:p>
          </table:table-cell>
          <table:table-cell office:value-type="float" office:value="0.589945" calcext:value-type="float">
            <text:p>0,589945</text:p>
          </table:table-cell>
          <table:table-cell office:value-type="float" office:value="0.0029087" calcext:value-type="float">
            <text:p>0,0029087</text:p>
          </table:table-cell>
        </table:table-row>
        <table:table-row table:style-name="ro1">
          <table:table-cell office:value-type="float" office:value="0.582922" calcext:value-type="float">
            <text:p>0,582922</text:p>
          </table:table-cell>
          <table:table-cell office:value-type="float" office:value="0.00307802" calcext:value-type="float">
            <text:p>0,00307802</text:p>
          </table:table-cell>
          <table:table-cell office:value-type="float" office:value="0.59233" calcext:value-type="float">
            <text:p>0,59233</text:p>
          </table:table-cell>
          <table:table-cell office:value-type="float" office:value="0.00348169" calcext:value-type="float">
            <text:p>0,00348169</text:p>
          </table:table-cell>
        </table:table-row>
        <table:table-row table:style-name="ro1">
          <table:table-cell office:value-type="float" office:value="0.581517" calcext:value-type="float">
            <text:p>0,581517</text:p>
          </table:table-cell>
          <table:table-cell office:value-type="float" office:value="0.00221128" calcext:value-type="float">
            <text:p>0,00221128</text:p>
          </table:table-cell>
          <table:table-cell office:value-type="float" office:value="0.590833" calcext:value-type="float">
            <text:p>0,590833</text:p>
          </table:table-cell>
          <table:table-cell office:value-type="float" office:value="0.00167204" calcext:value-type="float">
            <text:p>0,00167204</text:p>
          </table:table-cell>
        </table:table-row>
        <table:table-row table:style-name="ro1">
          <table:table-cell office:value-type="float" office:value="0.583786" calcext:value-type="float">
            <text:p>0,583786</text:p>
          </table:table-cell>
          <table:table-cell office:value-type="float" office:value="0.000784659" calcext:value-type="float">
            <text:p>0,000784659</text:p>
          </table:table-cell>
          <table:table-cell office:value-type="float" office:value="0.5925" calcext:value-type="float">
            <text:p>0,5925</text:p>
          </table:table-cell>
          <table:table-cell office:value-type="float" office:value="0.000598149" calcext:value-type="float">
            <text:p>0,000598149</text:p>
          </table:table-cell>
        </table:table-row>
        <table:table-row table:style-name="ro1">
          <table:table-cell office:value-type="float" office:value="0.582486" calcext:value-type="float">
            <text:p>0,582486</text:p>
          </table:table-cell>
          <table:table-cell office:value-type="float" office:value="0.00132717" calcext:value-type="float">
            <text:p>0,00132717</text:p>
          </table:table-cell>
          <table:table-cell office:value-type="float" office:value="0.591798" calcext:value-type="float">
            <text:p>0,591798</text:p>
          </table:table-cell>
          <table:table-cell office:value-type="float" office:value="0.000895713" calcext:value-type="float">
            <text:p>0,000895713</text:p>
          </table:table-cell>
        </table:table-row>
        <table:table-row table:style-name="ro1">
          <table:table-cell office:value-type="float" office:value="0.583181" calcext:value-type="float">
            <text:p>0,583181</text:p>
          </table:table-cell>
          <table:table-cell office:value-type="float" office:value="0.000866096" calcext:value-type="float">
            <text:p>0,000866096</text:p>
          </table:table-cell>
          <table:table-cell office:value-type="float" office:value="0.592131" calcext:value-type="float">
            <text:p>0,592131</text:p>
          </table:table-cell>
          <table:table-cell office:value-type="float" office:value="0.000512418" calcext:value-type="float">
            <text:p>0,000512418</text:p>
          </table:table-cell>
        </table:table-row>
        <table:table-row table:style-name="ro1">
          <table:table-cell office:value-type="float" office:value="0.583662" calcext:value-type="float">
            <text:p>0,583662</text:p>
          </table:table-cell>
          <table:table-cell office:value-type="float" office:value="0.000647682" calcext:value-type="float">
            <text:p>0,000647682</text:p>
          </table:table-cell>
          <table:table-cell office:value-type="float" office:value="0.592588" calcext:value-type="float">
            <text:p>0,592588</text:p>
          </table:table-cell>
          <table:table-cell office:value-type="float" office:value="0.000306084" calcext:value-type="float">
            <text:p>0,000306084</text:p>
          </table:table-cell>
        </table:table-row>
        <table:table-row table:style-name="ro1">
          <table:table-cell office:value-type="float" office:value="0.584016" calcext:value-type="float">
            <text:p>0,584016</text:p>
          </table:table-cell>
          <table:table-cell office:value-type="float" office:value="0.000884183" calcext:value-type="float">
            <text:p>0,000884183</text:p>
          </table:table-cell>
          <table:table-cell office:value-type="float" office:value="0.592744" calcext:value-type="float">
            <text:p>0,592744</text:p>
          </table:table-cell>
          <table:table-cell office:value-type="float" office:value="0.000401508" calcext:value-type="float">
            <text:p>0,000401508</text:p>
          </table:table-cell>
        </table:table-row>
        <table:table-row table:style-name="ro1">
          <table:table-cell office:value-type="float" office:value="0.583409" calcext:value-type="float">
            <text:p>0,583409</text:p>
          </table:table-cell>
          <table:table-cell office:value-type="float" office:value="0.000557089" calcext:value-type="float">
            <text:p>0,000557089</text:p>
          </table:table-cell>
          <table:table-cell office:value-type="float" office:value="0.592797" calcext:value-type="float">
            <text:p>0,592797</text:p>
          </table:table-cell>
          <table:table-cell office:value-type="float" office:value="0.000457974" calcext:value-type="float">
            <text:p>0,000457974</text:p>
          </table:table-cell>
        </table:table-row>
        <table:table-row table:style-name="ro1">
          <table:table-cell office:value-type="float" office:value="0.5838" calcext:value-type="float">
            <text:p>0,5838</text:p>
          </table:table-cell>
          <table:table-cell office:value-type="float" office:value="0.000409732" calcext:value-type="float">
            <text:p>0,000409732</text:p>
          </table:table-cell>
          <table:table-cell office:value-type="float" office:value="0.592748" calcext:value-type="float">
            <text:p>0,592748</text:p>
          </table:table-cell>
          <table:table-cell office:value-type="float" office:value="0.000341084" calcext:value-type="float">
            <text:p>0,000341084</text:p>
          </table:table-cell>
        </table:table-row>
        <table:table-row table:style-name="ro1">
          <table:table-cell office:value-type="float" office:value="0.584416" calcext:value-type="float">
            <text:p>0,584416</text:p>
          </table:table-cell>
          <table:table-cell office:value-type="float" office:value="0.000904728" calcext:value-type="float">
            <text:p>0,000904728</text:p>
          </table:table-cell>
          <table:table-cell office:value-type="float" office:value="0.592984" calcext:value-type="float">
            <text:p>0,592984</text:p>
          </table:table-cell>
          <table:table-cell office:value-type="float" office:value="0.000263296" calcext:value-type="float">
            <text:p>0,000263296</text:p>
          </table:table-cell>
        </table:table-row>
        <table:table-row table:style-name="ro1">
          <table:table-cell office:value-type="float" office:value="0.58388" calcext:value-type="float">
            <text:p>0,58388</text:p>
          </table:table-cell>
          <table:table-cell office:value-type="float" office:value="0.000461447" calcext:value-type="float">
            <text:p>0,000461447</text:p>
          </table:table-cell>
          <table:table-cell office:value-type="float" office:value="0.592869" calcext:value-type="float">
            <text:p>0,592869</text:p>
          </table:table-cell>
          <table:table-cell office:value-type="float" office:value="0.00026167" calcext:value-type="float">
            <text:p>0,00026167</text:p>
          </table:table-cell>
        </table:table-row>
        <table:table-row table:style-name="ro1">
          <table:table-cell office:value-type="float" office:value="0.583633" calcext:value-type="float">
            <text:p>0,583633</text:p>
          </table:table-cell>
          <table:table-cell office:value-type="float" office:value="0.000387388" calcext:value-type="float">
            <text:p>0,000387388</text:p>
          </table:table-cell>
          <table:table-cell office:value-type="float" office:value="0.592977" calcext:value-type="float">
            <text:p>0,592977</text:p>
          </table:table-cell>
          <table:table-cell office:value-type="float" office:value="0.000142903" calcext:value-type="float">
            <text:p>0,000142903</text:p>
          </table:table-cell>
        </table:table-row>
        <table:table-row table:style-name="ro1">
          <table:table-cell office:value-type="float" office:value="0.592989" calcext:value-type="float">
            <text:p>0,592989</text:p>
          </table:table-cell>
          <table:table-cell office:value-type="float" office:value="0.0277967" calcext:value-type="float">
            <text:p>0,0277967</text:p>
          </table:table-cell>
          <table:table-cell office:value-type="float" office:value="0.602687" calcext:value-type="float">
            <text:p>0,602687</text:p>
          </table:table-cell>
          <table:table-cell office:value-type="float" office:value="0.0280099" calcext:value-type="float">
            <text:p>0,0280099</text:p>
          </table:table-cell>
        </table:table-row>
        <table:table-row table:style-name="ro1">
          <table:table-cell office:value-type="float" office:value="0.585989" calcext:value-type="float">
            <text:p>0,585989</text:p>
          </table:table-cell>
          <table:table-cell office:value-type="float" office:value="0.00513997" calcext:value-type="float">
            <text:p>0,00513997</text:p>
          </table:table-cell>
          <table:table-cell office:value-type="float" office:value="0.594846" calcext:value-type="float">
            <text:p>0,594846</text:p>
          </table:table-cell>
          <table:table-cell office:value-type="float" office:value="0.00499778" calcext:value-type="float">
            <text:p>0,00499778</text:p>
          </table:table-cell>
        </table:table-row>
        <table:table-row table:style-name="ro1">
          <table:table-cell office:value-type="float" office:value="0.5839" calcext:value-type="float">
            <text:p>0,5839</text:p>
          </table:table-cell>
          <table:table-cell office:value-type="float" office:value="0.000568708" calcext:value-type="float">
            <text:p>0,000568708</text:p>
          </table:table-cell>
          <table:table-cell office:value-type="float" office:value="0.593108" calcext:value-type="float">
            <text:p>0,593108</text:p>
          </table:table-cell>
          <table:table-cell office:value-type="float" office:value="0.000103605" calcext:value-type="float">
            <text:p>0,000103605</text:p>
          </table:table-cell>
        </table:table-row>
        <table:table-row table:style-name="ro1">
          <table:table-cell office:value-type="float" office:value="0.584453" calcext:value-type="float">
            <text:p>0,584453</text:p>
          </table:table-cell>
          <table:table-cell office:value-type="float" office:value="0.00114432" calcext:value-type="float">
            <text:p>0,00114432</text:p>
          </table:table-cell>
          <table:table-cell office:value-type="float" office:value="0.593428" calcext:value-type="float">
            <text:p>0,593428</text:p>
          </table:table-cell>
          <table:table-cell office:value-type="float" office:value="0.000992227" calcext:value-type="float">
            <text:p>0,000992227</text:p>
          </table:table-cell>
        </table:table-row>
        <table:table-row table:style-name="ro1">
          <table:table-cell office:value-type="float" office:value="0.584228" calcext:value-type="float">
            <text:p>0,584228</text:p>
          </table:table-cell>
          <table:table-cell office:value-type="float" office:value="0.000582191" calcext:value-type="float">
            <text:p>0,000582191</text:p>
          </table:table-cell>
          <table:table-cell office:value-type="float" office:value="0.593125" calcext:value-type="float">
            <text:p>0,593125</text:p>
          </table:table-cell>
          <table:table-cell table:style-name="ce1" office:value-type="float" office:value="0.0000597151" calcext:value-type="float">
            <text:p>5,97E-05</text:p>
          </table:table-cell>
        </table:table-row>
        <table:table-row table:style-name="ro1">
          <table:table-cell office:value-type="float" office:value="0.584058" calcext:value-type="float">
            <text:p>0,584058</text:p>
          </table:table-cell>
          <table:table-cell office:value-type="float" office:value="0.000540869" calcext:value-type="float">
            <text:p>0,000540869</text:p>
          </table:table-cell>
          <table:table-cell office:value-type="float" office:value="0.593148" calcext:value-type="float">
            <text:p>0,593148</text:p>
          </table:table-cell>
          <table:table-cell table:style-name="ce1" office:value-type="float" office:value="0.0000616797" calcext:value-type="float">
            <text:p>6,17E-05</text:p>
          </table:table-cell>
        </table:table-row>
        <table:table-row table:style-name="ro1">
          <table:table-cell office:value-type="float" office:value="0.584371" calcext:value-type="float">
            <text:p>0,584371</text:p>
          </table:table-cell>
          <table:table-cell office:value-type="float" office:value="0.000482115" calcext:value-type="float">
            <text:p>0,000482115</text:p>
          </table:table-cell>
          <table:table-cell office:value-type="float" office:value="0.593128" calcext:value-type="float">
            <text:p>0,593128</text:p>
          </table:table-cell>
          <table:table-cell table:style-name="ce1" office:value-type="float" office:value="0.0000529133" calcext:value-type="float">
            <text:p>5,29E-05</text:p>
          </table:table-cell>
        </table:table-row>
        <table:table-row table:style-name="ro1">
          <table:table-cell office:value-type="float" office:value="0.584204" calcext:value-type="float">
            <text:p>0,584204</text:p>
          </table:table-cell>
          <table:table-cell office:value-type="float" office:value="0.00113704" calcext:value-type="float">
            <text:p>0,00113704</text:p>
          </table:table-cell>
          <table:table-cell office:value-type="float" office:value="0.593651" calcext:value-type="float">
            <text:p>0,593651</text:p>
          </table:table-cell>
          <table:table-cell office:value-type="float" office:value="0.00107854" calcext:value-type="float">
            <text:p>0,00107854</text:p>
          </table:table-cell>
        </table:table-row>
        <table:table-row table:style-name="ro1">
          <table:table-cell office:value-type="float" office:value="0.584064" calcext:value-type="float">
            <text:p>0,584064</text:p>
          </table:table-cell>
          <table:table-cell office:value-type="float" office:value="0.000381807" calcext:value-type="float">
            <text:p>0,000381807</text:p>
          </table:table-cell>
          <table:table-cell office:value-type="float" office:value="0.593208" calcext:value-type="float">
            <text:p>0,593208</text:p>
          </table:table-cell>
          <table:table-cell office:value-type="float" office:value="0.000277426" calcext:value-type="float">
            <text:p>0,000277426</text:p>
          </table:table-cell>
        </table:table-row>
        <table:table-row table:style-name="ro1">
          <table:table-cell office:value-type="float" office:value="0.583996" calcext:value-type="float">
            <text:p>0,583996</text:p>
          </table:table-cell>
          <table:table-cell office:value-type="float" office:value="0.00051537" calcext:value-type="float">
            <text:p>0,00051537</text:p>
          </table:table-cell>
          <table:table-cell office:value-type="float" office:value="0.593131" calcext:value-type="float">
            <text:p>0,593131</text:p>
          </table:table-cell>
          <table:table-cell table:style-name="ce1" office:value-type="float" office:value="0.0000709681" calcext:value-type="float">
            <text:p>7,10E-05</text:p>
          </table:table-cell>
        </table:table-row>
        <table:table-row table:style-name="ro1">
          <table:table-cell office:value-type="float" office:value="0.584274" calcext:value-type="float">
            <text:p>0,584274</text:p>
          </table:table-cell>
          <table:table-cell office:value-type="float" office:value="0.000640843" calcext:value-type="float">
            <text:p>0,000640843</text:p>
          </table:table-cell>
          <table:table-cell office:value-type="float" office:value="0.593193" calcext:value-type="float">
            <text:p>0,593193</text:p>
          </table:table-cell>
          <table:table-cell office:value-type="float" office:value="0.000127289" calcext:value-type="float">
            <text:p>0,000127289</text:p>
          </table:table-cell>
        </table:table-row>
        <table:table-row table:style-name="ro1">
          <table:table-cell office:value-type="float" office:value="0.58441" calcext:value-type="float">
            <text:p>0,58441</text:p>
          </table:table-cell>
          <table:table-cell office:value-type="float" office:value="0.000961912" calcext:value-type="float">
            <text:p>0,000961912</text:p>
          </table:table-cell>
          <table:table-cell office:value-type="float" office:value="0.593413" calcext:value-type="float">
            <text:p>0,593413</text:p>
          </table:table-cell>
          <table:table-cell office:value-type="float" office:value="0.000510181" calcext:value-type="float">
            <text:p>0,000510181</text:p>
          </table:table-cell>
        </table:table-row>
        <table:table-row table:style-name="ro1">
          <table:table-cell office:value-type="float" office:value="0.584747" calcext:value-type="float">
            <text:p>0,584747</text:p>
          </table:table-cell>
          <table:table-cell office:value-type="float" office:value="0.00107448" calcext:value-type="float">
            <text:p>0,00107448</text:p>
          </table:table-cell>
          <table:table-cell office:value-type="float" office:value="0.59371" calcext:value-type="float">
            <text:p>0,59371</text:p>
          </table:table-cell>
          <table:table-cell office:value-type="float" office:value="0.00107114" calcext:value-type="float">
            <text:p>0,00107114</text:p>
          </table:table-cell>
        </table:table-row>
        <table:table-row table:style-name="ro1">
          <table:table-cell office:value-type="float" office:value="0.584609" calcext:value-type="float">
            <text:p>0,584609</text:p>
          </table:table-cell>
          <table:table-cell office:value-type="float" office:value="0.00123482" calcext:value-type="float">
            <text:p>0,00123482</text:p>
          </table:table-cell>
          <table:table-cell office:value-type="float" office:value="0.593981" calcext:value-type="float">
            <text:p>0,593981</text:p>
          </table:table-cell>
          <table:table-cell office:value-type="float" office:value="0.00157008" calcext:value-type="float">
            <text:p>0,00157008</text:p>
          </table:table-cell>
        </table:table-row>
        <table:table-row table:style-name="ro1">
          <table:table-cell office:value-type="float" office:value="0.583642" calcext:value-type="float">
            <text:p>0,583642</text:p>
          </table:table-cell>
          <table:table-cell office:value-type="float" office:value="0.000656265" calcext:value-type="float">
            <text:p>0,000656265</text:p>
          </table:table-cell>
          <table:table-cell office:value-type="float" office:value="0.59336" calcext:value-type="float">
            <text:p>0,59336</text:p>
          </table:table-cell>
          <table:table-cell office:value-type="float" office:value="0.000261255" calcext:value-type="float">
            <text:p>0,000261255</text:p>
          </table:table-cell>
        </table:table-row>
        <table:table-row table:style-name="ro1">
          <table:table-cell office:value-type="float" office:value="0.595639" calcext:value-type="float">
            <text:p>0,595639</text:p>
          </table:table-cell>
          <table:table-cell office:value-type="float" office:value="0.0321273" calcext:value-type="float">
            <text:p>0,0321273</text:p>
          </table:table-cell>
          <table:table-cell office:value-type="float" office:value="0.604407" calcext:value-type="float">
            <text:p>0,604407</text:p>
          </table:table-cell>
          <table:table-cell office:value-type="float" office:value="0.0317995" calcext:value-type="float">
            <text:p>0,0317995</text:p>
          </table:table-cell>
        </table:table-row>
        <table:table-row table:style-name="ro1">
          <table:table-cell office:value-type="float" office:value="0.585156" calcext:value-type="float">
            <text:p>0,585156</text:p>
          </table:table-cell>
          <table:table-cell office:value-type="float" office:value="0.00137396" calcext:value-type="float">
            <text:p>0,00137396</text:p>
          </table:table-cell>
          <table:table-cell office:value-type="float" office:value="0.593795" calcext:value-type="float">
            <text:p>0,593795</text:p>
          </table:table-cell>
          <table:table-cell office:value-type="float" office:value="0.00156025" calcext:value-type="float">
            <text:p>0,00156025</text:p>
          </table:table-cell>
        </table:table-row>
        <table:table-row table:style-name="ro1">
          <table:table-cell office:value-type="float" office:value="0.58374" calcext:value-type="float">
            <text:p>0,58374</text:p>
          </table:table-cell>
          <table:table-cell office:value-type="float" office:value="0.000542026" calcext:value-type="float">
            <text:p>0,000542026</text:p>
          </table:table-cell>
          <table:table-cell office:value-type="float" office:value="0.593273" calcext:value-type="float">
            <text:p>0,593273</text:p>
          </table:table-cell>
          <table:table-cell office:value-type="float" office:value="0.000278803" calcext:value-type="float">
            <text:p>0,000278803</text:p>
          </table:table-cell>
        </table:table-row>
        <table:table-row table:style-name="ro1">
          <table:table-cell office:value-type="float" office:value="0.583834" calcext:value-type="float">
            <text:p>0,583834</text:p>
          </table:table-cell>
          <table:table-cell office:value-type="float" office:value="0.000749206" calcext:value-type="float">
            <text:p>0,000749206</text:p>
          </table:table-cell>
          <table:table-cell office:value-type="float" office:value="0.593284" calcext:value-type="float">
            <text:p>0,593284</text:p>
          </table:table-cell>
          <table:table-cell office:value-type="float" office:value="0.00017935" calcext:value-type="float">
            <text:p>0,00017935</text:p>
          </table:table-cell>
        </table:table-row>
        <table:table-row table:style-name="ro1">
          <table:table-cell office:value-type="float" office:value="0.584284" calcext:value-type="float">
            <text:p>0,584284</text:p>
          </table:table-cell>
          <table:table-cell office:value-type="float" office:value="0.000688322" calcext:value-type="float">
            <text:p>0,000688322</text:p>
          </table:table-cell>
          <table:table-cell office:value-type="float" office:value="0.593211" calcext:value-type="float">
            <text:p>0,593211</text:p>
          </table:table-cell>
          <table:table-cell office:value-type="float" office:value="0.000149334" calcext:value-type="float">
            <text:p>0,000149334</text:p>
          </table:table-cell>
        </table:table-row>
        <table:table-row table:style-name="ro1">
          <table:table-cell office:value-type="float" office:value="0.585769" calcext:value-type="float">
            <text:p>0,585769</text:p>
          </table:table-cell>
          <table:table-cell office:value-type="float" office:value="0.0057707" calcext:value-type="float">
            <text:p>0,0057707</text:p>
          </table:table-cell>
          <table:table-cell office:value-type="float" office:value="0.595144" calcext:value-type="float">
            <text:p>0,595144</text:p>
          </table:table-cell>
          <table:table-cell office:value-type="float" office:value="0.00589253" calcext:value-type="float">
            <text:p>0,00589253</text:p>
          </table:table-cell>
        </table:table-row>
        <table:table-row table:style-name="ro1">
          <table:table-cell office:value-type="float" office:value="0.584216" calcext:value-type="float">
            <text:p>0,584216</text:p>
          </table:table-cell>
          <table:table-cell office:value-type="float" office:value="0.000387094" calcext:value-type="float">
            <text:p>0,000387094</text:p>
          </table:table-cell>
          <table:table-cell office:value-type="float" office:value="0.593251" calcext:value-type="float">
            <text:p>0,593251</text:p>
          </table:table-cell>
          <table:table-cell office:value-type="float" office:value="0.000236994" calcext:value-type="float">
            <text:p>0,000236994</text:p>
          </table:table-cell>
        </table:table-row>
        <table:table-row table:style-name="ro1">
          <table:table-cell office:value-type="float" office:value="0.584121" calcext:value-type="float">
            <text:p>0,584121</text:p>
          </table:table-cell>
          <table:table-cell office:value-type="float" office:value="0.000723208" calcext:value-type="float">
            <text:p>0,000723208</text:p>
          </table:table-cell>
          <table:table-cell office:value-type="float" office:value="0.593197" calcext:value-type="float">
            <text:p>0,593197</text:p>
          </table:table-cell>
          <table:table-cell table:style-name="ce1" office:value-type="float" office:value="0.000091402" calcext:value-type="float">
            <text:p>9,14E-05</text:p>
          </table:table-cell>
        </table:table-row>
        <table:table-row table:style-name="ro1">
          <table:table-cell office:value-type="float" office:value="0.584369" calcext:value-type="float">
            <text:p>0,584369</text:p>
          </table:table-cell>
          <table:table-cell office:value-type="float" office:value="0.00073556" calcext:value-type="float">
            <text:p>0,00073556</text:p>
          </table:table-cell>
          <table:table-cell office:value-type="float" office:value="0.593363" calcext:value-type="float">
            <text:p>0,593363</text:p>
          </table:table-cell>
          <table:table-cell office:value-type="float" office:value="0.000540992" calcext:value-type="float">
            <text:p>0,000540992</text:p>
          </table:table-cell>
        </table:table-row>
        <table:table-row table:style-name="ro1">
          <table:table-cell office:value-type="float" office:value="0.583795" calcext:value-type="float">
            <text:p>0,583795</text:p>
          </table:table-cell>
          <table:table-cell office:value-type="float" office:value="0.00038839" calcext:value-type="float">
            <text:p>0,00038839</text:p>
          </table:table-cell>
          <table:table-cell office:value-type="float" office:value="0.593178" calcext:value-type="float">
            <text:p>0,593178</text:p>
          </table:table-cell>
          <table:table-cell table:style-name="ce1" office:value-type="float" office:value="0.0000957803" calcext:value-type="float">
            <text:p>9,58E-05</text:p>
          </table:table-cell>
        </table:table-row>
        <table:table-row table:style-name="ro1">
          <table:table-cell office:value-type="float" office:value="0.584218" calcext:value-type="float">
            <text:p>0,584218</text:p>
          </table:table-cell>
          <table:table-cell office:value-type="float" office:value="0.0010884" calcext:value-type="float">
            <text:p>0,0010884</text:p>
          </table:table-cell>
          <table:table-cell office:value-type="float" office:value="0.593426" calcext:value-type="float">
            <text:p>0,593426</text:p>
          </table:table-cell>
          <table:table-cell office:value-type="float" office:value="0.000685956" calcext:value-type="float">
            <text:p>0,000685956</text:p>
          </table:table-cell>
        </table:table-row>
        <table:table-row table:style-name="ro1">
          <table:table-cell office:value-type="float" office:value="0.584466" calcext:value-type="float">
            <text:p>0,584466</text:p>
          </table:table-cell>
          <table:table-cell office:value-type="float" office:value="0.000726729" calcext:value-type="float">
            <text:p>0,000726729</text:p>
          </table:table-cell>
          <table:table-cell office:value-type="float" office:value="0.593346" calcext:value-type="float">
            <text:p>0,593346</text:p>
          </table:table-cell>
          <table:table-cell office:value-type="float" office:value="0.000326469" calcext:value-type="float">
            <text:p>0,000326469</text:p>
          </table:table-cell>
        </table:table-row>
        <table:table-row table:style-name="ro1">
          <table:table-cell office:value-type="float" office:value="0.584653" calcext:value-type="float">
            <text:p>0,584653</text:p>
          </table:table-cell>
          <table:table-cell office:value-type="float" office:value="0.00157335" calcext:value-type="float">
            <text:p>0,00157335</text:p>
          </table:table-cell>
          <table:table-cell office:value-type="float" office:value="0.59387" calcext:value-type="float">
            <text:p>0,59387</text:p>
          </table:table-cell>
          <table:table-cell office:value-type="float" office:value="0.00203616" calcext:value-type="float">
            <text:p>0,00203616</text:p>
          </table:table-cell>
        </table:table-row>
        <table:table-row table:style-name="ro1">
          <table:table-cell office:value-type="float" office:value="0.584613" calcext:value-type="float">
            <text:p>0,584613</text:p>
          </table:table-cell>
          <table:table-cell office:value-type="float" office:value="0.00198266" calcext:value-type="float">
            <text:p>0,00198266</text:p>
          </table:table-cell>
          <table:table-cell office:value-type="float" office:value="0.593802" calcext:value-type="float">
            <text:p>0,593802</text:p>
          </table:table-cell>
          <table:table-cell office:value-type="float" office:value="0.00176271" calcext:value-type="float">
            <text:p>0,00176271</text:p>
          </table:table-cell>
        </table:table-row>
        <table:table-row table:style-name="ro1">
          <table:table-cell office:value-type="float" office:value="0.584971" calcext:value-type="float">
            <text:p>0,584971</text:p>
          </table:table-cell>
          <table:table-cell office:value-type="float" office:value="0.00205725" calcext:value-type="float">
            <text:p>0,00205725</text:p>
          </table:table-cell>
          <table:table-cell office:value-type="float" office:value="0.594149" calcext:value-type="float">
            <text:p>0,594149</text:p>
          </table:table-cell>
          <table:table-cell office:value-type="float" office:value="0.00218077" calcext:value-type="float">
            <text:p>0,00218077</text:p>
          </table:table-cell>
        </table:table-row>
        <table:table-row table:style-name="ro1">
          <table:table-cell office:value-type="float" office:value="0.584271" calcext:value-type="float">
            <text:p>0,584271</text:p>
          </table:table-cell>
          <table:table-cell office:value-type="float" office:value="0.000926681" calcext:value-type="float">
            <text:p>0,000926681</text:p>
          </table:table-cell>
          <table:table-cell office:value-type="float" office:value="0.593642" calcext:value-type="float">
            <text:p>0,593642</text:p>
          </table:table-cell>
          <table:table-cell office:value-type="float" office:value="0.000769187" calcext:value-type="float">
            <text:p>0,000769187</text:p>
          </table:table-cell>
        </table:table-row>
        <table:table-row table:style-name="ro1">
          <table:table-cell office:value-type="float" office:value="0.583891" calcext:value-type="float">
            <text:p>0,583891</text:p>
          </table:table-cell>
          <table:table-cell office:value-type="float" office:value="0.00047057" calcext:value-type="float">
            <text:p>0,00047057</text:p>
          </table:table-cell>
          <table:table-cell office:value-type="float" office:value="0.593188" calcext:value-type="float">
            <text:p>0,593188</text:p>
          </table:table-cell>
          <table:table-cell table:style-name="ce1" office:value-type="float" office:value="0.0000721364" calcext:value-type="float">
            <text:p>7,21E-05</text:p>
          </table:table-cell>
        </table:table-row>
        <table:table-row table:style-name="ro1">
          <table:table-cell office:value-type="float" office:value="0.584203" calcext:value-type="float">
            <text:p>0,584203</text:p>
          </table:table-cell>
          <table:table-cell office:value-type="float" office:value="0.000921308" calcext:value-type="float">
            <text:p>0,000921308</text:p>
          </table:table-cell>
          <table:table-cell office:value-type="float" office:value="0.593484" calcext:value-type="float">
            <text:p>0,593484</text:p>
          </table:table-cell>
          <table:table-cell office:value-type="float" office:value="0.000774894" calcext:value-type="float">
            <text:p>0,000774894</text:p>
          </table:table-cell>
        </table:table-row>
        <table:table-row table:style-name="ro1">
          <table:table-cell office:value-type="float" office:value="0.584201" calcext:value-type="float">
            <text:p>0,584201</text:p>
          </table:table-cell>
          <table:table-cell office:value-type="float" office:value="0.000294379" calcext:value-type="float">
            <text:p>0,000294379</text:p>
          </table:table-cell>
          <table:table-cell office:value-type="float" office:value="0.593289" calcext:value-type="float">
            <text:p>0,593289</text:p>
          </table:table-cell>
          <table:table-cell office:value-type="float" office:value="0.00048965" calcext:value-type="float">
            <text:p>0,00048965</text:p>
          </table:table-cell>
        </table:table-row>
        <table:table-row table:style-name="ro1">
          <table:table-cell office:value-type="float" office:value="0.58438" calcext:value-type="float">
            <text:p>0,58438</text:p>
          </table:table-cell>
          <table:table-cell office:value-type="float" office:value="0.000845684" calcext:value-type="float">
            <text:p>0,000845684</text:p>
          </table:table-cell>
          <table:table-cell office:value-type="float" office:value="0.59342" calcext:value-type="float">
            <text:p>0,59342</text:p>
          </table:table-cell>
          <table:table-cell office:value-type="float" office:value="0.000715423" calcext:value-type="float">
            <text:p>0,000715423</text:p>
          </table:table-cell>
        </table:table-row>
        <table:table-row table:style-name="ro1">
          <table:table-cell office:value-type="float" office:value="0.592798" calcext:value-type="float">
            <text:p>0,592798</text:p>
          </table:table-cell>
          <table:table-cell office:value-type="float" office:value="0.0178579" calcext:value-type="float">
            <text:p>0,0178579</text:p>
          </table:table-cell>
          <table:table-cell office:value-type="float" office:value="0.601684" calcext:value-type="float">
            <text:p>0,601684</text:p>
          </table:table-cell>
          <table:table-cell office:value-type="float" office:value="0.0184097" calcext:value-type="float">
            <text:p>0,0184097</text:p>
          </table:table-cell>
        </table:table-row>
        <table:table-row table:style-name="ro1">
          <table:table-cell office:value-type="float" office:value="0.583958" calcext:value-type="float">
            <text:p>0,583958</text:p>
          </table:table-cell>
          <table:table-cell office:value-type="float" office:value="0.000629469" calcext:value-type="float">
            <text:p>0,000629469</text:p>
          </table:table-cell>
          <table:table-cell office:value-type="float" office:value="0.593207" calcext:value-type="float">
            <text:p>0,593207</text:p>
          </table:table-cell>
          <table:table-cell office:value-type="float" office:value="0.000119792" calcext:value-type="float">
            <text:p>0,000119792</text:p>
          </table:table-cell>
        </table:table-row>
        <table:table-row table:style-name="ro1">
          <table:table-cell office:value-type="float" office:value="0.586118" calcext:value-type="float">
            <text:p>0,586118</text:p>
          </table:table-cell>
          <table:table-cell office:value-type="float" office:value="0.00650796" calcext:value-type="float">
            <text:p>0,00650796</text:p>
          </table:table-cell>
          <table:table-cell office:value-type="float" office:value="0.59527" calcext:value-type="float">
            <text:p>0,59527</text:p>
          </table:table-cell>
          <table:table-cell office:value-type="float" office:value="0.00606604" calcext:value-type="float">
            <text:p>0,00606604</text:p>
          </table:table-cell>
        </table:table-row>
        <table:table-row table:style-name="ro1">
          <table:table-cell office:value-type="float" office:value="0.585629" calcext:value-type="float">
            <text:p>0,585629</text:p>
          </table:table-cell>
          <table:table-cell office:value-type="float" office:value="0.00313607" calcext:value-type="float">
            <text:p>0,00313607</text:p>
          </table:table-cell>
          <table:table-cell office:value-type="float" office:value="0.594837" calcext:value-type="float">
            <text:p>0,594837</text:p>
          </table:table-cell>
          <table:table-cell office:value-type="float" office:value="0.00332888" calcext:value-type="float">
            <text:p>0,00332888</text:p>
          </table:table-cell>
        </table:table-row>
        <table:table-row table:style-name="ro1">
          <table:table-cell office:value-type="float" office:value="0.586971" calcext:value-type="float">
            <text:p>0,586971</text:p>
          </table:table-cell>
          <table:table-cell office:value-type="float" office:value="0.00859635" calcext:value-type="float">
            <text:p>0,00859635</text:p>
          </table:table-cell>
          <table:table-cell office:value-type="float" office:value="0.596644" calcext:value-type="float">
            <text:p>0,596644</text:p>
          </table:table-cell>
          <table:table-cell office:value-type="float" office:value="0.00944134" calcext:value-type="float">
            <text:p>0,00944134</text:p>
          </table:table-cell>
        </table:table-row>
        <table:table-row table:style-name="ro1">
          <table:table-cell office:value-type="float" office:value="0.584633" calcext:value-type="float">
            <text:p>0,584633</text:p>
          </table:table-cell>
          <table:table-cell office:value-type="float" office:value="0.000759967" calcext:value-type="float">
            <text:p>0,000759967</text:p>
          </table:table-cell>
          <table:table-cell office:value-type="float" office:value="0.593254" calcext:value-type="float">
            <text:p>0,593254</text:p>
          </table:table-cell>
          <table:table-cell office:value-type="float" office:value="0.000109789" calcext:value-type="float">
            <text:p>0,000109789</text:p>
          </table:table-cell>
        </table:table-row>
        <table:table-row table:style-name="ro1">
          <table:table-cell office:value-type="float" office:value="0.584224" calcext:value-type="float">
            <text:p>0,584224</text:p>
          </table:table-cell>
          <table:table-cell office:value-type="float" office:value="0.00119345" calcext:value-type="float">
            <text:p>0,00119345</text:p>
          </table:table-cell>
          <table:table-cell office:value-type="float" office:value="0.593637" calcext:value-type="float">
            <text:p>0,593637</text:p>
          </table:table-cell>
          <table:table-cell office:value-type="float" office:value="0.00121623" calcext:value-type="float">
            <text:p>0,00121623</text:p>
          </table:table-cell>
        </table:table-row>
        <table:table-row table:style-name="ro1">
          <table:table-cell office:value-type="float" office:value="0.584108" calcext:value-type="float">
            <text:p>0,584108</text:p>
          </table:table-cell>
          <table:table-cell office:value-type="float" office:value="0.00103178" calcext:value-type="float">
            <text:p>0,00103178</text:p>
          </table:table-cell>
          <table:table-cell office:value-type="float" office:value="0.593518" calcext:value-type="float">
            <text:p>0,593518</text:p>
          </table:table-cell>
          <table:table-cell office:value-type="float" office:value="0.00059702" calcext:value-type="float">
            <text:p>0,00059702</text:p>
          </table:table-cell>
        </table:table-row>
        <table:table-row table:style-name="ro1">
          <table:table-cell office:value-type="float" office:value="0.584104" calcext:value-type="float">
            <text:p>0,584104</text:p>
          </table:table-cell>
          <table:table-cell office:value-type="float" office:value="0.00065178" calcext:value-type="float">
            <text:p>0,00065178</text:p>
          </table:table-cell>
          <table:table-cell office:value-type="float" office:value="0.593289" calcext:value-type="float">
            <text:p>0,593289</text:p>
          </table:table-cell>
          <table:table-cell office:value-type="float" office:value="0.000376666" calcext:value-type="float">
            <text:p>0,000376666</text:p>
          </table:table-cell>
        </table:table-row>
        <table:table-row table:style-name="ro1">
          <table:table-cell office:value-type="float" office:value="0.586539" calcext:value-type="float">
            <text:p>0,586539</text:p>
          </table:table-cell>
          <table:table-cell office:value-type="float" office:value="0.00574236" calcext:value-type="float">
            <text:p>0,00574236</text:p>
          </table:table-cell>
          <table:table-cell office:value-type="float" office:value="0.595995" calcext:value-type="float">
            <text:p>0,595995</text:p>
          </table:table-cell>
          <table:table-cell office:value-type="float" office:value="0.00671922" calcext:value-type="float">
            <text:p>0,00671922</text:p>
          </table:table-cell>
        </table:table-row>
        <table:table-row table:style-name="ro1">
          <table:table-cell office:value-type="float" office:value="0.585855" calcext:value-type="float">
            <text:p>0,585855</text:p>
          </table:table-cell>
          <table:table-cell office:value-type="float" office:value="0.00445827" calcext:value-type="float">
            <text:p>0,00445827</text:p>
          </table:table-cell>
          <table:table-cell office:value-type="float" office:value="0.594968" calcext:value-type="float">
            <text:p>0,594968</text:p>
          </table:table-cell>
          <table:table-cell office:value-type="float" office:value="0.00523875" calcext:value-type="float">
            <text:p>0,00523875</text:p>
          </table:table-cell>
        </table:table-row>
        <table:table-row table:style-name="ro1">
          <table:table-cell office:value-type="float" office:value="0.584609" calcext:value-type="float">
            <text:p>0,584609</text:p>
          </table:table-cell>
          <table:table-cell office:value-type="float" office:value="0.00165971" calcext:value-type="float">
            <text:p>0,00165971</text:p>
          </table:table-cell>
          <table:table-cell office:value-type="float" office:value="0.593771" calcext:value-type="float">
            <text:p>0,593771</text:p>
          </table:table-cell>
          <table:table-cell office:value-type="float" office:value="0.00151065" calcext:value-type="float">
            <text:p>0,00151065</text:p>
          </table:table-cell>
        </table:table-row>
        <table:table-row table:style-name="ro1">
          <table:table-cell office:value-type="float" office:value="0.58704" calcext:value-type="float">
            <text:p>0,58704</text:p>
          </table:table-cell>
          <table:table-cell office:value-type="float" office:value="0.00843551" calcext:value-type="float">
            <text:p>0,00843551</text:p>
          </table:table-cell>
          <table:table-cell office:value-type="float" office:value="0.596272" calcext:value-type="float">
            <text:p>0,596272</text:p>
          </table:table-cell>
          <table:table-cell office:value-type="float" office:value="0.00878217" calcext:value-type="float">
            <text:p>0,00878217</text:p>
          </table:table-cell>
        </table:table-row>
        <table:table-row table:style-name="ro1">
          <table:table-cell office:value-type="float" office:value="0.586432" calcext:value-type="float">
            <text:p>0,586432</text:p>
          </table:table-cell>
          <table:table-cell office:value-type="float" office:value="0.00653344" calcext:value-type="float">
            <text:p>0,00653344</text:p>
          </table:table-cell>
          <table:table-cell office:value-type="float" office:value="0.595401" calcext:value-type="float">
            <text:p>0,595401</text:p>
          </table:table-cell>
          <table:table-cell office:value-type="float" office:value="0.0061959" calcext:value-type="float">
            <text:p>0,0061959</text:p>
          </table:table-cell>
        </table:table-row>
        <table:table-row table:style-name="ro1">
          <table:table-cell office:value-type="float" office:value="0.599353" calcext:value-type="float">
            <text:p>0,599353</text:p>
          </table:table-cell>
          <table:table-cell office:value-type="float" office:value="0.0471557" calcext:value-type="float">
            <text:p>0,0471557</text:p>
          </table:table-cell>
          <table:table-cell office:value-type="float" office:value="0.608854" calcext:value-type="float">
            <text:p>0,608854</text:p>
          </table:table-cell>
          <table:table-cell office:value-type="float" office:value="0.0467492" calcext:value-type="float">
            <text:p>0,0467492</text:p>
          </table:table-cell>
        </table:table-row>
        <table:table-row table:style-name="ro1">
          <table:table-cell office:value-type="float" office:value="0.58645" calcext:value-type="float">
            <text:p>0,58645</text:p>
          </table:table-cell>
          <table:table-cell office:value-type="float" office:value="0.00589582" calcext:value-type="float">
            <text:p>0,00589582</text:p>
          </table:table-cell>
          <table:table-cell office:value-type="float" office:value="0.595434" calcext:value-type="float">
            <text:p>0,595434</text:p>
          </table:table-cell>
          <table:table-cell office:value-type="float" office:value="0.00603095" calcext:value-type="float">
            <text:p>0,00603095</text:p>
          </table:table-cell>
        </table:table-row>
        <table:table-row table:style-name="ro1">
          <table:table-cell office:value-type="float" office:value="0.584202" calcext:value-type="float">
            <text:p>0,584202</text:p>
          </table:table-cell>
          <table:table-cell office:value-type="float" office:value="0.000828735" calcext:value-type="float">
            <text:p>0,000828735</text:p>
          </table:table-cell>
          <table:table-cell office:value-type="float" office:value="0.593639" calcext:value-type="float">
            <text:p>0,593639</text:p>
          </table:table-cell>
          <table:table-cell office:value-type="float" office:value="0.00100415" calcext:value-type="float">
            <text:p>0,00100415</text:p>
          </table:table-cell>
        </table:table-row>
        <table:table-row table:style-name="ro1">
          <table:table-cell office:value-type="float" office:value="0.585723" calcext:value-type="float">
            <text:p>0,585723</text:p>
          </table:table-cell>
          <table:table-cell office:value-type="float" office:value="0.00369635" calcext:value-type="float">
            <text:p>0,00369635</text:p>
          </table:table-cell>
          <table:table-cell office:value-type="float" office:value="0.595303" calcext:value-type="float">
            <text:p>0,595303</text:p>
          </table:table-cell>
          <table:table-cell office:value-type="float" office:value="0.00385877" calcext:value-type="float">
            <text:p>0,00385877</text:p>
          </table:table-cell>
        </table:table-row>
        <table:table-row table:style-name="ro1">
          <table:table-cell office:value-type="float" office:value="0.584279" calcext:value-type="float">
            <text:p>0,584279</text:p>
          </table:table-cell>
          <table:table-cell office:value-type="float" office:value="0.000808349" calcext:value-type="float">
            <text:p>0,000808349</text:p>
          </table:table-cell>
          <table:table-cell office:value-type="float" office:value="0.593344" calcext:value-type="float">
            <text:p>0,593344</text:p>
          </table:table-cell>
          <table:table-cell office:value-type="float" office:value="0.000412534" calcext:value-type="float">
            <text:p>0,000412534</text:p>
          </table:table-cell>
        </table:table-row>
        <table:table-row table:style-name="ro1">
          <table:table-cell office:value-type="float" office:value="0.585639" calcext:value-type="float">
            <text:p>0,585639</text:p>
          </table:table-cell>
          <table:table-cell office:value-type="float" office:value="0.00357477" calcext:value-type="float">
            <text:p>0,00357477</text:p>
          </table:table-cell>
          <table:table-cell office:value-type="float" office:value="0.595055" calcext:value-type="float">
            <text:p>0,595055</text:p>
          </table:table-cell>
          <table:table-cell office:value-type="float" office:value="0.00357341" calcext:value-type="float">
            <text:p>0,00357341</text:p>
          </table:table-cell>
        </table:table-row>
        <table:table-row table:style-name="ro1">
          <table:table-cell office:value-type="float" office:value="0.590491" calcext:value-type="float">
            <text:p>0,590491</text:p>
          </table:table-cell>
          <table:table-cell office:value-type="float" office:value="0.0184446" calcext:value-type="float">
            <text:p>0,0184446</text:p>
          </table:table-cell>
          <table:table-cell office:value-type="float" office:value="0.599723" calcext:value-type="float">
            <text:p>0,599723</text:p>
          </table:table-cell>
          <table:table-cell office:value-type="float" office:value="0.0191362" calcext:value-type="float">
            <text:p>0,0191362</text:p>
          </table:table-cell>
        </table:table-row>
        <table:table-row table:style-name="ro1">
          <table:table-cell office:value-type="float" office:value="0.588213" calcext:value-type="float">
            <text:p>0,588213</text:p>
          </table:table-cell>
          <table:table-cell office:value-type="float" office:value="0.0116313" calcext:value-type="float">
            <text:p>0,0116313</text:p>
          </table:table-cell>
          <table:table-cell office:value-type="float" office:value="0.597511" calcext:value-type="float">
            <text:p>0,597511</text:p>
          </table:table-cell>
          <table:table-cell office:value-type="float" office:value="0.0119903" calcext:value-type="float">
            <text:p>0,0119903</text:p>
          </table:table-cell>
        </table:table-row>
        <table:table-row table:style-name="ro1">
          <table:table-cell office:value-type="float" office:value="0.585087" calcext:value-type="float">
            <text:p>0,585087</text:p>
          </table:table-cell>
          <table:table-cell office:value-type="float" office:value="0.00222236" calcext:value-type="float">
            <text:p>0,00222236</text:p>
          </table:table-cell>
          <table:table-cell office:value-type="float" office:value="0.594309" calcext:value-type="float">
            <text:p>0,594309</text:p>
          </table:table-cell>
          <table:table-cell office:value-type="float" office:value="0.00343069" calcext:value-type="float">
            <text:p>0,00343069</text:p>
          </table:table-cell>
        </table:table-row>
        <table:table-row table:style-name="ro1">
          <table:table-cell office:value-type="float" office:value="0.58681" calcext:value-type="float">
            <text:p>0,58681</text:p>
          </table:table-cell>
          <table:table-cell office:value-type="float" office:value="0.00663501" calcext:value-type="float">
            <text:p>0,00663501</text:p>
          </table:table-cell>
          <table:table-cell office:value-type="float" office:value="0.595977" calcext:value-type="float">
            <text:p>0,595977</text:p>
          </table:table-cell>
          <table:table-cell office:value-type="float" office:value="0.00646101" calcext:value-type="float">
            <text:p>0,00646101</text:p>
          </table:table-cell>
        </table:table-row>
        <table:table-row table:style-name="ro1">
          <table:table-cell office:value-type="float" office:value="0.587437" calcext:value-type="float">
            <text:p>0,587437</text:p>
          </table:table-cell>
          <table:table-cell office:value-type="float" office:value="0.0102824" calcext:value-type="float">
            <text:p>0,0102824</text:p>
          </table:table-cell>
          <table:table-cell office:value-type="float" office:value="0.59687" calcext:value-type="float">
            <text:p>0,59687</text:p>
          </table:table-cell>
          <table:table-cell office:value-type="float" office:value="0.0108433" calcext:value-type="float">
            <text:p>0,0108433</text:p>
          </table:table-cell>
        </table:table-row>
        <table:table-row table:style-name="ro1">
          <table:table-cell office:value-type="float" office:value="0.584872" calcext:value-type="float">
            <text:p>0,584872</text:p>
          </table:table-cell>
          <table:table-cell office:value-type="float" office:value="0.00303452" calcext:value-type="float">
            <text:p>0,00303452</text:p>
          </table:table-cell>
          <table:table-cell office:value-type="float" office:value="0.594083" calcext:value-type="float">
            <text:p>0,594083</text:p>
          </table:table-cell>
          <table:table-cell office:value-type="float" office:value="0.00283058" calcext:value-type="float">
            <text:p>0,00283058</text:p>
          </table:table-cell>
        </table:table-row>
        <table:table-row table:style-name="ro1">
          <table:table-cell office:value-type="float" office:value="0.58623" calcext:value-type="float">
            <text:p>0,58623</text:p>
          </table:table-cell>
          <table:table-cell office:value-type="float" office:value="0.0061038" calcext:value-type="float">
            <text:p>0,0061038</text:p>
          </table:table-cell>
          <table:table-cell office:value-type="float" office:value="0.595248" calcext:value-type="float">
            <text:p>0,595248</text:p>
          </table:table-cell>
          <table:table-cell office:value-type="float" office:value="0.00592243" calcext:value-type="float">
            <text:p>0,00592243</text:p>
          </table:table-cell>
        </table:table-row>
      </table:table>
      <table:table table:name="Tabelle3" table:style-name="ta1">
        <table:shapes>
          <draw:frame draw:z-index="0" draw:style-name="gr1" draw:text-style-name="P1" svg:width="15.999cm" svg:height="8.999cm" svg:x="12.876cm" svg:y="1.242cm">
            <draw:object draw:notify-on-update-of-ranges="Tabelle3.A1:Tabelle3.A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0240131" calcext:value-type="float">
            <text:p>0,0240131</text:p>
          </table:table-cell>
          <table:table-cell office:value-type="float" office:value="0.00039196" calcext:value-type="float">
            <text:p>0,00039196</text:p>
          </table:table-cell>
          <table:table-cell office:value-type="float" office:value="0.0239586" calcext:value-type="float">
            <text:p>0,0239586</text:p>
          </table:table-cell>
          <table:table-cell office:value-type="float" office:value="0.000390891" calcext:value-type="float">
            <text:p>0,000390891</text:p>
          </table:table-cell>
        </table:table-row>
        <table:table-row table:style-name="ro1">
          <table:table-cell office:value-type="float" office:value="0.0208756" calcext:value-type="float">
            <text:p>0,0208756</text:p>
          </table:table-cell>
          <table:table-cell office:value-type="float" office:value="0.000328564" calcext:value-type="float">
            <text:p>0,000328564</text:p>
          </table:table-cell>
          <table:table-cell office:value-type="float" office:value="0.0208303" calcext:value-type="float">
            <text:p>0,0208303</text:p>
          </table:table-cell>
          <table:table-cell office:value-type="float" office:value="0.000331648" calcext:value-type="float">
            <text:p>0,000331648</text:p>
          </table:table-cell>
        </table:table-row>
        <table:table-row table:style-name="ro1">
          <table:table-cell office:value-type="float" office:value="0.0205806" calcext:value-type="float">
            <text:p>0,0205806</text:p>
          </table:table-cell>
          <table:table-cell office:value-type="float" office:value="0.000357634" calcext:value-type="float">
            <text:p>0,000357634</text:p>
          </table:table-cell>
          <table:table-cell office:value-type="float" office:value="0.0205343" calcext:value-type="float">
            <text:p>0,0205343</text:p>
          </table:table-cell>
          <table:table-cell office:value-type="float" office:value="0.000357295" calcext:value-type="float">
            <text:p>0,000357295</text:p>
          </table:table-cell>
        </table:table-row>
        <table:table-row table:style-name="ro1">
          <table:table-cell office:value-type="float" office:value="0.0209452" calcext:value-type="float">
            <text:p>0,0209452</text:p>
          </table:table-cell>
          <table:table-cell office:value-type="float" office:value="0.000593658" calcext:value-type="float">
            <text:p>0,000593658</text:p>
          </table:table-cell>
          <table:table-cell office:value-type="float" office:value="0.0208998" calcext:value-type="float">
            <text:p>0,0208998</text:p>
          </table:table-cell>
          <table:table-cell office:value-type="float" office:value="0.000596436" calcext:value-type="float">
            <text:p>0,000596436</text:p>
          </table:table-cell>
        </table:table-row>
        <table:table-row table:style-name="ro1">
          <table:table-cell office:value-type="float" office:value="0.0208045" calcext:value-type="float">
            <text:p>0,0208045</text:p>
          </table:table-cell>
          <table:table-cell office:value-type="float" office:value="0.000493805" calcext:value-type="float">
            <text:p>0,000493805</text:p>
          </table:table-cell>
          <table:table-cell office:value-type="float" office:value="0.0207596" calcext:value-type="float">
            <text:p>0,0207596</text:p>
          </table:table-cell>
          <table:table-cell office:value-type="float" office:value="0.000495045" calcext:value-type="float">
            <text:p>0,000495045</text:p>
          </table:table-cell>
        </table:table-row>
        <table:table-row table:style-name="ro1">
          <table:table-cell office:value-type="float" office:value="0.0216104" calcext:value-type="float">
            <text:p>0,0216104</text:p>
          </table:table-cell>
          <table:table-cell office:value-type="float" office:value="0.00102347" calcext:value-type="float">
            <text:p>0,00102347</text:p>
          </table:table-cell>
          <table:table-cell office:value-type="float" office:value="0.0215679" calcext:value-type="float">
            <text:p>0,0215679</text:p>
          </table:table-cell>
          <table:table-cell office:value-type="float" office:value="0.00102336" calcext:value-type="float">
            <text:p>0,00102336</text:p>
          </table:table-cell>
        </table:table-row>
        <table:table-row table:style-name="ro1">
          <table:table-cell office:value-type="float" office:value="0.021963" calcext:value-type="float">
            <text:p>0,021963</text:p>
          </table:table-cell>
          <table:table-cell office:value-type="float" office:value="0.00086334" calcext:value-type="float">
            <text:p>0,00086334</text:p>
          </table:table-cell>
          <table:table-cell office:value-type="float" office:value="0.0219226" calcext:value-type="float">
            <text:p>0,0219226</text:p>
          </table:table-cell>
          <table:table-cell office:value-type="float" office:value="0.000864969" calcext:value-type="float">
            <text:p>0,000864969</text:p>
          </table:table-cell>
        </table:table-row>
        <table:table-row table:style-name="ro1">
          <table:table-cell office:value-type="float" office:value="0.0224075" calcext:value-type="float">
            <text:p>0,0224075</text:p>
          </table:table-cell>
          <table:table-cell office:value-type="float" office:value="0.00169518" calcext:value-type="float">
            <text:p>0,00169518</text:p>
          </table:table-cell>
          <table:table-cell office:value-type="float" office:value="0.0223722" calcext:value-type="float">
            <text:p>0,0223722</text:p>
          </table:table-cell>
          <table:table-cell office:value-type="float" office:value="0.00170079" calcext:value-type="float">
            <text:p>0,00170079</text:p>
          </table:table-cell>
        </table:table-row>
        <table:table-row table:style-name="ro1">
          <table:table-cell office:value-type="float" office:value="0.0223765" calcext:value-type="float">
            <text:p>0,0223765</text:p>
          </table:table-cell>
          <table:table-cell office:value-type="float" office:value="0.00108649" calcext:value-type="float">
            <text:p>0,00108649</text:p>
          </table:table-cell>
          <table:table-cell office:value-type="float" office:value="0.022347" calcext:value-type="float">
            <text:p>0,022347</text:p>
          </table:table-cell>
          <table:table-cell office:value-type="float" office:value="0.00108942" calcext:value-type="float">
            <text:p>0,00108942</text:p>
          </table:table-cell>
        </table:table-row>
        <table:table-row table:style-name="ro1">
          <table:table-cell office:value-type="float" office:value="0.0228744" calcext:value-type="float">
            <text:p>0,0228744</text:p>
          </table:table-cell>
          <table:table-cell office:value-type="float" office:value="0.00124629" calcext:value-type="float">
            <text:p>0,00124629</text:p>
          </table:table-cell>
          <table:table-cell office:value-type="float" office:value="0.0228433" calcext:value-type="float">
            <text:p>0,0228433</text:p>
          </table:table-cell>
          <table:table-cell office:value-type="float" office:value="0.00124699" calcext:value-type="float">
            <text:p>0,00124699</text:p>
          </table:table-cell>
        </table:table-row>
        <table:table-row table:style-name="ro1">
          <table:table-cell office:value-type="float" office:value="0.0233908" calcext:value-type="float">
            <text:p>0,0233908</text:p>
          </table:table-cell>
          <table:table-cell office:value-type="float" office:value="0.00184025" calcext:value-type="float">
            <text:p>0,00184025</text:p>
          </table:table-cell>
          <table:table-cell office:value-type="float" office:value="0.0233588" calcext:value-type="float">
            <text:p>0,0233588</text:p>
          </table:table-cell>
          <table:table-cell office:value-type="float" office:value="0.00184109" calcext:value-type="float">
            <text:p>0,00184109</text:p>
          </table:table-cell>
        </table:table-row>
        <table:table-row table:style-name="ro1">
          <table:table-cell office:value-type="float" office:value="0.0237744" calcext:value-type="float">
            <text:p>0,0237744</text:p>
          </table:table-cell>
          <table:table-cell office:value-type="float" office:value="0.00112698" calcext:value-type="float">
            <text:p>0,00112698</text:p>
          </table:table-cell>
          <table:table-cell office:value-type="float" office:value="0.0237417" calcext:value-type="float">
            <text:p>0,0237417</text:p>
          </table:table-cell>
          <table:table-cell office:value-type="float" office:value="0.00112779" calcext:value-type="float">
            <text:p>0,00112779</text:p>
          </table:table-cell>
        </table:table-row>
        <table:table-row table:style-name="ro1">
          <table:table-cell office:value-type="float" office:value="0.0237677" calcext:value-type="float">
            <text:p>0,0237677</text:p>
          </table:table-cell>
          <table:table-cell office:value-type="float" office:value="0.00100098" calcext:value-type="float">
            <text:p>0,00100098</text:p>
          </table:table-cell>
          <table:table-cell office:value-type="float" office:value="0.0237326" calcext:value-type="float">
            <text:p>0,0237326</text:p>
          </table:table-cell>
          <table:table-cell office:value-type="float" office:value="0.00100235" calcext:value-type="float">
            <text:p>0,00100235</text:p>
          </table:table-cell>
        </table:table-row>
        <table:table-row table:style-name="ro1">
          <table:table-cell office:value-type="float" office:value="0.0238815" calcext:value-type="float">
            <text:p>0,0238815</text:p>
          </table:table-cell>
          <table:table-cell office:value-type="float" office:value="0.00192412" calcext:value-type="float">
            <text:p>0,00192412</text:p>
          </table:table-cell>
          <table:table-cell office:value-type="float" office:value="0.0238479" calcext:value-type="float">
            <text:p>0,0238479</text:p>
          </table:table-cell>
          <table:table-cell office:value-type="float" office:value="0.00192594" calcext:value-type="float">
            <text:p>0,00192594</text:p>
          </table:table-cell>
        </table:table-row>
        <table:table-row table:style-name="ro1">
          <table:table-cell office:value-type="float" office:value="0.0241593" calcext:value-type="float">
            <text:p>0,0241593</text:p>
          </table:table-cell>
          <table:table-cell office:value-type="float" office:value="0.000990131" calcext:value-type="float">
            <text:p>0,000990131</text:p>
          </table:table-cell>
          <table:table-cell office:value-type="float" office:value="0.0241241" calcext:value-type="float">
            <text:p>0,0241241</text:p>
          </table:table-cell>
          <table:table-cell office:value-type="float" office:value="0.000990537" calcext:value-type="float">
            <text:p>0,000990537</text:p>
          </table:table-cell>
        </table:table-row>
        <table:table-row table:style-name="ro1">
          <table:table-cell office:value-type="float" office:value="0.0251627" calcext:value-type="float">
            <text:p>0,0251627</text:p>
          </table:table-cell>
          <table:table-cell office:value-type="float" office:value="0.00268213" calcext:value-type="float">
            <text:p>0,00268213</text:p>
          </table:table-cell>
          <table:table-cell office:value-type="float" office:value="0.0251294" calcext:value-type="float">
            <text:p>0,0251294</text:p>
          </table:table-cell>
          <table:table-cell office:value-type="float" office:value="0.00268688" calcext:value-type="float">
            <text:p>0,00268688</text:p>
          </table:table-cell>
        </table:table-row>
        <table:table-row table:style-name="ro1">
          <table:table-cell office:value-type="float" office:value="0.0254527" calcext:value-type="float">
            <text:p>0,0254527</text:p>
          </table:table-cell>
          <table:table-cell office:value-type="float" office:value="0.00247803" calcext:value-type="float">
            <text:p>0,00247803</text:p>
          </table:table-cell>
          <table:table-cell office:value-type="float" office:value="0.0254212" calcext:value-type="float">
            <text:p>0,0254212</text:p>
          </table:table-cell>
          <table:table-cell office:value-type="float" office:value="0.00248245" calcext:value-type="float">
            <text:p>0,00248245</text:p>
          </table:table-cell>
        </table:table-row>
        <table:table-row table:style-name="ro1">
          <table:table-cell office:value-type="float" office:value="0.0257424" calcext:value-type="float">
            <text:p>0,0257424</text:p>
          </table:table-cell>
          <table:table-cell office:value-type="float" office:value="0.002456" calcext:value-type="float">
            <text:p>0,002456</text:p>
          </table:table-cell>
          <table:table-cell office:value-type="float" office:value="0.0257106" calcext:value-type="float">
            <text:p>0,0257106</text:p>
          </table:table-cell>
          <table:table-cell office:value-type="float" office:value="0.00246123" calcext:value-type="float">
            <text:p>0,00246123</text:p>
          </table:table-cell>
        </table:table-row>
        <table:table-row table:style-name="ro1">
          <table:table-cell office:value-type="float" office:value="0.0264098" calcext:value-type="float">
            <text:p>0,0264098</text:p>
          </table:table-cell>
          <table:table-cell office:value-type="float" office:value="0.00324709" calcext:value-type="float">
            <text:p>0,00324709</text:p>
          </table:table-cell>
          <table:table-cell office:value-type="float" office:value="0.0263796" calcext:value-type="float">
            <text:p>0,0263796</text:p>
          </table:table-cell>
          <table:table-cell office:value-type="float" office:value="0.00325275" calcext:value-type="float">
            <text:p>0,00325275</text:p>
          </table:table-cell>
        </table:table-row>
        <table:table-row table:style-name="ro1">
          <table:table-cell office:value-type="float" office:value="0.026088" calcext:value-type="float">
            <text:p>0,026088</text:p>
          </table:table-cell>
          <table:table-cell office:value-type="float" office:value="0.0030291" calcext:value-type="float">
            <text:p>0,0030291</text:p>
          </table:table-cell>
          <table:table-cell office:value-type="float" office:value="0.0260574" calcext:value-type="float">
            <text:p>0,0260574</text:p>
          </table:table-cell>
          <table:table-cell office:value-type="float" office:value="0.00303414" calcext:value-type="float">
            <text:p>0,00303414</text:p>
          </table:table-cell>
        </table:table-row>
        <table:table-row table:style-name="ro1">
          <table:table-cell office:value-type="float" office:value="0.0261577" calcext:value-type="float">
            <text:p>0,0261577</text:p>
          </table:table-cell>
          <table:table-cell office:value-type="float" office:value="0.00305733" calcext:value-type="float">
            <text:p>0,00305733</text:p>
          </table:table-cell>
          <table:table-cell office:value-type="float" office:value="0.0261279" calcext:value-type="float">
            <text:p>0,0261279</text:p>
          </table:table-cell>
          <table:table-cell office:value-type="float" office:value="0.0030633" calcext:value-type="float">
            <text:p>0,0030633</text:p>
          </table:table-cell>
        </table:table-row>
        <table:table-row table:style-name="ro1">
          <table:table-cell office:value-type="float" office:value="0.0257984" calcext:value-type="float">
            <text:p>0,0257984</text:p>
          </table:table-cell>
          <table:table-cell office:value-type="float" office:value="0.00210596" calcext:value-type="float">
            <text:p>0,00210596</text:p>
          </table:table-cell>
          <table:table-cell office:value-type="float" office:value="0.0257677" calcext:value-type="float">
            <text:p>0,0257677</text:p>
          </table:table-cell>
          <table:table-cell office:value-type="float" office:value="0.0021091" calcext:value-type="float">
            <text:p>0,0021091</text:p>
          </table:table-cell>
        </table:table-row>
        <table:table-row table:style-name="ro1">
          <table:table-cell office:value-type="float" office:value="0.0261564" calcext:value-type="float">
            <text:p>0,0261564</text:p>
          </table:table-cell>
          <table:table-cell office:value-type="float" office:value="0.00256065" calcext:value-type="float">
            <text:p>0,00256065</text:p>
          </table:table-cell>
          <table:table-cell office:value-type="float" office:value="0.0261271" calcext:value-type="float">
            <text:p>0,0261271</text:p>
          </table:table-cell>
          <table:table-cell office:value-type="float" office:value="0.0025658" calcext:value-type="float">
            <text:p>0,0025658</text:p>
          </table:table-cell>
        </table:table-row>
        <table:table-row table:style-name="ro1">
          <table:table-cell office:value-type="float" office:value="0.0265865" calcext:value-type="float">
            <text:p>0,0265865</text:p>
          </table:table-cell>
          <table:table-cell office:value-type="float" office:value="0.00334249" calcext:value-type="float">
            <text:p>0,00334249</text:p>
          </table:table-cell>
          <table:table-cell office:value-type="float" office:value="0.026558" calcext:value-type="float">
            <text:p>0,026558</text:p>
          </table:table-cell>
          <table:table-cell office:value-type="float" office:value="0.00334861" calcext:value-type="float">
            <text:p>0,00334861</text:p>
          </table:table-cell>
        </table:table-row>
        <table:table-row table:style-name="ro1">
          <table:table-cell office:value-type="float" office:value="0.0265615" calcext:value-type="float">
            <text:p>0,0265615</text:p>
          </table:table-cell>
          <table:table-cell office:value-type="float" office:value="0.00346752" calcext:value-type="float">
            <text:p>0,00346752</text:p>
          </table:table-cell>
          <table:table-cell office:value-type="float" office:value="0.026533" calcext:value-type="float">
            <text:p>0,026533</text:p>
          </table:table-cell>
          <table:table-cell office:value-type="float" office:value="0.00347281" calcext:value-type="float">
            <text:p>0,00347281</text:p>
          </table:table-cell>
        </table:table-row>
        <table:table-row table:style-name="ro1">
          <table:table-cell office:value-type="float" office:value="0.0261722" calcext:value-type="float">
            <text:p>0,0261722</text:p>
          </table:table-cell>
          <table:table-cell office:value-type="float" office:value="0.00235045" calcext:value-type="float">
            <text:p>0,00235045</text:p>
          </table:table-cell>
          <table:table-cell office:value-type="float" office:value="0.0261446" calcext:value-type="float">
            <text:p>0,0261446</text:p>
          </table:table-cell>
          <table:table-cell office:value-type="float" office:value="0.00235551" calcext:value-type="float">
            <text:p>0,00235551</text:p>
          </table:table-cell>
        </table:table-row>
        <table:table-row table:style-name="ro1">
          <table:table-cell office:value-type="float" office:value="0.0256077" calcext:value-type="float">
            <text:p>0,0256077</text:p>
          </table:table-cell>
          <table:table-cell office:value-type="float" office:value="0.00175587" calcext:value-type="float">
            <text:p>0,00175587</text:p>
          </table:table-cell>
          <table:table-cell office:value-type="float" office:value="0.0255785" calcext:value-type="float">
            <text:p>0,0255785</text:p>
          </table:table-cell>
          <table:table-cell office:value-type="float" office:value="0.0017592" calcext:value-type="float">
            <text:p>0,0017592</text:p>
          </table:table-cell>
        </table:table-row>
        <table:table-row table:style-name="ro1">
          <table:table-cell office:value-type="float" office:value="0.0263174" calcext:value-type="float">
            <text:p>0,0263174</text:p>
          </table:table-cell>
          <table:table-cell office:value-type="float" office:value="0.00404323" calcext:value-type="float">
            <text:p>0,00404323</text:p>
          </table:table-cell>
          <table:table-cell office:value-type="float" office:value="0.0262892" calcext:value-type="float">
            <text:p>0,0262892</text:p>
          </table:table-cell>
          <table:table-cell office:value-type="float" office:value="0.00405113" calcext:value-type="float">
            <text:p>0,00405113</text:p>
          </table:table-cell>
        </table:table-row>
        <table:table-row table:style-name="ro1">
          <table:table-cell office:value-type="float" office:value="0.025374" calcext:value-type="float">
            <text:p>0,025374</text:p>
          </table:table-cell>
          <table:table-cell office:value-type="float" office:value="0.00132206" calcext:value-type="float">
            <text:p>0,00132206</text:p>
          </table:table-cell>
          <table:table-cell office:value-type="float" office:value="0.0253443" calcext:value-type="float">
            <text:p>0,0253443</text:p>
          </table:table-cell>
          <table:table-cell office:value-type="float" office:value="0.00132479" calcext:value-type="float">
            <text:p>0,00132479</text:p>
          </table:table-cell>
        </table:table-row>
        <table:table-row table:style-name="ro1">
          <table:table-cell office:value-type="float" office:value="0.0253869" calcext:value-type="float">
            <text:p>0,0253869</text:p>
          </table:table-cell>
          <table:table-cell office:value-type="float" office:value="0.00186962" calcext:value-type="float">
            <text:p>0,00186962</text:p>
          </table:table-cell>
          <table:table-cell office:value-type="float" office:value="0.0253577" calcext:value-type="float">
            <text:p>0,0253577</text:p>
          </table:table-cell>
          <table:table-cell office:value-type="float" office:value="0.00187407" calcext:value-type="float">
            <text:p>0,00187407</text:p>
          </table:table-cell>
        </table:table-row>
        <table:table-row table:style-name="ro1">
          <table:table-cell office:value-type="float" office:value="0.0253815" calcext:value-type="float">
            <text:p>0,0253815</text:p>
          </table:table-cell>
          <table:table-cell office:value-type="float" office:value="0.00114775" calcext:value-type="float">
            <text:p>0,00114775</text:p>
          </table:table-cell>
          <table:table-cell office:value-type="float" office:value="0.0253524" calcext:value-type="float">
            <text:p>0,0253524</text:p>
          </table:table-cell>
          <table:table-cell office:value-type="float" office:value="0.00114951" calcext:value-type="float">
            <text:p>0,00114951</text:p>
          </table:table-cell>
        </table:table-row>
        <table:table-row table:style-name="ro1">
          <table:table-cell office:value-type="float" office:value="0.0250695" calcext:value-type="float">
            <text:p>0,0250695</text:p>
          </table:table-cell>
          <table:table-cell office:value-type="float" office:value="0.0012758" calcext:value-type="float">
            <text:p>0,0012758</text:p>
          </table:table-cell>
          <table:table-cell office:value-type="float" office:value="0.025039" calcext:value-type="float">
            <text:p>0,025039</text:p>
          </table:table-cell>
          <table:table-cell office:value-type="float" office:value="0.00127737" calcext:value-type="float">
            <text:p>0,00127737</text:p>
          </table:table-cell>
        </table:table-row>
        <table:table-row table:style-name="ro1">
          <table:table-cell office:value-type="float" office:value="0.0264753" calcext:value-type="float">
            <text:p>0,0264753</text:p>
          </table:table-cell>
          <table:table-cell office:value-type="float" office:value="0.00336216" calcext:value-type="float">
            <text:p>0,00336216</text:p>
          </table:table-cell>
          <table:table-cell office:value-type="float" office:value="0.0264482" calcext:value-type="float">
            <text:p>0,0264482</text:p>
          </table:table-cell>
          <table:table-cell office:value-type="float" office:value="0.00336894" calcext:value-type="float">
            <text:p>0,00336894</text:p>
          </table:table-cell>
        </table:table-row>
        <table:table-row table:style-name="ro1">
          <table:table-cell office:value-type="float" office:value="0.0263545" calcext:value-type="float">
            <text:p>0,0263545</text:p>
          </table:table-cell>
          <table:table-cell office:value-type="float" office:value="0.00259901" calcext:value-type="float">
            <text:p>0,00259901</text:p>
          </table:table-cell>
          <table:table-cell office:value-type="float" office:value="0.0263268" calcext:value-type="float">
            <text:p>0,0263268</text:p>
          </table:table-cell>
          <table:table-cell office:value-type="float" office:value="0.00260398" calcext:value-type="float">
            <text:p>0,00260398</text:p>
          </table:table-cell>
        </table:table-row>
        <table:table-row table:style-name="ro1">
          <table:table-cell office:value-type="float" office:value="0.0263506" calcext:value-type="float">
            <text:p>0,0263506</text:p>
          </table:table-cell>
          <table:table-cell office:value-type="float" office:value="0.00241641" calcext:value-type="float">
            <text:p>0,00241641</text:p>
          </table:table-cell>
          <table:table-cell office:value-type="float" office:value="0.0263221" calcext:value-type="float">
            <text:p>0,0263221</text:p>
          </table:table-cell>
          <table:table-cell office:value-type="float" office:value="0.0024196" calcext:value-type="float">
            <text:p>0,0024196</text:p>
          </table:table-cell>
        </table:table-row>
        <table:table-row table:style-name="ro1">
          <table:table-cell office:value-type="float" office:value="0.0255413" calcext:value-type="float">
            <text:p>0,0255413</text:p>
          </table:table-cell>
          <table:table-cell office:value-type="float" office:value="0.00166406" calcext:value-type="float">
            <text:p>0,00166406</text:p>
          </table:table-cell>
          <table:table-cell office:value-type="float" office:value="0.025513" calcext:value-type="float">
            <text:p>0,025513</text:p>
          </table:table-cell>
          <table:table-cell office:value-type="float" office:value="0.00166834" calcext:value-type="float">
            <text:p>0,00166834</text:p>
          </table:table-cell>
        </table:table-row>
        <table:table-row table:style-name="ro1">
          <table:table-cell office:value-type="float" office:value="0.0273412" calcext:value-type="float">
            <text:p>0,0273412</text:p>
          </table:table-cell>
          <table:table-cell office:value-type="float" office:value="0.00370575" calcext:value-type="float">
            <text:p>0,00370575</text:p>
          </table:table-cell>
          <table:table-cell office:value-type="float" office:value="0.0273144" calcext:value-type="float">
            <text:p>0,0273144</text:p>
          </table:table-cell>
          <table:table-cell office:value-type="float" office:value="0.00371151" calcext:value-type="float">
            <text:p>0,00371151</text:p>
          </table:table-cell>
        </table:table-row>
        <table:table-row table:style-name="ro1">
          <table:table-cell office:value-type="float" office:value="0.0256239" calcext:value-type="float">
            <text:p>0,0256239</text:p>
          </table:table-cell>
          <table:table-cell office:value-type="float" office:value="0.00185161" calcext:value-type="float">
            <text:p>0,00185161</text:p>
          </table:table-cell>
          <table:table-cell office:value-type="float" office:value="0.0255944" calcext:value-type="float">
            <text:p>0,0255944</text:p>
          </table:table-cell>
          <table:table-cell office:value-type="float" office:value="0.00185462" calcext:value-type="float">
            <text:p>0,00185462</text:p>
          </table:table-cell>
        </table:table-row>
        <table:table-row table:style-name="ro1">
          <table:table-cell office:value-type="float" office:value="0.0257101" calcext:value-type="float">
            <text:p>0,0257101</text:p>
          </table:table-cell>
          <table:table-cell office:value-type="float" office:value="0.00168514" calcext:value-type="float">
            <text:p>0,00168514</text:p>
          </table:table-cell>
          <table:table-cell office:value-type="float" office:value="0.0256809" calcext:value-type="float">
            <text:p>0,0256809</text:p>
          </table:table-cell>
          <table:table-cell office:value-type="float" office:value="0.00168796" calcext:value-type="float">
            <text:p>0,00168796</text:p>
          </table:table-cell>
        </table:table-row>
        <table:table-row table:style-name="ro1">
          <table:table-cell office:value-type="float" office:value="0.0272188" calcext:value-type="float">
            <text:p>0,0272188</text:p>
          </table:table-cell>
          <table:table-cell office:value-type="float" office:value="0.00386764" calcext:value-type="float">
            <text:p>0,00386764</text:p>
          </table:table-cell>
          <table:table-cell office:value-type="float" office:value="0.0271919" calcext:value-type="float">
            <text:p>0,0271919</text:p>
          </table:table-cell>
          <table:table-cell office:value-type="float" office:value="0.00387258" calcext:value-type="float">
            <text:p>0,00387258</text:p>
          </table:table-cell>
        </table:table-row>
        <table:table-row table:style-name="ro1">
          <table:table-cell office:value-type="float" office:value="0.0265338" calcext:value-type="float">
            <text:p>0,0265338</text:p>
          </table:table-cell>
          <table:table-cell office:value-type="float" office:value="0.00312829" calcext:value-type="float">
            <text:p>0,00312829</text:p>
          </table:table-cell>
          <table:table-cell office:value-type="float" office:value="0.0265069" calcext:value-type="float">
            <text:p>0,0265069</text:p>
          </table:table-cell>
          <table:table-cell office:value-type="float" office:value="0.00313478" calcext:value-type="float">
            <text:p>0,00313478</text:p>
          </table:table-cell>
        </table:table-row>
        <table:table-row table:style-name="ro1">
          <table:table-cell office:value-type="float" office:value="0.0248173" calcext:value-type="float">
            <text:p>0,0248173</text:p>
          </table:table-cell>
          <table:table-cell office:value-type="float" office:value="0.00092952" calcext:value-type="float">
            <text:p>0,00092952</text:p>
          </table:table-cell>
          <table:table-cell office:value-type="float" office:value="0.0247867" calcext:value-type="float">
            <text:p>0,0247867</text:p>
          </table:table-cell>
          <table:table-cell office:value-type="float" office:value="0.000931052" calcext:value-type="float">
            <text:p>0,000931052</text:p>
          </table:table-cell>
        </table:table-row>
        <table:table-row table:style-name="ro1">
          <table:table-cell office:value-type="float" office:value="0.0252146" calcext:value-type="float">
            <text:p>0,0252146</text:p>
          </table:table-cell>
          <table:table-cell office:value-type="float" office:value="0.0013819" calcext:value-type="float">
            <text:p>0,0013819</text:p>
          </table:table-cell>
          <table:table-cell office:value-type="float" office:value="0.0251858" calcext:value-type="float">
            <text:p>0,0251858</text:p>
          </table:table-cell>
          <table:table-cell office:value-type="float" office:value="0.00138545" calcext:value-type="float">
            <text:p>0,00138545</text:p>
          </table:table-cell>
        </table:table-row>
        <table:table-row table:style-name="ro1">
          <table:table-cell office:value-type="float" office:value="0.027485" calcext:value-type="float">
            <text:p>0,027485</text:p>
          </table:table-cell>
          <table:table-cell office:value-type="float" office:value="0.00476455" calcext:value-type="float">
            <text:p>0,00476455</text:p>
          </table:table-cell>
          <table:table-cell office:value-type="float" office:value="0.0274595" calcext:value-type="float">
            <text:p>0,0274595</text:p>
          </table:table-cell>
          <table:table-cell office:value-type="float" office:value="0.00477287" calcext:value-type="float">
            <text:p>0,00477287</text:p>
          </table:table-cell>
        </table:table-row>
        <table:table-row table:style-name="ro1">
          <table:table-cell office:value-type="float" office:value="0.0265259" calcext:value-type="float">
            <text:p>0,0265259</text:p>
          </table:table-cell>
          <table:table-cell office:value-type="float" office:value="0.00296953" calcext:value-type="float">
            <text:p>0,00296953</text:p>
          </table:table-cell>
          <table:table-cell office:value-type="float" office:value="0.0264987" calcext:value-type="float">
            <text:p>0,0264987</text:p>
          </table:table-cell>
          <table:table-cell office:value-type="float" office:value="0.00297446" calcext:value-type="float">
            <text:p>0,00297446</text:p>
          </table:table-cell>
        </table:table-row>
        <table:table-row table:style-name="ro1">
          <table:table-cell office:value-type="float" office:value="0.0281407" calcext:value-type="float">
            <text:p>0,0281407</text:p>
          </table:table-cell>
          <table:table-cell office:value-type="float" office:value="0.00515105" calcext:value-type="float">
            <text:p>0,00515105</text:p>
          </table:table-cell>
          <table:table-cell office:value-type="float" office:value="0.028116" calcext:value-type="float">
            <text:p>0,028116</text:p>
          </table:table-cell>
          <table:table-cell office:value-type="float" office:value="0.00515927" calcext:value-type="float">
            <text:p>0,00515927</text:p>
          </table:table-cell>
        </table:table-row>
        <table:table-row table:style-name="ro1">
          <table:table-cell office:value-type="float" office:value="0.0263314" calcext:value-type="float">
            <text:p>0,0263314</text:p>
          </table:table-cell>
          <table:table-cell office:value-type="float" office:value="0.0025113" calcext:value-type="float">
            <text:p>0,0025113</text:p>
          </table:table-cell>
          <table:table-cell office:value-type="float" office:value="0.0263037" calcext:value-type="float">
            <text:p>0,0263037</text:p>
          </table:table-cell>
          <table:table-cell office:value-type="float" office:value="0.00251486" calcext:value-type="float">
            <text:p>0,00251486</text:p>
          </table:table-cell>
        </table:table-row>
        <table:table-row table:style-name="ro1">
          <table:table-cell office:value-type="float" office:value="0.0255424" calcext:value-type="float">
            <text:p>0,0255424</text:p>
          </table:table-cell>
          <table:table-cell office:value-type="float" office:value="0.000898613" calcext:value-type="float">
            <text:p>0,000898613</text:p>
          </table:table-cell>
          <table:table-cell office:value-type="float" office:value="0.025514" calcext:value-type="float">
            <text:p>0,025514</text:p>
          </table:table-cell>
          <table:table-cell office:value-type="float" office:value="0.000901297" calcext:value-type="float">
            <text:p>0,000901297</text:p>
          </table:table-cell>
        </table:table-row>
        <table:table-row table:style-name="ro1">
          <table:table-cell office:value-type="float" office:value="0.0272673" calcext:value-type="float">
            <text:p>0,0272673</text:p>
          </table:table-cell>
          <table:table-cell office:value-type="float" office:value="0.00388795" calcext:value-type="float">
            <text:p>0,00388795</text:p>
          </table:table-cell>
          <table:table-cell office:value-type="float" office:value="0.027242" calcext:value-type="float">
            <text:p>0,027242</text:p>
          </table:table-cell>
          <table:table-cell office:value-type="float" office:value="0.00389473" calcext:value-type="float">
            <text:p>0,00389473</text:p>
          </table:table-cell>
        </table:table-row>
        <table:table-row table:style-name="ro1">
          <table:table-cell office:value-type="float" office:value="0.0263561" calcext:value-type="float">
            <text:p>0,0263561</text:p>
          </table:table-cell>
          <table:table-cell office:value-type="float" office:value="0.0019146" calcext:value-type="float">
            <text:p>0,0019146</text:p>
          </table:table-cell>
          <table:table-cell office:value-type="float" office:value="0.0263282" calcext:value-type="float">
            <text:p>0,0263282</text:p>
          </table:table-cell>
          <table:table-cell office:value-type="float" office:value="0.00191799" calcext:value-type="float">
            <text:p>0,00191799</text:p>
          </table:table-cell>
        </table:table-row>
        <table:table-row table:style-name="ro1">
          <table:table-cell office:value-type="float" office:value="0.0271862" calcext:value-type="float">
            <text:p>0,0271862</text:p>
          </table:table-cell>
          <table:table-cell office:value-type="float" office:value="0.00353026" calcext:value-type="float">
            <text:p>0,00353026</text:p>
          </table:table-cell>
          <table:table-cell office:value-type="float" office:value="0.027161" calcext:value-type="float">
            <text:p>0,027161</text:p>
          </table:table-cell>
          <table:table-cell office:value-type="float" office:value="0.00353692" calcext:value-type="float">
            <text:p>0,00353692</text:p>
          </table:table-cell>
        </table:table-row>
        <table:table-row table:style-name="ro1">
          <table:table-cell office:value-type="float" office:value="0.0262038" calcext:value-type="float">
            <text:p>0,0262038</text:p>
          </table:table-cell>
          <table:table-cell office:value-type="float" office:value="0.00378911" calcext:value-type="float">
            <text:p>0,00378911</text:p>
          </table:table-cell>
          <table:table-cell office:value-type="float" office:value="0.0261761" calcext:value-type="float">
            <text:p>0,0261761</text:p>
          </table:table-cell>
          <table:table-cell office:value-type="float" office:value="0.00379456" calcext:value-type="float">
            <text:p>0,00379456</text:p>
          </table:table-cell>
        </table:table-row>
        <table:table-row table:style-name="ro1">
          <table:table-cell office:value-type="float" office:value="0.027433" calcext:value-type="float">
            <text:p>0,027433</text:p>
          </table:table-cell>
          <table:table-cell office:value-type="float" office:value="0.00276698" calcext:value-type="float">
            <text:p>0,00276698</text:p>
          </table:table-cell>
          <table:table-cell office:value-type="float" office:value="0.0274099" calcext:value-type="float">
            <text:p>0,0274099</text:p>
          </table:table-cell>
          <table:table-cell office:value-type="float" office:value="0.00277304" calcext:value-type="float">
            <text:p>0,00277304</text:p>
          </table:table-cell>
        </table:table-row>
        <table:table-row table:style-name="ro1">
          <table:table-cell office:value-type="float" office:value="0.0272792" calcext:value-type="float">
            <text:p>0,0272792</text:p>
          </table:table-cell>
          <table:table-cell office:value-type="float" office:value="0.00326368" calcext:value-type="float">
            <text:p>0,00326368</text:p>
          </table:table-cell>
          <table:table-cell office:value-type="float" office:value="0.0272539" calcext:value-type="float">
            <text:p>0,0272539</text:p>
          </table:table-cell>
          <table:table-cell office:value-type="float" office:value="0.00327091" calcext:value-type="float">
            <text:p>0,00327091</text:p>
          </table:table-cell>
        </table:table-row>
        <table:table-row table:style-name="ro1">
          <table:table-cell office:value-type="float" office:value="0.0271463" calcext:value-type="float">
            <text:p>0,0271463</text:p>
          </table:table-cell>
          <table:table-cell office:value-type="float" office:value="0.00351074" calcext:value-type="float">
            <text:p>0,00351074</text:p>
          </table:table-cell>
          <table:table-cell office:value-type="float" office:value="0.0271198" calcext:value-type="float">
            <text:p>0,0271198</text:p>
          </table:table-cell>
          <table:table-cell office:value-type="float" office:value="0.00351485" calcext:value-type="float">
            <text:p>0,00351485</text:p>
          </table:table-cell>
        </table:table-row>
        <table:table-row table:style-name="ro1">
          <table:table-cell office:value-type="float" office:value="0.0268691" calcext:value-type="float">
            <text:p>0,0268691</text:p>
          </table:table-cell>
          <table:table-cell office:value-type="float" office:value="0.0028361" calcext:value-type="float">
            <text:p>0,0028361</text:p>
          </table:table-cell>
          <table:table-cell office:value-type="float" office:value="0.0268437" calcext:value-type="float">
            <text:p>0,0268437</text:p>
          </table:table-cell>
          <table:table-cell office:value-type="float" office:value="0.00284215" calcext:value-type="float">
            <text:p>0,00284215</text:p>
          </table:table-cell>
        </table:table-row>
        <table:table-row table:style-name="ro1">
          <table:table-cell office:value-type="float" office:value="0.0278094" calcext:value-type="float">
            <text:p>0,0278094</text:p>
          </table:table-cell>
          <table:table-cell office:value-type="float" office:value="0.00316138" calcext:value-type="float">
            <text:p>0,00316138</text:p>
          </table:table-cell>
          <table:table-cell office:value-type="float" office:value="0.0277842" calcext:value-type="float">
            <text:p>0,0277842</text:p>
          </table:table-cell>
          <table:table-cell office:value-type="float" office:value="0.00316683" calcext:value-type="float">
            <text:p>0,00316683</text:p>
          </table:table-cell>
        </table:table-row>
        <table:table-row table:style-name="ro1">
          <table:table-cell office:value-type="float" office:value="0.0272294" calcext:value-type="float">
            <text:p>0,0272294</text:p>
          </table:table-cell>
          <table:table-cell office:value-type="float" office:value="0.00414975" calcext:value-type="float">
            <text:p>0,00414975</text:p>
          </table:table-cell>
          <table:table-cell office:value-type="float" office:value="0.0272031" calcext:value-type="float">
            <text:p>0,0272031</text:p>
          </table:table-cell>
          <table:table-cell office:value-type="float" office:value="0.00415635" calcext:value-type="float">
            <text:p>0,00415635</text:p>
          </table:table-cell>
        </table:table-row>
        <table:table-row table:style-name="ro1">
          <table:table-cell office:value-type="float" office:value="0.0315715" calcext:value-type="float">
            <text:p>0,0315715</text:p>
          </table:table-cell>
          <table:table-cell office:value-type="float" office:value="0.0061399" calcext:value-type="float">
            <text:p>0,0061399</text:p>
          </table:table-cell>
          <table:table-cell office:value-type="float" office:value="0.0315512" calcext:value-type="float">
            <text:p>0,0315512</text:p>
          </table:table-cell>
          <table:table-cell office:value-type="float" office:value="0.00614683" calcext:value-type="float">
            <text:p>0,00614683</text:p>
          </table:table-cell>
        </table:table-row>
        <table:table-row table:style-name="ro1">
          <table:table-cell office:value-type="float" office:value="0.02619" calcext:value-type="float">
            <text:p>0,02619</text:p>
          </table:table-cell>
          <table:table-cell office:value-type="float" office:value="0.00208383" calcext:value-type="float">
            <text:p>0,00208383</text:p>
          </table:table-cell>
          <table:table-cell office:value-type="float" office:value="0.0261618" calcext:value-type="float">
            <text:p>0,0261618</text:p>
          </table:table-cell>
          <table:table-cell office:value-type="float" office:value="0.00208693" calcext:value-type="float">
            <text:p>0,00208693</text:p>
          </table:table-cell>
        </table:table-row>
        <table:table-row table:style-name="ro1">
          <table:table-cell office:value-type="float" office:value="0.0268421" calcext:value-type="float">
            <text:p>0,0268421</text:p>
          </table:table-cell>
          <table:table-cell office:value-type="float" office:value="0.00360969" calcext:value-type="float">
            <text:p>0,00360969</text:p>
          </table:table-cell>
          <table:table-cell office:value-type="float" office:value="0.0268167" calcext:value-type="float">
            <text:p>0,0268167</text:p>
          </table:table-cell>
          <table:table-cell office:value-type="float" office:value="0.00361417" calcext:value-type="float">
            <text:p>0,00361417</text:p>
          </table:table-cell>
        </table:table-row>
        <table:table-row table:style-name="ro1">
          <table:table-cell office:value-type="float" office:value="0.0269991" calcext:value-type="float">
            <text:p>0,0269991</text:p>
          </table:table-cell>
          <table:table-cell office:value-type="float" office:value="0.0035051" calcext:value-type="float">
            <text:p>0,0035051</text:p>
          </table:table-cell>
          <table:table-cell office:value-type="float" office:value="0.0269742" calcext:value-type="float">
            <text:p>0,0269742</text:p>
          </table:table-cell>
          <table:table-cell office:value-type="float" office:value="0.00351351" calcext:value-type="float">
            <text:p>0,00351351</text:p>
          </table:table-cell>
        </table:table-row>
        <table:table-row table:style-name="ro1">
          <table:table-cell office:value-type="float" office:value="0.0293929" calcext:value-type="float">
            <text:p>0,0293929</text:p>
          </table:table-cell>
          <table:table-cell office:value-type="float" office:value="0.00451834" calcext:value-type="float">
            <text:p>0,00451834</text:p>
          </table:table-cell>
          <table:table-cell office:value-type="float" office:value="0.0293724" calcext:value-type="float">
            <text:p>0,0293724</text:p>
          </table:table-cell>
          <table:table-cell office:value-type="float" office:value="0.00452532" calcext:value-type="float">
            <text:p>0,00452532</text:p>
          </table:table-cell>
        </table:table-row>
        <table:table-row table:style-name="ro1">
          <table:table-cell office:value-type="float" office:value="0.0262665" calcext:value-type="float">
            <text:p>0,0262665</text:p>
          </table:table-cell>
          <table:table-cell office:value-type="float" office:value="0.00200005" calcext:value-type="float">
            <text:p>0,00200005</text:p>
          </table:table-cell>
          <table:table-cell office:value-type="float" office:value="0.0262388" calcext:value-type="float">
            <text:p>0,0262388</text:p>
          </table:table-cell>
          <table:table-cell office:value-type="float" office:value="0.00200386" calcext:value-type="float">
            <text:p>0,00200386</text:p>
          </table:table-cell>
        </table:table-row>
        <table:table-row table:style-name="ro1">
          <table:table-cell office:value-type="float" office:value="0.0278405" calcext:value-type="float">
            <text:p>0,0278405</text:p>
          </table:table-cell>
          <table:table-cell office:value-type="float" office:value="0.00412771" calcext:value-type="float">
            <text:p>0,00412771</text:p>
          </table:table-cell>
          <table:table-cell office:value-type="float" office:value="0.0278151" calcext:value-type="float">
            <text:p>0,0278151</text:p>
          </table:table-cell>
          <table:table-cell office:value-type="float" office:value="0.00413541" calcext:value-type="float">
            <text:p>0,00413541</text:p>
          </table:table-cell>
        </table:table-row>
        <table:table-row table:style-name="ro1">
          <table:table-cell office:value-type="float" office:value="0.0278305" calcext:value-type="float">
            <text:p>0,0278305</text:p>
          </table:table-cell>
          <table:table-cell office:value-type="float" office:value="0.00596394" calcext:value-type="float">
            <text:p>0,00596394</text:p>
          </table:table-cell>
          <table:table-cell office:value-type="float" office:value="0.027806" calcext:value-type="float">
            <text:p>0,027806</text:p>
          </table:table-cell>
          <table:table-cell office:value-type="float" office:value="0.0059741" calcext:value-type="float">
            <text:p>0,0059741</text:p>
          </table:table-cell>
        </table:table-row>
        <table:table-row table:style-name="ro1">
          <table:table-cell office:value-type="float" office:value="0.0258781" calcext:value-type="float">
            <text:p>0,0258781</text:p>
          </table:table-cell>
          <table:table-cell office:value-type="float" office:value="0.00212183" calcext:value-type="float">
            <text:p>0,00212183</text:p>
          </table:table-cell>
          <table:table-cell office:value-type="float" office:value="0.0258507" calcext:value-type="float">
            <text:p>0,0258507</text:p>
          </table:table-cell>
          <table:table-cell office:value-type="float" office:value="0.00212504" calcext:value-type="float">
            <text:p>0,00212504</text:p>
          </table:table-cell>
        </table:table-row>
        <table:table-row table:style-name="ro1">
          <table:table-cell office:value-type="float" office:value="0.0264281" calcext:value-type="float">
            <text:p>0,0264281</text:p>
          </table:table-cell>
          <table:table-cell office:value-type="float" office:value="0.00257647" calcext:value-type="float">
            <text:p>0,00257647</text:p>
          </table:table-cell>
          <table:table-cell office:value-type="float" office:value="0.0264002" calcext:value-type="float">
            <text:p>0,0264002</text:p>
          </table:table-cell>
          <table:table-cell office:value-type="float" office:value="0.00257863" calcext:value-type="float">
            <text:p>0,00257863</text:p>
          </table:table-cell>
        </table:table-row>
        <table:table-row table:style-name="ro1">
          <table:table-cell office:value-type="float" office:value="0.0262079" calcext:value-type="float">
            <text:p>0,0262079</text:p>
          </table:table-cell>
          <table:table-cell office:value-type="float" office:value="0.00356837" calcext:value-type="float">
            <text:p>0,00356837</text:p>
          </table:table-cell>
          <table:table-cell office:value-type="float" office:value="0.0261788" calcext:value-type="float">
            <text:p>0,0261788</text:p>
          </table:table-cell>
          <table:table-cell office:value-type="float" office:value="0.00357185" calcext:value-type="float">
            <text:p>0,00357185</text:p>
          </table:table-cell>
        </table:table-row>
        <table:table-row table:style-name="ro1">
          <table:table-cell office:value-type="float" office:value="0.0263356" calcext:value-type="float">
            <text:p>0,0263356</text:p>
          </table:table-cell>
          <table:table-cell office:value-type="float" office:value="0.00231592" calcext:value-type="float">
            <text:p>0,00231592</text:p>
          </table:table-cell>
          <table:table-cell office:value-type="float" office:value="0.0263072" calcext:value-type="float">
            <text:p>0,0263072</text:p>
          </table:table-cell>
          <table:table-cell office:value-type="float" office:value="0.00231734" calcext:value-type="float">
            <text:p>0,00231734</text:p>
          </table:table-cell>
        </table:table-row>
        <table:table-row table:style-name="ro1">
          <table:table-cell office:value-type="float" office:value="0.0275156" calcext:value-type="float">
            <text:p>0,0275156</text:p>
          </table:table-cell>
          <table:table-cell office:value-type="float" office:value="0.00392641" calcext:value-type="float">
            <text:p>0,00392641</text:p>
          </table:table-cell>
          <table:table-cell office:value-type="float" office:value="0.0274908" calcext:value-type="float">
            <text:p>0,0274908</text:p>
          </table:table-cell>
          <table:table-cell office:value-type="float" office:value="0.00393187" calcext:value-type="float">
            <text:p>0,00393187</text:p>
          </table:table-cell>
        </table:table-row>
        <table:table-row table:style-name="ro1">
          <table:table-cell office:value-type="float" office:value="0.0269337" calcext:value-type="float">
            <text:p>0,0269337</text:p>
          </table:table-cell>
          <table:table-cell office:value-type="float" office:value="0.00369625" calcext:value-type="float">
            <text:p>0,00369625</text:p>
          </table:table-cell>
          <table:table-cell office:value-type="float" office:value="0.0269072" calcext:value-type="float">
            <text:p>0,0269072</text:p>
          </table:table-cell>
          <table:table-cell office:value-type="float" office:value="0.00370439" calcext:value-type="float">
            <text:p>0,00370439</text:p>
          </table:table-cell>
        </table:table-row>
        <table:table-row table:style-name="ro1">
          <table:table-cell office:value-type="float" office:value="0.0281471" calcext:value-type="float">
            <text:p>0,0281471</text:p>
          </table:table-cell>
          <table:table-cell office:value-type="float" office:value="0.00406963" calcext:value-type="float">
            <text:p>0,00406963</text:p>
          </table:table-cell>
          <table:table-cell office:value-type="float" office:value="0.0281254" calcext:value-type="float">
            <text:p>0,0281254</text:p>
          </table:table-cell>
          <table:table-cell office:value-type="float" office:value="0.00407849" calcext:value-type="float">
            <text:p>0,00407849</text:p>
          </table:table-cell>
        </table:table-row>
        <table:table-row table:style-name="ro1">
          <table:table-cell office:value-type="float" office:value="0.0267441" calcext:value-type="float">
            <text:p>0,0267441</text:p>
          </table:table-cell>
          <table:table-cell office:value-type="float" office:value="0.00221848" calcext:value-type="float">
            <text:p>0,00221848</text:p>
          </table:table-cell>
          <table:table-cell office:value-type="float" office:value="0.0267185" calcext:value-type="float">
            <text:p>0,0267185</text:p>
          </table:table-cell>
          <table:table-cell office:value-type="float" office:value="0.0022204" calcext:value-type="float">
            <text:p>0,0022204</text:p>
          </table:table-cell>
        </table:table-row>
        <table:table-row table:style-name="ro1">
          <table:table-cell office:value-type="float" office:value="0.0270657" calcext:value-type="float">
            <text:p>0,0270657</text:p>
          </table:table-cell>
          <table:table-cell office:value-type="float" office:value="0.00234779" calcext:value-type="float">
            <text:p>0,00234779</text:p>
          </table:table-cell>
          <table:table-cell office:value-type="float" office:value="0.0270367" calcext:value-type="float">
            <text:p>0,0270367</text:p>
          </table:table-cell>
          <table:table-cell office:value-type="float" office:value="0.00234948" calcext:value-type="float">
            <text:p>0,00234948</text:p>
          </table:table-cell>
        </table:table-row>
        <table:table-row table:style-name="ro1">
          <table:table-cell office:value-type="float" office:value="0.0275449" calcext:value-type="float">
            <text:p>0,0275449</text:p>
          </table:table-cell>
          <table:table-cell office:value-type="float" office:value="0.00410884" calcext:value-type="float">
            <text:p>0,00410884</text:p>
          </table:table-cell>
          <table:table-cell office:value-type="float" office:value="0.0275218" calcext:value-type="float">
            <text:p>0,0275218</text:p>
          </table:table-cell>
          <table:table-cell office:value-type="float" office:value="0.0041181" calcext:value-type="float">
            <text:p>0,0041181</text:p>
          </table:table-cell>
        </table:table-row>
        <table:table-row table:style-name="ro1">
          <table:table-cell office:value-type="float" office:value="0.0252875" calcext:value-type="float">
            <text:p>0,0252875</text:p>
          </table:table-cell>
          <table:table-cell office:value-type="float" office:value="0.00109132" calcext:value-type="float">
            <text:p>0,00109132</text:p>
          </table:table-cell>
          <table:table-cell office:value-type="float" office:value="0.0252582" calcext:value-type="float">
            <text:p>0,0252582</text:p>
          </table:table-cell>
          <table:table-cell office:value-type="float" office:value="0.00109123" calcext:value-type="float">
            <text:p>0,00109123</text:p>
          </table:table-cell>
        </table:table-row>
        <table:table-row table:style-name="ro1">
          <table:table-cell office:value-type="float" office:value="0.0265401" calcext:value-type="float">
            <text:p>0,0265401</text:p>
          </table:table-cell>
          <table:table-cell office:value-type="float" office:value="0.0023096" calcext:value-type="float">
            <text:p>0,0023096</text:p>
          </table:table-cell>
          <table:table-cell office:value-type="float" office:value="0.0265136" calcext:value-type="float">
            <text:p>0,0265136</text:p>
          </table:table-cell>
          <table:table-cell office:value-type="float" office:value="0.00231458" calcext:value-type="float">
            <text:p>0,00231458</text:p>
          </table:table-cell>
        </table:table-row>
        <table:table-row table:style-name="ro1">
          <table:table-cell office:value-type="float" office:value="0.0264519" calcext:value-type="float">
            <text:p>0,0264519</text:p>
          </table:table-cell>
          <table:table-cell office:value-type="float" office:value="0.00194076" calcext:value-type="float">
            <text:p>0,00194076</text:p>
          </table:table-cell>
          <table:table-cell office:value-type="float" office:value="0.0264265" calcext:value-type="float">
            <text:p>0,0264265</text:p>
          </table:table-cell>
          <table:table-cell office:value-type="float" office:value="0.00194416" calcext:value-type="float">
            <text:p>0,00194416</text:p>
          </table:table-cell>
        </table:table-row>
        <table:table-row table:style-name="ro1">
          <table:table-cell office:value-type="float" office:value="0.0271333" calcext:value-type="float">
            <text:p>0,0271333</text:p>
          </table:table-cell>
          <table:table-cell office:value-type="float" office:value="0.00297181" calcext:value-type="float">
            <text:p>0,00297181</text:p>
          </table:table-cell>
          <table:table-cell office:value-type="float" office:value="0.0271095" calcext:value-type="float">
            <text:p>0,0271095</text:p>
          </table:table-cell>
          <table:table-cell office:value-type="float" office:value="0.00297898" calcext:value-type="float">
            <text:p>0,00297898</text:p>
          </table:table-cell>
        </table:table-row>
        <table:table-row table:style-name="ro1">
          <table:table-cell office:value-type="float" office:value="0.0267887" calcext:value-type="float">
            <text:p>0,0267887</text:p>
          </table:table-cell>
          <table:table-cell office:value-type="float" office:value="0.00322065" calcext:value-type="float">
            <text:p>0,00322065</text:p>
          </table:table-cell>
          <table:table-cell office:value-type="float" office:value="0.0267622" calcext:value-type="float">
            <text:p>0,0267622</text:p>
          </table:table-cell>
          <table:table-cell office:value-type="float" office:value="0.00322289" calcext:value-type="float">
            <text:p>0,00322289</text:p>
          </table:table-cell>
        </table:table-row>
        <table:table-row table:style-name="ro1">
          <table:table-cell office:value-type="float" office:value="0.0261588" calcext:value-type="float">
            <text:p>0,0261588</text:p>
          </table:table-cell>
          <table:table-cell office:value-type="float" office:value="0.00151514" calcext:value-type="float">
            <text:p>0,00151514</text:p>
          </table:table-cell>
          <table:table-cell office:value-type="float" office:value="0.0261327" calcext:value-type="float">
            <text:p>0,0261327</text:p>
          </table:table-cell>
          <table:table-cell office:value-type="float" office:value="0.0015192" calcext:value-type="float">
            <text:p>0,0015192</text:p>
          </table:table-cell>
        </table:table-row>
        <table:table-row table:style-name="ro1">
          <table:table-cell office:value-type="float" office:value="0.0302338" calcext:value-type="float">
            <text:p>0,0302338</text:p>
          </table:table-cell>
          <table:table-cell office:value-type="float" office:value="0.00485487" calcext:value-type="float">
            <text:p>0,00485487</text:p>
          </table:table-cell>
          <table:table-cell office:value-type="float" office:value="0.0302117" calcext:value-type="float">
            <text:p>0,0302117</text:p>
          </table:table-cell>
          <table:table-cell office:value-type="float" office:value="0.0048641" calcext:value-type="float">
            <text:p>0,0048641</text:p>
          </table:table-cell>
        </table:table-row>
        <table:table-row table:style-name="ro1">
          <table:table-cell office:value-type="float" office:value="0.0279586" calcext:value-type="float">
            <text:p>0,0279586</text:p>
          </table:table-cell>
          <table:table-cell office:value-type="float" office:value="0.00336053" calcext:value-type="float">
            <text:p>0,00336053</text:p>
          </table:table-cell>
          <table:table-cell office:value-type="float" office:value="0.027937" calcext:value-type="float">
            <text:p>0,027937</text:p>
          </table:table-cell>
          <table:table-cell office:value-type="float" office:value="0.00336884" calcext:value-type="float">
            <text:p>0,00336884</text:p>
          </table:table-cell>
        </table:table-row>
        <table:table-row table:style-name="ro1">
          <table:table-cell office:value-type="float" office:value="0.0276455" calcext:value-type="float">
            <text:p>0,0276455</text:p>
          </table:table-cell>
          <table:table-cell office:value-type="float" office:value="0.00500782" calcext:value-type="float">
            <text:p>0,00500782</text:p>
          </table:table-cell>
          <table:table-cell office:value-type="float" office:value="0.0276237" calcext:value-type="float">
            <text:p>0,0276237</text:p>
          </table:table-cell>
          <table:table-cell office:value-type="float" office:value="0.0050176" calcext:value-type="float">
            <text:p>0,0050176</text:p>
          </table:table-cell>
        </table:table-row>
        <table:table-row table:style-name="ro1">
          <table:table-cell office:value-type="float" office:value="0.0269006" calcext:value-type="float">
            <text:p>0,0269006</text:p>
          </table:table-cell>
          <table:table-cell office:value-type="float" office:value="0.00350779" calcext:value-type="float">
            <text:p>0,00350779</text:p>
          </table:table-cell>
          <table:table-cell office:value-type="float" office:value="0.0268739" calcext:value-type="float">
            <text:p>0,0268739</text:p>
          </table:table-cell>
          <table:table-cell office:value-type="float" office:value="0.0035101" calcext:value-type="float">
            <text:p>0,0035101</text:p>
          </table:table-cell>
        </table:table-row>
        <table:table-row table:style-name="ro1">
          <table:table-cell office:value-type="float" office:value="0.0303547" calcext:value-type="float">
            <text:p>0,0303547</text:p>
          </table:table-cell>
          <table:table-cell office:value-type="float" office:value="0.00547025" calcext:value-type="float">
            <text:p>0,00547025</text:p>
          </table:table-cell>
          <table:table-cell office:value-type="float" office:value="0.0303358" calcext:value-type="float">
            <text:p>0,0303358</text:p>
          </table:table-cell>
          <table:table-cell office:value-type="float" office:value="0.00547957" calcext:value-type="float">
            <text:p>0,00547957</text:p>
          </table:table-cell>
        </table:table-row>
        <table:table-row table:style-name="ro1">
          <table:table-cell office:value-type="float" office:value="0.0267866" calcext:value-type="float">
            <text:p>0,0267866</text:p>
          </table:table-cell>
          <table:table-cell office:value-type="float" office:value="0.00142781" calcext:value-type="float">
            <text:p>0,00142781</text:p>
          </table:table-cell>
          <table:table-cell office:value-type="float" office:value="0.0267607" calcext:value-type="float">
            <text:p>0,0267607</text:p>
          </table:table-cell>
          <table:table-cell office:value-type="float" office:value="0.00142946" calcext:value-type="float">
            <text:p>0,00142946</text:p>
          </table:table-cell>
        </table:table-row>
        <table:table-row table:style-name="ro1">
          <table:table-cell office:value-type="float" office:value="0.03009" calcext:value-type="float">
            <text:p>0,03009</text:p>
          </table:table-cell>
          <table:table-cell office:value-type="float" office:value="0.00534894" calcext:value-type="float">
            <text:p>0,00534894</text:p>
          </table:table-cell>
          <table:table-cell office:value-type="float" office:value="0.0300708" calcext:value-type="float">
            <text:p>0,0300708</text:p>
          </table:table-cell>
          <table:table-cell office:value-type="float" office:value="0.00535961" calcext:value-type="float">
            <text:p>0,00535961</text:p>
          </table:table-cell>
        </table:table-row>
        <table:table-row table:style-name="ro1">
          <table:table-cell office:value-type="float" office:value="0.0279412" calcext:value-type="float">
            <text:p>0,0279412</text:p>
          </table:table-cell>
          <table:table-cell office:value-type="float" office:value="0.00229236" calcext:value-type="float">
            <text:p>0,00229236</text:p>
          </table:table-cell>
          <table:table-cell office:value-type="float" office:value="0.02792" calcext:value-type="float">
            <text:p>0,02792</text:p>
          </table:table-cell>
          <table:table-cell office:value-type="float" office:value="0.00229924" calcext:value-type="float">
            <text:p>0,00229924</text:p>
          </table:table-cell>
        </table:table-row>
        <table:table-row table:style-name="ro1">
          <table:table-cell office:value-type="float" office:value="0.0265668" calcext:value-type="float">
            <text:p>0,0265668</text:p>
          </table:table-cell>
          <table:table-cell office:value-type="float" office:value="0.00252899" calcext:value-type="float">
            <text:p>0,00252899</text:p>
          </table:table-cell>
          <table:table-cell office:value-type="float" office:value="0.0265407" calcext:value-type="float">
            <text:p>0,0265407</text:p>
          </table:table-cell>
          <table:table-cell office:value-type="float" office:value="0.00253516" calcext:value-type="float">
            <text:p>0,00253516</text:p>
          </table:table-cell>
        </table:table-row>
        <table:table-row table:style-name="ro1">
          <table:table-cell office:value-type="float" office:value="0.0278497" calcext:value-type="float">
            <text:p>0,0278497</text:p>
          </table:table-cell>
          <table:table-cell office:value-type="float" office:value="0.00398459" calcext:value-type="float">
            <text:p>0,00398459</text:p>
          </table:table-cell>
          <table:table-cell office:value-type="float" office:value="0.0278251" calcext:value-type="float">
            <text:p>0,0278251</text:p>
          </table:table-cell>
          <table:table-cell office:value-type="float" office:value="0.00399118" calcext:value-type="float">
            <text:p>0,00399118</text:p>
          </table:table-cell>
        </table:table-row>
        <table:table-row table:style-name="ro1">
          <table:table-cell office:value-type="float" office:value="0.0264862" calcext:value-type="float">
            <text:p>0,0264862</text:p>
          </table:table-cell>
          <table:table-cell office:value-type="float" office:value="0.00223921" calcext:value-type="float">
            <text:p>0,00223921</text:p>
          </table:table-cell>
          <table:table-cell office:value-type="float" office:value="0.0264579" calcext:value-type="float">
            <text:p>0,0264579</text:p>
          </table:table-cell>
          <table:table-cell office:value-type="float" office:value="0.00224025" calcext:value-type="float">
            <text:p>0,00224025</text:p>
          </table:table-cell>
        </table:table-row>
        <table:table-row table:style-name="ro1">
          <table:table-cell office:value-type="float" office:value="0.0285673" calcext:value-type="float">
            <text:p>0,0285673</text:p>
          </table:table-cell>
          <table:table-cell office:value-type="float" office:value="0.00326187" calcext:value-type="float">
            <text:p>0,00326187</text:p>
          </table:table-cell>
          <table:table-cell office:value-type="float" office:value="0.0285454" calcext:value-type="float">
            <text:p>0,0285454</text:p>
          </table:table-cell>
          <table:table-cell office:value-type="float" office:value="0.00326819" calcext:value-type="float">
            <text:p>0,00326819</text:p>
          </table:table-cell>
        </table:table-row>
        <table:table-row table:style-name="ro1">
          <table:table-cell office:value-type="float" office:value="0.0288049" calcext:value-type="float">
            <text:p>0,0288049</text:p>
          </table:table-cell>
          <table:table-cell office:value-type="float" office:value="0.0044828" calcext:value-type="float">
            <text:p>0,0044828</text:p>
          </table:table-cell>
          <table:table-cell office:value-type="float" office:value="0.0287813" calcext:value-type="float">
            <text:p>0,0287813</text:p>
          </table:table-cell>
          <table:table-cell office:value-type="float" office:value="0.00448827" calcext:value-type="float">
            <text:p>0,00448827</text:p>
          </table:table-cell>
        </table:table-row>
        <table:table-row table:style-name="ro1">
          <table:table-cell office:value-type="float" office:value="0.0279316" calcext:value-type="float">
            <text:p>0,0279316</text:p>
          </table:table-cell>
          <table:table-cell office:value-type="float" office:value="0.00285134" calcext:value-type="float">
            <text:p>0,00285134</text:p>
          </table:table-cell>
          <table:table-cell office:value-type="float" office:value="0.0279076" calcext:value-type="float">
            <text:p>0,0279076</text:p>
          </table:table-cell>
          <table:table-cell office:value-type="float" office:value="0.00285935" calcext:value-type="float">
            <text:p>0,00285935</text:p>
          </table:table-cell>
        </table:table-row>
        <table:table-row table:style-name="ro1">
          <table:table-cell office:value-type="float" office:value="0.0270042" calcext:value-type="float">
            <text:p>0,0270042</text:p>
          </table:table-cell>
          <table:table-cell office:value-type="float" office:value="0.0025256" calcext:value-type="float">
            <text:p>0,0025256</text:p>
          </table:table-cell>
          <table:table-cell office:value-type="float" office:value="0.0269789" calcext:value-type="float">
            <text:p>0,0269789</text:p>
          </table:table-cell>
          <table:table-cell office:value-type="float" office:value="0.00253054" calcext:value-type="float">
            <text:p>0,00253054</text:p>
          </table:table-cell>
        </table:table-row>
        <table:table-row table:style-name="ro1">
          <table:table-cell office:value-type="float" office:value="0.0274567" calcext:value-type="float">
            <text:p>0,0274567</text:p>
          </table:table-cell>
          <table:table-cell office:value-type="float" office:value="0.00304537" calcext:value-type="float">
            <text:p>0,00304537</text:p>
          </table:table-cell>
          <table:table-cell office:value-type="float" office:value="0.0274333" calcext:value-type="float">
            <text:p>0,0274333</text:p>
          </table:table-cell>
          <table:table-cell office:value-type="float" office:value="0.00305451" calcext:value-type="float">
            <text:p>0,00305451</text:p>
          </table:table-cell>
        </table:table-row>
        <table:table-row table:style-name="ro1">
          <table:table-cell office:value-type="float" office:value="0.0274405" calcext:value-type="float">
            <text:p>0,0274405</text:p>
          </table:table-cell>
          <table:table-cell office:value-type="float" office:value="0.00259643" calcext:value-type="float">
            <text:p>0,00259643</text:p>
          </table:table-cell>
          <table:table-cell office:value-type="float" office:value="0.0274111" calcext:value-type="float">
            <text:p>0,0274111</text:p>
          </table:table-cell>
          <table:table-cell office:value-type="float" office:value="0.00259761" calcext:value-type="float">
            <text:p>0,00259761</text:p>
          </table:table-cell>
        </table:table-row>
        <table:table-row table:style-name="ro1">
          <table:table-cell office:value-type="float" office:value="0.0269415" calcext:value-type="float">
            <text:p>0,0269415</text:p>
          </table:table-cell>
          <table:table-cell office:value-type="float" office:value="0.00248333" calcext:value-type="float">
            <text:p>0,00248333</text:p>
          </table:table-cell>
          <table:table-cell office:value-type="float" office:value="0.0269134" calcext:value-type="float">
            <text:p>0,0269134</text:p>
          </table:table-cell>
          <table:table-cell office:value-type="float" office:value="0.00248518" calcext:value-type="float">
            <text:p>0,00248518</text:p>
          </table:table-cell>
        </table:table-row>
      </table:table>
      <table:table table:name="Tabelle4" table:style-name="ta1">
        <table:table-column table:style-name="co1" table:number-columns-repeated="4" table:default-cell-style-name="Default"/>
        <table:table-row table:style-name="ro1">
          <table:table-cell office:value-type="float" office:value="0.269004" calcext:value-type="float">
            <text:p>0,269004</text:p>
          </table:table-cell>
          <table:table-cell office:value-type="float" office:value="0.000469385" calcext:value-type="float">
            <text:p>0,000469385</text:p>
          </table:table-cell>
          <table:table-cell office:value-type="float" office:value="0.268378" calcext:value-type="float">
            <text:p>0,268378</text:p>
          </table:table-cell>
          <table:table-cell office:value-type="float" office:value="0.000463865" calcext:value-type="float">
            <text:p>0,000463865</text:p>
          </table:table-cell>
        </table:table-row>
        <table:table-row table:style-name="ro1">
          <table:table-cell office:value-type="float" office:value="0.232441" calcext:value-type="float">
            <text:p>0,232441</text:p>
          </table:table-cell>
          <table:table-cell office:value-type="float" office:value="0.00767092" calcext:value-type="float">
            <text:p>0,00767092</text:p>
          </table:table-cell>
          <table:table-cell office:value-type="float" office:value="0.232022" calcext:value-type="float">
            <text:p>0,232022</text:p>
          </table:table-cell>
          <table:table-cell office:value-type="float" office:value="0.00763455" calcext:value-type="float">
            <text:p>0,00763455</text:p>
          </table:table-cell>
        </table:table-row>
        <table:table-row table:style-name="ro1">
          <table:table-cell office:value-type="float" office:value="0.230473" calcext:value-type="float">
            <text:p>0,230473</text:p>
          </table:table-cell>
          <table:table-cell office:value-type="float" office:value="0.00321206" calcext:value-type="float">
            <text:p>0,00321206</text:p>
          </table:table-cell>
          <table:table-cell office:value-type="float" office:value="0.230103" calcext:value-type="float">
            <text:p>0,230103</text:p>
          </table:table-cell>
          <table:table-cell office:value-type="float" office:value="0.00317167" calcext:value-type="float">
            <text:p>0,00317167</text:p>
          </table:table-cell>
        </table:table-row>
        <table:table-row table:style-name="ro1">
          <table:table-cell office:value-type="float" office:value="0.23533" calcext:value-type="float">
            <text:p>0,23533</text:p>
          </table:table-cell>
          <table:table-cell office:value-type="float" office:value="0.00846683" calcext:value-type="float">
            <text:p>0,00846683</text:p>
          </table:table-cell>
          <table:table-cell office:value-type="float" office:value="0.234946" calcext:value-type="float">
            <text:p>0,234946</text:p>
          </table:table-cell>
          <table:table-cell office:value-type="float" office:value="0.00843648" calcext:value-type="float">
            <text:p>0,00843648</text:p>
          </table:table-cell>
        </table:table-row>
        <table:table-row table:style-name="ro1">
          <table:table-cell office:value-type="float" office:value="0.234597" calcext:value-type="float">
            <text:p>0,234597</text:p>
          </table:table-cell>
          <table:table-cell office:value-type="float" office:value="0.00445303" calcext:value-type="float">
            <text:p>0,00445303</text:p>
          </table:table-cell>
          <table:table-cell office:value-type="float" office:value="0.234146" calcext:value-type="float">
            <text:p>0,234146</text:p>
          </table:table-cell>
          <table:table-cell office:value-type="float" office:value="0.0044461" calcext:value-type="float">
            <text:p>0,0044461</text:p>
          </table:table-cell>
        </table:table-row>
        <table:table-row table:style-name="ro1">
          <table:table-cell office:value-type="float" office:value="0.23608" calcext:value-type="float">
            <text:p>0,23608</text:p>
          </table:table-cell>
          <table:table-cell office:value-type="float" office:value="0.00242412" calcext:value-type="float">
            <text:p>0,00242412</text:p>
          </table:table-cell>
          <table:table-cell office:value-type="float" office:value="0.235591" calcext:value-type="float">
            <text:p>0,235591</text:p>
          </table:table-cell>
          <table:table-cell office:value-type="float" office:value="0.00241935" calcext:value-type="float">
            <text:p>0,00241935</text:p>
          </table:table-cell>
        </table:table-row>
        <table:table-row table:style-name="ro1">
          <table:table-cell office:value-type="float" office:value="0.240727" calcext:value-type="float">
            <text:p>0,240727</text:p>
          </table:table-cell>
          <table:table-cell office:value-type="float" office:value="0.00844152" calcext:value-type="float">
            <text:p>0,00844152</text:p>
          </table:table-cell>
          <table:table-cell office:value-type="float" office:value="0.24024" calcext:value-type="float">
            <text:p>0,24024</text:p>
          </table:table-cell>
          <table:table-cell office:value-type="float" office:value="0.00844408" calcext:value-type="float">
            <text:p>0,00844408</text:p>
          </table:table-cell>
        </table:table-row>
        <table:table-row table:style-name="ro1">
          <table:table-cell office:value-type="float" office:value="0.239266" calcext:value-type="float">
            <text:p>0,239266</text:p>
          </table:table-cell>
          <table:table-cell office:value-type="float" office:value="0.00659987" calcext:value-type="float">
            <text:p>0,00659987</text:p>
          </table:table-cell>
          <table:table-cell office:value-type="float" office:value="0.238856" calcext:value-type="float">
            <text:p>0,238856</text:p>
          </table:table-cell>
          <table:table-cell office:value-type="float" office:value="0.00662598" calcext:value-type="float">
            <text:p>0,00662598</text:p>
          </table:table-cell>
        </table:table-row>
        <table:table-row table:style-name="ro1">
          <table:table-cell office:value-type="float" office:value="0.246433" calcext:value-type="float">
            <text:p>0,246433</text:p>
          </table:table-cell>
          <table:table-cell office:value-type="float" office:value="0.00619166" calcext:value-type="float">
            <text:p>0,00619166</text:p>
          </table:table-cell>
          <table:table-cell office:value-type="float" office:value="0.246117" calcext:value-type="float">
            <text:p>0,246117</text:p>
          </table:table-cell>
          <table:table-cell office:value-type="float" office:value="0.00617802" calcext:value-type="float">
            <text:p>0,00617802</text:p>
          </table:table-cell>
        </table:table-row>
        <table:table-row table:style-name="ro1">
          <table:table-cell office:value-type="float" office:value="0.255548" calcext:value-type="float">
            <text:p>0,255548</text:p>
          </table:table-cell>
          <table:table-cell office:value-type="float" office:value="0.0105965" calcext:value-type="float">
            <text:p>0,0105965</text:p>
          </table:table-cell>
          <table:table-cell office:value-type="float" office:value="0.255266" calcext:value-type="float">
            <text:p>0,255266</text:p>
          </table:table-cell>
          <table:table-cell office:value-type="float" office:value="0.01055" calcext:value-type="float">
            <text:p>0,01055</text:p>
          </table:table-cell>
        </table:table-row>
        <table:table-row table:style-name="ro1">
          <table:table-cell office:value-type="float" office:value="0.25808" calcext:value-type="float">
            <text:p>0,25808</text:p>
          </table:table-cell>
          <table:table-cell office:value-type="float" office:value="0.00881782" calcext:value-type="float">
            <text:p>0,00881782</text:p>
          </table:table-cell>
          <table:table-cell office:value-type="float" office:value="0.257789" calcext:value-type="float">
            <text:p>0,257789</text:p>
          </table:table-cell>
          <table:table-cell office:value-type="float" office:value="0.00880608" calcext:value-type="float">
            <text:p>0,00880608</text:p>
          </table:table-cell>
        </table:table-row>
        <table:table-row table:style-name="ro1">
          <table:table-cell office:value-type="float" office:value="0.254825" calcext:value-type="float">
            <text:p>0,254825</text:p>
          </table:table-cell>
          <table:table-cell office:value-type="float" office:value="0.00848688" calcext:value-type="float">
            <text:p>0,00848688</text:p>
          </table:table-cell>
          <table:table-cell office:value-type="float" office:value="0.254554" calcext:value-type="float">
            <text:p>0,254554</text:p>
          </table:table-cell>
          <table:table-cell office:value-type="float" office:value="0.00845145" calcext:value-type="float">
            <text:p>0,00845145</text:p>
          </table:table-cell>
        </table:table-row>
        <table:table-row table:style-name="ro1">
          <table:table-cell office:value-type="float" office:value="0.259379" calcext:value-type="float">
            <text:p>0,259379</text:p>
          </table:table-cell>
          <table:table-cell office:value-type="float" office:value="0.00840308" calcext:value-type="float">
            <text:p>0,00840308</text:p>
          </table:table-cell>
          <table:table-cell office:value-type="float" office:value="0.259083" calcext:value-type="float">
            <text:p>0,259083</text:p>
          </table:table-cell>
          <table:table-cell office:value-type="float" office:value="0.00836206" calcext:value-type="float">
            <text:p>0,00836206</text:p>
          </table:table-cell>
        </table:table-row>
        <table:table-row table:style-name="ro1">
          <table:table-cell office:value-type="float" office:value="0.26461" calcext:value-type="float">
            <text:p>0,26461</text:p>
          </table:table-cell>
          <table:table-cell office:value-type="float" office:value="0.00682038" calcext:value-type="float">
            <text:p>0,00682038</text:p>
          </table:table-cell>
          <table:table-cell office:value-type="float" office:value="0.264294" calcext:value-type="float">
            <text:p>0,264294</text:p>
          </table:table-cell>
          <table:table-cell office:value-type="float" office:value="0.00679854" calcext:value-type="float">
            <text:p>0,00679854</text:p>
          </table:table-cell>
        </table:table-row>
        <table:table-row table:style-name="ro1">
          <table:table-cell office:value-type="float" office:value="0.265535" calcext:value-type="float">
            <text:p>0,265535</text:p>
          </table:table-cell>
          <table:table-cell office:value-type="float" office:value="0.00674553" calcext:value-type="float">
            <text:p>0,00674553</text:p>
          </table:table-cell>
          <table:table-cell office:value-type="float" office:value="0.265221" calcext:value-type="float">
            <text:p>0,265221</text:p>
          </table:table-cell>
          <table:table-cell office:value-type="float" office:value="0.00672623" calcext:value-type="float">
            <text:p>0,00672623</text:p>
          </table:table-cell>
        </table:table-row>
        <table:table-row table:style-name="ro1">
          <table:table-cell office:value-type="float" office:value="0.266363" calcext:value-type="float">
            <text:p>0,266363</text:p>
          </table:table-cell>
          <table:table-cell office:value-type="float" office:value="0.00626" calcext:value-type="float">
            <text:p>0,00626</text:p>
          </table:table-cell>
          <table:table-cell office:value-type="float" office:value="0.266047" calcext:value-type="float">
            <text:p>0,266047</text:p>
          </table:table-cell>
          <table:table-cell office:value-type="float" office:value="0.00623921" calcext:value-type="float">
            <text:p>0,00623921</text:p>
          </table:table-cell>
        </table:table-row>
        <table:table-row table:style-name="ro1">
          <table:table-cell office:value-type="float" office:value="0.26921" calcext:value-type="float">
            <text:p>0,26921</text:p>
          </table:table-cell>
          <table:table-cell office:value-type="float" office:value="0.00297711" calcext:value-type="float">
            <text:p>0,00297711</text:p>
          </table:table-cell>
          <table:table-cell office:value-type="float" office:value="0.268886" calcext:value-type="float">
            <text:p>0,268886</text:p>
          </table:table-cell>
          <table:table-cell office:value-type="float" office:value="0.00297038" calcext:value-type="float">
            <text:p>0,00297038</text:p>
          </table:table-cell>
        </table:table-row>
        <table:table-row table:style-name="ro1">
          <table:table-cell office:value-type="float" office:value="0.273347" calcext:value-type="float">
            <text:p>0,273347</text:p>
          </table:table-cell>
          <table:table-cell office:value-type="float" office:value="0.00180507" calcext:value-type="float">
            <text:p>0,00180507</text:p>
          </table:table-cell>
          <table:table-cell office:value-type="float" office:value="0.273026" calcext:value-type="float">
            <text:p>0,273026</text:p>
          </table:table-cell>
          <table:table-cell office:value-type="float" office:value="0.00180702" calcext:value-type="float">
            <text:p>0,00180702</text:p>
          </table:table-cell>
        </table:table-row>
        <table:table-row table:style-name="ro1">
          <table:table-cell office:value-type="float" office:value="0.273171" calcext:value-type="float">
            <text:p>0,273171</text:p>
          </table:table-cell>
          <table:table-cell office:value-type="float" office:value="0.00271796" calcext:value-type="float">
            <text:p>0,00271796</text:p>
          </table:table-cell>
          <table:table-cell office:value-type="float" office:value="0.272852" calcext:value-type="float">
            <text:p>0,272852</text:p>
          </table:table-cell>
          <table:table-cell office:value-type="float" office:value="0.00271776" calcext:value-type="float">
            <text:p>0,00271776</text:p>
          </table:table-cell>
        </table:table-row>
        <table:table-row table:style-name="ro1">
          <table:table-cell office:value-type="float" office:value="0.275546" calcext:value-type="float">
            <text:p>0,275546</text:p>
          </table:table-cell>
          <table:table-cell office:value-type="float" office:value="0.0018492" calcext:value-type="float">
            <text:p>0,0018492</text:p>
          </table:table-cell>
          <table:table-cell office:value-type="float" office:value="0.275234" calcext:value-type="float">
            <text:p>0,275234</text:p>
          </table:table-cell>
          <table:table-cell office:value-type="float" office:value="0.00185238" calcext:value-type="float">
            <text:p>0,00185238</text:p>
          </table:table-cell>
        </table:table-row>
        <table:table-row table:style-name="ro1">
          <table:table-cell office:value-type="float" office:value="0.277668" calcext:value-type="float">
            <text:p>0,277668</text:p>
          </table:table-cell>
          <table:table-cell office:value-type="float" office:value="0.000861253" calcext:value-type="float">
            <text:p>0,000861253</text:p>
          </table:table-cell>
          <table:table-cell office:value-type="float" office:value="0.277366" calcext:value-type="float">
            <text:p>0,277366</text:p>
          </table:table-cell>
          <table:table-cell office:value-type="float" office:value="0.000864063" calcext:value-type="float">
            <text:p>0,000864063</text:p>
          </table:table-cell>
        </table:table-row>
        <table:table-row table:style-name="ro1">
          <table:table-cell office:value-type="float" office:value="0.280841" calcext:value-type="float">
            <text:p>0,280841</text:p>
          </table:table-cell>
          <table:table-cell office:value-type="float" office:value="0.00149754" calcext:value-type="float">
            <text:p>0,00149754</text:p>
          </table:table-cell>
          <table:table-cell office:value-type="float" office:value="0.280549" calcext:value-type="float">
            <text:p>0,280549</text:p>
          </table:table-cell>
          <table:table-cell office:value-type="float" office:value="0.00149973" calcext:value-type="float">
            <text:p>0,00149973</text:p>
          </table:table-cell>
        </table:table-row>
        <table:table-row table:style-name="ro1">
          <table:table-cell office:value-type="float" office:value="0.280654" calcext:value-type="float">
            <text:p>0,280654</text:p>
          </table:table-cell>
          <table:table-cell office:value-type="float" office:value="0.000777698" calcext:value-type="float">
            <text:p>0,000777698</text:p>
          </table:table-cell>
          <table:table-cell office:value-type="float" office:value="0.280363" calcext:value-type="float">
            <text:p>0,280363</text:p>
          </table:table-cell>
          <table:table-cell office:value-type="float" office:value="0.000780209" calcext:value-type="float">
            <text:p>0,000780209</text:p>
          </table:table-cell>
        </table:table-row>
        <table:table-row table:style-name="ro1">
          <table:table-cell office:value-type="float" office:value="0.282234" calcext:value-type="float">
            <text:p>0,282234</text:p>
          </table:table-cell>
          <table:table-cell office:value-type="float" office:value="0.00080317" calcext:value-type="float">
            <text:p>0,00080317</text:p>
          </table:table-cell>
          <table:table-cell office:value-type="float" office:value="0.281947" calcext:value-type="float">
            <text:p>0,281947</text:p>
          </table:table-cell>
          <table:table-cell office:value-type="float" office:value="0.000806217" calcext:value-type="float">
            <text:p>0,000806217</text:p>
          </table:table-cell>
        </table:table-row>
        <table:table-row table:style-name="ro1">
          <table:table-cell office:value-type="float" office:value="0.282738" calcext:value-type="float">
            <text:p>0,282738</text:p>
          </table:table-cell>
          <table:table-cell office:value-type="float" office:value="0.00105662" calcext:value-type="float">
            <text:p>0,00105662</text:p>
          </table:table-cell>
          <table:table-cell office:value-type="float" office:value="0.282456" calcext:value-type="float">
            <text:p>0,282456</text:p>
          </table:table-cell>
          <table:table-cell office:value-type="float" office:value="0.00106074" calcext:value-type="float">
            <text:p>0,00106074</text:p>
          </table:table-cell>
        </table:table-row>
        <table:table-row table:style-name="ro1">
          <table:table-cell office:value-type="float" office:value="0.283279" calcext:value-type="float">
            <text:p>0,283279</text:p>
          </table:table-cell>
          <table:table-cell office:value-type="float" office:value="0.000546713" calcext:value-type="float">
            <text:p>0,000546713</text:p>
          </table:table-cell>
          <table:table-cell office:value-type="float" office:value="0.282998" calcext:value-type="float">
            <text:p>0,282998</text:p>
          </table:table-cell>
          <table:table-cell office:value-type="float" office:value="0.000547435" calcext:value-type="float">
            <text:p>0,000547435</text:p>
          </table:table-cell>
        </table:table-row>
        <table:table-row table:style-name="ro1">
          <table:table-cell office:value-type="float" office:value="0.283467" calcext:value-type="float">
            <text:p>0,283467</text:p>
          </table:table-cell>
          <table:table-cell office:value-type="float" office:value="0.000647845" calcext:value-type="float">
            <text:p>0,000647845</text:p>
          </table:table-cell>
          <table:table-cell office:value-type="float" office:value="0.283188" calcext:value-type="float">
            <text:p>0,283188</text:p>
          </table:table-cell>
          <table:table-cell office:value-type="float" office:value="0.00065049" calcext:value-type="float">
            <text:p>0,00065049</text:p>
          </table:table-cell>
        </table:table-row>
        <table:table-row table:style-name="ro1">
          <table:table-cell office:value-type="float" office:value="0.283999" calcext:value-type="float">
            <text:p>0,283999</text:p>
          </table:table-cell>
          <table:table-cell office:value-type="float" office:value="0.000511554" calcext:value-type="float">
            <text:p>0,000511554</text:p>
          </table:table-cell>
          <table:table-cell office:value-type="float" office:value="0.283722" calcext:value-type="float">
            <text:p>0,283722</text:p>
          </table:table-cell>
          <table:table-cell office:value-type="float" office:value="0.000512103" calcext:value-type="float">
            <text:p>0,000512103</text:p>
          </table:table-cell>
        </table:table-row>
        <table:table-row table:style-name="ro1">
          <table:table-cell office:value-type="float" office:value="0.284259" calcext:value-type="float">
            <text:p>0,284259</text:p>
          </table:table-cell>
          <table:table-cell office:value-type="float" office:value="0.000368991" calcext:value-type="float">
            <text:p>0,000368991</text:p>
          </table:table-cell>
          <table:table-cell office:value-type="float" office:value="0.283982" calcext:value-type="float">
            <text:p>0,283982</text:p>
          </table:table-cell>
          <table:table-cell office:value-type="float" office:value="0.000368645" calcext:value-type="float">
            <text:p>0,000368645</text:p>
          </table:table-cell>
        </table:table-row>
        <table:table-row table:style-name="ro1">
          <table:table-cell office:value-type="float" office:value="0.284657" calcext:value-type="float">
            <text:p>0,284657</text:p>
          </table:table-cell>
          <table:table-cell office:value-type="float" office:value="0.000634764" calcext:value-type="float">
            <text:p>0,000634764</text:p>
          </table:table-cell>
          <table:table-cell office:value-type="float" office:value="0.284383" calcext:value-type="float">
            <text:p>0,284383</text:p>
          </table:table-cell>
          <table:table-cell office:value-type="float" office:value="0.000633955" calcext:value-type="float">
            <text:p>0,000633955</text:p>
          </table:table-cell>
        </table:table-row>
        <table:table-row table:style-name="ro1">
          <table:table-cell office:value-type="float" office:value="0.284762" calcext:value-type="float">
            <text:p>0,284762</text:p>
          </table:table-cell>
          <table:table-cell office:value-type="float" office:value="0.000475747" calcext:value-type="float">
            <text:p>0,000475747</text:p>
          </table:table-cell>
          <table:table-cell office:value-type="float" office:value="0.284487" calcext:value-type="float">
            <text:p>0,284487</text:p>
          </table:table-cell>
          <table:table-cell office:value-type="float" office:value="0.000475225" calcext:value-type="float">
            <text:p>0,000475225</text:p>
          </table:table-cell>
        </table:table-row>
        <table:table-row table:style-name="ro1">
          <table:table-cell office:value-type="float" office:value="0.284614" calcext:value-type="float">
            <text:p>0,284614</text:p>
          </table:table-cell>
          <table:table-cell office:value-type="float" office:value="0.000239921" calcext:value-type="float">
            <text:p>0,000239921</text:p>
          </table:table-cell>
          <table:table-cell office:value-type="float" office:value="0.284341" calcext:value-type="float">
            <text:p>0,284341</text:p>
          </table:table-cell>
          <table:table-cell office:value-type="float" office:value="0.000241473" calcext:value-type="float">
            <text:p>0,000241473</text:p>
          </table:table-cell>
        </table:table-row>
        <table:table-row table:style-name="ro1">
          <table:table-cell office:value-type="float" office:value="0.284696" calcext:value-type="float">
            <text:p>0,284696</text:p>
          </table:table-cell>
          <table:table-cell office:value-type="float" office:value="0.000289072" calcext:value-type="float">
            <text:p>0,000289072</text:p>
          </table:table-cell>
          <table:table-cell office:value-type="float" office:value="0.284423" calcext:value-type="float">
            <text:p>0,284423</text:p>
          </table:table-cell>
          <table:table-cell office:value-type="float" office:value="0.000289163" calcext:value-type="float">
            <text:p>0,000289163</text:p>
          </table:table-cell>
        </table:table-row>
        <table:table-row table:style-name="ro1">
          <table:table-cell office:value-type="float" office:value="0.285167" calcext:value-type="float">
            <text:p>0,285167</text:p>
          </table:table-cell>
          <table:table-cell office:value-type="float" office:value="0.000632563" calcext:value-type="float">
            <text:p>0,000632563</text:p>
          </table:table-cell>
          <table:table-cell office:value-type="float" office:value="0.284896" calcext:value-type="float">
            <text:p>0,284896</text:p>
          </table:table-cell>
          <table:table-cell office:value-type="float" office:value="0.000635323" calcext:value-type="float">
            <text:p>0,000635323</text:p>
          </table:table-cell>
        </table:table-row>
        <table:table-row table:style-name="ro1">
          <table:table-cell office:value-type="float" office:value="0.285009" calcext:value-type="float">
            <text:p>0,285009</text:p>
          </table:table-cell>
          <table:table-cell office:value-type="float" office:value="0.000251514" calcext:value-type="float">
            <text:p>0,000251514</text:p>
          </table:table-cell>
          <table:table-cell office:value-type="float" office:value="0.284737" calcext:value-type="float">
            <text:p>0,284737</text:p>
          </table:table-cell>
          <table:table-cell office:value-type="float" office:value="0.000252972" calcext:value-type="float">
            <text:p>0,000252972</text:p>
          </table:table-cell>
        </table:table-row>
        <table:table-row table:style-name="ro1">
          <table:table-cell office:value-type="float" office:value="0.28527" calcext:value-type="float">
            <text:p>0,28527</text:p>
          </table:table-cell>
          <table:table-cell office:value-type="float" office:value="0.000554939" calcext:value-type="float">
            <text:p>0,000554939</text:p>
          </table:table-cell>
          <table:table-cell office:value-type="float" office:value="0.284997" calcext:value-type="float">
            <text:p>0,284997</text:p>
          </table:table-cell>
          <table:table-cell office:value-type="float" office:value="0.000554428" calcext:value-type="float">
            <text:p>0,000554428</text:p>
          </table:table-cell>
        </table:table-row>
        <table:table-row table:style-name="ro1">
          <table:table-cell office:value-type="float" office:value="0.285224" calcext:value-type="float">
            <text:p>0,285224</text:p>
          </table:table-cell>
          <table:table-cell office:value-type="float" office:value="0.000437673" calcext:value-type="float">
            <text:p>0,000437673</text:p>
          </table:table-cell>
          <table:table-cell office:value-type="float" office:value="0.284953" calcext:value-type="float">
            <text:p>0,284953</text:p>
          </table:table-cell>
          <table:table-cell office:value-type="float" office:value="0.000438113" calcext:value-type="float">
            <text:p>0,000438113</text:p>
          </table:table-cell>
        </table:table-row>
        <table:table-row table:style-name="ro1">
          <table:table-cell office:value-type="float" office:value="0.285133" calcext:value-type="float">
            <text:p>0,285133</text:p>
          </table:table-cell>
          <table:table-cell office:value-type="float" office:value="0.000322905" calcext:value-type="float">
            <text:p>0,000322905</text:p>
          </table:table-cell>
          <table:table-cell office:value-type="float" office:value="0.28486" calcext:value-type="float">
            <text:p>0,28486</text:p>
          </table:table-cell>
          <table:table-cell office:value-type="float" office:value="0.000321763" calcext:value-type="float">
            <text:p>0,000321763</text:p>
          </table:table-cell>
        </table:table-row>
        <table:table-row table:style-name="ro1">
          <table:table-cell office:value-type="float" office:value="0.285152" calcext:value-type="float">
            <text:p>0,285152</text:p>
          </table:table-cell>
          <table:table-cell office:value-type="float" office:value="0.000405159" calcext:value-type="float">
            <text:p>0,000405159</text:p>
          </table:table-cell>
          <table:table-cell office:value-type="float" office:value="0.284882" calcext:value-type="float">
            <text:p>0,284882</text:p>
          </table:table-cell>
          <table:table-cell office:value-type="float" office:value="0.000406452" calcext:value-type="float">
            <text:p>0,000406452</text:p>
          </table:table-cell>
        </table:table-row>
        <table:table-row table:style-name="ro1">
          <table:table-cell office:value-type="float" office:value="0.285091" calcext:value-type="float">
            <text:p>0,285091</text:p>
          </table:table-cell>
          <table:table-cell office:value-type="float" office:value="0.000348097" calcext:value-type="float">
            <text:p>0,000348097</text:p>
          </table:table-cell>
          <table:table-cell office:value-type="float" office:value="0.28482" calcext:value-type="float">
            <text:p>0,28482</text:p>
          </table:table-cell>
          <table:table-cell office:value-type="float" office:value="0.000348927" calcext:value-type="float">
            <text:p>0,000348927</text:p>
          </table:table-cell>
        </table:table-row>
        <table:table-row table:style-name="ro1">
          <table:table-cell office:value-type="float" office:value="0.28501" calcext:value-type="float">
            <text:p>0,28501</text:p>
          </table:table-cell>
          <table:table-cell office:value-type="float" office:value="0.000156416" calcext:value-type="float">
            <text:p>0,000156416</text:p>
          </table:table-cell>
          <table:table-cell office:value-type="float" office:value="0.284739" calcext:value-type="float">
            <text:p>0,284739</text:p>
          </table:table-cell>
          <table:table-cell office:value-type="float" office:value="0.00015667" calcext:value-type="float">
            <text:p>0,00015667</text:p>
          </table:table-cell>
        </table:table-row>
        <table:table-row table:style-name="ro1">
          <table:table-cell office:value-type="float" office:value="0.285145" calcext:value-type="float">
            <text:p>0,285145</text:p>
          </table:table-cell>
          <table:table-cell office:value-type="float" office:value="0.000279837" calcext:value-type="float">
            <text:p>0,000279837</text:p>
          </table:table-cell>
          <table:table-cell office:value-type="float" office:value="0.284874" calcext:value-type="float">
            <text:p>0,284874</text:p>
          </table:table-cell>
          <table:table-cell office:value-type="float" office:value="0.000280864" calcext:value-type="float">
            <text:p>0,000280864</text:p>
          </table:table-cell>
        </table:table-row>
        <table:table-row table:style-name="ro1">
          <table:table-cell office:value-type="float" office:value="0.285135" calcext:value-type="float">
            <text:p>0,285135</text:p>
          </table:table-cell>
          <table:table-cell office:value-type="float" office:value="0.000228269" calcext:value-type="float">
            <text:p>0,000228269</text:p>
          </table:table-cell>
          <table:table-cell office:value-type="float" office:value="0.284866" calcext:value-type="float">
            <text:p>0,284866</text:p>
          </table:table-cell>
          <table:table-cell office:value-type="float" office:value="0.000230045" calcext:value-type="float">
            <text:p>0,000230045</text:p>
          </table:table-cell>
        </table:table-row>
        <table:table-row table:style-name="ro1">
          <table:table-cell office:value-type="float" office:value="0.285076" calcext:value-type="float">
            <text:p>0,285076</text:p>
          </table:table-cell>
          <table:table-cell office:value-type="float" office:value="0.000203545" calcext:value-type="float">
            <text:p>0,000203545</text:p>
          </table:table-cell>
          <table:table-cell office:value-type="float" office:value="0.284805" calcext:value-type="float">
            <text:p>0,284805</text:p>
          </table:table-cell>
          <table:table-cell office:value-type="float" office:value="0.000202172" calcext:value-type="float">
            <text:p>0,000202172</text:p>
          </table:table-cell>
        </table:table-row>
        <table:table-row table:style-name="ro1">
          <table:table-cell office:value-type="float" office:value="0.285353" calcext:value-type="float">
            <text:p>0,285353</text:p>
          </table:table-cell>
          <table:table-cell office:value-type="float" office:value="0.000639898" calcext:value-type="float">
            <text:p>0,000639898</text:p>
          </table:table-cell>
          <table:table-cell office:value-type="float" office:value="0.285084" calcext:value-type="float">
            <text:p>0,285084</text:p>
          </table:table-cell>
          <table:table-cell office:value-type="float" office:value="0.00064305" calcext:value-type="float">
            <text:p>0,00064305</text:p>
          </table:table-cell>
        </table:table-row>
        <table:table-row table:style-name="ro1">
          <table:table-cell office:value-type="float" office:value="0.285311" calcext:value-type="float">
            <text:p>0,285311</text:p>
          </table:table-cell>
          <table:table-cell office:value-type="float" office:value="0.000358213" calcext:value-type="float">
            <text:p>0,000358213</text:p>
          </table:table-cell>
          <table:table-cell office:value-type="float" office:value="0.285041" calcext:value-type="float">
            <text:p>0,285041</text:p>
          </table:table-cell>
          <table:table-cell office:value-type="float" office:value="0.00036011" calcext:value-type="float">
            <text:p>0,00036011</text:p>
          </table:table-cell>
        </table:table-row>
        <table:table-row table:style-name="ro1">
          <table:table-cell office:value-type="float" office:value="0.285132" calcext:value-type="float">
            <text:p>0,285132</text:p>
          </table:table-cell>
          <table:table-cell office:value-type="float" office:value="0.000206909" calcext:value-type="float">
            <text:p>0,000206909</text:p>
          </table:table-cell>
          <table:table-cell office:value-type="float" office:value="0.284861" calcext:value-type="float">
            <text:p>0,284861</text:p>
          </table:table-cell>
          <table:table-cell office:value-type="float" office:value="0.000207415" calcext:value-type="float">
            <text:p>0,000207415</text:p>
          </table:table-cell>
        </table:table-row>
        <table:table-row table:style-name="ro1">
          <table:table-cell office:value-type="float" office:value="0.28519" calcext:value-type="float">
            <text:p>0,28519</text:p>
          </table:table-cell>
          <table:table-cell office:value-type="float" office:value="0.000325443" calcext:value-type="float">
            <text:p>0,000325443</text:p>
          </table:table-cell>
          <table:table-cell office:value-type="float" office:value="0.284921" calcext:value-type="float">
            <text:p>0,284921</text:p>
          </table:table-cell>
          <table:table-cell office:value-type="float" office:value="0.000325603" calcext:value-type="float">
            <text:p>0,000325603</text:p>
          </table:table-cell>
        </table:table-row>
        <table:table-row table:style-name="ro1">
          <table:table-cell office:value-type="float" office:value="0.285269" calcext:value-type="float">
            <text:p>0,285269</text:p>
          </table:table-cell>
          <table:table-cell office:value-type="float" office:value="0.000459431" calcext:value-type="float">
            <text:p>0,000459431</text:p>
          </table:table-cell>
          <table:table-cell office:value-type="float" office:value="0.284999" calcext:value-type="float">
            <text:p>0,284999</text:p>
          </table:table-cell>
          <table:table-cell office:value-type="float" office:value="0.000458222" calcext:value-type="float">
            <text:p>0,000458222</text:p>
          </table:table-cell>
        </table:table-row>
        <table:table-row table:style-name="ro1">
          <table:table-cell office:value-type="float" office:value="0.285473" calcext:value-type="float">
            <text:p>0,285473</text:p>
          </table:table-cell>
          <table:table-cell office:value-type="float" office:value="0.00051238" calcext:value-type="float">
            <text:p>0,00051238</text:p>
          </table:table-cell>
          <table:table-cell office:value-type="float" office:value="0.285204" calcext:value-type="float">
            <text:p>0,285204</text:p>
          </table:table-cell>
          <table:table-cell office:value-type="float" office:value="0.000513116" calcext:value-type="float">
            <text:p>0,000513116</text:p>
          </table:table-cell>
        </table:table-row>
        <table:table-row table:style-name="ro1">
          <table:table-cell office:value-type="float" office:value="0.285248" calcext:value-type="float">
            <text:p>0,285248</text:p>
          </table:table-cell>
          <table:table-cell office:value-type="float" office:value="0.000232351" calcext:value-type="float">
            <text:p>0,000232351</text:p>
          </table:table-cell>
          <table:table-cell office:value-type="float" office:value="0.28498" calcext:value-type="float">
            <text:p>0,28498</text:p>
          </table:table-cell>
          <table:table-cell office:value-type="float" office:value="0.000234356" calcext:value-type="float">
            <text:p>0,000234356</text:p>
          </table:table-cell>
        </table:table-row>
        <table:table-row table:style-name="ro1">
          <table:table-cell office:value-type="float" office:value="0.285336" calcext:value-type="float">
            <text:p>0,285336</text:p>
          </table:table-cell>
          <table:table-cell office:value-type="float" office:value="0.000231153" calcext:value-type="float">
            <text:p>0,000231153</text:p>
          </table:table-cell>
          <table:table-cell office:value-type="float" office:value="0.285065" calcext:value-type="float">
            <text:p>0,285065</text:p>
          </table:table-cell>
          <table:table-cell office:value-type="float" office:value="0.00022999" calcext:value-type="float">
            <text:p>0,00022999</text:p>
          </table:table-cell>
        </table:table-row>
        <table:table-row table:style-name="ro1">
          <table:table-cell office:value-type="float" office:value="0.285402" calcext:value-type="float">
            <text:p>0,285402</text:p>
          </table:table-cell>
          <table:table-cell office:value-type="float" office:value="0.000455836" calcext:value-type="float">
            <text:p>0,000455836</text:p>
          </table:table-cell>
          <table:table-cell office:value-type="float" office:value="0.285132" calcext:value-type="float">
            <text:p>0,285132</text:p>
          </table:table-cell>
          <table:table-cell office:value-type="float" office:value="0.000455428" calcext:value-type="float">
            <text:p>0,000455428</text:p>
          </table:table-cell>
        </table:table-row>
        <table:table-row table:style-name="ro1">
          <table:table-cell office:value-type="float" office:value="0.285226" calcext:value-type="float">
            <text:p>0,285226</text:p>
          </table:table-cell>
          <table:table-cell office:value-type="float" office:value="0.000155599" calcext:value-type="float">
            <text:p>0,000155599</text:p>
          </table:table-cell>
          <table:table-cell office:value-type="float" office:value="0.284956" calcext:value-type="float">
            <text:p>0,284956</text:p>
          </table:table-cell>
          <table:table-cell office:value-type="float" office:value="0.00015468" calcext:value-type="float">
            <text:p>0,00015468</text:p>
          </table:table-cell>
        </table:table-row>
        <table:table-row table:style-name="ro1">
          <table:table-cell office:value-type="float" office:value="0.285545" calcext:value-type="float">
            <text:p>0,285545</text:p>
          </table:table-cell>
          <table:table-cell office:value-type="float" office:value="0.00068846" calcext:value-type="float">
            <text:p>0,00068846</text:p>
          </table:table-cell>
          <table:table-cell office:value-type="float" office:value="0.285278" calcext:value-type="float">
            <text:p>0,285278</text:p>
          </table:table-cell>
          <table:table-cell office:value-type="float" office:value="0.000690571" calcext:value-type="float">
            <text:p>0,000690571</text:p>
          </table:table-cell>
        </table:table-row>
        <table:table-row table:style-name="ro1">
          <table:table-cell office:value-type="float" office:value="0.285422" calcext:value-type="float">
            <text:p>0,285422</text:p>
          </table:table-cell>
          <table:table-cell office:value-type="float" office:value="0.0002938" calcext:value-type="float">
            <text:p>0,0002938</text:p>
          </table:table-cell>
          <table:table-cell office:value-type="float" office:value="0.285155" calcext:value-type="float">
            <text:p>0,285155</text:p>
          </table:table-cell>
          <table:table-cell office:value-type="float" office:value="0.000295944" calcext:value-type="float">
            <text:p>0,000295944</text:p>
          </table:table-cell>
        </table:table-row>
        <table:table-row table:style-name="ro1">
          <table:table-cell office:value-type="float" office:value="0.285244" calcext:value-type="float">
            <text:p>0,285244</text:p>
          </table:table-cell>
          <table:table-cell office:value-type="float" office:value="0.000161704" calcext:value-type="float">
            <text:p>0,000161704</text:p>
          </table:table-cell>
          <table:table-cell office:value-type="float" office:value="0.284976" calcext:value-type="float">
            <text:p>0,284976</text:p>
          </table:table-cell>
          <table:table-cell office:value-type="float" office:value="0.000163031" calcext:value-type="float">
            <text:p>0,000163031</text:p>
          </table:table-cell>
        </table:table-row>
        <table:table-row table:style-name="ro1">
          <table:table-cell office:value-type="float" office:value="0.285433" calcext:value-type="float">
            <text:p>0,285433</text:p>
          </table:table-cell>
          <table:table-cell office:value-type="float" office:value="0.000325873" calcext:value-type="float">
            <text:p>0,000325873</text:p>
          </table:table-cell>
          <table:table-cell office:value-type="float" office:value="0.285166" calcext:value-type="float">
            <text:p>0,285166</text:p>
          </table:table-cell>
          <table:table-cell office:value-type="float" office:value="0.000328319" calcext:value-type="float">
            <text:p>0,000328319</text:p>
          </table:table-cell>
        </table:table-row>
        <table:table-row table:style-name="ro1">
          <table:table-cell office:value-type="float" office:value="0.285285" calcext:value-type="float">
            <text:p>0,285285</text:p>
          </table:table-cell>
          <table:table-cell office:value-type="float" office:value="0.000211075" calcext:value-type="float">
            <text:p>0,000211075</text:p>
          </table:table-cell>
          <table:table-cell office:value-type="float" office:value="0.285016" calcext:value-type="float">
            <text:p>0,285016</text:p>
          </table:table-cell>
          <table:table-cell office:value-type="float" office:value="0.000210552" calcext:value-type="float">
            <text:p>0,000210552</text:p>
          </table:table-cell>
        </table:table-row>
        <table:table-row table:style-name="ro1">
          <table:table-cell office:value-type="float" office:value="0.285484" calcext:value-type="float">
            <text:p>0,285484</text:p>
          </table:table-cell>
          <table:table-cell office:value-type="float" office:value="0.000597264" calcext:value-type="float">
            <text:p>0,000597264</text:p>
          </table:table-cell>
          <table:table-cell office:value-type="float" office:value="0.285217" calcext:value-type="float">
            <text:p>0,285217</text:p>
          </table:table-cell>
          <table:table-cell office:value-type="float" office:value="0.00059643" calcext:value-type="float">
            <text:p>0,00059643</text:p>
          </table:table-cell>
        </table:table-row>
        <table:table-row table:style-name="ro1">
          <table:table-cell office:value-type="float" office:value="0.285515" calcext:value-type="float">
            <text:p>0,285515</text:p>
          </table:table-cell>
          <table:table-cell office:value-type="float" office:value="0.000205568" calcext:value-type="float">
            <text:p>0,000205568</text:p>
          </table:table-cell>
          <table:table-cell office:value-type="float" office:value="0.285248" calcext:value-type="float">
            <text:p>0,285248</text:p>
          </table:table-cell>
          <table:table-cell office:value-type="float" office:value="0.000206448" calcext:value-type="float">
            <text:p>0,000206448</text:p>
          </table:table-cell>
        </table:table-row>
        <table:table-row table:style-name="ro1">
          <table:table-cell office:value-type="float" office:value="0.285536" calcext:value-type="float">
            <text:p>0,285536</text:p>
          </table:table-cell>
          <table:table-cell office:value-type="float" office:value="0.000346592" calcext:value-type="float">
            <text:p>0,000346592</text:p>
          </table:table-cell>
          <table:table-cell office:value-type="float" office:value="0.285269" calcext:value-type="float">
            <text:p>0,285269</text:p>
          </table:table-cell>
          <table:table-cell office:value-type="float" office:value="0.000346496" calcext:value-type="float">
            <text:p>0,000346496</text:p>
          </table:table-cell>
        </table:table-row>
        <table:table-row table:style-name="ro1">
          <table:table-cell office:value-type="float" office:value="0.285767" calcext:value-type="float">
            <text:p>0,285767</text:p>
          </table:table-cell>
          <table:table-cell office:value-type="float" office:value="0.000531045" calcext:value-type="float">
            <text:p>0,000531045</text:p>
          </table:table-cell>
          <table:table-cell office:value-type="float" office:value="0.2855" calcext:value-type="float">
            <text:p>0,2855</text:p>
          </table:table-cell>
          <table:table-cell office:value-type="float" office:value="0.000530603" calcext:value-type="float">
            <text:p>0,000530603</text:p>
          </table:table-cell>
        </table:table-row>
        <table:table-row table:style-name="ro1">
          <table:table-cell office:value-type="float" office:value="0.28574" calcext:value-type="float">
            <text:p>0,28574</text:p>
          </table:table-cell>
          <table:table-cell office:value-type="float" office:value="0.000621091" calcext:value-type="float">
            <text:p>0,000621091</text:p>
          </table:table-cell>
          <table:table-cell office:value-type="float" office:value="0.285472" calcext:value-type="float">
            <text:p>0,285472</text:p>
          </table:table-cell>
          <table:table-cell office:value-type="float" office:value="0.000620382" calcext:value-type="float">
            <text:p>0,000620382</text:p>
          </table:table-cell>
        </table:table-row>
        <table:table-row table:style-name="ro1">
          <table:table-cell office:value-type="float" office:value="0.285699" calcext:value-type="float">
            <text:p>0,285699</text:p>
          </table:table-cell>
          <table:table-cell office:value-type="float" office:value="0.000497653" calcext:value-type="float">
            <text:p>0,000497653</text:p>
          </table:table-cell>
          <table:table-cell office:value-type="float" office:value="0.285433" calcext:value-type="float">
            <text:p>0,285433</text:p>
          </table:table-cell>
          <table:table-cell office:value-type="float" office:value="0.000497654" calcext:value-type="float">
            <text:p>0,000497654</text:p>
          </table:table-cell>
        </table:table-row>
        <table:table-row table:style-name="ro1">
          <table:table-cell office:value-type="float" office:value="0.285872" calcext:value-type="float">
            <text:p>0,285872</text:p>
          </table:table-cell>
          <table:table-cell office:value-type="float" office:value="0.000427955" calcext:value-type="float">
            <text:p>0,000427955</text:p>
          </table:table-cell>
          <table:table-cell office:value-type="float" office:value="0.285605" calcext:value-type="float">
            <text:p>0,285605</text:p>
          </table:table-cell>
          <table:table-cell office:value-type="float" office:value="0.000427896" calcext:value-type="float">
            <text:p>0,000427896</text:p>
          </table:table-cell>
        </table:table-row>
        <table:table-row table:style-name="ro1">
          <table:table-cell office:value-type="float" office:value="0.28562" calcext:value-type="float">
            <text:p>0,28562</text:p>
          </table:table-cell>
          <table:table-cell office:value-type="float" office:value="0.000152865" calcext:value-type="float">
            <text:p>0,000152865</text:p>
          </table:table-cell>
          <table:table-cell office:value-type="float" office:value="0.285355" calcext:value-type="float">
            <text:p>0,285355</text:p>
          </table:table-cell>
          <table:table-cell office:value-type="float" office:value="0.000153293" calcext:value-type="float">
            <text:p>0,000153293</text:p>
          </table:table-cell>
        </table:table-row>
        <table:table-row table:style-name="ro1">
          <table:table-cell office:value-type="float" office:value="0.285733" calcext:value-type="float">
            <text:p>0,285733</text:p>
          </table:table-cell>
          <table:table-cell office:value-type="float" office:value="0.000204569" calcext:value-type="float">
            <text:p>0,000204569</text:p>
          </table:table-cell>
          <table:table-cell office:value-type="float" office:value="0.285467" calcext:value-type="float">
            <text:p>0,285467</text:p>
          </table:table-cell>
          <table:table-cell office:value-type="float" office:value="0.000205545" calcext:value-type="float">
            <text:p>0,000205545</text:p>
          </table:table-cell>
        </table:table-row>
        <table:table-row table:style-name="ro1">
          <table:table-cell office:value-type="float" office:value="0.285886" calcext:value-type="float">
            <text:p>0,285886</text:p>
          </table:table-cell>
          <table:table-cell office:value-type="float" office:value="0.00034714" calcext:value-type="float">
            <text:p>0,00034714</text:p>
          </table:table-cell>
          <table:table-cell office:value-type="float" office:value="0.285622" calcext:value-type="float">
            <text:p>0,285622</text:p>
          </table:table-cell>
          <table:table-cell office:value-type="float" office:value="0.00034948" calcext:value-type="float">
            <text:p>0,00034948</text:p>
          </table:table-cell>
        </table:table-row>
        <table:table-row table:style-name="ro1">
          <table:table-cell office:value-type="float" office:value="0.286013" calcext:value-type="float">
            <text:p>0,286013</text:p>
          </table:table-cell>
          <table:table-cell office:value-type="float" office:value="0.000577524" calcext:value-type="float">
            <text:p>0,000577524</text:p>
          </table:table-cell>
          <table:table-cell office:value-type="float" office:value="0.285748" calcext:value-type="float">
            <text:p>0,285748</text:p>
          </table:table-cell>
          <table:table-cell office:value-type="float" office:value="0.0005815" calcext:value-type="float">
            <text:p>0,0005815</text:p>
          </table:table-cell>
        </table:table-row>
        <table:table-row table:style-name="ro1">
          <table:table-cell office:value-type="float" office:value="0.286212" calcext:value-type="float">
            <text:p>0,286212</text:p>
          </table:table-cell>
          <table:table-cell office:value-type="float" office:value="0.000376584" calcext:value-type="float">
            <text:p>0,000376584</text:p>
          </table:table-cell>
          <table:table-cell office:value-type="float" office:value="0.28595" calcext:value-type="float">
            <text:p>0,28595</text:p>
          </table:table-cell>
          <table:table-cell office:value-type="float" office:value="0.000378644" calcext:value-type="float">
            <text:p>0,000378644</text:p>
          </table:table-cell>
        </table:table-row>
        <table:table-row table:style-name="ro1">
          <table:table-cell office:value-type="float" office:value="0.285932" calcext:value-type="float">
            <text:p>0,285932</text:p>
          </table:table-cell>
          <table:table-cell office:value-type="float" office:value="0.000304019" calcext:value-type="float">
            <text:p>0,000304019</text:p>
          </table:table-cell>
          <table:table-cell office:value-type="float" office:value="0.285668" calcext:value-type="float">
            <text:p>0,285668</text:p>
          </table:table-cell>
          <table:table-cell office:value-type="float" office:value="0.000306185" calcext:value-type="float">
            <text:p>0,000306185</text:p>
          </table:table-cell>
        </table:table-row>
        <table:table-row table:style-name="ro1">
          <table:table-cell office:value-type="float" office:value="0.286004" calcext:value-type="float">
            <text:p>0,286004</text:p>
          </table:table-cell>
          <table:table-cell office:value-type="float" office:value="0.00016417" calcext:value-type="float">
            <text:p>0,00016417</text:p>
          </table:table-cell>
          <table:table-cell office:value-type="float" office:value="0.28574" calcext:value-type="float">
            <text:p>0,28574</text:p>
          </table:table-cell>
          <table:table-cell office:value-type="float" office:value="0.000163787" calcext:value-type="float">
            <text:p>0,000163787</text:p>
          </table:table-cell>
        </table:table-row>
        <table:table-row table:style-name="ro1">
          <table:table-cell office:value-type="float" office:value="0.286149" calcext:value-type="float">
            <text:p>0,286149</text:p>
          </table:table-cell>
          <table:table-cell office:value-type="float" office:value="0.000266518" calcext:value-type="float">
            <text:p>0,000266518</text:p>
          </table:table-cell>
          <table:table-cell office:value-type="float" office:value="0.285886" calcext:value-type="float">
            <text:p>0,285886</text:p>
          </table:table-cell>
          <table:table-cell office:value-type="float" office:value="0.000269237" calcext:value-type="float">
            <text:p>0,000269237</text:p>
          </table:table-cell>
        </table:table-row>
        <table:table-row table:style-name="ro1">
          <table:table-cell office:value-type="float" office:value="0.286279" calcext:value-type="float">
            <text:p>0,286279</text:p>
          </table:table-cell>
          <table:table-cell office:value-type="float" office:value="0.000250621" calcext:value-type="float">
            <text:p>0,000250621</text:p>
          </table:table-cell>
          <table:table-cell office:value-type="float" office:value="0.286015" calcext:value-type="float">
            <text:p>0,286015</text:p>
          </table:table-cell>
          <table:table-cell office:value-type="float" office:value="0.000251478" calcext:value-type="float">
            <text:p>0,000251478</text:p>
          </table:table-cell>
        </table:table-row>
        <table:table-row table:style-name="ro1">
          <table:table-cell office:value-type="float" office:value="0.286439" calcext:value-type="float">
            <text:p>0,286439</text:p>
          </table:table-cell>
          <table:table-cell office:value-type="float" office:value="0.000370652" calcext:value-type="float">
            <text:p>0,000370652</text:p>
          </table:table-cell>
          <table:table-cell office:value-type="float" office:value="0.286176" calcext:value-type="float">
            <text:p>0,286176</text:p>
          </table:table-cell>
          <table:table-cell office:value-type="float" office:value="0.000371515" calcext:value-type="float">
            <text:p>0,000371515</text:p>
          </table:table-cell>
        </table:table-row>
        <table:table-row table:style-name="ro1">
          <table:table-cell office:value-type="float" office:value="0.286969" calcext:value-type="float">
            <text:p>0,286969</text:p>
          </table:table-cell>
          <table:table-cell office:value-type="float" office:value="0.0012172" calcext:value-type="float">
            <text:p>0,0012172</text:p>
          </table:table-cell>
          <table:table-cell office:value-type="float" office:value="0.286705" calcext:value-type="float">
            <text:p>0,286705</text:p>
          </table:table-cell>
          <table:table-cell office:value-type="float" office:value="0.00121629" calcext:value-type="float">
            <text:p>0,00121629</text:p>
          </table:table-cell>
        </table:table-row>
        <table:table-row table:style-name="ro1">
          <table:table-cell office:value-type="float" office:value="0.28666" calcext:value-type="float">
            <text:p>0,28666</text:p>
          </table:table-cell>
          <table:table-cell office:value-type="float" office:value="0.000274394" calcext:value-type="float">
            <text:p>0,000274394</text:p>
          </table:table-cell>
          <table:table-cell office:value-type="float" office:value="0.286398" calcext:value-type="float">
            <text:p>0,286398</text:p>
          </table:table-cell>
          <table:table-cell office:value-type="float" office:value="0.000277253" calcext:value-type="float">
            <text:p>0,000277253</text:p>
          </table:table-cell>
        </table:table-row>
        <table:table-row table:style-name="ro1">
          <table:table-cell office:value-type="float" office:value="0.286845" calcext:value-type="float">
            <text:p>0,286845</text:p>
          </table:table-cell>
          <table:table-cell office:value-type="float" office:value="0.000628188" calcext:value-type="float">
            <text:p>0,000628188</text:p>
          </table:table-cell>
          <table:table-cell office:value-type="float" office:value="0.286583" calcext:value-type="float">
            <text:p>0,286583</text:p>
          </table:table-cell>
          <table:table-cell office:value-type="float" office:value="0.000628969" calcext:value-type="float">
            <text:p>0,000628969</text:p>
          </table:table-cell>
        </table:table-row>
        <table:table-row table:style-name="ro1">
          <table:table-cell office:value-type="float" office:value="0.286735" calcext:value-type="float">
            <text:p>0,286735</text:p>
          </table:table-cell>
          <table:table-cell office:value-type="float" office:value="0.000504533" calcext:value-type="float">
            <text:p>0,000504533</text:p>
          </table:table-cell>
          <table:table-cell office:value-type="float" office:value="0.286471" calcext:value-type="float">
            <text:p>0,286471</text:p>
          </table:table-cell>
          <table:table-cell office:value-type="float" office:value="0.00050532" calcext:value-type="float">
            <text:p>0,00050532</text:p>
          </table:table-cell>
        </table:table-row>
        <table:table-row table:style-name="ro1">
          <table:table-cell office:value-type="float" office:value="0.286715" calcext:value-type="float">
            <text:p>0,286715</text:p>
          </table:table-cell>
          <table:table-cell office:value-type="float" office:value="0.000474948" calcext:value-type="float">
            <text:p>0,000474948</text:p>
          </table:table-cell>
          <table:table-cell office:value-type="float" office:value="0.286453" calcext:value-type="float">
            <text:p>0,286453</text:p>
          </table:table-cell>
          <table:table-cell office:value-type="float" office:value="0.000475967" calcext:value-type="float">
            <text:p>0,000475967</text:p>
          </table:table-cell>
        </table:table-row>
        <table:table-row table:style-name="ro1">
          <table:table-cell office:value-type="float" office:value="0.287012" calcext:value-type="float">
            <text:p>0,287012</text:p>
          </table:table-cell>
          <table:table-cell office:value-type="float" office:value="0.000696536" calcext:value-type="float">
            <text:p>0,000696536</text:p>
          </table:table-cell>
          <table:table-cell office:value-type="float" office:value="0.28675" calcext:value-type="float">
            <text:p>0,28675</text:p>
          </table:table-cell>
          <table:table-cell office:value-type="float" office:value="0.00069716" calcext:value-type="float">
            <text:p>0,00069716</text:p>
          </table:table-cell>
        </table:table-row>
        <table:table-row table:style-name="ro1">
          <table:table-cell office:value-type="float" office:value="0.287084" calcext:value-type="float">
            <text:p>0,287084</text:p>
          </table:table-cell>
          <table:table-cell office:value-type="float" office:value="0.000370678" calcext:value-type="float">
            <text:p>0,000370678</text:p>
          </table:table-cell>
          <table:table-cell office:value-type="float" office:value="0.286823" calcext:value-type="float">
            <text:p>0,286823</text:p>
          </table:table-cell>
          <table:table-cell office:value-type="float" office:value="0.000371354" calcext:value-type="float">
            <text:p>0,000371354</text:p>
          </table:table-cell>
        </table:table-row>
        <table:table-row table:style-name="ro1">
          <table:table-cell office:value-type="float" office:value="0.287173" calcext:value-type="float">
            <text:p>0,287173</text:p>
          </table:table-cell>
          <table:table-cell office:value-type="float" office:value="0.000612295" calcext:value-type="float">
            <text:p>0,000612295</text:p>
          </table:table-cell>
          <table:table-cell office:value-type="float" office:value="0.286913" calcext:value-type="float">
            <text:p>0,286913</text:p>
          </table:table-cell>
          <table:table-cell office:value-type="float" office:value="0.000610725" calcext:value-type="float">
            <text:p>0,000610725</text:p>
          </table:table-cell>
        </table:table-row>
        <table:table-row table:style-name="ro1">
          <table:table-cell office:value-type="float" office:value="0.287117" calcext:value-type="float">
            <text:p>0,287117</text:p>
          </table:table-cell>
          <table:table-cell office:value-type="float" office:value="0.000417891" calcext:value-type="float">
            <text:p>0,000417891</text:p>
          </table:table-cell>
          <table:table-cell office:value-type="float" office:value="0.286856" calcext:value-type="float">
            <text:p>0,286856</text:p>
          </table:table-cell>
          <table:table-cell office:value-type="float" office:value="0.000419282" calcext:value-type="float">
            <text:p>0,000419282</text:p>
          </table:table-cell>
        </table:table-row>
        <table:table-row table:style-name="ro1">
          <table:table-cell office:value-type="float" office:value="0.287701" calcext:value-type="float">
            <text:p>0,287701</text:p>
          </table:table-cell>
          <table:table-cell office:value-type="float" office:value="0.000922488" calcext:value-type="float">
            <text:p>0,000922488</text:p>
          </table:table-cell>
          <table:table-cell office:value-type="float" office:value="0.287439" calcext:value-type="float">
            <text:p>0,287439</text:p>
          </table:table-cell>
          <table:table-cell office:value-type="float" office:value="0.000921482" calcext:value-type="float">
            <text:p>0,000921482</text:p>
          </table:table-cell>
        </table:table-row>
        <table:table-row table:style-name="ro1">
          <table:table-cell office:value-type="float" office:value="0.287411" calcext:value-type="float">
            <text:p>0,287411</text:p>
          </table:table-cell>
          <table:table-cell office:value-type="float" office:value="0.000451137" calcext:value-type="float">
            <text:p>0,000451137</text:p>
          </table:table-cell>
          <table:table-cell office:value-type="float" office:value="0.287149" calcext:value-type="float">
            <text:p>0,287149</text:p>
          </table:table-cell>
          <table:table-cell office:value-type="float" office:value="0.000452021" calcext:value-type="float">
            <text:p>0,000452021</text:p>
          </table:table-cell>
        </table:table-row>
        <table:table-row table:style-name="ro1">
          <table:table-cell office:value-type="float" office:value="0.287586" calcext:value-type="float">
            <text:p>0,287586</text:p>
          </table:table-cell>
          <table:table-cell office:value-type="float" office:value="0.000402544" calcext:value-type="float">
            <text:p>0,000402544</text:p>
          </table:table-cell>
          <table:table-cell office:value-type="float" office:value="0.287324" calcext:value-type="float">
            <text:p>0,287324</text:p>
          </table:table-cell>
          <table:table-cell office:value-type="float" office:value="0.00040285" calcext:value-type="float">
            <text:p>0,00040285</text:p>
          </table:table-cell>
        </table:table-row>
        <table:table-row table:style-name="ro1">
          <table:table-cell office:value-type="float" office:value="0.287789" calcext:value-type="float">
            <text:p>0,287789</text:p>
          </table:table-cell>
          <table:table-cell office:value-type="float" office:value="0.000362261" calcext:value-type="float">
            <text:p>0,000362261</text:p>
          </table:table-cell>
          <table:table-cell office:value-type="float" office:value="0.287531" calcext:value-type="float">
            <text:p>0,287531</text:p>
          </table:table-cell>
          <table:table-cell office:value-type="float" office:value="0.000362335" calcext:value-type="float">
            <text:p>0,000362335</text:p>
          </table:table-cell>
        </table:table-row>
        <table:table-row table:style-name="ro1">
          <table:table-cell office:value-type="float" office:value="0.287915" calcext:value-type="float">
            <text:p>0,287915</text:p>
          </table:table-cell>
          <table:table-cell office:value-type="float" office:value="0.000411378" calcext:value-type="float">
            <text:p>0,000411378</text:p>
          </table:table-cell>
          <table:table-cell office:value-type="float" office:value="0.287653" calcext:value-type="float">
            <text:p>0,287653</text:p>
          </table:table-cell>
          <table:table-cell office:value-type="float" office:value="0.000412991" calcext:value-type="float">
            <text:p>0,000412991</text:p>
          </table:table-cell>
        </table:table-row>
        <table:table-row table:style-name="ro1">
          <table:table-cell office:value-type="float" office:value="0.28814" calcext:value-type="float">
            <text:p>0,28814</text:p>
          </table:table-cell>
          <table:table-cell office:value-type="float" office:value="0.000486015" calcext:value-type="float">
            <text:p>0,000486015</text:p>
          </table:table-cell>
          <table:table-cell office:value-type="float" office:value="0.287883" calcext:value-type="float">
            <text:p>0,287883</text:p>
          </table:table-cell>
          <table:table-cell office:value-type="float" office:value="0.000487772" calcext:value-type="float">
            <text:p>0,000487772</text:p>
          </table:table-cell>
        </table:table-row>
        <table:table-row table:style-name="ro1">
          <table:table-cell office:value-type="float" office:value="0.287924" calcext:value-type="float">
            <text:p>0,287924</text:p>
          </table:table-cell>
          <table:table-cell office:value-type="float" office:value="0.000205957" calcext:value-type="float">
            <text:p>0,000205957</text:p>
          </table:table-cell>
          <table:table-cell office:value-type="float" office:value="0.287663" calcext:value-type="float">
            <text:p>0,287663</text:p>
          </table:table-cell>
          <table:table-cell office:value-type="float" office:value="0.000204905" calcext:value-type="float">
            <text:p>0,000204905</text:p>
          </table:table-cell>
        </table:table-row>
        <table:table-row table:style-name="ro1">
          <table:table-cell office:value-type="float" office:value="0.288133" calcext:value-type="float">
            <text:p>0,288133</text:p>
          </table:table-cell>
          <table:table-cell office:value-type="float" office:value="0.000468088" calcext:value-type="float">
            <text:p>0,000468088</text:p>
          </table:table-cell>
          <table:table-cell office:value-type="float" office:value="0.287875" calcext:value-type="float">
            <text:p>0,287875</text:p>
          </table:table-cell>
          <table:table-cell office:value-type="float" office:value="0.000471415" calcext:value-type="float">
            <text:p>0,000471415</text:p>
          </table:table-cell>
        </table:table-row>
        <table:table-row table:style-name="ro1">
          <table:table-cell office:value-type="float" office:value="0.288192" calcext:value-type="float">
            <text:p>0,288192</text:p>
          </table:table-cell>
          <table:table-cell office:value-type="float" office:value="0.000438257" calcext:value-type="float">
            <text:p>0,000438257</text:p>
          </table:table-cell>
          <table:table-cell office:value-type="float" office:value="0.287931" calcext:value-type="float">
            <text:p>0,287931</text:p>
          </table:table-cell>
          <table:table-cell office:value-type="float" office:value="0.000437816" calcext:value-type="float">
            <text:p>0,000437816</text:p>
          </table:table-cell>
        </table:table-row>
        <table:table-row table:style-name="ro1">
          <table:table-cell office:value-type="float" office:value="0.288167" calcext:value-type="float">
            <text:p>0,288167</text:p>
          </table:table-cell>
          <table:table-cell office:value-type="float" office:value="0.000532011" calcext:value-type="float">
            <text:p>0,000532011</text:p>
          </table:table-cell>
          <table:table-cell office:value-type="float" office:value="0.287908" calcext:value-type="float">
            <text:p>0,287908</text:p>
          </table:table-cell>
          <table:table-cell office:value-type="float" office:value="0.000533265" calcext:value-type="float">
            <text:p>0,000533265</text:p>
          </table:table-cell>
        </table:table-row>
        <table:table-row table:style-name="ro1">
          <table:table-cell office:value-type="float" office:value="0.28875" calcext:value-type="float">
            <text:p>0,28875</text:p>
          </table:table-cell>
          <table:table-cell office:value-type="float" office:value="0.0005217" calcext:value-type="float">
            <text:p>0,0005217</text:p>
          </table:table-cell>
          <table:table-cell office:value-type="float" office:value="0.288494" calcext:value-type="float">
            <text:p>0,288494</text:p>
          </table:table-cell>
          <table:table-cell office:value-type="float" office:value="0.000522521" calcext:value-type="float">
            <text:p>0,000522521</text:p>
          </table:table-cell>
        </table:table-row>
        <table:table-row table:style-name="ro1">
          <table:table-cell office:value-type="float" office:value="0.288727" calcext:value-type="float">
            <text:p>0,288727</text:p>
          </table:table-cell>
          <table:table-cell office:value-type="float" office:value="0.000491626" calcext:value-type="float">
            <text:p>0,000491626</text:p>
          </table:table-cell>
          <table:table-cell office:value-type="float" office:value="0.288471" calcext:value-type="float">
            <text:p>0,288471</text:p>
          </table:table-cell>
          <table:table-cell office:value-type="float" office:value="0.000493496" calcext:value-type="float">
            <text:p>0,000493496</text:p>
          </table:table-cell>
        </table:table-row>
        <table:table-row table:style-name="ro1">
          <table:table-cell office:value-type="float" office:value="0.288801" calcext:value-type="float">
            <text:p>0,288801</text:p>
          </table:table-cell>
          <table:table-cell office:value-type="float" office:value="0.000520147" calcext:value-type="float">
            <text:p>0,000520147</text:p>
          </table:table-cell>
          <table:table-cell office:value-type="float" office:value="0.288541" calcext:value-type="float">
            <text:p>0,288541</text:p>
          </table:table-cell>
          <table:table-cell office:value-type="float" office:value="0.000522506" calcext:value-type="float">
            <text:p>0,000522506</text:p>
          </table:table-cell>
        </table:table-row>
        <table:table-row table:style-name="ro1">
          <table:table-cell office:value-type="float" office:value="0.288483" calcext:value-type="float">
            <text:p>0,288483</text:p>
          </table:table-cell>
          <table:table-cell office:value-type="float" office:value="0.000235565" calcext:value-type="float">
            <text:p>0,000235565</text:p>
          </table:table-cell>
          <table:table-cell office:value-type="float" office:value="0.288224" calcext:value-type="float">
            <text:p>0,288224</text:p>
          </table:table-cell>
          <table:table-cell office:value-type="float" office:value="0.000236025" calcext:value-type="float">
            <text:p>0,000236025</text:p>
          </table:table-cell>
        </table:table-row>
        <table:table-row table:style-name="ro1">
          <table:table-cell office:value-type="float" office:value="0.289112" calcext:value-type="float">
            <text:p>0,289112</text:p>
          </table:table-cell>
          <table:table-cell office:value-type="float" office:value="0.000678151" calcext:value-type="float">
            <text:p>0,000678151</text:p>
          </table:table-cell>
          <table:table-cell office:value-type="float" office:value="0.288855" calcext:value-type="float">
            <text:p>0,288855</text:p>
          </table:table-cell>
          <table:table-cell office:value-type="float" office:value="0.000674354" calcext:value-type="float">
            <text:p>0,000674354</text:p>
          </table:table-cell>
        </table:table-row>
      </table:table>
      <table:table table:name="Tabelle2" table:style-name="ta1">
        <table:shapes>
          <draw:frame draw:z-index="0" draw:style-name="gr1" draw:text-style-name="P1" svg:width="15.999cm" svg:height="8.999cm" svg:x="20.173cm" svg:y="1.561cm">
            <draw:object draw:notify-on-update-of-ranges="Tabelle2.A1:Tabelle2.A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250331" calcext:value-type="float">
            <text:p>0,250331</text:p>
          </table:table-cell>
          <table:table-cell table:style-name="ce1" office:value-type="float" office:value="0.00000600657" calcext:value-type="float">
            <text:p>6,01E-06</text:p>
          </table:table-cell>
          <table:table-cell office:value-type="float" office:value="0.248827" calcext:value-type="float">
            <text:p>0,248827</text:p>
          </table:table-cell>
          <table:table-cell table:style-name="ce1" office:value-type="float" office:value="0.00000376204" calcext:value-type="float">
            <text:p>3,76E-06</text:p>
          </table:table-cell>
        </table:table-row>
        <table:table-row table:style-name="ro1">
          <table:table-cell office:value-type="float" office:value="0.25033" calcext:value-type="float">
            <text:p>0,25033</text:p>
          </table:table-cell>
          <table:table-cell table:style-name="ce1" office:value-type="float" office:value="0.00000751457" calcext:value-type="float">
            <text:p>7,51E-06</text:p>
          </table:table-cell>
          <table:table-cell office:value-type="float" office:value="0.24883" calcext:value-type="float">
            <text:p>0,24883</text:p>
          </table:table-cell>
          <table:table-cell table:style-name="ce1" office:value-type="float" office:value="0.00000600361" calcext:value-type="float">
            <text:p>6,00E-06</text:p>
          </table:table-cell>
        </table:table-row>
        <table:table-row table:style-name="ro1">
          <table:table-cell office:value-type="float" office:value="0.250334" calcext:value-type="float">
            <text:p>0,250334</text:p>
          </table:table-cell>
          <table:table-cell table:style-name="ce1" office:value-type="float" office:value="0.0000105735" calcext:value-type="float">
            <text:p>1,06E-05</text:p>
          </table:table-cell>
          <table:table-cell office:value-type="float" office:value="0.248829" calcext:value-type="float">
            <text:p>0,248829</text:p>
          </table:table-cell>
          <table:table-cell table:style-name="ce1" office:value-type="float" office:value="0.00000744724" calcext:value-type="float">
            <text:p>7,45E-06</text:p>
          </table:table-cell>
        </table:table-row>
        <table:table-row table:style-name="ro1">
          <table:table-cell office:value-type="float" office:value="0.250341" calcext:value-type="float">
            <text:p>0,250341</text:p>
          </table:table-cell>
          <table:table-cell table:style-name="ce1" office:value-type="float" office:value="0.0000123553" calcext:value-type="float">
            <text:p>1,24E-05</text:p>
          </table:table-cell>
          <table:table-cell office:value-type="float" office:value="0.248835" calcext:value-type="float">
            <text:p>0,248835</text:p>
          </table:table-cell>
          <table:table-cell table:style-name="ce1" office:value-type="float" office:value="0.00000558642" calcext:value-type="float">
            <text:p>5,59E-06</text:p>
          </table:table-cell>
        </table:table-row>
        <table:table-row table:style-name="ro1">
          <table:table-cell office:value-type="float" office:value="0.250357" calcext:value-type="float">
            <text:p>0,250357</text:p>
          </table:table-cell>
          <table:table-cell table:style-name="ce1" office:value-type="float" office:value="0.0000117706" calcext:value-type="float">
            <text:p>1,18E-05</text:p>
          </table:table-cell>
          <table:table-cell office:value-type="float" office:value="0.248835" calcext:value-type="float">
            <text:p>0,248835</text:p>
          </table:table-cell>
          <table:table-cell table:style-name="ce1" office:value-type="float" office:value="0.00000400462" calcext:value-type="float">
            <text:p>4,00E-06</text:p>
          </table:table-cell>
        </table:table-row>
        <table:table-row table:style-name="ro1">
          <table:table-cell office:value-type="float" office:value="0.250365" calcext:value-type="float">
            <text:p>0,250365</text:p>
          </table:table-cell>
          <table:table-cell table:style-name="ce1" office:value-type="float" office:value="0.000015562" calcext:value-type="float">
            <text:p>1,56E-05</text:p>
          </table:table-cell>
          <table:table-cell office:value-type="float" office:value="0.248836" calcext:value-type="float">
            <text:p>0,248836</text:p>
          </table:table-cell>
          <table:table-cell table:style-name="ce1" office:value-type="float" office:value="0.00000474422" calcext:value-type="float">
            <text:p>4,74E-06</text:p>
          </table:table-cell>
        </table:table-row>
        <table:table-row table:style-name="ro1">
          <table:table-cell office:value-type="float" office:value="0.250372" calcext:value-type="float">
            <text:p>0,250372</text:p>
          </table:table-cell>
          <table:table-cell table:style-name="ce1" office:value-type="float" office:value="0.0000135629" calcext:value-type="float">
            <text:p>1,36E-05</text:p>
          </table:table-cell>
          <table:table-cell office:value-type="float" office:value="0.248837" calcext:value-type="float">
            <text:p>0,248837</text:p>
          </table:table-cell>
          <table:table-cell table:style-name="ce1" office:value-type="float" office:value="0.00000169973" calcext:value-type="float">
            <text:p>1,70E-06</text:p>
          </table:table-cell>
        </table:table-row>
        <table:table-row table:style-name="ro1">
          <table:table-cell office:value-type="float" office:value="0.250374" calcext:value-type="float">
            <text:p>0,250374</text:p>
          </table:table-cell>
          <table:table-cell table:style-name="ce1" office:value-type="float" office:value="0.0000253354" calcext:value-type="float">
            <text:p>2,53E-05</text:p>
          </table:table-cell>
          <table:table-cell office:value-type="float" office:value="0.24884" calcext:value-type="float">
            <text:p>0,24884</text:p>
          </table:table-cell>
          <table:table-cell table:style-name="ce1" office:value-type="float" office:value="0.00000468478" calcext:value-type="float">
            <text:p>4,68E-06</text:p>
          </table:table-cell>
        </table:table-row>
        <table:table-row table:style-name="ro1">
          <table:table-cell office:value-type="float" office:value="0.250385" calcext:value-type="float">
            <text:p>0,250385</text:p>
          </table:table-cell>
          <table:table-cell table:style-name="ce1" office:value-type="float" office:value="0.000016278" calcext:value-type="float">
            <text:p>1,63E-05</text:p>
          </table:table-cell>
          <table:table-cell office:value-type="float" office:value="0.248838" calcext:value-type="float">
            <text:p>0,248838</text:p>
          </table:table-cell>
          <table:table-cell table:style-name="ce1" office:value-type="float" office:value="0.00000281157" calcext:value-type="float">
            <text:p>2,81E-06</text:p>
          </table:table-cell>
        </table:table-row>
        <table:table-row table:style-name="ro1">
          <table:table-cell office:value-type="float" office:value="0.25039" calcext:value-type="float">
            <text:p>0,25039</text:p>
          </table:table-cell>
          <table:table-cell table:style-name="ce1" office:value-type="float" office:value="0.0000188365" calcext:value-type="float">
            <text:p>1,88E-05</text:p>
          </table:table-cell>
          <table:table-cell office:value-type="float" office:value="0.248838" calcext:value-type="float">
            <text:p>0,248838</text:p>
          </table:table-cell>
          <table:table-cell table:style-name="ce1" office:value-type="float" office:value="0.00000291449" calcext:value-type="float">
            <text:p>2,91E-06</text:p>
          </table:table-cell>
        </table:table-row>
        <table:table-row table:style-name="ro1">
          <table:table-cell office:value-type="float" office:value="0.250386" calcext:value-type="float">
            <text:p>0,250386</text:p>
          </table:table-cell>
          <table:table-cell table:style-name="ce1" office:value-type="float" office:value="0.0000178449" calcext:value-type="float">
            <text:p>1,78E-05</text:p>
          </table:table-cell>
          <table:table-cell office:value-type="float" office:value="0.248838" calcext:value-type="float">
            <text:p>0,248838</text:p>
          </table:table-cell>
          <table:table-cell table:style-name="ce1" office:value-type="float" office:value="0.0000036514" calcext:value-type="float">
            <text:p>3,65E-06</text:p>
          </table:table-cell>
        </table:table-row>
        <table:table-row table:style-name="ro1">
          <table:table-cell office:value-type="float" office:value="0.250384" calcext:value-type="float">
            <text:p>0,250384</text:p>
          </table:table-cell>
          <table:table-cell table:style-name="ce1" office:value-type="float" office:value="0.000019013" calcext:value-type="float">
            <text:p>1,90E-05</text:p>
          </table:table-cell>
          <table:table-cell office:value-type="float" office:value="0.248837" calcext:value-type="float">
            <text:p>0,248837</text:p>
          </table:table-cell>
          <table:table-cell table:style-name="ce1" office:value-type="float" office:value="0.00000585998" calcext:value-type="float">
            <text:p>5,86E-06</text:p>
          </table:table-cell>
        </table:table-row>
        <table:table-row table:style-name="ro1">
          <table:table-cell office:value-type="float" office:value="0.250394" calcext:value-type="float">
            <text:p>0,250394</text:p>
          </table:table-cell>
          <table:table-cell table:style-name="ce1" office:value-type="float" office:value="0.0000143648" calcext:value-type="float">
            <text:p>1,44E-05</text:p>
          </table:table-cell>
          <table:table-cell office:value-type="float" office:value="0.248838" calcext:value-type="float">
            <text:p>0,248838</text:p>
          </table:table-cell>
          <table:table-cell table:style-name="ce1" office:value-type="float" office:value="0.00000527016" calcext:value-type="float">
            <text:p>5,27E-06</text:p>
          </table:table-cell>
        </table:table-row>
        <table:table-row table:style-name="ro1">
          <table:table-cell office:value-type="float" office:value="0.250396" calcext:value-type="float">
            <text:p>0,250396</text:p>
          </table:table-cell>
          <table:table-cell table:style-name="ce1" office:value-type="float" office:value="0.0000200182" calcext:value-type="float">
            <text:p>2,00E-05</text:p>
          </table:table-cell>
          <table:table-cell office:value-type="float" office:value="0.248838" calcext:value-type="float">
            <text:p>0,248838</text:p>
          </table:table-cell>
          <table:table-cell table:style-name="ce1" office:value-type="float" office:value="0.00000524654" calcext:value-type="float">
            <text:p>5,25E-06</text:p>
          </table:table-cell>
        </table:table-row>
        <table:table-row table:style-name="ro1">
          <table:table-cell office:value-type="float" office:value="0.250382" calcext:value-type="float">
            <text:p>0,250382</text:p>
          </table:table-cell>
          <table:table-cell table:style-name="ce1" office:value-type="float" office:value="0.0000136824" calcext:value-type="float">
            <text:p>1,37E-05</text:p>
          </table:table-cell>
          <table:table-cell office:value-type="float" office:value="0.248837" calcext:value-type="float">
            <text:p>0,248837</text:p>
          </table:table-cell>
          <table:table-cell table:style-name="ce1" office:value-type="float" office:value="0.00000663013" calcext:value-type="float">
            <text:p>6,63E-06</text:p>
          </table:table-cell>
        </table:table-row>
        <table:table-row table:style-name="ro1">
          <table:table-cell office:value-type="float" office:value="0.250444" calcext:value-type="float">
            <text:p>0,250444</text:p>
          </table:table-cell>
          <table:table-cell office:value-type="float" office:value="0.00015878" calcext:value-type="float">
            <text:p>0,00015878</text:p>
          </table:table-cell>
          <table:table-cell office:value-type="float" office:value="0.248906" calcext:value-type="float">
            <text:p>0,248906</text:p>
          </table:table-cell>
          <table:table-cell office:value-type="float" office:value="0.000201304" calcext:value-type="float">
            <text:p>0,000201304</text:p>
          </table:table-cell>
        </table:table-row>
        <table:table-row table:style-name="ro1">
          <table:table-cell office:value-type="float" office:value="0.250381" calcext:value-type="float">
            <text:p>0,250381</text:p>
          </table:table-cell>
          <table:table-cell table:style-name="ce1" office:value-type="float" office:value="0.0000184185" calcext:value-type="float">
            <text:p>1,84E-05</text:p>
          </table:table-cell>
          <table:table-cell office:value-type="float" office:value="0.248842" calcext:value-type="float">
            <text:p>0,248842</text:p>
          </table:table-cell>
          <table:table-cell table:style-name="ce1" office:value-type="float" office:value="0.0000223553" calcext:value-type="float">
            <text:p>2,24E-05</text:p>
          </table:table-cell>
        </table:table-row>
        <table:table-row table:style-name="ro1">
          <table:table-cell office:value-type="float" office:value="0.25039" calcext:value-type="float">
            <text:p>0,25039</text:p>
          </table:table-cell>
          <table:table-cell table:style-name="ce1" office:value-type="float" office:value="0.0000253359" calcext:value-type="float">
            <text:p>2,53E-05</text:p>
          </table:table-cell>
          <table:table-cell office:value-type="float" office:value="0.24885" calcext:value-type="float">
            <text:p>0,24885</text:p>
          </table:table-cell>
          <table:table-cell table:style-name="ce1" office:value-type="float" office:value="0.0000219578" calcext:value-type="float">
            <text:p>2,20E-05</text:p>
          </table:table-cell>
        </table:table-row>
        <table:table-row table:style-name="ro1">
          <table:table-cell office:value-type="float" office:value="0.250393" calcext:value-type="float">
            <text:p>0,250393</text:p>
          </table:table-cell>
          <table:table-cell table:style-name="ce1" office:value-type="float" office:value="0.0000252449" calcext:value-type="float">
            <text:p>2,52E-05</text:p>
          </table:table-cell>
          <table:table-cell office:value-type="float" office:value="0.248851" calcext:value-type="float">
            <text:p>0,248851</text:p>
          </table:table-cell>
          <table:table-cell table:style-name="ce1" office:value-type="float" office:value="0.0000324719" calcext:value-type="float">
            <text:p>3,25E-05</text:p>
          </table:table-cell>
        </table:table-row>
        <table:table-row table:style-name="ro1">
          <table:table-cell office:value-type="float" office:value="0.250395" calcext:value-type="float">
            <text:p>0,250395</text:p>
          </table:table-cell>
          <table:table-cell table:style-name="ce1" office:value-type="float" office:value="0.0000258258" calcext:value-type="float">
            <text:p>2,58E-05</text:p>
          </table:table-cell>
          <table:table-cell office:value-type="float" office:value="0.248854" calcext:value-type="float">
            <text:p>0,248854</text:p>
          </table:table-cell>
          <table:table-cell table:style-name="ce1" office:value-type="float" office:value="0.0000305127" calcext:value-type="float">
            <text:p>3,05E-05</text:p>
          </table:table-cell>
        </table:table-row>
        <table:table-row table:style-name="ro1">
          <table:table-cell office:value-type="float" office:value="0.250445" calcext:value-type="float">
            <text:p>0,250445</text:p>
          </table:table-cell>
          <table:table-cell office:value-type="float" office:value="0.000169977" calcext:value-type="float">
            <text:p>0,000169977</text:p>
          </table:table-cell>
          <table:table-cell office:value-type="float" office:value="0.24891" calcext:value-type="float">
            <text:p>0,24891</text:p>
          </table:table-cell>
          <table:table-cell office:value-type="float" office:value="0.000188289" calcext:value-type="float">
            <text:p>0,000188289</text:p>
          </table:table-cell>
        </table:table-row>
        <table:table-row table:style-name="ro1">
          <table:table-cell office:value-type="float" office:value="0.250395" calcext:value-type="float">
            <text:p>0,250395</text:p>
          </table:table-cell>
          <table:table-cell table:style-name="ce1" office:value-type="float" office:value="0.0000175282" calcext:value-type="float">
            <text:p>1,75E-05</text:p>
          </table:table-cell>
          <table:table-cell office:value-type="float" office:value="0.248851" calcext:value-type="float">
            <text:p>0,248851</text:p>
          </table:table-cell>
          <table:table-cell table:style-name="ce1" office:value-type="float" office:value="0.0000150536" calcext:value-type="float">
            <text:p>1,51E-05</text:p>
          </table:table-cell>
        </table:table-row>
        <table:table-row table:style-name="ro1">
          <table:table-cell office:value-type="float" office:value="0.250426" calcext:value-type="float">
            <text:p>0,250426</text:p>
          </table:table-cell>
          <table:table-cell table:style-name="ce1" office:value-type="float" office:value="0.0000513217" calcext:value-type="float">
            <text:p>5,13E-05</text:p>
          </table:table-cell>
          <table:table-cell office:value-type="float" office:value="0.248892" calcext:value-type="float">
            <text:p>0,248892</text:p>
          </table:table-cell>
          <table:table-cell table:style-name="ce1" office:value-type="float" office:value="0.0000637512" calcext:value-type="float">
            <text:p>6,38E-05</text:p>
          </table:table-cell>
        </table:table-row>
        <table:table-row table:style-name="ro1">
          <table:table-cell office:value-type="float" office:value="0.252064" calcext:value-type="float">
            <text:p>0,252064</text:p>
          </table:table-cell>
          <table:table-cell office:value-type="float" office:value="0.00477005" calcext:value-type="float">
            <text:p>0,00477005</text:p>
          </table:table-cell>
          <table:table-cell office:value-type="float" office:value="0.250579" calcext:value-type="float">
            <text:p>0,250579</text:p>
          </table:table-cell>
          <table:table-cell office:value-type="float" office:value="0.00489839" calcext:value-type="float">
            <text:p>0,00489839</text:p>
          </table:table-cell>
        </table:table-row>
        <table:table-row table:style-name="ro1">
          <table:table-cell office:value-type="float" office:value="0.250473" calcext:value-type="float">
            <text:p>0,250473</text:p>
          </table:table-cell>
          <table:table-cell office:value-type="float" office:value="0.000138974" calcext:value-type="float">
            <text:p>0,000138974</text:p>
          </table:table-cell>
          <table:table-cell office:value-type="float" office:value="0.248953" calcext:value-type="float">
            <text:p>0,248953</text:p>
          </table:table-cell>
          <table:table-cell office:value-type="float" office:value="0.000156928" calcext:value-type="float">
            <text:p>0,000156928</text:p>
          </table:table-cell>
        </table:table-row>
        <table:table-row table:style-name="ro1">
          <table:table-cell office:value-type="float" office:value="0.252552" calcext:value-type="float">
            <text:p>0,252552</text:p>
          </table:table-cell>
          <table:table-cell office:value-type="float" office:value="0.00639237" calcext:value-type="float">
            <text:p>0,00639237</text:p>
          </table:table-cell>
          <table:table-cell office:value-type="float" office:value="0.251068" calcext:value-type="float">
            <text:p>0,251068</text:p>
          </table:table-cell>
          <table:table-cell office:value-type="float" office:value="0.00654328" calcext:value-type="float">
            <text:p>0,00654328</text:p>
          </table:table-cell>
        </table:table-row>
        <table:table-row table:style-name="ro1">
          <table:table-cell office:value-type="float" office:value="0.250752" calcext:value-type="float">
            <text:p>0,250752</text:p>
          </table:table-cell>
          <table:table-cell office:value-type="float" office:value="0.000888589" calcext:value-type="float">
            <text:p>0,000888589</text:p>
          </table:table-cell>
          <table:table-cell office:value-type="float" office:value="0.249247" calcext:value-type="float">
            <text:p>0,249247</text:p>
          </table:table-cell>
          <table:table-cell office:value-type="float" office:value="0.000939486" calcext:value-type="float">
            <text:p>0,000939486</text:p>
          </table:table-cell>
        </table:table-row>
        <table:table-row table:style-name="ro1">
          <table:table-cell office:value-type="float" office:value="0.250654" calcext:value-type="float">
            <text:p>0,250654</text:p>
          </table:table-cell>
          <table:table-cell office:value-type="float" office:value="0.000341232" calcext:value-type="float">
            <text:p>0,000341232</text:p>
          </table:table-cell>
          <table:table-cell office:value-type="float" office:value="0.249152" calcext:value-type="float">
            <text:p>0,249152</text:p>
          </table:table-cell>
          <table:table-cell office:value-type="float" office:value="0.000365438" calcext:value-type="float">
            <text:p>0,000365438</text:p>
          </table:table-cell>
        </table:table-row>
        <table:table-row table:style-name="ro1">
          <table:table-cell office:value-type="float" office:value="0.250492" calcext:value-type="float">
            <text:p>0,250492</text:p>
          </table:table-cell>
          <table:table-cell office:value-type="float" office:value="0.000204039" calcext:value-type="float">
            <text:p>0,000204039</text:p>
          </table:table-cell>
          <table:table-cell office:value-type="float" office:value="0.248979" calcext:value-type="float">
            <text:p>0,248979</text:p>
          </table:table-cell>
          <table:table-cell office:value-type="float" office:value="0.000220016" calcext:value-type="float">
            <text:p>0,000220016</text:p>
          </table:table-cell>
        </table:table-row>
        <table:table-row table:style-name="ro1">
          <table:table-cell office:value-type="float" office:value="0.250796" calcext:value-type="float">
            <text:p>0,250796</text:p>
          </table:table-cell>
          <table:table-cell office:value-type="float" office:value="0.000669537" calcext:value-type="float">
            <text:p>0,000669537</text:p>
          </table:table-cell>
          <table:table-cell office:value-type="float" office:value="0.249301" calcext:value-type="float">
            <text:p>0,249301</text:p>
          </table:table-cell>
          <table:table-cell office:value-type="float" office:value="0.000711604" calcext:value-type="float">
            <text:p>0,000711604</text:p>
          </table:table-cell>
        </table:table-row>
        <table:table-row table:style-name="ro1">
          <table:table-cell office:value-type="float" office:value="0.250591" calcext:value-type="float">
            <text:p>0,250591</text:p>
          </table:table-cell>
          <table:table-cell office:value-type="float" office:value="0.000220684" calcext:value-type="float">
            <text:p>0,000220684</text:p>
          </table:table-cell>
          <table:table-cell office:value-type="float" office:value="0.249087" calcext:value-type="float">
            <text:p>0,249087</text:p>
          </table:table-cell>
          <table:table-cell office:value-type="float" office:value="0.000237844" calcext:value-type="float">
            <text:p>0,000237844</text:p>
          </table:table-cell>
        </table:table-row>
        <table:table-row table:style-name="ro1">
          <table:table-cell office:value-type="float" office:value="0.254738" calcext:value-type="float">
            <text:p>0,254738</text:p>
          </table:table-cell>
          <table:table-cell office:value-type="float" office:value="0.00627371" calcext:value-type="float">
            <text:p>0,00627371</text:p>
          </table:table-cell>
          <table:table-cell office:value-type="float" office:value="0.253356" calcext:value-type="float">
            <text:p>0,253356</text:p>
          </table:table-cell>
          <table:table-cell office:value-type="float" office:value="0.00641817" calcext:value-type="float">
            <text:p>0,00641817</text:p>
          </table:table-cell>
        </table:table-row>
        <table:table-row table:style-name="ro1">
          <table:table-cell office:value-type="float" office:value="0.26321" calcext:value-type="float">
            <text:p>0,26321</text:p>
          </table:table-cell>
          <table:table-cell office:value-type="float" office:value="0.0273167" calcext:value-type="float">
            <text:p>0,0273167</text:p>
          </table:table-cell>
          <table:table-cell office:value-type="float" office:value="0.261879" calcext:value-type="float">
            <text:p>0,261879</text:p>
          </table:table-cell>
          <table:table-cell office:value-type="float" office:value="0.0275461" calcext:value-type="float">
            <text:p>0,0275461</text:p>
          </table:table-cell>
        </table:table-row>
        <table:table-row table:style-name="ro1">
          <table:table-cell office:value-type="float" office:value="0.251705" calcext:value-type="float">
            <text:p>0,251705</text:p>
          </table:table-cell>
          <table:table-cell office:value-type="float" office:value="0.000851074" calcext:value-type="float">
            <text:p>0,000851074</text:p>
          </table:table-cell>
          <table:table-cell office:value-type="float" office:value="0.250267" calcext:value-type="float">
            <text:p>0,250267</text:p>
          </table:table-cell>
          <table:table-cell office:value-type="float" office:value="0.000894327" calcext:value-type="float">
            <text:p>0,000894327</text:p>
          </table:table-cell>
        </table:table-row>
        <table:table-row table:style-name="ro1">
          <table:table-cell office:value-type="float" office:value="0.251951" calcext:value-type="float">
            <text:p>0,251951</text:p>
          </table:table-cell>
          <table:table-cell office:value-type="float" office:value="0.00311746" calcext:value-type="float">
            <text:p>0,00311746</text:p>
          </table:table-cell>
          <table:table-cell office:value-type="float" office:value="0.250503" calcext:value-type="float">
            <text:p>0,250503</text:p>
          </table:table-cell>
          <table:table-cell office:value-type="float" office:value="0.00320373" calcext:value-type="float">
            <text:p>0,00320373</text:p>
          </table:table-cell>
        </table:table-row>
        <table:table-row table:style-name="ro1">
          <table:table-cell office:value-type="float" office:value="0.255402" calcext:value-type="float">
            <text:p>0,255402</text:p>
          </table:table-cell>
          <table:table-cell office:value-type="float" office:value="0.0117166" calcext:value-type="float">
            <text:p>0,0117166</text:p>
          </table:table-cell>
          <table:table-cell office:value-type="float" office:value="0.254015" calcext:value-type="float">
            <text:p>0,254015</text:p>
          </table:table-cell>
          <table:table-cell office:value-type="float" office:value="0.011877" calcext:value-type="float">
            <text:p>0,011877</text:p>
          </table:table-cell>
        </table:table-row>
        <table:table-row table:style-name="ro1">
          <table:table-cell office:value-type="float" office:value="0.254537" calcext:value-type="float">
            <text:p>0,254537</text:p>
          </table:table-cell>
          <table:table-cell office:value-type="float" office:value="0.00685189" calcext:value-type="float">
            <text:p>0,00685189</text:p>
          </table:table-cell>
          <table:table-cell office:value-type="float" office:value="0.253158" calcext:value-type="float">
            <text:p>0,253158</text:p>
          </table:table-cell>
          <table:table-cell office:value-type="float" office:value="0.00698119" calcext:value-type="float">
            <text:p>0,00698119</text:p>
          </table:table-cell>
        </table:table-row>
        <table:table-row table:style-name="ro1">
          <table:table-cell office:value-type="float" office:value="0.254143" calcext:value-type="float">
            <text:p>0,254143</text:p>
          </table:table-cell>
          <table:table-cell office:value-type="float" office:value="0.00723368" calcext:value-type="float">
            <text:p>0,00723368</text:p>
          </table:table-cell>
          <table:table-cell office:value-type="float" office:value="0.252747" calcext:value-type="float">
            <text:p>0,252747</text:p>
          </table:table-cell>
          <table:table-cell office:value-type="float" office:value="0.00736173" calcext:value-type="float">
            <text:p>0,00736173</text:p>
          </table:table-cell>
        </table:table-row>
        <table:table-row table:style-name="ro1">
          <table:table-cell office:value-type="float" office:value="0.269393" calcext:value-type="float">
            <text:p>0,269393</text:p>
          </table:table-cell>
          <table:table-cell office:value-type="float" office:value="0.0457091" calcext:value-type="float">
            <text:p>0,0457091</text:p>
          </table:table-cell>
          <table:table-cell office:value-type="float" office:value="0.268072" calcext:value-type="float">
            <text:p>0,268072</text:p>
          </table:table-cell>
          <table:table-cell office:value-type="float" office:value="0.0459511" calcext:value-type="float">
            <text:p>0,0459511</text:p>
          </table:table-cell>
        </table:table-row>
        <table:table-row table:style-name="ro1">
          <table:table-cell office:value-type="float" office:value="0.257887" calcext:value-type="float">
            <text:p>0,257887</text:p>
          </table:table-cell>
          <table:table-cell office:value-type="float" office:value="0.0133685" calcext:value-type="float">
            <text:p>0,0133685</text:p>
          </table:table-cell>
          <table:table-cell office:value-type="float" office:value="0.256535" calcext:value-type="float">
            <text:p>0,256535</text:p>
          </table:table-cell>
          <table:table-cell office:value-type="float" office:value="0.0135669" calcext:value-type="float">
            <text:p>0,0135669</text:p>
          </table:table-cell>
        </table:table-row>
        <table:table-row table:style-name="ro1">
          <table:table-cell office:value-type="float" office:value="0.253766" calcext:value-type="float">
            <text:p>0,253766</text:p>
          </table:table-cell>
          <table:table-cell office:value-type="float" office:value="0.00324791" calcext:value-type="float">
            <text:p>0,00324791</text:p>
          </table:table-cell>
          <table:table-cell office:value-type="float" office:value="0.25239" calcext:value-type="float">
            <text:p>0,25239</text:p>
          </table:table-cell>
          <table:table-cell office:value-type="float" office:value="0.00333414" calcext:value-type="float">
            <text:p>0,00333414</text:p>
          </table:table-cell>
        </table:table-row>
        <table:table-row table:style-name="ro1">
          <table:table-cell office:value-type="float" office:value="0.263912" calcext:value-type="float">
            <text:p>0,263912</text:p>
          </table:table-cell>
          <table:table-cell office:value-type="float" office:value="0.0236904" calcext:value-type="float">
            <text:p>0,0236904</text:p>
          </table:table-cell>
          <table:table-cell office:value-type="float" office:value="0.262627" calcext:value-type="float">
            <text:p>0,262627</text:p>
          </table:table-cell>
          <table:table-cell office:value-type="float" office:value="0.0239117" calcext:value-type="float">
            <text:p>0,0239117</text:p>
          </table:table-cell>
        </table:table-row>
        <table:table-row table:style-name="ro1">
          <table:table-cell office:value-type="float" office:value="0.256211" calcext:value-type="float">
            <text:p>0,256211</text:p>
          </table:table-cell>
          <table:table-cell office:value-type="float" office:value="0.00919988" calcext:value-type="float">
            <text:p>0,00919988</text:p>
          </table:table-cell>
          <table:table-cell office:value-type="float" office:value="0.254869" calcext:value-type="float">
            <text:p>0,254869</text:p>
          </table:table-cell>
          <table:table-cell office:value-type="float" office:value="0.00933888" calcext:value-type="float">
            <text:p>0,00933888</text:p>
          </table:table-cell>
        </table:table-row>
        <table:table-row table:style-name="ro1">
          <table:table-cell office:value-type="float" office:value="0.258728" calcext:value-type="float">
            <text:p>0,258728</text:p>
          </table:table-cell>
          <table:table-cell office:value-type="float" office:value="0.00977699" calcext:value-type="float">
            <text:p>0,00977699</text:p>
          </table:table-cell>
          <table:table-cell office:value-type="float" office:value="0.257437" calcext:value-type="float">
            <text:p>0,257437</text:p>
          </table:table-cell>
          <table:table-cell office:value-type="float" office:value="0.00993009" calcext:value-type="float">
            <text:p>0,00993009</text:p>
          </table:table-cell>
        </table:table-row>
        <table:table-row table:style-name="ro1">
          <table:table-cell office:value-type="float" office:value="0.259617" calcext:value-type="float">
            <text:p>0,259617</text:p>
          </table:table-cell>
          <table:table-cell office:value-type="float" office:value="0.00959206" calcext:value-type="float">
            <text:p>0,00959206</text:p>
          </table:table-cell>
          <table:table-cell office:value-type="float" office:value="0.258343" calcext:value-type="float">
            <text:p>0,258343</text:p>
          </table:table-cell>
          <table:table-cell office:value-type="float" office:value="0.00974603" calcext:value-type="float">
            <text:p>0,00974603</text:p>
          </table:table-cell>
        </table:table-row>
        <table:table-row table:style-name="ro1">
          <table:table-cell office:value-type="float" office:value="0.266294" calcext:value-type="float">
            <text:p>0,266294</text:p>
          </table:table-cell>
          <table:table-cell office:value-type="float" office:value="0.0257582" calcext:value-type="float">
            <text:p>0,0257582</text:p>
          </table:table-cell>
          <table:table-cell office:value-type="float" office:value="0.26506" calcext:value-type="float">
            <text:p>0,26506</text:p>
          </table:table-cell>
          <table:table-cell office:value-type="float" office:value="0.02596" calcext:value-type="float">
            <text:p>0,02596</text:p>
          </table:table-cell>
        </table:table-row>
        <table:table-row table:style-name="ro1">
          <table:table-cell office:value-type="float" office:value="0.282603" calcext:value-type="float">
            <text:p>0,282603</text:p>
          </table:table-cell>
          <table:table-cell office:value-type="float" office:value="0.0633205" calcext:value-type="float">
            <text:p>0,0633205</text:p>
          </table:table-cell>
          <table:table-cell office:value-type="float" office:value="0.281394" calcext:value-type="float">
            <text:p>0,281394</text:p>
          </table:table-cell>
          <table:table-cell office:value-type="float" office:value="0.0635478" calcext:value-type="float">
            <text:p>0,0635478</text:p>
          </table:table-cell>
        </table:table-row>
        <table:table-row table:style-name="ro1">
          <table:table-cell office:value-type="float" office:value="0.274491" calcext:value-type="float">
            <text:p>0,274491</text:p>
          </table:table-cell>
          <table:table-cell office:value-type="float" office:value="0.0395018" calcext:value-type="float">
            <text:p>0,0395018</text:p>
          </table:table-cell>
          <table:table-cell office:value-type="float" office:value="0.273293" calcext:value-type="float">
            <text:p>0,273293</text:p>
          </table:table-cell>
          <table:table-cell office:value-type="float" office:value="0.0397346" calcext:value-type="float">
            <text:p>0,0397346</text:p>
          </table:table-cell>
        </table:table-row>
        <table:table-row table:style-name="ro1">
          <table:table-cell office:value-type="float" office:value="0.261091" calcext:value-type="float">
            <text:p>0,261091</text:p>
          </table:table-cell>
          <table:table-cell office:value-type="float" office:value="0.0136257" calcext:value-type="float">
            <text:p>0,0136257</text:p>
          </table:table-cell>
          <table:table-cell office:value-type="float" office:value="0.259834" calcext:value-type="float">
            <text:p>0,259834</text:p>
          </table:table-cell>
          <table:table-cell office:value-type="float" office:value="0.0137843" calcext:value-type="float">
            <text:p>0,0137843</text:p>
          </table:table-cell>
        </table:table-row>
        <table:table-row table:style-name="ro1">
          <table:table-cell office:value-type="float" office:value="0.260628" calcext:value-type="float">
            <text:p>0,260628</text:p>
          </table:table-cell>
          <table:table-cell office:value-type="float" office:value="0.00963992" calcext:value-type="float">
            <text:p>0,00963992</text:p>
          </table:table-cell>
          <table:table-cell office:value-type="float" office:value="0.25938" calcext:value-type="float">
            <text:p>0,25938</text:p>
          </table:table-cell>
          <table:table-cell office:value-type="float" office:value="0.00976929" calcext:value-type="float">
            <text:p>0,00976929</text:p>
          </table:table-cell>
        </table:table-row>
        <table:table-row table:style-name="ro1">
          <table:table-cell office:value-type="float" office:value="0.278875" calcext:value-type="float">
            <text:p>0,278875</text:p>
          </table:table-cell>
          <table:table-cell office:value-type="float" office:value="0.0376133" calcext:value-type="float">
            <text:p>0,0376133</text:p>
          </table:table-cell>
          <table:table-cell office:value-type="float" office:value="0.277746" calcext:value-type="float">
            <text:p>0,277746</text:p>
          </table:table-cell>
          <table:table-cell office:value-type="float" office:value="0.0378355" calcext:value-type="float">
            <text:p>0,0378355</text:p>
          </table:table-cell>
        </table:table-row>
        <table:table-row table:style-name="ro1">
          <table:table-cell office:value-type="float" office:value="0.265487" calcext:value-type="float">
            <text:p>0,265487</text:p>
          </table:table-cell>
          <table:table-cell office:value-type="float" office:value="0.0127885" calcext:value-type="float">
            <text:p>0,0127885</text:p>
          </table:table-cell>
          <table:table-cell office:value-type="float" office:value="0.264299" calcext:value-type="float">
            <text:p>0,264299</text:p>
          </table:table-cell>
          <table:table-cell office:value-type="float" office:value="0.012947" calcext:value-type="float">
            <text:p>0,012947</text:p>
          </table:table-cell>
        </table:table-row>
        <table:table-row table:style-name="ro1">
          <table:table-cell office:value-type="float" office:value="0.27486" calcext:value-type="float">
            <text:p>0,27486</text:p>
          </table:table-cell>
          <table:table-cell office:value-type="float" office:value="0.0277912" calcext:value-type="float">
            <text:p>0,0277912</text:p>
          </table:table-cell>
          <table:table-cell office:value-type="float" office:value="0.273728" calcext:value-type="float">
            <text:p>0,273728</text:p>
          </table:table-cell>
          <table:table-cell office:value-type="float" office:value="0.0279943" calcext:value-type="float">
            <text:p>0,0279943</text:p>
          </table:table-cell>
        </table:table-row>
        <table:table-row table:style-name="ro1">
          <table:table-cell office:value-type="float" office:value="0.290306" calcext:value-type="float">
            <text:p>0,290306</text:p>
          </table:table-cell>
          <table:table-cell office:value-type="float" office:value="0.0389533" calcext:value-type="float">
            <text:p>0,0389533</text:p>
          </table:table-cell>
          <table:table-cell office:value-type="float" office:value="0.289286" calcext:value-type="float">
            <text:p>0,289286</text:p>
          </table:table-cell>
          <table:table-cell office:value-type="float" office:value="0.0391464" calcext:value-type="float">
            <text:p>0,0391464</text:p>
          </table:table-cell>
        </table:table-row>
        <table:table-row table:style-name="ro1">
          <table:table-cell office:value-type="float" office:value="0.269039" calcext:value-type="float">
            <text:p>0,269039</text:p>
          </table:table-cell>
          <table:table-cell office:value-type="float" office:value="0.0167265" calcext:value-type="float">
            <text:p>0,0167265</text:p>
          </table:table-cell>
          <table:table-cell office:value-type="float" office:value="0.267887" calcext:value-type="float">
            <text:p>0,267887</text:p>
          </table:table-cell>
          <table:table-cell office:value-type="float" office:value="0.0168829" calcext:value-type="float">
            <text:p>0,0168829</text:p>
          </table:table-cell>
        </table:table-row>
        <table:table-row table:style-name="ro1">
          <table:table-cell office:value-type="float" office:value="0.307846" calcext:value-type="float">
            <text:p>0,307846</text:p>
          </table:table-cell>
          <table:table-cell office:value-type="float" office:value="0.0559579" calcext:value-type="float">
            <text:p>0,0559579</text:p>
          </table:table-cell>
          <table:table-cell office:value-type="float" office:value="0.30689" calcext:value-type="float">
            <text:p>0,30689</text:p>
          </table:table-cell>
          <table:table-cell office:value-type="float" office:value="0.0561505" calcext:value-type="float">
            <text:p>0,0561505</text:p>
          </table:table-cell>
        </table:table-row>
        <table:table-row table:style-name="ro1">
          <table:table-cell office:value-type="float" office:value="0.303672" calcext:value-type="float">
            <text:p>0,303672</text:p>
          </table:table-cell>
          <table:table-cell office:value-type="float" office:value="0.0548504" calcext:value-type="float">
            <text:p>0,0548504</text:p>
          </table:table-cell>
          <table:table-cell office:value-type="float" office:value="0.302687" calcext:value-type="float">
            <text:p>0,302687</text:p>
          </table:table-cell>
          <table:table-cell office:value-type="float" office:value="0.0550542" calcext:value-type="float">
            <text:p>0,0550542</text:p>
          </table:table-cell>
        </table:table-row>
        <table:table-row table:style-name="ro1">
          <table:table-cell office:value-type="float" office:value="0.318921" calcext:value-type="float">
            <text:p>0,318921</text:p>
          </table:table-cell>
          <table:table-cell office:value-type="float" office:value="0.0581997" calcext:value-type="float">
            <text:p>0,0581997</text:p>
          </table:table-cell>
          <table:table-cell office:value-type="float" office:value="318" calcext:value-type="float">
            <text:p>318</text:p>
          </table:table-cell>
          <table:table-cell office:value-type="float" office:value="0.0584201" calcext:value-type="float">
            <text:p>0,0584201</text:p>
          </table:table-cell>
        </table:table-row>
        <table:table-row table:style-name="ro1">
          <table:table-cell office:value-type="float" office:value="0.290002" calcext:value-type="float">
            <text:p>0,290002</text:p>
          </table:table-cell>
          <table:table-cell office:value-type="float" office:value="0.0519672" calcext:value-type="float">
            <text:p>0,0519672</text:p>
          </table:table-cell>
          <table:table-cell office:value-type="float" office:value="0.288936" calcext:value-type="float">
            <text:p>0,288936</text:p>
          </table:table-cell>
          <table:table-cell office:value-type="float" office:value="0.0521592" calcext:value-type="float">
            <text:p>0,0521592</text:p>
          </table:table-cell>
        </table:table-row>
        <table:table-row table:style-name="ro1">
          <table:table-cell office:value-type="float" office:value="0.278182" calcext:value-type="float">
            <text:p>0,278182</text:p>
          </table:table-cell>
          <table:table-cell office:value-type="float" office:value="0.0231639" calcext:value-type="float">
            <text:p>0,0231639</text:p>
          </table:table-cell>
          <table:table-cell office:value-type="float" office:value="0.277113" calcext:value-type="float">
            <text:p>0,277113</text:p>
          </table:table-cell>
          <table:table-cell office:value-type="float" office:value="0.0233134" calcext:value-type="float">
            <text:p>0,0233134</text:p>
          </table:table-cell>
        </table:table-row>
        <table:table-row table:style-name="ro1">
          <table:table-cell office:value-type="float" office:value="0.295476" calcext:value-type="float">
            <text:p>0,295476</text:p>
          </table:table-cell>
          <table:table-cell office:value-type="float" office:value="0.0412262" calcext:value-type="float">
            <text:p>0,0412262</text:p>
          </table:table-cell>
          <table:table-cell office:value-type="float" office:value="0.29449" calcext:value-type="float">
            <text:p>0,29449</text:p>
          </table:table-cell>
          <table:table-cell office:value-type="float" office:value="0.041408" calcext:value-type="float">
            <text:p>0,041408</text:p>
          </table:table-cell>
        </table:table-row>
        <table:table-row table:style-name="ro1">
          <table:table-cell office:value-type="float" office:value="0.297453" calcext:value-type="float">
            <text:p>0,297453</text:p>
          </table:table-cell>
          <table:table-cell office:value-type="float" office:value="0.0325215" calcext:value-type="float">
            <text:p>0,0325215</text:p>
          </table:table-cell>
          <table:table-cell office:value-type="float" office:value="0.296508" calcext:value-type="float">
            <text:p>0,296508</text:p>
          </table:table-cell>
          <table:table-cell office:value-type="float" office:value="0.0326723" calcext:value-type="float">
            <text:p>0,0326723</text:p>
          </table:table-cell>
        </table:table-row>
        <table:table-row table:style-name="ro1">
          <table:table-cell office:value-type="float" office:value="0.296026" calcext:value-type="float">
            <text:p>0,296026</text:p>
          </table:table-cell>
          <table:table-cell office:value-type="float" office:value="0.0314199" calcext:value-type="float">
            <text:p>0,0314199</text:p>
          </table:table-cell>
          <table:table-cell office:value-type="float" office:value="0.295075" calcext:value-type="float">
            <text:p>0,295075</text:p>
          </table:table-cell>
          <table:table-cell office:value-type="float" office:value="0.0315606" calcext:value-type="float">
            <text:p>0,0315606</text:p>
          </table:table-cell>
        </table:table-row>
        <table:table-row table:style-name="ro1">
          <table:table-cell office:value-type="float" office:value="0.30789" calcext:value-type="float">
            <text:p>0,30789</text:p>
          </table:table-cell>
          <table:table-cell office:value-type="float" office:value="0.0348935" calcext:value-type="float">
            <text:p>0,0348935</text:p>
          </table:table-cell>
          <table:table-cell office:value-type="float" office:value="0.306998" calcext:value-type="float">
            <text:p>0,306998</text:p>
          </table:table-cell>
          <table:table-cell office:value-type="float" office:value="0.0350335" calcext:value-type="float">
            <text:p>0,0350335</text:p>
          </table:table-cell>
        </table:table-row>
        <table:table-row table:style-name="ro1">
          <table:table-cell office:value-type="float" office:value="0.313996" calcext:value-type="float">
            <text:p>0,313996</text:p>
          </table:table-cell>
          <table:table-cell office:value-type="float" office:value="0.0600907" calcext:value-type="float">
            <text:p>0,0600907</text:p>
          </table:table-cell>
          <table:table-cell office:value-type="float" office:value="0.313073" calcext:value-type="float">
            <text:p>0,313073</text:p>
          </table:table-cell>
          <table:table-cell office:value-type="float" office:value="0.0602296" calcext:value-type="float">
            <text:p>0,0602296</text:p>
          </table:table-cell>
        </table:table-row>
        <table:table-row table:style-name="ro1">
          <table:table-cell office:value-type="float" office:value="0.305834" calcext:value-type="float">
            <text:p>0,305834</text:p>
          </table:table-cell>
          <table:table-cell office:value-type="float" office:value="0.0460468" calcext:value-type="float">
            <text:p>0,0460468</text:p>
          </table:table-cell>
          <table:table-cell office:value-type="float" office:value="0.304895" calcext:value-type="float">
            <text:p>0,304895</text:p>
          </table:table-cell>
          <table:table-cell office:value-type="float" office:value="0.0462156" calcext:value-type="float">
            <text:p>0,0462156</text:p>
          </table:table-cell>
        </table:table-row>
        <table:table-row table:style-name="ro1">
          <table:table-cell office:value-type="float" office:value="0.311097" calcext:value-type="float">
            <text:p>0,311097</text:p>
          </table:table-cell>
          <table:table-cell office:value-type="float" office:value="0.0495727" calcext:value-type="float">
            <text:p>0,0495727</text:p>
          </table:table-cell>
          <table:table-cell office:value-type="float" office:value="0.310178" calcext:value-type="float">
            <text:p>0,310178</text:p>
          </table:table-cell>
          <table:table-cell office:value-type="float" office:value="0.0497293" calcext:value-type="float">
            <text:p>0,0497293</text:p>
          </table:table-cell>
        </table:table-row>
        <table:table-row table:style-name="ro1">
          <table:table-cell office:value-type="float" office:value="0.306844" calcext:value-type="float">
            <text:p>0,306844</text:p>
          </table:table-cell>
          <table:table-cell office:value-type="float" office:value="0.032359" calcext:value-type="float">
            <text:p>0,032359</text:p>
          </table:table-cell>
          <table:table-cell office:value-type="float" office:value="0.305953" calcext:value-type="float">
            <text:p>0,305953</text:p>
          </table:table-cell>
          <table:table-cell office:value-type="float" office:value="0.0324823" calcext:value-type="float">
            <text:p>0,0324823</text:p>
          </table:table-cell>
        </table:table-row>
        <table:table-row table:style-name="ro1">
          <table:table-cell office:value-type="float" office:value="0.321408" calcext:value-type="float">
            <text:p>0,321408</text:p>
          </table:table-cell>
          <table:table-cell office:value-type="float" office:value="0.0468832" calcext:value-type="float">
            <text:p>0,0468832</text:p>
          </table:table-cell>
          <table:table-cell office:value-type="float" office:value="0.320552" calcext:value-type="float">
            <text:p>0,320552</text:p>
          </table:table-cell>
          <table:table-cell office:value-type="float" office:value="0.0470175" calcext:value-type="float">
            <text:p>0,0470175</text:p>
          </table:table-cell>
        </table:table-row>
        <table:table-row table:style-name="ro1">
          <table:table-cell office:value-type="float" office:value="0.321406" calcext:value-type="float">
            <text:p>0,321406</text:p>
          </table:table-cell>
          <table:table-cell office:value-type="float" office:value="0.0539748" calcext:value-type="float">
            <text:p>0,0539748</text:p>
          </table:table-cell>
          <table:table-cell office:value-type="float" office:value="0.32054" calcext:value-type="float">
            <text:p>0,32054</text:p>
          </table:table-cell>
          <table:table-cell office:value-type="float" office:value="0.054085" calcext:value-type="float">
            <text:p>0,054085</text:p>
          </table:table-cell>
        </table:table-row>
        <table:table-row table:style-name="ro1">
          <table:table-cell office:value-type="float" office:value="0.313254" calcext:value-type="float">
            <text:p>0,313254</text:p>
          </table:table-cell>
          <table:table-cell office:value-type="float" office:value="0.0377791" calcext:value-type="float">
            <text:p>0,0377791</text:p>
          </table:table-cell>
          <table:table-cell office:value-type="float" office:value="0.312376" calcext:value-type="float">
            <text:p>0,312376</text:p>
          </table:table-cell>
          <table:table-cell office:value-type="float" office:value="0.0379149" calcext:value-type="float">
            <text:p>0,0379149</text:p>
          </table:table-cell>
        </table:table-row>
        <table:table-row table:style-name="ro1">
          <table:table-cell office:value-type="float" office:value="0.322387" calcext:value-type="float">
            <text:p>0,322387</text:p>
          </table:table-cell>
          <table:table-cell office:value-type="float" office:value="0.0535352" calcext:value-type="float">
            <text:p>0,0535352</text:p>
          </table:table-cell>
          <table:table-cell office:value-type="float" office:value="0.321528" calcext:value-type="float">
            <text:p>0,321528</text:p>
          </table:table-cell>
          <table:table-cell office:value-type="float" office:value="0.0536314" calcext:value-type="float">
            <text:p>0,0536314</text:p>
          </table:table-cell>
        </table:table-row>
        <table:table-row table:style-name="ro1">
          <table:table-cell office:value-type="float" office:value="0.314922" calcext:value-type="float">
            <text:p>0,314922</text:p>
          </table:table-cell>
          <table:table-cell office:value-type="float" office:value="0.037866" calcext:value-type="float">
            <text:p>0,037866</text:p>
          </table:table-cell>
          <table:table-cell office:value-type="float" office:value="0.314048" calcext:value-type="float">
            <text:p>0,314048</text:p>
          </table:table-cell>
          <table:table-cell office:value-type="float" office:value="0.0380134" calcext:value-type="float">
            <text:p>0,0380134</text:p>
          </table:table-cell>
        </table:table-row>
        <table:table-row table:style-name="ro1">
          <table:table-cell office:value-type="float" office:value="0.339892" calcext:value-type="float">
            <text:p>0,339892</text:p>
          </table:table-cell>
          <table:table-cell office:value-type="float" office:value="0.0458908" calcext:value-type="float">
            <text:p>0,0458908</text:p>
          </table:table-cell>
          <table:table-cell office:value-type="float" office:value="0.339103" calcext:value-type="float">
            <text:p>0,339103</text:p>
          </table:table-cell>
          <table:table-cell office:value-type="float" office:value="0.0459953" calcext:value-type="float">
            <text:p>0,0459953</text:p>
          </table:table-cell>
        </table:table-row>
        <table:table-row table:style-name="ro1">
          <table:table-cell office:value-type="float" office:value="0.306112" calcext:value-type="float">
            <text:p>0,306112</text:p>
          </table:table-cell>
          <table:table-cell office:value-type="float" office:value="0.0172637" calcext:value-type="float">
            <text:p>0,0172637</text:p>
          </table:table-cell>
          <table:table-cell office:value-type="float" office:value="0.305238" calcext:value-type="float">
            <text:p>0,305238</text:p>
          </table:table-cell>
          <table:table-cell office:value-type="float" office:value="0.0173462" calcext:value-type="float">
            <text:p>0,0173462</text:p>
          </table:table-cell>
        </table:table-row>
        <table:table-row table:style-name="ro1">
          <table:table-cell office:value-type="float" office:value="0.356837" calcext:value-type="float">
            <text:p>0,356837</text:p>
          </table:table-cell>
          <table:table-cell office:value-type="float" office:value="0.0632786" calcext:value-type="float">
            <text:p>0,0632786</text:p>
          </table:table-cell>
          <table:table-cell office:value-type="float" office:value="0.356054" calcext:value-type="float">
            <text:p>0,356054</text:p>
          </table:table-cell>
          <table:table-cell office:value-type="float" office:value="0.0633752" calcext:value-type="float">
            <text:p>0,0633752</text:p>
          </table:table-cell>
        </table:table-row>
        <table:table-row table:style-name="ro1">
          <table:table-cell office:value-type="float" office:value="0.387916" calcext:value-type="float">
            <text:p>0,387916</text:p>
          </table:table-cell>
          <table:table-cell office:value-type="float" office:value="0.0722024" calcext:value-type="float">
            <text:p>0,0722024</text:p>
          </table:table-cell>
          <table:table-cell office:value-type="float" office:value="0.38716" calcext:value-type="float">
            <text:p>0,38716</text:p>
          </table:table-cell>
          <table:table-cell office:value-type="float" office:value="0.0723155" calcext:value-type="float">
            <text:p>0,0723155</text:p>
          </table:table-cell>
        </table:table-row>
        <table:table-row table:style-name="ro1">
          <table:table-cell office:value-type="float" office:value="0.324428" calcext:value-type="float">
            <text:p>0,324428</text:p>
          </table:table-cell>
          <table:table-cell office:value-type="float" office:value="0.0449906" calcext:value-type="float">
            <text:p>0,0449906</text:p>
          </table:table-cell>
          <table:table-cell office:value-type="float" office:value="0.323586" calcext:value-type="float">
            <text:p>0,323586</text:p>
          </table:table-cell>
          <table:table-cell office:value-type="float" office:value="0.0450765" calcext:value-type="float">
            <text:p>0,0450765</text:p>
          </table:table-cell>
        </table:table-row>
        <table:table-row table:style-name="ro1">
          <table:table-cell office:value-type="float" office:value="0.308902" calcext:value-type="float">
            <text:p>0,308902</text:p>
          </table:table-cell>
          <table:table-cell office:value-type="float" office:value="0.0110483" calcext:value-type="float">
            <text:p>0,0110483</text:p>
          </table:table-cell>
          <table:table-cell office:value-type="float" office:value="0.308026" calcext:value-type="float">
            <text:p>0,308026</text:p>
          </table:table-cell>
          <table:table-cell office:value-type="float" office:value="0.0110969" calcext:value-type="float">
            <text:p>0,0110969</text:p>
          </table:table-cell>
        </table:table-row>
        <table:table-row table:style-name="ro1">
          <table:table-cell office:value-type="float" office:value="0.332167" calcext:value-type="float">
            <text:p>0,332167</text:p>
          </table:table-cell>
          <table:table-cell office:value-type="float" office:value="0.0379583" calcext:value-type="float">
            <text:p>0,0379583</text:p>
          </table:table-cell>
          <table:table-cell office:value-type="float" office:value="0.331356" calcext:value-type="float">
            <text:p>0,331356</text:p>
          </table:table-cell>
          <table:table-cell office:value-type="float" office:value="0.0380576" calcext:value-type="float">
            <text:p>0,0380576</text:p>
          </table:table-cell>
        </table:table-row>
        <table:table-row table:style-name="ro1">
          <table:table-cell office:value-type="float" office:value="0.343554" calcext:value-type="float">
            <text:p>0,343554</text:p>
          </table:table-cell>
          <table:table-cell office:value-type="float" office:value="0.0517854" calcext:value-type="float">
            <text:p>0,0517854</text:p>
          </table:table-cell>
          <table:table-cell office:value-type="float" office:value="0.342756" calcext:value-type="float">
            <text:p>0,342756</text:p>
          </table:table-cell>
          <table:table-cell office:value-type="float" office:value="0.0518741" calcext:value-type="float">
            <text:p>0,0518741</text:p>
          </table:table-cell>
        </table:table-row>
        <table:table-row table:style-name="ro1">
          <table:table-cell office:value-type="float" office:value="0.38765" calcext:value-type="float">
            <text:p>0,38765</text:p>
          </table:table-cell>
          <table:table-cell office:value-type="float" office:value="0.0605146" calcext:value-type="float">
            <text:p>0,0605146</text:p>
          </table:table-cell>
          <table:table-cell office:value-type="float" office:value="0.386921" calcext:value-type="float">
            <text:p>0,386921</text:p>
          </table:table-cell>
          <table:table-cell office:value-type="float" office:value="0.0605893" calcext:value-type="float">
            <text:p>0,0605893</text:p>
          </table:table-cell>
        </table:table-row>
        <table:table-row table:style-name="ro1">
          <table:table-cell office:value-type="float" office:value="0.332429" calcext:value-type="float">
            <text:p>0,332429</text:p>
          </table:table-cell>
          <table:table-cell office:value-type="float" office:value="0.0341815" calcext:value-type="float">
            <text:p>0,0341815</text:p>
          </table:table-cell>
          <table:table-cell office:value-type="float" office:value="0.33162" calcext:value-type="float">
            <text:p>0,33162</text:p>
          </table:table-cell>
          <table:table-cell office:value-type="float" office:value="0.034276" calcext:value-type="float">
            <text:p>0,034276</text:p>
          </table:table-cell>
        </table:table-row>
        <table:table-row table:style-name="ro1">
          <table:table-cell office:value-type="float" office:value="0.363362" calcext:value-type="float">
            <text:p>0,363362</text:p>
          </table:table-cell>
          <table:table-cell office:value-type="float" office:value="0.0444337" calcext:value-type="float">
            <text:p>0,0444337</text:p>
          </table:table-cell>
          <table:table-cell office:value-type="float" office:value="0.362623" calcext:value-type="float">
            <text:p>0,362623</text:p>
          </table:table-cell>
          <table:table-cell office:value-type="float" office:value="0.0444944" calcext:value-type="float">
            <text:p>0,0444944</text:p>
          </table:table-cell>
        </table:table-row>
        <table:table-row table:style-name="ro1">
          <table:table-cell office:value-type="float" office:value="0.363142" calcext:value-type="float">
            <text:p>0,363142</text:p>
          </table:table-cell>
          <table:table-cell office:value-type="float" office:value="0.0420664" calcext:value-type="float">
            <text:p>0,0420664</text:p>
          </table:table-cell>
          <table:table-cell office:value-type="float" office:value="0.3624" calcext:value-type="float">
            <text:p>0,3624</text:p>
          </table:table-cell>
          <table:table-cell office:value-type="float" office:value="0.0421282" calcext:value-type="float">
            <text:p>0,0421282</text:p>
          </table:table-cell>
        </table:table-row>
        <table:table-row table:style-name="ro1">
          <table:table-cell office:value-type="float" office:value="0.361681" calcext:value-type="float">
            <text:p>0,361681</text:p>
          </table:table-cell>
          <table:table-cell office:value-type="float" office:value="0.0377359" calcext:value-type="float">
            <text:p>0,0377359</text:p>
          </table:table-cell>
          <table:table-cell office:value-type="float" office:value="0.360944" calcext:value-type="float">
            <text:p>0,360944</text:p>
          </table:table-cell>
          <table:table-cell office:value-type="float" office:value="0.037779" calcext:value-type="float">
            <text:p>0,037779</text:p>
          </table:table-cell>
        </table:table-row>
        <table:table-row table:style-name="ro1">
          <table:table-cell office:value-type="float" office:value="0.354423" calcext:value-type="float">
            <text:p>0,354423</text:p>
          </table:table-cell>
          <table:table-cell office:value-type="float" office:value="0.035426" calcext:value-type="float">
            <text:p>0,035426</text:p>
          </table:table-cell>
          <table:table-cell office:value-type="float" office:value="0.35367" calcext:value-type="float">
            <text:p>0,35367</text:p>
          </table:table-cell>
          <table:table-cell office:value-type="float" office:value="0.0354813" calcext:value-type="float">
            <text:p>0,0354813</text:p>
          </table:table-cell>
        </table:table-row>
        <table:table-row table:style-name="ro1">
          <table:table-cell office:value-type="float" office:value="0.371037" calcext:value-type="float">
            <text:p>0,371037</text:p>
          </table:table-cell>
          <table:table-cell office:value-type="float" office:value="0.0246191" calcext:value-type="float">
            <text:p>0,0246191</text:p>
          </table:table-cell>
          <table:table-cell office:value-type="float" office:value="0.370324" calcext:value-type="float">
            <text:p>0,370324</text:p>
          </table:table-cell>
          <table:table-cell office:value-type="float" office:value="0.0246585" calcext:value-type="float">
            <text:p>0,0246585</text:p>
          </table:table-cell>
        </table:table-row>
        <table:table-row table:style-name="ro1">
          <table:table-cell office:value-type="float" office:value="0.387434" calcext:value-type="float">
            <text:p>0,387434</text:p>
          </table:table-cell>
          <table:table-cell office:value-type="float" office:value="0.0463784" calcext:value-type="float">
            <text:p>0,0463784</text:p>
          </table:table-cell>
          <table:table-cell office:value-type="float" office:value="0.386724" calcext:value-type="float">
            <text:p>0,386724</text:p>
          </table:table-cell>
          <table:table-cell office:value-type="float" office:value="0.0464176" calcext:value-type="float">
            <text:p>0,0464176</text:p>
          </table:table-cell>
        </table:table-row>
        <table:table-row table:style-name="ro1">
          <table:table-cell office:value-type="float" office:value="0.404505" calcext:value-type="float">
            <text:p>0,404505</text:p>
          </table:table-cell>
          <table:table-cell office:value-type="float" office:value="0.0413221" calcext:value-type="float">
            <text:p>0,0413221</text:p>
          </table:table-cell>
          <table:table-cell office:value-type="float" office:value="0.40381" calcext:value-type="float">
            <text:p>0,40381</text:p>
          </table:table-cell>
          <table:table-cell office:value-type="float" office:value="0.0413789" calcext:value-type="float">
            <text:p>0,0413789</text:p>
          </table:table-cell>
        </table:table-row>
        <table:table-row table:style-name="ro1">
          <table:table-cell office:value-type="float" office:value="0.379031" calcext:value-type="float">
            <text:p>0,379031</text:p>
          </table:table-cell>
          <table:table-cell office:value-type="float" office:value="0.0343968" calcext:value-type="float">
            <text:p>0,0343968</text:p>
          </table:table-cell>
          <table:table-cell office:value-type="float" office:value="0.378318" calcext:value-type="float">
            <text:p>0,378318</text:p>
          </table:table-cell>
          <table:table-cell office:value-type="float" office:value="0.0344468" calcext:value-type="float">
            <text:p>0,0344468</text:p>
          </table:table-cell>
        </table:table-row>
        <table:table-row table:style-name="ro1">
          <table:table-cell office:value-type="float" office:value="0.353321" calcext:value-type="float">
            <text:p>0,353321</text:p>
          </table:table-cell>
          <table:table-cell office:value-type="float" office:value="0.0182286" calcext:value-type="float">
            <text:p>0,0182286</text:p>
          </table:table-cell>
          <table:table-cell office:value-type="float" office:value="0.352571" calcext:value-type="float">
            <text:p>0,352571</text:p>
          </table:table-cell>
          <table:table-cell office:value-type="float" office:value="0.0182632" calcext:value-type="float">
            <text:p>0,0182632</text:p>
          </table:table-cell>
        </table:table-row>
        <table:table-row table:style-name="ro1">
          <table:table-cell office:value-type="float" office:value="0.387964" calcext:value-type="float">
            <text:p>0,387964</text:p>
          </table:table-cell>
          <table:table-cell office:value-type="float" office:value="0.0422101" calcext:value-type="float">
            <text:p>0,0422101</text:p>
          </table:table-cell>
          <table:table-cell office:value-type="float" office:value="0.387256" calcext:value-type="float">
            <text:p>0,387256</text:p>
          </table:table-cell>
          <table:table-cell office:value-type="float" office:value="0.0422418" calcext:value-type="float">
            <text:p>0,0422418</text:p>
          </table:table-cell>
        </table:table-row>
        <table:table-row table:style-name="ro1">
          <table:table-cell office:value-type="float" office:value="0.363121" calcext:value-type="float">
            <text:p>0,363121</text:p>
          </table:table-cell>
          <table:table-cell office:value-type="float" office:value="0.0315195" calcext:value-type="float">
            <text:p>0,0315195</text:p>
          </table:table-cell>
          <table:table-cell office:value-type="float" office:value="0.36237" calcext:value-type="float">
            <text:p>0,36237</text:p>
          </table:table-cell>
          <table:table-cell office:value-type="float" office:value="0.0315615" calcext:value-type="float">
            <text:p>0,0315615</text:p>
          </table:table-cell>
        </table:table-row>
        <table:table-row table:style-name="ro1">
          <table:table-cell office:value-type="float" office:value="0.378151" calcext:value-type="float">
            <text:p>0,378151</text:p>
          </table:table-cell>
          <table:table-cell office:value-type="float" office:value="0.0302504" calcext:value-type="float">
            <text:p>0,0302504</text:p>
          </table:table-cell>
          <table:table-cell office:value-type="float" office:value="0.37743" calcext:value-type="float">
            <text:p>0,37743</text:p>
          </table:table-cell>
          <table:table-cell office:value-type="float" office:value="0.0302889" calcext:value-type="float">
            <text:p>0,0302889</text:p>
          </table:table-cell>
        </table:table-row>
        <table:table-row table:style-name="ro1">
          <table:table-cell office:value-type="float" office:value="0.364888" calcext:value-type="float">
            <text:p>0,364888</text:p>
          </table:table-cell>
          <table:table-cell office:value-type="float" office:value="0.0278056" calcext:value-type="float">
            <text:p>0,0278056</text:p>
          </table:table-cell>
          <table:table-cell office:value-type="float" office:value="0.364146" calcext:value-type="float">
            <text:p>0,364146</text:p>
          </table:table-cell>
          <table:table-cell office:value-type="float" office:value="0.0278569" calcext:value-type="float">
            <text:p>0,0278569</text:p>
          </table:table-cell>
        </table:table-row>
        <table:table-row table:style-name="ro1">
          <table:table-cell office:value-type="float" office:value="0.370631" calcext:value-type="float">
            <text:p>0,370631</text:p>
          </table:table-cell>
          <table:table-cell office:value-type="float" office:value="0.0240375" calcext:value-type="float">
            <text:p>0,0240375</text:p>
          </table:table-cell>
          <table:table-cell office:value-type="float" office:value="0.369903" calcext:value-type="float">
            <text:p>0,369903</text:p>
          </table:table-cell>
          <table:table-cell office:value-type="float" office:value="0.0240688" calcext:value-type="float">
            <text:p>0,0240688</text:p>
          </table:table-cell>
        </table:table-row>
        <table:table-row table:style-name="ro1">
          <table:table-cell office:value-type="float" office:value="0.38532" calcext:value-type="float">
            <text:p>0,38532</text:p>
          </table:table-cell>
          <table:table-cell office:value-type="float" office:value="0.0361589" calcext:value-type="float">
            <text:p>0,0361589</text:p>
          </table:table-cell>
          <table:table-cell office:value-type="float" office:value="0.384602" calcext:value-type="float">
            <text:p>0,384602</text:p>
          </table:table-cell>
          <table:table-cell office:value-type="float" office:value="0.0361902" calcext:value-type="float">
            <text:p>0,0361902</text:p>
          </table:table-cell>
        </table:table-row>
        <table:table-row table:style-name="ro1">
          <table:table-cell office:value-type="float" office:value="0.396057" calcext:value-type="float">
            <text:p>0,396057</text:p>
          </table:table-cell>
          <table:table-cell office:value-type="float" office:value="0.0369689" calcext:value-type="float">
            <text:p>0,0369689</text:p>
          </table:table-cell>
          <table:table-cell office:value-type="float" office:value="0.395349" calcext:value-type="float">
            <text:p>0,395349</text:p>
          </table:table-cell>
          <table:table-cell office:value-type="float" office:value="0.0369922" calcext:value-type="float">
            <text:p>0,0369922</text:p>
          </table:table-cell>
        </table:table-row>
        <table:table-row table:style-name="ro1">
          <table:table-cell office:value-type="float" office:value="0.388034" calcext:value-type="float">
            <text:p>0,388034</text:p>
          </table:table-cell>
          <table:table-cell office:value-type="float" office:value="0.039048" calcext:value-type="float">
            <text:p>0,039048</text:p>
          </table:table-cell>
          <table:table-cell office:value-type="float" office:value="0.387312" calcext:value-type="float">
            <text:p>0,387312</text:p>
          </table:table-cell>
          <table:table-cell office:value-type="float" office:value="0.0390776" calcext:value-type="float">
            <text:p>0,0390776</text:p>
          </table:table-cell>
        </table:table-row>
      </table:table>
      <table:table table:name="Tabelle5" table:style-name="ta1">
        <table:shapes>
          <draw:frame draw:z-index="0" draw:style-name="gr1" draw:text-style-name="P1" svg:width="15.999cm" svg:height="8.999cm" svg:x="15.381cm" svg:y="4.96cm">
            <draw:object draw:notify-on-update-of-ranges="Tabelle5.A1:Tabelle5.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5.151cm" svg:y="14.257cm">
            <draw:object draw:notify-on-update-of-ranges="Tabelle5.O1:Tabelle5.O1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float" office:value="0.0279352" calcext:value-type="float">
            <text:p>0,0279352</text:p>
          </table:table-cell>
          <table:table-cell office:value-type="float" office:value="0.00370487" calcext:value-type="float">
            <text:p>0,00370487</text:p>
          </table:table-cell>
          <table:table-cell office:value-type="float" office:value="0.0278981" calcext:value-type="float">
            <text:p>0,0278981</text:p>
          </table:table-cell>
          <table:table-cell office:value-type="float" office:value="0.00371126" calcext:value-type="float">
            <text:p>0,00371126</text:p>
          </table:table-cell>
          <table:table-cell table:number-columns-repeated="10"/>
          <table:table-cell office:value-type="float" office:value="0.0258874" calcext:value-type="float">
            <text:p>0,0258874</text:p>
          </table:table-cell>
          <table:table-cell office:value-type="float" office:value="0.00306554" calcext:value-type="float">
            <text:p>0,00306554</text:p>
          </table:table-cell>
          <table:table-cell office:value-type="float" office:value="0.0258524" calcext:value-type="float">
            <text:p>0,0258524</text:p>
          </table:table-cell>
          <table:table-cell office:value-type="float" office:value="0.00307095" calcext:value-type="float">
            <text:p>0,00307095</text:p>
          </table:table-cell>
        </table:table-row>
        <table:table-row table:style-name="ro1">
          <table:table-cell office:value-type="float" office:value="0.0265389" calcext:value-type="float">
            <text:p>0,0265389</text:p>
          </table:table-cell>
          <table:table-cell office:value-type="float" office:value="0.003279" calcext:value-type="float">
            <text:p>0,003279</text:p>
          </table:table-cell>
          <table:table-cell office:value-type="float" office:value="0.0265015" calcext:value-type="float">
            <text:p>0,0265015</text:p>
          </table:table-cell>
          <table:table-cell office:value-type="float" office:value="0.00328484" calcext:value-type="float">
            <text:p>0,00328484</text:p>
          </table:table-cell>
          <table:table-cell table:number-columns-repeated="10"/>
          <table:table-cell office:value-type="float" office:value="0.0278173" calcext:value-type="float">
            <text:p>0,0278173</text:p>
          </table:table-cell>
          <table:table-cell office:value-type="float" office:value="0.00398158" calcext:value-type="float">
            <text:p>0,00398158</text:p>
          </table:table-cell>
          <table:table-cell office:value-type="float" office:value="0.0277814" calcext:value-type="float">
            <text:p>0,0277814</text:p>
          </table:table-cell>
          <table:table-cell office:value-type="float" office:value="0.00398639" calcext:value-type="float">
            <text:p>0,00398639</text:p>
          </table:table-cell>
        </table:table-row>
        <table:table-row table:style-name="ro1">
          <table:table-cell office:value-type="float" office:value="0.0267152" calcext:value-type="float">
            <text:p>0,0267152</text:p>
          </table:table-cell>
          <table:table-cell office:value-type="float" office:value="0.00336664" calcext:value-type="float">
            <text:p>0,00336664</text:p>
          </table:table-cell>
          <table:table-cell office:value-type="float" office:value="0.0266772" calcext:value-type="float">
            <text:p>0,0266772</text:p>
          </table:table-cell>
          <table:table-cell office:value-type="float" office:value="0.00337271" calcext:value-type="float">
            <text:p>0,00337271</text:p>
          </table:table-cell>
          <table:table-cell table:number-columns-repeated="10"/>
          <table:table-cell office:value-type="float" office:value="0.0266087" calcext:value-type="float">
            <text:p>0,0266087</text:p>
          </table:table-cell>
          <table:table-cell office:value-type="float" office:value="0.0030213" calcext:value-type="float">
            <text:p>0,0030213</text:p>
          </table:table-cell>
          <table:table-cell office:value-type="float" office:value="0.0265701" calcext:value-type="float">
            <text:p>0,0265701</text:p>
          </table:table-cell>
          <table:table-cell office:value-type="float" office:value="0.00302559" calcext:value-type="float">
            <text:p>0,00302559</text:p>
          </table:table-cell>
        </table:table-row>
        <table:table-row table:style-name="ro1">
          <table:table-cell office:value-type="float" office:value="0.0258998" calcext:value-type="float">
            <text:p>0,0258998</text:p>
          </table:table-cell>
          <table:table-cell office:value-type="float" office:value="0.00294719" calcext:value-type="float">
            <text:p>0,00294719</text:p>
          </table:table-cell>
          <table:table-cell office:value-type="float" office:value="0.025862" calcext:value-type="float">
            <text:p>0,025862</text:p>
          </table:table-cell>
          <table:table-cell office:value-type="float" office:value="0.00295158" calcext:value-type="float">
            <text:p>0,00295158</text:p>
          </table:table-cell>
          <table:table-cell table:number-columns-repeated="10"/>
          <table:table-cell office:value-type="float" office:value="0.0258938" calcext:value-type="float">
            <text:p>0,0258938</text:p>
          </table:table-cell>
          <table:table-cell office:value-type="float" office:value="0.00271841" calcext:value-type="float">
            <text:p>0,00271841</text:p>
          </table:table-cell>
          <table:table-cell office:value-type="float" office:value="0.0258573" calcext:value-type="float">
            <text:p>0,0258573</text:p>
          </table:table-cell>
          <table:table-cell office:value-type="float" office:value="0.00272147" calcext:value-type="float">
            <text:p>0,00272147</text:p>
          </table:table-cell>
        </table:table-row>
        <table:table-row table:style-name="ro1">
          <table:table-cell office:value-type="float" office:value="0.0272344" calcext:value-type="float">
            <text:p>0,0272344</text:p>
          </table:table-cell>
          <table:table-cell office:value-type="float" office:value="0.00422073" calcext:value-type="float">
            <text:p>0,00422073</text:p>
          </table:table-cell>
          <table:table-cell office:value-type="float" office:value="0.0271994" calcext:value-type="float">
            <text:p>0,0271994</text:p>
          </table:table-cell>
          <table:table-cell office:value-type="float" office:value="0.00422641" calcext:value-type="float">
            <text:p>0,00422641</text:p>
          </table:table-cell>
          <table:table-cell table:number-columns-repeated="10"/>
          <table:table-cell office:value-type="float" office:value="0.0256868" calcext:value-type="float">
            <text:p>0,0256868</text:p>
          </table:table-cell>
          <table:table-cell office:value-type="float" office:value="0.00321975" calcext:value-type="float">
            <text:p>0,00321975</text:p>
          </table:table-cell>
          <table:table-cell office:value-type="float" office:value="0.025651" calcext:value-type="float">
            <text:p>0,025651</text:p>
          </table:table-cell>
          <table:table-cell office:value-type="float" office:value="0.00322529" calcext:value-type="float">
            <text:p>0,00322529</text:p>
          </table:table-cell>
        </table:table-row>
        <table:table-row table:style-name="ro1">
          <table:table-cell office:value-type="float" office:value="0.0253813" calcext:value-type="float">
            <text:p>0,0253813</text:p>
          </table:table-cell>
          <table:table-cell office:value-type="float" office:value="0.00235506" calcext:value-type="float">
            <text:p>0,00235506</text:p>
          </table:table-cell>
          <table:table-cell office:value-type="float" office:value="0.0253436" calcext:value-type="float">
            <text:p>0,0253436</text:p>
          </table:table-cell>
          <table:table-cell office:value-type="float" office:value="0.00235918" calcext:value-type="float">
            <text:p>0,00235918</text:p>
          </table:table-cell>
          <table:table-cell table:number-columns-repeated="10"/>
          <table:table-cell office:value-type="float" office:value="0.0265212" calcext:value-type="float">
            <text:p>0,0265212</text:p>
          </table:table-cell>
          <table:table-cell office:value-type="float" office:value="0.00479492" calcext:value-type="float">
            <text:p>0,00479492</text:p>
          </table:table-cell>
          <table:table-cell office:value-type="float" office:value="0.0264859" calcext:value-type="float">
            <text:p>0,0264859</text:p>
          </table:table-cell>
          <table:table-cell office:value-type="float" office:value="0.00480157" calcext:value-type="float">
            <text:p>0,00480157</text:p>
          </table:table-cell>
        </table:table-row>
        <table:table-row table:style-name="ro1">
          <table:table-cell office:value-type="float" office:value="0.0252534" calcext:value-type="float">
            <text:p>0,0252534</text:p>
          </table:table-cell>
          <table:table-cell office:value-type="float" office:value="0.00187969" calcext:value-type="float">
            <text:p>0,00187969</text:p>
          </table:table-cell>
          <table:table-cell office:value-type="float" office:value="0.0252148" calcext:value-type="float">
            <text:p>0,0252148</text:p>
          </table:table-cell>
          <table:table-cell office:value-type="float" office:value="0.00188061" calcext:value-type="float">
            <text:p>0,00188061</text:p>
          </table:table-cell>
          <table:table-cell table:number-columns-repeated="10"/>
          <table:table-cell office:value-type="float" office:value="0.0274124" calcext:value-type="float">
            <text:p>0,0274124</text:p>
          </table:table-cell>
          <table:table-cell office:value-type="float" office:value="0.00487943" calcext:value-type="float">
            <text:p>0,00487943</text:p>
          </table:table-cell>
          <table:table-cell office:value-type="float" office:value="0.0273744" calcext:value-type="float">
            <text:p>0,0273744</text:p>
          </table:table-cell>
          <table:table-cell office:value-type="float" office:value="0.00488698" calcext:value-type="float">
            <text:p>0,00488698</text:p>
          </table:table-cell>
        </table:table-row>
        <table:table-row table:style-name="ro1">
          <table:table-cell office:value-type="float" office:value="0.02456" calcext:value-type="float">
            <text:p>0,02456</text:p>
          </table:table-cell>
          <table:table-cell office:value-type="float" office:value="0.00171989" calcext:value-type="float">
            <text:p>0,00171989</text:p>
          </table:table-cell>
          <table:table-cell office:value-type="float" office:value="0.024522" calcext:value-type="float">
            <text:p>0,024522</text:p>
          </table:table-cell>
          <table:table-cell office:value-type="float" office:value="0.0017168" calcext:value-type="float">
            <text:p>0,0017168</text:p>
          </table:table-cell>
          <table:table-cell table:number-columns-repeated="10"/>
          <table:table-cell office:value-type="float" office:value="0.0250331" calcext:value-type="float">
            <text:p>0,0250331</text:p>
          </table:table-cell>
          <table:table-cell office:value-type="float" office:value="0.00255284" calcext:value-type="float">
            <text:p>0,00255284</text:p>
          </table:table-cell>
          <table:table-cell office:value-type="float" office:value="0.0249956" calcext:value-type="float">
            <text:p>0,0249956</text:p>
          </table:table-cell>
          <table:table-cell office:value-type="float" office:value="0.00255309" calcext:value-type="float">
            <text:p>0,00255309</text:p>
          </table:table-cell>
        </table:table-row>
        <table:table-row table:style-name="ro1">
          <table:table-cell office:value-type="float" office:value="0.0235731" calcext:value-type="float">
            <text:p>0,0235731</text:p>
          </table:table-cell>
          <table:table-cell office:value-type="float" office:value="0.000829302" calcext:value-type="float">
            <text:p>0,000829302</text:p>
          </table:table-cell>
          <table:table-cell office:value-type="float" office:value="0.0235374" calcext:value-type="float">
            <text:p>0,0235374</text:p>
          </table:table-cell>
          <table:table-cell office:value-type="float" office:value="0.000822926" calcext:value-type="float">
            <text:p>0,000822926</text:p>
          </table:table-cell>
          <table:table-cell table:number-columns-repeated="10"/>
          <table:table-cell office:value-type="float" office:value="0.0240705" calcext:value-type="float">
            <text:p>0,0240705</text:p>
          </table:table-cell>
          <table:table-cell office:value-type="float" office:value="0.00143716" calcext:value-type="float">
            <text:p>0,00143716</text:p>
          </table:table-cell>
          <table:table-cell office:value-type="float" office:value="0.0240321" calcext:value-type="float">
            <text:p>0,0240321</text:p>
          </table:table-cell>
          <table:table-cell office:value-type="float" office:value="0.00143651" calcext:value-type="float">
            <text:p>0,00143651</text:p>
          </table:table-cell>
        </table:table-row>
        <table:table-row table:style-name="ro1">
          <table:table-cell office:value-type="float" office:value="0.0265983" calcext:value-type="float">
            <text:p>0,0265983</text:p>
          </table:table-cell>
          <table:table-cell office:value-type="float" office:value="0.00672507" calcext:value-type="float">
            <text:p>0,00672507</text:p>
          </table:table-cell>
          <table:table-cell office:value-type="float" office:value="0.0265676" calcext:value-type="float">
            <text:p>0,0265676</text:p>
          </table:table-cell>
          <table:table-cell office:value-type="float" office:value="0.00673328" calcext:value-type="float">
            <text:p>0,00673328</text:p>
          </table:table-cell>
          <table:table-cell table:number-columns-repeated="10"/>
          <table:table-cell office:value-type="float" office:value="0.0255307" calcext:value-type="float">
            <text:p>0,0255307</text:p>
          </table:table-cell>
          <table:table-cell office:value-type="float" office:value="0.00498602" calcext:value-type="float">
            <text:p>0,00498602</text:p>
          </table:table-cell>
          <table:table-cell office:value-type="float" office:value="0.0254942" calcext:value-type="float">
            <text:p>0,0254942</text:p>
          </table:table-cell>
          <table:table-cell office:value-type="float" office:value="0.00499265" calcext:value-type="float">
            <text:p>0,00499265</text:p>
          </table:table-cell>
        </table:table-row>
        <table:table-row table:style-name="ro1">
          <table:table-cell office:value-type="float" office:value="0.0248392" calcext:value-type="float">
            <text:p>0,0248392</text:p>
          </table:table-cell>
          <table:table-cell office:value-type="float" office:value="0.00190065" calcext:value-type="float">
            <text:p>0,00190065</text:p>
          </table:table-cell>
          <table:table-cell office:value-type="float" office:value="0.0248013" calcext:value-type="float">
            <text:p>0,0248013</text:p>
          </table:table-cell>
          <table:table-cell office:value-type="float" office:value="0.00189793" calcext:value-type="float">
            <text:p>0,00189793</text:p>
          </table:table-cell>
          <table:table-cell table:number-columns-repeated="10"/>
          <table:table-cell office:value-type="float" office:value="0.0238697" calcext:value-type="float">
            <text:p>0,0238697</text:p>
          </table:table-cell>
          <table:table-cell office:value-type="float" office:value="0.001416" calcext:value-type="float">
            <text:p>0,001416</text:p>
          </table:table-cell>
          <table:table-cell office:value-type="float" office:value="0.0238337" calcext:value-type="float">
            <text:p>0,0238337</text:p>
          </table:table-cell>
          <table:table-cell office:value-type="float" office:value="0.00141193" calcext:value-type="float">
            <text:p>0,00141193</text:p>
          </table:table-cell>
        </table:table-row>
        <table:table-row table:style-name="ro1">
          <table:table-cell office:value-type="float" office:value="0.0235087" calcext:value-type="float">
            <text:p>0,0235087</text:p>
          </table:table-cell>
          <table:table-cell office:value-type="float" office:value="0.00159601" calcext:value-type="float">
            <text:p>0,00159601</text:p>
          </table:table-cell>
          <table:table-cell office:value-type="float" office:value="0.0234755" calcext:value-type="float">
            <text:p>0,0234755</text:p>
          </table:table-cell>
          <table:table-cell office:value-type="float" office:value="0.00158834" calcext:value-type="float">
            <text:p>0,00158834</text:p>
          </table:table-cell>
          <table:table-cell table:number-columns-repeated="10"/>
          <table:table-cell office:value-type="float" office:value="0.023339" calcext:value-type="float">
            <text:p>0,023339</text:p>
          </table:table-cell>
          <table:table-cell office:value-type="float" office:value="0.00147509" calcext:value-type="float">
            <text:p>0,00147509</text:p>
          </table:table-cell>
          <table:table-cell office:value-type="float" office:value="0.0233041" calcext:value-type="float">
            <text:p>0,0233041</text:p>
          </table:table-cell>
          <table:table-cell office:value-type="float" office:value="0.00146928" calcext:value-type="float">
            <text:p>0,00146928</text:p>
          </table:table-cell>
        </table:table-row>
        <table:table-row table:style-name="ro1">
          <table:table-cell office:value-type="float" office:value="0.0240004" calcext:value-type="float">
            <text:p>0,0240004</text:p>
          </table:table-cell>
          <table:table-cell office:value-type="float" office:value="0.00338727" calcext:value-type="float">
            <text:p>0,00338727</text:p>
          </table:table-cell>
          <table:table-cell office:value-type="float" office:value="0.0239643" calcext:value-type="float">
            <text:p>0,0239643</text:p>
          </table:table-cell>
          <table:table-cell office:value-type="float" office:value="0.0033913" calcext:value-type="float">
            <text:p>0,0033913</text:p>
          </table:table-cell>
          <table:table-cell table:number-columns-repeated="10"/>
          <table:table-cell office:value-type="float" office:value="0.022842" calcext:value-type="float">
            <text:p>0,022842</text:p>
          </table:table-cell>
          <table:table-cell office:value-type="float" office:value="0.00103901" calcext:value-type="float">
            <text:p>0,00103901</text:p>
          </table:table-cell>
          <table:table-cell office:value-type="float" office:value="0.0228069" calcext:value-type="float">
            <text:p>0,0228069</text:p>
          </table:table-cell>
          <table:table-cell office:value-type="float" office:value="0.00103117" calcext:value-type="float">
            <text:p>0,00103117</text:p>
          </table:table-cell>
        </table:table-row>
        <table:table-row table:style-name="ro1">
          <table:table-cell office:value-type="float" office:value="0.0240282" calcext:value-type="float">
            <text:p>0,0240282</text:p>
          </table:table-cell>
          <table:table-cell office:value-type="float" office:value="0.00262084" calcext:value-type="float">
            <text:p>0,00262084</text:p>
          </table:table-cell>
          <table:table-cell office:value-type="float" office:value="0.0239905" calcext:value-type="float">
            <text:p>0,0239905</text:p>
          </table:table-cell>
          <table:table-cell office:value-type="float" office:value="0.00262276" calcext:value-type="float">
            <text:p>0,00262276</text:p>
          </table:table-cell>
          <table:table-cell table:number-columns-repeated="10"/>
          <table:table-cell office:value-type="float" office:value="0.0237719" calcext:value-type="float">
            <text:p>0,0237719</text:p>
          </table:table-cell>
          <table:table-cell office:value-type="float" office:value="0.00159638" calcext:value-type="float">
            <text:p>0,00159638</text:p>
          </table:table-cell>
          <table:table-cell office:value-type="float" office:value="0.0237341" calcext:value-type="float">
            <text:p>0,0237341</text:p>
          </table:table-cell>
          <table:table-cell office:value-type="float" office:value="0.00159018" calcext:value-type="float">
            <text:p>0,00159018</text:p>
          </table:table-cell>
        </table:table-row>
        <table:table-row table:style-name="ro1">
          <table:table-cell office:value-type="float" office:value="0.0236932" calcext:value-type="float">
            <text:p>0,0236932</text:p>
          </table:table-cell>
          <table:table-cell office:value-type="float" office:value="0.00207921" calcext:value-type="float">
            <text:p>0,00207921</text:p>
          </table:table-cell>
          <table:table-cell office:value-type="float" office:value="0.0236568" calcext:value-type="float">
            <text:p>0,0236568</text:p>
          </table:table-cell>
          <table:table-cell office:value-type="float" office:value="0.00207618" calcext:value-type="float">
            <text:p>0,00207618</text:p>
          </table:table-cell>
          <table:table-cell table:number-columns-repeated="10"/>
          <table:table-cell office:value-type="float" office:value="0.0226959" calcext:value-type="float">
            <text:p>0,0226959</text:p>
          </table:table-cell>
          <table:table-cell office:value-type="float" office:value="0.00128285" calcext:value-type="float">
            <text:p>0,00128285</text:p>
          </table:table-cell>
          <table:table-cell office:value-type="float" office:value="0.0226583" calcext:value-type="float">
            <text:p>0,0226583</text:p>
          </table:table-cell>
          <table:table-cell office:value-type="float" office:value="0.00127893" calcext:value-type="float">
            <text:p>0,00127893</text:p>
          </table:table-cell>
        </table:table-row>
        <table:table-row table:style-name="ro1">
          <table:table-cell office:value-type="float" office:value="0.0235898" calcext:value-type="float">
            <text:p>0,0235898</text:p>
          </table:table-cell>
          <table:table-cell office:value-type="float" office:value="0.0022917" calcext:value-type="float">
            <text:p>0,0022917</text:p>
          </table:table-cell>
          <table:table-cell office:value-type="float" office:value="0.0235487" calcext:value-type="float">
            <text:p>0,0235487</text:p>
          </table:table-cell>
          <table:table-cell office:value-type="float" office:value="0.00228645" calcext:value-type="float">
            <text:p>0,00228645</text:p>
          </table:table-cell>
          <table:table-cell table:number-columns-repeated="10"/>
          <table:table-cell office:value-type="float" office:value="0.0240986" calcext:value-type="float">
            <text:p>0,0240986</text:p>
          </table:table-cell>
          <table:table-cell office:value-type="float" office:value="0.00392432" calcext:value-type="float">
            <text:p>0,00392432</text:p>
          </table:table-cell>
          <table:table-cell office:value-type="float" office:value="0.0240633" calcext:value-type="float">
            <text:p>0,0240633</text:p>
          </table:table-cell>
          <table:table-cell office:value-type="float" office:value="0.00392754" calcext:value-type="float">
            <text:p>0,00392754</text:p>
          </table:table-cell>
        </table:table-row>
        <table:table-row table:style-name="ro1">
          <table:table-cell office:value-type="float" office:value="0.0237281" calcext:value-type="float">
            <text:p>0,0237281</text:p>
          </table:table-cell>
          <table:table-cell office:value-type="float" office:value="0.00146173" calcext:value-type="float">
            <text:p>0,00146173</text:p>
          </table:table-cell>
          <table:table-cell office:value-type="float" office:value="0.0236829" calcext:value-type="float">
            <text:p>0,0236829</text:p>
          </table:table-cell>
          <table:table-cell office:value-type="float" office:value="0.00145833" calcext:value-type="float">
            <text:p>0,00145833</text:p>
          </table:table-cell>
          <table:table-cell table:number-columns-repeated="10"/>
          <table:table-cell office:value-type="float" office:value="0.0225761" calcext:value-type="float">
            <text:p>0,0225761</text:p>
          </table:table-cell>
          <table:table-cell office:value-type="float" office:value="0.00113053" calcext:value-type="float">
            <text:p>0,00113053</text:p>
          </table:table-cell>
          <table:table-cell office:value-type="float" office:value="0.0225367" calcext:value-type="float">
            <text:p>0,0225367</text:p>
          </table:table-cell>
          <table:table-cell office:value-type="float" office:value="0.00112629" calcext:value-type="float">
            <text:p>0,00112629</text:p>
          </table:table-cell>
        </table:table-row>
        <table:table-row table:style-name="ro1">
          <table:table-cell office:value-type="float" office:value="0.0221105" calcext:value-type="float">
            <text:p>0,0221105</text:p>
          </table:table-cell>
          <table:table-cell office:value-type="float" office:value="0.000769467" calcext:value-type="float">
            <text:p>0,000769467</text:p>
          </table:table-cell>
          <table:table-cell office:value-type="float" office:value="0.0220771" calcext:value-type="float">
            <text:p>0,0220771</text:p>
          </table:table-cell>
          <table:table-cell office:value-type="float" office:value="0.000765061" calcext:value-type="float">
            <text:p>0,000765061</text:p>
          </table:table-cell>
          <table:table-cell table:number-columns-repeated="10"/>
          <table:table-cell office:value-type="float" office:value="0.0231974" calcext:value-type="float">
            <text:p>0,0231974</text:p>
          </table:table-cell>
          <table:table-cell office:value-type="float" office:value="0.00148281" calcext:value-type="float">
            <text:p>0,00148281</text:p>
          </table:table-cell>
          <table:table-cell office:value-type="float" office:value="0.0231538" calcext:value-type="float">
            <text:p>0,0231538</text:p>
          </table:table-cell>
          <table:table-cell office:value-type="float" office:value="0.00147915" calcext:value-type="float">
            <text:p>0,00147915</text:p>
          </table:table-cell>
        </table:table-row>
        <table:table-row table:style-name="ro1">
          <table:table-cell office:value-type="float" office:value="0.0239449" calcext:value-type="float">
            <text:p>0,0239449</text:p>
          </table:table-cell>
          <table:table-cell office:value-type="float" office:value="0.00399882" calcext:value-type="float">
            <text:p>0,00399882</text:p>
          </table:table-cell>
          <table:table-cell office:value-type="float" office:value="0.0239082" calcext:value-type="float">
            <text:p>0,0239082</text:p>
          </table:table-cell>
          <table:table-cell office:value-type="float" office:value="0.00399731" calcext:value-type="float">
            <text:p>0,00399731</text:p>
          </table:table-cell>
          <table:table-cell table:number-columns-repeated="10"/>
          <table:table-cell office:value-type="float" office:value="0.0227893" calcext:value-type="float">
            <text:p>0,0227893</text:p>
          </table:table-cell>
          <table:table-cell office:value-type="float" office:value="0.00185623" calcext:value-type="float">
            <text:p>0,00185623</text:p>
          </table:table-cell>
          <table:table-cell office:value-type="float" office:value="0.0227523" calcext:value-type="float">
            <text:p>0,0227523</text:p>
          </table:table-cell>
          <table:table-cell office:value-type="float" office:value="0.00184879" calcext:value-type="float">
            <text:p>0,00184879</text:p>
          </table:table-cell>
        </table:table-row>
        <table:table-row table:style-name="ro1">
          <table:table-cell office:value-type="float" office:value="0.0224859" calcext:value-type="float">
            <text:p>0,0224859</text:p>
          </table:table-cell>
          <table:table-cell office:value-type="float" office:value="0.00140771" calcext:value-type="float">
            <text:p>0,00140771</text:p>
          </table:table-cell>
          <table:table-cell office:value-type="float" office:value="0.0224455" calcext:value-type="float">
            <text:p>0,0224455</text:p>
          </table:table-cell>
          <table:table-cell office:value-type="float" office:value="0.00140324" calcext:value-type="float">
            <text:p>0,00140324</text:p>
          </table:table-cell>
          <table:table-cell table:number-columns-repeated="10"/>
          <table:table-cell office:value-type="float" office:value="0.022595" calcext:value-type="float">
            <text:p>0,022595</text:p>
          </table:table-cell>
          <table:table-cell office:value-type="float" office:value="0.00213912" calcext:value-type="float">
            <text:p>0,00213912</text:p>
          </table:table-cell>
          <table:table-cell office:value-type="float" office:value="0.0225565" calcext:value-type="float">
            <text:p>0,0225565</text:p>
          </table:table-cell>
          <table:table-cell office:value-type="float" office:value="0.0021323" calcext:value-type="float">
            <text:p>0,0021323</text:p>
          </table:table-cell>
        </table:table-row>
        <table:table-row table:style-name="ro1">
          <table:table-cell office:value-type="float" office:value="0.0235607" calcext:value-type="float">
            <text:p>0,0235607</text:p>
          </table:table-cell>
          <table:table-cell office:value-type="float" office:value="0.00245263" calcext:value-type="float">
            <text:p>0,00245263</text:p>
          </table:table-cell>
          <table:table-cell office:value-type="float" office:value="0.0235188" calcext:value-type="float">
            <text:p>0,0235188</text:p>
          </table:table-cell>
          <table:table-cell office:value-type="float" office:value="0.00244848" calcext:value-type="float">
            <text:p>0,00244848</text:p>
          </table:table-cell>
          <table:table-cell table:number-columns-repeated="10"/>
          <table:table-cell office:value-type="float" office:value="0.023519" calcext:value-type="float">
            <text:p>0,023519</text:p>
          </table:table-cell>
          <table:table-cell office:value-type="float" office:value="0.0014527" calcext:value-type="float">
            <text:p>0,0014527</text:p>
          </table:table-cell>
          <table:table-cell office:value-type="float" office:value="0.0234745" calcext:value-type="float">
            <text:p>0,0234745</text:p>
          </table:table-cell>
          <table:table-cell office:value-type="float" office:value="0.00144417" calcext:value-type="float">
            <text:p>0,00144417</text:p>
          </table:table-cell>
        </table:table-row>
        <table:table-row table:style-name="ro1">
          <table:table-cell office:value-type="float" office:value="0.0224994" calcext:value-type="float">
            <text:p>0,0224994</text:p>
          </table:table-cell>
          <table:table-cell office:value-type="float" office:value="0.00100096" calcext:value-type="float">
            <text:p>0,00100096</text:p>
          </table:table-cell>
          <table:table-cell office:value-type="float" office:value="0.0224598" calcext:value-type="float">
            <text:p>0,0224598</text:p>
          </table:table-cell>
          <table:table-cell office:value-type="float" office:value="0.000997687" calcext:value-type="float">
            <text:p>0,000997687</text:p>
          </table:table-cell>
          <table:table-cell table:number-columns-repeated="10"/>
          <table:table-cell office:value-type="float" office:value="0.0240312" calcext:value-type="float">
            <text:p>0,0240312</text:p>
          </table:table-cell>
          <table:table-cell office:value-type="float" office:value="0.00484418" calcext:value-type="float">
            <text:p>0,00484418</text:p>
          </table:table-cell>
          <table:table-cell office:value-type="float" office:value="0.023992" calcext:value-type="float">
            <text:p>0,023992</text:p>
          </table:table-cell>
          <table:table-cell office:value-type="float" office:value="0.00485026" calcext:value-type="float">
            <text:p>0,00485026</text:p>
          </table:table-cell>
        </table:table-row>
        <table:table-row table:style-name="ro1">
          <table:table-cell office:value-type="float" office:value="0.0229285" calcext:value-type="float">
            <text:p>0,0229285</text:p>
          </table:table-cell>
          <table:table-cell office:value-type="float" office:value="0.00123053" calcext:value-type="float">
            <text:p>0,00123053</text:p>
          </table:table-cell>
          <table:table-cell office:value-type="float" office:value="0.0228847" calcext:value-type="float">
            <text:p>0,0228847</text:p>
          </table:table-cell>
          <table:table-cell office:value-type="float" office:value="0.00122643" calcext:value-type="float">
            <text:p>0,00122643</text:p>
          </table:table-cell>
          <table:table-cell table:number-columns-repeated="10"/>
          <table:table-cell office:value-type="float" office:value="0.0223788" calcext:value-type="float">
            <text:p>0,0223788</text:p>
          </table:table-cell>
          <table:table-cell office:value-type="float" office:value="0.00186675" calcext:value-type="float">
            <text:p>0,00186675</text:p>
          </table:table-cell>
          <table:table-cell office:value-type="float" office:value="0.0223387" calcext:value-type="float">
            <text:p>0,0223387</text:p>
          </table:table-cell>
          <table:table-cell office:value-type="float" office:value="0.00186031" calcext:value-type="float">
            <text:p>0,00186031</text:p>
          </table:table-cell>
        </table:table-row>
        <table:table-row table:style-name="ro1">
          <table:table-cell office:value-type="float" office:value="0.0222213" calcext:value-type="float">
            <text:p>0,0222213</text:p>
          </table:table-cell>
          <table:table-cell office:value-type="float" office:value="0.00141305" calcext:value-type="float">
            <text:p>0,00141305</text:p>
          </table:table-cell>
          <table:table-cell office:value-type="float" office:value="0.0221787" calcext:value-type="float">
            <text:p>0,0221787</text:p>
          </table:table-cell>
          <table:table-cell office:value-type="float" office:value="0.0014072" calcext:value-type="float">
            <text:p>0,0014072</text:p>
          </table:table-cell>
          <table:table-cell table:number-columns-repeated="10"/>
          <table:table-cell office:value-type="float" office:value="0.0216049" calcext:value-type="float">
            <text:p>0,0216049</text:p>
          </table:table-cell>
          <table:table-cell office:value-type="float" office:value="0.000935633" calcext:value-type="float">
            <text:p>0,000935633</text:p>
          </table:table-cell>
          <table:table-cell office:value-type="float" office:value="0.0215676" calcext:value-type="float">
            <text:p>0,0215676</text:p>
          </table:table-cell>
          <table:table-cell office:value-type="float" office:value="0.00093214" calcext:value-type="float">
            <text:p>0,00093214</text:p>
          </table:table-cell>
        </table:table-row>
        <table:table-row table:style-name="ro1">
          <table:table-cell office:value-type="float" office:value="0.023725" calcext:value-type="float">
            <text:p>0,023725</text:p>
          </table:table-cell>
          <table:table-cell office:value-type="float" office:value="0.00244889" calcext:value-type="float">
            <text:p>0,00244889</text:p>
          </table:table-cell>
          <table:table-cell office:value-type="float" office:value="0.0236805" calcext:value-type="float">
            <text:p>0,0236805</text:p>
          </table:table-cell>
          <table:table-cell office:value-type="float" office:value="0.00244721" calcext:value-type="float">
            <text:p>0,00244721</text:p>
          </table:table-cell>
          <table:table-cell table:number-columns-repeated="10"/>
          <table:table-cell office:value-type="float" office:value="0.0227949" calcext:value-type="float">
            <text:p>0,0227949</text:p>
          </table:table-cell>
          <table:table-cell office:value-type="float" office:value="0.00279708" calcext:value-type="float">
            <text:p>0,00279708</text:p>
          </table:table-cell>
          <table:table-cell office:value-type="float" office:value="0.0227535" calcext:value-type="float">
            <text:p>0,0227535</text:p>
          </table:table-cell>
          <table:table-cell office:value-type="float" office:value="0.00278859" calcext:value-type="float">
            <text:p>0,00278859</text:p>
          </table:table-cell>
        </table:table-row>
        <table:table-row table:style-name="ro1">
          <table:table-cell office:value-type="float" office:value="0.0221415" calcext:value-type="float">
            <text:p>0,0221415</text:p>
          </table:table-cell>
          <table:table-cell office:value-type="float" office:value="0.00100468" calcext:value-type="float">
            <text:p>0,00100468</text:p>
          </table:table-cell>
          <table:table-cell office:value-type="float" office:value="0.022099" calcext:value-type="float">
            <text:p>0,022099</text:p>
          </table:table-cell>
          <table:table-cell office:value-type="float" office:value="0.00100073" calcext:value-type="float">
            <text:p>0,00100073</text:p>
          </table:table-cell>
          <table:table-cell table:number-columns-repeated="10"/>
          <table:table-cell office:value-type="float" office:value="0.0220651" calcext:value-type="float">
            <text:p>0,0220651</text:p>
          </table:table-cell>
          <table:table-cell office:value-type="float" office:value="0.000949995" calcext:value-type="float">
            <text:p>0,000949995</text:p>
          </table:table-cell>
          <table:table-cell office:value-type="float" office:value="0.0220235" calcext:value-type="float">
            <text:p>0,0220235</text:p>
          </table:table-cell>
          <table:table-cell office:value-type="float" office:value="0.000946287" calcext:value-type="float">
            <text:p>0,000946287</text:p>
          </table:table-cell>
        </table:table-row>
        <table:table-row table:style-name="ro1">
          <table:table-cell office:value-type="float" office:value="0.0222281" calcext:value-type="float">
            <text:p>0,0222281</text:p>
          </table:table-cell>
          <table:table-cell office:value-type="float" office:value="0.00166369" calcext:value-type="float">
            <text:p>0,00166369</text:p>
          </table:table-cell>
          <table:table-cell office:value-type="float" office:value="0.0221864" calcext:value-type="float">
            <text:p>0,0221864</text:p>
          </table:table-cell>
          <table:table-cell office:value-type="float" office:value="0.00165689" calcext:value-type="float">
            <text:p>0,00165689</text:p>
          </table:table-cell>
          <table:table-cell table:number-columns-repeated="10"/>
          <table:table-cell office:value-type="float" office:value="0.0212557" calcext:value-type="float">
            <text:p>0,0212557</text:p>
          </table:table-cell>
          <table:table-cell office:value-type="float" office:value="0.000333058" calcext:value-type="float">
            <text:p>0,000333058</text:p>
          </table:table-cell>
          <table:table-cell office:value-type="float" office:value="0.0212156" calcext:value-type="float">
            <text:p>0,0212156</text:p>
          </table:table-cell>
          <table:table-cell office:value-type="float" office:value="0.000331692" calcext:value-type="float">
            <text:p>0,000331692</text:p>
          </table:table-cell>
        </table:table-row>
        <table:table-row table:style-name="ro1">
          <table:table-cell office:value-type="float" office:value="0.0227017" calcext:value-type="float">
            <text:p>0,0227017</text:p>
          </table:table-cell>
          <table:table-cell office:value-type="float" office:value="0.00181209" calcext:value-type="float">
            <text:p>0,00181209</text:p>
          </table:table-cell>
          <table:table-cell office:value-type="float" office:value="0.0226596" calcext:value-type="float">
            <text:p>0,0226596</text:p>
          </table:table-cell>
          <table:table-cell office:value-type="float" office:value="0.00180552" calcext:value-type="float">
            <text:p>0,00180552</text:p>
          </table:table-cell>
          <table:table-cell table:number-columns-repeated="10"/>
          <table:table-cell office:value-type="float" office:value="0.0225026" calcext:value-type="float">
            <text:p>0,0225026</text:p>
          </table:table-cell>
          <table:table-cell office:value-type="float" office:value="0.00167009" calcext:value-type="float">
            <text:p>0,00167009</text:p>
          </table:table-cell>
          <table:table-cell office:value-type="float" office:value="0.022459" calcext:value-type="float">
            <text:p>0,022459</text:p>
          </table:table-cell>
          <table:table-cell office:value-type="float" office:value="0.00166445" calcext:value-type="float">
            <text:p>0,00166445</text:p>
          </table:table-cell>
        </table:table-row>
        <table:table-row table:style-name="ro1">
          <table:table-cell office:value-type="float" office:value="0.0217022" calcext:value-type="float">
            <text:p>0,0217022</text:p>
          </table:table-cell>
          <table:table-cell office:value-type="float" office:value="0.00089976" calcext:value-type="float">
            <text:p>0,00089976</text:p>
          </table:table-cell>
          <table:table-cell office:value-type="float" office:value="0.0216604" calcext:value-type="float">
            <text:p>0,0216604</text:p>
          </table:table-cell>
          <table:table-cell office:value-type="float" office:value="0.000895319" calcext:value-type="float">
            <text:p>0,000895319</text:p>
          </table:table-cell>
          <table:table-cell table:number-columns-repeated="10"/>
          <table:table-cell office:value-type="float" office:value="0.0219165" calcext:value-type="float">
            <text:p>0,0219165</text:p>
          </table:table-cell>
          <table:table-cell office:value-type="float" office:value="0.00142732" calcext:value-type="float">
            <text:p>0,00142732</text:p>
          </table:table-cell>
          <table:table-cell office:value-type="float" office:value="0.0218743" calcext:value-type="float">
            <text:p>0,0218743</text:p>
          </table:table-cell>
          <table:table-cell office:value-type="float" office:value="0.00142264" calcext:value-type="float">
            <text:p>0,00142264</text:p>
          </table:table-cell>
        </table:table-row>
        <table:table-row table:style-name="ro1">
          <table:table-cell office:value-type="float" office:value="0.0223023" calcext:value-type="float">
            <text:p>0,0223023</text:p>
          </table:table-cell>
          <table:table-cell office:value-type="float" office:value="0.00230733" calcext:value-type="float">
            <text:p>0,00230733</text:p>
          </table:table-cell>
          <table:table-cell office:value-type="float" office:value="0.0222613" calcext:value-type="float">
            <text:p>0,0222613</text:p>
          </table:table-cell>
          <table:table-cell office:value-type="float" office:value="0.00229886" calcext:value-type="float">
            <text:p>0,00229886</text:p>
          </table:table-cell>
          <table:table-cell table:number-columns-repeated="10"/>
          <table:table-cell office:value-type="float" office:value="0.0221514" calcext:value-type="float">
            <text:p>0,0221514</text:p>
          </table:table-cell>
          <table:table-cell office:value-type="float" office:value="0.00158649" calcext:value-type="float">
            <text:p>0,00158649</text:p>
          </table:table-cell>
          <table:table-cell office:value-type="float" office:value="0.0221084" calcext:value-type="float">
            <text:p>0,0221084</text:p>
          </table:table-cell>
          <table:table-cell office:value-type="float" office:value="0.00158169" calcext:value-type="float">
            <text:p>0,00158169</text:p>
          </table:table-cell>
        </table:table-row>
        <table:table-row table:style-name="ro1">
          <table:table-cell office:value-type="float" office:value="0.0213586" calcext:value-type="float">
            <text:p>0,0213586</text:p>
          </table:table-cell>
          <table:table-cell office:value-type="float" office:value="0.000823356" calcext:value-type="float">
            <text:p>0,000823356</text:p>
          </table:table-cell>
          <table:table-cell office:value-type="float" office:value="0.0213159" calcext:value-type="float">
            <text:p>0,0213159</text:p>
          </table:table-cell>
          <table:table-cell office:value-type="float" office:value="0.000819027" calcext:value-type="float">
            <text:p>0,000819027</text:p>
          </table:table-cell>
          <table:table-cell table:number-columns-repeated="10"/>
          <table:table-cell office:value-type="float" office:value="0.0223477" calcext:value-type="float">
            <text:p>0,0223477</text:p>
          </table:table-cell>
          <table:table-cell office:value-type="float" office:value="0.00147878" calcext:value-type="float">
            <text:p>0,00147878</text:p>
          </table:table-cell>
          <table:table-cell office:value-type="float" office:value="0.0223038" calcext:value-type="float">
            <text:p>0,0223038</text:p>
          </table:table-cell>
          <table:table-cell office:value-type="float" office:value="0.0014722" calcext:value-type="float">
            <text:p>0,0014722</text:p>
          </table:table-cell>
        </table:table-row>
        <table:table-row table:style-name="ro1">
          <table:table-cell office:value-type="float" office:value="0.0221733" calcext:value-type="float">
            <text:p>0,0221733</text:p>
          </table:table-cell>
          <table:table-cell office:value-type="float" office:value="0.0017909" calcext:value-type="float">
            <text:p>0,0017909</text:p>
          </table:table-cell>
          <table:table-cell office:value-type="float" office:value="0.0221294" calcext:value-type="float">
            <text:p>0,0221294</text:p>
          </table:table-cell>
          <table:table-cell office:value-type="float" office:value="0.00178343" calcext:value-type="float">
            <text:p>0,00178343</text:p>
          </table:table-cell>
          <table:table-cell table:number-columns-repeated="10"/>
          <table:table-cell office:value-type="float" office:value="0.0215093" calcext:value-type="float">
            <text:p>0,0215093</text:p>
          </table:table-cell>
          <table:table-cell office:value-type="float" office:value="0.00171182" calcext:value-type="float">
            <text:p>0,00171182</text:p>
          </table:table-cell>
          <table:table-cell office:value-type="float" office:value="0.0214709" calcext:value-type="float">
            <text:p>0,0214709</text:p>
          </table:table-cell>
          <table:table-cell office:value-type="float" office:value="0.001705" calcext:value-type="float">
            <text:p>0,001705</text:p>
          </table:table-cell>
        </table:table-row>
        <table:table-row table:style-name="ro1">
          <table:table-cell office:value-type="float" office:value="0.0225329" calcext:value-type="float">
            <text:p>0,0225329</text:p>
          </table:table-cell>
          <table:table-cell office:value-type="float" office:value="0.00187868" calcext:value-type="float">
            <text:p>0,00187868</text:p>
          </table:table-cell>
          <table:table-cell office:value-type="float" office:value="0.0224874" calcext:value-type="float">
            <text:p>0,0224874</text:p>
          </table:table-cell>
          <table:table-cell office:value-type="float" office:value="0.00187254" calcext:value-type="float">
            <text:p>0,00187254</text:p>
          </table:table-cell>
          <table:table-cell table:number-columns-repeated="10"/>
          <table:table-cell office:value-type="float" office:value="0.0215102" calcext:value-type="float">
            <text:p>0,0215102</text:p>
          </table:table-cell>
          <table:table-cell office:value-type="float" office:value="0.00170105" calcext:value-type="float">
            <text:p>0,00170105</text:p>
          </table:table-cell>
          <table:table-cell office:value-type="float" office:value="0.0214691" calcext:value-type="float">
            <text:p>0,0214691</text:p>
          </table:table-cell>
          <table:table-cell office:value-type="float" office:value="0.00169369" calcext:value-type="float">
            <text:p>0,00169369</text:p>
          </table:table-cell>
        </table:table-row>
        <table:table-row table:style-name="ro1">
          <table:table-cell office:value-type="float" office:value="0.021926" calcext:value-type="float">
            <text:p>0,021926</text:p>
          </table:table-cell>
          <table:table-cell office:value-type="float" office:value="0.00162876" calcext:value-type="float">
            <text:p>0,00162876</text:p>
          </table:table-cell>
          <table:table-cell office:value-type="float" office:value="0.0218805" calcext:value-type="float">
            <text:p>0,0218805</text:p>
          </table:table-cell>
          <table:table-cell office:value-type="float" office:value="0.00162341" calcext:value-type="float">
            <text:p>0,00162341</text:p>
          </table:table-cell>
          <table:table-cell table:number-columns-repeated="10"/>
          <table:table-cell office:value-type="float" office:value="0.0208023" calcext:value-type="float">
            <text:p>0,0208023</text:p>
          </table:table-cell>
          <table:table-cell office:value-type="float" office:value="0.000371533" calcext:value-type="float">
            <text:p>0,000371533</text:p>
          </table:table-cell>
          <table:table-cell office:value-type="float" office:value="0.0207625" calcext:value-type="float">
            <text:p>0,0207625</text:p>
          </table:table-cell>
          <table:table-cell office:value-type="float" office:value="0.000370712" calcext:value-type="float">
            <text:p>0,000370712</text:p>
          </table:table-cell>
        </table:table-row>
        <table:table-row table:style-name="ro1">
          <table:table-cell office:value-type="float" office:value="0.0218476" calcext:value-type="float">
            <text:p>0,0218476</text:p>
          </table:table-cell>
          <table:table-cell office:value-type="float" office:value="0.0016902" calcext:value-type="float">
            <text:p>0,0016902</text:p>
          </table:table-cell>
          <table:table-cell office:value-type="float" office:value="0.021805" calcext:value-type="float">
            <text:p>0,021805</text:p>
          </table:table-cell>
          <table:table-cell office:value-type="float" office:value="0.0016849" calcext:value-type="float">
            <text:p>0,0016849</text:p>
          </table:table-cell>
          <table:table-cell table:number-columns-repeated="10"/>
          <table:table-cell office:value-type="float" office:value="0.0210461" calcext:value-type="float">
            <text:p>0,0210461</text:p>
          </table:table-cell>
          <table:table-cell office:value-type="float" office:value="0.000345629" calcext:value-type="float">
            <text:p>0,000345629</text:p>
          </table:table-cell>
          <table:table-cell office:value-type="float" office:value="0.0210075" calcext:value-type="float">
            <text:p>0,0210075</text:p>
          </table:table-cell>
          <table:table-cell office:value-type="float" office:value="0.000346372" calcext:value-type="float">
            <text:p>0,000346372</text:p>
          </table:table-cell>
        </table:table-row>
        <table:table-row table:style-name="ro1">
          <table:table-cell office:value-type="float" office:value="0.0214415" calcext:value-type="float">
            <text:p>0,0214415</text:p>
          </table:table-cell>
          <table:table-cell office:value-type="float" office:value="0.00163302" calcext:value-type="float">
            <text:p>0,00163302</text:p>
          </table:table-cell>
          <table:table-cell office:value-type="float" office:value="0.0214011" calcext:value-type="float">
            <text:p>0,0214011</text:p>
          </table:table-cell>
          <table:table-cell office:value-type="float" office:value="0.00162743" calcext:value-type="float">
            <text:p>0,00162743</text:p>
          </table:table-cell>
          <table:table-cell table:number-columns-repeated="10"/>
          <table:table-cell office:value-type="float" office:value="0.0230016" calcext:value-type="float">
            <text:p>0,0230016</text:p>
          </table:table-cell>
          <table:table-cell office:value-type="float" office:value="0.00256081" calcext:value-type="float">
            <text:p>0,00256081</text:p>
          </table:table-cell>
          <table:table-cell office:value-type="float" office:value="0.0229544" calcext:value-type="float">
            <text:p>0,0229544</text:p>
          </table:table-cell>
          <table:table-cell office:value-type="float" office:value="0.00255451" calcext:value-type="float">
            <text:p>0,00255451</text:p>
          </table:table-cell>
        </table:table-row>
        <table:table-row table:style-name="ro1">
          <table:table-cell office:value-type="float" office:value="0.0210906" calcext:value-type="float">
            <text:p>0,0210906</text:p>
          </table:table-cell>
          <table:table-cell office:value-type="float" office:value="0.000412763" calcext:value-type="float">
            <text:p>0,000412763</text:p>
          </table:table-cell>
          <table:table-cell office:value-type="float" office:value="0.0210522" calcext:value-type="float">
            <text:p>0,0210522</text:p>
          </table:table-cell>
          <table:table-cell office:value-type="float" office:value="0.000410548" calcext:value-type="float">
            <text:p>0,000410548</text:p>
          </table:table-cell>
          <table:table-cell table:number-columns-repeated="10"/>
          <table:table-cell office:value-type="float" office:value="0.0217278" calcext:value-type="float">
            <text:p>0,0217278</text:p>
          </table:table-cell>
          <table:table-cell office:value-type="float" office:value="0.00146062" calcext:value-type="float">
            <text:p>0,00146062</text:p>
          </table:table-cell>
          <table:table-cell office:value-type="float" office:value="0.0216841" calcext:value-type="float">
            <text:p>0,0216841</text:p>
          </table:table-cell>
          <table:table-cell office:value-type="float" office:value="0.00145455" calcext:value-type="float">
            <text:p>0,00145455</text:p>
          </table:table-cell>
        </table:table-row>
        <table:table-row table:style-name="ro1">
          <table:table-cell office:value-type="float" office:value="0.0214517" calcext:value-type="float">
            <text:p>0,0214517</text:p>
          </table:table-cell>
          <table:table-cell office:value-type="float" office:value="0.00158303" calcext:value-type="float">
            <text:p>0,00158303</text:p>
          </table:table-cell>
          <table:table-cell office:value-type="float" office:value="0.0214118" calcext:value-type="float">
            <text:p>0,0214118</text:p>
          </table:table-cell>
          <table:table-cell office:value-type="float" office:value="0.00157824" calcext:value-type="float">
            <text:p>0,00157824</text:p>
          </table:table-cell>
          <table:table-cell table:number-columns-repeated="10"/>
          <table:table-cell office:value-type="float" office:value="0.0211121" calcext:value-type="float">
            <text:p>0,0211121</text:p>
          </table:table-cell>
          <table:table-cell office:value-type="float" office:value="0.000739468" calcext:value-type="float">
            <text:p>0,000739468</text:p>
          </table:table-cell>
          <table:table-cell office:value-type="float" office:value="0.0210711" calcext:value-type="float">
            <text:p>0,0210711</text:p>
          </table:table-cell>
          <table:table-cell office:value-type="float" office:value="0.000735314" calcext:value-type="float">
            <text:p>0,000735314</text:p>
          </table:table-cell>
        </table:table-row>
        <table:table-row table:style-name="ro1">
          <table:table-cell office:value-type="float" office:value="0.0210608" calcext:value-type="float">
            <text:p>0,0210608</text:p>
          </table:table-cell>
          <table:table-cell office:value-type="float" office:value="0.000356151" calcext:value-type="float">
            <text:p>0,000356151</text:p>
          </table:table-cell>
          <table:table-cell office:value-type="float" office:value="0.0210204" calcext:value-type="float">
            <text:p>0,0210204</text:p>
          </table:table-cell>
          <table:table-cell office:value-type="float" office:value="0.000357268" calcext:value-type="float">
            <text:p>0,000357268</text:p>
          </table:table-cell>
          <table:table-cell table:number-columns-repeated="10"/>
          <table:table-cell office:value-type="float" office:value="0.0213691" calcext:value-type="float">
            <text:p>0,0213691</text:p>
          </table:table-cell>
          <table:table-cell office:value-type="float" office:value="0.00127015" calcext:value-type="float">
            <text:p>0,00127015</text:p>
          </table:table-cell>
          <table:table-cell office:value-type="float" office:value="0.0213286" calcext:value-type="float">
            <text:p>0,0213286</text:p>
          </table:table-cell>
          <table:table-cell office:value-type="float" office:value="0.00126527" calcext:value-type="float">
            <text:p>0,00126527</text:p>
          </table:table-cell>
        </table:table-row>
        <table:table-row table:style-name="ro1">
          <table:table-cell office:value-type="float" office:value="0.0211147" calcext:value-type="float">
            <text:p>0,0211147</text:p>
          </table:table-cell>
          <table:table-cell office:value-type="float" office:value="0.000788634" calcext:value-type="float">
            <text:p>0,000788634</text:p>
          </table:table-cell>
          <table:table-cell office:value-type="float" office:value="0.0210728" calcext:value-type="float">
            <text:p>0,0210728</text:p>
          </table:table-cell>
          <table:table-cell office:value-type="float" office:value="0.00078485" calcext:value-type="float">
            <text:p>0,00078485</text:p>
          </table:table-cell>
          <table:table-cell table:number-columns-repeated="10"/>
          <table:table-cell office:value-type="float" office:value="0.0220439" calcext:value-type="float">
            <text:p>0,0220439</text:p>
          </table:table-cell>
          <table:table-cell office:value-type="float" office:value="0.00173474" calcext:value-type="float">
            <text:p>0,00173474</text:p>
          </table:table-cell>
          <table:table-cell office:value-type="float" office:value="0.021999" calcext:value-type="float">
            <text:p>0,021999</text:p>
          </table:table-cell>
          <table:table-cell office:value-type="float" office:value="0.00172803" calcext:value-type="float">
            <text:p>0,00172803</text:p>
          </table:table-cell>
        </table:table-row>
        <table:table-row table:style-name="ro1">
          <table:table-cell office:value-type="float" office:value="0.0214228" calcext:value-type="float">
            <text:p>0,0214228</text:p>
          </table:table-cell>
          <table:table-cell office:value-type="float" office:value="0.00159488" calcext:value-type="float">
            <text:p>0,00159488</text:p>
          </table:table-cell>
          <table:table-cell office:value-type="float" office:value="0.0213822" calcext:value-type="float">
            <text:p>0,0213822</text:p>
          </table:table-cell>
          <table:table-cell office:value-type="float" office:value="0.00158938" calcext:value-type="float">
            <text:p>0,00158938</text:p>
          </table:table-cell>
          <table:table-cell table:number-columns-repeated="10"/>
          <table:table-cell office:value-type="float" office:value="0.0210866" calcext:value-type="float">
            <text:p>0,0210866</text:p>
          </table:table-cell>
          <table:table-cell office:value-type="float" office:value="0.000616261" calcext:value-type="float">
            <text:p>0,000616261</text:p>
          </table:table-cell>
          <table:table-cell office:value-type="float" office:value="0.0210463" calcext:value-type="float">
            <text:p>0,0210463</text:p>
          </table:table-cell>
          <table:table-cell office:value-type="float" office:value="0.000612682" calcext:value-type="float">
            <text:p>0,000612682</text:p>
          </table:table-cell>
        </table:table-row>
        <table:table-row table:style-name="ro1">
          <table:table-cell office:value-type="float" office:value="0.0216262" calcext:value-type="float">
            <text:p>0,0216262</text:p>
          </table:table-cell>
          <table:table-cell office:value-type="float" office:value="0.000996947" calcext:value-type="float">
            <text:p>0,000996947</text:p>
          </table:table-cell>
          <table:table-cell office:value-type="float" office:value="0.0215824" calcext:value-type="float">
            <text:p>0,0215824</text:p>
          </table:table-cell>
          <table:table-cell office:value-type="float" office:value="0.000992266" calcext:value-type="float">
            <text:p>0,000992266</text:p>
          </table:table-cell>
          <table:table-cell table:number-columns-repeated="10"/>
          <table:table-cell office:value-type="float" office:value="0.021744" calcext:value-type="float">
            <text:p>0,021744</text:p>
          </table:table-cell>
          <table:table-cell office:value-type="float" office:value="0.00125823" calcext:value-type="float">
            <text:p>0,00125823</text:p>
          </table:table-cell>
          <table:table-cell office:value-type="float" office:value="0.0216994" calcext:value-type="float">
            <text:p>0,0216994</text:p>
          </table:table-cell>
          <table:table-cell office:value-type="float" office:value="0.00125363" calcext:value-type="float">
            <text:p>0,00125363</text:p>
          </table:table-cell>
        </table:table-row>
        <table:table-row table:style-name="ro1">
          <table:table-cell office:value-type="float" office:value="0.0209683" calcext:value-type="float">
            <text:p>0,0209683</text:p>
          </table:table-cell>
          <table:table-cell office:value-type="float" office:value="0.000591944" calcext:value-type="float">
            <text:p>0,000591944</text:p>
          </table:table-cell>
          <table:table-cell office:value-type="float" office:value="0.0209295" calcext:value-type="float">
            <text:p>0,0209295</text:p>
          </table:table-cell>
          <table:table-cell office:value-type="float" office:value="0.000589052" calcext:value-type="float">
            <text:p>0,000589052</text:p>
          </table:table-cell>
          <table:table-cell table:number-columns-repeated="10"/>
          <table:table-cell office:value-type="float" office:value="0.0215312" calcext:value-type="float">
            <text:p>0,0215312</text:p>
          </table:table-cell>
          <table:table-cell office:value-type="float" office:value="0.00142385" calcext:value-type="float">
            <text:p>0,00142385</text:p>
          </table:table-cell>
          <table:table-cell office:value-type="float" office:value="0.0214859" calcext:value-type="float">
            <text:p>0,0214859</text:p>
          </table:table-cell>
          <table:table-cell office:value-type="float" office:value="0.00141848" calcext:value-type="float">
            <text:p>0,00141848</text:p>
          </table:table-cell>
        </table:table-row>
        <table:table-row table:style-name="ro1">
          <table:table-cell office:value-type="float" office:value="0.021827" calcext:value-type="float">
            <text:p>0,021827</text:p>
          </table:table-cell>
          <table:table-cell office:value-type="float" office:value="0.00206086" calcext:value-type="float">
            <text:p>0,00206086</text:p>
          </table:table-cell>
          <table:table-cell office:value-type="float" office:value="0.0217843" calcext:value-type="float">
            <text:p>0,0217843</text:p>
          </table:table-cell>
          <table:table-cell office:value-type="float" office:value="0.00205321" calcext:value-type="float">
            <text:p>0,00205321</text:p>
          </table:table-cell>
          <table:table-cell table:number-columns-repeated="10"/>
          <table:table-cell office:value-type="float" office:value="0.0212303" calcext:value-type="float">
            <text:p>0,0212303</text:p>
          </table:table-cell>
          <table:table-cell office:value-type="float" office:value="0.00129135" calcext:value-type="float">
            <text:p>0,00129135</text:p>
          </table:table-cell>
          <table:table-cell office:value-type="float" office:value="0.0211889" calcext:value-type="float">
            <text:p>0,0211889</text:p>
          </table:table-cell>
          <table:table-cell office:value-type="float" office:value="0.0012859" calcext:value-type="float">
            <text:p>0,0012859</text:p>
          </table:table-cell>
        </table:table-row>
        <table:table-row table:style-name="ro1">
          <table:table-cell office:value-type="float" office:value="0.0214838" calcext:value-type="float">
            <text:p>0,0214838</text:p>
          </table:table-cell>
          <table:table-cell office:value-type="float" office:value="0.00194552" calcext:value-type="float">
            <text:p>0,00194552</text:p>
          </table:table-cell>
          <table:table-cell office:value-type="float" office:value="0.0214431" calcext:value-type="float">
            <text:p>0,0214431</text:p>
          </table:table-cell>
          <table:table-cell office:value-type="float" office:value="0.00193781" calcext:value-type="float">
            <text:p>0,00193781</text:p>
          </table:table-cell>
          <table:table-cell table:number-columns-repeated="10"/>
          <table:table-cell office:value-type="float" office:value="0.0219437" calcext:value-type="float">
            <text:p>0,0219437</text:p>
          </table:table-cell>
          <table:table-cell office:value-type="float" office:value="0.00215929" calcext:value-type="float">
            <text:p>0,00215929</text:p>
          </table:table-cell>
          <table:table-cell office:value-type="float" office:value="0.0219023" calcext:value-type="float">
            <text:p>0,0219023</text:p>
          </table:table-cell>
          <table:table-cell office:value-type="float" office:value="0.00215304" calcext:value-type="float">
            <text:p>0,00215304</text:p>
          </table:table-cell>
        </table:table-row>
        <table:table-row table:style-name="ro1">
          <table:table-cell office:value-type="float" office:value="0.020976" calcext:value-type="float">
            <text:p>0,020976</text:p>
          </table:table-cell>
          <table:table-cell office:value-type="float" office:value="0.000675649" calcext:value-type="float">
            <text:p>0,000675649</text:p>
          </table:table-cell>
          <table:table-cell office:value-type="float" office:value="0.0209366" calcext:value-type="float">
            <text:p>0,0209366</text:p>
          </table:table-cell>
          <table:table-cell office:value-type="float" office:value="0.000672477" calcext:value-type="float">
            <text:p>0,000672477</text:p>
          </table:table-cell>
          <table:table-cell table:number-columns-repeated="10"/>
          <table:table-cell office:value-type="float" office:value="0.0210362" calcext:value-type="float">
            <text:p>0,0210362</text:p>
          </table:table-cell>
          <table:table-cell office:value-type="float" office:value="0.000768297" calcext:value-type="float">
            <text:p>0,000768297</text:p>
          </table:table-cell>
          <table:table-cell office:value-type="float" office:value="0.0209941" calcext:value-type="float">
            <text:p>0,0209941</text:p>
          </table:table-cell>
          <table:table-cell office:value-type="float" office:value="0.000765243" calcext:value-type="float">
            <text:p>0,000765243</text:p>
          </table:table-cell>
        </table:table-row>
        <table:table-row table:style-name="ro1">
          <table:table-cell office:value-type="float" office:value="0.0216578" calcext:value-type="float">
            <text:p>0,0216578</text:p>
          </table:table-cell>
          <table:table-cell office:value-type="float" office:value="0.00241626" calcext:value-type="float">
            <text:p>0,00241626</text:p>
          </table:table-cell>
          <table:table-cell office:value-type="float" office:value="0.0216142" calcext:value-type="float">
            <text:p>0,0216142</text:p>
          </table:table-cell>
          <table:table-cell office:value-type="float" office:value="0.00240939" calcext:value-type="float">
            <text:p>0,00240939</text:p>
          </table:table-cell>
          <table:table-cell table:number-columns-repeated="10"/>
          <table:table-cell office:value-type="float" office:value="0.0207514" calcext:value-type="float">
            <text:p>0,0207514</text:p>
          </table:table-cell>
          <table:table-cell office:value-type="float" office:value="0.000300278" calcext:value-type="float">
            <text:p>0,000300278</text:p>
          </table:table-cell>
          <table:table-cell office:value-type="float" office:value="0.0207106" calcext:value-type="float">
            <text:p>0,0207106</text:p>
          </table:table-cell>
          <table:table-cell office:value-type="float" office:value="0.000300799" calcext:value-type="float">
            <text:p>0,000300799</text:p>
          </table:table-cell>
        </table:table-row>
        <table:table-row table:style-name="ro1">
          <table:table-cell office:value-type="float" office:value="0.0207384" calcext:value-type="float">
            <text:p>0,0207384</text:p>
          </table:table-cell>
          <table:table-cell office:value-type="float" office:value="0.000352402" calcext:value-type="float">
            <text:p>0,000352402</text:p>
          </table:table-cell>
          <table:table-cell office:value-type="float" office:value="0.0206984" calcext:value-type="float">
            <text:p>0,0206984</text:p>
          </table:table-cell>
          <table:table-cell office:value-type="float" office:value="0.000351874" calcext:value-type="float">
            <text:p>0,000351874</text:p>
          </table:table-cell>
          <table:table-cell table:number-columns-repeated="10"/>
          <table:table-cell office:value-type="float" office:value="0.0208584" calcext:value-type="float">
            <text:p>0,0208584</text:p>
          </table:table-cell>
          <table:table-cell office:value-type="float" office:value="0.00042834" calcext:value-type="float">
            <text:p>0,00042834</text:p>
          </table:table-cell>
          <table:table-cell office:value-type="float" office:value="0.0208179" calcext:value-type="float">
            <text:p>0,0208179</text:p>
          </table:table-cell>
          <table:table-cell office:value-type="float" office:value="0.000427916" calcext:value-type="float">
            <text:p>0,000427916</text:p>
          </table:table-cell>
        </table:table-row>
        <table:table-row table:style-name="ro1">
          <table:table-cell office:value-type="float" office:value="0.021153" calcext:value-type="float">
            <text:p>0,021153</text:p>
          </table:table-cell>
          <table:table-cell office:value-type="float" office:value="0.00103631" calcext:value-type="float">
            <text:p>0,00103631</text:p>
          </table:table-cell>
          <table:table-cell office:value-type="float" office:value="0.0211105" calcext:value-type="float">
            <text:p>0,0211105</text:p>
          </table:table-cell>
          <table:table-cell office:value-type="float" office:value="0.00103169" calcext:value-type="float">
            <text:p>0,00103169</text:p>
          </table:table-cell>
          <table:table-cell table:number-columns-repeated="10"/>
          <table:table-cell office:value-type="float" office:value="0.0209104" calcext:value-type="float">
            <text:p>0,0209104</text:p>
          </table:table-cell>
          <table:table-cell office:value-type="float" office:value="0.000434974" calcext:value-type="float">
            <text:p>0,000434974</text:p>
          </table:table-cell>
          <table:table-cell office:value-type="float" office:value="0.0208721" calcext:value-type="float">
            <text:p>0,0208721</text:p>
          </table:table-cell>
          <table:table-cell office:value-type="float" office:value="0.0004358" calcext:value-type="float">
            <text:p>0,0004358</text:p>
          </table:table-cell>
        </table:table-row>
        <table:table-row table:style-name="ro1">
          <table:table-cell office:value-type="float" office:value="0.0207066" calcext:value-type="float">
            <text:p>0,0207066</text:p>
          </table:table-cell>
          <table:table-cell office:value-type="float" office:value="0.000237311" calcext:value-type="float">
            <text:p>0,000237311</text:p>
          </table:table-cell>
          <table:table-cell office:value-type="float" office:value="0.0206655" calcext:value-type="float">
            <text:p>0,0206655</text:p>
          </table:table-cell>
          <table:table-cell office:value-type="float" office:value="0.000237805" calcext:value-type="float">
            <text:p>0,000237805</text:p>
          </table:table-cell>
          <table:table-cell table:number-columns-repeated="10"/>
          <table:table-cell office:value-type="float" office:value="0.0209117" calcext:value-type="float">
            <text:p>0,0209117</text:p>
          </table:table-cell>
          <table:table-cell office:value-type="float" office:value="0.000473103" calcext:value-type="float">
            <text:p>0,000473103</text:p>
          </table:table-cell>
          <table:table-cell office:value-type="float" office:value="0.0208742" calcext:value-type="float">
            <text:p>0,0208742</text:p>
          </table:table-cell>
          <table:table-cell office:value-type="float" office:value="0.000471318" calcext:value-type="float">
            <text:p>0,000471318</text:p>
          </table:table-cell>
        </table:table-row>
        <table:table-row table:style-name="ro1">
          <table:table-cell office:value-type="float" office:value="0.0207425" calcext:value-type="float">
            <text:p>0,0207425</text:p>
          </table:table-cell>
          <table:table-cell office:value-type="float" office:value="0.000374365" calcext:value-type="float">
            <text:p>0,000374365</text:p>
          </table:table-cell>
          <table:table-cell office:value-type="float" office:value="0.0207022" calcext:value-type="float">
            <text:p>0,0207022</text:p>
          </table:table-cell>
          <table:table-cell office:value-type="float" office:value="0.000374875" calcext:value-type="float">
            <text:p>0,000374875</text:p>
          </table:table-cell>
          <table:table-cell table:number-columns-repeated="10"/>
          <table:table-cell office:value-type="float" office:value="0.0205483" calcext:value-type="float">
            <text:p>0,0205483</text:p>
          </table:table-cell>
          <table:table-cell office:value-type="float" office:value="0.000212546" calcext:value-type="float">
            <text:p>0,000212546</text:p>
          </table:table-cell>
          <table:table-cell office:value-type="float" office:value="0.0205077" calcext:value-type="float">
            <text:p>0,0205077</text:p>
          </table:table-cell>
          <table:table-cell office:value-type="float" office:value="0.000211116" calcext:value-type="float">
            <text:p>0,000211116</text:p>
          </table:table-cell>
        </table:table-row>
        <table:table-row table:style-name="ro1">
          <table:table-cell office:value-type="float" office:value="0.020791" calcext:value-type="float">
            <text:p>0,020791</text:p>
          </table:table-cell>
          <table:table-cell office:value-type="float" office:value="0.000361459" calcext:value-type="float">
            <text:p>0,000361459</text:p>
          </table:table-cell>
          <table:table-cell office:value-type="float" office:value="0.02075" calcext:value-type="float">
            <text:p>0,02075</text:p>
          </table:table-cell>
          <table:table-cell office:value-type="float" office:value="0.000362144" calcext:value-type="float">
            <text:p>0,000362144</text:p>
          </table:table-cell>
          <table:table-cell table:number-columns-repeated="10"/>
          <table:table-cell office:value-type="float" office:value="0.0216955" calcext:value-type="float">
            <text:p>0,0216955</text:p>
          </table:table-cell>
          <table:table-cell office:value-type="float" office:value="0.00299699" calcext:value-type="float">
            <text:p>0,00299699</text:p>
          </table:table-cell>
          <table:table-cell office:value-type="float" office:value="0.0216513" calcext:value-type="float">
            <text:p>0,0216513</text:p>
          </table:table-cell>
          <table:table-cell office:value-type="float" office:value="0.00298855" calcext:value-type="float">
            <text:p>0,00298855</text:p>
          </table:table-cell>
        </table:table-row>
        <table:table-row table:style-name="ro1">
          <table:table-cell office:value-type="float" office:value="0.0207566" calcext:value-type="float">
            <text:p>0,0207566</text:p>
          </table:table-cell>
          <table:table-cell office:value-type="float" office:value="0.000401766" calcext:value-type="float">
            <text:p>0,000401766</text:p>
          </table:table-cell>
          <table:table-cell office:value-type="float" office:value="0.0207162" calcext:value-type="float">
            <text:p>0,0207162</text:p>
          </table:table-cell>
          <table:table-cell office:value-type="float" office:value="0.00040162" calcext:value-type="float">
            <text:p>0,00040162</text:p>
          </table:table-cell>
          <table:table-cell table:number-columns-repeated="10"/>
          <table:table-cell office:value-type="float" office:value="0.0205685" calcext:value-type="float">
            <text:p>0,0205685</text:p>
          </table:table-cell>
          <table:table-cell office:value-type="float" office:value="0.00033981" calcext:value-type="float">
            <text:p>0,00033981</text:p>
          </table:table-cell>
          <table:table-cell office:value-type="float" office:value="0.0205288" calcext:value-type="float">
            <text:p>0,0205288</text:p>
          </table:table-cell>
          <table:table-cell office:value-type="float" office:value="0.000336637" calcext:value-type="float">
            <text:p>0,000336637</text:p>
          </table:table-cell>
        </table:table-row>
        <table:table-row table:style-name="ro1">
          <table:table-cell office:value-type="float" office:value="0.0206523" calcext:value-type="float">
            <text:p>0,0206523</text:p>
          </table:table-cell>
          <table:table-cell office:value-type="float" office:value="0.000284323" calcext:value-type="float">
            <text:p>0,000284323</text:p>
          </table:table-cell>
          <table:table-cell office:value-type="float" office:value="0.0206115" calcext:value-type="float">
            <text:p>0,0206115</text:p>
          </table:table-cell>
          <table:table-cell office:value-type="float" office:value="0.00028223" calcext:value-type="float">
            <text:p>0,00028223</text:p>
          </table:table-cell>
          <table:table-cell table:number-columns-repeated="10"/>
          <table:table-cell office:value-type="float" office:value="0.0206471" calcext:value-type="float">
            <text:p>0,0206471</text:p>
          </table:table-cell>
          <table:table-cell office:value-type="float" office:value="0.000291251" calcext:value-type="float">
            <text:p>0,000291251</text:p>
          </table:table-cell>
          <table:table-cell office:value-type="float" office:value="0.0206049" calcext:value-type="float">
            <text:p>0,0206049</text:p>
          </table:table-cell>
          <table:table-cell office:value-type="float" office:value="0.000290006" calcext:value-type="float">
            <text:p>0,000290006</text:p>
          </table:table-cell>
        </table:table-row>
        <table:table-row table:style-name="ro1">
          <table:table-cell office:value-type="float" office:value="0.0205262" calcext:value-type="float">
            <text:p>0,0205262</text:p>
          </table:table-cell>
          <table:table-cell office:value-type="float" office:value="0.000171507" calcext:value-type="float">
            <text:p>0,000171507</text:p>
          </table:table-cell>
          <table:table-cell office:value-type="float" office:value="0.0204855" calcext:value-type="float">
            <text:p>0,0204855</text:p>
          </table:table-cell>
          <table:table-cell office:value-type="float" office:value="0.000172944" calcext:value-type="float">
            <text:p>0,000172944</text:p>
          </table:table-cell>
          <table:table-cell table:number-columns-repeated="10"/>
          <table:table-cell office:value-type="float" office:value="0.0206538" calcext:value-type="float">
            <text:p>0,0206538</text:p>
          </table:table-cell>
          <table:table-cell office:value-type="float" office:value="0.00021639" calcext:value-type="float">
            <text:p>0,00021639</text:p>
          </table:table-cell>
          <table:table-cell office:value-type="float" office:value="0.0206119" calcext:value-type="float">
            <text:p>0,0206119</text:p>
          </table:table-cell>
          <table:table-cell office:value-type="float" office:value="0.000216046" calcext:value-type="float">
            <text:p>0,000216046</text:p>
          </table:table-cell>
        </table:table-row>
        <table:table-row table:style-name="ro1">
          <table:table-cell office:value-type="float" office:value="0.0210134" calcext:value-type="float">
            <text:p>0,0210134</text:p>
          </table:table-cell>
          <table:table-cell office:value-type="float" office:value="0.000771243" calcext:value-type="float">
            <text:p>0,000771243</text:p>
          </table:table-cell>
          <table:table-cell office:value-type="float" office:value="0.020974" calcext:value-type="float">
            <text:p>0,020974</text:p>
          </table:table-cell>
          <table:table-cell office:value-type="float" office:value="0.000772046" calcext:value-type="float">
            <text:p>0,000772046</text:p>
          </table:table-cell>
          <table:table-cell table:number-columns-repeated="10"/>
          <table:table-cell office:value-type="float" office:value="0.0205005" calcext:value-type="float">
            <text:p>0,0205005</text:p>
          </table:table-cell>
          <table:table-cell office:value-type="float" office:value="0.000323477" calcext:value-type="float">
            <text:p>0,000323477</text:p>
          </table:table-cell>
          <table:table-cell office:value-type="float" office:value="0.0204619" calcext:value-type="float">
            <text:p>0,0204619</text:p>
          </table:table-cell>
          <table:table-cell office:value-type="float" office:value="0.000322996" calcext:value-type="float">
            <text:p>0,000322996</text:p>
          </table:table-cell>
        </table:table-row>
        <table:table-row table:style-name="ro1">
          <table:table-cell office:value-type="float" office:value="0.0213349" calcext:value-type="float">
            <text:p>0,0213349</text:p>
          </table:table-cell>
          <table:table-cell office:value-type="float" office:value="0.00156337" calcext:value-type="float">
            <text:p>0,00156337</text:p>
          </table:table-cell>
          <table:table-cell office:value-type="float" office:value="0.0212914" calcext:value-type="float">
            <text:p>0,0212914</text:p>
          </table:table-cell>
          <table:table-cell office:value-type="float" office:value="0.00156098" calcext:value-type="float">
            <text:p>0,00156098</text:p>
          </table:table-cell>
          <table:table-cell table:number-columns-repeated="10"/>
          <table:table-cell office:value-type="float" office:value="0.020487" calcext:value-type="float">
            <text:p>0,020487</text:p>
          </table:table-cell>
          <table:table-cell office:value-type="float" office:value="0.000191396" calcext:value-type="float">
            <text:p>0,000191396</text:p>
          </table:table-cell>
          <table:table-cell office:value-type="float" office:value="0.0204492" calcext:value-type="float">
            <text:p>0,0204492</text:p>
          </table:table-cell>
          <table:table-cell office:value-type="float" office:value="0.00019437" calcext:value-type="float">
            <text:p>0,00019437</text:p>
          </table:table-cell>
        </table:table-row>
        <table:table-row table:style-name="ro1">
          <table:table-cell office:value-type="float" office:value="0.0207481" calcext:value-type="float">
            <text:p>0,0207481</text:p>
          </table:table-cell>
          <table:table-cell office:value-type="float" office:value="0.00077592" calcext:value-type="float">
            <text:p>0,00077592</text:p>
          </table:table-cell>
          <table:table-cell office:value-type="float" office:value="0.0207073" calcext:value-type="float">
            <text:p>0,0207073</text:p>
          </table:table-cell>
          <table:table-cell office:value-type="float" office:value="0.000773807" calcext:value-type="float">
            <text:p>0,000773807</text:p>
          </table:table-cell>
          <table:table-cell table:number-columns-repeated="10"/>
          <table:table-cell office:value-type="float" office:value="0.0205928" calcext:value-type="float">
            <text:p>0,0205928</text:p>
          </table:table-cell>
          <table:table-cell office:value-type="float" office:value="0.000385021" calcext:value-type="float">
            <text:p>0,000385021</text:p>
          </table:table-cell>
          <table:table-cell office:value-type="float" office:value="0.0205536" calcext:value-type="float">
            <text:p>0,0205536</text:p>
          </table:table-cell>
          <table:table-cell office:value-type="float" office:value="0.000387106" calcext:value-type="float">
            <text:p>0,000387106</text:p>
          </table:table-cell>
        </table:table-row>
        <table:table-row table:style-name="ro1">
          <table:table-cell office:value-type="float" office:value="0.0204658" calcext:value-type="float">
            <text:p>0,0204658</text:p>
          </table:table-cell>
          <table:table-cell office:value-type="float" office:value="0.000164568" calcext:value-type="float">
            <text:p>0,000164568</text:p>
          </table:table-cell>
          <table:table-cell office:value-type="float" office:value="0.0204273" calcext:value-type="float">
            <text:p>0,0204273</text:p>
          </table:table-cell>
          <table:table-cell office:value-type="float" office:value="0.000167527" calcext:value-type="float">
            <text:p>0,000167527</text:p>
          </table:table-cell>
          <table:table-cell table:number-columns-repeated="10"/>
          <table:table-cell office:value-type="float" office:value="0.0207313" calcext:value-type="float">
            <text:p>0,0207313</text:p>
          </table:table-cell>
          <table:table-cell office:value-type="float" office:value="0.000484361" calcext:value-type="float">
            <text:p>0,000484361</text:p>
          </table:table-cell>
          <table:table-cell office:value-type="float" office:value="0.0206924" calcext:value-type="float">
            <text:p>0,0206924</text:p>
          </table:table-cell>
          <table:table-cell office:value-type="float" office:value="0.000484916" calcext:value-type="float">
            <text:p>0,000484916</text:p>
          </table:table-cell>
        </table:table-row>
        <table:table-row table:style-name="ro1">
          <table:table-cell office:value-type="float" office:value="0.0207141" calcext:value-type="float">
            <text:p>0,0207141</text:p>
          </table:table-cell>
          <table:table-cell office:value-type="float" office:value="0.000486007" calcext:value-type="float">
            <text:p>0,000486007</text:p>
          </table:table-cell>
          <table:table-cell office:value-type="float" office:value="0.0206742" calcext:value-type="float">
            <text:p>0,0206742</text:p>
          </table:table-cell>
          <table:table-cell office:value-type="float" office:value="0.000488133" calcext:value-type="float">
            <text:p>0,000488133</text:p>
          </table:table-cell>
          <table:table-cell table:number-columns-repeated="10"/>
          <table:table-cell office:value-type="float" office:value="0.020321" calcext:value-type="float">
            <text:p>0,020321</text:p>
          </table:table-cell>
          <table:table-cell office:value-type="float" office:value="0.00020756" calcext:value-type="float">
            <text:p>0,00020756</text:p>
          </table:table-cell>
          <table:table-cell office:value-type="float" office:value="0.0202812" calcext:value-type="float">
            <text:p>0,0202812</text:p>
          </table:table-cell>
          <table:table-cell office:value-type="float" office:value="0.000208719" calcext:value-type="float">
            <text:p>0,000208719</text:p>
          </table:table-cell>
        </table:table-row>
        <table:table-row table:style-name="ro1">
          <table:table-cell office:value-type="float" office:value="0.0208809" calcext:value-type="float">
            <text:p>0,0208809</text:p>
          </table:table-cell>
          <table:table-cell office:value-type="float" office:value="0.00114193" calcext:value-type="float">
            <text:p>0,00114193</text:p>
          </table:table-cell>
          <table:table-cell office:value-type="float" office:value="0.0208413" calcext:value-type="float">
            <text:p>0,0208413</text:p>
          </table:table-cell>
          <table:table-cell office:value-type="float" office:value="0.00113415" calcext:value-type="float">
            <text:p>0,00113415</text:p>
          </table:table-cell>
          <table:table-cell table:number-columns-repeated="10"/>
          <table:table-cell office:value-type="float" office:value="0.0206623" calcext:value-type="float">
            <text:p>0,0206623</text:p>
          </table:table-cell>
          <table:table-cell office:value-type="float" office:value="0.000513816" calcext:value-type="float">
            <text:p>0,000513816</text:p>
          </table:table-cell>
          <table:table-cell office:value-type="float" office:value="0.0206222" calcext:value-type="float">
            <text:p>0,0206222</text:p>
          </table:table-cell>
          <table:table-cell office:value-type="float" office:value="0.000512759" calcext:value-type="float">
            <text:p>0,000512759</text:p>
          </table:table-cell>
        </table:table-row>
        <table:table-row table:style-name="ro1">
          <table:table-cell office:value-type="float" office:value="0.020606" calcext:value-type="float">
            <text:p>0,020606</text:p>
          </table:table-cell>
          <table:table-cell office:value-type="float" office:value="0.00031668" calcext:value-type="float">
            <text:p>0,00031668</text:p>
          </table:table-cell>
          <table:table-cell office:value-type="float" office:value="0.0205667" calcext:value-type="float">
            <text:p>0,0205667</text:p>
          </table:table-cell>
          <table:table-cell office:value-type="float" office:value="0.000317669" calcext:value-type="float">
            <text:p>0,000317669</text:p>
          </table:table-cell>
          <table:table-cell table:number-columns-repeated="10"/>
          <table:table-cell office:value-type="float" office:value="0.0205953" calcext:value-type="float">
            <text:p>0,0205953</text:p>
          </table:table-cell>
          <table:table-cell office:value-type="float" office:value="0.000588479" calcext:value-type="float">
            <text:p>0,000588479</text:p>
          </table:table-cell>
          <table:table-cell office:value-type="float" office:value="0.0205552" calcext:value-type="float">
            <text:p>0,0205552</text:p>
          </table:table-cell>
          <table:table-cell office:value-type="float" office:value="0.000588822" calcext:value-type="float">
            <text:p>0,000588822</text:p>
          </table:table-cell>
        </table:table-row>
        <table:table-row table:style-name="ro1">
          <table:table-cell office:value-type="float" office:value="0.0207888" calcext:value-type="float">
            <text:p>0,0207888</text:p>
          </table:table-cell>
          <table:table-cell office:value-type="float" office:value="0.000610126" calcext:value-type="float">
            <text:p>0,000610126</text:p>
          </table:table-cell>
          <table:table-cell office:value-type="float" office:value="0.0207486" calcext:value-type="float">
            <text:p>0,0207486</text:p>
          </table:table-cell>
          <table:table-cell office:value-type="float" office:value="0.000611899" calcext:value-type="float">
            <text:p>0,000611899</text:p>
          </table:table-cell>
          <table:table-cell table:number-columns-repeated="10"/>
          <table:table-cell office:value-type="float" office:value="0.0205632" calcext:value-type="float">
            <text:p>0,0205632</text:p>
          </table:table-cell>
          <table:table-cell office:value-type="float" office:value="0.000292794" calcext:value-type="float">
            <text:p>0,000292794</text:p>
          </table:table-cell>
          <table:table-cell office:value-type="float" office:value="0.0205203" calcext:value-type="float">
            <text:p>0,0205203</text:p>
          </table:table-cell>
          <table:table-cell office:value-type="float" office:value="0.000292652" calcext:value-type="float">
            <text:p>0,000292652</text:p>
          </table:table-cell>
        </table:table-row>
        <table:table-row table:style-name="ro1">
          <table:table-cell office:value-type="float" office:value="0.0203533" calcext:value-type="float">
            <text:p>0,0203533</text:p>
          </table:table-cell>
          <table:table-cell office:value-type="float" office:value="0.000159352" calcext:value-type="float">
            <text:p>0,000159352</text:p>
          </table:table-cell>
          <table:table-cell office:value-type="float" office:value="0.0203133" calcext:value-type="float">
            <text:p>0,0203133</text:p>
          </table:table-cell>
          <table:table-cell office:value-type="float" office:value="0.000158136" calcext:value-type="float">
            <text:p>0,000158136</text:p>
          </table:table-cell>
          <table:table-cell table:number-columns-repeated="10"/>
          <table:table-cell office:value-type="float" office:value="0.020465" calcext:value-type="float">
            <text:p>0,020465</text:p>
          </table:table-cell>
          <table:table-cell office:value-type="float" office:value="0.000216097" calcext:value-type="float">
            <text:p>0,000216097</text:p>
          </table:table-cell>
          <table:table-cell office:value-type="float" office:value="0.0204242" calcext:value-type="float">
            <text:p>0,0204242</text:p>
          </table:table-cell>
          <table:table-cell office:value-type="float" office:value="0.000216755" calcext:value-type="float">
            <text:p>0,000216755</text:p>
          </table:table-cell>
        </table:table-row>
        <table:table-row table:style-name="ro1">
          <table:table-cell office:value-type="float" office:value="0.0207221" calcext:value-type="float">
            <text:p>0,0207221</text:p>
          </table:table-cell>
          <table:table-cell office:value-type="float" office:value="0.00058212" calcext:value-type="float">
            <text:p>0,00058212</text:p>
          </table:table-cell>
          <table:table-cell office:value-type="float" office:value="0.0206816" calcext:value-type="float">
            <text:p>0,0206816</text:p>
          </table:table-cell>
          <table:table-cell office:value-type="float" office:value="0.000582284" calcext:value-type="float">
            <text:p>0,000582284</text:p>
          </table:table-cell>
          <table:table-cell table:number-columns-repeated="10"/>
          <table:table-cell office:value-type="float" office:value="0.0203937" calcext:value-type="float">
            <text:p>0,0203937</text:p>
          </table:table-cell>
          <table:table-cell office:value-type="float" office:value="0.00018468" calcext:value-type="float">
            <text:p>0,00018468</text:p>
          </table:table-cell>
          <table:table-cell office:value-type="float" office:value="0.0203531" calcext:value-type="float">
            <text:p>0,0203531</text:p>
          </table:table-cell>
          <table:table-cell office:value-type="float" office:value="0.000184382" calcext:value-type="float">
            <text:p>0,000184382</text:p>
          </table:table-cell>
        </table:table-row>
        <table:table-row table:style-name="ro1">
          <table:table-cell office:value-type="float" office:value="0.0204935" calcext:value-type="float">
            <text:p>0,0204935</text:p>
          </table:table-cell>
          <table:table-cell office:value-type="float" office:value="0.00020169" calcext:value-type="float">
            <text:p>0,00020169</text:p>
          </table:table-cell>
          <table:table-cell office:value-type="float" office:value="0.0204538" calcext:value-type="float">
            <text:p>0,0204538</text:p>
          </table:table-cell>
          <table:table-cell office:value-type="float" office:value="0.000201787" calcext:value-type="float">
            <text:p>0,000201787</text:p>
          </table:table-cell>
          <table:table-cell table:number-columns-repeated="10"/>
          <table:table-cell office:value-type="float" office:value="0.0203846" calcext:value-type="float">
            <text:p>0,0203846</text:p>
          </table:table-cell>
          <table:table-cell office:value-type="float" office:value="0.000198061" calcext:value-type="float">
            <text:p>0,000198061</text:p>
          </table:table-cell>
          <table:table-cell office:value-type="float" office:value="0.0203441" calcext:value-type="float">
            <text:p>0,0203441</text:p>
          </table:table-cell>
          <table:table-cell office:value-type="float" office:value="0.000200342" calcext:value-type="float">
            <text:p>0,000200342</text:p>
          </table:table-cell>
        </table:table-row>
        <table:table-row table:style-name="ro1">
          <table:table-cell office:value-type="float" office:value="0.020453" calcext:value-type="float">
            <text:p>0,020453</text:p>
          </table:table-cell>
          <table:table-cell office:value-type="float" office:value="0.000305572" calcext:value-type="float">
            <text:p>0,000305572</text:p>
          </table:table-cell>
          <table:table-cell office:value-type="float" office:value="0.0204124" calcext:value-type="float">
            <text:p>0,0204124</text:p>
          </table:table-cell>
          <table:table-cell office:value-type="float" office:value="0.000306254" calcext:value-type="float">
            <text:p>0,000306254</text:p>
          </table:table-cell>
          <table:table-cell table:number-columns-repeated="10"/>
          <table:table-cell office:value-type="float" office:value="0.0202975" calcext:value-type="float">
            <text:p>0,0202975</text:p>
          </table:table-cell>
          <table:table-cell office:value-type="float" office:value="0.000179542" calcext:value-type="float">
            <text:p>0,000179542</text:p>
          </table:table-cell>
          <table:table-cell office:value-type="float" office:value="0.0202582" calcext:value-type="float">
            <text:p>0,0202582</text:p>
          </table:table-cell>
          <table:table-cell office:value-type="float" office:value="0.000182291" calcext:value-type="float">
            <text:p>0,000182291</text:p>
          </table:table-cell>
        </table:table-row>
        <table:table-row table:style-name="ro1">
          <table:table-cell office:value-type="float" office:value="0.0209704" calcext:value-type="float">
            <text:p>0,0209704</text:p>
          </table:table-cell>
          <table:table-cell office:value-type="float" office:value="0.000950789" calcext:value-type="float">
            <text:p>0,000950789</text:p>
          </table:table-cell>
          <table:table-cell office:value-type="float" office:value="0.02093" calcext:value-type="float">
            <text:p>0,02093</text:p>
          </table:table-cell>
          <table:table-cell office:value-type="float" office:value="0.000951399" calcext:value-type="float">
            <text:p>0,000951399</text:p>
          </table:table-cell>
          <table:table-cell table:number-columns-repeated="10"/>
          <table:table-cell office:value-type="float" office:value="0.0203161" calcext:value-type="float">
            <text:p>0,0203161</text:p>
          </table:table-cell>
          <table:table-cell office:value-type="float" office:value="0.000193496" calcext:value-type="float">
            <text:p>0,000193496</text:p>
          </table:table-cell>
          <table:table-cell office:value-type="float" office:value="0.0202748" calcext:value-type="float">
            <text:p>0,0202748</text:p>
          </table:table-cell>
          <table:table-cell office:value-type="float" office:value="0.000191293" calcext:value-type="float">
            <text:p>0,000191293</text:p>
          </table:table-cell>
        </table:table-row>
        <table:table-row table:style-name="ro1">
          <table:table-cell office:value-type="float" office:value="0.0207264" calcext:value-type="float">
            <text:p>0,0207264</text:p>
          </table:table-cell>
          <table:table-cell office:value-type="float" office:value="0.000568206" calcext:value-type="float">
            <text:p>0,000568206</text:p>
          </table:table-cell>
          <table:table-cell office:value-type="float" office:value="0.0206876" calcext:value-type="float">
            <text:p>0,0206876</text:p>
          </table:table-cell>
          <table:table-cell office:value-type="float" office:value="0.000566776" calcext:value-type="float">
            <text:p>0,000566776</text:p>
          </table:table-cell>
          <table:table-cell table:number-columns-repeated="10"/>
          <table:table-cell office:value-type="float" office:value="0.0203815" calcext:value-type="float">
            <text:p>0,0203815</text:p>
          </table:table-cell>
          <table:table-cell office:value-type="float" office:value="0.000233302" calcext:value-type="float">
            <text:p>0,000233302</text:p>
          </table:table-cell>
          <table:table-cell office:value-type="float" office:value="0.0203404" calcext:value-type="float">
            <text:p>0,0203404</text:p>
          </table:table-cell>
          <table:table-cell office:value-type="float" office:value="0.000235825" calcext:value-type="float">
            <text:p>0,000235825</text:p>
          </table:table-cell>
        </table:table-row>
        <table:table-row table:style-name="ro1">
          <table:table-cell office:value-type="float" office:value="0.0203439" calcext:value-type="float">
            <text:p>0,0203439</text:p>
          </table:table-cell>
          <table:table-cell office:value-type="float" office:value="0.000203385" calcext:value-type="float">
            <text:p>0,000203385</text:p>
          </table:table-cell>
          <table:table-cell office:value-type="float" office:value="0.0203033" calcext:value-type="float">
            <text:p>0,0203033</text:p>
          </table:table-cell>
          <table:table-cell office:value-type="float" office:value="0.000206718" calcext:value-type="float">
            <text:p>0,000206718</text:p>
          </table:table-cell>
          <table:table-cell table:number-columns-repeated="10"/>
          <table:table-cell office:value-type="float" office:value="0.0205695" calcext:value-type="float">
            <text:p>0,0205695</text:p>
          </table:table-cell>
          <table:table-cell office:value-type="float" office:value="0.000374285" calcext:value-type="float">
            <text:p>0,000374285</text:p>
          </table:table-cell>
          <table:table-cell office:value-type="float" office:value="0.0205293" calcext:value-type="float">
            <text:p>0,0205293</text:p>
          </table:table-cell>
          <table:table-cell office:value-type="float" office:value="0.000372121" calcext:value-type="float">
            <text:p>0,000372121</text:p>
          </table:table-cell>
        </table:table-row>
        <table:table-row table:style-name="ro1">
          <table:table-cell office:value-type="float" office:value="0.0204497" calcext:value-type="float">
            <text:p>0,0204497</text:p>
          </table:table-cell>
          <table:table-cell office:value-type="float" office:value="0.000247915" calcext:value-type="float">
            <text:p>0,000247915</text:p>
          </table:table-cell>
          <table:table-cell office:value-type="float" office:value="0.0204079" calcext:value-type="float">
            <text:p>0,0204079</text:p>
          </table:table-cell>
          <table:table-cell office:value-type="float" office:value="0.000247448" calcext:value-type="float">
            <text:p>0,000247448</text:p>
          </table:table-cell>
          <table:table-cell table:number-columns-repeated="10"/>
          <table:table-cell office:value-type="float" office:value="0.02036" calcext:value-type="float">
            <text:p>0,02036</text:p>
          </table:table-cell>
          <table:table-cell office:value-type="float" office:value="0.000266215" calcext:value-type="float">
            <text:p>0,000266215</text:p>
          </table:table-cell>
          <table:table-cell office:value-type="float" office:value="0.0203196" calcext:value-type="float">
            <text:p>0,0203196</text:p>
          </table:table-cell>
          <table:table-cell office:value-type="float" office:value="0.000265192" calcext:value-type="float">
            <text:p>0,000265192</text:p>
          </table:table-cell>
        </table:table-row>
        <table:table-row table:style-name="ro1">
          <table:table-cell office:value-type="float" office:value="0.0208164" calcext:value-type="float">
            <text:p>0,0208164</text:p>
          </table:table-cell>
          <table:table-cell office:value-type="float" office:value="0.000379218" calcext:value-type="float">
            <text:p>0,000379218</text:p>
          </table:table-cell>
          <table:table-cell office:value-type="float" office:value="0.020778" calcext:value-type="float">
            <text:p>0,020778</text:p>
          </table:table-cell>
          <table:table-cell office:value-type="float" office:value="0.000379062" calcext:value-type="float">
            <text:p>0,000379062</text:p>
          </table:table-cell>
          <table:table-cell table:number-columns-repeated="10"/>
          <table:table-cell office:value-type="float" office:value="0.020427" calcext:value-type="float">
            <text:p>0,020427</text:p>
          </table:table-cell>
          <table:table-cell office:value-type="float" office:value="0.000294689" calcext:value-type="float">
            <text:p>0,000294689</text:p>
          </table:table-cell>
          <table:table-cell office:value-type="float" office:value="0.0203872" calcext:value-type="float">
            <text:p>0,0203872</text:p>
          </table:table-cell>
          <table:table-cell office:value-type="float" office:value="0.000296041" calcext:value-type="float">
            <text:p>0,000296041</text:p>
          </table:table-cell>
        </table:table-row>
        <table:table-row table:style-name="ro1">
          <table:table-cell office:value-type="float" office:value="0.020892" calcext:value-type="float">
            <text:p>0,020892</text:p>
          </table:table-cell>
          <table:table-cell office:value-type="float" office:value="0.00119063" calcext:value-type="float">
            <text:p>0,00119063</text:p>
          </table:table-cell>
          <table:table-cell office:value-type="float" office:value="0.0208491" calcext:value-type="float">
            <text:p>0,0208491</text:p>
          </table:table-cell>
          <table:table-cell office:value-type="float" office:value="0.00118423" calcext:value-type="float">
            <text:p>0,00118423</text:p>
          </table:table-cell>
          <table:table-cell table:number-columns-repeated="10"/>
          <table:table-cell office:value-type="float" office:value="0.0204651" calcext:value-type="float">
            <text:p>0,0204651</text:p>
          </table:table-cell>
          <table:table-cell office:value-type="float" office:value="0.000229618" calcext:value-type="float">
            <text:p>0,000229618</text:p>
          </table:table-cell>
          <table:table-cell office:value-type="float" office:value="0.0204262" calcext:value-type="float">
            <text:p>0,0204262</text:p>
          </table:table-cell>
          <table:table-cell office:value-type="float" office:value="0.000228905" calcext:value-type="float">
            <text:p>0,000228905</text:p>
          </table:table-cell>
        </table:table-row>
        <table:table-row table:style-name="ro1">
          <table:table-cell office:value-type="float" office:value="0.020388" calcext:value-type="float">
            <text:p>0,020388</text:p>
          </table:table-cell>
          <table:table-cell office:value-type="float" office:value="0.000188688" calcext:value-type="float">
            <text:p>0,000188688</text:p>
          </table:table-cell>
          <table:table-cell office:value-type="float" office:value="0.0203467" calcext:value-type="float">
            <text:p>0,0203467</text:p>
          </table:table-cell>
          <table:table-cell office:value-type="float" office:value="0.000189338" calcext:value-type="float">
            <text:p>0,000189338</text:p>
          </table:table-cell>
          <table:table-cell table:number-columns-repeated="10"/>
          <table:table-cell office:value-type="float" office:value="0.0203392" calcext:value-type="float">
            <text:p>0,0203392</text:p>
          </table:table-cell>
          <table:table-cell office:value-type="float" office:value="0.000221178" calcext:value-type="float">
            <text:p>0,000221178</text:p>
          </table:table-cell>
          <table:table-cell office:value-type="float" office:value="0.0203021" calcext:value-type="float">
            <text:p>0,0203021</text:p>
          </table:table-cell>
          <table:table-cell office:value-type="float" office:value="0.000220932" calcext:value-type="float">
            <text:p>0,000220932</text:p>
          </table:table-cell>
        </table:table-row>
        <table:table-row table:style-name="ro1">
          <table:table-cell office:value-type="float" office:value="0.0203157" calcext:value-type="float">
            <text:p>0,0203157</text:p>
          </table:table-cell>
          <table:table-cell office:value-type="float" office:value="0.000268194" calcext:value-type="float">
            <text:p>0,000268194</text:p>
          </table:table-cell>
          <table:table-cell office:value-type="float" office:value="0.0202761" calcext:value-type="float">
            <text:p>0,0202761</text:p>
          </table:table-cell>
          <table:table-cell office:value-type="float" office:value="0.000266418" calcext:value-type="float">
            <text:p>0,000266418</text:p>
          </table:table-cell>
          <table:table-cell table:number-columns-repeated="10"/>
          <table:table-cell office:value-type="float" office:value="0.0202279" calcext:value-type="float">
            <text:p>0,0202279</text:p>
          </table:table-cell>
          <table:table-cell office:value-type="float" office:value="0.000190188" calcext:value-type="float">
            <text:p>0,000190188</text:p>
          </table:table-cell>
          <table:table-cell office:value-type="float" office:value="0.020189" calcext:value-type="float">
            <text:p>0,020189</text:p>
          </table:table-cell>
          <table:table-cell office:value-type="float" office:value="0.000187067" calcext:value-type="float">
            <text:p>0,000187067</text:p>
          </table:table-cell>
        </table:table-row>
        <table:table-row table:style-name="ro1">
          <table:table-cell office:value-type="float" office:value="0.0203952" calcext:value-type="float">
            <text:p>0,0203952</text:p>
          </table:table-cell>
          <table:table-cell office:value-type="float" office:value="0.0002854" calcext:value-type="float">
            <text:p>0,0002854</text:p>
          </table:table-cell>
          <table:table-cell office:value-type="float" office:value="0.0203571" calcext:value-type="float">
            <text:p>0,0203571</text:p>
          </table:table-cell>
          <table:table-cell office:value-type="float" office:value="0.000284191" calcext:value-type="float">
            <text:p>0,000284191</text:p>
          </table:table-cell>
          <table:table-cell table:number-columns-repeated="10"/>
          <table:table-cell office:value-type="float" office:value="0.0205558" calcext:value-type="float">
            <text:p>0,0205558</text:p>
          </table:table-cell>
          <table:table-cell office:value-type="float" office:value="0.000362942" calcext:value-type="float">
            <text:p>0,000362942</text:p>
          </table:table-cell>
          <table:table-cell office:value-type="float" office:value="0.0205178" calcext:value-type="float">
            <text:p>0,0205178</text:p>
          </table:table-cell>
          <table:table-cell office:value-type="float" office:value="0.00036323" calcext:value-type="float">
            <text:p>0,00036323</text:p>
          </table:table-cell>
        </table:table-row>
        <table:table-row table:style-name="ro1">
          <table:table-cell office:value-type="float" office:value="0.0205248" calcext:value-type="float">
            <text:p>0,0205248</text:p>
          </table:table-cell>
          <table:table-cell office:value-type="float" office:value="0.000228597" calcext:value-type="float">
            <text:p>0,000228597</text:p>
          </table:table-cell>
          <table:table-cell office:value-type="float" office:value="0.020486" calcext:value-type="float">
            <text:p>0,020486</text:p>
          </table:table-cell>
          <table:table-cell office:value-type="float" office:value="0.000229335" calcext:value-type="float">
            <text:p>0,000229335</text:p>
          </table:table-cell>
          <table:table-cell table:number-columns-repeated="10"/>
          <table:table-cell office:value-type="float" office:value="0.0204837" calcext:value-type="float">
            <text:p>0,0204837</text:p>
          </table:table-cell>
          <table:table-cell office:value-type="float" office:value="0.000372961" calcext:value-type="float">
            <text:p>0,000372961</text:p>
          </table:table-cell>
          <table:table-cell office:value-type="float" office:value="0.0204469" calcext:value-type="float">
            <text:p>0,0204469</text:p>
          </table:table-cell>
          <table:table-cell office:value-type="float" office:value="0.000373925" calcext:value-type="float">
            <text:p>0,000373925</text:p>
          </table:table-cell>
        </table:table-row>
        <table:table-row table:style-name="ro1">
          <table:table-cell office:value-type="float" office:value="0.0205496" calcext:value-type="float">
            <text:p>0,0205496</text:p>
          </table:table-cell>
          <table:table-cell office:value-type="float" office:value="0.000578248" calcext:value-type="float">
            <text:p>0,000578248</text:p>
          </table:table-cell>
          <table:table-cell office:value-type="float" office:value="0.0205089" calcext:value-type="float">
            <text:p>0,0205089</text:p>
          </table:table-cell>
          <table:table-cell office:value-type="float" office:value="0.000576182" calcext:value-type="float">
            <text:p>0,000576182</text:p>
          </table:table-cell>
          <table:table-cell table:number-columns-repeated="10"/>
          <table:table-cell office:value-type="float" office:value="0.0203936" calcext:value-type="float">
            <text:p>0,0203936</text:p>
          </table:table-cell>
          <table:table-cell office:value-type="float" office:value="0.000281084" calcext:value-type="float">
            <text:p>0,000281084</text:p>
          </table:table-cell>
          <table:table-cell office:value-type="float" office:value="0.0203578" calcext:value-type="float">
            <text:p>0,0203578</text:p>
          </table:table-cell>
          <table:table-cell office:value-type="float" office:value="0.000280044" calcext:value-type="float">
            <text:p>0,000280044</text:p>
          </table:table-cell>
        </table:table-row>
        <table:table-row table:style-name="ro1">
          <table:table-cell office:value-type="float" office:value="0.0203572" calcext:value-type="float">
            <text:p>0,0203572</text:p>
          </table:table-cell>
          <table:table-cell office:value-type="float" office:value="0.000242918" calcext:value-type="float">
            <text:p>0,000242918</text:p>
          </table:table-cell>
          <table:table-cell office:value-type="float" office:value="0.020318" calcext:value-type="float">
            <text:p>0,020318</text:p>
          </table:table-cell>
          <table:table-cell office:value-type="float" office:value="0.000244239" calcext:value-type="float">
            <text:p>0,000244239</text:p>
          </table:table-cell>
          <table:table-cell table:number-columns-repeated="10"/>
          <table:table-cell office:value-type="float" office:value="0.0203977" calcext:value-type="float">
            <text:p>0,0203977</text:p>
          </table:table-cell>
          <table:table-cell office:value-type="float" office:value="0.000266036" calcext:value-type="float">
            <text:p>0,000266036</text:p>
          </table:table-cell>
          <table:table-cell office:value-type="float" office:value="0.0203606" calcext:value-type="float">
            <text:p>0,0203606</text:p>
          </table:table-cell>
          <table:table-cell office:value-type="float" office:value="0.000265181" calcext:value-type="float">
            <text:p>0,000265181</text:p>
          </table:table-cell>
        </table:table-row>
        <table:table-row table:style-name="ro1">
          <table:table-cell office:value-type="float" office:value="0.0200253" calcext:value-type="float">
            <text:p>0,0200253</text:p>
          </table:table-cell>
          <table:table-cell office:value-type="float" office:value="0.000702727" calcext:value-type="float">
            <text:p>0,000702727</text:p>
          </table:table-cell>
          <table:table-cell office:value-type="float" office:value="0.0199834" calcext:value-type="float">
            <text:p>0,0199834</text:p>
          </table:table-cell>
          <table:table-cell office:value-type="float" office:value="0.000700617" calcext:value-type="float">
            <text:p>0,000700617</text:p>
          </table:table-cell>
          <table:table-cell table:number-columns-repeated="10"/>
          <table:table-cell office:value-type="float" office:value="0.0204674" calcext:value-type="float">
            <text:p>0,0204674</text:p>
          </table:table-cell>
          <table:table-cell office:value-type="float" office:value="0.000297984" calcext:value-type="float">
            <text:p>0,000297984</text:p>
          </table:table-cell>
          <table:table-cell office:value-type="float" office:value="0.0204279" calcext:value-type="float">
            <text:p>0,0204279</text:p>
          </table:table-cell>
          <table:table-cell office:value-type="float" office:value="0.00029818" calcext:value-type="float">
            <text:p>0,00029818</text:p>
          </table:table-cell>
        </table:table-row>
        <table:table-row table:style-name="ro1">
          <table:table-cell office:value-type="float" office:value="0.020646" calcext:value-type="float">
            <text:p>0,020646</text:p>
          </table:table-cell>
          <table:table-cell office:value-type="float" office:value="0.000432887" calcext:value-type="float">
            <text:p>0,000432887</text:p>
          </table:table-cell>
          <table:table-cell office:value-type="float" office:value="0.0206096" calcext:value-type="float">
            <text:p>0,0206096</text:p>
          </table:table-cell>
          <table:table-cell office:value-type="float" office:value="0.000431533" calcext:value-type="float">
            <text:p>0,000431533</text:p>
          </table:table-cell>
          <table:table-cell table:number-columns-repeated="10"/>
          <table:table-cell office:value-type="float" office:value="0.0204181" calcext:value-type="float">
            <text:p>0,0204181</text:p>
          </table:table-cell>
          <table:table-cell office:value-type="float" office:value="0.000478591" calcext:value-type="float">
            <text:p>0,000478591</text:p>
          </table:table-cell>
          <table:table-cell office:value-type="float" office:value="0.0203789" calcext:value-type="float">
            <text:p>0,0203789</text:p>
          </table:table-cell>
          <table:table-cell office:value-type="float" office:value="0.000476179" calcext:value-type="float">
            <text:p>0,000476179</text:p>
          </table:table-cell>
        </table:table-row>
        <table:table-row table:style-name="ro1">
          <table:table-cell office:value-type="float" office:value="0.0199277" calcext:value-type="float">
            <text:p>0,0199277</text:p>
          </table:table-cell>
          <table:table-cell office:value-type="float" office:value="0.00137267" calcext:value-type="float">
            <text:p>0,00137267</text:p>
          </table:table-cell>
          <table:table-cell office:value-type="float" office:value="0.0198895" calcext:value-type="float">
            <text:p>0,0198895</text:p>
          </table:table-cell>
          <table:table-cell office:value-type="float" office:value="0.00137423" calcext:value-type="float">
            <text:p>0,00137423</text:p>
          </table:table-cell>
          <table:table-cell table:number-columns-repeated="10"/>
          <table:table-cell office:value-type="float" office:value="0.0202688" calcext:value-type="float">
            <text:p>0,0202688</text:p>
          </table:table-cell>
          <table:table-cell office:value-type="float" office:value="0.00104839" calcext:value-type="float">
            <text:p>0,00104839</text:p>
          </table:table-cell>
          <table:table-cell office:value-type="float" office:value="0.0202221" calcext:value-type="float">
            <text:p>0,0202221</text:p>
          </table:table-cell>
          <table:table-cell office:value-type="float" office:value="0.0010528" calcext:value-type="float">
            <text:p>0,0010528</text:p>
          </table:table-cell>
        </table:table-row>
        <table:table-row table:style-name="ro1">
          <table:table-cell office:value-type="float" office:value="0.0205727" calcext:value-type="float">
            <text:p>0,0205727</text:p>
          </table:table-cell>
          <table:table-cell office:value-type="float" office:value="0.000795844" calcext:value-type="float">
            <text:p>0,000795844</text:p>
          </table:table-cell>
          <table:table-cell office:value-type="float" office:value="0.0205323" calcext:value-type="float">
            <text:p>0,0205323</text:p>
          </table:table-cell>
          <table:table-cell office:value-type="float" office:value="0.000790317" calcext:value-type="float">
            <text:p>0,000790317</text:p>
          </table:table-cell>
          <table:table-cell table:number-columns-repeated="10"/>
          <table:table-cell office:value-type="float" office:value="0.0204394" calcext:value-type="float">
            <text:p>0,0204394</text:p>
          </table:table-cell>
          <table:table-cell office:value-type="float" office:value="0.000399853" calcext:value-type="float">
            <text:p>0,000399853</text:p>
          </table:table-cell>
          <table:table-cell office:value-type="float" office:value="0.020402" calcext:value-type="float">
            <text:p>0,020402</text:p>
          </table:table-cell>
          <table:table-cell office:value-type="float" office:value="0.000397778" calcext:value-type="float">
            <text:p>0,000397778</text:p>
          </table:table-cell>
        </table:table-row>
        <table:table-row table:style-name="ro1">
          <table:table-cell office:value-type="float" office:value="0.0200135" calcext:value-type="float">
            <text:p>0,0200135</text:p>
          </table:table-cell>
          <table:table-cell office:value-type="float" office:value="0.00131859" calcext:value-type="float">
            <text:p>0,00131859</text:p>
          </table:table-cell>
          <table:table-cell office:value-type="float" office:value="0.0199763" calcext:value-type="float">
            <text:p>0,0199763</text:p>
          </table:table-cell>
          <table:table-cell office:value-type="float" office:value="0.00131542" calcext:value-type="float">
            <text:p>0,00131542</text:p>
          </table:table-cell>
          <table:table-cell table:number-columns-repeated="10"/>
          <table:table-cell office:value-type="float" office:value="0.020612" calcext:value-type="float">
            <text:p>0,020612</text:p>
          </table:table-cell>
          <table:table-cell office:value-type="float" office:value="0.0002988" calcext:value-type="float">
            <text:p>0,0002988</text:p>
          </table:table-cell>
          <table:table-cell office:value-type="float" office:value="0.0205709" calcext:value-type="float">
            <text:p>0,0205709</text:p>
          </table:table-cell>
          <table:table-cell office:value-type="float" office:value="0.000298226" calcext:value-type="float">
            <text:p>0,000298226</text:p>
          </table:table-cell>
        </table:table-row>
        <table:table-row table:style-name="ro1">
          <table:table-cell office:value-type="float" office:value="0.020474" calcext:value-type="float">
            <text:p>0,020474</text:p>
          </table:table-cell>
          <table:table-cell office:value-type="float" office:value="0.000405696" calcext:value-type="float">
            <text:p>0,000405696</text:p>
          </table:table-cell>
          <table:table-cell office:value-type="float" office:value="0.0204327" calcext:value-type="float">
            <text:p>0,0204327</text:p>
          </table:table-cell>
          <table:table-cell office:value-type="float" office:value="0.000408011" calcext:value-type="float">
            <text:p>0,000408011</text:p>
          </table:table-cell>
          <table:table-cell table:number-columns-repeated="10"/>
          <table:table-cell office:value-type="float" office:value="0.0196193" calcext:value-type="float">
            <text:p>0,0196193</text:p>
          </table:table-cell>
          <table:table-cell office:value-type="float" office:value="0.00195733" calcext:value-type="float">
            <text:p>0,00195733</text:p>
          </table:table-cell>
          <table:table-cell office:value-type="float" office:value="0.0195787" calcext:value-type="float">
            <text:p>0,0195787</text:p>
          </table:table-cell>
          <table:table-cell office:value-type="float" office:value="0.00196761" calcext:value-type="float">
            <text:p>0,00196761</text:p>
          </table:table-cell>
        </table:table-row>
        <table:table-row table:style-name="ro1">
          <table:table-cell office:value-type="float" office:value="0.0187024" calcext:value-type="float">
            <text:p>0,0187024</text:p>
          </table:table-cell>
          <table:table-cell office:value-type="float" office:value="0.00305799" calcext:value-type="float">
            <text:p>0,00305799</text:p>
          </table:table-cell>
          <table:table-cell office:value-type="float" office:value="0.0186615" calcext:value-type="float">
            <text:p>0,0186615</text:p>
          </table:table-cell>
          <table:table-cell office:value-type="float" office:value="0.00306485" calcext:value-type="float">
            <text:p>0,00306485</text:p>
          </table:table-cell>
          <table:table-cell table:number-columns-repeated="10"/>
          <table:table-cell office:value-type="float" office:value="0.0200917" calcext:value-type="float">
            <text:p>0,0200917</text:p>
          </table:table-cell>
          <table:table-cell office:value-type="float" office:value="0.00161871" calcext:value-type="float">
            <text:p>0,00161871</text:p>
          </table:table-cell>
          <table:table-cell office:value-type="float" office:value="0.0200481" calcext:value-type="float">
            <text:p>0,0200481</text:p>
          </table:table-cell>
          <table:table-cell office:value-type="float" office:value="0.00162368" calcext:value-type="float">
            <text:p>0,00162368</text:p>
          </table:table-cell>
        </table:table-row>
        <table:table-row table:style-name="ro1">
          <table:table-cell office:value-type="float" office:value="0.0194036" calcext:value-type="float">
            <text:p>0,0194036</text:p>
          </table:table-cell>
          <table:table-cell office:value-type="float" office:value="0.00163269" calcext:value-type="float">
            <text:p>0,00163269</text:p>
          </table:table-cell>
          <table:table-cell office:value-type="float" office:value="0.0193608" calcext:value-type="float">
            <text:p>0,0193608</text:p>
          </table:table-cell>
          <table:table-cell office:value-type="float" office:value="0.00164143" calcext:value-type="float">
            <text:p>0,00164143</text:p>
          </table:table-cell>
          <table:table-cell table:number-columns-repeated="10"/>
          <table:table-cell office:value-type="float" office:value="0.0183932" calcext:value-type="float">
            <text:p>0,0183932</text:p>
          </table:table-cell>
          <table:table-cell office:value-type="float" office:value="0.00341367" calcext:value-type="float">
            <text:p>0,00341367</text:p>
          </table:table-cell>
          <table:table-cell office:value-type="float" office:value="0.0183546" calcext:value-type="float">
            <text:p>0,0183546</text:p>
          </table:table-cell>
          <table:table-cell office:value-type="float" office:value="0.00341488" calcext:value-type="float">
            <text:p>0,00341488</text:p>
          </table:table-cell>
        </table:table-row>
        <table:table-row table:style-name="ro1">
          <table:table-cell office:value-type="float" office:value="0.0197857" calcext:value-type="float">
            <text:p>0,0197857</text:p>
          </table:table-cell>
          <table:table-cell office:value-type="float" office:value="0.00243299" calcext:value-type="float">
            <text:p>0,00243299</text:p>
          </table:table-cell>
          <table:table-cell office:value-type="float" office:value="0.0197397" calcext:value-type="float">
            <text:p>0,0197397</text:p>
          </table:table-cell>
          <table:table-cell office:value-type="float" office:value="0.00243695" calcext:value-type="float">
            <text:p>0,00243695</text:p>
          </table:table-cell>
          <table:table-cell table:number-columns-repeated="10"/>
          <table:table-cell office:value-type="float" office:value="0.019424" calcext:value-type="float">
            <text:p>0,019424</text:p>
          </table:table-cell>
          <table:table-cell office:value-type="float" office:value="0.00153077" calcext:value-type="float">
            <text:p>0,00153077</text:p>
          </table:table-cell>
          <table:table-cell office:value-type="float" office:value="0.0193773" calcext:value-type="float">
            <text:p>0,0193773</text:p>
          </table:table-cell>
          <table:table-cell office:value-type="float" office:value="0.00153385" calcext:value-type="float">
            <text:p>0,00153385</text:p>
          </table:table-cell>
        </table:table-row>
        <table:table-row table:style-name="ro1">
          <table:table-cell office:value-type="float" office:value="0.0198568" calcext:value-type="float">
            <text:p>0,0198568</text:p>
          </table:table-cell>
          <table:table-cell office:value-type="float" office:value="0.00174553" calcext:value-type="float">
            <text:p>0,00174553</text:p>
          </table:table-cell>
          <table:table-cell office:value-type="float" office:value="0.0198161" calcext:value-type="float">
            <text:p>0,0198161</text:p>
          </table:table-cell>
          <table:table-cell office:value-type="float" office:value="0.00173194" calcext:value-type="float">
            <text:p>0,00173194</text:p>
          </table:table-cell>
          <table:table-cell table:number-columns-repeated="10"/>
          <table:table-cell office:value-type="float" office:value="0.0193556" calcext:value-type="float">
            <text:p>0,0193556</text:p>
          </table:table-cell>
          <table:table-cell office:value-type="float" office:value="0.00186973" calcext:value-type="float">
            <text:p>0,00186973</text:p>
          </table:table-cell>
          <table:table-cell office:value-type="float" office:value="0.0193057" calcext:value-type="float">
            <text:p>0,0193057</text:p>
          </table:table-cell>
          <table:table-cell office:value-type="float" office:value="0.00188171" calcext:value-type="float">
            <text:p>0,00188171</text:p>
          </table:table-cell>
        </table:table-row>
        <table:table-row table:style-name="ro1">
          <table:table-cell office:value-type="float" office:value="0.0190784" calcext:value-type="float">
            <text:p>0,0190784</text:p>
          </table:table-cell>
          <table:table-cell office:value-type="float" office:value="0.00239407" calcext:value-type="float">
            <text:p>0,00239407</text:p>
          </table:table-cell>
          <table:table-cell office:value-type="float" office:value="0.0190307" calcext:value-type="float">
            <text:p>0,0190307</text:p>
          </table:table-cell>
          <table:table-cell office:value-type="float" office:value="0.00240719" calcext:value-type="float">
            <text:p>0,00240719</text:p>
          </table:table-cell>
          <table:table-cell table:number-columns-repeated="10"/>
          <table:table-cell office:value-type="float" office:value="0.0182323" calcext:value-type="float">
            <text:p>0,0182323</text:p>
          </table:table-cell>
          <table:table-cell office:value-type="float" office:value="0.00277806" calcext:value-type="float">
            <text:p>0,00277806</text:p>
          </table:table-cell>
          <table:table-cell office:value-type="float" office:value="0.0181687" calcext:value-type="float">
            <text:p>0,0181687</text:p>
          </table:table-cell>
          <table:table-cell office:value-type="float" office:value="0.00280045" calcext:value-type="float">
            <text:p>0,00280045</text:p>
          </table:table-cell>
        </table:table-row>
        <table:table-row table:style-name="ro1">
          <table:table-cell office:value-type="float" office:value="0.017984" calcext:value-type="float">
            <text:p>0,017984</text:p>
          </table:table-cell>
          <table:table-cell office:value-type="float" office:value="0.00285549" calcext:value-type="float">
            <text:p>0,00285549</text:p>
          </table:table-cell>
          <table:table-cell office:value-type="float" office:value="0.0179253" calcext:value-type="float">
            <text:p>0,0179253</text:p>
          </table:table-cell>
          <table:table-cell office:value-type="float" office:value="0.00286434" calcext:value-type="float">
            <text:p>0,00286434</text:p>
          </table:table-cell>
          <table:table-cell table:number-columns-repeated="10"/>
          <table:table-cell office:value-type="float" office:value="0.0184282" calcext:value-type="float">
            <text:p>0,0184282</text:p>
          </table:table-cell>
          <table:table-cell office:value-type="float" office:value="0.003079" calcext:value-type="float">
            <text:p>0,003079</text:p>
          </table:table-cell>
          <table:table-cell office:value-type="float" office:value="0.0183699" calcext:value-type="float">
            <text:p>0,0183699</text:p>
          </table:table-cell>
          <table:table-cell office:value-type="float" office:value="0.0030911" calcext:value-type="float">
            <text:p>0,0030911</text:p>
          </table:table-cell>
        </table:table-row>
        <table:table-row table:style-name="ro1">
          <table:table-cell office:value-type="float" office:value="0.0198786" calcext:value-type="float">
            <text:p>0,0198786</text:p>
          </table:table-cell>
          <table:table-cell office:value-type="float" office:value="0.00081332" calcext:value-type="float">
            <text:p>0,00081332</text:p>
          </table:table-cell>
          <table:table-cell office:value-type="float" office:value="0.0198288" calcext:value-type="float">
            <text:p>0,0198288</text:p>
          </table:table-cell>
          <table:table-cell office:value-type="float" office:value="0.000816413" calcext:value-type="float">
            <text:p>0,000816413</text:p>
          </table:table-cell>
          <table:table-cell table:number-columns-repeated="10"/>
          <table:table-cell office:value-type="float" office:value="0.0190015" calcext:value-type="float">
            <text:p>0,0190015</text:p>
          </table:table-cell>
          <table:table-cell office:value-type="float" office:value="0.00293274" calcext:value-type="float">
            <text:p>0,00293274</text:p>
          </table:table-cell>
          <table:table-cell office:value-type="float" office:value="0.0189535" calcext:value-type="float">
            <text:p>0,0189535</text:p>
          </table:table-cell>
          <table:table-cell office:value-type="float" office:value="0.00293173" calcext:value-type="float">
            <text:p>0,00293173</text:p>
          </table:table-cell>
        </table:table-row>
        <table:table-row table:style-name="ro1">
          <table:table-cell office:value-type="float" office:value="0.0188262" calcext:value-type="float">
            <text:p>0,0188262</text:p>
          </table:table-cell>
          <table:table-cell office:value-type="float" office:value="0.002764" calcext:value-type="float">
            <text:p>0,002764</text:p>
          </table:table-cell>
          <table:table-cell office:value-type="float" office:value="0.0187694" calcext:value-type="float">
            <text:p>0,0187694</text:p>
          </table:table-cell>
          <table:table-cell office:value-type="float" office:value="0.00276719" calcext:value-type="float">
            <text:p>0,00276719</text:p>
          </table:table-cell>
          <table:table-cell table:number-columns-repeated="10"/>
          <table:table-cell office:value-type="float" office:value="0.0191488" calcext:value-type="float">
            <text:p>0,0191488</text:p>
          </table:table-cell>
          <table:table-cell office:value-type="float" office:value="0.00299035" calcext:value-type="float">
            <text:p>0,00299035</text:p>
          </table:table-cell>
          <table:table-cell office:value-type="float" office:value="0.0190926" calcext:value-type="float">
            <text:p>0,0190926</text:p>
          </table:table-cell>
          <table:table-cell office:value-type="float" office:value="0.00300894" calcext:value-type="float">
            <text:p>0,00300894</text:p>
          </table:table-cell>
        </table:table-row>
        <table:table-row table:style-name="ro1">
          <table:table-cell office:value-type="float" office:value="0.0190923" calcext:value-type="float">
            <text:p>0,0190923</text:p>
          </table:table-cell>
          <table:table-cell office:value-type="float" office:value="0.00201616" calcext:value-type="float">
            <text:p>0,00201616</text:p>
          </table:table-cell>
          <table:table-cell office:value-type="float" office:value="0.019039" calcext:value-type="float">
            <text:p>0,019039</text:p>
          </table:table-cell>
          <table:table-cell office:value-type="float" office:value="0.00203285" calcext:value-type="float">
            <text:p>0,00203285</text:p>
          </table:table-cell>
          <table:table-cell table:number-columns-repeated="10"/>
          <table:table-cell office:value-type="float" office:value="0.018006" calcext:value-type="float">
            <text:p>0,018006</text:p>
          </table:table-cell>
          <table:table-cell office:value-type="float" office:value="0.00273916" calcext:value-type="float">
            <text:p>0,00273916</text:p>
          </table:table-cell>
          <table:table-cell office:value-type="float" office:value="0.0179512" calcext:value-type="float">
            <text:p>0,0179512</text:p>
          </table:table-cell>
          <table:table-cell office:value-type="float" office:value="0.00275653" calcext:value-type="float">
            <text:p>0,00275653</text:p>
          </table:table-cell>
        </table:table-row>
        <table:table-row table:style-name="ro1">
          <table:table-cell office:value-type="float" office:value="0.0201684" calcext:value-type="float">
            <text:p>0,0201684</text:p>
          </table:table-cell>
          <table:table-cell office:value-type="float" office:value="0.00496124" calcext:value-type="float">
            <text:p>0,00496124</text:p>
          </table:table-cell>
          <table:table-cell office:value-type="float" office:value="0.0201198" calcext:value-type="float">
            <text:p>0,0201198</text:p>
          </table:table-cell>
          <table:table-cell office:value-type="float" office:value="0.00494218" calcext:value-type="float">
            <text:p>0,00494218</text:p>
          </table:table-cell>
          <table:table-cell table:number-columns-repeated="10"/>
          <table:table-cell office:value-type="float" office:value="0.0200574" calcext:value-type="float">
            <text:p>0,0200574</text:p>
          </table:table-cell>
          <table:table-cell office:value-type="float" office:value="0.00271604" calcext:value-type="float">
            <text:p>0,00271604</text:p>
          </table:table-cell>
          <table:table-cell office:value-type="float" office:value="0.0199908" calcext:value-type="float">
            <text:p>0,0199908</text:p>
          </table:table-cell>
          <table:table-cell office:value-type="float" office:value="0.00271512" calcext:value-type="float">
            <text:p>0,00271512</text:p>
          </table:table-cell>
        </table:table-row>
        <table:table-row table:style-name="ro1">
          <table:table-cell office:value-type="float" office:value="0.0180631" calcext:value-type="float">
            <text:p>0,0180631</text:p>
          </table:table-cell>
          <table:table-cell office:value-type="float" office:value="0.0032294" calcext:value-type="float">
            <text:p>0,0032294</text:p>
          </table:table-cell>
          <table:table-cell office:value-type="float" office:value="0.0180159" calcext:value-type="float">
            <text:p>0,0180159</text:p>
          </table:table-cell>
          <table:table-cell office:value-type="float" office:value="0.00323613" calcext:value-type="float">
            <text:p>0,00323613</text:p>
          </table:table-cell>
          <table:table-cell table:number-columns-repeated="10"/>
          <table:table-cell office:value-type="float" office:value="0.0179394" calcext:value-type="float">
            <text:p>0,0179394</text:p>
          </table:table-cell>
          <table:table-cell office:value-type="float" office:value="0.00411648" calcext:value-type="float">
            <text:p>0,00411648</text:p>
          </table:table-cell>
          <table:table-cell office:value-type="float" office:value="0.0178965" calcext:value-type="float">
            <text:p>0,0178965</text:p>
          </table:table-cell>
          <table:table-cell office:value-type="float" office:value="0.00409731" calcext:value-type="float">
            <text:p>0,00409731</text:p>
          </table:table-cell>
        </table:table-row>
        <table:table-row table:style-name="ro1">
          <table:table-cell office:value-type="float" office:value="0.0189366" calcext:value-type="float">
            <text:p>0,0189366</text:p>
          </table:table-cell>
          <table:table-cell office:value-type="float" office:value="0.0032694" calcext:value-type="float">
            <text:p>0,0032694</text:p>
          </table:table-cell>
          <table:table-cell office:value-type="float" office:value="0.0188654" calcext:value-type="float">
            <text:p>0,0188654</text:p>
          </table:table-cell>
          <table:table-cell office:value-type="float" office:value="0.00327724" calcext:value-type="float">
            <text:p>0,00327724</text:p>
          </table:table-cell>
          <table:table-cell table:number-columns-repeated="10"/>
          <table:table-cell office:value-type="float" office:value="0.0193091" calcext:value-type="float">
            <text:p>0,0193091</text:p>
          </table:table-cell>
          <table:table-cell office:value-type="float" office:value="0.00300629" calcext:value-type="float">
            <text:p>0,00300629</text:p>
          </table:table-cell>
          <table:table-cell office:value-type="float" office:value="0.0192489" calcext:value-type="float">
            <text:p>0,0192489</text:p>
          </table:table-cell>
          <table:table-cell office:value-type="float" office:value="0.00302681" calcext:value-type="float">
            <text:p>0,00302681</text:p>
          </table:table-cell>
        </table:table-row>
        <table:table-row table:style-name="ro1">
          <table:table-cell office:value-type="float" office:value="0.0211144" calcext:value-type="float">
            <text:p>0,0211144</text:p>
          </table:table-cell>
          <table:table-cell office:value-type="float" office:value="0.00246253" calcext:value-type="float">
            <text:p>0,00246253</text:p>
          </table:table-cell>
          <table:table-cell office:value-type="float" office:value="0.021083" calcext:value-type="float">
            <text:p>0,021083</text:p>
          </table:table-cell>
          <table:table-cell office:value-type="float" office:value="0.00246274" calcext:value-type="float">
            <text:p>0,00246274</text:p>
          </table:table-cell>
          <table:table-cell table:number-columns-repeated="10"/>
          <table:table-cell office:value-type="float" office:value="0.0193317" calcext:value-type="float">
            <text:p>0,0193317</text:p>
          </table:table-cell>
          <table:table-cell office:value-type="float" office:value="0.00458961" calcext:value-type="float">
            <text:p>0,00458961</text:p>
          </table:table-cell>
          <table:table-cell office:value-type="float" office:value="0.0192671" calcext:value-type="float">
            <text:p>0,0192671</text:p>
          </table:table-cell>
          <table:table-cell office:value-type="float" office:value="0.00460357" calcext:value-type="float">
            <text:p>0,00460357</text:p>
          </table:table-cell>
        </table:table-row>
        <table:table-row table:style-name="ro1">
          <table:table-cell office:value-type="float" office:value="0.0174248" calcext:value-type="float">
            <text:p>0,0174248</text:p>
          </table:table-cell>
          <table:table-cell office:value-type="float" office:value="0.00300026" calcext:value-type="float">
            <text:p>0,00300026</text:p>
          </table:table-cell>
          <table:table-cell office:value-type="float" office:value="0.0173522" calcext:value-type="float">
            <text:p>0,0173522</text:p>
          </table:table-cell>
          <table:table-cell office:value-type="float" office:value="0.00300503" calcext:value-type="float">
            <text:p>0,00300503</text:p>
          </table:table-cell>
          <table:table-cell table:number-columns-repeated="10"/>
          <table:table-cell office:value-type="float" office:value="0.0197693" calcext:value-type="float">
            <text:p>0,0197693</text:p>
          </table:table-cell>
          <table:table-cell office:value-type="float" office:value="0.00430967" calcext:value-type="float">
            <text:p>0,00430967</text:p>
          </table:table-cell>
          <table:table-cell office:value-type="float" office:value="0.0197311" calcext:value-type="float">
            <text:p>0,0197311</text:p>
          </table:table-cell>
          <table:table-cell office:value-type="float" office:value="0.00435319" calcext:value-type="float">
            <text:p>0,00435319</text:p>
          </table:table-cell>
        </table:table-row>
        <table:table-row table:style-name="ro1">
          <table:table-cell office:value-type="float" office:value="0.023069" calcext:value-type="float">
            <text:p>0,023069</text:p>
          </table:table-cell>
          <table:table-cell office:value-type="float" office:value="0.00492363" calcext:value-type="float">
            <text:p>0,00492363</text:p>
          </table:table-cell>
          <table:table-cell office:value-type="float" office:value="0.0230456" calcext:value-type="float">
            <text:p>0,0230456</text:p>
          </table:table-cell>
          <table:table-cell office:value-type="float" office:value="0.00494499" calcext:value-type="float">
            <text:p>0,00494499</text:p>
          </table:table-cell>
          <table:table-cell table:number-columns-repeated="10"/>
          <table:table-cell office:value-type="float" office:value="0.0247294" calcext:value-type="float">
            <text:p>0,0247294</text:p>
          </table:table-cell>
          <table:table-cell office:value-type="float" office:value="0.00725795" calcext:value-type="float">
            <text:p>0,00725795</text:p>
          </table:table-cell>
          <table:table-cell office:value-type="float" office:value="0.0246363" calcext:value-type="float">
            <text:p>0,0246363</text:p>
          </table:table-cell>
          <table:table-cell office:value-type="float" office:value="0.00719392" calcext:value-type="float">
            <text:p>0,00719392</text:p>
          </table:table-cell>
        </table:table-row>
      </table:table>
      <table:table table:name="Tabelle9" table:style-name="ta1">
        <table:shapes>
          <draw:frame draw:z-index="0" draw:style-name="gr1" draw:text-style-name="P1" svg:width="15.999cm" svg:height="8.999cm" svg:x="33.498cm" svg:y="1.64cm">
            <draw:object draw:notify-on-update-of-ranges="Tabelle9.A2:Tabelle9.A1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33.61cm" svg:y="11.468cm">
            <draw:object draw:notify-on-update-of-ranges="Tabelle9.F1:Tabelle9.F1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5.999cm" svg:height="8.999cm" svg:x="18.245cm" svg:y="11.309cm">
            <draw:object draw:notify-on-update-of-ranges="Tabelle9.K1:Tabelle9.K10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0.250446" calcext:value-type="float">
            <text:p>0,250446</text:p>
          </table:table-cell>
          <table:table-cell table:style-name="ce1" office:value-type="float" office:value="0.0000560915" calcext:value-type="float">
            <text:p>5,61E-05</text:p>
          </table:table-cell>
          <table:table-cell office:value-type="float" office:value="0.248923" calcext:value-type="float">
            <text:p>0,248923</text:p>
          </table:table-cell>
          <table:table-cell table:style-name="ce1" office:value-type="float" office:value="0.0000702123" calcext:value-type="float">
            <text:p>7,02E-05</text:p>
          </table:table-cell>
          <table:table-cell/>
          <table:table-cell office:value-type="float" office:value="0.117904" calcext:value-type="float">
            <text:p>0,117904</text:p>
          </table:table-cell>
          <table:table-cell office:value-type="float" office:value="0.00287789" calcext:value-type="float">
            <text:p>0,00287789</text:p>
          </table:table-cell>
          <table:table-cell office:value-type="float" office:value="0.114632" calcext:value-type="float">
            <text:p>0,114632</text:p>
          </table:table-cell>
          <table:table-cell office:value-type="float" office:value="0.00280561" calcext:value-type="float">
            <text:p>0,00280561</text:p>
          </table:table-cell>
          <table:table-cell/>
          <table:table-cell office:value-type="float" office:value="0.0211881" calcext:value-type="float">
            <text:p>0,0211881</text:p>
          </table:table-cell>
          <table:table-cell office:value-type="float" office:value="0.00379275" calcext:value-type="float">
            <text:p>0,00379275</text:p>
          </table:table-cell>
          <table:table-cell office:value-type="float" office:value="0.0210676" calcext:value-type="float">
            <text:p>0,0210676</text:p>
          </table:table-cell>
          <table:table-cell office:value-type="float" office:value="0.00376873" calcext:value-type="float">
            <text:p>0,00376873</text:p>
          </table:table-cell>
        </table:table-row>
        <table:table-row table:style-name="ro1">
          <table:table-cell office:value-type="float" office:value="0.250379" calcext:value-type="float">
            <text:p>0,250379</text:p>
          </table:table-cell>
          <table:table-cell table:style-name="ce1" office:value-type="float" office:value="0.00000299487" calcext:value-type="float">
            <text:p>2,99E-06</text:p>
          </table:table-cell>
          <table:table-cell office:value-type="float" office:value="0.248837" calcext:value-type="float">
            <text:p>0,248837</text:p>
          </table:table-cell>
          <table:table-cell table:style-name="ce1" office:value-type="float" office:value="0.00000368898" calcext:value-type="float">
            <text:p>3,69E-06</text:p>
          </table:table-cell>
          <table:table-cell/>
          <table:table-cell office:value-type="float" office:value="0.11783" calcext:value-type="float">
            <text:p>0,11783</text:p>
          </table:table-cell>
          <table:table-cell office:value-type="float" office:value="0.00122249" calcext:value-type="float">
            <text:p>0,00122249</text:p>
          </table:table-cell>
          <table:table-cell office:value-type="float" office:value="0.114665" calcext:value-type="float">
            <text:p>0,114665</text:p>
          </table:table-cell>
          <table:table-cell office:value-type="float" office:value="0.00121114" calcext:value-type="float">
            <text:p>0,00121114</text:p>
          </table:table-cell>
          <table:table-cell/>
          <table:table-cell office:value-type="float" office:value="0.0159667" calcext:value-type="float">
            <text:p>0,0159667</text:p>
          </table:table-cell>
          <table:table-cell office:value-type="float" office:value="0.00436451" calcext:value-type="float">
            <text:p>0,00436451</text:p>
          </table:table-cell>
          <table:table-cell office:value-type="float" office:value="0.0158795" calcext:value-type="float">
            <text:p>0,0158795</text:p>
          </table:table-cell>
          <table:table-cell office:value-type="float" office:value="0.00433929" calcext:value-type="float">
            <text:p>0,00433929</text:p>
          </table:table-cell>
        </table:table-row>
        <table:table-row table:style-name="ro1">
          <table:table-cell office:value-type="float" office:value="0.250379" calcext:value-type="float">
            <text:p>0,250379</text:p>
          </table:table-cell>
          <table:table-cell table:style-name="ce1" office:value-type="float" office:value="0.00000742166" calcext:value-type="float">
            <text:p>7,42E-06</text:p>
          </table:table-cell>
          <table:table-cell office:value-type="float" office:value="0.248832" calcext:value-type="float">
            <text:p>0,248832</text:p>
          </table:table-cell>
          <table:table-cell table:style-name="ce1" office:value-type="float" office:value="0.00000227982" calcext:value-type="float">
            <text:p>2,28E-06</text:p>
          </table:table-cell>
          <table:table-cell/>
          <table:table-cell office:value-type="float" office:value="0.117655" calcext:value-type="float">
            <text:p>0,117655</text:p>
          </table:table-cell>
          <table:table-cell office:value-type="float" office:value="0.00314622" calcext:value-type="float">
            <text:p>0,00314622</text:p>
          </table:table-cell>
          <table:table-cell office:value-type="float" office:value="0.114503" calcext:value-type="float">
            <text:p>0,114503</text:p>
          </table:table-cell>
          <table:table-cell office:value-type="float" office:value="0.00310991" calcext:value-type="float">
            <text:p>0,00310991</text:p>
          </table:table-cell>
          <table:table-cell/>
          <table:table-cell office:value-type="float" office:value="0.0153706" calcext:value-type="float">
            <text:p>0,0153706</text:p>
          </table:table-cell>
          <table:table-cell office:value-type="float" office:value="0.0045905" calcext:value-type="float">
            <text:p>0,0045905</text:p>
          </table:table-cell>
          <table:table-cell office:value-type="float" office:value="0.0152874" calcext:value-type="float">
            <text:p>0,0152874</text:p>
          </table:table-cell>
          <table:table-cell office:value-type="float" office:value="0.00456579" calcext:value-type="float">
            <text:p>0,00456579</text:p>
          </table:table-cell>
        </table:table-row>
        <table:table-row table:style-name="ro1">
          <table:table-cell office:value-type="float" office:value="0.250383" calcext:value-type="float">
            <text:p>0,250383</text:p>
          </table:table-cell>
          <table:table-cell table:style-name="ce1" office:value-type="float" office:value="0.00000750208" calcext:value-type="float">
            <text:p>7,50E-06</text:p>
          </table:table-cell>
          <table:table-cell office:value-type="float" office:value="0.248831" calcext:value-type="float">
            <text:p>0,248831</text:p>
          </table:table-cell>
          <table:table-cell table:style-name="ce1" office:value-type="float" office:value="0.000000803541" calcext:value-type="float">
            <text:p>8,04E-07</text:p>
          </table:table-cell>
          <table:table-cell/>
          <table:table-cell office:value-type="float" office:value="0.117802" calcext:value-type="float">
            <text:p>0,117802</text:p>
          </table:table-cell>
          <table:table-cell office:value-type="float" office:value="0.00226258" calcext:value-type="float">
            <text:p>0,00226258</text:p>
          </table:table-cell>
          <table:table-cell office:value-type="float" office:value="0.114623" calcext:value-type="float">
            <text:p>0,114623</text:p>
          </table:table-cell>
          <table:table-cell office:value-type="float" office:value="0.00222452" calcext:value-type="float">
            <text:p>0,00222452</text:p>
          </table:table-cell>
          <table:table-cell/>
          <table:table-cell office:value-type="float" office:value="0.0179305" calcext:value-type="float">
            <text:p>0,0179305</text:p>
          </table:table-cell>
          <table:table-cell office:value-type="float" office:value="0.00513082" calcext:value-type="float">
            <text:p>0,00513082</text:p>
          </table:table-cell>
          <table:table-cell office:value-type="float" office:value="0.0178329" calcext:value-type="float">
            <text:p>0,0178329</text:p>
          </table:table-cell>
          <table:table-cell office:value-type="float" office:value="0.00509899" calcext:value-type="float">
            <text:p>0,00509899</text:p>
          </table:table-cell>
        </table:table-row>
        <table:table-row table:style-name="ro1">
          <table:table-cell office:value-type="float" office:value="0.250373" calcext:value-type="float">
            <text:p>0,250373</text:p>
          </table:table-cell>
          <table:table-cell table:style-name="ce1" office:value-type="float" office:value="0.00000784215" calcext:value-type="float">
            <text:p>7,84E-06</text:p>
          </table:table-cell>
          <table:table-cell office:value-type="float" office:value="0.248832" calcext:value-type="float">
            <text:p>0,248832</text:p>
          </table:table-cell>
          <table:table-cell table:style-name="ce1" office:value-type="float" office:value="0.00000158436" calcext:value-type="float">
            <text:p>1,58E-06</text:p>
          </table:table-cell>
          <table:table-cell/>
          <table:table-cell office:value-type="float" office:value="0.11872" calcext:value-type="float">
            <text:p>0,11872</text:p>
          </table:table-cell>
          <table:table-cell office:value-type="float" office:value="0.00335892" calcext:value-type="float">
            <text:p>0,00335892</text:p>
          </table:table-cell>
          <table:table-cell office:value-type="float" office:value="0.115543" calcext:value-type="float">
            <text:p>0,115543</text:p>
          </table:table-cell>
          <table:table-cell office:value-type="float" office:value="0.00329874" calcext:value-type="float">
            <text:p>0,00329874</text:p>
          </table:table-cell>
          <table:table-cell/>
          <table:table-cell office:value-type="float" office:value="0.0163403" calcext:value-type="float">
            <text:p>0,0163403</text:p>
          </table:table-cell>
          <table:table-cell office:value-type="float" office:value="0.00551839" calcext:value-type="float">
            <text:p>0,00551839</text:p>
          </table:table-cell>
          <table:table-cell office:value-type="float" office:value="0.0162555" calcext:value-type="float">
            <text:p>0,0162555</text:p>
          </table:table-cell>
          <table:table-cell office:value-type="float" office:value="0.00548001" calcext:value-type="float">
            <text:p>0,00548001</text:p>
          </table:table-cell>
        </table:table-row>
        <table:table-row table:style-name="ro1">
          <table:table-cell office:value-type="float" office:value="0.250388" calcext:value-type="float">
            <text:p>0,250388</text:p>
          </table:table-cell>
          <table:table-cell table:style-name="ce1" office:value-type="float" office:value="0.0000114828" calcext:value-type="float">
            <text:p>1,15E-05</text:p>
          </table:table-cell>
          <table:table-cell office:value-type="float" office:value="0.24883" calcext:value-type="float">
            <text:p>0,24883</text:p>
          </table:table-cell>
          <table:table-cell table:style-name="ce1" office:value-type="float" office:value="0.000000949675" calcext:value-type="float">
            <text:p>9,50E-07</text:p>
          </table:table-cell>
          <table:table-cell/>
          <table:table-cell office:value-type="float" office:value="0.11788" calcext:value-type="float">
            <text:p>0,11788</text:p>
          </table:table-cell>
          <table:table-cell office:value-type="float" office:value="0.00285239" calcext:value-type="float">
            <text:p>0,00285239</text:p>
          </table:table-cell>
          <table:table-cell office:value-type="float" office:value="0.114729" calcext:value-type="float">
            <text:p>0,114729</text:p>
          </table:table-cell>
          <table:table-cell office:value-type="float" office:value="0.00285984" calcext:value-type="float">
            <text:p>0,00285984</text:p>
          </table:table-cell>
          <table:table-cell/>
          <table:table-cell office:value-type="float" office:value="0.0131558" calcext:value-type="float">
            <text:p>0,0131558</text:p>
          </table:table-cell>
          <table:table-cell office:value-type="float" office:value="0.00523698" calcext:value-type="float">
            <text:p>0,00523698</text:p>
          </table:table-cell>
          <table:table-cell office:value-type="float" office:value="0.0130897" calcext:value-type="float">
            <text:p>0,0130897</text:p>
          </table:table-cell>
          <table:table-cell office:value-type="float" office:value="0.00519942" calcext:value-type="float">
            <text:p>0,00519942</text:p>
          </table:table-cell>
        </table:table-row>
        <table:table-row table:style-name="ro1">
          <table:table-cell office:value-type="float" office:value="0.250385" calcext:value-type="float">
            <text:p>0,250385</text:p>
          </table:table-cell>
          <table:table-cell table:style-name="ce1" office:value-type="float" office:value="0.000015032" calcext:value-type="float">
            <text:p>1,50E-05</text:p>
          </table:table-cell>
          <table:table-cell office:value-type="float" office:value="0.248829" calcext:value-type="float">
            <text:p>0,248829</text:p>
          </table:table-cell>
          <table:table-cell table:style-name="ce1" office:value-type="float" office:value="0.00000188491" calcext:value-type="float">
            <text:p>1,88E-06</text:p>
          </table:table-cell>
          <table:table-cell/>
          <table:table-cell office:value-type="float" office:value="0.115773" calcext:value-type="float">
            <text:p>0,115773</text:p>
          </table:table-cell>
          <table:table-cell office:value-type="float" office:value="0.00239428" calcext:value-type="float">
            <text:p>0,00239428</text:p>
          </table:table-cell>
          <table:table-cell office:value-type="float" office:value="0.112647" calcext:value-type="float">
            <text:p>0,112647</text:p>
          </table:table-cell>
          <table:table-cell office:value-type="float" office:value="0.00237736" calcext:value-type="float">
            <text:p>0,00237736</text:p>
          </table:table-cell>
          <table:table-cell/>
          <table:table-cell office:value-type="float" office:value="0.010142" calcext:value-type="float">
            <text:p>0,010142</text:p>
          </table:table-cell>
          <table:table-cell office:value-type="float" office:value="0.00622405" calcext:value-type="float">
            <text:p>0,00622405</text:p>
          </table:table-cell>
          <table:table-cell office:value-type="float" office:value="0.010112" calcext:value-type="float">
            <text:p>0,010112</text:p>
          </table:table-cell>
          <table:table-cell office:value-type="float" office:value="0.00617607" calcext:value-type="float">
            <text:p>0,00617607</text:p>
          </table:table-cell>
        </table:table-row>
        <table:table-row table:style-name="ro1">
          <table:table-cell office:value-type="float" office:value="0.250385" calcext:value-type="float">
            <text:p>0,250385</text:p>
          </table:table-cell>
          <table:table-cell table:style-name="ce1" office:value-type="float" office:value="0.00000997168" calcext:value-type="float">
            <text:p>9,97E-06</text:p>
          </table:table-cell>
          <table:table-cell office:value-type="float" office:value="0.248828" calcext:value-type="float">
            <text:p>0,248828</text:p>
          </table:table-cell>
          <table:table-cell table:style-name="ce1" office:value-type="float" office:value="0.00000210651" calcext:value-type="float">
            <text:p>2,11E-06</text:p>
          </table:table-cell>
          <table:table-cell/>
          <table:table-cell office:value-type="float" office:value="0.114073" calcext:value-type="float">
            <text:p>0,114073</text:p>
          </table:table-cell>
          <table:table-cell office:value-type="float" office:value="0.00496678" calcext:value-type="float">
            <text:p>0,00496678</text:p>
          </table:table-cell>
          <table:table-cell office:value-type="float" office:value="0.11097" calcext:value-type="float">
            <text:p>0,11097</text:p>
          </table:table-cell>
          <table:table-cell office:value-type="float" office:value="0.00488756" calcext:value-type="float">
            <text:p>0,00488756</text:p>
          </table:table-cell>
          <table:table-cell/>
          <table:table-cell office:value-type="float" office:value="0.0101527" calcext:value-type="float">
            <text:p>0,0101527</text:p>
          </table:table-cell>
          <table:table-cell office:value-type="float" office:value="0.00501347" calcext:value-type="float">
            <text:p>0,00501347</text:p>
          </table:table-cell>
          <table:table-cell office:value-type="float" office:value="0.0101181" calcext:value-type="float">
            <text:p>0,0101181</text:p>
          </table:table-cell>
          <table:table-cell office:value-type="float" office:value="0.00497876" calcext:value-type="float">
            <text:p>0,00497876</text:p>
          </table:table-cell>
        </table:table-row>
        <table:table-row table:style-name="ro1">
          <table:table-cell office:value-type="float" office:value="0.250373" calcext:value-type="float">
            <text:p>0,250373</text:p>
          </table:table-cell>
          <table:table-cell table:style-name="ce1" office:value-type="float" office:value="0.0000184183" calcext:value-type="float">
            <text:p>1,84E-05</text:p>
          </table:table-cell>
          <table:table-cell office:value-type="float" office:value="0.248828" calcext:value-type="float">
            <text:p>0,248828</text:p>
          </table:table-cell>
          <table:table-cell table:style-name="ce1" office:value-type="float" office:value="0.00000430274" calcext:value-type="float">
            <text:p>4,30E-06</text:p>
          </table:table-cell>
          <table:table-cell/>
          <table:table-cell office:value-type="float" office:value="0.1136" calcext:value-type="float">
            <text:p>0,1136</text:p>
          </table:table-cell>
          <table:table-cell office:value-type="float" office:value="0.00701515" calcext:value-type="float">
            <text:p>0,00701515</text:p>
          </table:table-cell>
          <table:table-cell office:value-type="float" office:value="0.110495" calcext:value-type="float">
            <text:p>0,110495</text:p>
          </table:table-cell>
          <table:table-cell office:value-type="float" office:value="0.00691007" calcext:value-type="float">
            <text:p>0,00691007</text:p>
          </table:table-cell>
          <table:table-cell/>
          <table:table-cell office:value-type="float" office:value="0.0121908" calcext:value-type="float">
            <text:p>0,0121908</text:p>
          </table:table-cell>
          <table:table-cell office:value-type="float" office:value="0.00644426" calcext:value-type="float">
            <text:p>0,00644426</text:p>
          </table:table-cell>
          <table:table-cell office:value-type="float" office:value="0.0121269" calcext:value-type="float">
            <text:p>0,0121269</text:p>
          </table:table-cell>
          <table:table-cell office:value-type="float" office:value="0.00639928" calcext:value-type="float">
            <text:p>0,00639928</text:p>
          </table:table-cell>
        </table:table-row>
        <table:table-row table:style-name="ro1">
          <table:table-cell office:value-type="float" office:value="0.250371" calcext:value-type="float">
            <text:p>0,250371</text:p>
          </table:table-cell>
          <table:table-cell table:style-name="ce1" office:value-type="float" office:value="0.0000128212" calcext:value-type="float">
            <text:p>1,28E-05</text:p>
          </table:table-cell>
          <table:table-cell office:value-type="float" office:value="0.248824" calcext:value-type="float">
            <text:p>0,248824</text:p>
          </table:table-cell>
          <table:table-cell table:style-name="ce1" office:value-type="float" office:value="0.00000444667" calcext:value-type="float">
            <text:p>4,45E-06</text:p>
          </table:table-cell>
          <table:table-cell/>
          <table:table-cell office:value-type="float" office:value="0.109671" calcext:value-type="float">
            <text:p>0,109671</text:p>
          </table:table-cell>
          <table:table-cell office:value-type="float" office:value="0.00382007" calcext:value-type="float">
            <text:p>0,00382007</text:p>
          </table:table-cell>
          <table:table-cell office:value-type="float" office:value="0.106692" calcext:value-type="float">
            <text:p>0,106692</text:p>
          </table:table-cell>
          <table:table-cell office:value-type="float" office:value="0.00376524" calcext:value-type="float">
            <text:p>0,00376524</text:p>
          </table:table-cell>
          <table:table-cell/>
          <table:table-cell office:value-type="float" office:value="0.00926151" calcext:value-type="float">
            <text:p>0,00926151</text:p>
          </table:table-cell>
          <table:table-cell office:value-type="float" office:value="0.00422853" calcext:value-type="float">
            <text:p>0,00422853</text:p>
          </table:table-cell>
          <table:table-cell office:value-type="float" office:value="0.009227" calcext:value-type="float">
            <text:p>0,009227</text:p>
          </table:table-cell>
          <table:table-cell office:value-type="float" office:value="0.00420363" calcext:value-type="float">
            <text:p>0,00420363</text:p>
          </table:table-cell>
        </table:table-row>
        <table:table-row table:style-name="ro1">
          <table:table-cell office:value-type="float" office:value="0.250378" calcext:value-type="float">
            <text:p>0,250378</text:p>
          </table:table-cell>
          <table:table-cell table:style-name="ce1" office:value-type="float" office:value="0.0000172279" calcext:value-type="float">
            <text:p>1,72E-05</text:p>
          </table:table-cell>
          <table:table-cell office:value-type="float" office:value="0.248823" calcext:value-type="float">
            <text:p>0,248823</text:p>
          </table:table-cell>
          <table:table-cell table:style-name="ce1" office:value-type="float" office:value="0.00000624355" calcext:value-type="float">
            <text:p>6,24E-06</text:p>
          </table:table-cell>
          <table:table-cell/>
          <table:table-cell office:value-type="float" office:value="0.107547" calcext:value-type="float">
            <text:p>0,107547</text:p>
          </table:table-cell>
          <table:table-cell office:value-type="float" office:value="0.00460824" calcext:value-type="float">
            <text:p>0,00460824</text:p>
          </table:table-cell>
          <table:table-cell office:value-type="float" office:value="0.104511" calcext:value-type="float">
            <text:p>0,104511</text:p>
          </table:table-cell>
          <table:table-cell office:value-type="float" office:value="0.00450991" calcext:value-type="float">
            <text:p>0,00450991</text:p>
          </table:table-cell>
          <table:table-cell/>
          <table:table-cell office:value-type="float" office:value="0.00886514" calcext:value-type="float">
            <text:p>0,00886514</text:p>
          </table:table-cell>
          <table:table-cell office:value-type="float" office:value="0.00436839" calcext:value-type="float">
            <text:p>0,00436839</text:p>
          </table:table-cell>
          <table:table-cell office:value-type="float" office:value="0.00882608" calcext:value-type="float">
            <text:p>0,00882608</text:p>
          </table:table-cell>
          <table:table-cell office:value-type="float" office:value="0.00434012" calcext:value-type="float">
            <text:p>0,00434012</text:p>
          </table:table-cell>
        </table:table-row>
        <table:table-row table:style-name="ro1">
          <table:table-cell office:value-type="float" office:value="0.250365" calcext:value-type="float">
            <text:p>0,250365</text:p>
          </table:table-cell>
          <table:table-cell table:style-name="ce1" office:value-type="float" office:value="0.0000140847" calcext:value-type="float">
            <text:p>1,41E-05</text:p>
          </table:table-cell>
          <table:table-cell office:value-type="float" office:value="0.248818" calcext:value-type="float">
            <text:p>0,248818</text:p>
          </table:table-cell>
          <table:table-cell table:style-name="ce1" office:value-type="float" office:value="0.00000602242" calcext:value-type="float">
            <text:p>6,02E-06</text:p>
          </table:table-cell>
          <table:table-cell/>
          <table:table-cell office:value-type="float" office:value="0.103201" calcext:value-type="float">
            <text:p>0,103201</text:p>
          </table:table-cell>
          <table:table-cell office:value-type="float" office:value="0.00416761" calcext:value-type="float">
            <text:p>0,00416761</text:p>
          </table:table-cell>
          <table:table-cell office:value-type="float" office:value="0.10026" calcext:value-type="float">
            <text:p>0,10026</text:p>
          </table:table-cell>
          <table:table-cell office:value-type="float" office:value="0.004138" calcext:value-type="float">
            <text:p>0,004138</text:p>
          </table:table-cell>
          <table:table-cell/>
          <table:table-cell office:value-type="float" office:value="0.00755181" calcext:value-type="float">
            <text:p>0,00755181</text:p>
          </table:table-cell>
          <table:table-cell office:value-type="float" office:value="0.00288086" calcext:value-type="float">
            <text:p>0,00288086</text:p>
          </table:table-cell>
          <table:table-cell office:value-type="float" office:value="0.00754086" calcext:value-type="float">
            <text:p>0,00754086</text:p>
          </table:table-cell>
          <table:table-cell office:value-type="float" office:value="0.00285489" calcext:value-type="float">
            <text:p>0,00285489</text:p>
          </table:table-cell>
        </table:table-row>
        <table:table-row table:style-name="ro1">
          <table:table-cell office:value-type="float" office:value="0.25036" calcext:value-type="float">
            <text:p>0,25036</text:p>
          </table:table-cell>
          <table:table-cell table:style-name="ce1" office:value-type="float" office:value="0.0000222895" calcext:value-type="float">
            <text:p>2,23E-05</text:p>
          </table:table-cell>
          <table:table-cell office:value-type="float" office:value="0.248815" calcext:value-type="float">
            <text:p>0,248815</text:p>
          </table:table-cell>
          <table:table-cell table:style-name="ce1" office:value-type="float" office:value="0.00000551025" calcext:value-type="float">
            <text:p>5,51E-06</text:p>
          </table:table-cell>
          <table:table-cell/>
          <table:table-cell office:value-type="float" office:value="0.103794" calcext:value-type="float">
            <text:p>0,103794</text:p>
          </table:table-cell>
          <table:table-cell office:value-type="float" office:value="0.00281968" calcext:value-type="float">
            <text:p>0,00281968</text:p>
          </table:table-cell>
          <table:table-cell office:value-type="float" office:value="0.100828" calcext:value-type="float">
            <text:p>0,100828</text:p>
          </table:table-cell>
          <table:table-cell office:value-type="float" office:value="0.00281215" calcext:value-type="float">
            <text:p>0,00281215</text:p>
          </table:table-cell>
          <table:table-cell/>
          <table:table-cell office:value-type="float" office:value="0.00731326" calcext:value-type="float">
            <text:p>0,00731326</text:p>
          </table:table-cell>
          <table:table-cell office:value-type="float" office:value="0.00282152" calcext:value-type="float">
            <text:p>0,00282152</text:p>
          </table:table-cell>
          <table:table-cell office:value-type="float" office:value="0.0072926" calcext:value-type="float">
            <text:p>0,0072926</text:p>
          </table:table-cell>
          <table:table-cell office:value-type="float" office:value="0.00279374" calcext:value-type="float">
            <text:p>0,00279374</text:p>
          </table:table-cell>
        </table:table-row>
        <table:table-row table:style-name="ro1">
          <table:table-cell office:value-type="float" office:value="0.250344" calcext:value-type="float">
            <text:p>0,250344</text:p>
          </table:table-cell>
          <table:table-cell table:style-name="ce1" office:value-type="float" office:value="0.0000170827" calcext:value-type="float">
            <text:p>1,71E-05</text:p>
          </table:table-cell>
          <table:table-cell office:value-type="float" office:value="0.2488" calcext:value-type="float">
            <text:p>0,2488</text:p>
          </table:table-cell>
          <table:table-cell table:style-name="ce1" office:value-type="float" office:value="0.0000132671" calcext:value-type="float">
            <text:p>1,33E-05</text:p>
          </table:table-cell>
          <table:table-cell/>
          <table:table-cell office:value-type="float" office:value="0.100095" calcext:value-type="float">
            <text:p>0,100095</text:p>
          </table:table-cell>
          <table:table-cell office:value-type="float" office:value="0.00518144" calcext:value-type="float">
            <text:p>0,00518144</text:p>
          </table:table-cell>
          <table:table-cell office:value-type="float" office:value="0.097073" calcext:value-type="float">
            <text:p>0,097073</text:p>
          </table:table-cell>
          <table:table-cell office:value-type="float" office:value="0.00520815" calcext:value-type="float">
            <text:p>0,00520815</text:p>
          </table:table-cell>
          <table:table-cell/>
          <table:table-cell office:value-type="float" office:value="0.0103657" calcext:value-type="float">
            <text:p>0,0103657</text:p>
          </table:table-cell>
          <table:table-cell office:value-type="float" office:value="0.00678536" calcext:value-type="float">
            <text:p>0,00678536</text:p>
          </table:table-cell>
          <table:table-cell office:value-type="float" office:value="0.0103078" calcext:value-type="float">
            <text:p>0,0103078</text:p>
          </table:table-cell>
          <table:table-cell office:value-type="float" office:value="0.00674963" calcext:value-type="float">
            <text:p>0,00674963</text:p>
          </table:table-cell>
        </table:table-row>
        <table:table-row table:style-name="ro1">
          <table:table-cell office:value-type="float" office:value="0.250333" calcext:value-type="float">
            <text:p>0,250333</text:p>
          </table:table-cell>
          <table:table-cell table:style-name="ce1" office:value-type="float" office:value="0.0000151105" calcext:value-type="float">
            <text:p>1,51E-05</text:p>
          </table:table-cell>
          <table:table-cell office:value-type="float" office:value="0.248792" calcext:value-type="float">
            <text:p>0,248792</text:p>
          </table:table-cell>
          <table:table-cell table:style-name="ce1" office:value-type="float" office:value="0.0000158372" calcext:value-type="float">
            <text:p>1,58E-05</text:p>
          </table:table-cell>
          <table:table-cell/>
          <table:table-cell office:value-type="float" office:value="0.103731" calcext:value-type="float">
            <text:p>0,103731</text:p>
          </table:table-cell>
          <table:table-cell office:value-type="float" office:value="0.00601653" calcext:value-type="float">
            <text:p>0,00601653</text:p>
          </table:table-cell>
          <table:table-cell office:value-type="float" office:value="0.100679" calcext:value-type="float">
            <text:p>0,100679</text:p>
          </table:table-cell>
          <table:table-cell office:value-type="float" office:value="0.0059908" calcext:value-type="float">
            <text:p>0,0059908</text:p>
          </table:table-cell>
          <table:table-cell/>
          <table:table-cell office:value-type="float" office:value="0.00810148" calcext:value-type="float">
            <text:p>0,00810148</text:p>
          </table:table-cell>
          <table:table-cell office:value-type="float" office:value="0.0046213" calcext:value-type="float">
            <text:p>0,0046213</text:p>
          </table:table-cell>
          <table:table-cell office:value-type="float" office:value="0.00807486" calcext:value-type="float">
            <text:p>0,00807486</text:p>
          </table:table-cell>
          <table:table-cell office:value-type="float" office:value="0.00458378" calcext:value-type="float">
            <text:p>0,00458378</text:p>
          </table:table-cell>
        </table:table-row>
        <table:table-row table:style-name="ro1">
          <table:table-cell office:value-type="float" office:value="0.250322" calcext:value-type="float">
            <text:p>0,250322</text:p>
          </table:table-cell>
          <table:table-cell table:style-name="ce1" office:value-type="float" office:value="0.0000224582" calcext:value-type="float">
            <text:p>2,25E-05</text:p>
          </table:table-cell>
          <table:table-cell office:value-type="float" office:value="0.248779" calcext:value-type="float">
            <text:p>0,248779</text:p>
          </table:table-cell>
          <table:table-cell table:style-name="ce1" office:value-type="float" office:value="0.0000170043" calcext:value-type="float">
            <text:p>1,70E-05</text:p>
          </table:table-cell>
          <table:table-cell/>
          <table:table-cell office:value-type="float" office:value="0.102445" calcext:value-type="float">
            <text:p>0,102445</text:p>
          </table:table-cell>
          <table:table-cell office:value-type="float" office:value="0.00459062" calcext:value-type="float">
            <text:p>0,00459062</text:p>
          </table:table-cell>
          <table:table-cell office:value-type="float" office:value="0.0994364" calcext:value-type="float">
            <text:p>0,0994364</text:p>
          </table:table-cell>
          <table:table-cell office:value-type="float" office:value="0.0045799" calcext:value-type="float">
            <text:p>0,0045799</text:p>
          </table:table-cell>
          <table:table-cell/>
          <table:table-cell office:value-type="float" office:value="0.00764856" calcext:value-type="float">
            <text:p>0,00764856</text:p>
          </table:table-cell>
          <table:table-cell office:value-type="float" office:value="0.00487137" calcext:value-type="float">
            <text:p>0,00487137</text:p>
          </table:table-cell>
          <table:table-cell office:value-type="float" office:value="0.00761874" calcext:value-type="float">
            <text:p>0,00761874</text:p>
          </table:table-cell>
          <table:table-cell office:value-type="float" office:value="0.00483937" calcext:value-type="float">
            <text:p>0,00483937</text:p>
          </table:table-cell>
        </table:table-row>
        <table:table-row table:style-name="ro1">
          <table:table-cell office:value-type="float" office:value="0.250299" calcext:value-type="float">
            <text:p>0,250299</text:p>
          </table:table-cell>
          <table:table-cell table:style-name="ce1" office:value-type="float" office:value="0.0000302677" calcext:value-type="float">
            <text:p>3,03E-05</text:p>
          </table:table-cell>
          <table:table-cell office:value-type="float" office:value="0.248752" calcext:value-type="float">
            <text:p>0,248752</text:p>
          </table:table-cell>
          <table:table-cell table:style-name="ce1" office:value-type="float" office:value="0.000033887" calcext:value-type="float">
            <text:p>3,39E-05</text:p>
          </table:table-cell>
          <table:table-cell/>
          <table:table-cell office:value-type="float" office:value="0.0989445" calcext:value-type="float">
            <text:p>0,0989445</text:p>
          </table:table-cell>
          <table:table-cell office:value-type="float" office:value="0.00382086" calcext:value-type="float">
            <text:p>0,00382086</text:p>
          </table:table-cell>
          <table:table-cell office:value-type="float" office:value="0.0959364" calcext:value-type="float">
            <text:p>0,0959364</text:p>
          </table:table-cell>
          <table:table-cell office:value-type="float" office:value="0.00376001" calcext:value-type="float">
            <text:p>0,00376001</text:p>
          </table:table-cell>
          <table:table-cell/>
          <table:table-cell office:value-type="float" office:value="0.00612141" calcext:value-type="float">
            <text:p>0,00612141</text:p>
          </table:table-cell>
          <table:table-cell office:value-type="float" office:value="0.0012901" calcext:value-type="float">
            <text:p>0,0012901</text:p>
          </table:table-cell>
          <table:table-cell office:value-type="float" office:value="0.00613346" calcext:value-type="float">
            <text:p>0,00613346</text:p>
          </table:table-cell>
          <table:table-cell office:value-type="float" office:value="0.00130306" calcext:value-type="float">
            <text:p>0,00130306</text:p>
          </table:table-cell>
        </table:table-row>
        <table:table-row table:style-name="ro1">
          <table:table-cell office:value-type="float" office:value="0.250246" calcext:value-type="float">
            <text:p>0,250246</text:p>
          </table:table-cell>
          <table:table-cell table:style-name="ce1" office:value-type="float" office:value="0.0000502178" calcext:value-type="float">
            <text:p>5,02E-05</text:p>
          </table:table-cell>
          <table:table-cell office:value-type="float" office:value="0.248706" calcext:value-type="float">
            <text:p>0,248706</text:p>
          </table:table-cell>
          <table:table-cell table:style-name="ce1" office:value-type="float" office:value="0.0000517928" calcext:value-type="float">
            <text:p>5,18E-05</text:p>
          </table:table-cell>
          <table:table-cell/>
          <table:table-cell office:value-type="float" office:value="0.0961621" calcext:value-type="float">
            <text:p>0,0961621</text:p>
          </table:table-cell>
          <table:table-cell office:value-type="float" office:value="0.00591739" calcext:value-type="float">
            <text:p>0,00591739</text:p>
          </table:table-cell>
          <table:table-cell office:value-type="float" office:value="0.0932061" calcext:value-type="float">
            <text:p>0,0932061</text:p>
          </table:table-cell>
          <table:table-cell office:value-type="float" office:value="0.00584622" calcext:value-type="float">
            <text:p>0,00584622</text:p>
          </table:table-cell>
          <table:table-cell/>
          <table:table-cell office:value-type="float" office:value="0.00540897" calcext:value-type="float">
            <text:p>0,00540897</text:p>
          </table:table-cell>
          <table:table-cell office:value-type="float" office:value="0.00012935" calcext:value-type="float">
            <text:p>0,00012935</text:p>
          </table:table-cell>
          <table:table-cell office:value-type="float" office:value="0.00542346" calcext:value-type="float">
            <text:p>0,00542346</text:p>
          </table:table-cell>
          <table:table-cell office:value-type="float" office:value="0.000133434" calcext:value-type="float">
            <text:p>0,000133434</text:p>
          </table:table-cell>
        </table:table-row>
        <table:table-row table:style-name="ro1">
          <table:table-cell office:value-type="float" office:value="0.250238" calcext:value-type="float">
            <text:p>0,250238</text:p>
          </table:table-cell>
          <table:table-cell table:style-name="ce1" office:value-type="float" office:value="0.0000441596" calcext:value-type="float">
            <text:p>4,42E-05</text:p>
          </table:table-cell>
          <table:table-cell office:value-type="float" office:value="0.2487" calcext:value-type="float">
            <text:p>0,2487</text:p>
          </table:table-cell>
          <table:table-cell table:style-name="ce1" office:value-type="float" office:value="0.0000464909" calcext:value-type="float">
            <text:p>4,65E-05</text:p>
          </table:table-cell>
          <table:table-cell/>
          <table:table-cell office:value-type="float" office:value="0.0968174" calcext:value-type="float">
            <text:p>0,0968174</text:p>
          </table:table-cell>
          <table:table-cell office:value-type="float" office:value="0.00575124" calcext:value-type="float">
            <text:p>0,00575124</text:p>
          </table:table-cell>
          <table:table-cell office:value-type="float" office:value="0.0937345" calcext:value-type="float">
            <text:p>0,0937345</text:p>
          </table:table-cell>
          <table:table-cell office:value-type="float" office:value="0.00582762" calcext:value-type="float">
            <text:p>0,00582762</text:p>
          </table:table-cell>
          <table:table-cell/>
          <table:table-cell office:value-type="float" office:value="0.0104324" calcext:value-type="float">
            <text:p>0,0104324</text:p>
          </table:table-cell>
          <table:table-cell office:value-type="float" office:value="0.00663915" calcext:value-type="float">
            <text:p>0,00663915</text:p>
          </table:table-cell>
          <table:table-cell office:value-type="float" office:value="0.0103964" calcext:value-type="float">
            <text:p>0,0103964</text:p>
          </table:table-cell>
          <table:table-cell office:value-type="float" office:value="0.00659388" calcext:value-type="float">
            <text:p>0,00659388</text:p>
          </table:table-cell>
        </table:table-row>
        <table:table-row table:style-name="ro1">
          <table:table-cell office:value-type="float" office:value="0.250176" calcext:value-type="float">
            <text:p>0,250176</text:p>
          </table:table-cell>
          <table:table-cell table:style-name="ce1" office:value-type="float" office:value="0.0000584071" calcext:value-type="float">
            <text:p>5,84E-05</text:p>
          </table:table-cell>
          <table:table-cell office:value-type="float" office:value="0.24865" calcext:value-type="float">
            <text:p>0,24865</text:p>
          </table:table-cell>
          <table:table-cell table:style-name="ce1" office:value-type="float" office:value="0.0000477797" calcext:value-type="float">
            <text:p>4,78E-05</text:p>
          </table:table-cell>
          <table:table-cell/>
          <table:table-cell office:value-type="float" office:value="0.0929806" calcext:value-type="float">
            <text:p>0,0929806</text:p>
          </table:table-cell>
          <table:table-cell office:value-type="float" office:value="0.00312577" calcext:value-type="float">
            <text:p>0,00312577</text:p>
          </table:table-cell>
          <table:table-cell office:value-type="float" office:value="0.0899718" calcext:value-type="float">
            <text:p>0,0899718</text:p>
          </table:table-cell>
          <table:table-cell office:value-type="float" office:value="0.00312457" calcext:value-type="float">
            <text:p>0,00312457</text:p>
          </table:table-cell>
          <table:table-cell/>
          <table:table-cell office:value-type="float" office:value="0.00996384" calcext:value-type="float">
            <text:p>0,00996384</text:p>
          </table:table-cell>
          <table:table-cell office:value-type="float" office:value="0.00608842" calcext:value-type="float">
            <text:p>0,00608842</text:p>
          </table:table-cell>
          <table:table-cell office:value-type="float" office:value="0.00993084" calcext:value-type="float">
            <text:p>0,00993084</text:p>
          </table:table-cell>
          <table:table-cell office:value-type="float" office:value="0.00604781" calcext:value-type="float">
            <text:p>0,00604781</text:p>
          </table:table-cell>
        </table:table-row>
        <table:table-row table:style-name="ro1">
          <table:table-cell office:value-type="float" office:value="0.250109" calcext:value-type="float">
            <text:p>0,250109</text:p>
          </table:table-cell>
          <table:table-cell table:style-name="ce1" office:value-type="float" office:value="0.0000789533" calcext:value-type="float">
            <text:p>7,90E-05</text:p>
          </table:table-cell>
          <table:table-cell office:value-type="float" office:value="0.248569" calcext:value-type="float">
            <text:p>0,248569</text:p>
          </table:table-cell>
          <table:table-cell table:style-name="ce1" office:value-type="float" office:value="0.000074638" calcext:value-type="float">
            <text:p>7,46E-05</text:p>
          </table:table-cell>
          <table:table-cell/>
          <table:table-cell office:value-type="float" office:value="0.0928039" calcext:value-type="float">
            <text:p>0,0928039</text:p>
          </table:table-cell>
          <table:table-cell office:value-type="float" office:value="0.00337422" calcext:value-type="float">
            <text:p>0,00337422</text:p>
          </table:table-cell>
          <table:table-cell office:value-type="float" office:value="0.0896843" calcext:value-type="float">
            <text:p>0,0896843</text:p>
          </table:table-cell>
          <table:table-cell office:value-type="float" office:value="0.00341289" calcext:value-type="float">
            <text:p>0,00341289</text:p>
          </table:table-cell>
          <table:table-cell/>
          <table:table-cell office:value-type="float" office:value="0.0106213" calcext:value-type="float">
            <text:p>0,0106213</text:p>
          </table:table-cell>
          <table:table-cell office:value-type="float" office:value="0.00569874" calcext:value-type="float">
            <text:p>0,00569874</text:p>
          </table:table-cell>
          <table:table-cell office:value-type="float" office:value="0.0105918" calcext:value-type="float">
            <text:p>0,0105918</text:p>
          </table:table-cell>
          <table:table-cell office:value-type="float" office:value="0.00564967" calcext:value-type="float">
            <text:p>0,00564967</text:p>
          </table:table-cell>
        </table:table-row>
        <table:table-row table:style-name="ro1">
          <table:table-cell office:value-type="float" office:value="0.250031" calcext:value-type="float">
            <text:p>0,250031</text:p>
          </table:table-cell>
          <table:table-cell table:style-name="ce1" office:value-type="float" office:value="0.00010622" calcext:value-type="float">
            <text:p>1,06E-04</text:p>
          </table:table-cell>
          <table:table-cell office:value-type="float" office:value="0.248499" calcext:value-type="float">
            <text:p>0,248499</text:p>
          </table:table-cell>
          <table:table-cell table:style-name="ce1" office:value-type="float" office:value="0.000101194" calcext:value-type="float">
            <text:p>1,01E-04</text:p>
          </table:table-cell>
          <table:table-cell/>
          <table:table-cell office:value-type="float" office:value="0.0911868" calcext:value-type="float">
            <text:p>0,0911868</text:p>
          </table:table-cell>
          <table:table-cell office:value-type="float" office:value="0.00528569" calcext:value-type="float">
            <text:p>0,00528569</text:p>
          </table:table-cell>
          <table:table-cell office:value-type="float" office:value="0.0881305" calcext:value-type="float">
            <text:p>0,0881305</text:p>
          </table:table-cell>
          <table:table-cell office:value-type="float" office:value="0.00528434" calcext:value-type="float">
            <text:p>0,00528434</text:p>
          </table:table-cell>
          <table:table-cell/>
          <table:table-cell office:value-type="float" office:value="0.00747921" calcext:value-type="float">
            <text:p>0,00747921</text:p>
          </table:table-cell>
          <table:table-cell office:value-type="float" office:value="0.00456681" calcext:value-type="float">
            <text:p>0,00456681</text:p>
          </table:table-cell>
          <table:table-cell office:value-type="float" office:value="0.00746829" calcext:value-type="float">
            <text:p>0,00746829</text:p>
          </table:table-cell>
          <table:table-cell office:value-type="float" office:value="0.00454409" calcext:value-type="float">
            <text:p>0,00454409</text:p>
          </table:table-cell>
        </table:table-row>
        <table:table-row table:style-name="ro1">
          <table:table-cell office:value-type="float" office:value="0.249998" calcext:value-type="float">
            <text:p>0,249998</text:p>
          </table:table-cell>
          <table:table-cell table:style-name="ce1" office:value-type="float" office:value="0.000115321" calcext:value-type="float">
            <text:p>1,15E-04</text:p>
          </table:table-cell>
          <table:table-cell office:value-type="float" office:value="0.248464" calcext:value-type="float">
            <text:p>0,248464</text:p>
          </table:table-cell>
          <table:table-cell table:style-name="ce1" office:value-type="float" office:value="0.000117908" calcext:value-type="float">
            <text:p>1,18E-04</text:p>
          </table:table-cell>
          <table:table-cell/>
          <table:table-cell office:value-type="float" office:value="0.0913438" calcext:value-type="float">
            <text:p>0,0913438</text:p>
          </table:table-cell>
          <table:table-cell office:value-type="float" office:value="0.00660543" calcext:value-type="float">
            <text:p>0,00660543</text:p>
          </table:table-cell>
          <table:table-cell office:value-type="float" office:value="0.088218" calcext:value-type="float">
            <text:p>0,088218</text:p>
          </table:table-cell>
          <table:table-cell office:value-type="float" office:value="0.0066643" calcext:value-type="float">
            <text:p>0,0066643</text:p>
          </table:table-cell>
          <table:table-cell/>
          <table:table-cell office:value-type="float" office:value="0.00857293" calcext:value-type="float">
            <text:p>0,00857293</text:p>
          </table:table-cell>
          <table:table-cell office:value-type="float" office:value="0.00391206" calcext:value-type="float">
            <text:p>0,00391206</text:p>
          </table:table-cell>
          <table:table-cell office:value-type="float" office:value="0.00854957" calcext:value-type="float">
            <text:p>0,00854957</text:p>
          </table:table-cell>
          <table:table-cell office:value-type="float" office:value="0.00389746" calcext:value-type="float">
            <text:p>0,00389746</text:p>
          </table:table-cell>
        </table:table-row>
        <table:table-row table:style-name="ro1">
          <table:table-cell office:value-type="float" office:value="0.249843" calcext:value-type="float">
            <text:p>0,249843</text:p>
          </table:table-cell>
          <table:table-cell table:style-name="ce1" office:value-type="float" office:value="0.00021298" calcext:value-type="float">
            <text:p>2,13E-04</text:p>
          </table:table-cell>
          <table:table-cell office:value-type="float" office:value="0.2483" calcext:value-type="float">
            <text:p>0,2483</text:p>
          </table:table-cell>
          <table:table-cell table:style-name="ce1" office:value-type="float" office:value="0.000205482" calcext:value-type="float">
            <text:p>2,05E-04</text:p>
          </table:table-cell>
          <table:table-cell/>
          <table:table-cell office:value-type="float" office:value="0.0933871" calcext:value-type="float">
            <text:p>0,0933871</text:p>
          </table:table-cell>
          <table:table-cell office:value-type="float" office:value="0.00508714" calcext:value-type="float">
            <text:p>0,00508714</text:p>
          </table:table-cell>
          <table:table-cell office:value-type="float" office:value="0.0902536" calcext:value-type="float">
            <text:p>0,0902536</text:p>
          </table:table-cell>
          <table:table-cell office:value-type="float" office:value="0.00516118" calcext:value-type="float">
            <text:p>0,00516118</text:p>
          </table:table-cell>
          <table:table-cell/>
          <table:table-cell office:value-type="float" office:value="0.00779655" calcext:value-type="float">
            <text:p>0,00779655</text:p>
          </table:table-cell>
          <table:table-cell office:value-type="float" office:value="0.00500809" calcext:value-type="float">
            <text:p>0,00500809</text:p>
          </table:table-cell>
          <table:table-cell office:value-type="float" office:value="0.00777719" calcext:value-type="float">
            <text:p>0,00777719</text:p>
          </table:table-cell>
          <table:table-cell office:value-type="float" office:value="0.00497722" calcext:value-type="float">
            <text:p>0,00497722</text:p>
          </table:table-cell>
        </table:table-row>
        <table:table-row table:style-name="ro1">
          <table:table-cell office:value-type="float" office:value="0.249662" calcext:value-type="float">
            <text:p>0,249662</text:p>
          </table:table-cell>
          <table:table-cell table:style-name="ce1" office:value-type="float" office:value="0.000309376" calcext:value-type="float">
            <text:p>3,09E-04</text:p>
          </table:table-cell>
          <table:table-cell office:value-type="float" office:value="0.248129" calcext:value-type="float">
            <text:p>0,248129</text:p>
          </table:table-cell>
          <table:table-cell table:style-name="ce1" office:value-type="float" office:value="0.000289438" calcext:value-type="float">
            <text:p>2,89E-04</text:p>
          </table:table-cell>
          <table:table-cell/>
          <table:table-cell office:value-type="float" office:value="0.0893699" calcext:value-type="float">
            <text:p>0,0893699</text:p>
          </table:table-cell>
          <table:table-cell office:value-type="float" office:value="0.0055302" calcext:value-type="float">
            <text:p>0,0055302</text:p>
          </table:table-cell>
          <table:table-cell office:value-type="float" office:value="0.0861989" calcext:value-type="float">
            <text:p>0,0861989</text:p>
          </table:table-cell>
          <table:table-cell office:value-type="float" office:value="0.00552445" calcext:value-type="float">
            <text:p>0,00552445</text:p>
          </table:table-cell>
          <table:table-cell/>
          <table:table-cell office:value-type="float" office:value="0.00739636" calcext:value-type="float">
            <text:p>0,00739636</text:p>
          </table:table-cell>
          <table:table-cell office:value-type="float" office:value="0.00509628" calcext:value-type="float">
            <text:p>0,00509628</text:p>
          </table:table-cell>
          <table:table-cell office:value-type="float" office:value="0.00736915" calcext:value-type="float">
            <text:p>0,00736915</text:p>
          </table:table-cell>
          <table:table-cell office:value-type="float" office:value="0.00506442" calcext:value-type="float">
            <text:p>0,00506442</text:p>
          </table:table-cell>
        </table:table-row>
        <table:table-row table:style-name="ro1">
          <table:table-cell office:value-type="float" office:value="0.249616" calcext:value-type="float">
            <text:p>0,249616</text:p>
          </table:table-cell>
          <table:table-cell table:style-name="ce1" office:value-type="float" office:value="0.000262281" calcext:value-type="float">
            <text:p>2,62E-04</text:p>
          </table:table-cell>
          <table:table-cell office:value-type="float" office:value="0.2481" calcext:value-type="float">
            <text:p>0,2481</text:p>
          </table:table-cell>
          <table:table-cell table:style-name="ce1" office:value-type="float" office:value="0.000267167" calcext:value-type="float">
            <text:p>2,67E-04</text:p>
          </table:table-cell>
          <table:table-cell/>
          <table:table-cell office:value-type="float" office:value="0.0891547" calcext:value-type="float">
            <text:p>0,0891547</text:p>
          </table:table-cell>
          <table:table-cell office:value-type="float" office:value="0.00613729" calcext:value-type="float">
            <text:p>0,00613729</text:p>
          </table:table-cell>
          <table:table-cell office:value-type="float" office:value="0.0860248" calcext:value-type="float">
            <text:p>0,0860248</text:p>
          </table:table-cell>
          <table:table-cell office:value-type="float" office:value="0.00617019" calcext:value-type="float">
            <text:p>0,00617019</text:p>
          </table:table-cell>
          <table:table-cell/>
          <table:table-cell office:value-type="float" office:value="0.00645345" calcext:value-type="float">
            <text:p>0,00645345</text:p>
          </table:table-cell>
          <table:table-cell office:value-type="float" office:value="0.00201272" calcext:value-type="float">
            <text:p>0,00201272</text:p>
          </table:table-cell>
          <table:table-cell office:value-type="float" office:value="0.00641481" calcext:value-type="float">
            <text:p>0,00641481</text:p>
          </table:table-cell>
          <table:table-cell office:value-type="float" office:value="0.00200392" calcext:value-type="float">
            <text:p>0,00200392</text:p>
          </table:table-cell>
        </table:table-row>
        <table:table-row table:style-name="ro1">
          <table:table-cell office:value-type="float" office:value="0.248988" calcext:value-type="float">
            <text:p>0,248988</text:p>
          </table:table-cell>
          <table:table-cell table:style-name="ce1" office:value-type="float" office:value="0.000350874" calcext:value-type="float">
            <text:p>3,51E-04</text:p>
          </table:table-cell>
          <table:table-cell office:value-type="float" office:value="0.247495" calcext:value-type="float">
            <text:p>0,247495</text:p>
          </table:table-cell>
          <table:table-cell table:style-name="ce1" office:value-type="float" office:value="0.000351362" calcext:value-type="float">
            <text:p>3,51E-04</text:p>
          </table:table-cell>
          <table:table-cell/>
          <table:table-cell office:value-type="float" office:value="0.0870991" calcext:value-type="float">
            <text:p>0,0870991</text:p>
          </table:table-cell>
          <table:table-cell office:value-type="float" office:value="0.00401137" calcext:value-type="float">
            <text:p>0,00401137</text:p>
          </table:table-cell>
          <table:table-cell office:value-type="float" office:value="0.0838745" calcext:value-type="float">
            <text:p>0,0838745</text:p>
          </table:table-cell>
          <table:table-cell office:value-type="float" office:value="0.00410034" calcext:value-type="float">
            <text:p>0,00410034</text:p>
          </table:table-cell>
          <table:table-cell/>
          <table:table-cell office:value-type="float" office:value="0.00605764" calcext:value-type="float">
            <text:p>0,00605764</text:p>
          </table:table-cell>
          <table:table-cell office:value-type="float" office:value="0.00170454" calcext:value-type="float">
            <text:p>0,00170454</text:p>
          </table:table-cell>
          <table:table-cell office:value-type="float" office:value="0.00604504" calcext:value-type="float">
            <text:p>0,00604504</text:p>
          </table:table-cell>
          <table:table-cell office:value-type="float" office:value="0.00169373" calcext:value-type="float">
            <text:p>0,00169373</text:p>
          </table:table-cell>
        </table:table-row>
        <table:table-row table:style-name="ro1">
          <table:table-cell office:value-type="float" office:value="0.249301" calcext:value-type="float">
            <text:p>0,249301</text:p>
          </table:table-cell>
          <table:table-cell table:style-name="ce1" office:value-type="float" office:value="0.000344946" calcext:value-type="float">
            <text:p>3,45E-04</text:p>
          </table:table-cell>
          <table:table-cell office:value-type="float" office:value="0.247774" calcext:value-type="float">
            <text:p>0,247774</text:p>
          </table:table-cell>
          <table:table-cell table:style-name="ce1" office:value-type="float" office:value="0.000349071" calcext:value-type="float">
            <text:p>3,49E-04</text:p>
          </table:table-cell>
          <table:table-cell/>
          <table:table-cell office:value-type="float" office:value="0.0871077" calcext:value-type="float">
            <text:p>0,0871077</text:p>
          </table:table-cell>
          <table:table-cell office:value-type="float" office:value="0.00348917" calcext:value-type="float">
            <text:p>0,00348917</text:p>
          </table:table-cell>
          <table:table-cell office:value-type="float" office:value="0.0839873" calcext:value-type="float">
            <text:p>0,0839873</text:p>
          </table:table-cell>
          <table:table-cell office:value-type="float" office:value="0.00351534" calcext:value-type="float">
            <text:p>0,00351534</text:p>
          </table:table-cell>
          <table:table-cell/>
          <table:table-cell office:value-type="float" office:value="0.0078308" calcext:value-type="float">
            <text:p>0,0078308</text:p>
          </table:table-cell>
          <table:table-cell office:value-type="float" office:value="0.00541677" calcext:value-type="float">
            <text:p>0,00541677</text:p>
          </table:table-cell>
          <table:table-cell office:value-type="float" office:value="0.00778088" calcext:value-type="float">
            <text:p>0,00778088</text:p>
          </table:table-cell>
          <table:table-cell office:value-type="float" office:value="0.00538604" calcext:value-type="float">
            <text:p>0,00538604</text:p>
          </table:table-cell>
        </table:table-row>
        <table:table-row table:style-name="ro1">
          <table:table-cell office:value-type="float" office:value="0.248935" calcext:value-type="float">
            <text:p>0,248935</text:p>
          </table:table-cell>
          <table:table-cell table:style-name="ce1" office:value-type="float" office:value="0.000570695" calcext:value-type="float">
            <text:p>5,71E-04</text:p>
          </table:table-cell>
          <table:table-cell office:value-type="float" office:value="0.24743" calcext:value-type="float">
            <text:p>0,24743</text:p>
          </table:table-cell>
          <table:table-cell table:style-name="ce1" office:value-type="float" office:value="0.00055881" calcext:value-type="float">
            <text:p>5,59E-04</text:p>
          </table:table-cell>
          <table:table-cell/>
          <table:table-cell office:value-type="float" office:value="0.0865524" calcext:value-type="float">
            <text:p>0,0865524</text:p>
          </table:table-cell>
          <table:table-cell office:value-type="float" office:value="0.00423885" calcext:value-type="float">
            <text:p>0,00423885</text:p>
          </table:table-cell>
          <table:table-cell office:value-type="float" office:value="0.0833209" calcext:value-type="float">
            <text:p>0,0833209</text:p>
          </table:table-cell>
          <table:table-cell office:value-type="float" office:value="0.00427614" calcext:value-type="float">
            <text:p>0,00427614</text:p>
          </table:table-cell>
          <table:table-cell/>
          <table:table-cell office:value-type="float" office:value="0.00552956" calcext:value-type="float">
            <text:p>0,00552956</text:p>
          </table:table-cell>
          <table:table-cell office:value-type="float" office:value="0.000442061" calcext:value-type="float">
            <text:p>0,000442061</text:p>
          </table:table-cell>
          <table:table-cell office:value-type="float" office:value="0.00552043" calcext:value-type="float">
            <text:p>0,00552043</text:p>
          </table:table-cell>
          <table:table-cell office:value-type="float" office:value="0.000482662" calcext:value-type="float">
            <text:p>0,000482662</text:p>
          </table:table-cell>
        </table:table-row>
        <table:table-row table:style-name="ro1">
          <table:table-cell office:value-type="float" office:value="0.248595" calcext:value-type="float">
            <text:p>0,248595</text:p>
          </table:table-cell>
          <table:table-cell table:style-name="ce1" office:value-type="float" office:value="0.000607184" calcext:value-type="float">
            <text:p>6,07E-04</text:p>
          </table:table-cell>
          <table:table-cell office:value-type="float" office:value="0.24711" calcext:value-type="float">
            <text:p>0,24711</text:p>
          </table:table-cell>
          <table:table-cell table:style-name="ce1" office:value-type="float" office:value="0.000581257" calcext:value-type="float">
            <text:p>5,81E-04</text:p>
          </table:table-cell>
          <table:table-cell/>
          <table:table-cell office:value-type="float" office:value="0.0862109" calcext:value-type="float">
            <text:p>0,0862109</text:p>
          </table:table-cell>
          <table:table-cell office:value-type="float" office:value="0.00411553" calcext:value-type="float">
            <text:p>0,00411553</text:p>
          </table:table-cell>
          <table:table-cell office:value-type="float" office:value="0.0829705" calcext:value-type="float">
            <text:p>0,0829705</text:p>
          </table:table-cell>
          <table:table-cell office:value-type="float" office:value="0.00410843" calcext:value-type="float">
            <text:p>0,00410843</text:p>
          </table:table-cell>
          <table:table-cell/>
          <table:table-cell office:value-type="float" office:value="0.00619772" calcext:value-type="float">
            <text:p>0,00619772</text:p>
          </table:table-cell>
          <table:table-cell office:value-type="float" office:value="0.00205233" calcext:value-type="float">
            <text:p>0,00205233</text:p>
          </table:table-cell>
          <table:table-cell office:value-type="float" office:value="0.00616575" calcext:value-type="float">
            <text:p>0,00616575</text:p>
          </table:table-cell>
          <table:table-cell office:value-type="float" office:value="0.00204629" calcext:value-type="float">
            <text:p>0,00204629</text:p>
          </table:table-cell>
        </table:table-row>
        <table:table-row table:style-name="ro1">
          <table:table-cell office:value-type="float" office:value="0.248555" calcext:value-type="float">
            <text:p>0,248555</text:p>
          </table:table-cell>
          <table:table-cell table:style-name="ce1" office:value-type="float" office:value="0.000603393" calcext:value-type="float">
            <text:p>6,03E-04</text:p>
          </table:table-cell>
          <table:table-cell office:value-type="float" office:value="0.247033" calcext:value-type="float">
            <text:p>0,247033</text:p>
          </table:table-cell>
          <table:table-cell table:style-name="ce1" office:value-type="float" office:value="0.000614954" calcext:value-type="float">
            <text:p>6,15E-04</text:p>
          </table:table-cell>
          <table:table-cell/>
          <table:table-cell office:value-type="float" office:value="0.0846392" calcext:value-type="float">
            <text:p>0,0846392</text:p>
          </table:table-cell>
          <table:table-cell office:value-type="float" office:value="0.00320128" calcext:value-type="float">
            <text:p>0,00320128</text:p>
          </table:table-cell>
          <table:table-cell office:value-type="float" office:value="0.0813495" calcext:value-type="float">
            <text:p>0,0813495</text:p>
          </table:table-cell>
          <table:table-cell office:value-type="float" office:value="0.00336652" calcext:value-type="float">
            <text:p>0,00336652</text:p>
          </table:table-cell>
          <table:table-cell/>
          <table:table-cell office:value-type="float" office:value="0.00647" calcext:value-type="float">
            <text:p>0,00647</text:p>
          </table:table-cell>
          <table:table-cell office:value-type="float" office:value="0.00316619" calcext:value-type="float">
            <text:p>0,00316619</text:p>
          </table:table-cell>
          <table:table-cell office:value-type="float" office:value="0.00643549" calcext:value-type="float">
            <text:p>0,00643549</text:p>
          </table:table-cell>
          <table:table-cell office:value-type="float" office:value="0.00315235" calcext:value-type="float">
            <text:p>0,00315235</text:p>
          </table:table-cell>
        </table:table-row>
        <table:table-row table:style-name="ro1">
          <table:table-cell office:value-type="float" office:value="0.247678" calcext:value-type="float">
            <text:p>0,247678</text:p>
          </table:table-cell>
          <table:table-cell table:style-name="ce1" office:value-type="float" office:value="0.000997285" calcext:value-type="float">
            <text:p>9,97E-04</text:p>
          </table:table-cell>
          <table:table-cell office:value-type="float" office:value="0.246189" calcext:value-type="float">
            <text:p>0,246189</text:p>
          </table:table-cell>
          <table:table-cell table:style-name="ce1" office:value-type="float" office:value="0.000974996" calcext:value-type="float">
            <text:p>9,75E-04</text:p>
          </table:table-cell>
          <table:table-cell/>
          <table:table-cell office:value-type="float" office:value="0.0857038" calcext:value-type="float">
            <text:p>0,0857038</text:p>
          </table:table-cell>
          <table:table-cell office:value-type="float" office:value="0.00437919" calcext:value-type="float">
            <text:p>0,00437919</text:p>
          </table:table-cell>
          <table:table-cell office:value-type="float" office:value="0.0824514" calcext:value-type="float">
            <text:p>0,0824514</text:p>
          </table:table-cell>
          <table:table-cell office:value-type="float" office:value="0.00440631" calcext:value-type="float">
            <text:p>0,00440631</text:p>
          </table:table-cell>
          <table:table-cell/>
          <table:table-cell office:value-type="float" office:value="0.00635255" calcext:value-type="float">
            <text:p>0,00635255</text:p>
          </table:table-cell>
          <table:table-cell office:value-type="float" office:value="0.00237529" calcext:value-type="float">
            <text:p>0,00237529</text:p>
          </table:table-cell>
          <table:table-cell office:value-type="float" office:value="0.00631998" calcext:value-type="float">
            <text:p>0,00631998</text:p>
          </table:table-cell>
          <table:table-cell office:value-type="float" office:value="0.00237302" calcext:value-type="float">
            <text:p>0,00237302</text:p>
          </table:table-cell>
        </table:table-row>
        <table:table-row table:style-name="ro1">
          <table:table-cell office:value-type="float" office:value="0.247043" calcext:value-type="float">
            <text:p>0,247043</text:p>
          </table:table-cell>
          <table:table-cell table:style-name="ce1" office:value-type="float" office:value="0.00151272" calcext:value-type="float">
            <text:p>1,51E-03</text:p>
          </table:table-cell>
          <table:table-cell office:value-type="float" office:value="0.245569" calcext:value-type="float">
            <text:p>0,245569</text:p>
          </table:table-cell>
          <table:table-cell table:style-name="ce1" office:value-type="float" office:value="0.00148527" calcext:value-type="float">
            <text:p>1,49E-03</text:p>
          </table:table-cell>
          <table:table-cell/>
          <table:table-cell office:value-type="float" office:value="0.0872527" calcext:value-type="float">
            <text:p>0,0872527</text:p>
          </table:table-cell>
          <table:table-cell office:value-type="float" office:value="0.00662477" calcext:value-type="float">
            <text:p>0,00662477</text:p>
          </table:table-cell>
          <table:table-cell office:value-type="float" office:value="0.0840172" calcext:value-type="float">
            <text:p>0,0840172</text:p>
          </table:table-cell>
          <table:table-cell office:value-type="float" office:value="0.00675154" calcext:value-type="float">
            <text:p>0,00675154</text:p>
          </table:table-cell>
          <table:table-cell/>
          <table:table-cell office:value-type="float" office:value="0.00689261" calcext:value-type="float">
            <text:p>0,00689261</text:p>
          </table:table-cell>
          <table:table-cell office:value-type="float" office:value="0.00432865" calcext:value-type="float">
            <text:p>0,00432865</text:p>
          </table:table-cell>
          <table:table-cell office:value-type="float" office:value="0.00686038" calcext:value-type="float">
            <text:p>0,00686038</text:p>
          </table:table-cell>
          <table:table-cell office:value-type="float" office:value="0.00431086" calcext:value-type="float">
            <text:p>0,00431086</text:p>
          </table:table-cell>
        </table:table-row>
        <table:table-row table:style-name="ro1">
          <table:table-cell office:value-type="float" office:value="0.246457" calcext:value-type="float">
            <text:p>0,246457</text:p>
          </table:table-cell>
          <table:table-cell table:style-name="ce1" office:value-type="float" office:value="0.000977229" calcext:value-type="float">
            <text:p>9,77E-04</text:p>
          </table:table-cell>
          <table:table-cell office:value-type="float" office:value="0.245003" calcext:value-type="float">
            <text:p>0,245003</text:p>
          </table:table-cell>
          <table:table-cell table:style-name="ce1" office:value-type="float" office:value="0.000963513" calcext:value-type="float">
            <text:p>9,64E-04</text:p>
          </table:table-cell>
          <table:table-cell/>
          <table:table-cell office:value-type="float" office:value="0.0849386" calcext:value-type="float">
            <text:p>0,0849386</text:p>
          </table:table-cell>
          <table:table-cell office:value-type="float" office:value="0.00483503" calcext:value-type="float">
            <text:p>0,00483503</text:p>
          </table:table-cell>
          <table:table-cell office:value-type="float" office:value="0.0816846" calcext:value-type="float">
            <text:p>0,0816846</text:p>
          </table:table-cell>
          <table:table-cell office:value-type="float" office:value="0.00490785" calcext:value-type="float">
            <text:p>0,00490785</text:p>
          </table:table-cell>
          <table:table-cell/>
          <table:table-cell office:value-type="float" office:value="0.00592966" calcext:value-type="float">
            <text:p>0,00592966</text:p>
          </table:table-cell>
          <table:table-cell office:value-type="float" office:value="0.00137105" calcext:value-type="float">
            <text:p>0,00137105</text:p>
          </table:table-cell>
          <table:table-cell office:value-type="float" office:value="0.00588988" calcext:value-type="float">
            <text:p>0,00588988</text:p>
          </table:table-cell>
          <table:table-cell office:value-type="float" office:value="0.00137726" calcext:value-type="float">
            <text:p>0,00137726</text:p>
          </table:table-cell>
        </table:table-row>
        <table:table-row table:style-name="ro1">
          <table:table-cell office:value-type="float" office:value="0.244086" calcext:value-type="float">
            <text:p>0,244086</text:p>
          </table:table-cell>
          <table:table-cell table:style-name="ce1" office:value-type="float" office:value="0.00232007" calcext:value-type="float">
            <text:p>2,32E-03</text:p>
          </table:table-cell>
          <table:table-cell office:value-type="float" office:value="0.242672" calcext:value-type="float">
            <text:p>0,242672</text:p>
          </table:table-cell>
          <table:table-cell table:style-name="ce1" office:value-type="float" office:value="0.00228124" calcext:value-type="float">
            <text:p>2,28E-03</text:p>
          </table:table-cell>
          <table:table-cell/>
          <table:table-cell office:value-type="float" office:value="0.0841864" calcext:value-type="float">
            <text:p>0,0841864</text:p>
          </table:table-cell>
          <table:table-cell office:value-type="float" office:value="0.0064916" calcext:value-type="float">
            <text:p>0,0064916</text:p>
          </table:table-cell>
          <table:table-cell office:value-type="float" office:value="0.0808451" calcext:value-type="float">
            <text:p>0,0808451</text:p>
          </table:table-cell>
          <table:table-cell office:value-type="float" office:value="0.00667729" calcext:value-type="float">
            <text:p>0,00667729</text:p>
          </table:table-cell>
          <table:table-cell/>
          <table:table-cell office:value-type="float" office:value="0.00540473" calcext:value-type="float">
            <text:p>0,00540473</text:p>
          </table:table-cell>
          <table:table-cell office:value-type="float" office:value="0.000404527" calcext:value-type="float">
            <text:p>0,000404527</text:p>
          </table:table-cell>
          <table:table-cell office:value-type="float" office:value="0.00538563" calcext:value-type="float">
            <text:p>0,00538563</text:p>
          </table:table-cell>
          <table:table-cell office:value-type="float" office:value="0.000412759" calcext:value-type="float">
            <text:p>0,000412759</text:p>
          </table:table-cell>
        </table:table-row>
        <table:table-row table:style-name="ro1">
          <table:table-cell office:value-type="float" office:value="0.245559" calcext:value-type="float">
            <text:p>0,245559</text:p>
          </table:table-cell>
          <table:table-cell table:style-name="ce1" office:value-type="float" office:value="0.00185711" calcext:value-type="float">
            <text:p>1,86E-03</text:p>
          </table:table-cell>
          <table:table-cell office:value-type="float" office:value="0.244116" calcext:value-type="float">
            <text:p>0,244116</text:p>
          </table:table-cell>
          <table:table-cell table:style-name="ce1" office:value-type="float" office:value="0.00186552" calcext:value-type="float">
            <text:p>1,87E-03</text:p>
          </table:table-cell>
          <table:table-cell/>
          <table:table-cell office:value-type="float" office:value="0.0849625" calcext:value-type="float">
            <text:p>0,0849625</text:p>
          </table:table-cell>
          <table:table-cell office:value-type="float" office:value="0.00602429" calcext:value-type="float">
            <text:p>0,00602429</text:p>
          </table:table-cell>
          <table:table-cell office:value-type="float" office:value="0.0817057" calcext:value-type="float">
            <text:p>0,0817057</text:p>
          </table:table-cell>
          <table:table-cell office:value-type="float" office:value="0.00610228" calcext:value-type="float">
            <text:p>0,00610228</text:p>
          </table:table-cell>
          <table:table-cell/>
          <table:table-cell office:value-type="float" office:value="0.00685591" calcext:value-type="float">
            <text:p>0,00685591</text:p>
          </table:table-cell>
          <table:table-cell office:value-type="float" office:value="0.00484746" calcext:value-type="float">
            <text:p>0,00484746</text:p>
          </table:table-cell>
          <table:table-cell office:value-type="float" office:value="0.00681497" calcext:value-type="float">
            <text:p>0,00681497</text:p>
          </table:table-cell>
          <table:table-cell office:value-type="float" office:value="0.00482261" calcext:value-type="float">
            <text:p>0,00482261</text:p>
          </table:table-cell>
        </table:table-row>
        <table:table-row table:style-name="ro1">
          <table:table-cell office:value-type="float" office:value="0.242472" calcext:value-type="float">
            <text:p>0,242472</text:p>
          </table:table-cell>
          <table:table-cell table:style-name="ce1" office:value-type="float" office:value="0.00225892" calcext:value-type="float">
            <text:p>2,26E-03</text:p>
          </table:table-cell>
          <table:table-cell office:value-type="float" office:value="0.241126" calcext:value-type="float">
            <text:p>0,241126</text:p>
          </table:table-cell>
          <table:table-cell table:style-name="ce1" office:value-type="float" office:value="0.00216877" calcext:value-type="float">
            <text:p>2,17E-03</text:p>
          </table:table-cell>
          <table:table-cell/>
          <table:table-cell office:value-type="float" office:value="0.0824145" calcext:value-type="float">
            <text:p>0,0824145</text:p>
          </table:table-cell>
          <table:table-cell office:value-type="float" office:value="0.00382865" calcext:value-type="float">
            <text:p>0,00382865</text:p>
          </table:table-cell>
          <table:table-cell office:value-type="float" office:value="0.0790297" calcext:value-type="float">
            <text:p>0,0790297</text:p>
          </table:table-cell>
          <table:table-cell office:value-type="float" office:value="0.00391823" calcext:value-type="float">
            <text:p>0,00391823</text:p>
          </table:table-cell>
          <table:table-cell/>
          <table:table-cell office:value-type="float" office:value="0.00569726" calcext:value-type="float">
            <text:p>0,00569726</text:p>
          </table:table-cell>
          <table:table-cell office:value-type="float" office:value="0.000471045" calcext:value-type="float">
            <text:p>0,000471045</text:p>
          </table:table-cell>
          <table:table-cell office:value-type="float" office:value="0.0056894" calcext:value-type="float">
            <text:p>0,0056894</text:p>
          </table:table-cell>
          <table:table-cell office:value-type="float" office:value="0.000495012" calcext:value-type="float">
            <text:p>0,000495012</text:p>
          </table:table-cell>
        </table:table-row>
        <table:table-row table:style-name="ro1">
          <table:table-cell office:value-type="float" office:value="0.243205" calcext:value-type="float">
            <text:p>0,243205</text:p>
          </table:table-cell>
          <table:table-cell table:style-name="ce1" office:value-type="float" office:value="0.00268337" calcext:value-type="float">
            <text:p>2,68E-03</text:p>
          </table:table-cell>
          <table:table-cell office:value-type="float" office:value="0.241848" calcext:value-type="float">
            <text:p>0,241848</text:p>
          </table:table-cell>
          <table:table-cell table:style-name="ce1" office:value-type="float" office:value="0.00259198" calcext:value-type="float">
            <text:p>2,59E-03</text:p>
          </table:table-cell>
          <table:table-cell/>
          <table:table-cell office:value-type="float" office:value="0.0828166" calcext:value-type="float">
            <text:p>0,0828166</text:p>
          </table:table-cell>
          <table:table-cell office:value-type="float" office:value="0.00649087" calcext:value-type="float">
            <text:p>0,00649087</text:p>
          </table:table-cell>
          <table:table-cell office:value-type="float" office:value="0.0794135" calcext:value-type="float">
            <text:p>0,0794135</text:p>
          </table:table-cell>
          <table:table-cell office:value-type="float" office:value="0.00663907" calcext:value-type="float">
            <text:p>0,00663907</text:p>
          </table:table-cell>
          <table:table-cell/>
          <table:table-cell office:value-type="float" office:value="0.00521843" calcext:value-type="float">
            <text:p>0,00521843</text:p>
          </table:table-cell>
          <table:table-cell office:value-type="float" office:value="0.000235102" calcext:value-type="float">
            <text:p>0,000235102</text:p>
          </table:table-cell>
          <table:table-cell office:value-type="float" office:value="0.00518503" calcext:value-type="float">
            <text:p>0,00518503</text:p>
          </table:table-cell>
          <table:table-cell office:value-type="float" office:value="0.000245046" calcext:value-type="float">
            <text:p>0,000245046</text:p>
          </table:table-cell>
        </table:table-row>
        <table:table-row table:style-name="ro1">
          <table:table-cell office:value-type="float" office:value="0.240195" calcext:value-type="float">
            <text:p>0,240195</text:p>
          </table:table-cell>
          <table:table-cell table:style-name="ce1" office:value-type="float" office:value="0.00424713" calcext:value-type="float">
            <text:p>4,25E-03</text:p>
          </table:table-cell>
          <table:table-cell office:value-type="float" office:value="0.238873" calcext:value-type="float">
            <text:p>0,238873</text:p>
          </table:table-cell>
          <table:table-cell table:style-name="ce1" office:value-type="float" office:value="0.00416508" calcext:value-type="float">
            <text:p>4,17E-03</text:p>
          </table:table-cell>
          <table:table-cell/>
          <table:table-cell office:value-type="float" office:value="0.0818958" calcext:value-type="float">
            <text:p>0,0818958</text:p>
          </table:table-cell>
          <table:table-cell office:value-type="float" office:value="0.00376607" calcext:value-type="float">
            <text:p>0,00376607</text:p>
          </table:table-cell>
          <table:table-cell office:value-type="float" office:value="0.0785408" calcext:value-type="float">
            <text:p>0,0785408</text:p>
          </table:table-cell>
          <table:table-cell office:value-type="float" office:value="0.00384048" calcext:value-type="float">
            <text:p>0,00384048</text:p>
          </table:table-cell>
          <table:table-cell/>
          <table:table-cell office:value-type="float" office:value="0.00512489" calcext:value-type="float">
            <text:p>0,00512489</text:p>
          </table:table-cell>
          <table:table-cell office:value-type="float" office:value="0.000175499" calcext:value-type="float">
            <text:p>0,000175499</text:p>
          </table:table-cell>
          <table:table-cell office:value-type="float" office:value="0.00508961" calcext:value-type="float">
            <text:p>0,00508961</text:p>
          </table:table-cell>
          <table:table-cell office:value-type="float" office:value="0.000184229" calcext:value-type="float">
            <text:p>0,000184229</text:p>
          </table:table-cell>
        </table:table-row>
        <table:table-row table:style-name="ro1">
          <table:table-cell office:value-type="float" office:value="0.242281" calcext:value-type="float">
            <text:p>0,242281</text:p>
          </table:table-cell>
          <table:table-cell table:style-name="ce1" office:value-type="float" office:value="0.00416351" calcext:value-type="float">
            <text:p>4,16E-03</text:p>
          </table:table-cell>
          <table:table-cell office:value-type="float" office:value="0.240954" calcext:value-type="float">
            <text:p>0,240954</text:p>
          </table:table-cell>
          <table:table-cell table:style-name="ce1" office:value-type="float" office:value="0.00411427" calcext:value-type="float">
            <text:p>4,11E-03</text:p>
          </table:table-cell>
          <table:table-cell/>
          <table:table-cell office:value-type="float" office:value="0.0809358" calcext:value-type="float">
            <text:p>0,0809358</text:p>
          </table:table-cell>
          <table:table-cell office:value-type="float" office:value="0.00374323" calcext:value-type="float">
            <text:p>0,00374323</text:p>
          </table:table-cell>
          <table:table-cell office:value-type="float" office:value="0.0775252" calcext:value-type="float">
            <text:p>0,0775252</text:p>
          </table:table-cell>
          <table:table-cell office:value-type="float" office:value="0.00390495" calcext:value-type="float">
            <text:p>0,00390495</text:p>
          </table:table-cell>
          <table:table-cell/>
          <table:table-cell office:value-type="float" office:value="0.00781737" calcext:value-type="float">
            <text:p>0,00781737</text:p>
          </table:table-cell>
          <table:table-cell office:value-type="float" office:value="0.00502735" calcext:value-type="float">
            <text:p>0,00502735</text:p>
          </table:table-cell>
          <table:table-cell office:value-type="float" office:value="0.00777631" calcext:value-type="float">
            <text:p>0,00777631</text:p>
          </table:table-cell>
          <table:table-cell office:value-type="float" office:value="0.00500774" calcext:value-type="float">
            <text:p>0,00500774</text:p>
          </table:table-cell>
        </table:table-row>
        <table:table-row table:style-name="ro1">
          <table:table-cell office:value-type="float" office:value="0.239114" calcext:value-type="float">
            <text:p>0,239114</text:p>
          </table:table-cell>
          <table:table-cell table:style-name="ce1" office:value-type="float" office:value="0.00195379" calcext:value-type="float">
            <text:p>1,95E-03</text:p>
          </table:table-cell>
          <table:table-cell office:value-type="float" office:value="0.237789" calcext:value-type="float">
            <text:p>0,237789</text:p>
          </table:table-cell>
          <table:table-cell table:style-name="ce1" office:value-type="float" office:value="0.00196715" calcext:value-type="float">
            <text:p>1,97E-03</text:p>
          </table:table-cell>
          <table:table-cell/>
          <table:table-cell office:value-type="float" office:value="0.0808976" calcext:value-type="float">
            <text:p>0,0808976</text:p>
          </table:table-cell>
          <table:table-cell office:value-type="float" office:value="0.00463245" calcext:value-type="float">
            <text:p>0,00463245</text:p>
          </table:table-cell>
          <table:table-cell office:value-type="float" office:value="0.0774879" calcext:value-type="float">
            <text:p>0,0774879</text:p>
          </table:table-cell>
          <table:table-cell office:value-type="float" office:value="0.00481201" calcext:value-type="float">
            <text:p>0,00481201</text:p>
          </table:table-cell>
          <table:table-cell/>
          <table:table-cell office:value-type="float" office:value="0.00541156" calcext:value-type="float">
            <text:p>0,00541156</text:p>
          </table:table-cell>
          <table:table-cell office:value-type="float" office:value="0.00110996" calcext:value-type="float">
            <text:p>0,00110996</text:p>
          </table:table-cell>
          <table:table-cell office:value-type="float" office:value="0.0053796" calcext:value-type="float">
            <text:p>0,0053796</text:p>
          </table:table-cell>
          <table:table-cell office:value-type="float" office:value="0.00112094" calcext:value-type="float">
            <text:p>0,00112094</text:p>
          </table:table-cell>
        </table:table-row>
        <table:table-row table:style-name="ro1">
          <table:table-cell office:value-type="float" office:value="0.234759" calcext:value-type="float">
            <text:p>0,234759</text:p>
          </table:table-cell>
          <table:table-cell table:style-name="ce1" office:value-type="float" office:value="0.00560468" calcext:value-type="float">
            <text:p>5,60E-03</text:p>
          </table:table-cell>
          <table:table-cell office:value-type="float" office:value="0.233499" calcext:value-type="float">
            <text:p>0,233499</text:p>
          </table:table-cell>
          <table:table-cell table:style-name="ce1" office:value-type="float" office:value="0.00546966" calcext:value-type="float">
            <text:p>5,47E-03</text:p>
          </table:table-cell>
          <table:table-cell/>
          <table:table-cell office:value-type="float" office:value="0.0823405" calcext:value-type="float">
            <text:p>0,0823405</text:p>
          </table:table-cell>
          <table:table-cell office:value-type="float" office:value="0.00467715" calcext:value-type="float">
            <text:p>0,00467715</text:p>
          </table:table-cell>
          <table:table-cell office:value-type="float" office:value="0.0790365" calcext:value-type="float">
            <text:p>0,0790365</text:p>
          </table:table-cell>
          <table:table-cell office:value-type="float" office:value="0.00473909" calcext:value-type="float">
            <text:p>0,00473909</text:p>
          </table:table-cell>
          <table:table-cell/>
          <table:table-cell office:value-type="float" office:value="0.00756255" calcext:value-type="float">
            <text:p>0,00756255</text:p>
          </table:table-cell>
          <table:table-cell office:value-type="float" office:value="0.0042258" calcext:value-type="float">
            <text:p>0,0042258</text:p>
          </table:table-cell>
          <table:table-cell office:value-type="float" office:value="0.00752752" calcext:value-type="float">
            <text:p>0,00752752</text:p>
          </table:table-cell>
          <table:table-cell office:value-type="float" office:value="0.00421346" calcext:value-type="float">
            <text:p>0,00421346</text:p>
          </table:table-cell>
        </table:table-row>
        <table:table-row table:style-name="ro1">
          <table:table-cell office:value-type="float" office:value="0.234103" calcext:value-type="float">
            <text:p>0,234103</text:p>
          </table:table-cell>
          <table:table-cell office:value-type="float" office:value="0.00579732" calcext:value-type="float">
            <text:p>0,00579732</text:p>
          </table:table-cell>
          <table:table-cell office:value-type="float" office:value="0.232806" calcext:value-type="float">
            <text:p>0,232806</text:p>
          </table:table-cell>
          <table:table-cell office:value-type="float" office:value="0.00572504" calcext:value-type="float">
            <text:p>0,00572504</text:p>
          </table:table-cell>
          <table:table-cell/>
          <table:table-cell office:value-type="float" office:value="0.0804894" calcext:value-type="float">
            <text:p>0,0804894</text:p>
          </table:table-cell>
          <table:table-cell office:value-type="float" office:value="0.00407269" calcext:value-type="float">
            <text:p>0,00407269</text:p>
          </table:table-cell>
          <table:table-cell office:value-type="float" office:value="0.0771319" calcext:value-type="float">
            <text:p>0,0771319</text:p>
          </table:table-cell>
          <table:table-cell office:value-type="float" office:value="0.00425487" calcext:value-type="float">
            <text:p>0,00425487</text:p>
          </table:table-cell>
          <table:table-cell/>
          <table:table-cell office:value-type="float" office:value="0.00521416" calcext:value-type="float">
            <text:p>0,00521416</text:p>
          </table:table-cell>
          <table:table-cell office:value-type="float" office:value="0.000338158" calcext:value-type="float">
            <text:p>0,000338158</text:p>
          </table:table-cell>
          <table:table-cell office:value-type="float" office:value="0.00518937" calcext:value-type="float">
            <text:p>0,00518937</text:p>
          </table:table-cell>
          <table:table-cell office:value-type="float" office:value="0.000353924" calcext:value-type="float">
            <text:p>0,000353924</text:p>
          </table:table-cell>
        </table:table-row>
        <table:table-row table:style-name="ro1">
          <table:table-cell office:value-type="float" office:value="0.234376" calcext:value-type="float">
            <text:p>0,234376</text:p>
          </table:table-cell>
          <table:table-cell table:style-name="ce1" office:value-type="float" office:value="0.00508107" calcext:value-type="float">
            <text:p>5,08E-03</text:p>
          </table:table-cell>
          <table:table-cell office:value-type="float" office:value="0.233069" calcext:value-type="float">
            <text:p>0,233069</text:p>
          </table:table-cell>
          <table:table-cell table:style-name="ce1" office:value-type="float" office:value="0.00496469" calcext:value-type="float">
            <text:p>4,96E-03</text:p>
          </table:table-cell>
          <table:table-cell/>
          <table:table-cell office:value-type="float" office:value="0.0800659" calcext:value-type="float">
            <text:p>0,0800659</text:p>
          </table:table-cell>
          <table:table-cell office:value-type="float" office:value="0.00409947" calcext:value-type="float">
            <text:p>0,00409947</text:p>
          </table:table-cell>
          <table:table-cell office:value-type="float" office:value="0.0765795" calcext:value-type="float">
            <text:p>0,0765795</text:p>
          </table:table-cell>
          <table:table-cell office:value-type="float" office:value="0.00423003" calcext:value-type="float">
            <text:p>0,00423003</text:p>
          </table:table-cell>
          <table:table-cell/>
          <table:table-cell office:value-type="float" office:value="0.00684313" calcext:value-type="float">
            <text:p>0,00684313</text:p>
          </table:table-cell>
          <table:table-cell office:value-type="float" office:value="0.00348322" calcext:value-type="float">
            <text:p>0,00348322</text:p>
          </table:table-cell>
          <table:table-cell office:value-type="float" office:value="0.00681313" calcext:value-type="float">
            <text:p>0,00681313</text:p>
          </table:table-cell>
          <table:table-cell office:value-type="float" office:value="0.00348289" calcext:value-type="float">
            <text:p>0,00348289</text:p>
          </table:table-cell>
        </table:table-row>
        <table:table-row table:style-name="ro1">
          <table:table-cell office:value-type="float" office:value="0.227554" calcext:value-type="float">
            <text:p>0,227554</text:p>
          </table:table-cell>
          <table:table-cell table:style-name="ce1" office:value-type="float" office:value="0.00621854" calcext:value-type="float">
            <text:p>6,22E-03</text:p>
          </table:table-cell>
          <table:table-cell office:value-type="float" office:value="0.226358" calcext:value-type="float">
            <text:p>0,226358</text:p>
          </table:table-cell>
          <table:table-cell table:style-name="ce1" office:value-type="float" office:value="0.00610182" calcext:value-type="float">
            <text:p>6,10E-03</text:p>
          </table:table-cell>
          <table:table-cell/>
          <table:table-cell office:value-type="float" office:value="0.079482" calcext:value-type="float">
            <text:p>0,079482</text:p>
          </table:table-cell>
          <table:table-cell office:value-type="float" office:value="0.00365371" calcext:value-type="float">
            <text:p>0,00365371</text:p>
          </table:table-cell>
          <table:table-cell office:value-type="float" office:value="0.0759782" calcext:value-type="float">
            <text:p>0,0759782</text:p>
          </table:table-cell>
          <table:table-cell office:value-type="float" office:value="0.0037413" calcext:value-type="float">
            <text:p>0,0037413</text:p>
          </table:table-cell>
          <table:table-cell/>
          <table:table-cell office:value-type="float" office:value="0.00509504" calcext:value-type="float">
            <text:p>0,00509504</text:p>
          </table:table-cell>
          <table:table-cell office:value-type="float" office:value="0.000296615" calcext:value-type="float">
            <text:p>0,000296615</text:p>
          </table:table-cell>
          <table:table-cell office:value-type="float" office:value="0.00505776" calcext:value-type="float">
            <text:p>0,00505776</text:p>
          </table:table-cell>
          <table:table-cell office:value-type="float" office:value="0.000304827" calcext:value-type="float">
            <text:p>0,000304827</text:p>
          </table:table-cell>
        </table:table-row>
        <table:table-row table:style-name="ro1">
          <table:table-cell office:value-type="float" office:value="0.225109" calcext:value-type="float">
            <text:p>0,225109</text:p>
          </table:table-cell>
          <table:table-cell office:value-type="float" office:value="0.00818938" calcext:value-type="float">
            <text:p>0,00818938</text:p>
          </table:table-cell>
          <table:table-cell office:value-type="float" office:value="0.223899" calcext:value-type="float">
            <text:p>0,223899</text:p>
          </table:table-cell>
          <table:table-cell office:value-type="float" office:value="0.00808779" calcext:value-type="float">
            <text:p>0,00808779</text:p>
          </table:table-cell>
          <table:table-cell/>
          <table:table-cell office:value-type="float" office:value="0.081502" calcext:value-type="float">
            <text:p>0,081502</text:p>
          </table:table-cell>
          <table:table-cell office:value-type="float" office:value="0.0046532" calcext:value-type="float">
            <text:p>0,0046532</text:p>
          </table:table-cell>
          <table:table-cell office:value-type="float" office:value="0.0780676" calcext:value-type="float">
            <text:p>0,0780676</text:p>
          </table:table-cell>
          <table:table-cell office:value-type="float" office:value="0.00480517" calcext:value-type="float">
            <text:p>0,00480517</text:p>
          </table:table-cell>
          <table:table-cell/>
          <table:table-cell office:value-type="float" office:value="0.00665336" calcext:value-type="float">
            <text:p>0,00665336</text:p>
          </table:table-cell>
          <table:table-cell office:value-type="float" office:value="0.00387044" calcext:value-type="float">
            <text:p>0,00387044</text:p>
          </table:table-cell>
          <table:table-cell office:value-type="float" office:value="0.00661223" calcext:value-type="float">
            <text:p>0,00661223</text:p>
          </table:table-cell>
          <table:table-cell office:value-type="float" office:value="0.00384759" calcext:value-type="float">
            <text:p>0,00384759</text:p>
          </table:table-cell>
        </table:table-row>
        <table:table-row table:style-name="ro1">
          <table:table-cell office:value-type="float" office:value="0.226501" calcext:value-type="float">
            <text:p>0,226501</text:p>
          </table:table-cell>
          <table:table-cell office:value-type="float" office:value="0.00700733" calcext:value-type="float">
            <text:p>0,00700733</text:p>
          </table:table-cell>
          <table:table-cell office:value-type="float" office:value="0.225333" calcext:value-type="float">
            <text:p>0,225333</text:p>
          </table:table-cell>
          <table:table-cell office:value-type="float" office:value="0.00689901" calcext:value-type="float">
            <text:p>0,00689901</text:p>
          </table:table-cell>
          <table:table-cell/>
          <table:table-cell office:value-type="float" office:value="0.0808369" calcext:value-type="float">
            <text:p>0,0808369</text:p>
          </table:table-cell>
          <table:table-cell office:value-type="float" office:value="0.00386904" calcext:value-type="float">
            <text:p>0,00386904</text:p>
          </table:table-cell>
          <table:table-cell office:value-type="float" office:value="0.0775208" calcext:value-type="float">
            <text:p>0,0775208</text:p>
          </table:table-cell>
          <table:table-cell office:value-type="float" office:value="0.0040446" calcext:value-type="float">
            <text:p>0,0040446</text:p>
          </table:table-cell>
          <table:table-cell/>
          <table:table-cell office:value-type="float" office:value="0.00532682" calcext:value-type="float">
            <text:p>0,00532682</text:p>
          </table:table-cell>
          <table:table-cell office:value-type="float" office:value="0.000635612" calcext:value-type="float">
            <text:p>0,000635612</text:p>
          </table:table-cell>
          <table:table-cell office:value-type="float" office:value="0.00529452" calcext:value-type="float">
            <text:p>0,00529452</text:p>
          </table:table-cell>
          <table:table-cell office:value-type="float" office:value="0.000647166" calcext:value-type="float">
            <text:p>0,000647166</text:p>
          </table:table-cell>
        </table:table-row>
        <table:table-row table:style-name="ro1">
          <table:table-cell office:value-type="float" office:value="0.221731" calcext:value-type="float">
            <text:p>0,221731</text:p>
          </table:table-cell>
          <table:table-cell office:value-type="float" office:value="0.0164473" calcext:value-type="float">
            <text:p>0,0164473</text:p>
          </table:table-cell>
          <table:table-cell office:value-type="float" office:value="0.220598" calcext:value-type="float">
            <text:p>0,220598</text:p>
          </table:table-cell>
          <table:table-cell office:value-type="float" office:value="0.0163009" calcext:value-type="float">
            <text:p>0,0163009</text:p>
          </table:table-cell>
          <table:table-cell/>
          <table:table-cell office:value-type="float" office:value="0.0784199" calcext:value-type="float">
            <text:p>0,0784199</text:p>
          </table:table-cell>
          <table:table-cell office:value-type="float" office:value="0.00365496" calcext:value-type="float">
            <text:p>0,00365496</text:p>
          </table:table-cell>
          <table:table-cell office:value-type="float" office:value="0.0748743" calcext:value-type="float">
            <text:p>0,0748743</text:p>
          </table:table-cell>
          <table:table-cell office:value-type="float" office:value="0.00378607" calcext:value-type="float">
            <text:p>0,00378607</text:p>
          </table:table-cell>
          <table:table-cell/>
          <table:table-cell office:value-type="float" office:value="0.00493424" calcext:value-type="float">
            <text:p>0,00493424</text:p>
          </table:table-cell>
          <table:table-cell office:value-type="float" office:value="0.000545616" calcext:value-type="float">
            <text:p>0,000545616</text:p>
          </table:table-cell>
          <table:table-cell office:value-type="float" office:value="0.00490397" calcext:value-type="float">
            <text:p>0,00490397</text:p>
          </table:table-cell>
          <table:table-cell office:value-type="float" office:value="0.000555387" calcext:value-type="float">
            <text:p>0,000555387</text:p>
          </table:table-cell>
        </table:table-row>
        <table:table-row table:style-name="ro1">
          <table:table-cell office:value-type="float" office:value="0.225133" calcext:value-type="float">
            <text:p>0,225133</text:p>
          </table:table-cell>
          <table:table-cell office:value-type="float" office:value="0.00826795" calcext:value-type="float">
            <text:p>0,00826795</text:p>
          </table:table-cell>
          <table:table-cell office:value-type="float" office:value="0.223941" calcext:value-type="float">
            <text:p>0,223941</text:p>
          </table:table-cell>
          <table:table-cell office:value-type="float" office:value="0.0081169" calcext:value-type="float">
            <text:p>0,0081169</text:p>
          </table:table-cell>
          <table:table-cell/>
          <table:table-cell office:value-type="float" office:value="0.0810245" calcext:value-type="float">
            <text:p>0,0810245</text:p>
          </table:table-cell>
          <table:table-cell office:value-type="float" office:value="0.0060166" calcext:value-type="float">
            <text:p>0,0060166</text:p>
          </table:table-cell>
          <table:table-cell office:value-type="float" office:value="0.0775998" calcext:value-type="float">
            <text:p>0,0775998</text:p>
          </table:table-cell>
          <table:table-cell office:value-type="float" office:value="0.00614787" calcext:value-type="float">
            <text:p>0,00614787</text:p>
          </table:table-cell>
          <table:table-cell/>
          <table:table-cell office:value-type="float" office:value="0.00524259" calcext:value-type="float">
            <text:p>0,00524259</text:p>
          </table:table-cell>
          <table:table-cell office:value-type="float" office:value="0.000474703" calcext:value-type="float">
            <text:p>0,000474703</text:p>
          </table:table-cell>
          <table:table-cell office:value-type="float" office:value="0.00521771" calcext:value-type="float">
            <text:p>0,00521771</text:p>
          </table:table-cell>
          <table:table-cell office:value-type="float" office:value="0.000489179" calcext:value-type="float">
            <text:p>0,000489179</text:p>
          </table:table-cell>
        </table:table-row>
        <table:table-row table:style-name="ro1">
          <table:table-cell office:value-type="float" office:value="0.217995" calcext:value-type="float">
            <text:p>0,217995</text:p>
          </table:table-cell>
          <table:table-cell office:value-type="float" office:value="0.0123552" calcext:value-type="float">
            <text:p>0,0123552</text:p>
          </table:table-cell>
          <table:table-cell office:value-type="float" office:value="0.216923" calcext:value-type="float">
            <text:p>0,216923</text:p>
          </table:table-cell>
          <table:table-cell office:value-type="float" office:value="0.0121779" calcext:value-type="float">
            <text:p>0,0121779</text:p>
          </table:table-cell>
          <table:table-cell/>
          <table:table-cell office:value-type="float" office:value="0.0800571" calcext:value-type="float">
            <text:p>0,0800571</text:p>
          </table:table-cell>
          <table:table-cell office:value-type="float" office:value="0.00518096" calcext:value-type="float">
            <text:p>0,00518096</text:p>
          </table:table-cell>
          <table:table-cell office:value-type="float" office:value="0.0766131" calcext:value-type="float">
            <text:p>0,0766131</text:p>
          </table:table-cell>
          <table:table-cell office:value-type="float" office:value="0.00530908" calcext:value-type="float">
            <text:p>0,00530908</text:p>
          </table:table-cell>
          <table:table-cell/>
          <table:table-cell office:value-type="float" office:value="0.00483523" calcext:value-type="float">
            <text:p>0,00483523</text:p>
          </table:table-cell>
          <table:table-cell office:value-type="float" office:value="0.000663045" calcext:value-type="float">
            <text:p>0,000663045</text:p>
          </table:table-cell>
          <table:table-cell office:value-type="float" office:value="0.00479562" calcext:value-type="float">
            <text:p>0,00479562</text:p>
          </table:table-cell>
          <table:table-cell office:value-type="float" office:value="0.00067845" calcext:value-type="float">
            <text:p>0,00067845</text:p>
          </table:table-cell>
        </table:table-row>
        <table:table-row table:style-name="ro1">
          <table:table-cell office:value-type="float" office:value="0.219206" calcext:value-type="float">
            <text:p>0,219206</text:p>
          </table:table-cell>
          <table:table-cell office:value-type="float" office:value="0.00993313" calcext:value-type="float">
            <text:p>0,00993313</text:p>
          </table:table-cell>
          <table:table-cell office:value-type="float" office:value="0.218112" calcext:value-type="float">
            <text:p>0,218112</text:p>
          </table:table-cell>
          <table:table-cell office:value-type="float" office:value="0.00983185" calcext:value-type="float">
            <text:p>0,00983185</text:p>
          </table:table-cell>
          <table:table-cell/>
          <table:table-cell office:value-type="float" office:value="0.0779588" calcext:value-type="float">
            <text:p>0,0779588</text:p>
          </table:table-cell>
          <table:table-cell office:value-type="float" office:value="0.0045929" calcext:value-type="float">
            <text:p>0,0045929</text:p>
          </table:table-cell>
          <table:table-cell office:value-type="float" office:value="0.0744569" calcext:value-type="float">
            <text:p>0,0744569</text:p>
          </table:table-cell>
          <table:table-cell office:value-type="float" office:value="0.00478402" calcext:value-type="float">
            <text:p>0,00478402</text:p>
          </table:table-cell>
          <table:table-cell/>
          <table:table-cell office:value-type="float" office:value="0.00588898" calcext:value-type="float">
            <text:p>0,00588898</text:p>
          </table:table-cell>
          <table:table-cell office:value-type="float" office:value="0.00310376" calcext:value-type="float">
            <text:p>0,00310376</text:p>
          </table:table-cell>
          <table:table-cell office:value-type="float" office:value="0.00583786" calcext:value-type="float">
            <text:p>0,00583786</text:p>
          </table:table-cell>
          <table:table-cell office:value-type="float" office:value="0.00307131" calcext:value-type="float">
            <text:p>0,00307131</text:p>
          </table:table-cell>
        </table:table-row>
        <table:table-row table:style-name="ro1">
          <table:table-cell office:value-type="float" office:value="0.212753" calcext:value-type="float">
            <text:p>0,212753</text:p>
          </table:table-cell>
          <table:table-cell office:value-type="float" office:value="0.017552" calcext:value-type="float">
            <text:p>0,017552</text:p>
          </table:table-cell>
          <table:table-cell office:value-type="float" office:value="0.211746" calcext:value-type="float">
            <text:p>0,211746</text:p>
          </table:table-cell>
          <table:table-cell office:value-type="float" office:value="0.0173764" calcext:value-type="float">
            <text:p>0,0173764</text:p>
          </table:table-cell>
          <table:table-cell/>
          <table:table-cell office:value-type="float" office:value="0.0812733" calcext:value-type="float">
            <text:p>0,0812733</text:p>
          </table:table-cell>
          <table:table-cell office:value-type="float" office:value="0.00655336" calcext:value-type="float">
            <text:p>0,00655336</text:p>
          </table:table-cell>
          <table:table-cell office:value-type="float" office:value="0.0778432" calcext:value-type="float">
            <text:p>0,0778432</text:p>
          </table:table-cell>
          <table:table-cell office:value-type="float" office:value="0.00679448" calcext:value-type="float">
            <text:p>0,00679448</text:p>
          </table:table-cell>
          <table:table-cell/>
          <table:table-cell office:value-type="float" office:value="0.00563528" calcext:value-type="float">
            <text:p>0,00563528</text:p>
          </table:table-cell>
          <table:table-cell office:value-type="float" office:value="0.00210318" calcext:value-type="float">
            <text:p>0,00210318</text:p>
          </table:table-cell>
          <table:table-cell office:value-type="float" office:value="0.00559689" calcext:value-type="float">
            <text:p>0,00559689</text:p>
          </table:table-cell>
          <table:table-cell office:value-type="float" office:value="0.00209701" calcext:value-type="float">
            <text:p>0,00209701</text:p>
          </table:table-cell>
        </table:table-row>
        <table:table-row table:style-name="ro1">
          <table:table-cell office:value-type="float" office:value="0.207274" calcext:value-type="float">
            <text:p>0,207274</text:p>
          </table:table-cell>
          <table:table-cell office:value-type="float" office:value="0.0121805" calcext:value-type="float">
            <text:p>0,0121805</text:p>
          </table:table-cell>
          <table:table-cell office:value-type="float" office:value="0.206217" calcext:value-type="float">
            <text:p>0,206217</text:p>
          </table:table-cell>
          <table:table-cell office:value-type="float" office:value="0.0120371" calcext:value-type="float">
            <text:p>0,0120371</text:p>
          </table:table-cell>
          <table:table-cell/>
          <table:table-cell office:value-type="float" office:value="0.0793798" calcext:value-type="float">
            <text:p>0,0793798</text:p>
          </table:table-cell>
          <table:table-cell office:value-type="float" office:value="0.00369862" calcext:value-type="float">
            <text:p>0,00369862</text:p>
          </table:table-cell>
          <table:table-cell office:value-type="float" office:value="0.0759083" calcext:value-type="float">
            <text:p>0,0759083</text:p>
          </table:table-cell>
          <table:table-cell office:value-type="float" office:value="0.00388631" calcext:value-type="float">
            <text:p>0,00388631</text:p>
          </table:table-cell>
          <table:table-cell/>
          <table:table-cell office:value-type="float" office:value="0.00569753" calcext:value-type="float">
            <text:p>0,00569753</text:p>
          </table:table-cell>
          <table:table-cell office:value-type="float" office:value="0.00212308" calcext:value-type="float">
            <text:p>0,00212308</text:p>
          </table:table-cell>
          <table:table-cell office:value-type="float" office:value="0.00565544" calcext:value-type="float">
            <text:p>0,00565544</text:p>
          </table:table-cell>
          <table:table-cell office:value-type="float" office:value="0.00210727" calcext:value-type="float">
            <text:p>0,00210727</text:p>
          </table:table-cell>
        </table:table-row>
        <table:table-row table:style-name="ro1">
          <table:table-cell office:value-type="float" office:value="0.202704" calcext:value-type="float">
            <text:p>0,202704</text:p>
          </table:table-cell>
          <table:table-cell office:value-type="float" office:value="0.006987" calcext:value-type="float">
            <text:p>0,006987</text:p>
          </table:table-cell>
          <table:table-cell office:value-type="float" office:value="0.201726" calcext:value-type="float">
            <text:p>0,201726</text:p>
          </table:table-cell>
          <table:table-cell office:value-type="float" office:value="0.0069772" calcext:value-type="float">
            <text:p>0,0069772</text:p>
          </table:table-cell>
          <table:table-cell/>
          <table:table-cell office:value-type="float" office:value="0.0765168" calcext:value-type="float">
            <text:p>0,0765168</text:p>
          </table:table-cell>
          <table:table-cell office:value-type="float" office:value="0.00314439" calcext:value-type="float">
            <text:p>0,00314439</text:p>
          </table:table-cell>
          <table:table-cell office:value-type="float" office:value="0.0729605" calcext:value-type="float">
            <text:p>0,0729605</text:p>
          </table:table-cell>
          <table:table-cell office:value-type="float" office:value="0.00324774" calcext:value-type="float">
            <text:p>0,00324774</text:p>
          </table:table-cell>
          <table:table-cell/>
          <table:table-cell office:value-type="float" office:value="0.00595598" calcext:value-type="float">
            <text:p>0,00595598</text:p>
          </table:table-cell>
          <table:table-cell office:value-type="float" office:value="0.00369122" calcext:value-type="float">
            <text:p>0,00369122</text:p>
          </table:table-cell>
          <table:table-cell office:value-type="float" office:value="0.00592107" calcext:value-type="float">
            <text:p>0,00592107</text:p>
          </table:table-cell>
          <table:table-cell office:value-type="float" office:value="0.00367764" calcext:value-type="float">
            <text:p>0,00367764</text:p>
          </table:table-cell>
        </table:table-row>
        <table:table-row table:style-name="ro1">
          <table:table-cell office:value-type="float" office:value="0.202713" calcext:value-type="float">
            <text:p>0,202713</text:p>
          </table:table-cell>
          <table:table-cell office:value-type="float" office:value="0.0202439" calcext:value-type="float">
            <text:p>0,0202439</text:p>
          </table:table-cell>
          <table:table-cell office:value-type="float" office:value="0.201735" calcext:value-type="float">
            <text:p>0,201735</text:p>
          </table:table-cell>
          <table:table-cell office:value-type="float" office:value="0.0201051" calcext:value-type="float">
            <text:p>0,0201051</text:p>
          </table:table-cell>
          <table:table-cell/>
          <table:table-cell office:value-type="float" office:value="0.0783164" calcext:value-type="float">
            <text:p>0,0783164</text:p>
          </table:table-cell>
          <table:table-cell office:value-type="float" office:value="0.0053483" calcext:value-type="float">
            <text:p>0,0053483</text:p>
          </table:table-cell>
          <table:table-cell office:value-type="float" office:value="0.0747218" calcext:value-type="float">
            <text:p>0,0747218</text:p>
          </table:table-cell>
          <table:table-cell office:value-type="float" office:value="0.0055385" calcext:value-type="float">
            <text:p>0,0055385</text:p>
          </table:table-cell>
          <table:table-cell/>
          <table:table-cell office:value-type="float" office:value="0.00513588" calcext:value-type="float">
            <text:p>0,00513588</text:p>
          </table:table-cell>
          <table:table-cell office:value-type="float" office:value="0.00106933" calcext:value-type="float">
            <text:p>0,00106933</text:p>
          </table:table-cell>
          <table:table-cell office:value-type="float" office:value="0.00508289" calcext:value-type="float">
            <text:p>0,00508289</text:p>
          </table:table-cell>
          <table:table-cell office:value-type="float" office:value="0.0010521" calcext:value-type="float">
            <text:p>0,0010521</text:p>
          </table:table-cell>
        </table:table-row>
        <table:table-row table:style-name="ro1">
          <table:table-cell office:value-type="float" office:value="0.194283" calcext:value-type="float">
            <text:p>0,194283</text:p>
          </table:table-cell>
          <table:table-cell office:value-type="float" office:value="0.0201891" calcext:value-type="float">
            <text:p>0,0201891</text:p>
          </table:table-cell>
          <table:table-cell office:value-type="float" office:value="0.193437" calcext:value-type="float">
            <text:p>0,193437</text:p>
          </table:table-cell>
          <table:table-cell office:value-type="float" office:value="0.0199841" calcext:value-type="float">
            <text:p>0,0199841</text:p>
          </table:table-cell>
          <table:table-cell/>
          <table:table-cell office:value-type="float" office:value="0.079516" calcext:value-type="float">
            <text:p>0,079516</text:p>
          </table:table-cell>
          <table:table-cell office:value-type="float" office:value="0.00299018" calcext:value-type="float">
            <text:p>0,00299018</text:p>
          </table:table-cell>
          <table:table-cell office:value-type="float" office:value="0.0760226" calcext:value-type="float">
            <text:p>0,0760226</text:p>
          </table:table-cell>
          <table:table-cell office:value-type="float" office:value="0.00312262" calcext:value-type="float">
            <text:p>0,00312262</text:p>
          </table:table-cell>
          <table:table-cell/>
          <table:table-cell office:value-type="float" office:value="0.00490729" calcext:value-type="float">
            <text:p>0,00490729</text:p>
          </table:table-cell>
          <table:table-cell office:value-type="float" office:value="0.000223382" calcext:value-type="float">
            <text:p>0,000223382</text:p>
          </table:table-cell>
          <table:table-cell office:value-type="float" office:value="0.00486098" calcext:value-type="float">
            <text:p>0,00486098</text:p>
          </table:table-cell>
          <table:table-cell office:value-type="float" office:value="0.000232309" calcext:value-type="float">
            <text:p>0,000232309</text:p>
          </table:table-cell>
        </table:table-row>
        <table:table-row table:style-name="ro1">
          <table:table-cell office:value-type="float" office:value="0.19202" calcext:value-type="float">
            <text:p>0,19202</text:p>
          </table:table-cell>
          <table:table-cell office:value-type="float" office:value="0.0120277" calcext:value-type="float">
            <text:p>0,0120277</text:p>
          </table:table-cell>
          <table:table-cell office:value-type="float" office:value="0.191181" calcext:value-type="float">
            <text:p>0,191181</text:p>
          </table:table-cell>
          <table:table-cell office:value-type="float" office:value="0.0119222" calcext:value-type="float">
            <text:p>0,0119222</text:p>
          </table:table-cell>
          <table:table-cell/>
          <table:table-cell office:value-type="float" office:value="0.0774076" calcext:value-type="float">
            <text:p>0,0774076</text:p>
          </table:table-cell>
          <table:table-cell office:value-type="float" office:value="0.00284103" calcext:value-type="float">
            <text:p>0,00284103</text:p>
          </table:table-cell>
          <table:table-cell office:value-type="float" office:value="0.074011" calcext:value-type="float">
            <text:p>0,074011</text:p>
          </table:table-cell>
          <table:table-cell office:value-type="float" office:value="0.00304204" calcext:value-type="float">
            <text:p>0,00304204</text:p>
          </table:table-cell>
          <table:table-cell/>
          <table:table-cell office:value-type="float" office:value="0.00521784" calcext:value-type="float">
            <text:p>0,00521784</text:p>
          </table:table-cell>
          <table:table-cell office:value-type="float" office:value="0.00104382" calcext:value-type="float">
            <text:p>0,00104382</text:p>
          </table:table-cell>
          <table:table-cell office:value-type="float" office:value="0.00518371" calcext:value-type="float">
            <text:p>0,00518371</text:p>
          </table:table-cell>
          <table:table-cell office:value-type="float" office:value="0.00104504" calcext:value-type="float">
            <text:p>0,00104504</text:p>
          </table:table-cell>
        </table:table-row>
        <table:table-row table:style-name="ro1">
          <table:table-cell office:value-type="float" office:value="0.190765" calcext:value-type="float">
            <text:p>0,190765</text:p>
          </table:table-cell>
          <table:table-cell office:value-type="float" office:value="0.0255531" calcext:value-type="float">
            <text:p>0,0255531</text:p>
          </table:table-cell>
          <table:table-cell office:value-type="float" office:value="0.190065" calcext:value-type="float">
            <text:p>0,190065</text:p>
          </table:table-cell>
          <table:table-cell office:value-type="float" office:value="0.0254902" calcext:value-type="float">
            <text:p>0,0254902</text:p>
          </table:table-cell>
          <table:table-cell/>
          <table:table-cell office:value-type="float" office:value="0.0775229" calcext:value-type="float">
            <text:p>0,0775229</text:p>
          </table:table-cell>
          <table:table-cell office:value-type="float" office:value="0.00296928" calcext:value-type="float">
            <text:p>0,00296928</text:p>
          </table:table-cell>
          <table:table-cell office:value-type="float" office:value="0.0740302" calcext:value-type="float">
            <text:p>0,0740302</text:p>
          </table:table-cell>
          <table:table-cell office:value-type="float" office:value="0.0031876" calcext:value-type="float">
            <text:p>0,0031876</text:p>
          </table:table-cell>
          <table:table-cell/>
          <table:table-cell office:value-type="float" office:value="0.00457127" calcext:value-type="float">
            <text:p>0,00457127</text:p>
          </table:table-cell>
          <table:table-cell office:value-type="float" office:value="0.000516851" calcext:value-type="float">
            <text:p>0,000516851</text:p>
          </table:table-cell>
          <table:table-cell office:value-type="float" office:value="0.00452543" calcext:value-type="float">
            <text:p>0,00452543</text:p>
          </table:table-cell>
          <table:table-cell office:value-type="float" office:value="0.000533149" calcext:value-type="float">
            <text:p>0,000533149</text:p>
          </table:table-cell>
        </table:table-row>
        <table:table-row table:style-name="ro1">
          <table:table-cell office:value-type="float" office:value="0.177113" calcext:value-type="float">
            <text:p>0,177113</text:p>
          </table:table-cell>
          <table:table-cell office:value-type="float" office:value="0.0193304" calcext:value-type="float">
            <text:p>0,0193304</text:p>
          </table:table-cell>
          <table:table-cell office:value-type="float" office:value="0.176366" calcext:value-type="float">
            <text:p>0,176366</text:p>
          </table:table-cell>
          <table:table-cell office:value-type="float" office:value="0.0191885" calcext:value-type="float">
            <text:p>0,0191885</text:p>
          </table:table-cell>
          <table:table-cell/>
          <table:table-cell office:value-type="float" office:value="0.0773511" calcext:value-type="float">
            <text:p>0,0773511</text:p>
          </table:table-cell>
          <table:table-cell office:value-type="float" office:value="0.00271573" calcext:value-type="float">
            <text:p>0,00271573</text:p>
          </table:table-cell>
          <table:table-cell office:value-type="float" office:value="0.073808" calcext:value-type="float">
            <text:p>0,073808</text:p>
          </table:table-cell>
          <table:table-cell office:value-type="float" office:value="0.00288729" calcext:value-type="float">
            <text:p>0,00288729</text:p>
          </table:table-cell>
          <table:table-cell/>
          <table:table-cell office:value-type="float" office:value="0.00589385" calcext:value-type="float">
            <text:p>0,00589385</text:p>
          </table:table-cell>
          <table:table-cell office:value-type="float" office:value="0.00299611" calcext:value-type="float">
            <text:p>0,00299611</text:p>
          </table:table-cell>
          <table:table-cell office:value-type="float" office:value="0.00582375" calcext:value-type="float">
            <text:p>0,00582375</text:p>
          </table:table-cell>
          <table:table-cell office:value-type="float" office:value="0.00297758" calcext:value-type="float">
            <text:p>0,00297758</text:p>
          </table:table-cell>
        </table:table-row>
        <table:table-row table:style-name="ro1">
          <table:table-cell office:value-type="float" office:value="0.188965" calcext:value-type="float">
            <text:p>0,188965</text:p>
          </table:table-cell>
          <table:table-cell office:value-type="float" office:value="0.0115533" calcext:value-type="float">
            <text:p>0,0115533</text:p>
          </table:table-cell>
          <table:table-cell office:value-type="float" office:value="0.188105" calcext:value-type="float">
            <text:p>0,188105</text:p>
          </table:table-cell>
          <table:table-cell office:value-type="float" office:value="0.0113822" calcext:value-type="float">
            <text:p>0,0113822</text:p>
          </table:table-cell>
          <table:table-cell/>
          <table:table-cell office:value-type="float" office:value="0.0760533" calcext:value-type="float">
            <text:p>0,0760533</text:p>
          </table:table-cell>
          <table:table-cell office:value-type="float" office:value="0.00388647" calcext:value-type="float">
            <text:p>0,00388647</text:p>
          </table:table-cell>
          <table:table-cell office:value-type="float" office:value="0.0724966" calcext:value-type="float">
            <text:p>0,0724966</text:p>
          </table:table-cell>
          <table:table-cell office:value-type="float" office:value="0.0040632" calcext:value-type="float">
            <text:p>0,0040632</text:p>
          </table:table-cell>
          <table:table-cell/>
          <table:table-cell office:value-type="float" office:value="0.00469303" calcext:value-type="float">
            <text:p>0,00469303</text:p>
          </table:table-cell>
          <table:table-cell office:value-type="float" office:value="0.000503505" calcext:value-type="float">
            <text:p>0,000503505</text:p>
          </table:table-cell>
          <table:table-cell office:value-type="float" office:value="0.00465584" calcext:value-type="float">
            <text:p>0,00465584</text:p>
          </table:table-cell>
          <table:table-cell office:value-type="float" office:value="0.000519749" calcext:value-type="float">
            <text:p>0,000519749</text:p>
          </table:table-cell>
        </table:table-row>
        <table:table-row table:style-name="ro1">
          <table:table-cell office:value-type="float" office:value="0.178645" calcext:value-type="float">
            <text:p>0,178645</text:p>
          </table:table-cell>
          <table:table-cell office:value-type="float" office:value="0.017539" calcext:value-type="float">
            <text:p>0,017539</text:p>
          </table:table-cell>
          <table:table-cell office:value-type="float" office:value="0.177827" calcext:value-type="float">
            <text:p>0,177827</text:p>
          </table:table-cell>
          <table:table-cell office:value-type="float" office:value="0.017383" calcext:value-type="float">
            <text:p>0,017383</text:p>
          </table:table-cell>
          <table:table-cell/>
          <table:table-cell office:value-type="float" office:value="0.0795497" calcext:value-type="float">
            <text:p>0,0795497</text:p>
          </table:table-cell>
          <table:table-cell office:value-type="float" office:value="0.00735166" calcext:value-type="float">
            <text:p>0,00735166</text:p>
          </table:table-cell>
          <table:table-cell office:value-type="float" office:value="0.0760423" calcext:value-type="float">
            <text:p>0,0760423</text:p>
          </table:table-cell>
          <table:table-cell office:value-type="float" office:value="0.00750741" calcext:value-type="float">
            <text:p>0,00750741</text:p>
          </table:table-cell>
          <table:table-cell/>
          <table:table-cell office:value-type="float" office:value="0.00475096" calcext:value-type="float">
            <text:p>0,00475096</text:p>
          </table:table-cell>
          <table:table-cell office:value-type="float" office:value="0.000458037" calcext:value-type="float">
            <text:p>0,000458037</text:p>
          </table:table-cell>
          <table:table-cell office:value-type="float" office:value="0.00471369" calcext:value-type="float">
            <text:p>0,00471369</text:p>
          </table:table-cell>
          <table:table-cell office:value-type="float" office:value="0.000466113" calcext:value-type="float">
            <text:p>0,000466113</text:p>
          </table:table-cell>
        </table:table-row>
        <table:table-row table:style-name="ro1">
          <table:table-cell office:value-type="float" office:value="0.161807" calcext:value-type="float">
            <text:p>0,161807</text:p>
          </table:table-cell>
          <table:table-cell office:value-type="float" office:value="0.0164451" calcext:value-type="float">
            <text:p>0,0164451</text:p>
          </table:table-cell>
          <table:table-cell office:value-type="float" office:value="0.160969" calcext:value-type="float">
            <text:p>0,160969</text:p>
          </table:table-cell>
          <table:table-cell office:value-type="float" office:value="0.0164206" calcext:value-type="float">
            <text:p>0,0164206</text:p>
          </table:table-cell>
          <table:table-cell/>
          <table:table-cell office:value-type="float" office:value="0.075155" calcext:value-type="float">
            <text:p>0,075155</text:p>
          </table:table-cell>
          <table:table-cell office:value-type="float" office:value="0.00199136" calcext:value-type="float">
            <text:p>0,00199136</text:p>
          </table:table-cell>
          <table:table-cell office:value-type="float" office:value="0.0715329" calcext:value-type="float">
            <text:p>0,0715329</text:p>
          </table:table-cell>
          <table:table-cell office:value-type="float" office:value="0.00209113" calcext:value-type="float">
            <text:p>0,00209113</text:p>
          </table:table-cell>
          <table:table-cell/>
          <table:table-cell office:value-type="float" office:value="0.00474236" calcext:value-type="float">
            <text:p>0,00474236</text:p>
          </table:table-cell>
          <table:table-cell office:value-type="float" office:value="0.0016976" calcext:value-type="float">
            <text:p>0,0016976</text:p>
          </table:table-cell>
          <table:table-cell office:value-type="float" office:value="0.00467998" calcext:value-type="float">
            <text:p>0,00467998</text:p>
          </table:table-cell>
          <table:table-cell office:value-type="float" office:value="0.00169798" calcext:value-type="float">
            <text:p>0,00169798</text:p>
          </table:table-cell>
        </table:table-row>
        <table:table-row table:style-name="ro1">
          <table:table-cell office:value-type="float" office:value="0.170083" calcext:value-type="float">
            <text:p>0,170083</text:p>
          </table:table-cell>
          <table:table-cell office:value-type="float" office:value="0.0248009" calcext:value-type="float">
            <text:p>0,0248009</text:p>
          </table:table-cell>
          <table:table-cell office:value-type="float" office:value="0.169267" calcext:value-type="float">
            <text:p>0,169267</text:p>
          </table:table-cell>
          <table:table-cell office:value-type="float" office:value="0.0248597" calcext:value-type="float">
            <text:p>0,0248597</text:p>
          </table:table-cell>
          <table:table-cell/>
          <table:table-cell office:value-type="float" office:value="0.0772491" calcext:value-type="float">
            <text:p>0,0772491</text:p>
          </table:table-cell>
          <table:table-cell office:value-type="float" office:value="0.00368119" calcext:value-type="float">
            <text:p>0,00368119</text:p>
          </table:table-cell>
          <table:table-cell office:value-type="float" office:value="0.0736994" calcext:value-type="float">
            <text:p>0,0736994</text:p>
          </table:table-cell>
          <table:table-cell office:value-type="float" office:value="0.00386996" calcext:value-type="float">
            <text:p>0,00386996</text:p>
          </table:table-cell>
          <table:table-cell/>
          <table:table-cell office:value-type="float" office:value="0.00561072" calcext:value-type="float">
            <text:p>0,00561072</text:p>
          </table:table-cell>
          <table:table-cell office:value-type="float" office:value="0.0020307" calcext:value-type="float">
            <text:p>0,0020307</text:p>
          </table:table-cell>
          <table:table-cell office:value-type="float" office:value="0.00553624" calcext:value-type="float">
            <text:p>0,00553624</text:p>
          </table:table-cell>
          <table:table-cell office:value-type="float" office:value="0.00198328" calcext:value-type="float">
            <text:p>0,00198328</text:p>
          </table:table-cell>
        </table:table-row>
        <table:table-row table:style-name="ro1">
          <table:table-cell office:value-type="float" office:value="0.16473" calcext:value-type="float">
            <text:p>0,16473</text:p>
          </table:table-cell>
          <table:table-cell office:value-type="float" office:value="0.0196517" calcext:value-type="float">
            <text:p>0,0196517</text:p>
          </table:table-cell>
          <table:table-cell office:value-type="float" office:value="0.163864" calcext:value-type="float">
            <text:p>0,163864</text:p>
          </table:table-cell>
          <table:table-cell office:value-type="float" office:value="0.0197721" calcext:value-type="float">
            <text:p>0,0197721</text:p>
          </table:table-cell>
          <table:table-cell/>
          <table:table-cell office:value-type="float" office:value="0.0768951" calcext:value-type="float">
            <text:p>0,0768951</text:p>
          </table:table-cell>
          <table:table-cell office:value-type="float" office:value="0.00218743" calcext:value-type="float">
            <text:p>0,00218743</text:p>
          </table:table-cell>
          <table:table-cell office:value-type="float" office:value="0.0733436" calcext:value-type="float">
            <text:p>0,0733436</text:p>
          </table:table-cell>
          <table:table-cell office:value-type="float" office:value="0.00238737" calcext:value-type="float">
            <text:p>0,00238737</text:p>
          </table:table-cell>
          <table:table-cell/>
          <table:table-cell office:value-type="float" office:value="0.00422783" calcext:value-type="float">
            <text:p>0,00422783</text:p>
          </table:table-cell>
          <table:table-cell office:value-type="float" office:value="0.000707606" calcext:value-type="float">
            <text:p>0,000707606</text:p>
          </table:table-cell>
          <table:table-cell office:value-type="float" office:value="0.00416569" calcext:value-type="float">
            <text:p>0,00416569</text:p>
          </table:table-cell>
          <table:table-cell office:value-type="float" office:value="0.000703646" calcext:value-type="float">
            <text:p>0,000703646</text:p>
          </table:table-cell>
        </table:table-row>
        <table:table-row table:style-name="ro1">
          <table:table-cell office:value-type="float" office:value="0.150148" calcext:value-type="float">
            <text:p>0,150148</text:p>
          </table:table-cell>
          <table:table-cell office:value-type="float" office:value="0.0182828" calcext:value-type="float">
            <text:p>0,0182828</text:p>
          </table:table-cell>
          <table:table-cell office:value-type="float" office:value="0.149378" calcext:value-type="float">
            <text:p>0,149378</text:p>
          </table:table-cell>
          <table:table-cell office:value-type="float" office:value="0.0184691" calcext:value-type="float">
            <text:p>0,0184691</text:p>
          </table:table-cell>
          <table:table-cell/>
          <table:table-cell office:value-type="float" office:value="0.076272" calcext:value-type="float">
            <text:p>0,076272</text:p>
          </table:table-cell>
          <table:table-cell office:value-type="float" office:value="0.00426917" calcext:value-type="float">
            <text:p>0,00426917</text:p>
          </table:table-cell>
          <table:table-cell office:value-type="float" office:value="0.0727597" calcext:value-type="float">
            <text:p>0,0727597</text:p>
          </table:table-cell>
          <table:table-cell office:value-type="float" office:value="0.00440096" calcext:value-type="float">
            <text:p>0,00440096</text:p>
          </table:table-cell>
          <table:table-cell/>
          <table:table-cell office:value-type="float" office:value="0.00488124" calcext:value-type="float">
            <text:p>0,00488124</text:p>
          </table:table-cell>
          <table:table-cell office:value-type="float" office:value="0.00119882" calcext:value-type="float">
            <text:p>0,00119882</text:p>
          </table:table-cell>
          <table:table-cell office:value-type="float" office:value="0.00482244" calcext:value-type="float">
            <text:p>0,00482244</text:p>
          </table:table-cell>
          <table:table-cell office:value-type="float" office:value="0.00116965" calcext:value-type="float">
            <text:p>0,00116965</text:p>
          </table:table-cell>
        </table:table-row>
        <table:table-row table:style-name="ro1">
          <table:table-cell office:value-type="float" office:value="0.163808" calcext:value-type="float">
            <text:p>0,163808</text:p>
          </table:table-cell>
          <table:table-cell office:value-type="float" office:value="0.0166727" calcext:value-type="float">
            <text:p>0,0166727</text:p>
          </table:table-cell>
          <table:table-cell office:value-type="float" office:value="0.16311" calcext:value-type="float">
            <text:p>0,16311</text:p>
          </table:table-cell>
          <table:table-cell office:value-type="float" office:value="0.016556" calcext:value-type="float">
            <text:p>0,016556</text:p>
          </table:table-cell>
          <table:table-cell/>
          <table:table-cell office:value-type="float" office:value="0.0744619" calcext:value-type="float">
            <text:p>0,0744619</text:p>
          </table:table-cell>
          <table:table-cell office:value-type="float" office:value="0.001252" calcext:value-type="float">
            <text:p>0,001252</text:p>
          </table:table-cell>
          <table:table-cell office:value-type="float" office:value="0.0707806" calcext:value-type="float">
            <text:p>0,0707806</text:p>
          </table:table-cell>
          <table:table-cell office:value-type="float" office:value="0.0013509" calcext:value-type="float">
            <text:p>0,0013509</text:p>
          </table:table-cell>
          <table:table-cell/>
          <table:table-cell office:value-type="float" office:value="0.00420056" calcext:value-type="float">
            <text:p>0,00420056</text:p>
          </table:table-cell>
          <table:table-cell office:value-type="float" office:value="0.000605901" calcext:value-type="float">
            <text:p>0,000605901</text:p>
          </table:table-cell>
          <table:table-cell office:value-type="float" office:value="0.00415033" calcext:value-type="float">
            <text:p>0,00415033</text:p>
          </table:table-cell>
          <table:table-cell office:value-type="float" office:value="0.000607558" calcext:value-type="float">
            <text:p>0,000607558</text:p>
          </table:table-cell>
        </table:table-row>
        <table:table-row table:style-name="ro1">
          <table:table-cell office:value-type="float" office:value="0.154711" calcext:value-type="float">
            <text:p>0,154711</text:p>
          </table:table-cell>
          <table:table-cell office:value-type="float" office:value="0.0170419" calcext:value-type="float">
            <text:p>0,0170419</text:p>
          </table:table-cell>
          <table:table-cell office:value-type="float" office:value="0.153853" calcext:value-type="float">
            <text:p>0,153853</text:p>
          </table:table-cell>
          <table:table-cell office:value-type="float" office:value="0.0169884" calcext:value-type="float">
            <text:p>0,0169884</text:p>
          </table:table-cell>
          <table:table-cell/>
          <table:table-cell office:value-type="float" office:value="0.0780328" calcext:value-type="float">
            <text:p>0,0780328</text:p>
          </table:table-cell>
          <table:table-cell office:value-type="float" office:value="0.00732368" calcext:value-type="float">
            <text:p>0,00732368</text:p>
          </table:table-cell>
          <table:table-cell office:value-type="float" office:value="0.0745105" calcext:value-type="float">
            <text:p>0,0745105</text:p>
          </table:table-cell>
          <table:table-cell office:value-type="float" office:value="0.00754797" calcext:value-type="float">
            <text:p>0,00754797</text:p>
          </table:table-cell>
          <table:table-cell/>
          <table:table-cell office:value-type="float" office:value="0.0043285" calcext:value-type="float">
            <text:p>0,0043285</text:p>
          </table:table-cell>
          <table:table-cell office:value-type="float" office:value="0.000799947" calcext:value-type="float">
            <text:p>0,000799947</text:p>
          </table:table-cell>
          <table:table-cell office:value-type="float" office:value="0.00427631" calcext:value-type="float">
            <text:p>0,00427631</text:p>
          </table:table-cell>
          <table:table-cell office:value-type="float" office:value="0.000832213" calcext:value-type="float">
            <text:p>0,000832213</text:p>
          </table:table-cell>
        </table:table-row>
        <table:table-row table:style-name="ro1">
          <table:table-cell office:value-type="float" office:value="0.152603" calcext:value-type="float">
            <text:p>0,152603</text:p>
          </table:table-cell>
          <table:table-cell office:value-type="float" office:value="0.0167411" calcext:value-type="float">
            <text:p>0,0167411</text:p>
          </table:table-cell>
          <table:table-cell office:value-type="float" office:value="0.151744" calcext:value-type="float">
            <text:p>0,151744</text:p>
          </table:table-cell>
          <table:table-cell office:value-type="float" office:value="0.017025" calcext:value-type="float">
            <text:p>0,017025</text:p>
          </table:table-cell>
          <table:table-cell/>
          <table:table-cell office:value-type="float" office:value="0.0745362" calcext:value-type="float">
            <text:p>0,0745362</text:p>
          </table:table-cell>
          <table:table-cell office:value-type="float" office:value="0.00233405" calcext:value-type="float">
            <text:p>0,00233405</text:p>
          </table:table-cell>
          <table:table-cell office:value-type="float" office:value="0.0709265" calcext:value-type="float">
            <text:p>0,0709265</text:p>
          </table:table-cell>
          <table:table-cell office:value-type="float" office:value="0.00236054" calcext:value-type="float">
            <text:p>0,00236054</text:p>
          </table:table-cell>
          <table:table-cell/>
          <table:table-cell office:value-type="float" office:value="0.00416182" calcext:value-type="float">
            <text:p>0,00416182</text:p>
          </table:table-cell>
          <table:table-cell office:value-type="float" office:value="0.000451885" calcext:value-type="float">
            <text:p>0,000451885</text:p>
          </table:table-cell>
          <table:table-cell office:value-type="float" office:value="0.00410217" calcext:value-type="float">
            <text:p>0,00410217</text:p>
          </table:table-cell>
          <table:table-cell office:value-type="float" office:value="0.000460935" calcext:value-type="float">
            <text:p>0,000460935</text:p>
          </table:table-cell>
        </table:table-row>
        <table:table-row table:style-name="ro1">
          <table:table-cell office:value-type="float" office:value="0.137312" calcext:value-type="float">
            <text:p>0,137312</text:p>
          </table:table-cell>
          <table:table-cell office:value-type="float" office:value="0.0110049" calcext:value-type="float">
            <text:p>0,0110049</text:p>
          </table:table-cell>
          <table:table-cell office:value-type="float" office:value="0.136426" calcext:value-type="float">
            <text:p>0,136426</text:p>
          </table:table-cell>
          <table:table-cell office:value-type="float" office:value="0.0111711" calcext:value-type="float">
            <text:p>0,0111711</text:p>
          </table:table-cell>
          <table:table-cell/>
          <table:table-cell office:value-type="float" office:value="0.0757213" calcext:value-type="float">
            <text:p>0,0757213</text:p>
          </table:table-cell>
          <table:table-cell office:value-type="float" office:value="0.00371601" calcext:value-type="float">
            <text:p>0,00371601</text:p>
          </table:table-cell>
          <table:table-cell office:value-type="float" office:value="0.0721038" calcext:value-type="float">
            <text:p>0,0721038</text:p>
          </table:table-cell>
          <table:table-cell office:value-type="float" office:value="0.00385101" calcext:value-type="float">
            <text:p>0,00385101</text:p>
          </table:table-cell>
          <table:table-cell/>
          <table:table-cell office:value-type="float" office:value="0.00426993" calcext:value-type="float">
            <text:p>0,00426993</text:p>
          </table:table-cell>
          <table:table-cell office:value-type="float" office:value="0.000681364" calcext:value-type="float">
            <text:p>0,000681364</text:p>
          </table:table-cell>
          <table:table-cell office:value-type="float" office:value="0.00420855" calcext:value-type="float">
            <text:p>0,00420855</text:p>
          </table:table-cell>
          <table:table-cell office:value-type="float" office:value="0.00069349" calcext:value-type="float">
            <text:p>0,00069349</text:p>
          </table:table-cell>
        </table:table-row>
        <table:table-row table:style-name="ro1">
          <table:table-cell office:value-type="float" office:value="0.147813" calcext:value-type="float">
            <text:p>0,147813</text:p>
          </table:table-cell>
          <table:table-cell office:value-type="float" office:value="0.015756" calcext:value-type="float">
            <text:p>0,015756</text:p>
          </table:table-cell>
          <table:table-cell office:value-type="float" office:value="0.147018" calcext:value-type="float">
            <text:p>0,147018</text:p>
          </table:table-cell>
          <table:table-cell office:value-type="float" office:value="0.0159031" calcext:value-type="float">
            <text:p>0,0159031</text:p>
          </table:table-cell>
          <table:table-cell/>
          <table:table-cell office:value-type="float" office:value="0.0744743" calcext:value-type="float">
            <text:p>0,0744743</text:p>
          </table:table-cell>
          <table:table-cell office:value-type="float" office:value="0.00379977" calcext:value-type="float">
            <text:p>0,00379977</text:p>
          </table:table-cell>
          <table:table-cell office:value-type="float" office:value="0.0709864" calcext:value-type="float">
            <text:p>0,0709864</text:p>
          </table:table-cell>
          <table:table-cell office:value-type="float" office:value="0.00377756" calcext:value-type="float">
            <text:p>0,00377756</text:p>
          </table:table-cell>
          <table:table-cell/>
          <table:table-cell office:value-type="float" office:value="0.00458385" calcext:value-type="float">
            <text:p>0,00458385</text:p>
          </table:table-cell>
          <table:table-cell office:value-type="float" office:value="0.000741763" calcext:value-type="float">
            <text:p>0,000741763</text:p>
          </table:table-cell>
          <table:table-cell office:value-type="float" office:value="0.00452548" calcext:value-type="float">
            <text:p>0,00452548</text:p>
          </table:table-cell>
          <table:table-cell office:value-type="float" office:value="0.000747843" calcext:value-type="float">
            <text:p>0,000747843</text:p>
          </table:table-cell>
        </table:table-row>
        <table:table-row table:style-name="ro1">
          <table:table-cell office:value-type="float" office:value="0.13875" calcext:value-type="float">
            <text:p>0,13875</text:p>
          </table:table-cell>
          <table:table-cell office:value-type="float" office:value="0.00966402" calcext:value-type="float">
            <text:p>0,00966402</text:p>
          </table:table-cell>
          <table:table-cell office:value-type="float" office:value="0.137862" calcext:value-type="float">
            <text:p>0,137862</text:p>
          </table:table-cell>
          <table:table-cell office:value-type="float" office:value="0.00968994" calcext:value-type="float">
            <text:p>0,00968994</text:p>
          </table:table-cell>
          <table:table-cell/>
          <table:table-cell office:value-type="float" office:value="0.0751766" calcext:value-type="float">
            <text:p>0,0751766</text:p>
          </table:table-cell>
          <table:table-cell office:value-type="float" office:value="0.00222569" calcext:value-type="float">
            <text:p>0,00222569</text:p>
          </table:table-cell>
          <table:table-cell office:value-type="float" office:value="0.0715991" calcext:value-type="float">
            <text:p>0,0715991</text:p>
          </table:table-cell>
          <table:table-cell office:value-type="float" office:value="0.00217822" calcext:value-type="float">
            <text:p>0,00217822</text:p>
          </table:table-cell>
          <table:table-cell/>
          <table:table-cell office:value-type="float" office:value="0.00404744" calcext:value-type="float">
            <text:p>0,00404744</text:p>
          </table:table-cell>
          <table:table-cell office:value-type="float" office:value="0.000548455" calcext:value-type="float">
            <text:p>0,000548455</text:p>
          </table:table-cell>
          <table:table-cell office:value-type="float" office:value="0.00395386" calcext:value-type="float">
            <text:p>0,00395386</text:p>
          </table:table-cell>
          <table:table-cell office:value-type="float" office:value="0.000529766" calcext:value-type="float">
            <text:p>0,000529766</text:p>
          </table:table-cell>
        </table:table-row>
        <table:table-row table:style-name="ro1">
          <table:table-cell office:value-type="float" office:value="0.129076" calcext:value-type="float">
            <text:p>0,129076</text:p>
          </table:table-cell>
          <table:table-cell office:value-type="float" office:value="0.0135256" calcext:value-type="float">
            <text:p>0,0135256</text:p>
          </table:table-cell>
          <table:table-cell office:value-type="float" office:value="0.12796" calcext:value-type="float">
            <text:p>0,12796</text:p>
          </table:table-cell>
          <table:table-cell office:value-type="float" office:value="0.0138093" calcext:value-type="float">
            <text:p>0,0138093</text:p>
          </table:table-cell>
          <table:table-cell/>
          <table:table-cell office:value-type="float" office:value="0.0748794" calcext:value-type="float">
            <text:p>0,0748794</text:p>
          </table:table-cell>
          <table:table-cell office:value-type="float" office:value="0.00738511" calcext:value-type="float">
            <text:p>0,00738511</text:p>
          </table:table-cell>
          <table:table-cell office:value-type="float" office:value="0.0712909" calcext:value-type="float">
            <text:p>0,0712909</text:p>
          </table:table-cell>
          <table:table-cell office:value-type="float" office:value="0.00747378" calcext:value-type="float">
            <text:p>0,00747378</text:p>
          </table:table-cell>
          <table:table-cell/>
          <table:table-cell office:value-type="float" office:value="0.00398372" calcext:value-type="float">
            <text:p>0,00398372</text:p>
          </table:table-cell>
          <table:table-cell office:value-type="float" office:value="0.000622536" calcext:value-type="float">
            <text:p>0,000622536</text:p>
          </table:table-cell>
          <table:table-cell office:value-type="float" office:value="0.00390398" calcext:value-type="float">
            <text:p>0,00390398</text:p>
          </table:table-cell>
          <table:table-cell office:value-type="float" office:value="0.000615815" calcext:value-type="float">
            <text:p>0,000615815</text:p>
          </table:table-cell>
        </table:table-row>
        <table:table-row table:style-name="ro1">
          <table:table-cell office:value-type="float" office:value="0.123808" calcext:value-type="float">
            <text:p>0,123808</text:p>
          </table:table-cell>
          <table:table-cell office:value-type="float" office:value="0.0150534" calcext:value-type="float">
            <text:p>0,0150534</text:p>
          </table:table-cell>
          <table:table-cell office:value-type="float" office:value="0.122503" calcext:value-type="float">
            <text:p>0,122503</text:p>
          </table:table-cell>
          <table:table-cell office:value-type="float" office:value="0.0154077" calcext:value-type="float">
            <text:p>0,0154077</text:p>
          </table:table-cell>
          <table:table-cell/>
          <table:table-cell office:value-type="float" office:value="0.0752773" calcext:value-type="float">
            <text:p>0,0752773</text:p>
          </table:table-cell>
          <table:table-cell office:value-type="float" office:value="0.00310393" calcext:value-type="float">
            <text:p>0,00310393</text:p>
          </table:table-cell>
          <table:table-cell office:value-type="float" office:value="0.0716522" calcext:value-type="float">
            <text:p>0,0716522</text:p>
          </table:table-cell>
          <table:table-cell office:value-type="float" office:value="0.00323133" calcext:value-type="float">
            <text:p>0,00323133</text:p>
          </table:table-cell>
          <table:table-cell/>
          <table:table-cell office:value-type="float" office:value="0.00418852" calcext:value-type="float">
            <text:p>0,00418852</text:p>
          </table:table-cell>
          <table:table-cell office:value-type="float" office:value="0.000427277" calcext:value-type="float">
            <text:p>0,000427277</text:p>
          </table:table-cell>
          <table:table-cell office:value-type="float" office:value="0.00411866" calcext:value-type="float">
            <text:p>0,00411866</text:p>
          </table:table-cell>
          <table:table-cell office:value-type="float" office:value="0.000444097" calcext:value-type="float">
            <text:p>0,000444097</text:p>
          </table:table-cell>
        </table:table-row>
        <table:table-row table:style-name="ro1">
          <table:table-cell office:value-type="float" office:value="0.126466" calcext:value-type="float">
            <text:p>0,126466</text:p>
          </table:table-cell>
          <table:table-cell office:value-type="float" office:value="0.0151167" calcext:value-type="float">
            <text:p>0,0151167</text:p>
          </table:table-cell>
          <table:table-cell office:value-type="float" office:value="0.125278" calcext:value-type="float">
            <text:p>0,125278</text:p>
          </table:table-cell>
          <table:table-cell office:value-type="float" office:value="0.0154119" calcext:value-type="float">
            <text:p>0,0154119</text:p>
          </table:table-cell>
          <table:table-cell/>
          <table:table-cell office:value-type="float" office:value="0.0730516" calcext:value-type="float">
            <text:p>0,0730516</text:p>
          </table:table-cell>
          <table:table-cell office:value-type="float" office:value="0.00182398" calcext:value-type="float">
            <text:p>0,00182398</text:p>
          </table:table-cell>
          <table:table-cell office:value-type="float" office:value="0.0694813" calcext:value-type="float">
            <text:p>0,0694813</text:p>
          </table:table-cell>
          <table:table-cell office:value-type="float" office:value="0.0018007" calcext:value-type="float">
            <text:p>0,0018007</text:p>
          </table:table-cell>
          <table:table-cell/>
          <table:table-cell office:value-type="float" office:value="0.00484197" calcext:value-type="float">
            <text:p>0,00484197</text:p>
          </table:table-cell>
          <table:table-cell office:value-type="float" office:value="0.00192246" calcext:value-type="float">
            <text:p>0,00192246</text:p>
          </table:table-cell>
          <table:table-cell office:value-type="float" office:value="0.00472498" calcext:value-type="float">
            <text:p>0,00472498</text:p>
          </table:table-cell>
          <table:table-cell office:value-type="float" office:value="0.00185774" calcext:value-type="float">
            <text:p>0,00185774</text:p>
          </table:table-cell>
        </table:table-row>
        <table:table-row table:style-name="ro1">
          <table:table-cell office:value-type="float" office:value="0.126257" calcext:value-type="float">
            <text:p>0,126257</text:p>
          </table:table-cell>
          <table:table-cell office:value-type="float" office:value="0.017411" calcext:value-type="float">
            <text:p>0,017411</text:p>
          </table:table-cell>
          <table:table-cell office:value-type="float" office:value="0.125007" calcext:value-type="float">
            <text:p>0,125007</text:p>
          </table:table-cell>
          <table:table-cell office:value-type="float" office:value="0.0176683" calcext:value-type="float">
            <text:p>0,0176683</text:p>
          </table:table-cell>
          <table:table-cell/>
          <table:table-cell office:value-type="float" office:value="0.0748455" calcext:value-type="float">
            <text:p>0,0748455</text:p>
          </table:table-cell>
          <table:table-cell office:value-type="float" office:value="0.0059182" calcext:value-type="float">
            <text:p>0,0059182</text:p>
          </table:table-cell>
          <table:table-cell office:value-type="float" office:value="0.0712146" calcext:value-type="float">
            <text:p>0,0712146</text:p>
          </table:table-cell>
          <table:table-cell office:value-type="float" office:value="0.0059785" calcext:value-type="float">
            <text:p>0,0059785</text:p>
          </table:table-cell>
          <table:table-cell/>
          <table:table-cell office:value-type="float" office:value="0.00369929" calcext:value-type="float">
            <text:p>0,00369929</text:p>
          </table:table-cell>
          <table:table-cell office:value-type="float" office:value="0.000487319" calcext:value-type="float">
            <text:p>0,000487319</text:p>
          </table:table-cell>
          <table:table-cell office:value-type="float" office:value="0.00361595" calcext:value-type="float">
            <text:p>0,00361595</text:p>
          </table:table-cell>
          <table:table-cell office:value-type="float" office:value="0.000505926" calcext:value-type="float">
            <text:p>0,000505926</text:p>
          </table:table-cell>
        </table:table-row>
        <table:table-row table:style-name="ro1">
          <table:table-cell office:value-type="float" office:value="0.130978" calcext:value-type="float">
            <text:p>0,130978</text:p>
          </table:table-cell>
          <table:table-cell office:value-type="float" office:value="0.0113544" calcext:value-type="float">
            <text:p>0,0113544</text:p>
          </table:table-cell>
          <table:table-cell office:value-type="float" office:value="0.129925" calcext:value-type="float">
            <text:p>0,129925</text:p>
          </table:table-cell>
          <table:table-cell office:value-type="float" office:value="0.0114905" calcext:value-type="float">
            <text:p>0,0114905</text:p>
          </table:table-cell>
          <table:table-cell/>
          <table:table-cell office:value-type="float" office:value="0.0744555" calcext:value-type="float">
            <text:p>0,0744555</text:p>
          </table:table-cell>
          <table:table-cell office:value-type="float" office:value="0.00156447" calcext:value-type="float">
            <text:p>0,00156447</text:p>
          </table:table-cell>
          <table:table-cell office:value-type="float" office:value="0.0710595" calcext:value-type="float">
            <text:p>0,0710595</text:p>
          </table:table-cell>
          <table:table-cell office:value-type="float" office:value="0.0016206" calcext:value-type="float">
            <text:p>0,0016206</text:p>
          </table:table-cell>
          <table:table-cell/>
          <table:table-cell office:value-type="float" office:value="0.00396515" calcext:value-type="float">
            <text:p>0,00396515</text:p>
          </table:table-cell>
          <table:table-cell office:value-type="float" office:value="0.00100535" calcext:value-type="float">
            <text:p>0,00100535</text:p>
          </table:table-cell>
          <table:table-cell office:value-type="float" office:value="0.00387979" calcext:value-type="float">
            <text:p>0,00387979</text:p>
          </table:table-cell>
          <table:table-cell office:value-type="float" office:value="0.00101175" calcext:value-type="float">
            <text:p>0,00101175</text:p>
          </table:table-cell>
        </table:table-row>
        <table:table-row table:style-name="ro1">
          <table:table-cell office:value-type="float" office:value="0.111916" calcext:value-type="float">
            <text:p>0,111916</text:p>
          </table:table-cell>
          <table:table-cell office:value-type="float" office:value="0.00711642" calcext:value-type="float">
            <text:p>0,00711642</text:p>
          </table:table-cell>
          <table:table-cell office:value-type="float" office:value="0.110342" calcext:value-type="float">
            <text:p>0,110342</text:p>
          </table:table-cell>
          <table:table-cell office:value-type="float" office:value="0.00742" calcext:value-type="float">
            <text:p>0,00742</text:p>
          </table:table-cell>
          <table:table-cell/>
          <table:table-cell office:value-type="float" office:value="0.0710494" calcext:value-type="float">
            <text:p>0,0710494</text:p>
          </table:table-cell>
          <table:table-cell office:value-type="float" office:value="0.00273866" calcext:value-type="float">
            <text:p>0,00273866</text:p>
          </table:table-cell>
          <table:table-cell office:value-type="float" office:value="0.0676807" calcext:value-type="float">
            <text:p>0,0676807</text:p>
          </table:table-cell>
          <table:table-cell office:value-type="float" office:value="0.00263083" calcext:value-type="float">
            <text:p>0,00263083</text:p>
          </table:table-cell>
          <table:table-cell/>
          <table:table-cell office:value-type="float" office:value="0.00416859" calcext:value-type="float">
            <text:p>0,00416859</text:p>
          </table:table-cell>
          <table:table-cell office:value-type="float" office:value="0.00100961" calcext:value-type="float">
            <text:p>0,00100961</text:p>
          </table:table-cell>
          <table:table-cell office:value-type="float" office:value="0.00408717" calcext:value-type="float">
            <text:p>0,00408717</text:p>
          </table:table-cell>
          <table:table-cell office:value-type="float" office:value="0.000945978" calcext:value-type="float">
            <text:p>0,000945978</text:p>
          </table:table-cell>
        </table:table-row>
        <table:table-row table:style-name="ro1">
          <table:table-cell office:value-type="float" office:value="0.110924" calcext:value-type="float">
            <text:p>0,110924</text:p>
          </table:table-cell>
          <table:table-cell office:value-type="float" office:value="0.0086297" calcext:value-type="float">
            <text:p>0,0086297</text:p>
          </table:table-cell>
          <table:table-cell office:value-type="float" office:value="0.109276" calcext:value-type="float">
            <text:p>0,109276</text:p>
          </table:table-cell>
          <table:table-cell office:value-type="float" office:value="0.00896011" calcext:value-type="float">
            <text:p>0,00896011</text:p>
          </table:table-cell>
          <table:table-cell/>
          <table:table-cell office:value-type="float" office:value="0.0711482" calcext:value-type="float">
            <text:p>0,0711482</text:p>
          </table:table-cell>
          <table:table-cell office:value-type="float" office:value="0.00377448" calcext:value-type="float">
            <text:p>0,00377448</text:p>
          </table:table-cell>
          <table:table-cell office:value-type="float" office:value="0.0678681" calcext:value-type="float">
            <text:p>0,0678681</text:p>
          </table:table-cell>
          <table:table-cell office:value-type="float" office:value="0.00378626" calcext:value-type="float">
            <text:p>0,00378626</text:p>
          </table:table-cell>
          <table:table-cell/>
          <table:table-cell office:value-type="float" office:value="0.00451532" calcext:value-type="float">
            <text:p>0,00451532</text:p>
          </table:table-cell>
          <table:table-cell office:value-type="float" office:value="0.00153631" calcext:value-type="float">
            <text:p>0,00153631</text:p>
          </table:table-cell>
          <table:table-cell office:value-type="float" office:value="0.00440595" calcext:value-type="float">
            <text:p>0,00440595</text:p>
          </table:table-cell>
          <table:table-cell office:value-type="float" office:value="0.00150325" calcext:value-type="float">
            <text:p>0,00150325</text:p>
          </table:table-cell>
        </table:table-row>
        <table:table-row table:style-name="ro1">
          <table:table-cell office:value-type="float" office:value="0.112829" calcext:value-type="float">
            <text:p>0,112829</text:p>
          </table:table-cell>
          <table:table-cell office:value-type="float" office:value="0.00783767" calcext:value-type="float">
            <text:p>0,00783767</text:p>
          </table:table-cell>
          <table:table-cell office:value-type="float" office:value="0.111208" calcext:value-type="float">
            <text:p>0,111208</text:p>
          </table:table-cell>
          <table:table-cell office:value-type="float" office:value="0.00817862" calcext:value-type="float">
            <text:p>0,00817862</text:p>
          </table:table-cell>
          <table:table-cell/>
          <table:table-cell office:value-type="float" office:value="0.0712659" calcext:value-type="float">
            <text:p>0,0712659</text:p>
          </table:table-cell>
          <table:table-cell office:value-type="float" office:value="0.00472225" calcext:value-type="float">
            <text:p>0,00472225</text:p>
          </table:table-cell>
          <table:table-cell office:value-type="float" office:value="0.068034" calcext:value-type="float">
            <text:p>0,068034</text:p>
          </table:table-cell>
          <table:table-cell office:value-type="float" office:value="0.00438847" calcext:value-type="float">
            <text:p>0,00438847</text:p>
          </table:table-cell>
          <table:table-cell/>
          <table:table-cell office:value-type="float" office:value="0.004853" calcext:value-type="float">
            <text:p>0,004853</text:p>
          </table:table-cell>
          <table:table-cell office:value-type="float" office:value="0.00152964" calcext:value-type="float">
            <text:p>0,00152964</text:p>
          </table:table-cell>
          <table:table-cell office:value-type="float" office:value="0.00471505" calcext:value-type="float">
            <text:p>0,00471505</text:p>
          </table:table-cell>
          <table:table-cell office:value-type="float" office:value="0.00145996" calcext:value-type="float">
            <text:p>0,00145996</text:p>
          </table:table-cell>
        </table:table-row>
        <table:table-row table:style-name="ro1">
          <table:table-cell office:value-type="float" office:value="0.112693" calcext:value-type="float">
            <text:p>0,112693</text:p>
          </table:table-cell>
          <table:table-cell office:value-type="float" office:value="0.0113632" calcext:value-type="float">
            <text:p>0,0113632</text:p>
          </table:table-cell>
          <table:table-cell office:value-type="float" office:value="0.111007" calcext:value-type="float">
            <text:p>0,111007</text:p>
          </table:table-cell>
          <table:table-cell office:value-type="float" office:value="0.0117605" calcext:value-type="float">
            <text:p>0,0117605</text:p>
          </table:table-cell>
          <table:table-cell/>
          <table:table-cell office:value-type="float" office:value="0.070264" calcext:value-type="float">
            <text:p>0,070264</text:p>
          </table:table-cell>
          <table:table-cell office:value-type="float" office:value="0.00599008" calcext:value-type="float">
            <text:p>0,00599008</text:p>
          </table:table-cell>
          <table:table-cell office:value-type="float" office:value="0.0674369" calcext:value-type="float">
            <text:p>0,0674369</text:p>
          </table:table-cell>
          <table:table-cell office:value-type="float" office:value="0.00568949" calcext:value-type="float">
            <text:p>0,00568949</text:p>
          </table:table-cell>
          <table:table-cell/>
          <table:table-cell office:value-type="float" office:value="0.003909" calcext:value-type="float">
            <text:p>0,003909</text:p>
          </table:table-cell>
          <table:table-cell office:value-type="float" office:value="0.000356648" calcext:value-type="float">
            <text:p>0,000356648</text:p>
          </table:table-cell>
          <table:table-cell office:value-type="float" office:value="0.00380147" calcext:value-type="float">
            <text:p>0,00380147</text:p>
          </table:table-cell>
          <table:table-cell office:value-type="float" office:value="0.000346902" calcext:value-type="float">
            <text:p>0,000346902</text:p>
          </table:table-cell>
        </table:table-row>
        <table:table-row table:style-name="ro1">
          <table:table-cell office:value-type="float" office:value="0.115835" calcext:value-type="float">
            <text:p>0,115835</text:p>
          </table:table-cell>
          <table:table-cell office:value-type="float" office:value="0.0112378" calcext:value-type="float">
            <text:p>0,0112378</text:p>
          </table:table-cell>
          <table:table-cell office:value-type="float" office:value="0.114271" calcext:value-type="float">
            <text:p>0,114271</text:p>
          </table:table-cell>
          <table:table-cell office:value-type="float" office:value="0.0115957" calcext:value-type="float">
            <text:p>0,0115957</text:p>
          </table:table-cell>
          <table:table-cell/>
          <table:table-cell office:value-type="float" office:value="0.0683542" calcext:value-type="float">
            <text:p>0,0683542</text:p>
          </table:table-cell>
          <table:table-cell office:value-type="float" office:value="0.0034629" calcext:value-type="float">
            <text:p>0,0034629</text:p>
          </table:table-cell>
          <table:table-cell office:value-type="float" office:value="0.0654146" calcext:value-type="float">
            <text:p>0,0654146</text:p>
          </table:table-cell>
          <table:table-cell office:value-type="float" office:value="0.00319006" calcext:value-type="float">
            <text:p>0,00319006</text:p>
          </table:table-cell>
          <table:table-cell/>
          <table:table-cell office:value-type="float" office:value="0.00432901" calcext:value-type="float">
            <text:p>0,00432901</text:p>
          </table:table-cell>
          <table:table-cell office:value-type="float" office:value="0.00178496" calcext:value-type="float">
            <text:p>0,00178496</text:p>
          </table:table-cell>
          <table:table-cell office:value-type="float" office:value="0.00419078" calcext:value-type="float">
            <text:p>0,00419078</text:p>
          </table:table-cell>
          <table:table-cell office:value-type="float" office:value="0.00171154" calcext:value-type="float">
            <text:p>0,00171154</text:p>
          </table:table-cell>
        </table:table-row>
        <table:table-row table:style-name="ro1">
          <table:table-cell office:value-type="float" office:value="0.113644" calcext:value-type="float">
            <text:p>0,113644</text:p>
          </table:table-cell>
          <table:table-cell office:value-type="float" office:value="0.00846621" calcext:value-type="float">
            <text:p>0,00846621</text:p>
          </table:table-cell>
          <table:table-cell office:value-type="float" office:value="0.112104" calcext:value-type="float">
            <text:p>0,112104</text:p>
          </table:table-cell>
          <table:table-cell office:value-type="float" office:value="0.00895336" calcext:value-type="float">
            <text:p>0,00895336</text:p>
          </table:table-cell>
          <table:table-cell/>
          <table:table-cell office:value-type="float" office:value="0.0670563" calcext:value-type="float">
            <text:p>0,0670563</text:p>
          </table:table-cell>
          <table:table-cell office:value-type="float" office:value="0.00394201" calcext:value-type="float">
            <text:p>0,00394201</text:p>
          </table:table-cell>
          <table:table-cell office:value-type="float" office:value="0.0641394" calcext:value-type="float">
            <text:p>0,0641394</text:p>
          </table:table-cell>
          <table:table-cell office:value-type="float" office:value="0.0035642" calcext:value-type="float">
            <text:p>0,0035642</text:p>
          </table:table-cell>
          <table:table-cell/>
          <table:table-cell office:value-type="float" office:value="0.00433814" calcext:value-type="float">
            <text:p>0,00433814</text:p>
          </table:table-cell>
          <table:table-cell office:value-type="float" office:value="0.00111061" calcext:value-type="float">
            <text:p>0,00111061</text:p>
          </table:table-cell>
          <table:table-cell office:value-type="float" office:value="0.00421191" calcext:value-type="float">
            <text:p>0,00421191</text:p>
          </table:table-cell>
          <table:table-cell office:value-type="float" office:value="0.00106951" calcext:value-type="float">
            <text:p>0,00106951</text:p>
          </table:table-cell>
        </table:table-row>
        <table:table-row table:style-name="ro1">
          <table:table-cell office:value-type="float" office:value="0.112955" calcext:value-type="float">
            <text:p>0,112955</text:p>
          </table:table-cell>
          <table:table-cell office:value-type="float" office:value="0.00609384" calcext:value-type="float">
            <text:p>0,00609384</text:p>
          </table:table-cell>
          <table:table-cell office:value-type="float" office:value="0.111324" calcext:value-type="float">
            <text:p>0,111324</text:p>
          </table:table-cell>
          <table:table-cell office:value-type="float" office:value="0.0063237" calcext:value-type="float">
            <text:p>0,0063237</text:p>
          </table:table-cell>
          <table:table-cell/>
          <table:table-cell office:value-type="float" office:value="0.069377" calcext:value-type="float">
            <text:p>0,069377</text:p>
          </table:table-cell>
          <table:table-cell office:value-type="float" office:value="0.00415592" calcext:value-type="float">
            <text:p>0,00415592</text:p>
          </table:table-cell>
          <table:table-cell office:value-type="float" office:value="0.066411" calcext:value-type="float">
            <text:p>0,066411</text:p>
          </table:table-cell>
          <table:table-cell office:value-type="float" office:value="0.00395837" calcext:value-type="float">
            <text:p>0,00395837</text:p>
          </table:table-cell>
          <table:table-cell/>
          <table:table-cell office:value-type="float" office:value="0.00376185" calcext:value-type="float">
            <text:p>0,00376185</text:p>
          </table:table-cell>
          <table:table-cell office:value-type="float" office:value="0.000736058" calcext:value-type="float">
            <text:p>0,000736058</text:p>
          </table:table-cell>
          <table:table-cell office:value-type="float" office:value="0.00365873" calcext:value-type="float">
            <text:p>0,00365873</text:p>
          </table:table-cell>
          <table:table-cell office:value-type="float" office:value="0.000751187" calcext:value-type="float">
            <text:p>0,000751187</text:p>
          </table:table-cell>
        </table:table-row>
        <table:table-row table:style-name="ro1">
          <table:table-cell office:value-type="float" office:value="0.111379" calcext:value-type="float">
            <text:p>0,111379</text:p>
          </table:table-cell>
          <table:table-cell office:value-type="float" office:value="0.0128258" calcext:value-type="float">
            <text:p>0,0128258</text:p>
          </table:table-cell>
          <table:table-cell office:value-type="float" office:value="0.109562" calcext:value-type="float">
            <text:p>0,109562</text:p>
          </table:table-cell>
          <table:table-cell office:value-type="float" office:value="0.0132276" calcext:value-type="float">
            <text:p>0,0132276</text:p>
          </table:table-cell>
          <table:table-cell/>
          <table:table-cell office:value-type="float" office:value="0.0696088" calcext:value-type="float">
            <text:p>0,0696088</text:p>
          </table:table-cell>
          <table:table-cell office:value-type="float" office:value="0.00494774" calcext:value-type="float">
            <text:p>0,00494774</text:p>
          </table:table-cell>
          <table:table-cell office:value-type="float" office:value="0.0666063" calcext:value-type="float">
            <text:p>0,0666063</text:p>
          </table:table-cell>
          <table:table-cell office:value-type="float" office:value="0.0046799" calcext:value-type="float">
            <text:p>0,0046799</text:p>
          </table:table-cell>
          <table:table-cell/>
          <table:table-cell office:value-type="float" office:value="0.00434987" calcext:value-type="float">
            <text:p>0,00434987</text:p>
          </table:table-cell>
          <table:table-cell office:value-type="float" office:value="0.00198398" calcext:value-type="float">
            <text:p>0,00198398</text:p>
          </table:table-cell>
          <table:table-cell office:value-type="float" office:value="0.00422164" calcext:value-type="float">
            <text:p>0,00422164</text:p>
          </table:table-cell>
          <table:table-cell office:value-type="float" office:value="0.00190726" calcext:value-type="float">
            <text:p>0,00190726</text:p>
          </table:table-cell>
        </table:table-row>
        <table:table-row table:style-name="ro1">
          <table:table-cell office:value-type="float" office:value="0.105573" calcext:value-type="float">
            <text:p>0,105573</text:p>
          </table:table-cell>
          <table:table-cell office:value-type="float" office:value="0.00314056" calcext:value-type="float">
            <text:p>0,00314056</text:p>
          </table:table-cell>
          <table:table-cell office:value-type="float" office:value="0.103572" calcext:value-type="float">
            <text:p>0,103572</text:p>
          </table:table-cell>
          <table:table-cell office:value-type="float" office:value="0.00339291" calcext:value-type="float">
            <text:p>0,00339291</text:p>
          </table:table-cell>
          <table:table-cell/>
          <table:table-cell office:value-type="float" office:value="0.0667893" calcext:value-type="float">
            <text:p>0,0667893</text:p>
          </table:table-cell>
          <table:table-cell office:value-type="float" office:value="0.00495114" calcext:value-type="float">
            <text:p>0,00495114</text:p>
          </table:table-cell>
          <table:table-cell office:value-type="float" office:value="0.0641609" calcext:value-type="float">
            <text:p>0,0641609</text:p>
          </table:table-cell>
          <table:table-cell office:value-type="float" office:value="0.00463249" calcext:value-type="float">
            <text:p>0,00463249</text:p>
          </table:table-cell>
          <table:table-cell/>
          <table:table-cell office:value-type="float" office:value="0.00471418" calcext:value-type="float">
            <text:p>0,00471418</text:p>
          </table:table-cell>
          <table:table-cell office:value-type="float" office:value="0.00221714" calcext:value-type="float">
            <text:p>0,00221714</text:p>
          </table:table-cell>
          <table:table-cell office:value-type="float" office:value="0.00455674" calcext:value-type="float">
            <text:p>0,00455674</text:p>
          </table:table-cell>
          <table:table-cell office:value-type="float" office:value="0.00216764" calcext:value-type="float">
            <text:p>0,00216764</text:p>
          </table:table-cell>
        </table:table-row>
        <table:table-row table:style-name="ro1">
          <table:table-cell office:value-type="float" office:value="0.107473" calcext:value-type="float">
            <text:p>0,107473</text:p>
          </table:table-cell>
          <table:table-cell office:value-type="float" office:value="0.00790956" calcext:value-type="float">
            <text:p>0,00790956</text:p>
          </table:table-cell>
          <table:table-cell office:value-type="float" office:value="0.1053" calcext:value-type="float">
            <text:p>0,1053</text:p>
          </table:table-cell>
          <table:table-cell office:value-type="float" office:value="0.00833197" calcext:value-type="float">
            <text:p>0,00833197</text:p>
          </table:table-cell>
          <table:table-cell/>
          <table:table-cell office:value-type="float" office:value="0.0717921" calcext:value-type="float">
            <text:p>0,0717921</text:p>
          </table:table-cell>
          <table:table-cell office:value-type="float" office:value="0.00556111" calcext:value-type="float">
            <text:p>0,00556111</text:p>
          </table:table-cell>
          <table:table-cell office:value-type="float" office:value="0.0689127" calcext:value-type="float">
            <text:p>0,0689127</text:p>
          </table:table-cell>
          <table:table-cell office:value-type="float" office:value="0.00526612" calcext:value-type="float">
            <text:p>0,00526612</text:p>
          </table:table-cell>
          <table:table-cell/>
          <table:table-cell office:value-type="float" office:value="0.0042036" calcext:value-type="float">
            <text:p>0,0042036</text:p>
          </table:table-cell>
          <table:table-cell office:value-type="float" office:value="0.00184951" calcext:value-type="float">
            <text:p>0,00184951</text:p>
          </table:table-cell>
          <table:table-cell office:value-type="float" office:value="0.0040734" calcext:value-type="float">
            <text:p>0,0040734</text:p>
          </table:table-cell>
          <table:table-cell office:value-type="float" office:value="0.00177391" calcext:value-type="float">
            <text:p>0,00177391</text:p>
          </table:table-cell>
        </table:table-row>
        <table:table-row table:style-name="ro1">
          <table:table-cell office:value-type="float" office:value="0.108263" calcext:value-type="float">
            <text:p>0,108263</text:p>
          </table:table-cell>
          <table:table-cell office:value-type="float" office:value="0.00727259" calcext:value-type="float">
            <text:p>0,00727259</text:p>
          </table:table-cell>
          <table:table-cell office:value-type="float" office:value="0.106217" calcext:value-type="float">
            <text:p>0,106217</text:p>
          </table:table-cell>
          <table:table-cell office:value-type="float" office:value="0.00766369" calcext:value-type="float">
            <text:p>0,00766369</text:p>
          </table:table-cell>
          <table:table-cell/>
          <table:table-cell office:value-type="float" office:value="0.0671395" calcext:value-type="float">
            <text:p>0,0671395</text:p>
          </table:table-cell>
          <table:table-cell office:value-type="float" office:value="0.00409212" calcext:value-type="float">
            <text:p>0,00409212</text:p>
          </table:table-cell>
          <table:table-cell office:value-type="float" office:value="0.0645853" calcext:value-type="float">
            <text:p>0,0645853</text:p>
          </table:table-cell>
          <table:table-cell office:value-type="float" office:value="0.00376454" calcext:value-type="float">
            <text:p>0,00376454</text:p>
          </table:table-cell>
          <table:table-cell/>
          <table:table-cell office:value-type="float" office:value="0.00507242" calcext:value-type="float">
            <text:p>0,00507242</text:p>
          </table:table-cell>
          <table:table-cell office:value-type="float" office:value="0.00235908" calcext:value-type="float">
            <text:p>0,00235908</text:p>
          </table:table-cell>
          <table:table-cell office:value-type="float" office:value="0.00491122" calcext:value-type="float">
            <text:p>0,00491122</text:p>
          </table:table-cell>
          <table:table-cell office:value-type="float" office:value="0.00225212" calcext:value-type="float">
            <text:p>0,00225212</text:p>
          </table:table-cell>
        </table:table-row>
        <table:table-row table:style-name="ro1">
          <table:table-cell office:value-type="float" office:value="0.105196" calcext:value-type="float">
            <text:p>0,105196</text:p>
          </table:table-cell>
          <table:table-cell office:value-type="float" office:value="0.0102656" calcext:value-type="float">
            <text:p>0,0102656</text:p>
          </table:table-cell>
          <table:table-cell office:value-type="float" office:value="0.102898" calcext:value-type="float">
            <text:p>0,102898</text:p>
          </table:table-cell>
          <table:table-cell office:value-type="float" office:value="0.0106672" calcext:value-type="float">
            <text:p>0,0106672</text:p>
          </table:table-cell>
          <table:table-cell/>
          <table:table-cell office:value-type="float" office:value="0.071759" calcext:value-type="float">
            <text:p>0,071759</text:p>
          </table:table-cell>
          <table:table-cell office:value-type="float" office:value="0.00421055" calcext:value-type="float">
            <text:p>0,00421055</text:p>
          </table:table-cell>
          <table:table-cell office:value-type="float" office:value="0.0693427" calcext:value-type="float">
            <text:p>0,0693427</text:p>
          </table:table-cell>
          <table:table-cell office:value-type="float" office:value="0.00437785" calcext:value-type="float">
            <text:p>0,00437785</text:p>
          </table:table-cell>
          <table:table-cell/>
          <table:table-cell office:value-type="float" office:value="0.00414879" calcext:value-type="float">
            <text:p>0,00414879</text:p>
          </table:table-cell>
          <table:table-cell office:value-type="float" office:value="0.00169466" calcext:value-type="float">
            <text:p>0,00169466</text:p>
          </table:table-cell>
          <table:table-cell office:value-type="float" office:value="0.00401058" calcext:value-type="float">
            <text:p>0,00401058</text:p>
          </table:table-cell>
          <table:table-cell office:value-type="float" office:value="0.00161281" calcext:value-type="float">
            <text:p>0,00161281</text:p>
          </table:table-cell>
        </table:table-row>
        <table:table-row table:style-name="ro1">
          <table:table-cell office:value-type="float" office:value="0.104459" calcext:value-type="float">
            <text:p>0,104459</text:p>
          </table:table-cell>
          <table:table-cell office:value-type="float" office:value="0.00322337" calcext:value-type="float">
            <text:p>0,00322337</text:p>
          </table:table-cell>
          <table:table-cell office:value-type="float" office:value="0.102326" calcext:value-type="float">
            <text:p>0,102326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0726081" calcext:value-type="float">
            <text:p>0,0726081</text:p>
          </table:table-cell>
          <table:table-cell office:value-type="float" office:value="0.00427078" calcext:value-type="float">
            <text:p>0,00427078</text:p>
          </table:table-cell>
          <table:table-cell office:value-type="float" office:value="0.0698108" calcext:value-type="float">
            <text:p>0,0698108</text:p>
          </table:table-cell>
          <table:table-cell office:value-type="float" office:value="0.00392884" calcext:value-type="float">
            <text:p>0,00392884</text:p>
          </table:table-cell>
          <table:table-cell/>
          <table:table-cell office:value-type="float" office:value="0.0034716" calcext:value-type="float">
            <text:p>0,0034716</text:p>
          </table:table-cell>
          <table:table-cell office:value-type="float" office:value="0.000301158" calcext:value-type="float">
            <text:p>0,000301158</text:p>
          </table:table-cell>
          <table:table-cell office:value-type="float" office:value="0.0033559" calcext:value-type="float">
            <text:p>0,0033559</text:p>
          </table:table-cell>
          <table:table-cell office:value-type="float" office:value="0.000316952" calcext:value-type="float">
            <text:p>0,000316952</text:p>
          </table:table-cell>
        </table:table-row>
        <table:table-row table:style-name="ro1">
          <table:table-cell office:value-type="float" office:value="0.106528" calcext:value-type="float">
            <text:p>0,106528</text:p>
          </table:table-cell>
          <table:table-cell office:value-type="float" office:value="0.00977183" calcext:value-type="float">
            <text:p>0,00977183</text:p>
          </table:table-cell>
          <table:table-cell office:value-type="float" office:value="0.104374" calcext:value-type="float">
            <text:p>0,104374</text:p>
          </table:table-cell>
          <table:table-cell office:value-type="float" office:value="0.0101527" calcext:value-type="float">
            <text:p>0,0101527</text:p>
          </table:table-cell>
          <table:table-cell/>
          <table:table-cell office:value-type="float" office:value="0.0797631" calcext:value-type="float">
            <text:p>0,0797631</text:p>
          </table:table-cell>
          <table:table-cell office:value-type="float" office:value="0.00989711" calcext:value-type="float">
            <text:p>0,00989711</text:p>
          </table:table-cell>
          <table:table-cell office:value-type="float" office:value="0.0770036" calcext:value-type="float">
            <text:p>0,0770036</text:p>
          </table:table-cell>
          <table:table-cell office:value-type="float" office:value="0.00967651" calcext:value-type="float">
            <text:p>0,00967651</text:p>
          </table:table-cell>
          <table:table-cell/>
          <table:table-cell office:value-type="float" office:value="0.00338653" calcext:value-type="float">
            <text:p>0,00338653</text:p>
          </table:table-cell>
          <table:table-cell office:value-type="float" office:value="0.000486151" calcext:value-type="float">
            <text:p>0,000486151</text:p>
          </table:table-cell>
          <table:table-cell office:value-type="float" office:value="0.00327912" calcext:value-type="float">
            <text:p>0,00327912</text:p>
          </table:table-cell>
          <table:table-cell office:value-type="float" office:value="0.000479779" calcext:value-type="float">
            <text:p>0,000479779</text:p>
          </table:table-cell>
        </table:table-row>
        <table:table-row table:style-name="ro1">
          <table:table-cell office:value-type="float" office:value="0.102205" calcext:value-type="float">
            <text:p>0,102205</text:p>
          </table:table-cell>
          <table:table-cell office:value-type="float" office:value="0.000770258" calcext:value-type="float">
            <text:p>0,000770258</text:p>
          </table:table-cell>
          <table:table-cell office:value-type="float" office:value="0.0997088" calcext:value-type="float">
            <text:p>0,0997088</text:p>
          </table:table-cell>
          <table:table-cell office:value-type="float" office:value="0.000845761" calcext:value-type="float">
            <text:p>0,000845761</text:p>
          </table:table-cell>
          <table:table-cell/>
          <table:table-cell office:value-type="float" office:value="0.0781497" calcext:value-type="float">
            <text:p>0,0781497</text:p>
          </table:table-cell>
          <table:table-cell office:value-type="float" office:value="0.00777977" calcext:value-type="float">
            <text:p>0,00777977</text:p>
          </table:table-cell>
          <table:table-cell office:value-type="float" office:value="0.0752716" calcext:value-type="float">
            <text:p>0,0752716</text:p>
          </table:table-cell>
          <table:table-cell office:value-type="float" office:value="0.00717885" calcext:value-type="float">
            <text:p>0,00717885</text:p>
          </table:table-cell>
          <table:table-cell/>
          <table:table-cell office:value-type="float" office:value="0.00405201" calcext:value-type="float">
            <text:p>0,00405201</text:p>
          </table:table-cell>
          <table:table-cell office:value-type="float" office:value="0.00166778" calcext:value-type="float">
            <text:p>0,00166778</text:p>
          </table:table-cell>
          <table:table-cell office:value-type="float" office:value="0.0039161" calcext:value-type="float">
            <text:p>0,0039161</text:p>
          </table:table-cell>
          <table:table-cell office:value-type="float" office:value="0.00158572" calcext:value-type="float">
            <text:p>0,00158572</text:p>
          </table:table-cell>
        </table:table-row>
        <table:table-row table:style-name="ro1">
          <table:table-cell office:value-type="float" office:value="0.103696" calcext:value-type="float">
            <text:p>0,103696</text:p>
          </table:table-cell>
          <table:table-cell office:value-type="float" office:value="0.00214576" calcext:value-type="float">
            <text:p>0,00214576</text:p>
          </table:table-cell>
          <table:table-cell office:value-type="float" office:value="0.101353" calcext:value-type="float">
            <text:p>0,101353</text:p>
          </table:table-cell>
          <table:table-cell office:value-type="float" office:value="0.00249875" calcext:value-type="float">
            <text:p>0,00249875</text:p>
          </table:table-cell>
          <table:table-cell/>
          <table:table-cell office:value-type="float" office:value="0.0816699" calcext:value-type="float">
            <text:p>0,0816699</text:p>
          </table:table-cell>
          <table:table-cell office:value-type="float" office:value="0.00668231" calcext:value-type="float">
            <text:p>0,00668231</text:p>
          </table:table-cell>
          <table:table-cell office:value-type="float" office:value="0.0796712" calcext:value-type="float">
            <text:p>0,0796712</text:p>
          </table:table-cell>
          <table:table-cell office:value-type="float" office:value="0.00667667" calcext:value-type="float">
            <text:p>0,00667667</text:p>
          </table:table-cell>
          <table:table-cell/>
          <table:table-cell office:value-type="float" office:value="0.00441819" calcext:value-type="float">
            <text:p>0,00441819</text:p>
          </table:table-cell>
          <table:table-cell office:value-type="float" office:value="0.00169694" calcext:value-type="float">
            <text:p>0,00169694</text:p>
          </table:table-cell>
          <table:table-cell office:value-type="float" office:value="0.00428826" calcext:value-type="float">
            <text:p>0,00428826</text:p>
          </table:table-cell>
          <table:table-cell office:value-type="float" office:value="0.00162596" calcext:value-type="float">
            <text:p>0,00162596</text:p>
          </table:table-cell>
        </table:table-row>
        <table:table-row table:style-name="ro1">
          <table:table-cell office:value-type="float" office:value="0.103725" calcext:value-type="float">
            <text:p>0,103725</text:p>
          </table:table-cell>
          <table:table-cell office:value-type="float" office:value="0.00429308" calcext:value-type="float">
            <text:p>0,00429308</text:p>
          </table:table-cell>
          <table:table-cell office:value-type="float" office:value="0.101409" calcext:value-type="float">
            <text:p>0,101409</text:p>
          </table:table-cell>
          <table:table-cell office:value-type="float" office:value="0.00465308" calcext:value-type="float">
            <text:p>0,00465308</text:p>
          </table:table-cell>
          <table:table-cell/>
          <table:table-cell office:value-type="float" office:value="0.0823093" calcext:value-type="float">
            <text:p>0,0823093</text:p>
          </table:table-cell>
          <table:table-cell office:value-type="float" office:value="0.00566981" calcext:value-type="float">
            <text:p>0,00566981</text:p>
          </table:table-cell>
          <table:table-cell office:value-type="float" office:value="0.0799521" calcext:value-type="float">
            <text:p>0,0799521</text:p>
          </table:table-cell>
          <table:table-cell office:value-type="float" office:value="0.00561477" calcext:value-type="float">
            <text:p>0,00561477</text:p>
          </table:table-cell>
          <table:table-cell/>
          <table:table-cell office:value-type="float" office:value="0.00391146" calcext:value-type="float">
            <text:p>0,00391146</text:p>
          </table:table-cell>
          <table:table-cell office:value-type="float" office:value="0.00119389" calcext:value-type="float">
            <text:p>0,00119389</text:p>
          </table:table-cell>
          <table:table-cell office:value-type="float" office:value="0.00379514" calcext:value-type="float">
            <text:p>0,00379514</text:p>
          </table:table-cell>
          <table:table-cell office:value-type="float" office:value="0.0011975" calcext:value-type="float">
            <text:p>0,0011975</text:p>
          </table:table-cell>
        </table:table-row>
        <table:table-row table:style-name="ro1">
          <table:table-cell office:value-type="float" office:value="0.101896" calcext:value-type="float">
            <text:p>0,101896</text:p>
          </table:table-cell>
          <table:table-cell office:value-type="float" office:value="0.0012344" calcext:value-type="float">
            <text:p>0,0012344</text:p>
          </table:table-cell>
          <table:table-cell office:value-type="float" office:value="0.0994028" calcext:value-type="float">
            <text:p>0,0994028</text:p>
          </table:table-cell>
          <table:table-cell office:value-type="float" office:value="0.001408" calcext:value-type="float">
            <text:p>0,001408</text:p>
          </table:table-cell>
          <table:table-cell/>
          <table:table-cell office:value-type="float" office:value="0.0870174" calcext:value-type="float">
            <text:p>0,0870174</text:p>
          </table:table-cell>
          <table:table-cell office:value-type="float" office:value="0.00616843" calcext:value-type="float">
            <text:p>0,00616843</text:p>
          </table:table-cell>
          <table:table-cell office:value-type="float" office:value="0.0849871" calcext:value-type="float">
            <text:p>0,0849871</text:p>
          </table:table-cell>
          <table:table-cell office:value-type="float" office:value="0.00621344" calcext:value-type="float">
            <text:p>0,00621344</text:p>
          </table:table-cell>
          <table:table-cell/>
          <table:table-cell office:value-type="float" office:value="0.00371551" calcext:value-type="float">
            <text:p>0,00371551</text:p>
          </table:table-cell>
          <table:table-cell office:value-type="float" office:value="0.000472284" calcext:value-type="float">
            <text:p>0,000472284</text:p>
          </table:table-cell>
          <table:table-cell office:value-type="float" office:value="0.00359288" calcext:value-type="float">
            <text:p>0,00359288</text:p>
          </table:table-cell>
          <table:table-cell office:value-type="float" office:value="0.000475322" calcext:value-type="float">
            <text:p>0,000475322</text:p>
          </table:table-cell>
        </table:table-row>
        <table:table-row table:style-name="ro1">
          <table:table-cell office:value-type="float" office:value="0.102775" calcext:value-type="float">
            <text:p>0,102775</text:p>
          </table:table-cell>
          <table:table-cell office:value-type="float" office:value="0.00137573" calcext:value-type="float">
            <text:p>0,00137573</text:p>
          </table:table-cell>
          <table:table-cell office:value-type="float" office:value="0.100282" calcext:value-type="float">
            <text:p>0,100282</text:p>
          </table:table-cell>
          <table:table-cell office:value-type="float" office:value="0.00154052" calcext:value-type="float">
            <text:p>0,00154052</text:p>
          </table:table-cell>
          <table:table-cell/>
          <table:table-cell office:value-type="float" office:value="0.0943274" calcext:value-type="float">
            <text:p>0,0943274</text:p>
          </table:table-cell>
          <table:table-cell office:value-type="float" office:value="0.00633709" calcext:value-type="float">
            <text:p>0,00633709</text:p>
          </table:table-cell>
          <table:table-cell office:value-type="float" office:value="0.0922565" calcext:value-type="float">
            <text:p>0,0922565</text:p>
          </table:table-cell>
          <table:table-cell office:value-type="float" office:value="0.00672496" calcext:value-type="float">
            <text:p>0,00672496</text:p>
          </table:table-cell>
          <table:table-cell/>
          <table:table-cell office:value-type="float" office:value="0.00385918" calcext:value-type="float">
            <text:p>0,00385918</text:p>
          </table:table-cell>
          <table:table-cell office:value-type="float" office:value="0.000643459" calcext:value-type="float">
            <text:p>0,000643459</text:p>
          </table:table-cell>
          <table:table-cell office:value-type="float" office:value="0.00373241" calcext:value-type="float">
            <text:p>0,00373241</text:p>
          </table:table-cell>
          <table:table-cell office:value-type="float" office:value="0.000621414" calcext:value-type="float">
            <text:p>0,000621414</text:p>
          </table:table-cell>
        </table:table-row>
        <table:table-row table:style-name="ro1">
          <table:table-cell office:value-type="float" office:value="0.106044" calcext:value-type="float">
            <text:p>0,106044</text:p>
          </table:table-cell>
          <table:table-cell office:value-type="float" office:value="0.00725815" calcext:value-type="float">
            <text:p>0,00725815</text:p>
          </table:table-cell>
          <table:table-cell office:value-type="float" office:value="0.103711" calcext:value-type="float">
            <text:p>0,103711</text:p>
          </table:table-cell>
          <table:table-cell office:value-type="float" office:value="0.00773896" calcext:value-type="float">
            <text:p>0,00773896</text:p>
          </table:table-cell>
          <table:table-cell/>
          <table:table-cell office:value-type="float" office:value="0.10949" calcext:value-type="float">
            <text:p>0,10949</text:p>
          </table:table-cell>
          <table:table-cell office:value-type="float" office:value="0.0109179" calcext:value-type="float">
            <text:p>0,0109179</text:p>
          </table:table-cell>
          <table:table-cell office:value-type="float" office:value="0.107057" calcext:value-type="float">
            <text:p>0,107057</text:p>
          </table:table-cell>
          <table:table-cell office:value-type="float" office:value="0.0106252" calcext:value-type="float">
            <text:p>0,0106252</text:p>
          </table:table-cell>
          <table:table-cell/>
          <table:table-cell office:value-type="float" office:value="0.00424407" calcext:value-type="float">
            <text:p>0,00424407</text:p>
          </table:table-cell>
          <table:table-cell office:value-type="float" office:value="0.00154268" calcext:value-type="float">
            <text:p>0,00154268</text:p>
          </table:table-cell>
          <table:table-cell office:value-type="float" office:value="0.00410143" calcext:value-type="float">
            <text:p>0,00410143</text:p>
          </table:table-cell>
          <table:table-cell office:value-type="float" office:value="0.00149597" calcext:value-type="float">
            <text:p>0,00149597</text:p>
          </table:table-cell>
        </table:table-row>
        <table:table-row table:style-name="ro1">
          <table:table-cell office:value-type="float" office:value="0.103041" calcext:value-type="float">
            <text:p>0,103041</text:p>
          </table:table-cell>
          <table:table-cell office:value-type="float" office:value="0.00167821" calcext:value-type="float">
            <text:p>0,00167821</text:p>
          </table:table-cell>
          <table:table-cell office:value-type="float" office:value="0.100652" calcext:value-type="float">
            <text:p>0,100652</text:p>
          </table:table-cell>
          <table:table-cell office:value-type="float" office:value="0.00194423" calcext:value-type="float">
            <text:p>0,00194423</text:p>
          </table:table-cell>
          <table:table-cell/>
          <table:table-cell office:value-type="float" office:value="0.115647" calcext:value-type="float">
            <text:p>0,115647</text:p>
          </table:table-cell>
          <table:table-cell office:value-type="float" office:value="0.00427277" calcext:value-type="float">
            <text:p>0,00427277</text:p>
          </table:table-cell>
          <table:table-cell office:value-type="float" office:value="0.114168" calcext:value-type="float">
            <text:p>0,114168</text:p>
          </table:table-cell>
          <table:table-cell office:value-type="float" office:value="0.00426813" calcext:value-type="float">
            <text:p>0,00426813</text:p>
          </table:table-cell>
          <table:table-cell/>
          <table:table-cell office:value-type="float" office:value="0.00340753" calcext:value-type="float">
            <text:p>0,00340753</text:p>
          </table:table-cell>
          <table:table-cell office:value-type="float" office:value="0.000337619" calcext:value-type="float">
            <text:p>0,000337619</text:p>
          </table:table-cell>
          <table:table-cell office:value-type="float" office:value="0.00328624" calcext:value-type="float">
            <text:p>0,00328624</text:p>
          </table:table-cell>
          <table:table-cell office:value-type="float" office:value="0.000316608" calcext:value-type="float">
            <text:p>0,000316608</text:p>
          </table:table-cell>
        </table:table-row>
        <table:table-row table:style-name="ro1">
          <table:table-cell office:value-type="float" office:value="0.103164" calcext:value-type="float">
            <text:p>0,103164</text:p>
          </table:table-cell>
          <table:table-cell office:value-type="float" office:value="0.00313631" calcext:value-type="float">
            <text:p>0,00313631</text:p>
          </table:table-cell>
          <table:table-cell office:value-type="float" office:value="0.100768" calcext:value-type="float">
            <text:p>0,100768</text:p>
          </table:table-cell>
          <table:table-cell office:value-type="float" office:value="0.00343471" calcext:value-type="float">
            <text:p>0,00343471</text:p>
          </table:table-cell>
          <table:table-cell/>
          <table:table-cell office:value-type="float" office:value="0.132201" calcext:value-type="float">
            <text:p>0,132201</text:p>
          </table:table-cell>
          <table:table-cell office:value-type="float" office:value="0.00377272" calcext:value-type="float">
            <text:p>0,00377272</text:p>
          </table:table-cell>
          <table:table-cell office:value-type="float" office:value="0.130422" calcext:value-type="float">
            <text:p>0,130422</text:p>
          </table:table-cell>
          <table:table-cell office:value-type="float" office:value="0.00350823" calcext:value-type="float">
            <text:p>0,00350823</text:p>
          </table:table-cell>
          <table:table-cell/>
          <table:table-cell office:value-type="float" office:value="0.00372561" calcext:value-type="float">
            <text:p>0,00372561</text:p>
          </table:table-cell>
          <table:table-cell office:value-type="float" office:value="0.000769035" calcext:value-type="float">
            <text:p>0,000769035</text:p>
          </table:table-cell>
          <table:table-cell office:value-type="float" office:value="0.00362577" calcext:value-type="float">
            <text:p>0,00362577</text:p>
          </table:table-cell>
          <table:table-cell office:value-type="float" office:value="0.000756331" calcext:value-type="float">
            <text:p>0,000756331</text:p>
          </table:table-cell>
        </table:table-row>
        <table:table-row table:style-name="ro1">
          <table:table-cell office:value-type="float" office:value="0.102214" calcext:value-type="float">
            <text:p>0,102214</text:p>
          </table:table-cell>
          <table:table-cell office:value-type="float" office:value="0.000937068" calcext:value-type="float">
            <text:p>0,000937068</text:p>
          </table:table-cell>
          <table:table-cell office:value-type="float" office:value="0.0994236" calcext:value-type="float">
            <text:p>0,0994236</text:p>
          </table:table-cell>
          <table:table-cell office:value-type="float" office:value="0.00112838" calcext:value-type="float">
            <text:p>0,00112838</text:p>
          </table:table-cell>
          <table:table-cell/>
          <table:table-cell office:value-type="float" office:value="0.152071" calcext:value-type="float">
            <text:p>0,152071</text:p>
          </table:table-cell>
          <table:table-cell office:value-type="float" office:value="0.00288185" calcext:value-type="float">
            <text:p>0,00288185</text:p>
          </table:table-cell>
          <table:table-cell office:value-type="float" office:value="0.150223" calcext:value-type="float">
            <text:p>0,150223</text:p>
          </table:table-cell>
          <table:table-cell office:value-type="float" office:value="0.00275162" calcext:value-type="float">
            <text:p>0,00275162</text:p>
          </table:table-cell>
          <table:table-cell/>
          <table:table-cell office:value-type="float" office:value="0.00395649" calcext:value-type="float">
            <text:p>0,00395649</text:p>
          </table:table-cell>
          <table:table-cell office:value-type="float" office:value="0.00134699" calcext:value-type="float">
            <text:p>0,00134699</text:p>
          </table:table-cell>
          <table:table-cell office:value-type="float" office:value="0.00382492" calcext:value-type="float">
            <text:p>0,00382492</text:p>
          </table:table-cell>
          <table:table-cell office:value-type="float" office:value="0.00134485" calcext:value-type="float">
            <text:p>0,00134485</text:p>
          </table:table-cell>
        </table:table-row>
        <table:table-row table:style-name="ro1">
          <table:table-cell table:number-columns-repeated="10"/>
          <table:table-cell office:value-type="float" office:value="0.00772254" calcext:value-type="float">
            <text:p>0,00772254</text:p>
          </table:table-cell>
          <table:table-cell office:value-type="float" office:value="0.000306593" calcext:value-type="float">
            <text:p>0,000306593</text:p>
          </table:table-cell>
          <table:table-cell office:value-type="float" office:value="0.00761631" calcext:value-type="float">
            <text:p>0,00761631</text:p>
          </table:table-cell>
          <table:table-cell office:value-type="float" office:value="0.000307411" calcext:value-type="float">
            <text:p>0,000307411</text:p>
          </table:table-cell>
        </table:table-row>
      </table:table>
      <table:table table:name="Tabelle8" table:style-name="ta1">
        <table:shapes>
          <draw:frame draw:z-index="0" draw:style-name="gr1" draw:text-style-name="P1" svg:width="15.999cm" svg:height="8.999cm" svg:x="26.918cm" svg:y="11.469cm">
            <draw:object draw:notify-on-update-of-ranges="Tabelle8.G1:Tabelle8.G1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27.083cm" svg:y="0.525cm">
            <draw:object draw:notify-on-update-of-ranges="Tabelle8.A1:Tabelle8.A1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.019531" calcext:value-type="float">
            <text:p>0,019531</text:p>
          </table:table-cell>
          <table:table-cell office:value-type="float" office:value="0.00000673538" calcext:value-type="float">
            <text:p>6,74E-06</text:p>
          </table:table-cell>
          <table:table-cell office:value-type="float" office:value="0.0194309" calcext:value-type="float">
            <text:p>0,0194309</text:p>
          </table:table-cell>
          <table:table-cell office:value-type="float" office:value="0.00000876923" calcext:value-type="float">
            <text:p>8,77E-06</text:p>
          </table:table-cell>
          <table:table-cell table:number-columns-repeated="2"/>
          <table:table-cell office:value-type="float" office:value="0.250503" calcext:value-type="float">
            <text:p>0,250503</text:p>
          </table:table-cell>
          <table:table-cell table:style-name="Default" office:value-type="float" office:value="0.000328563" calcext:value-type="float">
            <text:p>0,000328563</text:p>
          </table:table-cell>
          <table:table-cell office:value-type="float" office:value="0.248982" calcext:value-type="float">
            <text:p>0,248982</text:p>
          </table:table-cell>
          <table:table-cell table:style-name="Default" office:value-type="float" office:value="0.000361268" calcext:value-type="float">
            <text:p>0,000361268</text:p>
          </table:table-cell>
        </table:table-row>
        <table:table-row table:style-name="ro1">
          <table:table-cell office:value-type="float" office:value="0.0195485" calcext:value-type="float">
            <text:p>0,0195485</text:p>
          </table:table-cell>
          <table:table-cell office:value-type="float" office:value="0.000044217" calcext:value-type="float">
            <text:p>4,42E-05</text:p>
          </table:table-cell>
          <table:table-cell office:value-type="float" office:value="0.0194495" calcext:value-type="float">
            <text:p>0,0194495</text:p>
          </table:table-cell>
          <table:table-cell office:value-type="float" office:value="0.0000474883" calcext:value-type="float">
            <text:p>4,75E-05</text:p>
          </table:table-cell>
          <table:table-cell table:number-columns-repeated="2"/>
          <table:table-cell office:value-type="float" office:value="0.250412" calcext:value-type="float">
            <text:p>0,250412</text:p>
          </table:table-cell>
          <table:table-cell table:style-name="Default" office:value-type="float" office:value="0.000107915" calcext:value-type="float">
            <text:p>0,000107915</text:p>
          </table:table-cell>
          <table:table-cell office:value-type="float" office:value="0.248882" calcext:value-type="float">
            <text:p>0,248882</text:p>
          </table:table-cell>
          <table:table-cell table:style-name="Default" office:value-type="float" office:value="0.000129558" calcext:value-type="float">
            <text:p>0,000129558</text:p>
          </table:table-cell>
        </table:table-row>
        <table:table-row table:style-name="ro1">
          <table:table-cell office:value-type="float" office:value="0.0229767" calcext:value-type="float">
            <text:p>0,0229767</text:p>
          </table:table-cell>
          <table:table-cell table:style-name="Default" office:value-type="float" office:value="0.0102834" calcext:value-type="float">
            <text:p>0,0102834</text:p>
          </table:table-cell>
          <table:table-cell office:value-type="float" office:value="0.0228886" calcext:value-type="float">
            <text:p>0,0228886</text:p>
          </table:table-cell>
          <table:table-cell table:style-name="Default" office:value-type="float" office:value="0.0103159" calcext:value-type="float">
            <text:p>0,0103159</text:p>
          </table:table-cell>
          <table:table-cell table:number-columns-repeated="2"/>
          <table:table-cell office:value-type="float" office:value="0.250385" calcext:value-type="float">
            <text:p>0,250385</text:p>
          </table:table-cell>
          <table:table-cell office:value-type="float" office:value="0.0000369488" calcext:value-type="float">
            <text:p>3,69E-05</text:p>
          </table:table-cell>
          <table:table-cell office:value-type="float" office:value="0.248856" calcext:value-type="float">
            <text:p>0,248856</text:p>
          </table:table-cell>
          <table:table-cell office:value-type="float" office:value="0.0000513582" calcext:value-type="float">
            <text:p>5,14E-05</text:p>
          </table:table-cell>
        </table:table-row>
        <table:table-row table:style-name="ro1">
          <table:table-cell office:value-type="float" office:value="0.0195314" calcext:value-type="float">
            <text:p>0,0195314</text:p>
          </table:table-cell>
          <table:table-cell office:value-type="float" office:value="0.00000711547" calcext:value-type="float">
            <text:p>7,12E-06</text:p>
          </table:table-cell>
          <table:table-cell office:value-type="float" office:value="0.0194315" calcext:value-type="float">
            <text:p>0,0194315</text:p>
          </table:table-cell>
          <table:table-cell office:value-type="float" office:value="0.00000935754" calcext:value-type="float">
            <text:p>9,36E-06</text:p>
          </table:table-cell>
          <table:table-cell table:number-columns-repeated="2"/>
          <table:table-cell office:value-type="float" office:value="0.250379" calcext:value-type="float">
            <text:p>0,250379</text:p>
          </table:table-cell>
          <table:table-cell office:value-type="float" office:value="0.0000161192" calcext:value-type="float">
            <text:p>1,61E-05</text:p>
          </table:table-cell>
          <table:table-cell office:value-type="float" office:value="0.248842" calcext:value-type="float">
            <text:p>0,248842</text:p>
          </table:table-cell>
          <table:table-cell office:value-type="float" office:value="0.0000289007" calcext:value-type="float">
            <text:p>2,89E-05</text:p>
          </table:table-cell>
        </table:table-row>
        <table:table-row table:style-name="ro1">
          <table:table-cell office:value-type="float" office:value="0.0195473" calcext:value-type="float">
            <text:p>0,0195473</text:p>
          </table:table-cell>
          <table:table-cell office:value-type="float" office:value="0.0000268892" calcext:value-type="float">
            <text:p>2,69E-05</text:p>
          </table:table-cell>
          <table:table-cell office:value-type="float" office:value="0.0194498" calcext:value-type="float">
            <text:p>0,0194498</text:p>
          </table:table-cell>
          <table:table-cell office:value-type="float" office:value="0.0000290218" calcext:value-type="float">
            <text:p>2,90E-05</text:p>
          </table:table-cell>
          <table:table-cell table:number-columns-repeated="2"/>
          <table:table-cell office:value-type="float" office:value="0.250375" calcext:value-type="float">
            <text:p>0,250375</text:p>
          </table:table-cell>
          <table:table-cell office:value-type="float" office:value="0.000010203" calcext:value-type="float">
            <text:p>1,02E-05</text:p>
          </table:table-cell>
          <table:table-cell office:value-type="float" office:value="0.248837" calcext:value-type="float">
            <text:p>0,248837</text:p>
          </table:table-cell>
          <table:table-cell office:value-type="float" office:value="0.0000124391" calcext:value-type="float">
            <text:p>1,24E-05</text:p>
          </table:table-cell>
        </table:table-row>
        <table:table-row table:style-name="ro1">
          <table:table-cell office:value-type="float" office:value="0.0195299" calcext:value-type="float">
            <text:p>0,0195299</text:p>
          </table:table-cell>
          <table:table-cell office:value-type="float" office:value="0.00000382115" calcext:value-type="float">
            <text:p>3,82E-06</text:p>
          </table:table-cell>
          <table:table-cell office:value-type="float" office:value="0.0194298" calcext:value-type="float">
            <text:p>0,0194298</text:p>
          </table:table-cell>
          <table:table-cell office:value-type="float" office:value="0.00000527574" calcext:value-type="float">
            <text:p>5,28E-06</text:p>
          </table:table-cell>
          <table:table-cell table:number-columns-repeated="2"/>
          <table:table-cell office:value-type="float" office:value="0.250376" calcext:value-type="float">
            <text:p>0,250376</text:p>
          </table:table-cell>
          <table:table-cell office:value-type="float" office:value="0.00000908143" calcext:value-type="float">
            <text:p>9,08E-06</text:p>
          </table:table-cell>
          <table:table-cell office:value-type="float" office:value="0.248839" calcext:value-type="float">
            <text:p>0,248839</text:p>
          </table:table-cell>
          <table:table-cell office:value-type="float" office:value="0.0000114842" calcext:value-type="float">
            <text:p>1,15E-05</text:p>
          </table:table-cell>
        </table:table-row>
        <table:table-row table:style-name="ro1">
          <table:table-cell office:value-type="float" office:value="0.0195314" calcext:value-type="float">
            <text:p>0,0195314</text:p>
          </table:table-cell>
          <table:table-cell office:value-type="float" office:value="0.00000369017" calcext:value-type="float">
            <text:p>3,69E-06</text:p>
          </table:table-cell>
          <table:table-cell office:value-type="float" office:value="0.0194318" calcext:value-type="float">
            <text:p>0,0194318</text:p>
          </table:table-cell>
          <table:table-cell office:value-type="float" office:value="0.00000511761" calcext:value-type="float">
            <text:p>5,12E-06</text:p>
          </table:table-cell>
          <table:table-cell table:number-columns-repeated="2"/>
          <table:table-cell office:value-type="float" office:value="0.256804" calcext:value-type="float">
            <text:p>0,256804</text:p>
          </table:table-cell>
          <table:table-cell table:style-name="Default" office:value-type="float" office:value="0.0124774" calcext:value-type="float">
            <text:p>0,0124774</text:p>
          </table:table-cell>
          <table:table-cell office:value-type="float" office:value="0.255378" calcext:value-type="float">
            <text:p>0,255378</text:p>
          </table:table-cell>
          <table:table-cell table:style-name="Default" office:value-type="float" office:value="0.0126516" calcext:value-type="float">
            <text:p>0,0126516</text:p>
          </table:table-cell>
        </table:table-row>
        <table:table-row table:style-name="ro1">
          <table:table-cell office:value-type="float" office:value="0.019531" calcext:value-type="float">
            <text:p>0,019531</text:p>
          </table:table-cell>
          <table:table-cell office:value-type="float" office:value="0.00000541298" calcext:value-type="float">
            <text:p>5,41E-06</text:p>
          </table:table-cell>
          <table:table-cell office:value-type="float" office:value="0.0194312" calcext:value-type="float">
            <text:p>0,0194312</text:p>
          </table:table-cell>
          <table:table-cell office:value-type="float" office:value="0.00000753814" calcext:value-type="float">
            <text:p>7,54E-06</text:p>
          </table:table-cell>
          <table:table-cell table:number-columns-repeated="2"/>
          <table:table-cell office:value-type="float" office:value="0.251694" calcext:value-type="float">
            <text:p>0,251694</text:p>
          </table:table-cell>
          <table:table-cell table:style-name="Default" office:value-type="float" office:value="0.00395944" calcext:value-type="float">
            <text:p>0,00395944</text:p>
          </table:table-cell>
          <table:table-cell office:value-type="float" office:value="0.250188" calcext:value-type="float">
            <text:p>0,250188</text:p>
          </table:table-cell>
          <table:table-cell table:style-name="Default" office:value-type="float" office:value="0.00406155" calcext:value-type="float">
            <text:p>0,00406155</text:p>
          </table:table-cell>
        </table:table-row>
        <table:table-row table:style-name="ro1">
          <table:table-cell office:value-type="float" office:value="0.0195306" calcext:value-type="float">
            <text:p>0,0195306</text:p>
          </table:table-cell>
          <table:table-cell office:value-type="float" office:value="0.00000723454" calcext:value-type="float">
            <text:p>7,23E-06</text:p>
          </table:table-cell>
          <table:table-cell office:value-type="float" office:value="0.0194303" calcext:value-type="float">
            <text:p>0,0194303</text:p>
          </table:table-cell>
          <table:table-cell office:value-type="float" office:value="0.0000089188" calcext:value-type="float">
            <text:p>8,92E-06</text:p>
          </table:table-cell>
          <table:table-cell table:number-columns-repeated="2"/>
          <table:table-cell office:value-type="float" office:value="0.250379" calcext:value-type="float">
            <text:p>0,250379</text:p>
          </table:table-cell>
          <table:table-cell office:value-type="float" office:value="0.0000298423" calcext:value-type="float">
            <text:p>2,98E-05</text:p>
          </table:table-cell>
          <table:table-cell office:value-type="float" office:value="0.248851" calcext:value-type="float">
            <text:p>0,248851</text:p>
          </table:table-cell>
          <table:table-cell office:value-type="float" office:value="0.0000414272" calcext:value-type="float">
            <text:p>4,14E-05</text:p>
          </table:table-cell>
        </table:table-row>
        <table:table-row table:style-name="ro1">
          <table:table-cell office:value-type="float" office:value="0.0195357" calcext:value-type="float">
            <text:p>0,0195357</text:p>
          </table:table-cell>
          <table:table-cell office:value-type="float" office:value="0.0000151981" calcext:value-type="float">
            <text:p>1,52E-05</text:p>
          </table:table-cell>
          <table:table-cell office:value-type="float" office:value="0.0194364" calcext:value-type="float">
            <text:p>0,0194364</text:p>
          </table:table-cell>
          <table:table-cell office:value-type="float" office:value="0.0000178301" calcext:value-type="float">
            <text:p>1,78E-05</text:p>
          </table:table-cell>
          <table:table-cell table:number-columns-repeated="2"/>
          <table:table-cell office:value-type="float" office:value="0.250391" calcext:value-type="float">
            <text:p>0,250391</text:p>
          </table:table-cell>
          <table:table-cell office:value-type="float" office:value="0.0000466369" calcext:value-type="float">
            <text:p>4,66E-05</text:p>
          </table:table-cell>
          <table:table-cell office:value-type="float" office:value="0.248856" calcext:value-type="float">
            <text:p>0,248856</text:p>
          </table:table-cell>
          <table:table-cell office:value-type="float" office:value="0.0000634423" calcext:value-type="float">
            <text:p>6,34E-05</text:p>
          </table:table-cell>
        </table:table-row>
        <table:table-row table:style-name="ro1">
          <table:table-cell office:value-type="float" office:value="0.019531" calcext:value-type="float">
            <text:p>0,019531</text:p>
          </table:table-cell>
          <table:table-cell office:value-type="float" office:value="0.00000811934" calcext:value-type="float">
            <text:p>8,12E-06</text:p>
          </table:table-cell>
          <table:table-cell office:value-type="float" office:value="0.0194309" calcext:value-type="float">
            <text:p>0,0194309</text:p>
          </table:table-cell>
          <table:table-cell office:value-type="float" office:value="0.000010679" calcext:value-type="float">
            <text:p>1,07E-05</text:p>
          </table:table-cell>
          <table:table-cell table:number-columns-repeated="2"/>
          <table:table-cell office:value-type="float" office:value="0.250376" calcext:value-type="float">
            <text:p>0,250376</text:p>
          </table:table-cell>
          <table:table-cell office:value-type="float" office:value="0.00000809825" calcext:value-type="float">
            <text:p>8,10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0868479" calcext:value-type="float">
            <text:p>8,68E-07</text:p>
          </table:table-cell>
        </table:table-row>
        <table:table-row table:style-name="ro1">
          <table:table-cell office:value-type="float" office:value="0.0195329" calcext:value-type="float">
            <text:p>0,0195329</text:p>
          </table:table-cell>
          <table:table-cell office:value-type="float" office:value="0.0000104651" calcext:value-type="float">
            <text:p>1,05E-05</text:p>
          </table:table-cell>
          <table:table-cell office:value-type="float" office:value="0.0194333" calcext:value-type="float">
            <text:p>0,0194333</text:p>
          </table:table-cell>
          <table:table-cell office:value-type="float" office:value="0.0000123351" calcext:value-type="float">
            <text:p>1,23E-05</text:p>
          </table:table-cell>
          <table:table-cell table:number-columns-repeated="2"/>
          <table:table-cell office:value-type="float" office:value="0.250371" calcext:value-type="float">
            <text:p>0,250371</text:p>
          </table:table-cell>
          <table:table-cell office:value-type="float" office:value="0.00000988653" calcext:value-type="float">
            <text:p>9,89E-06</text:p>
          </table:table-cell>
          <table:table-cell office:value-type="float" office:value="0.248835" calcext:value-type="float">
            <text:p>0,248835</text:p>
          </table:table-cell>
          <table:table-cell office:value-type="float" office:value="0.0000053393" calcext:value-type="float">
            <text:p>5,34E-06</text:p>
          </table:table-cell>
        </table:table-row>
        <table:table-row table:style-name="ro1">
          <table:table-cell office:value-type="float" office:value="0.0195353" calcext:value-type="float">
            <text:p>0,0195353</text:p>
          </table:table-cell>
          <table:table-cell office:value-type="float" office:value="0.0000153029" calcext:value-type="float">
            <text:p>1,53E-05</text:p>
          </table:table-cell>
          <table:table-cell office:value-type="float" office:value="0.0194356" calcext:value-type="float">
            <text:p>0,0194356</text:p>
          </table:table-cell>
          <table:table-cell office:value-type="float" office:value="0.000017094" calcext:value-type="float">
            <text:p>1,71E-05</text:p>
          </table:table-cell>
          <table:table-cell table:number-columns-repeated="2"/>
          <table:table-cell office:value-type="float" office:value="0.250376" calcext:value-type="float">
            <text:p>0,250376</text:p>
          </table:table-cell>
          <table:table-cell office:value-type="float" office:value="0.00000781655" calcext:value-type="float">
            <text:p>7,82E-06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345097" calcext:value-type="float">
            <text:p>3,45E-06</text:p>
          </table:table-cell>
        </table:table-row>
        <table:table-row table:style-name="ro1">
          <table:table-cell office:value-type="float" office:value="0.0195392" calcext:value-type="float">
            <text:p>0,0195392</text:p>
          </table:table-cell>
          <table:table-cell office:value-type="float" office:value="0.0000329937" calcext:value-type="float">
            <text:p>3,30E-05</text:p>
          </table:table-cell>
          <table:table-cell office:value-type="float" office:value="0.0194392" calcext:value-type="float">
            <text:p>0,0194392</text:p>
          </table:table-cell>
          <table:table-cell office:value-type="float" office:value="0.0000348395" calcext:value-type="float">
            <text:p>3,48E-05</text:p>
          </table:table-cell>
          <table:table-cell table:number-columns-repeated="2"/>
          <table:table-cell office:value-type="float" office:value="0.250391" calcext:value-type="float">
            <text:p>0,250391</text:p>
          </table:table-cell>
          <table:table-cell office:value-type="float" office:value="0.0000426897" calcext:value-type="float">
            <text:p>4,27E-05</text:p>
          </table:table-cell>
          <table:table-cell office:value-type="float" office:value="0.248851" calcext:value-type="float">
            <text:p>0,248851</text:p>
          </table:table-cell>
          <table:table-cell office:value-type="float" office:value="0.0000555472" calcext:value-type="float">
            <text:p>5,55E-05</text:p>
          </table:table-cell>
        </table:table-row>
        <table:table-row table:style-name="ro1">
          <table:table-cell office:value-type="float" office:value="0.0195326" calcext:value-type="float">
            <text:p>0,0195326</text:p>
          </table:table-cell>
          <table:table-cell office:value-type="float" office:value="0.000012843" calcext:value-type="float">
            <text:p>1,28E-05</text:p>
          </table:table-cell>
          <table:table-cell office:value-type="float" office:value="0.0194323" calcext:value-type="float">
            <text:p>0,0194323</text:p>
          </table:table-cell>
          <table:table-cell office:value-type="float" office:value="0.0000141528" calcext:value-type="float">
            <text:p>1,42E-05</text:p>
          </table:table-cell>
          <table:table-cell table:number-columns-repeated="2"/>
          <table:table-cell office:value-type="float" office:value="0.250372" calcext:value-type="float">
            <text:p>0,250372</text:p>
          </table:table-cell>
          <table:table-cell office:value-type="float" office:value="0.00000743777" calcext:value-type="float">
            <text:p>7,44E-06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167345" calcext:value-type="float">
            <text:p>1,67E-06</text:p>
          </table:table-cell>
        </table:table-row>
        <table:table-row table:style-name="ro1">
          <table:table-cell office:value-type="float" office:value="0.019618" calcext:value-type="float">
            <text:p>0,019618</text:p>
          </table:table-cell>
          <table:table-cell table:style-name="Default" office:value-type="float" office:value="0.000263458" calcext:value-type="float">
            <text:p>0,000263458</text:p>
          </table:table-cell>
          <table:table-cell office:value-type="float" office:value="0.0195205" calcext:value-type="float">
            <text:p>0,0195205</text:p>
          </table:table-cell>
          <table:table-cell table:style-name="Default" office:value-type="float" office:value="0.000270656" calcext:value-type="float">
            <text:p>0,000270656</text:p>
          </table:table-cell>
          <table:table-cell table:number-columns-repeated="2"/>
          <table:table-cell office:value-type="float" office:value="0.250378" calcext:value-type="float">
            <text:p>0,250378</text:p>
          </table:table-cell>
          <table:table-cell office:value-type="float" office:value="0.0000185095" calcext:value-type="float">
            <text:p>1,85E-05</text:p>
          </table:table-cell>
          <table:table-cell office:value-type="float" office:value="0.248842" calcext:value-type="float">
            <text:p>0,248842</text:p>
          </table:table-cell>
          <table:table-cell office:value-type="float" office:value="0.0000265095" calcext:value-type="float">
            <text:p>2,65E-05</text:p>
          </table:table-cell>
        </table:table-row>
        <table:table-row table:style-name="ro1">
          <table:table-cell office:value-type="float" office:value="0.0195553" calcext:value-type="float">
            <text:p>0,0195553</text:p>
          </table:table-cell>
          <table:table-cell office:value-type="float" office:value="0.0000839087" calcext:value-type="float">
            <text:p>8,39E-05</text:p>
          </table:table-cell>
          <table:table-cell office:value-type="float" office:value="0.0194557" calcext:value-type="float">
            <text:p>0,0194557</text:p>
          </table:table-cell>
          <table:table-cell office:value-type="float" office:value="0.0000882036" calcext:value-type="float">
            <text:p>8,82E-05</text:p>
          </table:table-cell>
          <table:table-cell table:number-columns-repeated="2"/>
          <table:table-cell office:value-type="float" office:value="0.250376" calcext:value-type="float">
            <text:p>0,250376</text:p>
          </table:table-cell>
          <table:table-cell office:value-type="float" office:value="0.00000828161" calcext:value-type="float">
            <text:p>8,28E-06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258771" calcext:value-type="float">
            <text:p>2,59E-06</text:p>
          </table:table-cell>
        </table:table-row>
        <table:table-row table:style-name="ro1">
          <table:table-cell office:value-type="float" office:value="0.0195657" calcext:value-type="float">
            <text:p>0,0195657</text:p>
          </table:table-cell>
          <table:table-cell table:style-name="Default" office:value-type="float" office:value="0.00010737" calcext:value-type="float">
            <text:p>0,00010737</text:p>
          </table:table-cell>
          <table:table-cell office:value-type="float" office:value="0.0194669" calcext:value-type="float">
            <text:p>0,0194669</text:p>
          </table:table-cell>
          <table:table-cell table:style-name="Default" office:value-type="float" office:value="0.000110901" calcext:value-type="float">
            <text:p>0,000110901</text:p>
          </table:table-cell>
          <table:table-cell table:number-columns-repeated="2"/>
          <table:table-cell office:value-type="float" office:value="0.250377" calcext:value-type="float">
            <text:p>0,250377</text:p>
          </table:table-cell>
          <table:table-cell office:value-type="float" office:value="0.00000394089" calcext:value-type="float">
            <text:p>3,94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0565626" calcext:value-type="float">
            <text:p>5,66E-07</text:p>
          </table:table-cell>
        </table:table-row>
        <table:table-row table:style-name="ro1">
          <table:table-cell office:value-type="float" office:value="0.0195459" calcext:value-type="float">
            <text:p>0,0195459</text:p>
          </table:table-cell>
          <table:table-cell office:value-type="float" office:value="0.0000389338" calcext:value-type="float">
            <text:p>3,89E-05</text:p>
          </table:table-cell>
          <table:table-cell office:value-type="float" office:value="0.0194459" calcext:value-type="float">
            <text:p>0,0194459</text:p>
          </table:table-cell>
          <table:table-cell office:value-type="float" office:value="0.0000419217" calcext:value-type="float">
            <text:p>4,19E-05</text:p>
          </table:table-cell>
          <table:table-cell table:number-columns-repeated="2"/>
          <table:table-cell office:value-type="float" office:value="0.250378" calcext:value-type="float">
            <text:p>0,250378</text:p>
          </table:table-cell>
          <table:table-cell office:value-type="float" office:value="0.00000960026" calcext:value-type="float">
            <text:p>9,60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08866" calcext:value-type="float">
            <text:p>1,09E-06</text:p>
          </table:table-cell>
        </table:table-row>
        <table:table-row table:style-name="ro1">
          <table:table-cell office:value-type="float" office:value="0.0195285" calcext:value-type="float">
            <text:p>0,0195285</text:p>
          </table:table-cell>
          <table:table-cell office:value-type="float" office:value="0.00000300542" calcext:value-type="float">
            <text:p>3,01E-06</text:p>
          </table:table-cell>
          <table:table-cell office:value-type="float" office:value="0.019428" calcext:value-type="float">
            <text:p>0,019428</text:p>
          </table:table-cell>
          <table:table-cell office:value-type="float" office:value="0.00000429233" calcext:value-type="float">
            <text:p>4,29E-06</text:p>
          </table:table-cell>
          <table:table-cell table:number-columns-repeated="2"/>
          <table:table-cell office:value-type="float" office:value="0.250375" calcext:value-type="float">
            <text:p>0,250375</text:p>
          </table:table-cell>
          <table:table-cell office:value-type="float" office:value="0.0000121674" calcext:value-type="float">
            <text:p>1,22E-05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248167" calcext:value-type="float">
            <text:p>2,48E-06</text:p>
          </table:table-cell>
        </table:table-row>
        <table:table-row table:style-name="ro1">
          <table:table-cell office:value-type="float" office:value="0.0195275" calcext:value-type="float">
            <text:p>0,0195275</text:p>
          </table:table-cell>
          <table:table-cell office:value-type="float" office:value="0.0000103879" calcext:value-type="float">
            <text:p>1,04E-05</text:p>
          </table:table-cell>
          <table:table-cell office:value-type="float" office:value="0.0194253" calcext:value-type="float">
            <text:p>0,0194253</text:p>
          </table:table-cell>
          <table:table-cell office:value-type="float" office:value="0.0000115056" calcext:value-type="float">
            <text:p>1,15E-05</text:p>
          </table:table-cell>
          <table:table-cell table:number-columns-repeated="2"/>
          <table:table-cell office:value-type="float" office:value="0.250436" calcext:value-type="float">
            <text:p>0,250436</text:p>
          </table:table-cell>
          <table:table-cell table:style-name="Default" office:value-type="float" office:value="0.000174295" calcext:value-type="float">
            <text:p>0,000174295</text:p>
          </table:table-cell>
          <table:table-cell office:value-type="float" office:value="0.248903" calcext:value-type="float">
            <text:p>0,248903</text:p>
          </table:table-cell>
          <table:table-cell table:style-name="Default" office:value-type="float" office:value="0.000196569" calcext:value-type="float">
            <text:p>0,000196569</text:p>
          </table:table-cell>
        </table:table-row>
        <table:table-row table:style-name="ro1">
          <table:table-cell office:value-type="float" office:value="0.019533" calcext:value-type="float">
            <text:p>0,019533</text:p>
          </table:table-cell>
          <table:table-cell office:value-type="float" office:value="0.0000257744" calcext:value-type="float">
            <text:p>2,58E-05</text:p>
          </table:table-cell>
          <table:table-cell office:value-type="float" office:value="0.0194316" calcext:value-type="float">
            <text:p>0,0194316</text:p>
          </table:table-cell>
          <table:table-cell office:value-type="float" office:value="0.0000291298" calcext:value-type="float">
            <text:p>2,91E-05</text:p>
          </table:table-cell>
          <table:table-cell table:number-columns-repeated="2"/>
          <table:table-cell office:value-type="float" office:value="0.250385" calcext:value-type="float">
            <text:p>0,250385</text:p>
          </table:table-cell>
          <table:table-cell office:value-type="float" office:value="0.0000369097" calcext:value-type="float">
            <text:p>3,69E-05</text:p>
          </table:table-cell>
          <table:table-cell office:value-type="float" office:value="0.248845" calcext:value-type="float">
            <text:p>0,248845</text:p>
          </table:table-cell>
          <table:table-cell office:value-type="float" office:value="0.0000373186" calcext:value-type="float">
            <text:p>3,73E-05</text:p>
          </table:table-cell>
        </table:table-row>
        <table:table-row table:style-name="ro1">
          <table:table-cell office:value-type="float" office:value="0.0195264" calcext:value-type="float">
            <text:p>0,0195264</text:p>
          </table:table-cell>
          <table:table-cell office:value-type="float" office:value="0.00000473402" calcext:value-type="float">
            <text:p>4,73E-06</text:p>
          </table:table-cell>
          <table:table-cell office:value-type="float" office:value="0.0194248" calcext:value-type="float">
            <text:p>0,0194248</text:p>
          </table:table-cell>
          <table:table-cell office:value-type="float" office:value="0.00000658276" calcext:value-type="float">
            <text:p>6,58E-06</text:p>
          </table:table-cell>
          <table:table-cell table:number-columns-repeated="2"/>
          <table:table-cell office:value-type="float" office:value="0.250373" calcext:value-type="float">
            <text:p>0,250373</text:p>
          </table:table-cell>
          <table:table-cell office:value-type="float" office:value="0.00000935594" calcext:value-type="float">
            <text:p>9,36E-06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130789" calcext:value-type="float">
            <text:p>1,31E-06</text:p>
          </table:table-cell>
        </table:table-row>
        <table:table-row table:style-name="ro1">
          <table:table-cell office:value-type="float" office:value="0.0195349" calcext:value-type="float">
            <text:p>0,0195349</text:p>
          </table:table-cell>
          <table:table-cell office:value-type="float" office:value="0.0000175505" calcext:value-type="float">
            <text:p>1,76E-05</text:p>
          </table:table-cell>
          <table:table-cell office:value-type="float" office:value="0.019435" calcext:value-type="float">
            <text:p>0,019435</text:p>
          </table:table-cell>
          <table:table-cell office:value-type="float" office:value="0.0000203745" calcext:value-type="float">
            <text:p>2,04E-05</text:p>
          </table:table-cell>
          <table:table-cell table:number-columns-repeated="2"/>
          <table:table-cell office:value-type="float" office:value="0.250373" calcext:value-type="float">
            <text:p>0,250373</text:p>
          </table:table-cell>
          <table:table-cell office:value-type="float" office:value="0.00000543251" calcext:value-type="float">
            <text:p>5,43E-06</text:p>
          </table:table-cell>
          <table:table-cell office:value-type="float" office:value="0.248833" calcext:value-type="float">
            <text:p>0,248833</text:p>
          </table:table-cell>
          <table:table-cell office:value-type="float" office:value="0.00000518346" calcext:value-type="float">
            <text:p>5,18E-06</text:p>
          </table:table-cell>
        </table:table-row>
        <table:table-row table:style-name="ro1">
          <table:table-cell office:value-type="float" office:value="0.01953" calcext:value-type="float">
            <text:p>0,01953</text:p>
          </table:table-cell>
          <table:table-cell office:value-type="float" office:value="0.0000118798" calcext:value-type="float">
            <text:p>1,19E-05</text:p>
          </table:table-cell>
          <table:table-cell office:value-type="float" office:value="0.0194289" calcext:value-type="float">
            <text:p>0,0194289</text:p>
          </table:table-cell>
          <table:table-cell office:value-type="float" office:value="0.0000139585" calcext:value-type="float">
            <text:p>1,40E-05</text:p>
          </table:table-cell>
          <table:table-cell table:number-columns-repeated="2"/>
          <table:table-cell office:value-type="float" office:value="0.250374" calcext:value-type="float">
            <text:p>0,250374</text:p>
          </table:table-cell>
          <table:table-cell office:value-type="float" office:value="0.00000895455" calcext:value-type="float">
            <text:p>8,95E-06</text:p>
          </table:table-cell>
          <table:table-cell office:value-type="float" office:value="0.248834" calcext:value-type="float">
            <text:p>0,248834</text:p>
          </table:table-cell>
          <table:table-cell office:value-type="float" office:value="0.00000863707" calcext:value-type="float">
            <text:p>8,64E-06</text:p>
          </table:table-cell>
        </table:table-row>
        <table:table-row table:style-name="ro1">
          <table:table-cell office:value-type="float" office:value="0.0195312" calcext:value-type="float">
            <text:p>0,0195312</text:p>
          </table:table-cell>
          <table:table-cell office:value-type="float" office:value="0.00000590439" calcext:value-type="float">
            <text:p>5,90E-06</text:p>
          </table:table-cell>
          <table:table-cell office:value-type="float" office:value="0.0194314" calcext:value-type="float">
            <text:p>0,0194314</text:p>
          </table:table-cell>
          <table:table-cell office:value-type="float" office:value="0.00000774885" calcext:value-type="float">
            <text:p>7,75E-06</text:p>
          </table:table-cell>
          <table:table-cell table:number-columns-repeated="2"/>
          <table:table-cell office:value-type="float" office:value="0.250376" calcext:value-type="float">
            <text:p>0,250376</text:p>
          </table:table-cell>
          <table:table-cell office:value-type="float" office:value="0.00000645015" calcext:value-type="float">
            <text:p>6,45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48863" calcext:value-type="float">
            <text:p>1,49E-06</text:p>
          </table:table-cell>
        </table:table-row>
        <table:table-row table:style-name="ro1">
          <table:table-cell office:value-type="float" office:value="0.0195286" calcext:value-type="float">
            <text:p>0,0195286</text:p>
          </table:table-cell>
          <table:table-cell office:value-type="float" office:value="0.00000332048" calcext:value-type="float">
            <text:p>3,32E-06</text:p>
          </table:table-cell>
          <table:table-cell office:value-type="float" office:value="0.0194282" calcext:value-type="float">
            <text:p>0,0194282</text:p>
          </table:table-cell>
          <table:table-cell office:value-type="float" office:value="0.00000458508" calcext:value-type="float">
            <text:p>4,59E-06</text:p>
          </table:table-cell>
          <table:table-cell table:number-columns-repeated="2"/>
          <table:table-cell office:value-type="float" office:value="0.250378" calcext:value-type="float">
            <text:p>0,250378</text:p>
          </table:table-cell>
          <table:table-cell office:value-type="float" office:value="0.0000116089" calcext:value-type="float">
            <text:p>1,16E-05</text:p>
          </table:table-cell>
          <table:table-cell office:value-type="float" office:value="0.248839" calcext:value-type="float">
            <text:p>0,248839</text:p>
          </table:table-cell>
          <table:table-cell office:value-type="float" office:value="0.0000136356" calcext:value-type="float">
            <text:p>1,36E-05</text:p>
          </table:table-cell>
        </table:table-row>
        <table:table-row table:style-name="ro1">
          <table:table-cell office:value-type="float" office:value="0.0195311" calcext:value-type="float">
            <text:p>0,0195311</text:p>
          </table:table-cell>
          <table:table-cell office:value-type="float" office:value="0.0000129988" calcext:value-type="float">
            <text:p>1,30E-05</text:p>
          </table:table-cell>
          <table:table-cell office:value-type="float" office:value="0.0194303" calcext:value-type="float">
            <text:p>0,0194303</text:p>
          </table:table-cell>
          <table:table-cell office:value-type="float" office:value="0.0000150956" calcext:value-type="float">
            <text:p>1,51E-05</text:p>
          </table:table-cell>
          <table:table-cell table:number-columns-repeated="2"/>
          <table:table-cell office:value-type="float" office:value="0.250852" calcext:value-type="float">
            <text:p>0,250852</text:p>
          </table:table-cell>
          <table:table-cell table:style-name="Default" office:value-type="float" office:value="0.00142757" calcext:value-type="float">
            <text:p>0,00142757</text:p>
          </table:table-cell>
          <table:table-cell office:value-type="float" office:value="0.249329" calcext:value-type="float">
            <text:p>0,249329</text:p>
          </table:table-cell>
          <table:table-cell table:style-name="Default" office:value-type="float" office:value="0.00149164" calcext:value-type="float">
            <text:p>0,00149164</text:p>
          </table:table-cell>
        </table:table-row>
        <table:table-row table:style-name="ro1">
          <table:table-cell office:value-type="float" office:value="0.0195285" calcext:value-type="float">
            <text:p>0,0195285</text:p>
          </table:table-cell>
          <table:table-cell office:value-type="float" office:value="0.00000391299" calcext:value-type="float">
            <text:p>3,91E-06</text:p>
          </table:table-cell>
          <table:table-cell office:value-type="float" office:value="0.0194279" calcext:value-type="float">
            <text:p>0,0194279</text:p>
          </table:table-cell>
          <table:table-cell office:value-type="float" office:value="0.00000531975" calcext:value-type="float">
            <text:p>5,32E-06</text:p>
          </table:table-cell>
          <table:table-cell table:number-columns-repeated="2"/>
          <table:table-cell office:value-type="float" office:value="0.250371" calcext:value-type="float">
            <text:p>0,250371</text:p>
          </table:table-cell>
          <table:table-cell office:value-type="float" office:value="0.00000837741" calcext:value-type="float">
            <text:p>8,38E-06</text:p>
          </table:table-cell>
          <table:table-cell office:value-type="float" office:value="0.248833" calcext:value-type="float">
            <text:p>0,248833</text:p>
          </table:table-cell>
          <table:table-cell office:value-type="float" office:value="0.00000227049" calcext:value-type="float">
            <text:p>2,27E-06</text:p>
          </table:table-cell>
        </table:table-row>
        <table:table-row table:style-name="ro1">
          <table:table-cell office:value-type="float" office:value="0.0195325" calcext:value-type="float">
            <text:p>0,0195325</text:p>
          </table:table-cell>
          <table:table-cell office:value-type="float" office:value="0.0000198721" calcext:value-type="float">
            <text:p>1,99E-05</text:p>
          </table:table-cell>
          <table:table-cell office:value-type="float" office:value="0.0194316" calcext:value-type="float">
            <text:p>0,0194316</text:p>
          </table:table-cell>
          <table:table-cell office:value-type="float" office:value="0.0000211025" calcext:value-type="float">
            <text:p>2,11E-05</text:p>
          </table:table-cell>
          <table:table-cell table:number-columns-repeated="2"/>
          <table:table-cell office:value-type="float" office:value="0.250377" calcext:value-type="float">
            <text:p>0,250377</text:p>
          </table:table-cell>
          <table:table-cell office:value-type="float" office:value="0.0000112713" calcext:value-type="float">
            <text:p>1,13E-05</text:p>
          </table:table-cell>
          <table:table-cell office:value-type="float" office:value="0.248835" calcext:value-type="float">
            <text:p>0,248835</text:p>
          </table:table-cell>
          <table:table-cell office:value-type="float" office:value="0.00000641059" calcext:value-type="float">
            <text:p>6,41E-06</text:p>
          </table:table-cell>
        </table:table-row>
        <table:table-row table:style-name="ro1">
          <table:table-cell office:value-type="float" office:value="0.0195274" calcext:value-type="float">
            <text:p>0,0195274</text:p>
          </table:table-cell>
          <table:table-cell office:value-type="float" office:value="0.00000347711" calcext:value-type="float">
            <text:p>3,48E-06</text:p>
          </table:table-cell>
          <table:table-cell office:value-type="float" office:value="0.0194265" calcext:value-type="float">
            <text:p>0,0194265</text:p>
          </table:table-cell>
          <table:table-cell office:value-type="float" office:value="0.00000478426" calcext:value-type="float">
            <text:p>4,78E-06</text:p>
          </table:table-cell>
          <table:table-cell table:number-columns-repeated="2"/>
          <table:table-cell office:value-type="float" office:value="0.250375" calcext:value-type="float">
            <text:p>0,250375</text:p>
          </table:table-cell>
          <table:table-cell office:value-type="float" office:value="0.00000698065" calcext:value-type="float">
            <text:p>6,98E-06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456162" calcext:value-type="float">
            <text:p>4,56E-06</text:p>
          </table:table-cell>
        </table:table-row>
        <table:table-row table:style-name="ro1">
          <table:table-cell office:value-type="float" office:value="0.0195265" calcext:value-type="float">
            <text:p>0,0195265</text:p>
          </table:table-cell>
          <table:table-cell office:value-type="float" office:value="0.00000298722" calcext:value-type="float">
            <text:p>2,99E-06</text:p>
          </table:table-cell>
          <table:table-cell office:value-type="float" office:value="0.0194254" calcext:value-type="float">
            <text:p>0,0194254</text:p>
          </table:table-cell>
          <table:table-cell office:value-type="float" office:value="0.0000041423" calcext:value-type="float">
            <text:p>4,14E-06</text:p>
          </table:table-cell>
          <table:table-cell table:number-columns-repeated="2"/>
          <table:table-cell office:value-type="float" office:value="0.250373" calcext:value-type="float">
            <text:p>0,250373</text:p>
          </table:table-cell>
          <table:table-cell office:value-type="float" office:value="0.00000909874" calcext:value-type="float">
            <text:p>9,10E-06</text:p>
          </table:table-cell>
          <table:table-cell office:value-type="float" office:value="0.248833" calcext:value-type="float">
            <text:p>0,248833</text:p>
          </table:table-cell>
          <table:table-cell office:value-type="float" office:value="0.00000437389" calcext:value-type="float">
            <text:p>4,37E-06</text:p>
          </table:table-cell>
        </table:table-row>
        <table:table-row table:style-name="ro1">
          <table:table-cell office:value-type="float" office:value="0.0195253" calcext:value-type="float">
            <text:p>0,0195253</text:p>
          </table:table-cell>
          <table:table-cell office:value-type="float" office:value="0.00000365293" calcext:value-type="float">
            <text:p>3,65E-06</text:p>
          </table:table-cell>
          <table:table-cell office:value-type="float" office:value="0.0194233" calcext:value-type="float">
            <text:p>0,0194233</text:p>
          </table:table-cell>
          <table:table-cell office:value-type="float" office:value="0.00000523813" calcext:value-type="float">
            <text:p>5,24E-06</text:p>
          </table:table-cell>
          <table:table-cell table:number-columns-repeated="2"/>
          <table:table-cell office:value-type="float" office:value="0.250375" calcext:value-type="float">
            <text:p>0,250375</text:p>
          </table:table-cell>
          <table:table-cell office:value-type="float" office:value="0.00000531289" calcext:value-type="float">
            <text:p>5,31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0566368" calcext:value-type="float">
            <text:p>5,66E-07</text:p>
          </table:table-cell>
        </table:table-row>
        <table:table-row table:style-name="ro1">
          <table:table-cell office:value-type="float" office:value="0.0195235" calcext:value-type="float">
            <text:p>0,0195235</text:p>
          </table:table-cell>
          <table:table-cell office:value-type="float" office:value="0.00000436329" calcext:value-type="float">
            <text:p>4,36E-06</text:p>
          </table:table-cell>
          <table:table-cell office:value-type="float" office:value="0.0194208" calcext:value-type="float">
            <text:p>0,0194208</text:p>
          </table:table-cell>
          <table:table-cell office:value-type="float" office:value="0.0000061596" calcext:value-type="float">
            <text:p>6,16E-06</text:p>
          </table:table-cell>
          <table:table-cell table:number-columns-repeated="2"/>
          <table:table-cell office:value-type="float" office:value="0.250386" calcext:value-type="float">
            <text:p>0,250386</text:p>
          </table:table-cell>
          <table:table-cell office:value-type="float" office:value="0.0000256122" calcext:value-type="float">
            <text:p>2,56E-05</text:p>
          </table:table-cell>
          <table:table-cell office:value-type="float" office:value="0.248842" calcext:value-type="float">
            <text:p>0,248842</text:p>
          </table:table-cell>
          <table:table-cell office:value-type="float" office:value="0.000033309" calcext:value-type="float">
            <text:p>3,33E-05</text:p>
          </table:table-cell>
        </table:table-row>
        <table:table-row table:style-name="ro1">
          <table:table-cell office:value-type="float" office:value="0.0195272" calcext:value-type="float">
            <text:p>0,0195272</text:p>
          </table:table-cell>
          <table:table-cell office:value-type="float" office:value="0.00000341278" calcext:value-type="float">
            <text:p>3,41E-06</text:p>
          </table:table-cell>
          <table:table-cell office:value-type="float" office:value="0.0194263" calcext:value-type="float">
            <text:p>0,0194263</text:p>
          </table:table-cell>
          <table:table-cell office:value-type="float" office:value="0.00000458595" calcext:value-type="float">
            <text:p>4,59E-06</text:p>
          </table:table-cell>
          <table:table-cell table:number-columns-repeated="2"/>
          <table:table-cell office:value-type="float" office:value="0.250376" calcext:value-type="float">
            <text:p>0,250376</text:p>
          </table:table-cell>
          <table:table-cell office:value-type="float" office:value="0.0000104123" calcext:value-type="float">
            <text:p>1,04E-05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71899" calcext:value-type="float">
            <text:p>1,72E-06</text:p>
          </table:table-cell>
        </table:table-row>
        <table:table-row table:style-name="ro1">
          <table:table-cell office:value-type="float" office:value="0.0195248" calcext:value-type="float">
            <text:p>0,0195248</text:p>
          </table:table-cell>
          <table:table-cell office:value-type="float" office:value="0.00000605372" calcext:value-type="float">
            <text:p>6,05E-06</text:p>
          </table:table-cell>
          <table:table-cell office:value-type="float" office:value="0.0194226" calcext:value-type="float">
            <text:p>0,0194226</text:p>
          </table:table-cell>
          <table:table-cell office:value-type="float" office:value="0.00000816259" calcext:value-type="float">
            <text:p>8,16E-06</text:p>
          </table:table-cell>
          <table:table-cell table:number-columns-repeated="2"/>
          <table:table-cell office:value-type="float" office:value="0.250374" calcext:value-type="float">
            <text:p>0,250374</text:p>
          </table:table-cell>
          <table:table-cell office:value-type="float" office:value="0.00000733673" calcext:value-type="float">
            <text:p>7,34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0719481" calcext:value-type="float">
            <text:p>7,19E-07</text:p>
          </table:table-cell>
        </table:table-row>
        <table:table-row table:style-name="ro1">
          <table:table-cell office:value-type="float" office:value="0.0195236" calcext:value-type="float">
            <text:p>0,0195236</text:p>
          </table:table-cell>
          <table:table-cell office:value-type="float" office:value="0.002946" calcext:value-type="float">
            <text:p>2,95E-03</text:p>
          </table:table-cell>
          <table:table-cell office:value-type="float" office:value="0.0194211" calcext:value-type="float">
            <text:p>0,0194211</text:p>
          </table:table-cell>
          <table:table-cell office:value-type="float" office:value="0.00000443866" calcext:value-type="float">
            <text:p>4,44E-06</text:p>
          </table:table-cell>
          <table:table-cell table:number-columns-repeated="2"/>
          <table:table-cell office:value-type="float" office:value="0.250372" calcext:value-type="float">
            <text:p>0,250372</text:p>
          </table:table-cell>
          <table:table-cell office:value-type="float" office:value="0.00000761304" calcext:value-type="float">
            <text:p>7,61E-06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2162" calcext:value-type="float">
            <text:p>2,16E-03</text:p>
          </table:table-cell>
        </table:table-row>
        <table:table-row table:style-name="ro1">
          <table:table-cell office:value-type="float" office:value="0.0195272" calcext:value-type="float">
            <text:p>0,0195272</text:p>
          </table:table-cell>
          <table:table-cell office:value-type="float" office:value="0.00000684449" calcext:value-type="float">
            <text:p>6,84E-06</text:p>
          </table:table-cell>
          <table:table-cell office:value-type="float" office:value="0.0194259" calcext:value-type="float">
            <text:p>0,0194259</text:p>
          </table:table-cell>
          <table:table-cell office:value-type="float" office:value="0.00000928467" calcext:value-type="float">
            <text:p>9,28E-06</text:p>
          </table:table-cell>
          <table:table-cell table:number-columns-repeated="2"/>
          <table:table-cell office:value-type="float" office:value="0.250375" calcext:value-type="float">
            <text:p>0,250375</text:p>
          </table:table-cell>
          <table:table-cell office:value-type="float" office:value="0.0000103821" calcext:value-type="float">
            <text:p>1,04E-05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226308" calcext:value-type="float">
            <text:p>2,26E-06</text:p>
          </table:table-cell>
        </table:table-row>
        <table:table-row table:style-name="ro1">
          <table:table-cell office:value-type="float" office:value="0.0195277" calcext:value-type="float">
            <text:p>0,0195277</text:p>
          </table:table-cell>
          <table:table-cell office:value-type="float" office:value="0.00000354652" calcext:value-type="float">
            <text:p>3,55E-06</text:p>
          </table:table-cell>
          <table:table-cell office:value-type="float" office:value="0.0194269" calcext:value-type="float">
            <text:p>0,0194269</text:p>
          </table:table-cell>
          <table:table-cell office:value-type="float" office:value="0.00000492319" calcext:value-type="float">
            <text:p>4,92E-06</text:p>
          </table:table-cell>
          <table:table-cell table:number-columns-repeated="2"/>
          <table:table-cell office:value-type="float" office:value="0.250378" calcext:value-type="float">
            <text:p>0,250378</text:p>
          </table:table-cell>
          <table:table-cell office:value-type="float" office:value="0.00000785799" calcext:value-type="float">
            <text:p>7,86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21536" calcext:value-type="float">
            <text:p>1,22E-06</text:p>
          </table:table-cell>
        </table:table-row>
        <table:table-row table:style-name="ro1">
          <table:table-cell office:value-type="float" office:value="0.0195262" calcext:value-type="float">
            <text:p>0,0195262</text:p>
          </table:table-cell>
          <table:table-cell office:value-type="float" office:value="0.00000341112" calcext:value-type="float">
            <text:p>3,41E-06</text:p>
          </table:table-cell>
          <table:table-cell office:value-type="float" office:value="0.0194248" calcext:value-type="float">
            <text:p>0,0194248</text:p>
          </table:table-cell>
          <table:table-cell office:value-type="float" office:value="0.00000477996" calcext:value-type="float">
            <text:p>4,78E-06</text:p>
          </table:table-cell>
          <table:table-cell table:number-columns-repeated="2"/>
          <table:table-cell office:value-type="float" office:value="0.250378" calcext:value-type="float">
            <text:p>0,250378</text:p>
          </table:table-cell>
          <table:table-cell office:value-type="float" office:value="0.00000755347" calcext:value-type="float">
            <text:p>7,55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5185" calcext:value-type="float">
            <text:p>1,52E-06</text:p>
          </table:table-cell>
        </table:table-row>
        <table:table-row table:style-name="ro1">
          <table:table-cell office:value-type="float" office:value="0.0195279" calcext:value-type="float">
            <text:p>0,0195279</text:p>
          </table:table-cell>
          <table:table-cell office:value-type="float" office:value="0.00000925984" calcext:value-type="float">
            <text:p>9,26E-06</text:p>
          </table:table-cell>
          <table:table-cell office:value-type="float" office:value="0.0194261" calcext:value-type="float">
            <text:p>0,0194261</text:p>
          </table:table-cell>
          <table:table-cell office:value-type="float" office:value="0.0000110295" calcext:value-type="float">
            <text:p>1,10E-05</text:p>
          </table:table-cell>
          <table:table-cell table:number-columns-repeated="2"/>
          <table:table-cell office:value-type="float" office:value="0.250373" calcext:value-type="float">
            <text:p>0,250373</text:p>
          </table:table-cell>
          <table:table-cell office:value-type="float" office:value="0.0000106977" calcext:value-type="float">
            <text:p>1,07E-05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251179" calcext:value-type="float">
            <text:p>2,51E-06</text:p>
          </table:table-cell>
        </table:table-row>
        <table:table-row table:style-name="ro1">
          <table:table-cell office:value-type="float" office:value="0.0195275" calcext:value-type="float">
            <text:p>0,0195275</text:p>
          </table:table-cell>
          <table:table-cell office:value-type="float" office:value="0.00000471758" calcext:value-type="float">
            <text:p>4,72E-06</text:p>
          </table:table-cell>
          <table:table-cell office:value-type="float" office:value="0.0194263" calcext:value-type="float">
            <text:p>0,0194263</text:p>
          </table:table-cell>
          <table:table-cell office:value-type="float" office:value="0.00000651248" calcext:value-type="float">
            <text:p>6,51E-06</text:p>
          </table:table-cell>
          <table:table-cell table:number-columns-repeated="2"/>
          <table:table-cell office:value-type="float" office:value="0.250375" calcext:value-type="float">
            <text:p>0,250375</text:p>
          </table:table-cell>
          <table:table-cell office:value-type="float" office:value="0.0000071733" calcext:value-type="float">
            <text:p>7,17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44259" calcext:value-type="float">
            <text:p>1,44E-06</text:p>
          </table:table-cell>
        </table:table-row>
        <table:table-row table:style-name="ro1">
          <table:table-cell office:value-type="float" office:value="0.0195267" calcext:value-type="float">
            <text:p>0,0195267</text:p>
          </table:table-cell>
          <table:table-cell office:value-type="float" office:value="0.00000367093" calcext:value-type="float">
            <text:p>3,67E-06</text:p>
          </table:table-cell>
          <table:table-cell office:value-type="float" office:value="0.0194254" calcext:value-type="float">
            <text:p>0,0194254</text:p>
          </table:table-cell>
          <table:table-cell office:value-type="float" office:value="0.00000512326" calcext:value-type="float">
            <text:p>5,12E-06</text:p>
          </table:table-cell>
          <table:table-cell table:number-columns-repeated="2"/>
          <table:table-cell office:value-type="float" office:value="0.250378" calcext:value-type="float">
            <text:p>0,250378</text:p>
          </table:table-cell>
          <table:table-cell office:value-type="float" office:value="0.0000174963" calcext:value-type="float">
            <text:p>1,75E-05</text:p>
          </table:table-cell>
          <table:table-cell office:value-type="float" office:value="0.248837" calcext:value-type="float">
            <text:p>0,248837</text:p>
          </table:table-cell>
          <table:table-cell office:value-type="float" office:value="0.0000184295" calcext:value-type="float">
            <text:p>1,84E-05</text:p>
          </table:table-cell>
        </table:table-row>
        <table:table-row table:style-name="ro1">
          <table:table-cell office:value-type="float" office:value="0.0195241" calcext:value-type="float">
            <text:p>0,0195241</text:p>
          </table:table-cell>
          <table:table-cell office:value-type="float" office:value="0.0000042759" calcext:value-type="float">
            <text:p>4,28E-06</text:p>
          </table:table-cell>
          <table:table-cell office:value-type="float" office:value="0.0194216" calcext:value-type="float">
            <text:p>0,0194216</text:p>
          </table:table-cell>
          <table:table-cell office:value-type="float" office:value="0.00000606778" calcext:value-type="float">
            <text:p>6,07E-06</text:p>
          </table:table-cell>
          <table:table-cell table:number-columns-repeated="2"/>
          <table:table-cell office:value-type="float" office:value="0.250378" calcext:value-type="float">
            <text:p>0,250378</text:p>
          </table:table-cell>
          <table:table-cell office:value-type="float" office:value="0.00000789784" calcext:value-type="float">
            <text:p>7,90E-06</text:p>
          </table:table-cell>
          <table:table-cell office:value-type="float" office:value="0.24883" calcext:value-type="float">
            <text:p>0,24883</text:p>
          </table:table-cell>
          <table:table-cell office:value-type="float" office:value="0.00000152433" calcext:value-type="float">
            <text:p>1,52E-06</text:p>
          </table:table-cell>
        </table:table-row>
        <table:table-row table:style-name="ro1">
          <table:table-cell office:value-type="float" office:value="0.0195261" calcext:value-type="float">
            <text:p>0,0195261</text:p>
          </table:table-cell>
          <table:table-cell office:value-type="float" office:value="0.00000310155" calcext:value-type="float">
            <text:p>3,10E-06</text:p>
          </table:table-cell>
          <table:table-cell office:value-type="float" office:value="0.0194246" calcext:value-type="float">
            <text:p>0,0194246</text:p>
          </table:table-cell>
          <table:table-cell office:value-type="float" office:value="0.00000430077" calcext:value-type="float">
            <text:p>4,30E-06</text:p>
          </table:table-cell>
          <table:table-cell table:number-columns-repeated="2"/>
          <table:table-cell office:value-type="float" office:value="0.250379" calcext:value-type="float">
            <text:p>0,250379</text:p>
          </table:table-cell>
          <table:table-cell office:value-type="float" office:value="0.0000103419" calcext:value-type="float">
            <text:p>1,03E-05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227645" calcext:value-type="float">
            <text:p>2,28E-06</text:p>
          </table:table-cell>
        </table:table-row>
        <table:table-row table:style-name="ro1">
          <table:table-cell office:value-type="float" office:value="0.0195249" calcext:value-type="float">
            <text:p>0,0195249</text:p>
          </table:table-cell>
          <table:table-cell office:value-type="float" office:value="0.00000565094" calcext:value-type="float">
            <text:p>5,65E-06</text:p>
          </table:table-cell>
          <table:table-cell office:value-type="float" office:value="0.0194227" calcext:value-type="float">
            <text:p>0,0194227</text:p>
          </table:table-cell>
          <table:table-cell office:value-type="float" office:value="0.00000768886" calcext:value-type="float">
            <text:p>7,69E-06</text:p>
          </table:table-cell>
          <table:table-cell table:number-columns-repeated="2"/>
          <table:table-cell office:value-type="float" office:value="0.250377" calcext:value-type="float">
            <text:p>0,250377</text:p>
          </table:table-cell>
          <table:table-cell office:value-type="float" office:value="0.00000785586" calcext:value-type="float">
            <text:p>7,86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02286" calcext:value-type="float">
            <text:p>1,02E-06</text:p>
          </table:table-cell>
        </table:table-row>
        <table:table-row table:style-name="ro1">
          <table:table-cell office:value-type="float" office:value="0.0195236" calcext:value-type="float">
            <text:p>0,0195236</text:p>
          </table:table-cell>
          <table:table-cell office:value-type="float" office:value="0.00000314002" calcext:value-type="float">
            <text:p>3,14E-06</text:p>
          </table:table-cell>
          <table:table-cell office:value-type="float" office:value="0.0194209" calcext:value-type="float">
            <text:p>0,0194209</text:p>
          </table:table-cell>
          <table:table-cell office:value-type="float" office:value="0.00000465271" calcext:value-type="float">
            <text:p>4,65E-06</text:p>
          </table:table-cell>
          <table:table-cell table:number-columns-repeated="2"/>
          <table:table-cell office:value-type="float" office:value="0.250384" calcext:value-type="float">
            <text:p>0,250384</text:p>
          </table:table-cell>
          <table:table-cell office:value-type="float" office:value="0.00000983586" calcext:value-type="float">
            <text:p>9,84E-06</text:p>
          </table:table-cell>
          <table:table-cell office:value-type="float" office:value="0.24883" calcext:value-type="float">
            <text:p>0,24883</text:p>
          </table:table-cell>
          <table:table-cell office:value-type="float" office:value="0.000000828715" calcext:value-type="float">
            <text:p>8,29E-07</text:p>
          </table:table-cell>
        </table:table-row>
        <table:table-row table:style-name="ro1">
          <table:table-cell office:value-type="float" office:value="0.0195237" calcext:value-type="float">
            <text:p>0,0195237</text:p>
          </table:table-cell>
          <table:table-cell office:value-type="float" office:value="0.00000315238" calcext:value-type="float">
            <text:p>3,15E-06</text:p>
          </table:table-cell>
          <table:table-cell office:value-type="float" office:value="0.019421" calcext:value-type="float">
            <text:p>0,019421</text:p>
          </table:table-cell>
          <table:table-cell office:value-type="float" office:value="0.00000456889" calcext:value-type="float">
            <text:p>4,57E-06</text:p>
          </table:table-cell>
          <table:table-cell table:number-columns-repeated="2"/>
          <table:table-cell office:value-type="float" office:value="0.250379" calcext:value-type="float">
            <text:p>0,250379</text:p>
          </table:table-cell>
          <table:table-cell office:value-type="float" office:value="0.00000915375" calcext:value-type="float">
            <text:p>9,15E-06</text:p>
          </table:table-cell>
          <table:table-cell office:value-type="float" office:value="0.248833" calcext:value-type="float">
            <text:p>0,248833</text:p>
          </table:table-cell>
          <table:table-cell office:value-type="float" office:value="0.00000649392" calcext:value-type="float">
            <text:p>6,49E-06</text:p>
          </table:table-cell>
        </table:table-row>
        <table:table-row table:style-name="ro1">
          <table:table-cell office:value-type="float" office:value="0.0195247" calcext:value-type="float">
            <text:p>0,0195247</text:p>
          </table:table-cell>
          <table:table-cell office:value-type="float" office:value="0.00000581783" calcext:value-type="float">
            <text:p>5,82E-06</text:p>
          </table:table-cell>
          <table:table-cell office:value-type="float" office:value="0.0194224" calcext:value-type="float">
            <text:p>0,0194224</text:p>
          </table:table-cell>
          <table:table-cell office:value-type="float" office:value="0.00000793522" calcext:value-type="float">
            <text:p>7,94E-06</text:p>
          </table:table-cell>
          <table:table-cell table:number-columns-repeated="2"/>
          <table:table-cell office:value-type="float" office:value="0.250375" calcext:value-type="float">
            <text:p>0,250375</text:p>
          </table:table-cell>
          <table:table-cell office:value-type="float" office:value="0.00000969968" calcext:value-type="float">
            <text:p>9,70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22381" calcext:value-type="float">
            <text:p>1,22E-06</text:p>
          </table:table-cell>
        </table:table-row>
        <table:table-row table:style-name="ro1">
          <table:table-cell office:value-type="float" office:value="0.0195211" calcext:value-type="float">
            <text:p>0,0195211</text:p>
          </table:table-cell>
          <table:table-cell office:value-type="float" office:value="0.00000194458" calcext:value-type="float">
            <text:p>1,94E-06</text:p>
          </table:table-cell>
          <table:table-cell office:value-type="float" office:value="0.0194172" calcext:value-type="float">
            <text:p>0,0194172</text:p>
          </table:table-cell>
          <table:table-cell office:value-type="float" office:value="0.00000295378" calcext:value-type="float">
            <text:p>2,95E-06</text:p>
          </table:table-cell>
          <table:table-cell table:number-columns-repeated="2"/>
          <table:table-cell office:value-type="float" office:value="0.250375" calcext:value-type="float">
            <text:p>0,250375</text:p>
          </table:table-cell>
          <table:table-cell office:value-type="float" office:value="0.00000869016" calcext:value-type="float">
            <text:p>8,69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207177" calcext:value-type="float">
            <text:p>2,07E-06</text:p>
          </table:table-cell>
        </table:table-row>
        <table:table-row table:style-name="ro1">
          <table:table-cell office:value-type="float" office:value="0.0195227" calcext:value-type="float">
            <text:p>0,0195227</text:p>
          </table:table-cell>
          <table:table-cell office:value-type="float" office:value="0.00000365173" calcext:value-type="float">
            <text:p>3,65E-06</text:p>
          </table:table-cell>
          <table:table-cell office:value-type="float" office:value="0.0194197" calcext:value-type="float">
            <text:p>0,0194197</text:p>
          </table:table-cell>
          <table:table-cell office:value-type="float" office:value="0.00000539155" calcext:value-type="float">
            <text:p>5,39E-06</text:p>
          </table:table-cell>
          <table:table-cell table:number-columns-repeated="2"/>
          <table:table-cell office:value-type="float" office:value="0.250381" calcext:value-type="float">
            <text:p>0,250381</text:p>
          </table:table-cell>
          <table:table-cell office:value-type="float" office:value="0.00000985226" calcext:value-type="float">
            <text:p>9,85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2469" calcext:value-type="float">
            <text:p>1,25E-06</text:p>
          </table:table-cell>
        </table:table-row>
        <table:table-row table:style-name="ro1">
          <table:table-cell office:value-type="float" office:value="0.0195265" calcext:value-type="float">
            <text:p>0,0195265</text:p>
          </table:table-cell>
          <table:table-cell office:value-type="float" office:value="0.00000520454" calcext:value-type="float">
            <text:p>5,20E-06</text:p>
          </table:table-cell>
          <table:table-cell office:value-type="float" office:value="0.0194247" calcext:value-type="float">
            <text:p>0,0194247</text:p>
          </table:table-cell>
          <table:table-cell office:value-type="float" office:value="0.00000760171" calcext:value-type="float">
            <text:p>7,60E-06</text:p>
          </table:table-cell>
          <table:table-cell table:number-columns-repeated="2"/>
          <table:table-cell office:value-type="float" office:value="0.250385" calcext:value-type="float">
            <text:p>0,250385</text:p>
          </table:table-cell>
          <table:table-cell office:value-type="float" office:value="0.00000899981" calcext:value-type="float">
            <text:p>9,00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0656098" calcext:value-type="float">
            <text:p>6,56E-07</text:p>
          </table:table-cell>
        </table:table-row>
        <table:table-row table:style-name="ro1">
          <table:table-cell office:value-type="float" office:value="0.0195227" calcext:value-type="float">
            <text:p>0,0195227</text:p>
          </table:table-cell>
          <table:table-cell office:value-type="float" office:value="0.00000299129" calcext:value-type="float">
            <text:p>2,99E-06</text:p>
          </table:table-cell>
          <table:table-cell office:value-type="float" office:value="0.0194196" calcext:value-type="float">
            <text:p>0,0194196</text:p>
          </table:table-cell>
          <table:table-cell office:value-type="float" office:value="0.00000438135" calcext:value-type="float">
            <text:p>4,38E-06</text:p>
          </table:table-cell>
          <table:table-cell table:number-columns-repeated="2"/>
          <table:table-cell office:value-type="float" office:value="0.250382" calcext:value-type="float">
            <text:p>0,250382</text:p>
          </table:table-cell>
          <table:table-cell office:value-type="float" office:value="0.0000109637" calcext:value-type="float">
            <text:p>1,10E-05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53525" calcext:value-type="float">
            <text:p>1,54E-06</text:p>
          </table:table-cell>
        </table:table-row>
        <table:table-row table:style-name="ro1">
          <table:table-cell office:value-type="float" office:value="0.0195232" calcext:value-type="float">
            <text:p>0,0195232</text:p>
          </table:table-cell>
          <table:table-cell office:value-type="float" office:value="0.00000413081" calcext:value-type="float">
            <text:p>4,13E-06</text:p>
          </table:table-cell>
          <table:table-cell office:value-type="float" office:value="0.01942" calcext:value-type="float">
            <text:p>0,01942</text:p>
          </table:table-cell>
          <table:table-cell office:value-type="float" office:value="0.00000588406" calcext:value-type="float">
            <text:p>5,88E-06</text:p>
          </table:table-cell>
          <table:table-cell table:number-columns-repeated="2"/>
          <table:table-cell office:value-type="float" office:value="0.250389" calcext:value-type="float">
            <text:p>0,250389</text:p>
          </table:table-cell>
          <table:table-cell office:value-type="float" office:value="0.0000088557" calcext:value-type="float">
            <text:p>8,86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0855458" calcext:value-type="float">
            <text:p>8,55E-07</text:p>
          </table:table-cell>
        </table:table-row>
        <table:table-row table:style-name="ro1">
          <table:table-cell office:value-type="float" office:value="0.0195237" calcext:value-type="float">
            <text:p>0,0195237</text:p>
          </table:table-cell>
          <table:table-cell office:value-type="float" office:value="0.00000461006" calcext:value-type="float">
            <text:p>4,61E-06</text:p>
          </table:table-cell>
          <table:table-cell office:value-type="float" office:value="0.0194209" calcext:value-type="float">
            <text:p>0,0194209</text:p>
          </table:table-cell>
          <table:table-cell office:value-type="float" office:value="0.00000648556" calcext:value-type="float">
            <text:p>6,49E-06</text:p>
          </table:table-cell>
          <table:table-cell table:number-columns-repeated="2"/>
          <table:table-cell office:value-type="float" office:value="0.25038" calcext:value-type="float">
            <text:p>0,25038</text:p>
          </table:table-cell>
          <table:table-cell office:value-type="float" office:value="0.0000115631" calcext:value-type="float">
            <text:p>1,16E-05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17305" calcext:value-type="float">
            <text:p>1,73E-06</text:p>
          </table:table-cell>
        </table:table-row>
        <table:table-row table:style-name="ro1">
          <table:table-cell office:value-type="float" office:value="0.0195227" calcext:value-type="float">
            <text:p>0,0195227</text:p>
          </table:table-cell>
          <table:table-cell office:value-type="float" office:value="0.00000385569" calcext:value-type="float">
            <text:p>3,86E-06</text:p>
          </table:table-cell>
          <table:table-cell office:value-type="float" office:value="0.0194193" calcext:value-type="float">
            <text:p>0,0194193</text:p>
          </table:table-cell>
          <table:table-cell office:value-type="float" office:value="0.00000574959" calcext:value-type="float">
            <text:p>5,75E-06</text:p>
          </table:table-cell>
          <table:table-cell table:number-columns-repeated="2"/>
          <table:table-cell office:value-type="float" office:value="0.250385" calcext:value-type="float">
            <text:p>0,250385</text:p>
          </table:table-cell>
          <table:table-cell office:value-type="float" office:value="0.0000080965" calcext:value-type="float">
            <text:p>8,10E-06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0964042" calcext:value-type="float">
            <text:p>9,64E-07</text:p>
          </table:table-cell>
        </table:table-row>
        <table:table-row table:style-name="ro1">
          <table:table-cell office:value-type="float" office:value="0.0195269" calcext:value-type="float">
            <text:p>0,0195269</text:p>
          </table:table-cell>
          <table:table-cell office:value-type="float" office:value="0.00000601799" calcext:value-type="float">
            <text:p>6,02E-06</text:p>
          </table:table-cell>
          <table:table-cell office:value-type="float" office:value="0.019425" calcext:value-type="float">
            <text:p>0,019425</text:p>
          </table:table-cell>
          <table:table-cell office:value-type="float" office:value="0.00000832873" calcext:value-type="float">
            <text:p>8,33E-06</text:p>
          </table:table-cell>
          <table:table-cell table:number-columns-repeated="2"/>
          <table:table-cell office:value-type="float" office:value="0.250386" calcext:value-type="float">
            <text:p>0,250386</text:p>
          </table:table-cell>
          <table:table-cell office:value-type="float" office:value="0.00000660631" calcext:value-type="float">
            <text:p>6,61E-06</text:p>
          </table:table-cell>
          <table:table-cell office:value-type="float" office:value="0.248833" calcext:value-type="float">
            <text:p>0,248833</text:p>
          </table:table-cell>
          <table:table-cell office:value-type="float" office:value="0.0000010661" calcext:value-type="float">
            <text:p>1,07E-06</text:p>
          </table:table-cell>
        </table:table-row>
        <table:table-row table:style-name="ro1">
          <table:table-cell office:value-type="float" office:value="0.0195225" calcext:value-type="float">
            <text:p>0,0195225</text:p>
          </table:table-cell>
          <table:table-cell office:value-type="float" office:value="0.00000333111" calcext:value-type="float">
            <text:p>3,33E-06</text:p>
          </table:table-cell>
          <table:table-cell office:value-type="float" office:value="0.0194186" calcext:value-type="float">
            <text:p>0,0194186</text:p>
          </table:table-cell>
          <table:table-cell office:value-type="float" office:value="0.00000512472" calcext:value-type="float">
            <text:p>5,12E-06</text:p>
          </table:table-cell>
          <table:table-cell table:number-columns-repeated="2"/>
          <table:table-cell office:value-type="float" office:value="0.250388" calcext:value-type="float">
            <text:p>0,250388</text:p>
          </table:table-cell>
          <table:table-cell office:value-type="float" office:value="0.00000787707" calcext:value-type="float">
            <text:p>7,88E-06</text:p>
          </table:table-cell>
          <table:table-cell office:value-type="float" office:value="0.248834" calcext:value-type="float">
            <text:p>0,248834</text:p>
          </table:table-cell>
          <table:table-cell office:value-type="float" office:value="0.00000112402" calcext:value-type="float">
            <text:p>1,12E-06</text:p>
          </table:table-cell>
        </table:table-row>
        <table:table-row table:style-name="ro1">
          <table:table-cell office:value-type="float" office:value="0.0195247" calcext:value-type="float">
            <text:p>0,0195247</text:p>
          </table:table-cell>
          <table:table-cell office:value-type="float" office:value="0.00000334322" calcext:value-type="float">
            <text:p>3,34E-06</text:p>
          </table:table-cell>
          <table:table-cell office:value-type="float" office:value="0.0194218" calcext:value-type="float">
            <text:p>0,0194218</text:p>
          </table:table-cell>
          <table:table-cell office:value-type="float" office:value="0.00000500602" calcext:value-type="float">
            <text:p>5,01E-06</text:p>
          </table:table-cell>
          <table:table-cell table:number-columns-repeated="2"/>
          <table:table-cell office:value-type="float" office:value="0.250387" calcext:value-type="float">
            <text:p>0,250387</text:p>
          </table:table-cell>
          <table:table-cell office:value-type="float" office:value="0.00000748528" calcext:value-type="float">
            <text:p>7,49E-06</text:p>
          </table:table-cell>
          <table:table-cell office:value-type="float" office:value="0.248835" calcext:value-type="float">
            <text:p>0,248835</text:p>
          </table:table-cell>
          <table:table-cell office:value-type="float" office:value="0.00000107542" calcext:value-type="float">
            <text:p>1,08E-06</text:p>
          </table:table-cell>
        </table:table-row>
        <table:table-row table:style-name="ro1">
          <table:table-cell office:value-type="float" office:value="0.0195251" calcext:value-type="float">
            <text:p>0,0195251</text:p>
          </table:table-cell>
          <table:table-cell office:value-type="float" office:value="0.0000034106" calcext:value-type="float">
            <text:p>3,41E-06</text:p>
          </table:table-cell>
          <table:table-cell office:value-type="float" office:value="0.0194223" calcext:value-type="float">
            <text:p>0,0194223</text:p>
          </table:table-cell>
          <table:table-cell office:value-type="float" office:value="0.00000495569" calcext:value-type="float">
            <text:p>4,96E-06</text:p>
          </table:table-cell>
          <table:table-cell table:number-columns-repeated="2"/>
          <table:table-cell office:value-type="float" office:value="0.250382" calcext:value-type="float">
            <text:p>0,250382</text:p>
          </table:table-cell>
          <table:table-cell office:value-type="float" office:value="0.0000120606" calcext:value-type="float">
            <text:p>1,21E-05</text:p>
          </table:table-cell>
          <table:table-cell office:value-type="float" office:value="0.248838" calcext:value-type="float">
            <text:p>0,248838</text:p>
          </table:table-cell>
          <table:table-cell office:value-type="float" office:value="0.00000243325" calcext:value-type="float">
            <text:p>2,43E-06</text:p>
          </table:table-cell>
        </table:table-row>
        <table:table-row table:style-name="ro1">
          <table:table-cell office:value-type="float" office:value="0.0195254" calcext:value-type="float">
            <text:p>0,0195254</text:p>
          </table:table-cell>
          <table:table-cell office:value-type="float" office:value="0.00000501411" calcext:value-type="float">
            <text:p>5,01E-06</text:p>
          </table:table-cell>
          <table:table-cell office:value-type="float" office:value="0.0194221" calcext:value-type="float">
            <text:p>0,0194221</text:p>
          </table:table-cell>
          <table:table-cell office:value-type="float" office:value="0.00000721924" calcext:value-type="float">
            <text:p>7,22E-06</text:p>
          </table:table-cell>
          <table:table-cell table:number-columns-repeated="2"/>
          <table:table-cell office:value-type="float" office:value="0.250389" calcext:value-type="float">
            <text:p>0,250389</text:p>
          </table:table-cell>
          <table:table-cell office:value-type="float" office:value="0.00000877144" calcext:value-type="float">
            <text:p>8,77E-06</text:p>
          </table:table-cell>
          <table:table-cell office:value-type="float" office:value="0.248838" calcext:value-type="float">
            <text:p>0,248838</text:p>
          </table:table-cell>
          <table:table-cell office:value-type="float" office:value="0.00000148301" calcext:value-type="float">
            <text:p>1,48E-06</text:p>
          </table:table-cell>
        </table:table-row>
        <table:table-row table:style-name="ro1">
          <table:table-cell office:value-type="float" office:value="0.0195278" calcext:value-type="float">
            <text:p>0,0195278</text:p>
          </table:table-cell>
          <table:table-cell office:value-type="float" office:value="0.00000386195" calcext:value-type="float">
            <text:p>3,86E-06</text:p>
          </table:table-cell>
          <table:table-cell office:value-type="float" office:value="0.0194252" calcext:value-type="float">
            <text:p>0,0194252</text:p>
          </table:table-cell>
          <table:table-cell office:value-type="float" office:value="0.00000532172" calcext:value-type="float">
            <text:p>5,32E-06</text:p>
          </table:table-cell>
          <table:table-cell table:number-columns-repeated="2"/>
          <table:table-cell office:value-type="float" office:value="0.250394" calcext:value-type="float">
            <text:p>0,250394</text:p>
          </table:table-cell>
          <table:table-cell office:value-type="float" office:value="0.00000835776" calcext:value-type="float">
            <text:p>8,36E-06</text:p>
          </table:table-cell>
          <table:table-cell office:value-type="float" office:value="0.248842" calcext:value-type="float">
            <text:p>0,248842</text:p>
          </table:table-cell>
          <table:table-cell office:value-type="float" office:value="0.0000019793" calcext:value-type="float">
            <text:p>1,98E-06</text:p>
          </table:table-cell>
        </table:table-row>
        <table:table-row table:style-name="ro1">
          <table:table-cell office:value-type="float" office:value="0.019528" calcext:value-type="float">
            <text:p>0,019528</text:p>
          </table:table-cell>
          <table:table-cell office:value-type="float" office:value="0.00000444682" calcext:value-type="float">
            <text:p>4,45E-06</text:p>
          </table:table-cell>
          <table:table-cell office:value-type="float" office:value="0.0194252" calcext:value-type="float">
            <text:p>0,0194252</text:p>
          </table:table-cell>
          <table:table-cell office:value-type="float" office:value="0.00000638168" calcext:value-type="float">
            <text:p>6,38E-06</text:p>
          </table:table-cell>
          <table:table-cell table:number-columns-repeated="2"/>
          <table:table-cell office:value-type="float" office:value="0.250396" calcext:value-type="float">
            <text:p>0,250396</text:p>
          </table:table-cell>
          <table:table-cell office:value-type="float" office:value="0.0000117086" calcext:value-type="float">
            <text:p>1,17E-05</text:p>
          </table:table-cell>
          <table:table-cell office:value-type="float" office:value="0.248845" calcext:value-type="float">
            <text:p>0,248845</text:p>
          </table:table-cell>
          <table:table-cell office:value-type="float" office:value="0.00000258967" calcext:value-type="float">
            <text:p>2,59E-06</text:p>
          </table:table-cell>
        </table:table-row>
        <table:table-row table:style-name="ro1">
          <table:table-cell office:value-type="float" office:value="0.019528" calcext:value-type="float">
            <text:p>0,019528</text:p>
          </table:table-cell>
          <table:table-cell office:value-type="float" office:value="0.00000417635" calcext:value-type="float">
            <text:p>4,18E-06</text:p>
          </table:table-cell>
          <table:table-cell office:value-type="float" office:value="0.0194243" calcext:value-type="float">
            <text:p>0,0194243</text:p>
          </table:table-cell>
          <table:table-cell office:value-type="float" office:value="0.00000599599" calcext:value-type="float">
            <text:p>6,00E-06</text:p>
          </table:table-cell>
          <table:table-cell table:number-columns-repeated="2"/>
          <table:table-cell office:value-type="float" office:value="0.250402" calcext:value-type="float">
            <text:p>0,250402</text:p>
          </table:table-cell>
          <table:table-cell office:value-type="float" office:value="0.00000927856" calcext:value-type="float">
            <text:p>9,28E-06</text:p>
          </table:table-cell>
          <table:table-cell office:value-type="float" office:value="0.24885" calcext:value-type="float">
            <text:p>0,24885</text:p>
          </table:table-cell>
          <table:table-cell office:value-type="float" office:value="0.0000029242" calcext:value-type="float">
            <text:p>2,92E-06</text:p>
          </table:table-cell>
        </table:table-row>
        <table:table-row table:style-name="ro1">
          <table:table-cell office:value-type="float" office:value="0.0195292" calcext:value-type="float">
            <text:p>0,0195292</text:p>
          </table:table-cell>
          <table:table-cell office:value-type="float" office:value="0.00000301179" calcext:value-type="float">
            <text:p>3,01E-06</text:p>
          </table:table-cell>
          <table:table-cell office:value-type="float" office:value="0.0194251" calcext:value-type="float">
            <text:p>0,0194251</text:p>
          </table:table-cell>
          <table:table-cell office:value-type="float" office:value="0.00000477574" calcext:value-type="float">
            <text:p>4,78E-06</text:p>
          </table:table-cell>
          <table:table-cell table:number-columns-repeated="2"/>
          <table:table-cell office:value-type="float" office:value="0.250414" calcext:value-type="float">
            <text:p>0,250414</text:p>
          </table:table-cell>
          <table:table-cell office:value-type="float" office:value="0.00000716667" calcext:value-type="float">
            <text:p>7,17E-06</text:p>
          </table:table-cell>
          <table:table-cell office:value-type="float" office:value="0.248855" calcext:value-type="float">
            <text:p>0,248855</text:p>
          </table:table-cell>
          <table:table-cell office:value-type="float" office:value="0.00000242124" calcext:value-type="float">
            <text:p>2,42E-06</text:p>
          </table:table-cell>
        </table:table-row>
        <table:table-row table:style-name="ro1">
          <table:table-cell office:value-type="float" office:value="0.019535" calcext:value-type="float">
            <text:p>0,019535</text:p>
          </table:table-cell>
          <table:table-cell office:value-type="float" office:value="0.00000468843" calcext:value-type="float">
            <text:p>4,69E-06</text:p>
          </table:table-cell>
          <table:table-cell office:value-type="float" office:value="0.0194324" calcext:value-type="float">
            <text:p>0,0194324</text:p>
          </table:table-cell>
          <table:table-cell office:value-type="float" office:value="0.00000651879" calcext:value-type="float">
            <text:p>6,52E-06</text:p>
          </table:table-cell>
          <table:table-cell table:number-columns-repeated="2"/>
          <table:table-cell office:value-type="float" office:value="0.250417" calcext:value-type="float">
            <text:p>0,250417</text:p>
          </table:table-cell>
          <table:table-cell office:value-type="float" office:value="0.00000960521" calcext:value-type="float">
            <text:p>9,61E-06</text:p>
          </table:table-cell>
          <table:table-cell office:value-type="float" office:value="0.248862" calcext:value-type="float">
            <text:p>0,248862</text:p>
          </table:table-cell>
          <table:table-cell office:value-type="float" office:value="0.00000495446" calcext:value-type="float">
            <text:p>4,95E-06</text:p>
          </table:table-cell>
        </table:table-row>
        <table:table-row table:style-name="ro1">
          <table:table-cell office:value-type="float" office:value="0.0195372" calcext:value-type="float">
            <text:p>0,0195372</text:p>
          </table:table-cell>
          <table:table-cell office:value-type="float" office:value="0.006983" calcext:value-type="float">
            <text:p>6,98E-03</text:p>
          </table:table-cell>
          <table:table-cell office:value-type="float" office:value="0.0194336" calcext:value-type="float">
            <text:p>0,0194336</text:p>
          </table:table-cell>
          <table:table-cell office:value-type="float" office:value="0.00000978739" calcext:value-type="float">
            <text:p>9,79E-06</text:p>
          </table:table-cell>
          <table:table-cell table:number-columns-repeated="2"/>
          <table:table-cell office:value-type="float" office:value="0.25043" calcext:value-type="float">
            <text:p>0,25043</text:p>
          </table:table-cell>
          <table:table-cell office:value-type="float" office:value="0.00000870576" calcext:value-type="float">
            <text:p>8,71E-06</text:p>
          </table:table-cell>
          <table:table-cell office:value-type="float" office:value="0.248872" calcext:value-type="float">
            <text:p>0,248872</text:p>
          </table:table-cell>
          <table:table-cell office:value-type="float" office:value="0.00000717046" calcext:value-type="float">
            <text:p>7,17E-06</text:p>
          </table:table-cell>
        </table:table-row>
        <table:table-row table:style-name="ro1">
          <table:table-cell office:value-type="float" office:value="0.0195396" calcext:value-type="float">
            <text:p>0,0195396</text:p>
          </table:table-cell>
          <table:table-cell office:value-type="float" office:value="0.00000682635" calcext:value-type="float">
            <text:p>6,83E-06</text:p>
          </table:table-cell>
          <table:table-cell office:value-type="float" office:value="0.0194365" calcext:value-type="float">
            <text:p>0,0194365</text:p>
          </table:table-cell>
          <table:table-cell office:value-type="float" office:value="0.00000889569" calcext:value-type="float">
            <text:p>8,90E-06</text:p>
          </table:table-cell>
          <table:table-cell table:number-columns-repeated="2"/>
          <table:table-cell office:value-type="float" office:value="0.250436" calcext:value-type="float">
            <text:p>0,250436</text:p>
          </table:table-cell>
          <table:table-cell office:value-type="float" office:value="0.0000101455" calcext:value-type="float">
            <text:p>1,01E-05</text:p>
          </table:table-cell>
          <table:table-cell office:value-type="float" office:value="0.248884" calcext:value-type="float">
            <text:p>0,248884</text:p>
          </table:table-cell>
          <table:table-cell office:value-type="float" office:value="0.00000995561" calcext:value-type="float">
            <text:p>9,96E-06</text:p>
          </table:table-cell>
        </table:table-row>
        <table:table-row table:style-name="ro1">
          <table:table-cell office:value-type="float" office:value="0.0195476" calcext:value-type="float">
            <text:p>0,0195476</text:p>
          </table:table-cell>
          <table:table-cell office:value-type="float" office:value="0.00000615799" calcext:value-type="float">
            <text:p>6,16E-06</text:p>
          </table:table-cell>
          <table:table-cell office:value-type="float" office:value="0.0194452" calcext:value-type="float">
            <text:p>0,0194452</text:p>
          </table:table-cell>
          <table:table-cell office:value-type="float" office:value="0.00000817339" calcext:value-type="float">
            <text:p>8,17E-06</text:p>
          </table:table-cell>
          <table:table-cell table:number-columns-repeated="2"/>
          <table:table-cell office:value-type="float" office:value="0.250455" calcext:value-type="float">
            <text:p>0,250455</text:p>
          </table:table-cell>
          <table:table-cell office:value-type="float" office:value="0.00000869974" calcext:value-type="float">
            <text:p>8,70E-06</text:p>
          </table:table-cell>
          <table:table-cell office:value-type="float" office:value="0.248901" calcext:value-type="float">
            <text:p>0,248901</text:p>
          </table:table-cell>
          <table:table-cell office:value-type="float" office:value="0.00000713929" calcext:value-type="float">
            <text:p>7,14E-06</text:p>
          </table:table-cell>
        </table:table-row>
        <table:table-row table:style-name="ro1">
          <table:table-cell office:value-type="float" office:value="0.0195516" calcext:value-type="float">
            <text:p>0,0195516</text:p>
          </table:table-cell>
          <table:table-cell office:value-type="float" office:value="0.00000309397" calcext:value-type="float">
            <text:p>3,09E-06</text:p>
          </table:table-cell>
          <table:table-cell office:value-type="float" office:value="0.0194475" calcext:value-type="float">
            <text:p>0,0194475</text:p>
          </table:table-cell>
          <table:table-cell office:value-type="float" office:value="0.00000465869" calcext:value-type="float">
            <text:p>4,66E-06</text:p>
          </table:table-cell>
          <table:table-cell table:number-columns-repeated="2"/>
          <table:table-cell office:value-type="float" office:value="0.250477" calcext:value-type="float">
            <text:p>0,250477</text:p>
          </table:table-cell>
          <table:table-cell office:value-type="float" office:value="0.00000946692" calcext:value-type="float">
            <text:p>9,47E-06</text:p>
          </table:table-cell>
          <table:table-cell office:value-type="float" office:value="0.248916" calcext:value-type="float">
            <text:p>0,248916</text:p>
          </table:table-cell>
          <table:table-cell office:value-type="float" office:value="0.0000141677" calcext:value-type="float">
            <text:p>1,42E-05</text:p>
          </table:table-cell>
        </table:table-row>
        <table:table-row table:style-name="ro1">
          <table:table-cell office:value-type="float" office:value="0.0195601" calcext:value-type="float">
            <text:p>0,0195601</text:p>
          </table:table-cell>
          <table:table-cell office:value-type="float" office:value="0.00000546987" calcext:value-type="float">
            <text:p>5,47E-06</text:p>
          </table:table-cell>
          <table:table-cell office:value-type="float" office:value="0.0194561" calcext:value-type="float">
            <text:p>0,0194561</text:p>
          </table:table-cell>
          <table:table-cell office:value-type="float" office:value="0.00000676149" calcext:value-type="float">
            <text:p>6,76E-06</text:p>
          </table:table-cell>
          <table:table-cell table:number-columns-repeated="2"/>
          <table:table-cell office:value-type="float" office:value="0.250479" calcext:value-type="float">
            <text:p>0,250479</text:p>
          </table:table-cell>
          <table:table-cell office:value-type="float" office:value="0.0000427776" calcext:value-type="float">
            <text:p>4,28E-05</text:p>
          </table:table-cell>
          <table:table-cell office:value-type="float" office:value="0.24892" calcext:value-type="float">
            <text:p>0,24892</text:p>
          </table:table-cell>
          <table:table-cell office:value-type="float" office:value="0.0000433152" calcext:value-type="float">
            <text:p>4,33E-05</text:p>
          </table:table-cell>
        </table:table-row>
        <table:table-row table:style-name="ro1">
          <table:table-cell office:value-type="float" office:value="0.0195681" calcext:value-type="float">
            <text:p>0,0195681</text:p>
          </table:table-cell>
          <table:table-cell office:value-type="float" office:value="0.00000933896" calcext:value-type="float">
            <text:p>9,34E-06</text:p>
          </table:table-cell>
          <table:table-cell office:value-type="float" office:value="0.0194635" calcext:value-type="float">
            <text:p>0,0194635</text:p>
          </table:table-cell>
          <table:table-cell office:value-type="float" office:value="0.0000111044" calcext:value-type="float">
            <text:p>1,11E-05</text:p>
          </table:table-cell>
          <table:table-cell table:number-columns-repeated="2"/>
          <table:table-cell office:value-type="float" office:value="0.250528" calcext:value-type="float">
            <text:p>0,250528</text:p>
          </table:table-cell>
          <table:table-cell office:value-type="float" office:value="0.000026581" calcext:value-type="float">
            <text:p>2,66E-05</text:p>
          </table:table-cell>
          <table:table-cell office:value-type="float" office:value="0.248968" calcext:value-type="float">
            <text:p>0,248968</text:p>
          </table:table-cell>
          <table:table-cell office:value-type="float" office:value="0.02963" calcext:value-type="float">
            <text:p>2,96E-02</text:p>
          </table:table-cell>
        </table:table-row>
        <table:table-row table:style-name="ro1">
          <table:table-cell office:value-type="float" office:value="0.0195761" calcext:value-type="float">
            <text:p>0,0195761</text:p>
          </table:table-cell>
          <table:table-cell office:value-type="float" office:value="0.00000836814" calcext:value-type="float">
            <text:p>8,37E-06</text:p>
          </table:table-cell>
          <table:table-cell office:value-type="float" office:value="0.0194713" calcext:value-type="float">
            <text:p>0,0194713</text:p>
          </table:table-cell>
          <table:table-cell office:value-type="float" office:value="0.00000999916" calcext:value-type="float">
            <text:p>1,00E-05</text:p>
          </table:table-cell>
          <table:table-cell table:number-columns-repeated="2"/>
          <table:table-cell office:value-type="float" office:value="0.250569" calcext:value-type="float">
            <text:p>0,250569</text:p>
          </table:table-cell>
          <table:table-cell office:value-type="float" office:value="0.0000379432" calcext:value-type="float">
            <text:p>3,79E-05</text:p>
          </table:table-cell>
          <table:table-cell office:value-type="float" office:value="0.249015" calcext:value-type="float">
            <text:p>0,249015</text:p>
          </table:table-cell>
          <table:table-cell office:value-type="float" office:value="0.0000340344" calcext:value-type="float">
            <text:p>3,40E-05</text:p>
          </table:table-cell>
        </table:table-row>
        <table:table-row table:style-name="ro1">
          <table:table-cell office:value-type="float" office:value="0.0195962" calcext:value-type="float">
            <text:p>0,0195962</text:p>
          </table:table-cell>
          <table:table-cell office:value-type="float" office:value="0.00000561557" calcext:value-type="float">
            <text:p>5,62E-06</text:p>
          </table:table-cell>
          <table:table-cell office:value-type="float" office:value="0.0194911" calcext:value-type="float">
            <text:p>0,0194911</text:p>
          </table:table-cell>
          <table:table-cell office:value-type="float" office:value="0.00000726973" calcext:value-type="float">
            <text:p>7,27E-06</text:p>
          </table:table-cell>
          <table:table-cell table:number-columns-repeated="2"/>
          <table:table-cell office:value-type="float" office:value="0.250551" calcext:value-type="float">
            <text:p>0,250551</text:p>
          </table:table-cell>
          <table:table-cell table:style-name="Default" office:value-type="float" office:value="0.000116177" calcext:value-type="float">
            <text:p>0,000116177</text:p>
          </table:table-cell>
          <table:table-cell office:value-type="float" office:value="0.248987" calcext:value-type="float">
            <text:p>0,248987</text:p>
          </table:table-cell>
          <table:table-cell table:style-name="Default" office:value-type="float" office:value="0.000125535" calcext:value-type="float">
            <text:p>0,000125535</text:p>
          </table:table-cell>
        </table:table-row>
        <table:table-row table:style-name="ro1">
          <table:table-cell office:value-type="float" office:value="0.0196026" calcext:value-type="float">
            <text:p>0,0196026</text:p>
          </table:table-cell>
          <table:table-cell office:value-type="float" office:value="0.0000263945" calcext:value-type="float">
            <text:p>2,64E-05</text:p>
          </table:table-cell>
          <table:table-cell office:value-type="float" office:value="0.0194971" calcext:value-type="float">
            <text:p>0,0194971</text:p>
          </table:table-cell>
          <table:table-cell office:value-type="float" office:value="0.0000259557" calcext:value-type="float">
            <text:p>2,60E-05</text:p>
          </table:table-cell>
          <table:table-cell table:number-columns-repeated="2"/>
          <table:table-cell office:value-type="float" office:value="0.250597" calcext:value-type="float">
            <text:p>0,250597</text:p>
          </table:table-cell>
          <table:table-cell table:style-name="Default" office:value-type="float" office:value="0.000149919" calcext:value-type="float">
            <text:p>0,000149919</text:p>
          </table:table-cell>
          <table:table-cell office:value-type="float" office:value="0.249028" calcext:value-type="float">
            <text:p>0,249028</text:p>
          </table:table-cell>
          <table:table-cell table:style-name="Default" office:value-type="float" office:value="0.000167486" calcext:value-type="float">
            <text:p>0,000167486</text:p>
          </table:table-cell>
        </table:table-row>
        <table:table-row table:style-name="ro1">
          <table:table-cell office:value-type="float" office:value="0.0196407" calcext:value-type="float">
            <text:p>0,0196407</text:p>
          </table:table-cell>
          <table:table-cell office:value-type="float" office:value="0.0000107384" calcext:value-type="float">
            <text:p>1,07E-05</text:p>
          </table:table-cell>
          <table:table-cell office:value-type="float" office:value="0.0195348" calcext:value-type="float">
            <text:p>0,0195348</text:p>
          </table:table-cell>
          <table:table-cell office:value-type="float" office:value="0.0000102548" calcext:value-type="float">
            <text:p>1,03E-05</text:p>
          </table:table-cell>
          <table:table-cell table:number-columns-repeated="2"/>
          <table:table-cell office:value-type="float" office:value="0.250444" calcext:value-type="float">
            <text:p>0,250444</text:p>
          </table:table-cell>
          <table:table-cell table:style-name="Default" office:value-type="float" office:value="0.000302798" calcext:value-type="float">
            <text:p>0,000302798</text:p>
          </table:table-cell>
          <table:table-cell office:value-type="float" office:value="0.248873" calcext:value-type="float">
            <text:p>0,248873</text:p>
          </table:table-cell>
          <table:table-cell table:style-name="Default" office:value-type="float" office:value="0.000307794" calcext:value-type="float">
            <text:p>0,000307794</text:p>
          </table:table-cell>
        </table:table-row>
        <table:table-row table:style-name="ro1">
          <table:table-cell office:value-type="float" office:value="0.0196214" calcext:value-type="float">
            <text:p>0,0196214</text:p>
          </table:table-cell>
          <table:table-cell office:value-type="float" office:value="0.0000484099" calcext:value-type="float">
            <text:p>4,84E-05</text:p>
          </table:table-cell>
          <table:table-cell office:value-type="float" office:value="0.0195147" calcext:value-type="float">
            <text:p>0,0195147</text:p>
          </table:table-cell>
          <table:table-cell office:value-type="float" office:value="0.0000502209" calcext:value-type="float">
            <text:p>5,02E-05</text:p>
          </table:table-cell>
          <table:table-cell table:number-columns-repeated="2"/>
          <table:table-cell office:value-type="float" office:value="0.250517" calcext:value-type="float">
            <text:p>0,250517</text:p>
          </table:table-cell>
          <table:table-cell table:style-name="Default" office:value-type="float" office:value="0.000315941" calcext:value-type="float">
            <text:p>0,000315941</text:p>
          </table:table-cell>
          <table:table-cell office:value-type="float" office:value="0.248947" calcext:value-type="float">
            <text:p>0,248947</text:p>
          </table:table-cell>
          <table:table-cell table:style-name="Default" office:value-type="float" office:value="0.000330588" calcext:value-type="float">
            <text:p>0,000330588</text:p>
          </table:table-cell>
        </table:table-row>
        <table:table-row table:style-name="ro1">
          <table:table-cell office:value-type="float" office:value="0.0196528" calcext:value-type="float">
            <text:p>0,0196528</text:p>
          </table:table-cell>
          <table:table-cell office:value-type="float" office:value="0.0000601696" calcext:value-type="float">
            <text:p>6,02E-05</text:p>
          </table:table-cell>
          <table:table-cell office:value-type="float" office:value="0.0195465" calcext:value-type="float">
            <text:p>0,0195465</text:p>
          </table:table-cell>
          <table:table-cell office:value-type="float" office:value="0.0000612384" calcext:value-type="float">
            <text:p>6,12E-05</text:p>
          </table:table-cell>
          <table:table-cell table:number-columns-repeated="2"/>
          <table:table-cell office:value-type="float" office:value="0.250464" calcext:value-type="float">
            <text:p>0,250464</text:p>
          </table:table-cell>
          <table:table-cell table:style-name="Default" office:value-type="float" office:value="0.000665787" calcext:value-type="float">
            <text:p>0,000665787</text:p>
          </table:table-cell>
          <table:table-cell office:value-type="float" office:value="0.248894" calcext:value-type="float">
            <text:p>0,248894</text:p>
          </table:table-cell>
          <table:table-cell table:style-name="Default" office:value-type="float" office:value="0.000663501" calcext:value-type="float">
            <text:p>0,000663501</text:p>
          </table:table-cell>
        </table:table-row>
        <table:table-row table:style-name="ro1">
          <table:table-cell office:value-type="float" office:value="0.019707" calcext:value-type="float">
            <text:p>0,019707</text:p>
          </table:table-cell>
          <table:table-cell table:style-name="Default" office:value-type="float" office:value="0.000107384" calcext:value-type="float">
            <text:p>0,000107384</text:p>
          </table:table-cell>
          <table:table-cell office:value-type="float" office:value="0.0196007" calcext:value-type="float">
            <text:p>0,0196007</text:p>
          </table:table-cell>
          <table:table-cell table:style-name="Default" office:value-type="float" office:value="0.000108746" calcext:value-type="float">
            <text:p>0,000108746</text:p>
          </table:table-cell>
          <table:table-cell table:number-columns-repeated="2"/>
          <table:table-cell office:value-type="float" office:value="0.24982" calcext:value-type="float">
            <text:p>0,24982</text:p>
          </table:table-cell>
          <table:table-cell table:style-name="Default" office:value-type="float" office:value="0.00173962" calcext:value-type="float">
            <text:p>0,00173962</text:p>
          </table:table-cell>
          <table:table-cell office:value-type="float" office:value="0.248214" calcext:value-type="float">
            <text:p>0,248214</text:p>
          </table:table-cell>
          <table:table-cell table:style-name="Default" office:value-type="float" office:value="0.00176088" calcext:value-type="float">
            <text:p>0,00176088</text:p>
          </table:table-cell>
        </table:table-row>
        <table:table-row table:style-name="ro1">
          <table:table-cell office:value-type="float" office:value="0.0196458" calcext:value-type="float">
            <text:p>0,0196458</text:p>
          </table:table-cell>
          <table:table-cell table:style-name="Default" office:value-type="float" office:value="0.000354178" calcext:value-type="float">
            <text:p>0,000354178</text:p>
          </table:table-cell>
          <table:table-cell office:value-type="float" office:value="0.0195381" calcext:value-type="float">
            <text:p>0,0195381</text:p>
          </table:table-cell>
          <table:table-cell table:style-name="Default" office:value-type="float" office:value="0.00035469" calcext:value-type="float">
            <text:p>0,00035469</text:p>
          </table:table-cell>
          <table:table-cell table:number-columns-repeated="2"/>
          <table:table-cell office:value-type="float" office:value="0.247997" calcext:value-type="float">
            <text:p>0,247997</text:p>
          </table:table-cell>
          <table:table-cell table:style-name="Default" office:value-type="float" office:value="0.00246888" calcext:value-type="float">
            <text:p>0,00246888</text:p>
          </table:table-cell>
          <table:table-cell office:value-type="float" office:value="0.246398" calcext:value-type="float">
            <text:p>0,246398</text:p>
          </table:table-cell>
          <table:table-cell table:style-name="Default" office:value-type="float" office:value="0.00249697" calcext:value-type="float">
            <text:p>0,00249697</text:p>
          </table:table-cell>
        </table:table-row>
        <table:table-row table:style-name="ro1">
          <table:table-cell office:value-type="float" office:value="0.0197723" calcext:value-type="float">
            <text:p>0,0197723</text:p>
          </table:table-cell>
          <table:table-cell table:style-name="Default" office:value-type="float" office:value="0.000117188" calcext:value-type="float">
            <text:p>0,000117188</text:p>
          </table:table-cell>
          <table:table-cell office:value-type="float" office:value="0.0196636" calcext:value-type="float">
            <text:p>0,0196636</text:p>
          </table:table-cell>
          <table:table-cell table:style-name="Default" office:value-type="float" office:value="0.000119827" calcext:value-type="float">
            <text:p>0,000119827</text:p>
          </table:table-cell>
          <table:table-cell table:number-columns-repeated="2"/>
          <table:table-cell office:value-type="float" office:value="0.250208" calcext:value-type="float">
            <text:p>0,250208</text:p>
          </table:table-cell>
          <table:table-cell table:style-name="Default" office:value-type="float" office:value="0.00152913" calcext:value-type="float">
            <text:p>0,00152913</text:p>
          </table:table-cell>
          <table:table-cell office:value-type="float" office:value="0.248614" calcext:value-type="float">
            <text:p>0,248614</text:p>
          </table:table-cell>
          <table:table-cell table:style-name="Default" office:value-type="float" office:value="0.00155974" calcext:value-type="float">
            <text:p>0,00155974</text:p>
          </table:table-cell>
        </table:table-row>
        <table:table-row table:style-name="ro1">
          <table:table-cell office:value-type="float" office:value="0.0197485" calcext:value-type="float">
            <text:p>0,0197485</text:p>
          </table:table-cell>
          <table:table-cell table:style-name="Default" office:value-type="float" office:value="0.000278664" calcext:value-type="float">
            <text:p>0,000278664</text:p>
          </table:table-cell>
          <table:table-cell office:value-type="float" office:value="0.0196403" calcext:value-type="float">
            <text:p>0,0196403</text:p>
          </table:table-cell>
          <table:table-cell table:style-name="Default" office:value-type="float" office:value="0.000279019" calcext:value-type="float">
            <text:p>0,000279019</text:p>
          </table:table-cell>
          <table:table-cell table:number-columns-repeated="2"/>
          <table:table-cell office:value-type="float" office:value="0.247358" calcext:value-type="float">
            <text:p>0,247358</text:p>
          </table:table-cell>
          <table:table-cell table:style-name="Default" office:value-type="float" office:value="0.00416167" calcext:value-type="float">
            <text:p>0,00416167</text:p>
          </table:table-cell>
          <table:table-cell office:value-type="float" office:value="0.245784" calcext:value-type="float">
            <text:p>0,245784</text:p>
          </table:table-cell>
          <table:table-cell table:style-name="Default" office:value-type="float" office:value="0.00420176" calcext:value-type="float">
            <text:p>0,00420176</text:p>
          </table:table-cell>
        </table:table-row>
        <table:table-row table:style-name="ro1">
          <table:table-cell office:value-type="float" office:value="0.0192681" calcext:value-type="float">
            <text:p>0,0192681</text:p>
          </table:table-cell>
          <table:table-cell table:style-name="Default" office:value-type="float" office:value="0.00143081" calcext:value-type="float">
            <text:p>0,00143081</text:p>
          </table:table-cell>
          <table:table-cell office:value-type="float" office:value="0.0191575" calcext:value-type="float">
            <text:p>0,0191575</text:p>
          </table:table-cell>
          <table:table-cell table:style-name="Default" office:value-type="float" office:value="0.00143223" calcext:value-type="float">
            <text:p>0,00143223</text:p>
          </table:table-cell>
          <table:table-cell table:number-columns-repeated="2"/>
          <table:table-cell office:value-type="float" office:value="0.245421" calcext:value-type="float">
            <text:p>0,245421</text:p>
          </table:table-cell>
          <table:table-cell table:style-name="Default" office:value-type="float" office:value="0.00644566" calcext:value-type="float">
            <text:p>0,00644566</text:p>
          </table:table-cell>
          <table:table-cell office:value-type="float" office:value="0.243906" calcext:value-type="float">
            <text:p>0,243906</text:p>
          </table:table-cell>
          <table:table-cell table:style-name="Default" office:value-type="float" office:value="0.00637755" calcext:value-type="float">
            <text:p>0,00637755</text:p>
          </table:table-cell>
        </table:table-row>
        <table:table-row table:style-name="ro1">
          <table:table-cell office:value-type="float" office:value="0.0190219" calcext:value-type="float">
            <text:p>0,0190219</text:p>
          </table:table-cell>
          <table:table-cell table:style-name="Default" office:value-type="float" office:value="0.00153199" calcext:value-type="float">
            <text:p>0,00153199</text:p>
          </table:table-cell>
          <table:table-cell office:value-type="float" office:value="0.0189123" calcext:value-type="float">
            <text:p>0,0189123</text:p>
          </table:table-cell>
          <table:table-cell table:style-name="Default" office:value-type="float" office:value="0.00152687" calcext:value-type="float">
            <text:p>0,00152687</text:p>
          </table:table-cell>
          <table:table-cell table:number-columns-repeated="2"/>
          <table:table-cell office:value-type="float" office:value="0.239859" calcext:value-type="float">
            <text:p>0,239859</text:p>
          </table:table-cell>
          <table:table-cell table:style-name="Default" office:value-type="float" office:value="0.0105014" calcext:value-type="float">
            <text:p>0,0105014</text:p>
          </table:table-cell>
          <table:table-cell office:value-type="float" office:value="0.238246" calcext:value-type="float">
            <text:p>0,238246</text:p>
          </table:table-cell>
          <table:table-cell table:style-name="Default" office:value-type="float" office:value="0.010533" calcext:value-type="float">
            <text:p>0,010533</text:p>
          </table:table-cell>
        </table:table-row>
        <table:table-row table:style-name="ro1">
          <table:table-cell office:value-type="float" office:value="0.0185715" calcext:value-type="float">
            <text:p>0,0185715</text:p>
          </table:table-cell>
          <table:table-cell table:style-name="Default" office:value-type="float" office:value="0.00183209" calcext:value-type="float">
            <text:p>0,00183209</text:p>
          </table:table-cell>
          <table:table-cell office:value-type="float" office:value="0.0184704" calcext:value-type="float">
            <text:p>0,0184704</text:p>
          </table:table-cell>
          <table:table-cell table:style-name="Default" office:value-type="float" office:value="0.00182405" calcext:value-type="float">
            <text:p>0,00182405</text:p>
          </table:table-cell>
          <table:table-cell table:number-columns-repeated="2"/>
          <table:table-cell office:value-type="float" office:value="0.234782" calcext:value-type="float">
            <text:p>0,234782</text:p>
          </table:table-cell>
          <table:table-cell table:style-name="Default" office:value-type="float" office:value="0.0140909" calcext:value-type="float">
            <text:p>0,0140909</text:p>
          </table:table-cell>
          <table:table-cell office:value-type="float" office:value="0.233296" calcext:value-type="float">
            <text:p>0,233296</text:p>
          </table:table-cell>
          <table:table-cell table:style-name="Default" office:value-type="float" office:value="0.0140814" calcext:value-type="float">
            <text:p>0,0140814</text:p>
          </table:table-cell>
        </table:table-row>
        <table:table-row table:style-name="ro1">
          <table:table-cell office:value-type="float" office:value="0.0181149" calcext:value-type="float">
            <text:p>0,0181149</text:p>
          </table:table-cell>
          <table:table-cell table:style-name="Default" office:value-type="float" office:value="0.00271901" calcext:value-type="float">
            <text:p>0,00271901</text:p>
          </table:table-cell>
          <table:table-cell office:value-type="float" office:value="0.0180122" calcext:value-type="float">
            <text:p>0,0180122</text:p>
          </table:table-cell>
          <table:table-cell table:style-name="Default" office:value-type="float" office:value="0.00270891" calcext:value-type="float">
            <text:p>0,00270891</text:p>
          </table:table-cell>
          <table:table-cell table:number-columns-repeated="2"/>
          <table:table-cell office:value-type="float" office:value="0.213347" calcext:value-type="float">
            <text:p>0,213347</text:p>
          </table:table-cell>
          <table:table-cell table:style-name="Default" office:value-type="float" office:value="0.0279859" calcext:value-type="float">
            <text:p>0,0279859</text:p>
          </table:table-cell>
          <table:table-cell office:value-type="float" office:value="0.211884" calcext:value-type="float">
            <text:p>0,211884</text:p>
          </table:table-cell>
          <table:table-cell table:style-name="Default" office:value-type="float" office:value="0.0278789" calcext:value-type="float">
            <text:p>0,0278789</text:p>
          </table:table-cell>
        </table:table-row>
        <table:table-row table:style-name="ro1">
          <table:table-cell office:value-type="float" office:value="0.0177031" calcext:value-type="float">
            <text:p>0,0177031</text:p>
          </table:table-cell>
          <table:table-cell table:style-name="Default" office:value-type="float" office:value="0.00307505" calcext:value-type="float">
            <text:p>0,00307505</text:p>
          </table:table-cell>
          <table:table-cell office:value-type="float" office:value="0.0176009" calcext:value-type="float">
            <text:p>0,0176009</text:p>
          </table:table-cell>
          <table:table-cell table:style-name="Default" office:value-type="float" office:value="0.00305701" calcext:value-type="float">
            <text:p>0,00305701</text:p>
          </table:table-cell>
          <table:table-cell table:number-columns-repeated="2"/>
          <table:table-cell office:value-type="float" office:value="0.216326" calcext:value-type="float">
            <text:p>0,216326</text:p>
          </table:table-cell>
          <table:table-cell table:style-name="Default" office:value-type="float" office:value="0.0228346" calcext:value-type="float">
            <text:p>0,0228346</text:p>
          </table:table-cell>
          <table:table-cell office:value-type="float" office:value="0.214802" calcext:value-type="float">
            <text:p>0,214802</text:p>
          </table:table-cell>
          <table:table-cell table:style-name="Default" office:value-type="float" office:value="0.0227626" calcext:value-type="float">
            <text:p>0,0227626</text:p>
          </table:table-cell>
        </table:table-row>
        <table:table-row table:style-name="ro1">
          <table:table-cell office:value-type="float" office:value="0.0160592" calcext:value-type="float">
            <text:p>0,0160592</text:p>
          </table:table-cell>
          <table:table-cell table:style-name="Default" office:value-type="float" office:value="0.00494072" calcext:value-type="float">
            <text:p>0,00494072</text:p>
          </table:table-cell>
          <table:table-cell office:value-type="float" office:value="0.0159749" calcext:value-type="float">
            <text:p>0,0159749</text:p>
          </table:table-cell>
          <table:table-cell table:style-name="Default" office:value-type="float" office:value="0.00490961" calcext:value-type="float">
            <text:p>0,00490961</text:p>
          </table:table-cell>
          <table:table-cell table:number-columns-repeated="2"/>
          <table:table-cell office:value-type="float" office:value="0.226903" calcext:value-type="float">
            <text:p>0,226903</text:p>
          </table:table-cell>
          <table:table-cell table:style-name="Default" office:value-type="float" office:value="0.0237487" calcext:value-type="float">
            <text:p>0,0237487</text:p>
          </table:table-cell>
          <table:table-cell office:value-type="float" office:value="0.225363" calcext:value-type="float">
            <text:p>0,225363</text:p>
          </table:table-cell>
          <table:table-cell table:style-name="Default" office:value-type="float" office:value="0.0237303" calcext:value-type="float">
            <text:p>0,0237303</text:p>
          </table:table-cell>
        </table:table-row>
        <table:table-row table:style-name="ro1">
          <table:table-cell office:value-type="float" office:value="0.0134009" calcext:value-type="float">
            <text:p>0,0134009</text:p>
          </table:table-cell>
          <table:table-cell table:style-name="Default" office:value-type="float" office:value="0.00470763" calcext:value-type="float">
            <text:p>0,00470763</text:p>
          </table:table-cell>
          <table:table-cell office:value-type="float" office:value="0.0133186" calcext:value-type="float">
            <text:p>0,0133186</text:p>
          </table:table-cell>
          <table:table-cell table:style-name="Default" office:value-type="float" office:value="0.00468316" calcext:value-type="float">
            <text:p>0,00468316</text:p>
          </table:table-cell>
          <table:table-cell table:number-columns-repeated="2"/>
          <table:table-cell office:value-type="float" office:value="0.174794" calcext:value-type="float">
            <text:p>0,174794</text:p>
          </table:table-cell>
          <table:table-cell table:style-name="Default" office:value-type="float" office:value="0.0258102" calcext:value-type="float">
            <text:p>0,0258102</text:p>
          </table:table-cell>
          <table:table-cell office:value-type="float" office:value="0.173708" calcext:value-type="float">
            <text:p>0,173708</text:p>
          </table:table-cell>
          <table:table-cell table:style-name="Default" office:value-type="float" office:value="0.0256612" calcext:value-type="float">
            <text:p>0,0256612</text:p>
          </table:table-cell>
        </table:table-row>
        <table:table-row table:style-name="ro1">
          <table:table-cell office:value-type="float" office:value="0.012024" calcext:value-type="float">
            <text:p>0,012024</text:p>
          </table:table-cell>
          <table:table-cell table:style-name="Default" office:value-type="float" office:value="0.00483619" calcext:value-type="float">
            <text:p>0,00483619</text:p>
          </table:table-cell>
          <table:table-cell office:value-type="float" office:value="0.0119592" calcext:value-type="float">
            <text:p>0,0119592</text:p>
          </table:table-cell>
          <table:table-cell table:style-name="Default" office:value-type="float" office:value="0.00480329" calcext:value-type="float">
            <text:p>0,00480329</text:p>
          </table:table-cell>
          <table:table-cell table:number-columns-repeated="2"/>
          <table:table-cell office:value-type="float" office:value="0.177075" calcext:value-type="float">
            <text:p>0,177075</text:p>
          </table:table-cell>
          <table:table-cell table:style-name="Default" office:value-type="float" office:value="0.0290541" calcext:value-type="float">
            <text:p>0,0290541</text:p>
          </table:table-cell>
          <table:table-cell office:value-type="float" office:value="0.176114" calcext:value-type="float">
            <text:p>0,176114</text:p>
          </table:table-cell>
          <table:table-cell table:style-name="Default" office:value-type="float" office:value="0.028801" calcext:value-type="float">
            <text:p>0,028801</text:p>
          </table:table-cell>
        </table:table-row>
        <table:table-row table:style-name="ro1">
          <table:table-cell office:value-type="float" office:value="0.0116097" calcext:value-type="float">
            <text:p>0,0116097</text:p>
          </table:table-cell>
          <table:table-cell table:style-name="Default" office:value-type="float" office:value="0.00655889" calcext:value-type="float">
            <text:p>0,00655889</text:p>
          </table:table-cell>
          <table:table-cell office:value-type="float" office:value="0.0115576" calcext:value-type="float">
            <text:p>0,0115576</text:p>
          </table:table-cell>
          <table:table-cell table:style-name="Default" office:value-type="float" office:value="0.0065152" calcext:value-type="float">
            <text:p>0,0065152</text:p>
          </table:table-cell>
          <table:table-cell table:number-columns-repeated="2"/>
          <table:table-cell office:value-type="float" office:value="0.216036" calcext:value-type="float">
            <text:p>0,216036</text:p>
          </table:table-cell>
          <table:table-cell table:style-name="Default" office:value-type="float" office:value="0.0378321" calcext:value-type="float">
            <text:p>0,0378321</text:p>
          </table:table-cell>
          <table:table-cell office:value-type="float" office:value="0.214861" calcext:value-type="float">
            <text:p>0,214861</text:p>
          </table:table-cell>
          <table:table-cell table:style-name="Default" office:value-type="float" office:value="0.0374145" calcext:value-type="float">
            <text:p>0,0374145</text:p>
          </table:table-cell>
        </table:table-row>
        <table:table-row table:style-name="ro1">
          <table:table-cell office:value-type="float" office:value="0.0104051" calcext:value-type="float">
            <text:p>0,0104051</text:p>
          </table:table-cell>
          <table:table-cell table:style-name="Default" office:value-type="float" office:value="0.00400676" calcext:value-type="float">
            <text:p>0,00400676</text:p>
          </table:table-cell>
          <table:table-cell office:value-type="float" office:value="0.0103585" calcext:value-type="float">
            <text:p>0,0103585</text:p>
          </table:table-cell>
          <table:table-cell table:style-name="Default" office:value-type="float" office:value="0.00398568" calcext:value-type="float">
            <text:p>0,00398568</text:p>
          </table:table-cell>
          <table:table-cell table:number-columns-repeated="2"/>
          <table:table-cell office:value-type="float" office:value="0.198375" calcext:value-type="float">
            <text:p>0,198375</text:p>
          </table:table-cell>
          <table:table-cell table:style-name="Default" office:value-type="float" office:value="0.0517314" calcext:value-type="float">
            <text:p>0,0517314</text:p>
          </table:table-cell>
          <table:table-cell office:value-type="float" office:value="0.197271" calcext:value-type="float">
            <text:p>0,197271</text:p>
          </table:table-cell>
          <table:table-cell table:style-name="Default" office:value-type="float" office:value="0.0513229" calcext:value-type="float">
            <text:p>0,0513229</text:p>
          </table:table-cell>
        </table:table-row>
        <table:table-row table:style-name="ro1">
          <table:table-cell office:value-type="float" office:value="0.00964112" calcext:value-type="float">
            <text:p>0,00964112</text:p>
          </table:table-cell>
          <table:table-cell table:style-name="Default" office:value-type="float" office:value="0.00599348" calcext:value-type="float">
            <text:p>0,00599348</text:p>
          </table:table-cell>
          <table:table-cell office:value-type="float" office:value="0.0095972" calcext:value-type="float">
            <text:p>0,0095972</text:p>
          </table:table-cell>
          <table:table-cell table:style-name="Default" office:value-type="float" office:value="0.00595409" calcext:value-type="float">
            <text:p>0,00595409</text:p>
          </table:table-cell>
          <table:table-cell table:number-columns-repeated="2"/>
          <table:table-cell office:value-type="float" office:value="0.162639" calcext:value-type="float">
            <text:p>0,162639</text:p>
          </table:table-cell>
          <table:table-cell table:style-name="Default" office:value-type="float" office:value="0.0329172" calcext:value-type="float">
            <text:p>0,0329172</text:p>
          </table:table-cell>
          <table:table-cell office:value-type="float" office:value="0.161876" calcext:value-type="float">
            <text:p>0,161876</text:p>
          </table:table-cell>
          <table:table-cell table:style-name="Default" office:value-type="float" office:value="0.0326977" calcext:value-type="float">
            <text:p>0,0326977</text:p>
          </table:table-cell>
        </table:table-row>
        <table:table-row table:style-name="ro1">
          <table:table-cell office:value-type="float" office:value="0.00790286" calcext:value-type="float">
            <text:p>0,00790286</text:p>
          </table:table-cell>
          <table:table-cell table:style-name="Default" office:value-type="float" office:value="0.00348946" calcext:value-type="float">
            <text:p>0,00348946</text:p>
          </table:table-cell>
          <table:table-cell office:value-type="float" office:value="0.00787379" calcext:value-type="float">
            <text:p>0,00787379</text:p>
          </table:table-cell>
          <table:table-cell table:style-name="Default" office:value-type="float" office:value="0.00347678" calcext:value-type="float">
            <text:p>0,00347678</text:p>
          </table:table-cell>
          <table:table-cell table:number-columns-repeated="2"/>
          <table:table-cell office:value-type="float" office:value="0.17469" calcext:value-type="float">
            <text:p>0,17469</text:p>
          </table:table-cell>
          <table:table-cell table:style-name="Default" office:value-type="float" office:value="0.0409393" calcext:value-type="float">
            <text:p>0,0409393</text:p>
          </table:table-cell>
          <table:table-cell office:value-type="float" office:value="0.173873" calcext:value-type="float">
            <text:p>0,173873</text:p>
          </table:table-cell>
          <table:table-cell table:style-name="Default" office:value-type="float" office:value="0.040582" calcext:value-type="float">
            <text:p>0,040582</text:p>
          </table:table-cell>
        </table:table-row>
        <table:table-row table:style-name="ro1">
          <table:table-cell office:value-type="float" office:value="0.0129489" calcext:value-type="float">
            <text:p>0,0129489</text:p>
          </table:table-cell>
          <table:table-cell table:style-name="Default" office:value-type="float" office:value="0.00555354" calcext:value-type="float">
            <text:p>0,00555354</text:p>
          </table:table-cell>
          <table:table-cell office:value-type="float" office:value="0.0128872" calcext:value-type="float">
            <text:p>0,0128872</text:p>
          </table:table-cell>
          <table:table-cell table:style-name="Default" office:value-type="float" office:value="0.00551998" calcext:value-type="float">
            <text:p>0,00551998</text:p>
          </table:table-cell>
          <table:table-cell table:number-columns-repeated="2"/>
          <table:table-cell office:value-type="float" office:value="0.150359" calcext:value-type="float">
            <text:p>0,150359</text:p>
          </table:table-cell>
          <table:table-cell table:style-name="Default" office:value-type="float" office:value="0.00735234" calcext:value-type="float">
            <text:p>0,00735234</text:p>
          </table:table-cell>
          <table:table-cell office:value-type="float" office:value="0.149698" calcext:value-type="float">
            <text:p>0,149698</text:p>
          </table:table-cell>
          <table:table-cell table:style-name="Default" office:value-type="float" office:value="0.00714177" calcext:value-type="float">
            <text:p>0,00714177</text:p>
          </table:table-cell>
        </table:table-row>
        <table:table-row table:style-name="ro1">
          <table:table-cell office:value-type="float" office:value="0.0101154" calcext:value-type="float">
            <text:p>0,0101154</text:p>
          </table:table-cell>
          <table:table-cell table:style-name="Default" office:value-type="float" office:value="0.00733485" calcext:value-type="float">
            <text:p>0,00733485</text:p>
          </table:table-cell>
          <table:table-cell office:value-type="float" office:value="0.0100786" calcext:value-type="float">
            <text:p>0,0100786</text:p>
          </table:table-cell>
          <table:table-cell table:style-name="Default" office:value-type="float" office:value="0.00728906" calcext:value-type="float">
            <text:p>0,00728906</text:p>
          </table:table-cell>
          <table:table-cell table:number-columns-repeated="2"/>
          <table:table-cell office:value-type="float" office:value="0.1615" calcext:value-type="float">
            <text:p>0,1615</text:p>
          </table:table-cell>
          <table:table-cell table:style-name="Default" office:value-type="float" office:value="0.0289313" calcext:value-type="float">
            <text:p>0,0289313</text:p>
          </table:table-cell>
          <table:table-cell office:value-type="float" office:value="0.160935" calcext:value-type="float">
            <text:p>0,160935</text:p>
          </table:table-cell>
          <table:table-cell table:style-name="Default" office:value-type="float" office:value="0.0287284" calcext:value-type="float">
            <text:p>0,0287284</text:p>
          </table:table-cell>
        </table:table-row>
        <table:table-row table:style-name="ro1">
          <table:table-cell office:value-type="float" office:value="0.0115323" calcext:value-type="float">
            <text:p>0,0115323</text:p>
          </table:table-cell>
          <table:table-cell table:style-name="Default" office:value-type="float" office:value="0.0105886" calcext:value-type="float">
            <text:p>0,0105886</text:p>
          </table:table-cell>
          <table:table-cell office:value-type="float" office:value="0.011491" calcext:value-type="float">
            <text:p>0,011491</text:p>
          </table:table-cell>
          <table:table-cell table:style-name="Default" office:value-type="float" office:value="0.01053" calcext:value-type="float">
            <text:p>0,01053</text:p>
          </table:table-cell>
          <table:table-cell table:number-columns-repeated="2"/>
          <table:table-cell office:value-type="float" office:value="0.174269" calcext:value-type="float">
            <text:p>0,174269</text:p>
          </table:table-cell>
          <table:table-cell table:style-name="Default" office:value-type="float" office:value="0.0447537" calcext:value-type="float">
            <text:p>0,0447537</text:p>
          </table:table-cell>
          <table:table-cell office:value-type="float" office:value="0.173529" calcext:value-type="float">
            <text:p>0,173529</text:p>
          </table:table-cell>
          <table:table-cell table:style-name="Default" office:value-type="float" office:value="0.0442786" calcext:value-type="float">
            <text:p>0,0442786</text:p>
          </table:table-cell>
        </table:table-row>
        <table:table-row table:style-name="ro1">
          <table:table-cell office:value-type="float" office:value="0.00981809" calcext:value-type="float">
            <text:p>0,00981809</text:p>
          </table:table-cell>
          <table:table-cell table:style-name="Default" office:value-type="float" office:value="0.00478653" calcext:value-type="float">
            <text:p>0,00478653</text:p>
          </table:table-cell>
          <table:table-cell office:value-type="float" office:value="0.00978241" calcext:value-type="float">
            <text:p>0,00978241</text:p>
          </table:table-cell>
          <table:table-cell table:style-name="Default" office:value-type="float" office:value="0.00476037" calcext:value-type="float">
            <text:p>0,00476037</text:p>
          </table:table-cell>
          <table:table-cell table:number-columns-repeated="2"/>
          <table:table-cell office:value-type="float" office:value="0.162353" calcext:value-type="float">
            <text:p>0,162353</text:p>
          </table:table-cell>
          <table:table-cell table:style-name="Default" office:value-type="float" office:value="0.00120868" calcext:value-type="float">
            <text:p>0,00120868</text:p>
          </table:table-cell>
          <table:table-cell office:value-type="float" office:value="0.161956" calcext:value-type="float">
            <text:p>0,161956</text:p>
          </table:table-cell>
          <table:table-cell table:style-name="Default" office:value-type="float" office:value="0.00122599" calcext:value-type="float">
            <text:p>0,00122599</text:p>
          </table:table-cell>
        </table:table-row>
        <table:table-row table:style-name="ro1">
          <table:table-cell office:value-type="float" office:value="0.00747983" calcext:value-type="float">
            <text:p>0,00747983</text:p>
          </table:table-cell>
          <table:table-cell table:style-name="Default" office:value-type="float" office:value="0.000498981" calcext:value-type="float">
            <text:p>0,000498981</text:p>
          </table:table-cell>
          <table:table-cell office:value-type="float" office:value="0.00746849" calcext:value-type="float">
            <text:p>0,00746849</text:p>
          </table:table-cell>
          <table:table-cell table:style-name="Default" office:value-type="float" office:value="0.000490462" calcext:value-type="float">
            <text:p>0,000490462</text:p>
          </table:table-cell>
          <table:table-cell table:number-columns-repeated="2"/>
          <table:table-cell office:value-type="float" office:value="0.173008" calcext:value-type="float">
            <text:p>0,173008</text:p>
          </table:table-cell>
          <table:table-cell table:style-name="Default" office:value-type="float" office:value="0.000250035" calcext:value-type="float">
            <text:p>0,000250035</text:p>
          </table:table-cell>
          <table:table-cell office:value-type="float" office:value="0.172742" calcext:value-type="float">
            <text:p>0,172742</text:p>
          </table:table-cell>
          <table:table-cell table:style-name="Default" office:value-type="float" office:value="0.000223544" calcext:value-type="float">
            <text:p>0,000223544</text:p>
          </table:table-cell>
        </table:table-row>
        <table:table-row table:style-name="ro1">
          <table:table-cell office:value-type="float" office:value="0.00835311" calcext:value-type="float">
            <text:p>0,00835311</text:p>
          </table:table-cell>
          <table:table-cell table:style-name="Default" office:value-type="float" office:value="0.000106915" calcext:value-type="float">
            <text:p>0,000106915</text:p>
          </table:table-cell>
          <table:table-cell office:value-type="float" office:value="0.00835369" calcext:value-type="float">
            <text:p>0,00835369</text:p>
          </table:table-cell>
          <table:table-cell table:style-name="Default" office:value-type="float" office:value="0.000107666" calcext:value-type="float">
            <text:p>0,000107666</text:p>
          </table:table-cell>
          <table:table-cell table:number-columns-repeated="2"/>
          <table:table-cell office:value-type="float" office:value="0.189453" calcext:value-type="float">
            <text:p>0,189453</text:p>
          </table:table-cell>
          <table:table-cell office:value-type="float" office:value="0.0000106817" calcext:value-type="float">
            <text:p>1,07E-05</text:p>
          </table:table-cell>
          <table:table-cell office:value-type="float" office:value="0.189349" calcext:value-type="float">
            <text:p>0,189349</text:p>
          </table:table-cell>
          <table:table-cell office:value-type="float" office:value="0.0000149814" calcext:value-type="float">
            <text:p>1,50E-05</text:p>
          </table:table-cell>
        </table:table-row>
      </table:table>
      <table:table table:name="Tabelle6" table:style-name="ta1">
        <table:shapes>
          <draw:frame draw:z-index="0" draw:style-name="gr1" draw:text-style-name="P1" svg:width="15.999cm" svg:height="8.999cm" svg:x="12.738cm" svg:y="4.377cm">
            <draw:object draw:notify-on-update-of-ranges="Tabelle6.A1:Tabelle6.A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.250495" calcext:value-type="float">
            <text:p>0,250495</text:p>
          </table:table-cell>
          <table:table-cell table:style-name="Default" office:value-type="float" office:value="0.00031735" calcext:value-type="float">
            <text:p>0,00031735</text:p>
          </table:table-cell>
          <table:table-cell office:value-type="float" office:value="0.24897" calcext:value-type="float">
            <text:p>0,24897</text:p>
          </table:table-cell>
          <table:table-cell table:style-name="Default" office:value-type="float" office:value="0.000352932" calcext:value-type="float">
            <text:p>0,000352932</text:p>
          </table:table-cell>
        </table:table-row>
        <table:table-row table:style-name="ro1">
          <table:table-cell office:value-type="float" office:value="0.250369" calcext:value-type="float">
            <text:p>0,250369</text:p>
          </table:table-cell>
          <table:table-cell office:value-type="float" office:value="0.00000709804" calcext:value-type="float">
            <text:p>7,10E-06</text:p>
          </table:table-cell>
          <table:table-cell office:value-type="float" office:value="0.248839" calcext:value-type="float">
            <text:p>0,248839</text:p>
          </table:table-cell>
          <table:table-cell office:value-type="float" office:value="0.0000101385" calcext:value-type="float">
            <text:p>1,01E-05</text:p>
          </table:table-cell>
        </table:table-row>
        <table:table-row table:style-name="ro1">
          <table:table-cell office:value-type="float" office:value="0.25038" calcext:value-type="float">
            <text:p>0,25038</text:p>
          </table:table-cell>
          <table:table-cell office:value-type="float" office:value="0.0000203334" calcext:value-type="float">
            <text:p>2,03E-05</text:p>
          </table:table-cell>
          <table:table-cell office:value-type="float" office:value="0.248852" calcext:value-type="float">
            <text:p>0,248852</text:p>
          </table:table-cell>
          <table:table-cell office:value-type="float" office:value="0.0000308617" calcext:value-type="float">
            <text:p>3,09E-05</text:p>
          </table:table-cell>
        </table:table-row>
        <table:table-row table:style-name="ro1">
          <table:table-cell office:value-type="float" office:value="0.250558" calcext:value-type="float">
            <text:p>0,250558</text:p>
          </table:table-cell>
          <table:table-cell table:style-name="Default" office:value-type="float" office:value="0.000533045" calcext:value-type="float">
            <text:p>0,000533045</text:p>
          </table:table-cell>
          <table:table-cell office:value-type="float" office:value="0.249045" calcext:value-type="float">
            <text:p>0,249045</text:p>
          </table:table-cell>
          <table:table-cell table:style-name="Default" office:value-type="float" office:value="0.00057087" calcext:value-type="float">
            <text:p>0,00057087</text:p>
          </table:table-cell>
        </table:table-row>
        <table:table-row table:style-name="ro1">
          <table:table-cell office:value-type="float" office:value="0.250396" calcext:value-type="float">
            <text:p>0,250396</text:p>
          </table:table-cell>
          <table:table-cell office:value-type="float" office:value="0.0000681117" calcext:value-type="float">
            <text:p>6,81E-05</text:p>
          </table:table-cell>
          <table:table-cell office:value-type="float" office:value="0.248862" calcext:value-type="float">
            <text:p>0,248862</text:p>
          </table:table-cell>
          <table:table-cell office:value-type="float" office:value="0.08467" calcext:value-type="float">
            <text:p>8,47E-02</text:p>
          </table:table-cell>
        </table:table-row>
        <table:table-row table:style-name="ro1">
          <table:table-cell office:value-type="float" office:value="0.250388" calcext:value-type="float">
            <text:p>0,250388</text:p>
          </table:table-cell>
          <table:table-cell office:value-type="float" office:value="0.0000266901" calcext:value-type="float">
            <text:p>2,67E-05</text:p>
          </table:table-cell>
          <table:table-cell office:value-type="float" office:value="0.248865" calcext:value-type="float">
            <text:p>0,248865</text:p>
          </table:table-cell>
          <table:table-cell office:value-type="float" office:value="0.0000449046" calcext:value-type="float">
            <text:p>4,49E-05</text:p>
          </table:table-cell>
        </table:table-row>
        <table:table-row table:style-name="ro1">
          <table:table-cell office:value-type="float" office:value="0.250378" calcext:value-type="float">
            <text:p>0,250378</text:p>
          </table:table-cell>
          <table:table-cell office:value-type="float" office:value="0.0000101685" calcext:value-type="float">
            <text:p>1,02E-05</text:p>
          </table:table-cell>
          <table:table-cell office:value-type="float" office:value="0.248837" calcext:value-type="float">
            <text:p>0,248837</text:p>
          </table:table-cell>
          <table:table-cell office:value-type="float" office:value="0.0000126649" calcext:value-type="float">
            <text:p>1,27E-05</text:p>
          </table:table-cell>
        </table:table-row>
        <table:table-row table:style-name="ro1">
          <table:table-cell office:value-type="float" office:value="0.25037" calcext:value-type="float">
            <text:p>0,25037</text:p>
          </table:table-cell>
          <table:table-cell office:value-type="float" office:value="0.00000790813" calcext:value-type="float">
            <text:p>7,91E-06</text:p>
          </table:table-cell>
          <table:table-cell office:value-type="float" office:value="0.248834" calcext:value-type="float">
            <text:p>0,248834</text:p>
          </table:table-cell>
          <table:table-cell office:value-type="float" office:value="0.0000037284" calcext:value-type="float">
            <text:p>3,73E-06</text:p>
          </table:table-cell>
        </table:table-row>
        <table:table-row table:style-name="ro1">
          <table:table-cell office:value-type="float" office:value="0.25037" calcext:value-type="float">
            <text:p>0,25037</text:p>
          </table:table-cell>
          <table:table-cell office:value-type="float" office:value="0.00000890171" calcext:value-type="float">
            <text:p>8,90E-06</text:p>
          </table:table-cell>
          <table:table-cell office:value-type="float" office:value="0.248836" calcext:value-type="float">
            <text:p>0,248836</text:p>
          </table:table-cell>
          <table:table-cell office:value-type="float" office:value="0.00000701062" calcext:value-type="float">
            <text:p>7,01E-06</text:p>
          </table:table-cell>
        </table:table-row>
        <table:table-row table:style-name="ro1">
          <table:table-cell office:value-type="float" office:value="0.250411" calcext:value-type="float">
            <text:p>0,250411</text:p>
          </table:table-cell>
          <table:table-cell table:style-name="Default" office:value-type="float" office:value="0.000121596" calcext:value-type="float">
            <text:p>0,000121596</text:p>
          </table:table-cell>
          <table:table-cell office:value-type="float" office:value="0.248884" calcext:value-type="float">
            <text:p>0,248884</text:p>
          </table:table-cell>
          <table:table-cell table:style-name="Default" office:value-type="float" office:value="0.000137669" calcext:value-type="float">
            <text:p>0,000137669</text:p>
          </table:table-cell>
        </table:table-row>
        <table:table-row table:style-name="ro1">
          <table:table-cell office:value-type="float" office:value="0.250382" calcext:value-type="float">
            <text:p>0,250382</text:p>
          </table:table-cell>
          <table:table-cell office:value-type="float" office:value="0.0000366043" calcext:value-type="float">
            <text:p>3,66E-05</text:p>
          </table:table-cell>
          <table:table-cell office:value-type="float" office:value="0.248849" calcext:value-type="float">
            <text:p>0,248849</text:p>
          </table:table-cell>
          <table:table-cell office:value-type="float" office:value="0.0000473634" calcext:value-type="float">
            <text:p>4,74E-05</text:p>
          </table:table-cell>
        </table:table-row>
        <table:table-row table:style-name="ro1">
          <table:table-cell office:value-type="float" office:value="0.250375" calcext:value-type="float">
            <text:p>0,250375</text:p>
          </table:table-cell>
          <table:table-cell office:value-type="float" office:value="0.00000927561" calcext:value-type="float">
            <text:p>9,28E-06</text:p>
          </table:table-cell>
          <table:table-cell office:value-type="float" office:value="0.248834" calcext:value-type="float">
            <text:p>0,248834</text:p>
          </table:table-cell>
          <table:table-cell office:value-type="float" office:value="0.00000478518" calcext:value-type="float">
            <text:p>4,79E-06</text:p>
          </table:table-cell>
        </table:table-row>
        <table:table-row table:style-name="ro1">
          <table:table-cell office:value-type="float" office:value="0.25052" calcext:value-type="float">
            <text:p>0,25052</text:p>
          </table:table-cell>
          <table:table-cell table:style-name="Default" office:value-type="float" office:value="0.00043269" calcext:value-type="float">
            <text:p>0,00043269</text:p>
          </table:table-cell>
          <table:table-cell office:value-type="float" office:value="0.248994" calcext:value-type="float">
            <text:p>0,248994</text:p>
          </table:table-cell>
          <table:table-cell table:style-name="Default" office:value-type="float" office:value="0.000460001" calcext:value-type="float">
            <text:p>0,000460001</text:p>
          </table:table-cell>
        </table:table-row>
        <table:table-row table:style-name="ro1">
          <table:table-cell office:value-type="float" office:value="0.250377" calcext:value-type="float">
            <text:p>0,250377</text:p>
          </table:table-cell>
          <table:table-cell office:value-type="float" office:value="0.00000829556" calcext:value-type="float">
            <text:p>8,30E-06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175081" calcext:value-type="float">
            <text:p>1,75E-06</text:p>
          </table:table-cell>
        </table:table-row>
        <table:table-row table:style-name="ro1">
          <table:table-cell office:value-type="float" office:value="0.250375" calcext:value-type="float">
            <text:p>0,250375</text:p>
          </table:table-cell>
          <table:table-cell office:value-type="float" office:value="0.00000764421" calcext:value-type="float">
            <text:p>7,64E-06</text:p>
          </table:table-cell>
          <table:table-cell office:value-type="float" office:value="0.248837" calcext:value-type="float">
            <text:p>0,248837</text:p>
          </table:table-cell>
          <table:table-cell office:value-type="float" office:value="0.00000728661" calcext:value-type="float">
            <text:p>7,29E-06</text:p>
          </table:table-cell>
        </table:table-row>
        <table:table-row table:style-name="ro1">
          <table:table-cell office:value-type="float" office:value="0.250374" calcext:value-type="float">
            <text:p>0,250374</text:p>
          </table:table-cell>
          <table:table-cell office:value-type="float" office:value="0.00000562199" calcext:value-type="float">
            <text:p>5,62E-06</text:p>
          </table:table-cell>
          <table:table-cell office:value-type="float" office:value="0.248833" calcext:value-type="float">
            <text:p>0,248833</text:p>
          </table:table-cell>
          <table:table-cell office:value-type="float" office:value="0.00000495284" calcext:value-type="float">
            <text:p>4,95E-06</text:p>
          </table:table-cell>
        </table:table-row>
        <table:table-row table:style-name="ro1">
          <table:table-cell office:value-type="float" office:value="0.250377" calcext:value-type="float">
            <text:p>0,250377</text:p>
          </table:table-cell>
          <table:table-cell office:value-type="float" office:value="0.0000126692" calcext:value-type="float">
            <text:p>1,27E-05</text:p>
          </table:table-cell>
          <table:table-cell office:value-type="float" office:value="0.248837" calcext:value-type="float">
            <text:p>0,248837</text:p>
          </table:table-cell>
          <table:table-cell office:value-type="float" office:value="0.0000124314" calcext:value-type="float">
            <text:p>1,24E-05</text:p>
          </table:table-cell>
        </table:table-row>
        <table:table-row table:style-name="ro1">
          <table:table-cell office:value-type="float" office:value="0.250402" calcext:value-type="float">
            <text:p>0,250402</text:p>
          </table:table-cell>
          <table:table-cell office:value-type="float" office:value="0.0000714634" calcext:value-type="float">
            <text:p>7,15E-05</text:p>
          </table:table-cell>
          <table:table-cell office:value-type="float" office:value="0.248869" calcext:value-type="float">
            <text:p>0,248869</text:p>
          </table:table-cell>
          <table:table-cell office:value-type="float" office:value="0.0000827566" calcext:value-type="float">
            <text:p>8,28E-05</text:p>
          </table:table-cell>
        </table:table-row>
        <table:table-row table:style-name="ro1">
          <table:table-cell office:value-type="float" office:value="0.25037" calcext:value-type="float">
            <text:p>0,25037</text:p>
          </table:table-cell>
          <table:table-cell office:value-type="float" office:value="0.0000047397" calcext:value-type="float">
            <text:p>4,74E-06</text:p>
          </table:table-cell>
          <table:table-cell office:value-type="float" office:value="0.248833" calcext:value-type="float">
            <text:p>0,248833</text:p>
          </table:table-cell>
          <table:table-cell office:value-type="float" office:value="0.00000345271" calcext:value-type="float">
            <text:p>3,45E-06</text:p>
          </table:table-cell>
        </table:table-row>
        <table:table-row table:style-name="ro1">
          <table:table-cell office:value-type="float" office:value="0.250375" calcext:value-type="float">
            <text:p>0,250375</text:p>
          </table:table-cell>
          <table:table-cell office:value-type="float" office:value="0.00000829689" calcext:value-type="float">
            <text:p>8,30E-06</text:p>
          </table:table-cell>
          <table:table-cell office:value-type="float" office:value="0.248837" calcext:value-type="float">
            <text:p>0,248837</text:p>
          </table:table-cell>
          <table:table-cell office:value-type="float" office:value="0.00000922483" calcext:value-type="float">
            <text:p>9,22E-06</text:p>
          </table:table-cell>
        </table:table-row>
        <table:table-row table:style-name="ro1">
          <table:table-cell office:value-type="float" office:value="0.250376" calcext:value-type="float">
            <text:p>0,250376</text:p>
          </table:table-cell>
          <table:table-cell office:value-type="float" office:value="0.00000530729" calcext:value-type="float">
            <text:p>5,31E-06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256888" calcext:value-type="float">
            <text:p>2,57E-06</text:p>
          </table:table-cell>
        </table:table-row>
        <table:table-row table:style-name="ro1">
          <table:table-cell office:value-type="float" office:value="0.250377" calcext:value-type="float">
            <text:p>0,250377</text:p>
          </table:table-cell>
          <table:table-cell office:value-type="float" office:value="0.0000082543" calcext:value-type="float">
            <text:p>8,25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0962451" calcext:value-type="float">
            <text:p>9,62E-07</text:p>
          </table:table-cell>
        </table:table-row>
        <table:table-row table:style-name="ro1">
          <table:table-cell office:value-type="float" office:value="0.250371" calcext:value-type="float">
            <text:p>0,250371</text:p>
          </table:table-cell>
          <table:table-cell office:value-type="float" office:value="0.00000943516" calcext:value-type="float">
            <text:p>9,44E-06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156053" calcext:value-type="float">
            <text:p>1,56E-06</text:p>
          </table:table-cell>
        </table:table-row>
        <table:table-row table:style-name="ro1">
          <table:table-cell office:value-type="float" office:value="0.250376" calcext:value-type="float">
            <text:p>0,250376</text:p>
          </table:table-cell>
          <table:table-cell office:value-type="float" office:value="0.00000768944" calcext:value-type="float">
            <text:p>7,69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47281" calcext:value-type="float">
            <text:p>1,47E-06</text:p>
          </table:table-cell>
        </table:table-row>
        <table:table-row table:style-name="ro1">
          <table:table-cell office:value-type="float" office:value="0.250372" calcext:value-type="float">
            <text:p>0,250372</text:p>
          </table:table-cell>
          <table:table-cell office:value-type="float" office:value="0.00000611723" calcext:value-type="float">
            <text:p>6,12E-06</text:p>
          </table:table-cell>
          <table:table-cell office:value-type="float" office:value="0.248833" calcext:value-type="float">
            <text:p>0,248833</text:p>
          </table:table-cell>
          <table:table-cell office:value-type="float" office:value="0.00000244022" calcext:value-type="float">
            <text:p>2,44E-06</text:p>
          </table:table-cell>
        </table:table-row>
        <table:table-row table:style-name="ro1">
          <table:table-cell office:value-type="float" office:value="0.250387" calcext:value-type="float">
            <text:p>0,250387</text:p>
          </table:table-cell>
          <table:table-cell office:value-type="float" office:value="0.0000279163" calcext:value-type="float">
            <text:p>2,79E-05</text:p>
          </table:table-cell>
          <table:table-cell office:value-type="float" office:value="0.248849" calcext:value-type="float">
            <text:p>0,248849</text:p>
          </table:table-cell>
          <table:table-cell office:value-type="float" office:value="0.0000388654" calcext:value-type="float">
            <text:p>3,89E-05</text:p>
          </table:table-cell>
        </table:table-row>
        <table:table-row table:style-name="ro1">
          <table:table-cell office:value-type="float" office:value="0.250378" calcext:value-type="float">
            <text:p>0,250378</text:p>
          </table:table-cell>
          <table:table-cell office:value-type="float" office:value="0.00000699756" calcext:value-type="float">
            <text:p>7,00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0528" calcext:value-type="float">
            <text:p>1,05E-06</text:p>
          </table:table-cell>
        </table:table-row>
        <table:table-row table:style-name="ro1">
          <table:table-cell office:value-type="float" office:value="0.250376" calcext:value-type="float">
            <text:p>0,250376</text:p>
          </table:table-cell>
          <table:table-cell office:value-type="float" office:value="0.0000108886" calcext:value-type="float">
            <text:p>1,09E-05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351121" calcext:value-type="float">
            <text:p>3,51E-06</text:p>
          </table:table-cell>
        </table:table-row>
        <table:table-row table:style-name="ro1">
          <table:table-cell office:value-type="float" office:value="0.250375" calcext:value-type="float">
            <text:p>0,250375</text:p>
          </table:table-cell>
          <table:table-cell office:value-type="float" office:value="0.00000765076" calcext:value-type="float">
            <text:p>7,65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0869556" calcext:value-type="float">
            <text:p>8,70E-07</text:p>
          </table:table-cell>
        </table:table-row>
        <table:table-row table:style-name="ro1">
          <table:table-cell office:value-type="float" office:value="0.250378" calcext:value-type="float">
            <text:p>0,250378</text:p>
          </table:table-cell>
          <table:table-cell office:value-type="float" office:value="0.0000107776" calcext:value-type="float">
            <text:p>1,08E-05</text:p>
          </table:table-cell>
          <table:table-cell office:value-type="float" office:value="0.248834" calcext:value-type="float">
            <text:p>0,248834</text:p>
          </table:table-cell>
          <table:table-cell office:value-type="float" office:value="0.0000074452" calcext:value-type="float">
            <text:p>7,45E-06</text:p>
          </table:table-cell>
        </table:table-row>
        <table:table-row table:style-name="ro1">
          <table:table-cell office:value-type="float" office:value="0.250376" calcext:value-type="float">
            <text:p>0,250376</text:p>
          </table:table-cell>
          <table:table-cell office:value-type="float" office:value="0.00000383231" calcext:value-type="float">
            <text:p>3,83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30369" calcext:value-type="float">
            <text:p>3,04E-06</text:p>
          </table:table-cell>
        </table:table-row>
        <table:table-row table:style-name="ro1">
          <table:table-cell office:value-type="float" office:value="0.250376" calcext:value-type="float">
            <text:p>0,250376</text:p>
          </table:table-cell>
          <table:table-cell office:value-type="float" office:value="0.0000122697" calcext:value-type="float">
            <text:p>1,23E-05</text:p>
          </table:table-cell>
          <table:table-cell office:value-type="float" office:value="0.248834" calcext:value-type="float">
            <text:p>0,248834</text:p>
          </table:table-cell>
          <table:table-cell office:value-type="float" office:value="0.0000069134" calcext:value-type="float">
            <text:p>6,91E-06</text:p>
          </table:table-cell>
        </table:table-row>
        <table:table-row table:style-name="ro1">
          <table:table-cell office:value-type="float" office:value="0.250378" calcext:value-type="float">
            <text:p>0,250378</text:p>
          </table:table-cell>
          <table:table-cell office:value-type="float" office:value="0.0000110732" calcext:value-type="float">
            <text:p>1,11E-05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295183" calcext:value-type="float">
            <text:p>2,95E-06</text:p>
          </table:table-cell>
        </table:table-row>
        <table:table-row table:style-name="ro1">
          <table:table-cell office:value-type="float" office:value="0.250378" calcext:value-type="float">
            <text:p>0,250378</text:p>
          </table:table-cell>
          <table:table-cell office:value-type="float" office:value="0.0000102508" calcext:value-type="float">
            <text:p>1,03E-05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40735" calcext:value-type="float">
            <text:p>1,41E-06</text:p>
          </table:table-cell>
        </table:table-row>
        <table:table-row table:style-name="ro1">
          <table:table-cell office:value-type="float" office:value="0.250377" calcext:value-type="float">
            <text:p>0,250377</text:p>
          </table:table-cell>
          <table:table-cell office:value-type="float" office:value="0.00000547799" calcext:value-type="float">
            <text:p>5,48E-06</text:p>
          </table:table-cell>
          <table:table-cell office:value-type="float" office:value="0.248834" calcext:value-type="float">
            <text:p>0,248834</text:p>
          </table:table-cell>
          <table:table-cell office:value-type="float" office:value="0.00000765282" calcext:value-type="float">
            <text:p>7,65E-06</text:p>
          </table:table-cell>
        </table:table-row>
        <table:table-row table:style-name="ro1">
          <table:table-cell office:value-type="float" office:value="0.250373" calcext:value-type="float">
            <text:p>0,250373</text:p>
          </table:table-cell>
          <table:table-cell office:value-type="float" office:value="0.0000117463" calcext:value-type="float">
            <text:p>1,17E-05</text:p>
          </table:table-cell>
          <table:table-cell office:value-type="float" office:value="0.248833" calcext:value-type="float">
            <text:p>0,248833</text:p>
          </table:table-cell>
          <table:table-cell office:value-type="float" office:value="0.00000288299" calcext:value-type="float">
            <text:p>2,88E-06</text:p>
          </table:table-cell>
        </table:table-row>
        <table:table-row table:style-name="ro1">
          <table:table-cell office:value-type="float" office:value="0.250378" calcext:value-type="float">
            <text:p>0,250378</text:p>
          </table:table-cell>
          <table:table-cell office:value-type="float" office:value="0.0000156925" calcext:value-type="float">
            <text:p>1,57E-05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326966" calcext:value-type="float">
            <text:p>3,27E-06</text:p>
          </table:table-cell>
        </table:table-row>
        <table:table-row table:style-name="ro1">
          <table:table-cell office:value-type="float" office:value="0.250378" calcext:value-type="float">
            <text:p>0,250378</text:p>
          </table:table-cell>
          <table:table-cell office:value-type="float" office:value="0.00000705148" calcext:value-type="float">
            <text:p>7,05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0838196" calcext:value-type="float">
            <text:p>8,38E-07</text:p>
          </table:table-cell>
        </table:table-row>
        <table:table-row table:style-name="ro1">
          <table:table-cell office:value-type="float" office:value="0.25038" calcext:value-type="float">
            <text:p>0,25038</text:p>
          </table:table-cell>
          <table:table-cell office:value-type="float" office:value="0.0000111949" calcext:value-type="float">
            <text:p>1,12E-05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23736" calcext:value-type="float">
            <text:p>1,24E-06</text:p>
          </table:table-cell>
        </table:table-row>
        <table:table-row table:style-name="ro1">
          <table:table-cell office:value-type="float" office:value="0.250373" calcext:value-type="float">
            <text:p>0,250373</text:p>
          </table:table-cell>
          <table:table-cell office:value-type="float" office:value="0.00000857757" calcext:value-type="float">
            <text:p>8,58E-06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229292" calcext:value-type="float">
            <text:p>2,29E-06</text:p>
          </table:table-cell>
        </table:table-row>
        <table:table-row table:style-name="ro1">
          <table:table-cell office:value-type="float" office:value="0.250378" calcext:value-type="float">
            <text:p>0,250378</text:p>
          </table:table-cell>
          <table:table-cell office:value-type="float" office:value="0.00000784802" calcext:value-type="float">
            <text:p>7,85E-06</text:p>
          </table:table-cell>
          <table:table-cell office:value-type="float" office:value="0.24883" calcext:value-type="float">
            <text:p>0,24883</text:p>
          </table:table-cell>
          <table:table-cell office:value-type="float" office:value="0.00000113976" calcext:value-type="float">
            <text:p>1,14E-06</text:p>
          </table:table-cell>
        </table:table-row>
        <table:table-row table:style-name="ro1">
          <table:table-cell office:value-type="float" office:value="0.250378" calcext:value-type="float">
            <text:p>0,250378</text:p>
          </table:table-cell>
          <table:table-cell office:value-type="float" office:value="0.0000118271" calcext:value-type="float">
            <text:p>1,18E-05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36517" calcext:value-type="float">
            <text:p>1,37E-06</text:p>
          </table:table-cell>
        </table:table-row>
        <table:table-row table:style-name="ro1">
          <table:table-cell office:value-type="float" office:value="0.25038" calcext:value-type="float">
            <text:p>0,25038</text:p>
          </table:table-cell>
          <table:table-cell office:value-type="float" office:value="0.0000104745" calcext:value-type="float">
            <text:p>1,05E-05</text:p>
          </table:table-cell>
          <table:table-cell office:value-type="float" office:value="0.24883" calcext:value-type="float">
            <text:p>0,24883</text:p>
          </table:table-cell>
          <table:table-cell office:value-type="float" office:value="0.000000807553" calcext:value-type="float">
            <text:p>8,08E-07</text:p>
          </table:table-cell>
        </table:table-row>
        <table:table-row table:style-name="ro1">
          <table:table-cell office:value-type="float" office:value="0.250381" calcext:value-type="float">
            <text:p>0,250381</text:p>
          </table:table-cell>
          <table:table-cell office:value-type="float" office:value="0.0000126955" calcext:value-type="float">
            <text:p>1,27E-05</text:p>
          </table:table-cell>
          <table:table-cell office:value-type="float" office:value="0.248833" calcext:value-type="float">
            <text:p>0,248833</text:p>
          </table:table-cell>
          <table:table-cell office:value-type="float" office:value="0.00000907378" calcext:value-type="float">
            <text:p>9,07E-06</text:p>
          </table:table-cell>
        </table:table-row>
        <table:table-row table:style-name="ro1">
          <table:table-cell office:value-type="float" office:value="0.25038" calcext:value-type="float">
            <text:p>0,25038</text:p>
          </table:table-cell>
          <table:table-cell office:value-type="float" office:value="0.000010128" calcext:value-type="float">
            <text:p>1,01E-05</text:p>
          </table:table-cell>
          <table:table-cell office:value-type="float" office:value="0.24883" calcext:value-type="float">
            <text:p>0,24883</text:p>
          </table:table-cell>
          <table:table-cell office:value-type="float" office:value="0.0000012731" calcext:value-type="float">
            <text:p>1,27E-06</text:p>
          </table:table-cell>
        </table:table-row>
        <table:table-row table:style-name="ro1">
          <table:table-cell office:value-type="float" office:value="0.250375" calcext:value-type="float">
            <text:p>0,250375</text:p>
          </table:table-cell>
          <table:table-cell office:value-type="float" office:value="0.00000666621" calcext:value-type="float">
            <text:p>6,67E-06</text:p>
          </table:table-cell>
          <table:table-cell office:value-type="float" office:value="0.24883" calcext:value-type="float">
            <text:p>0,24883</text:p>
          </table:table-cell>
          <table:table-cell office:value-type="float" office:value="0.00000108298" calcext:value-type="float">
            <text:p>1,08E-06</text:p>
          </table:table-cell>
        </table:table-row>
        <table:table-row table:style-name="ro1">
          <table:table-cell office:value-type="float" office:value="0.250378" calcext:value-type="float">
            <text:p>0,250378</text:p>
          </table:table-cell>
          <table:table-cell office:value-type="float" office:value="0.00000677831" calcext:value-type="float">
            <text:p>6,78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085494" calcext:value-type="float">
            <text:p>8,55E-07</text:p>
          </table:table-cell>
        </table:table-row>
        <table:table-row table:style-name="ro1">
          <table:table-cell office:value-type="float" office:value="0.250378" calcext:value-type="float">
            <text:p>0,250378</text:p>
          </table:table-cell>
          <table:table-cell office:value-type="float" office:value="0.00000990851" calcext:value-type="float">
            <text:p>9,91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51604" calcext:value-type="float">
            <text:p>1,52E-06</text:p>
          </table:table-cell>
        </table:table-row>
        <table:table-row table:style-name="ro1">
          <table:table-cell office:value-type="float" office:value="0.250383" calcext:value-type="float">
            <text:p>0,250383</text:p>
          </table:table-cell>
          <table:table-cell office:value-type="float" office:value="0.0000134496" calcext:value-type="float">
            <text:p>1,34E-05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216102" calcext:value-type="float">
            <text:p>2,16E-06</text:p>
          </table:table-cell>
        </table:table-row>
        <table:table-row table:style-name="ro1">
          <table:table-cell office:value-type="float" office:value="0.25037" calcext:value-type="float">
            <text:p>0,25037</text:p>
          </table:table-cell>
          <table:table-cell office:value-type="float" office:value="0.00000964815" calcext:value-type="float">
            <text:p>9,65E-06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256778" calcext:value-type="float">
            <text:p>2,57E-06</text:p>
          </table:table-cell>
        </table:table-row>
        <table:table-row table:style-name="ro1">
          <table:table-cell office:value-type="float" office:value="0.250382" calcext:value-type="float">
            <text:p>0,250382</text:p>
          </table:table-cell>
          <table:table-cell office:value-type="float" office:value="0.00000794528" calcext:value-type="float">
            <text:p>7,95E-06</text:p>
          </table:table-cell>
          <table:table-cell office:value-type="float" office:value="0.24883" calcext:value-type="float">
            <text:p>0,24883</text:p>
          </table:table-cell>
          <table:table-cell office:value-type="float" office:value="0.000000782389" calcext:value-type="float">
            <text:p>7,82E-07</text:p>
          </table:table-cell>
        </table:table-row>
        <table:table-row table:style-name="ro1">
          <table:table-cell office:value-type="float" office:value="0.250378" calcext:value-type="float">
            <text:p>0,250378</text:p>
          </table:table-cell>
          <table:table-cell office:value-type="float" office:value="0.000010623" calcext:value-type="float">
            <text:p>1,06E-05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205316" calcext:value-type="float">
            <text:p>2,05E-06</text:p>
          </table:table-cell>
        </table:table-row>
        <table:table-row table:style-name="ro1">
          <table:table-cell office:value-type="float" office:value="0.250383" calcext:value-type="float">
            <text:p>0,250383</text:p>
          </table:table-cell>
          <table:table-cell office:value-type="float" office:value="0.0000101547" calcext:value-type="float">
            <text:p>1,02E-05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110815" calcext:value-type="float">
            <text:p>1,11E-06</text:p>
          </table:table-cell>
        </table:table-row>
        <table:table-row table:style-name="ro1">
          <table:table-cell office:value-type="float" office:value="0.25038" calcext:value-type="float">
            <text:p>0,25038</text:p>
          </table:table-cell>
          <table:table-cell office:value-type="float" office:value="0.00000872845" calcext:value-type="float">
            <text:p>8,73E-06</text:p>
          </table:table-cell>
          <table:table-cell office:value-type="float" office:value="0.248832" calcext:value-type="float">
            <text:p>0,248832</text:p>
          </table:table-cell>
          <table:table-cell office:value-type="float" office:value="0.000000766364" calcext:value-type="float">
            <text:p>7,66E-07</text:p>
          </table:table-cell>
        </table:table-row>
        <table:table-row table:style-name="ro1">
          <table:table-cell office:value-type="float" office:value="0.250374" calcext:value-type="float">
            <text:p>0,250374</text:p>
          </table:table-cell>
          <table:table-cell office:value-type="float" office:value="0.00000829424" calcext:value-type="float">
            <text:p>8,29E-06</text:p>
          </table:table-cell>
          <table:table-cell office:value-type="float" office:value="0.248833" calcext:value-type="float">
            <text:p>0,248833</text:p>
          </table:table-cell>
          <table:table-cell office:value-type="float" office:value="0.00000165818" calcext:value-type="float">
            <text:p>1,66E-06</text:p>
          </table:table-cell>
        </table:table-row>
        <table:table-row table:style-name="ro1">
          <table:table-cell office:value-type="float" office:value="0.250383" calcext:value-type="float">
            <text:p>0,250383</text:p>
          </table:table-cell>
          <table:table-cell office:value-type="float" office:value="0.00000495186" calcext:value-type="float">
            <text:p>4,95E-06</text:p>
          </table:table-cell>
          <table:table-cell office:value-type="float" office:value="0.248831" calcext:value-type="float">
            <text:p>0,248831</text:p>
          </table:table-cell>
          <table:table-cell office:value-type="float" office:value="0.000000702367" calcext:value-type="float">
            <text:p>7,02E-07</text:p>
          </table:table-cell>
        </table:table-row>
        <table:table-row table:style-name="ro1">
          <table:table-cell office:value-type="float" office:value="0.250385" calcext:value-type="float">
            <text:p>0,250385</text:p>
          </table:table-cell>
          <table:table-cell office:value-type="float" office:value="0.00000950082" calcext:value-type="float">
            <text:p>9,50E-06</text:p>
          </table:table-cell>
          <table:table-cell office:value-type="float" office:value="0.248833" calcext:value-type="float">
            <text:p>0,248833</text:p>
          </table:table-cell>
          <table:table-cell office:value-type="float" office:value="0.00000126982" calcext:value-type="float">
            <text:p>1,27E-06</text:p>
          </table:table-cell>
        </table:table-row>
        <table:table-row table:style-name="ro1">
          <table:table-cell office:value-type="float" office:value="0.250385" calcext:value-type="float">
            <text:p>0,250385</text:p>
          </table:table-cell>
          <table:table-cell office:value-type="float" office:value="0.00000942107" calcext:value-type="float">
            <text:p>9,42E-06</text:p>
          </table:table-cell>
          <table:table-cell office:value-type="float" office:value="0.248834" calcext:value-type="float">
            <text:p>0,248834</text:p>
          </table:table-cell>
          <table:table-cell office:value-type="float" office:value="0.00000119841" calcext:value-type="float">
            <text:p>1,20E-06</text:p>
          </table:table-cell>
        </table:table-row>
        <table:table-row table:style-name="ro1">
          <table:table-cell office:value-type="float" office:value="0.250385" calcext:value-type="float">
            <text:p>0,250385</text:p>
          </table:table-cell>
          <table:table-cell office:value-type="float" office:value="0.00000834923" calcext:value-type="float">
            <text:p>8,35E-06</text:p>
          </table:table-cell>
          <table:table-cell office:value-type="float" office:value="0.248835" calcext:value-type="float">
            <text:p>0,248835</text:p>
          </table:table-cell>
          <table:table-cell office:value-type="float" office:value="0.00000183636" calcext:value-type="float">
            <text:p>1,84E-06</text:p>
          </table:table-cell>
        </table:table-row>
        <table:table-row table:style-name="ro1">
          <table:table-cell office:value-type="float" office:value="0.250386" calcext:value-type="float">
            <text:p>0,250386</text:p>
          </table:table-cell>
          <table:table-cell office:value-type="float" office:value="0.0000128183" calcext:value-type="float">
            <text:p>1,28E-05</text:p>
          </table:table-cell>
          <table:table-cell office:value-type="float" office:value="0.248837" calcext:value-type="float">
            <text:p>0,248837</text:p>
          </table:table-cell>
          <table:table-cell office:value-type="float" office:value="0.00000189167" calcext:value-type="float">
            <text:p>1,89E-06</text:p>
          </table:table-cell>
        </table:table-row>
        <table:table-row table:style-name="ro1">
          <table:table-cell office:value-type="float" office:value="0.250388" calcext:value-type="float">
            <text:p>0,250388</text:p>
          </table:table-cell>
          <table:table-cell office:value-type="float" office:value="0.00000799693" calcext:value-type="float">
            <text:p>8,00E-06</text:p>
          </table:table-cell>
          <table:table-cell office:value-type="float" office:value="0.248839" calcext:value-type="float">
            <text:p>0,248839</text:p>
          </table:table-cell>
          <table:table-cell office:value-type="float" office:value="0.00000171506" calcext:value-type="float">
            <text:p>1,72E-06</text:p>
          </table:table-cell>
        </table:table-row>
        <table:table-row table:style-name="ro1">
          <table:table-cell office:value-type="float" office:value="0.250399" calcext:value-type="float">
            <text:p>0,250399</text:p>
          </table:table-cell>
          <table:table-cell office:value-type="float" office:value="0.00000676546" calcext:value-type="float">
            <text:p>6,77E-06</text:p>
          </table:table-cell>
          <table:table-cell office:value-type="float" office:value="0.248841" calcext:value-type="float">
            <text:p>0,248841</text:p>
          </table:table-cell>
          <table:table-cell office:value-type="float" office:value="0.00000145631" calcext:value-type="float">
            <text:p>1,46E-06</text:p>
          </table:table-cell>
        </table:table-row>
        <table:table-row table:style-name="ro1">
          <table:table-cell office:value-type="float" office:value="0.250395" calcext:value-type="float">
            <text:p>0,250395</text:p>
          </table:table-cell>
          <table:table-cell office:value-type="float" office:value="0.0000109382" calcext:value-type="float">
            <text:p>1,09E-05</text:p>
          </table:table-cell>
          <table:table-cell office:value-type="float" office:value="0.248846" calcext:value-type="float">
            <text:p>0,248846</text:p>
          </table:table-cell>
          <table:table-cell office:value-type="float" office:value="0.00000105557" calcext:value-type="float">
            <text:p>1,06E-06</text:p>
          </table:table-cell>
        </table:table-row>
        <table:table-row table:style-name="ro1">
          <table:table-cell office:value-type="float" office:value="0.250402" calcext:value-type="float">
            <text:p>0,250402</text:p>
          </table:table-cell>
          <table:table-cell office:value-type="float" office:value="0.0000104088" calcext:value-type="float">
            <text:p>1,04E-05</text:p>
          </table:table-cell>
          <table:table-cell office:value-type="float" office:value="0.24885" calcext:value-type="float">
            <text:p>0,24885</text:p>
          </table:table-cell>
          <table:table-cell office:value-type="float" office:value="0.00000340401" calcext:value-type="float">
            <text:p>3,40E-06</text:p>
          </table:table-cell>
        </table:table-row>
        <table:table-row table:style-name="ro1">
          <table:table-cell office:value-type="float" office:value="0.250414" calcext:value-type="float">
            <text:p>0,250414</text:p>
          </table:table-cell>
          <table:table-cell office:value-type="float" office:value="0.00000859964" calcext:value-type="float">
            <text:p>8,60E-06</text:p>
          </table:table-cell>
          <table:table-cell office:value-type="float" office:value="0.248857" calcext:value-type="float">
            <text:p>0,248857</text:p>
          </table:table-cell>
          <table:table-cell office:value-type="float" office:value="0.00000341953" calcext:value-type="float">
            <text:p>3,42E-06</text:p>
          </table:table-cell>
        </table:table-row>
        <table:table-row table:style-name="ro1">
          <table:table-cell office:value-type="float" office:value="0.25041" calcext:value-type="float">
            <text:p>0,25041</text:p>
          </table:table-cell>
          <table:table-cell office:value-type="float" office:value="0.00000808675" calcext:value-type="float">
            <text:p>8,09E-06</text:p>
          </table:table-cell>
          <table:table-cell office:value-type="float" office:value="0.248865" calcext:value-type="float">
            <text:p>0,248865</text:p>
          </table:table-cell>
          <table:table-cell office:value-type="float" office:value="0.0000032933" calcext:value-type="float">
            <text:p>3,29E-06</text:p>
          </table:table-cell>
        </table:table-row>
        <table:table-row table:style-name="ro1">
          <table:table-cell office:value-type="float" office:value="0.250426" calcext:value-type="float">
            <text:p>0,250426</text:p>
          </table:table-cell>
          <table:table-cell office:value-type="float" office:value="0.0000148245" calcext:value-type="float">
            <text:p>1,48E-05</text:p>
          </table:table-cell>
          <table:table-cell office:value-type="float" office:value="0.248868" calcext:value-type="float">
            <text:p>0,248868</text:p>
          </table:table-cell>
          <table:table-cell office:value-type="float" office:value="0.0000104733" calcext:value-type="float">
            <text:p>1,05E-05</text:p>
          </table:table-cell>
        </table:table-row>
        <table:table-row table:style-name="ro1">
          <table:table-cell office:value-type="float" office:value="0.250439" calcext:value-type="float">
            <text:p>0,250439</text:p>
          </table:table-cell>
          <table:table-cell office:value-type="float" office:value="0.0000121886" calcext:value-type="float">
            <text:p>1,22E-05</text:p>
          </table:table-cell>
          <table:table-cell office:value-type="float" office:value="0.248885" calcext:value-type="float">
            <text:p>0,248885</text:p>
          </table:table-cell>
          <table:table-cell office:value-type="float" office:value="0.00000871092" calcext:value-type="float">
            <text:p>8,71E-06</text:p>
          </table:table-cell>
        </table:table-row>
        <table:table-row table:style-name="ro1">
          <table:table-cell office:value-type="float" office:value="0.25046" calcext:value-type="float">
            <text:p>0,25046</text:p>
          </table:table-cell>
          <table:table-cell office:value-type="float" office:value="0.0000154451" calcext:value-type="float">
            <text:p>1,54E-05</text:p>
          </table:table-cell>
          <table:table-cell office:value-type="float" office:value="0.248905" calcext:value-type="float">
            <text:p>0,248905</text:p>
          </table:table-cell>
          <table:table-cell office:value-type="float" office:value="0.00000648963" calcext:value-type="float">
            <text:p>6,49E-06</text:p>
          </table:table-cell>
        </table:table-row>
        <table:table-row table:style-name="ro1">
          <table:table-cell office:value-type="float" office:value="0.250478" calcext:value-type="float">
            <text:p>0,250478</text:p>
          </table:table-cell>
          <table:table-cell office:value-type="float" office:value="0.0000160067" calcext:value-type="float">
            <text:p>1,60E-05</text:p>
          </table:table-cell>
          <table:table-cell office:value-type="float" office:value="0.248922" calcext:value-type="float">
            <text:p>0,248922</text:p>
          </table:table-cell>
          <table:table-cell office:value-type="float" office:value="0.0000163827" calcext:value-type="float">
            <text:p>1,64E-05</text:p>
          </table:table-cell>
        </table:table-row>
        <table:table-row table:style-name="ro1">
          <table:table-cell office:value-type="float" office:value="0.2505" calcext:value-type="float">
            <text:p>0,2505</text:p>
          </table:table-cell>
          <table:table-cell office:value-type="float" office:value="0.0000131917" calcext:value-type="float">
            <text:p>1,32E-05</text:p>
          </table:table-cell>
          <table:table-cell office:value-type="float" office:value="0.248945" calcext:value-type="float">
            <text:p>0,248945</text:p>
          </table:table-cell>
          <table:table-cell office:value-type="float" office:value="0.0000190608" calcext:value-type="float">
            <text:p>1,91E-05</text:p>
          </table:table-cell>
        </table:table-row>
        <table:table-row table:style-name="ro1">
          <table:table-cell office:value-type="float" office:value="0.250535" calcext:value-type="float">
            <text:p>0,250535</text:p>
          </table:table-cell>
          <table:table-cell office:value-type="float" office:value="0.0000221665" calcext:value-type="float">
            <text:p>2,22E-05</text:p>
          </table:table-cell>
          <table:table-cell office:value-type="float" office:value="0.248978" calcext:value-type="float">
            <text:p>0,248978</text:p>
          </table:table-cell>
          <table:table-cell office:value-type="float" office:value="0.0000295938" calcext:value-type="float">
            <text:p>2,96E-05</text:p>
          </table:table-cell>
        </table:table-row>
        <table:table-row table:style-name="ro1">
          <table:table-cell office:value-type="float" office:value="0.250566" calcext:value-type="float">
            <text:p>0,250566</text:p>
          </table:table-cell>
          <table:table-cell office:value-type="float" office:value="0.0000223867" calcext:value-type="float">
            <text:p>2,24E-05</text:p>
          </table:table-cell>
          <table:table-cell office:value-type="float" office:value="0.249008" calcext:value-type="float">
            <text:p>0,249008</text:p>
          </table:table-cell>
          <table:table-cell office:value-type="float" office:value="0.0000264885" calcext:value-type="float">
            <text:p>2,65E-05</text:p>
          </table:table-cell>
        </table:table-row>
        <table:table-row table:style-name="ro1">
          <table:table-cell office:value-type="float" office:value="0.250528" calcext:value-type="float">
            <text:p>0,250528</text:p>
          </table:table-cell>
          <table:table-cell table:style-name="Default" office:value-type="float" office:value="0.000104682" calcext:value-type="float">
            <text:p>0,000104682</text:p>
          </table:table-cell>
          <table:table-cell office:value-type="float" office:value="0.24897" calcext:value-type="float">
            <text:p>0,24897</text:p>
          </table:table-cell>
          <table:table-cell table:style-name="Default" office:value-type="float" office:value="0.000104495" calcext:value-type="float">
            <text:p>0,000104495</text:p>
          </table:table-cell>
        </table:table-row>
        <table:table-row table:style-name="ro1">
          <table:table-cell office:value-type="float" office:value="0.250556" calcext:value-type="float">
            <text:p>0,250556</text:p>
          </table:table-cell>
          <table:table-cell table:style-name="Default" office:value-type="float" office:value="0.000139355" calcext:value-type="float">
            <text:p>0,000139355</text:p>
          </table:table-cell>
          <table:table-cell office:value-type="float" office:value="0.24898" calcext:value-type="float">
            <text:p>0,24898</text:p>
          </table:table-cell>
          <table:table-cell table:style-name="Default" office:value-type="float" office:value="0.000150794" calcext:value-type="float">
            <text:p>0,000150794</text:p>
          </table:table-cell>
        </table:table-row>
        <table:table-row table:style-name="ro1">
          <table:table-cell office:value-type="float" office:value="0.250597" calcext:value-type="float">
            <text:p>0,250597</text:p>
          </table:table-cell>
          <table:table-cell table:style-name="Default" office:value-type="float" office:value="0.000299147" calcext:value-type="float">
            <text:p>0,000299147</text:p>
          </table:table-cell>
          <table:table-cell office:value-type="float" office:value="0.249031" calcext:value-type="float">
            <text:p>0,249031</text:p>
          </table:table-cell>
          <table:table-cell table:style-name="Default" office:value-type="float" office:value="0.00030133" calcext:value-type="float">
            <text:p>0,00030133</text:p>
          </table:table-cell>
        </table:table-row>
        <table:table-row table:style-name="ro1">
          <table:table-cell office:value-type="float" office:value="0.250369" calcext:value-type="float">
            <text:p>0,250369</text:p>
          </table:table-cell>
          <table:table-cell table:style-name="Default" office:value-type="float" office:value="0.000648357" calcext:value-type="float">
            <text:p>0,000648357</text:p>
          </table:table-cell>
          <table:table-cell office:value-type="float" office:value="0.248817" calcext:value-type="float">
            <text:p>0,248817</text:p>
          </table:table-cell>
          <table:table-cell table:style-name="Default" office:value-type="float" office:value="0.000657519" calcext:value-type="float">
            <text:p>0,000657519</text:p>
          </table:table-cell>
        </table:table-row>
        <table:table-row table:style-name="ro1">
          <table:table-cell office:value-type="float" office:value="0.250512" calcext:value-type="float">
            <text:p>0,250512</text:p>
          </table:table-cell>
          <table:table-cell table:style-name="Default" office:value-type="float" office:value="0.000425822" calcext:value-type="float">
            <text:p>0,000425822</text:p>
          </table:table-cell>
          <table:table-cell office:value-type="float" office:value="0.248943" calcext:value-type="float">
            <text:p>0,248943</text:p>
          </table:table-cell>
          <table:table-cell table:style-name="Default" office:value-type="float" office:value="0.000432992" calcext:value-type="float">
            <text:p>0,000432992</text:p>
          </table:table-cell>
        </table:table-row>
        <table:table-row table:style-name="ro1">
          <table:table-cell office:value-type="float" office:value="0.250198" calcext:value-type="float">
            <text:p>0,250198</text:p>
          </table:table-cell>
          <table:table-cell table:style-name="Default" office:value-type="float" office:value="0.00127959" calcext:value-type="float">
            <text:p>0,00127959</text:p>
          </table:table-cell>
          <table:table-cell office:value-type="float" office:value="0.248635" calcext:value-type="float">
            <text:p>0,248635</text:p>
          </table:table-cell>
          <table:table-cell table:style-name="Default" office:value-type="float" office:value="0.0012775" calcext:value-type="float">
            <text:p>0,0012775</text:p>
          </table:table-cell>
        </table:table-row>
        <table:table-row table:style-name="ro1">
          <table:table-cell office:value-type="float" office:value="0.250078" calcext:value-type="float">
            <text:p>0,250078</text:p>
          </table:table-cell>
          <table:table-cell table:style-name="Default" office:value-type="float" office:value="0.00169403" calcext:value-type="float">
            <text:p>0,00169403</text:p>
          </table:table-cell>
          <table:table-cell office:value-type="float" office:value="0.248466" calcext:value-type="float">
            <text:p>0,248466</text:p>
          </table:table-cell>
          <table:table-cell table:style-name="Default" office:value-type="float" office:value="0.00177323" calcext:value-type="float">
            <text:p>0,00177323</text:p>
          </table:table-cell>
        </table:table-row>
        <table:table-row table:style-name="ro1">
          <table:table-cell office:value-type="float" office:value="0.249029" calcext:value-type="float">
            <text:p>0,249029</text:p>
          </table:table-cell>
          <table:table-cell table:style-name="Default" office:value-type="float" office:value="0.00201168" calcext:value-type="float">
            <text:p>0,00201168</text:p>
          </table:table-cell>
          <table:table-cell office:value-type="float" office:value="0.247444" calcext:value-type="float">
            <text:p>0,247444</text:p>
          </table:table-cell>
          <table:table-cell table:style-name="Default" office:value-type="float" office:value="0.00206173" calcext:value-type="float">
            <text:p>0,00206173</text:p>
          </table:table-cell>
        </table:table-row>
        <table:table-row table:style-name="ro1">
          <table:table-cell office:value-type="float" office:value="0.24239" calcext:value-type="float">
            <text:p>0,24239</text:p>
          </table:table-cell>
          <table:table-cell table:style-name="Default" office:value-type="float" office:value="0.0067125" calcext:value-type="float">
            <text:p>0,0067125</text:p>
          </table:table-cell>
          <table:table-cell office:value-type="float" office:value="0.24075" calcext:value-type="float">
            <text:p>0,24075</text:p>
          </table:table-cell>
          <table:table-cell table:style-name="Default" office:value-type="float" office:value="0.00674952" calcext:value-type="float">
            <text:p>0,00674952</text:p>
          </table:table-cell>
        </table:table-row>
        <table:table-row table:style-name="ro1">
          <table:table-cell office:value-type="float" office:value="0.243188" calcext:value-type="float">
            <text:p>0,243188</text:p>
          </table:table-cell>
          <table:table-cell table:style-name="Default" office:value-type="float" office:value="0.00814924" calcext:value-type="float">
            <text:p>0,00814924</text:p>
          </table:table-cell>
          <table:table-cell office:value-type="float" office:value="0.241634" calcext:value-type="float">
            <text:p>0,241634</text:p>
          </table:table-cell>
          <table:table-cell table:style-name="Default" office:value-type="float" office:value="0.0081622" calcext:value-type="float">
            <text:p>0,0081622</text:p>
          </table:table-cell>
        </table:table-row>
        <table:table-row table:style-name="ro1">
          <table:table-cell office:value-type="float" office:value="0.239467" calcext:value-type="float">
            <text:p>0,239467</text:p>
          </table:table-cell>
          <table:table-cell table:style-name="Default" office:value-type="float" office:value="0.0156278" calcext:value-type="float">
            <text:p>0,0156278</text:p>
          </table:table-cell>
          <table:table-cell office:value-type="float" office:value="0.237931" calcext:value-type="float">
            <text:p>0,237931</text:p>
          </table:table-cell>
          <table:table-cell table:style-name="Default" office:value-type="float" office:value="0.015647" calcext:value-type="float">
            <text:p>0,015647</text:p>
          </table:table-cell>
        </table:table-row>
        <table:table-row table:style-name="ro1">
          <table:table-cell office:value-type="float" office:value="0.231762" calcext:value-type="float">
            <text:p>0,231762</text:p>
          </table:table-cell>
          <table:table-cell table:style-name="Default" office:value-type="float" office:value="0.0140949" calcext:value-type="float">
            <text:p>0,0140949</text:p>
          </table:table-cell>
          <table:table-cell office:value-type="float" office:value="0.230275" calcext:value-type="float">
            <text:p>0,230275</text:p>
          </table:table-cell>
          <table:table-cell table:style-name="Default" office:value-type="float" office:value="0.0140002" calcext:value-type="float">
            <text:p>0,0140002</text:p>
          </table:table-cell>
        </table:table-row>
        <table:table-row table:style-name="ro1">
          <table:table-cell office:value-type="float" office:value="0.227268" calcext:value-type="float">
            <text:p>0,227268</text:p>
          </table:table-cell>
          <table:table-cell table:style-name="Default" office:value-type="float" office:value="0.0179442" calcext:value-type="float">
            <text:p>0,0179442</text:p>
          </table:table-cell>
          <table:table-cell office:value-type="float" office:value="0.225745" calcext:value-type="float">
            <text:p>0,225745</text:p>
          </table:table-cell>
          <table:table-cell table:style-name="Default" office:value-type="float" office:value="0.018036" calcext:value-type="float">
            <text:p>0,018036</text:p>
          </table:table-cell>
        </table:table-row>
        <table:table-row table:style-name="ro1">
          <table:table-cell office:value-type="float" office:value="0.21898" calcext:value-type="float">
            <text:p>0,21898</text:p>
          </table:table-cell>
          <table:table-cell table:style-name="Default" office:value-type="float" office:value="0.0326577" calcext:value-type="float">
            <text:p>0,0326577</text:p>
          </table:table-cell>
          <table:table-cell office:value-type="float" office:value="0.217624" calcext:value-type="float">
            <text:p>0,217624</text:p>
          </table:table-cell>
          <table:table-cell table:style-name="Default" office:value-type="float" office:value="0.0325921" calcext:value-type="float">
            <text:p>0,0325921</text:p>
          </table:table-cell>
        </table:table-row>
        <table:table-row table:style-name="ro1">
          <table:table-cell office:value-type="float" office:value="0.188379" calcext:value-type="float">
            <text:p>0,188379</text:p>
          </table:table-cell>
          <table:table-cell table:style-name="Default" office:value-type="float" office:value="0.0200673" calcext:value-type="float">
            <text:p>0,0200673</text:p>
          </table:table-cell>
          <table:table-cell office:value-type="float" office:value="0.187107" calcext:value-type="float">
            <text:p>0,187107</text:p>
          </table:table-cell>
          <table:table-cell table:style-name="Default" office:value-type="float" office:value="0.0201412" calcext:value-type="float">
            <text:p>0,0201412</text:p>
          </table:table-cell>
        </table:table-row>
        <table:table-row table:style-name="ro1">
          <table:table-cell office:value-type="float" office:value="0.21616" calcext:value-type="float">
            <text:p>0,21616</text:p>
          </table:table-cell>
          <table:table-cell table:style-name="Default" office:value-type="float" office:value="0.0406804" calcext:value-type="float">
            <text:p>0,0406804</text:p>
          </table:table-cell>
          <table:table-cell office:value-type="float" office:value="0.214785" calcext:value-type="float">
            <text:p>0,214785</text:p>
          </table:table-cell>
          <table:table-cell table:style-name="Default" office:value-type="float" office:value="0.0404685" calcext:value-type="float">
            <text:p>0,0404685</text:p>
          </table:table-cell>
        </table:table-row>
        <table:table-row table:style-name="ro1">
          <table:table-cell office:value-type="float" office:value="0.192749" calcext:value-type="float">
            <text:p>0,192749</text:p>
          </table:table-cell>
          <table:table-cell table:style-name="Default" office:value-type="float" office:value="0.0464778" calcext:value-type="float">
            <text:p>0,0464778</text:p>
          </table:table-cell>
          <table:table-cell office:value-type="float" office:value="0.191468" calcext:value-type="float">
            <text:p>0,191468</text:p>
          </table:table-cell>
          <table:table-cell table:style-name="Default" office:value-type="float" office:value="0.0462271" calcext:value-type="float">
            <text:p>0,0462271</text:p>
          </table:table-cell>
        </table:table-row>
        <table:table-row table:style-name="ro1">
          <table:table-cell office:value-type="float" office:value="0.157823" calcext:value-type="float">
            <text:p>0,157823</text:p>
          </table:table-cell>
          <table:table-cell table:style-name="Default" office:value-type="float" office:value="0.0119544" calcext:value-type="float">
            <text:p>0,0119544</text:p>
          </table:table-cell>
          <table:table-cell office:value-type="float" office:value="0.156996" calcext:value-type="float">
            <text:p>0,156996</text:p>
          </table:table-cell>
          <table:table-cell table:style-name="Default" office:value-type="float" office:value="0.011779" calcext:value-type="float">
            <text:p>0,011779</text:p>
          </table:table-cell>
        </table:table-row>
        <table:table-row table:style-name="ro1">
          <table:table-cell office:value-type="float" office:value="0.199299" calcext:value-type="float">
            <text:p>0,199299</text:p>
          </table:table-cell>
          <table:table-cell table:style-name="Default" office:value-type="float" office:value="0.0436392" calcext:value-type="float">
            <text:p>0,0436392</text:p>
          </table:table-cell>
          <table:table-cell office:value-type="float" office:value="0.198189" calcext:value-type="float">
            <text:p>0,198189</text:p>
          </table:table-cell>
          <table:table-cell table:style-name="Default" office:value-type="float" office:value="0.0433114" calcext:value-type="float">
            <text:p>0,0433114</text:p>
          </table:table-cell>
        </table:table-row>
        <table:table-row table:style-name="ro1">
          <table:table-cell office:value-type="float" office:value="0.19309" calcext:value-type="float">
            <text:p>0,19309</text:p>
          </table:table-cell>
          <table:table-cell table:style-name="Default" office:value-type="float" office:value="0.042265" calcext:value-type="float">
            <text:p>0,042265</text:p>
          </table:table-cell>
          <table:table-cell office:value-type="float" office:value="0.192072" calcext:value-type="float">
            <text:p>0,192072</text:p>
          </table:table-cell>
          <table:table-cell table:style-name="Default" office:value-type="float" office:value="0.0419643" calcext:value-type="float">
            <text:p>0,0419643</text:p>
          </table:table-cell>
        </table:table-row>
        <table:table-row table:style-name="ro1">
          <table:table-cell office:value-type="float" office:value="0.165215" calcext:value-type="float">
            <text:p>0,165215</text:p>
          </table:table-cell>
          <table:table-cell table:style-name="Default" office:value-type="float" office:value="0.0388338" calcext:value-type="float">
            <text:p>0,0388338</text:p>
          </table:table-cell>
          <table:table-cell office:value-type="float" office:value="0.164512" calcext:value-type="float">
            <text:p>0,164512</text:p>
          </table:table-cell>
          <table:table-cell table:style-name="Default" office:value-type="float" office:value="0.038492" calcext:value-type="float">
            <text:p>0,038492</text:p>
          </table:table-cell>
        </table:table-row>
        <table:table-row table:style-name="ro1">
          <table:table-cell office:value-type="float" office:value="0.15357" calcext:value-type="float">
            <text:p>0,15357</text:p>
          </table:table-cell>
          <table:table-cell table:style-name="Default" office:value-type="float" office:value="0.0142864" calcext:value-type="float">
            <text:p>0,0142864</text:p>
          </table:table-cell>
          <table:table-cell office:value-type="float" office:value="0.153012" calcext:value-type="float">
            <text:p>0,153012</text:p>
          </table:table-cell>
          <table:table-cell table:style-name="Default" office:value-type="float" office:value="0.0141088" calcext:value-type="float">
            <text:p>0,0141088</text:p>
          </table:table-cell>
        </table:table-row>
        <table:table-row table:style-name="ro1">
          <table:table-cell office:value-type="float" office:value="0.165378" calcext:value-type="float">
            <text:p>0,165378</text:p>
          </table:table-cell>
          <table:table-cell table:style-name="Default" office:value-type="float" office:value="0.0227423" calcext:value-type="float">
            <text:p>0,0227423</text:p>
          </table:table-cell>
          <table:table-cell office:value-type="float" office:value="0.164767" calcext:value-type="float">
            <text:p>0,164767</text:p>
          </table:table-cell>
          <table:table-cell table:style-name="Default" office:value-type="float" office:value="0.0226266" calcext:value-type="float">
            <text:p>0,0226266</text:p>
          </table:table-cell>
        </table:table-row>
        <table:table-row table:style-name="ro1">
          <table:table-cell office:value-type="float" office:value="0.156269" calcext:value-type="float">
            <text:p>0,156269</text:p>
          </table:table-cell>
          <table:table-cell table:style-name="Default" office:value-type="float" office:value="0.00283474" calcext:value-type="float">
            <text:p>0,00283474</text:p>
          </table:table-cell>
          <table:table-cell office:value-type="float" office:value="0.155819" calcext:value-type="float">
            <text:p>0,155819</text:p>
          </table:table-cell>
          <table:table-cell table:style-name="Default" office:value-type="float" office:value="0.0028914" calcext:value-type="float">
            <text:p>0,0028914</text:p>
          </table:table-cell>
        </table:table-row>
        <table:table-row table:style-name="ro1">
          <table:table-cell office:value-type="float" office:value="0.197458" calcext:value-type="float">
            <text:p>0,197458</text:p>
          </table:table-cell>
          <table:table-cell table:style-name="Default" office:value-type="float" office:value="0.0566144" calcext:value-type="float">
            <text:p>0,0566144</text:p>
          </table:table-cell>
          <table:table-cell office:value-type="float" office:value="0.196717" calcext:value-type="float">
            <text:p>0,196717</text:p>
          </table:table-cell>
          <table:table-cell table:style-name="Default" office:value-type="float" office:value="0.0560431" calcext:value-type="float">
            <text:p>0,0560431</text:p>
          </table:table-cell>
        </table:table-row>
        <table:table-row table:style-name="ro1">
          <table:table-cell office:value-type="float" office:value="0.185811" calcext:value-type="float">
            <text:p>0,185811</text:p>
          </table:table-cell>
          <table:table-cell table:style-name="Default" office:value-type="float" office:value="0.0265295" calcext:value-type="float">
            <text:p>0,0265295</text:p>
          </table:table-cell>
          <table:table-cell office:value-type="float" office:value="0.185398" calcext:value-type="float">
            <text:p>0,185398</text:p>
          </table:table-cell>
          <table:table-cell table:style-name="Default" office:value-type="float" office:value="0.026156" calcext:value-type="float">
            <text:p>0,026156</text:p>
          </table:table-cell>
        </table:table-row>
        <table:table-row table:style-name="ro1">
          <table:table-cell office:value-type="float" office:value="0.216324" calcext:value-type="float">
            <text:p>0,216324</text:p>
          </table:table-cell>
          <table:table-cell table:style-name="Default" office:value-type="float" office:value="0.0597322" calcext:value-type="float">
            <text:p>0,0597322</text:p>
          </table:table-cell>
          <table:table-cell office:value-type="float" office:value="0.215788" calcext:value-type="float">
            <text:p>0,215788</text:p>
          </table:table-cell>
          <table:table-cell table:style-name="Default" office:value-type="float" office:value="0.0588667" calcext:value-type="float">
            <text:p>0,0588667</text:p>
          </table:table-cell>
        </table:table-row>
      </table:table>
      <table:table table:name="Tabelle7" table:style-name="ta1">
        <table:shapes>
          <draw:frame draw:z-index="0" draw:style-name="gr1" draw:text-style-name="P1" svg:width="15.999cm" svg:height="8.999cm" svg:x="2.358cm" svg:y="0.1cm">
            <draw:object draw:notify-on-update-of-ranges="Tabelle7.A1:Tabelle7.A1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.0195439" calcext:value-type="float">
            <text:p>0,0195439</text:p>
          </table:table-cell>
          <table:table-cell office:value-type="float" office:value="0.000025051" calcext:value-type="float">
            <text:p>2,51E-05</text:p>
          </table:table-cell>
          <table:table-cell office:value-type="float" office:value="0.0194459" calcext:value-type="float">
            <text:p>0,0194459</text:p>
          </table:table-cell>
          <table:table-cell office:value-type="float" office:value="0.0000274599" calcext:value-type="float">
            <text:p>2,75E-05</text:p>
          </table:table-cell>
        </table:table-row>
        <table:table-row table:style-name="ro1">
          <table:table-cell office:value-type="float" office:value="0.0195322" calcext:value-type="float">
            <text:p>0,0195322</text:p>
          </table:table-cell>
          <table:table-cell office:value-type="float" office:value="0.00000583979" calcext:value-type="float">
            <text:p>5,84E-06</text:p>
          </table:table-cell>
          <table:table-cell office:value-type="float" office:value="0.0194327" calcext:value-type="float">
            <text:p>0,0194327</text:p>
          </table:table-cell>
          <table:table-cell office:value-type="float" office:value="0.0000078571" calcext:value-type="float">
            <text:p>7,86E-06</text:p>
          </table:table-cell>
        </table:table-row>
        <table:table-row table:style-name="ro1">
          <table:table-cell office:value-type="float" office:value="0.0195476" calcext:value-type="float">
            <text:p>0,0195476</text:p>
          </table:table-cell>
          <table:table-cell office:value-type="float" office:value="0.0000236819" calcext:value-type="float">
            <text:p>2,37E-05</text:p>
          </table:table-cell>
          <table:table-cell office:value-type="float" office:value="0.0194502" calcext:value-type="float">
            <text:p>0,0194502</text:p>
          </table:table-cell>
          <table:table-cell office:value-type="float" office:value="0.0000263084" calcext:value-type="float">
            <text:p>2,63E-05</text:p>
          </table:table-cell>
        </table:table-row>
        <table:table-row table:style-name="ro1">
          <table:table-cell office:value-type="float" office:value="0.0196306" calcext:value-type="float">
            <text:p>0,0196306</text:p>
          </table:table-cell>
          <table:table-cell table:style-name="Default" office:value-type="float" office:value="0.000260555" calcext:value-type="float">
            <text:p>0,000260555</text:p>
          </table:table-cell>
          <table:table-cell office:value-type="float" office:value="0.0195347" calcext:value-type="float">
            <text:p>0,0195347</text:p>
          </table:table-cell>
          <table:table-cell table:style-name="Default" office:value-type="float" office:value="0.00026711" calcext:value-type="float">
            <text:p>0,00026711</text:p>
          </table:table-cell>
        </table:table-row>
        <table:table-row table:style-name="ro1">
          <table:table-cell office:value-type="float" office:value="0.0195354" calcext:value-type="float">
            <text:p>0,0195354</text:p>
          </table:table-cell>
          <table:table-cell office:value-type="float" office:value="0.0000219542" calcext:value-type="float">
            <text:p>2,20E-05</text:p>
          </table:table-cell>
          <table:table-cell office:value-type="float" office:value="0.0194352" calcext:value-type="float">
            <text:p>0,0194352</text:p>
          </table:table-cell>
          <table:table-cell office:value-type="float" office:value="0.000024591" calcext:value-type="float">
            <text:p>2,46E-05</text:p>
          </table:table-cell>
        </table:table-row>
        <table:table-row table:style-name="ro1">
          <table:table-cell office:value-type="float" office:value="0.0195357" calcext:value-type="float">
            <text:p>0,0195357</text:p>
          </table:table-cell>
          <table:table-cell office:value-type="float" office:value="0.0000162604" calcext:value-type="float">
            <text:p>1,63E-05</text:p>
          </table:table-cell>
          <table:table-cell office:value-type="float" office:value="0.0194364" calcext:value-type="float">
            <text:p>0,0194364</text:p>
          </table:table-cell>
          <table:table-cell office:value-type="float" office:value="0.0000186682" calcext:value-type="float">
            <text:p>1,87E-05</text:p>
          </table:table-cell>
        </table:table-row>
        <table:table-row table:style-name="ro1">
          <table:table-cell office:value-type="float" office:value="0.0195378" calcext:value-type="float">
            <text:p>0,0195378</text:p>
          </table:table-cell>
          <table:table-cell office:value-type="float" office:value="0.0000119798" calcext:value-type="float">
            <text:p>1,20E-05</text:p>
          </table:table-cell>
          <table:table-cell office:value-type="float" office:value="0.0194391" calcext:value-type="float">
            <text:p>0,0194391</text:p>
          </table:table-cell>
          <table:table-cell office:value-type="float" office:value="0.0000139161" calcext:value-type="float">
            <text:p>1,39E-05</text:p>
          </table:table-cell>
        </table:table-row>
        <table:table-row table:style-name="ro1">
          <table:table-cell office:value-type="float" office:value="0.0195322" calcext:value-type="float">
            <text:p>0,0195322</text:p>
          </table:table-cell>
          <table:table-cell office:value-type="float" office:value="0.00000605513" calcext:value-type="float">
            <text:p>6,06E-06</text:p>
          </table:table-cell>
          <table:table-cell office:value-type="float" office:value="0.0194327" calcext:value-type="float">
            <text:p>0,0194327</text:p>
          </table:table-cell>
          <table:table-cell office:value-type="float" office:value="0.00000807305" calcext:value-type="float">
            <text:p>8,07E-06</text:p>
          </table:table-cell>
        </table:table-row>
        <table:table-row table:style-name="ro1">
          <table:table-cell office:value-type="float" office:value="0.0195464" calcext:value-type="float">
            <text:p>0,0195464</text:p>
          </table:table-cell>
          <table:table-cell office:value-type="float" office:value="0.0000499274" calcext:value-type="float">
            <text:p>4,99E-05</text:p>
          </table:table-cell>
          <table:table-cell office:value-type="float" office:value="0.0194469" calcext:value-type="float">
            <text:p>0,0194469</text:p>
          </table:table-cell>
          <table:table-cell office:value-type="float" office:value="0.0000530598" calcext:value-type="float">
            <text:p>5,31E-05</text:p>
          </table:table-cell>
        </table:table-row>
        <table:table-row table:style-name="ro1">
          <table:table-cell office:value-type="float" office:value="0.0195311" calcext:value-type="float">
            <text:p>0,0195311</text:p>
          </table:table-cell>
          <table:table-cell office:value-type="float" office:value="0.0000122261" calcext:value-type="float">
            <text:p>1,22E-05</text:p>
          </table:table-cell>
          <table:table-cell office:value-type="float" office:value="0.0194306" calcext:value-type="float">
            <text:p>0,0194306</text:p>
          </table:table-cell>
          <table:table-cell office:value-type="float" office:value="0.0000148076" calcext:value-type="float">
            <text:p>1,48E-05</text:p>
          </table:table-cell>
        </table:table-row>
        <table:table-row table:style-name="ro1">
          <table:table-cell office:value-type="float" office:value="0.019557" calcext:value-type="float">
            <text:p>0,019557</text:p>
          </table:table-cell>
          <table:table-cell office:value-type="float" office:value="0.0000852286" calcext:value-type="float">
            <text:p>8,52E-05</text:p>
          </table:table-cell>
          <table:table-cell office:value-type="float" office:value="0.0194574" calcext:value-type="float">
            <text:p>0,0194574</text:p>
          </table:table-cell>
          <table:table-cell office:value-type="float" office:value="0.0000882674" calcext:value-type="float">
            <text:p>8,83E-05</text:p>
          </table:table-cell>
        </table:table-row>
        <table:table-row table:style-name="ro1">
          <table:table-cell office:value-type="float" office:value="0.0195309" calcext:value-type="float">
            <text:p>0,0195309</text:p>
          </table:table-cell>
          <table:table-cell office:value-type="float" office:value="0.00000608251" calcext:value-type="float">
            <text:p>6,08E-06</text:p>
          </table:table-cell>
          <table:table-cell office:value-type="float" office:value="0.0194309" calcext:value-type="float">
            <text:p>0,0194309</text:p>
          </table:table-cell>
          <table:table-cell office:value-type="float" office:value="0.00000818129" calcext:value-type="float">
            <text:p>8,18E-06</text:p>
          </table:table-cell>
        </table:table-row>
        <table:table-row table:style-name="ro1">
          <table:table-cell office:value-type="float" office:value="0.0195689" calcext:value-type="float">
            <text:p>0,0195689</text:p>
          </table:table-cell>
          <table:table-cell office:value-type="float" office:value="0.08915" calcext:value-type="float">
            <text:p>8,92E-02</text:p>
          </table:table-cell>
          <table:table-cell office:value-type="float" office:value="0.019471" calcext:value-type="float">
            <text:p>0,019471</text:p>
          </table:table-cell>
          <table:table-cell office:value-type="float" office:value="0.0000931006" calcext:value-type="float">
            <text:p>9,31E-05</text:p>
          </table:table-cell>
        </table:table-row>
        <table:table-row table:style-name="ro1">
          <table:table-cell office:value-type="float" office:value="0.0195319" calcext:value-type="float">
            <text:p>0,0195319</text:p>
          </table:table-cell>
          <table:table-cell office:value-type="float" office:value="0.00000555907" calcext:value-type="float">
            <text:p>5,56E-06</text:p>
          </table:table-cell>
          <table:table-cell office:value-type="float" office:value="0.0194324" calcext:value-type="float">
            <text:p>0,0194324</text:p>
          </table:table-cell>
          <table:table-cell office:value-type="float" office:value="0.00000750362" calcext:value-type="float">
            <text:p>7,50E-06</text:p>
          </table:table-cell>
        </table:table-row>
        <table:table-row table:style-name="ro1">
          <table:table-cell office:value-type="float" office:value="0.0195356" calcext:value-type="float">
            <text:p>0,0195356</text:p>
          </table:table-cell>
          <table:table-cell office:value-type="float" office:value="0.0000156363" calcext:value-type="float">
            <text:p>1,56E-05</text:p>
          </table:table-cell>
          <table:table-cell office:value-type="float" office:value="0.0194362" calcext:value-type="float">
            <text:p>0,0194362</text:p>
          </table:table-cell>
          <table:table-cell office:value-type="float" office:value="0.0000175452" calcext:value-type="float">
            <text:p>1,75E-05</text:p>
          </table:table-cell>
        </table:table-row>
        <table:table-row table:style-name="ro1">
          <table:table-cell office:value-type="float" office:value="0.0195302" calcext:value-type="float">
            <text:p>0,0195302</text:p>
          </table:table-cell>
          <table:table-cell office:value-type="float" office:value="0.00000547675" calcext:value-type="float">
            <text:p>5,48E-06</text:p>
          </table:table-cell>
          <table:table-cell office:value-type="float" office:value="0.01943" calcext:value-type="float">
            <text:p>0,01943</text:p>
          </table:table-cell>
          <table:table-cell office:value-type="float" office:value="0.0000074909" calcext:value-type="float">
            <text:p>7,49E-06</text:p>
          </table:table-cell>
        </table:table-row>
        <table:table-row table:style-name="ro1">
          <table:table-cell office:value-type="float" office:value="0.019536" calcext:value-type="float">
            <text:p>0,019536</text:p>
          </table:table-cell>
          <table:table-cell office:value-type="float" office:value="0.0000203428" calcext:value-type="float">
            <text:p>2,03E-05</text:p>
          </table:table-cell>
          <table:table-cell office:value-type="float" office:value="0.0194353" calcext:value-type="float">
            <text:p>0,0194353</text:p>
          </table:table-cell>
          <table:table-cell office:value-type="float" office:value="0.0000226489" calcext:value-type="float">
            <text:p>2,26E-05</text:p>
          </table:table-cell>
        </table:table-row>
        <table:table-row table:style-name="ro1">
          <table:table-cell office:value-type="float" office:value="0.019527" calcext:value-type="float">
            <text:p>0,019527</text:p>
          </table:table-cell>
          <table:table-cell office:value-type="float" office:value="0.00000358599" calcext:value-type="float">
            <text:p>3,59E-06</text:p>
          </table:table-cell>
          <table:table-cell office:value-type="float" office:value="0.0194259" calcext:value-type="float">
            <text:p>0,0194259</text:p>
          </table:table-cell>
          <table:table-cell office:value-type="float" office:value="0.00000494429" calcext:value-type="float">
            <text:p>4,94E-06</text:p>
          </table:table-cell>
        </table:table-row>
        <table:table-row table:style-name="ro1">
          <table:table-cell office:value-type="float" office:value="0.0195344" calcext:value-type="float">
            <text:p>0,0195344</text:p>
          </table:table-cell>
          <table:table-cell office:value-type="float" office:value="0.0000174424" calcext:value-type="float">
            <text:p>1,74E-05</text:p>
          </table:table-cell>
          <table:table-cell office:value-type="float" office:value="0.0194346" calcext:value-type="float">
            <text:p>0,0194346</text:p>
          </table:table-cell>
          <table:table-cell office:value-type="float" office:value="0.0000197141" calcext:value-type="float">
            <text:p>1,97E-05</text:p>
          </table:table-cell>
        </table:table-row>
        <table:table-row table:style-name="ro1">
          <table:table-cell office:value-type="float" office:value="0.0195292" calcext:value-type="float">
            <text:p>0,0195292</text:p>
          </table:table-cell>
          <table:table-cell office:value-type="float" office:value="0.00000656773" calcext:value-type="float">
            <text:p>6,57E-06</text:p>
          </table:table-cell>
          <table:table-cell office:value-type="float" office:value="0.0194287" calcext:value-type="float">
            <text:p>0,0194287</text:p>
          </table:table-cell>
          <table:table-cell office:value-type="float" office:value="0.00000879971" calcext:value-type="float">
            <text:p>8,80E-06</text:p>
          </table:table-cell>
        </table:table-row>
        <table:table-row table:style-name="ro1">
          <table:table-cell office:value-type="float" office:value="0.0195287" calcext:value-type="float">
            <text:p>0,0195287</text:p>
          </table:table-cell>
          <table:table-cell office:value-type="float" office:value="0.00000268708" calcext:value-type="float">
            <text:p>2,69E-06</text:p>
          </table:table-cell>
          <table:table-cell office:value-type="float" office:value="0.0194282" calcext:value-type="float">
            <text:p>0,0194282</text:p>
          </table:table-cell>
          <table:table-cell office:value-type="float" office:value="0.00000344135" calcext:value-type="float">
            <text:p>3,44E-06</text:p>
          </table:table-cell>
        </table:table-row>
        <table:table-row table:style-name="ro1">
          <table:table-cell office:value-type="float" office:value="0.0195316" calcext:value-type="float">
            <text:p>0,0195316</text:p>
          </table:table-cell>
          <table:table-cell office:value-type="float" office:value="0.00000661562" calcext:value-type="float">
            <text:p>6,62E-06</text:p>
          </table:table-cell>
          <table:table-cell office:value-type="float" office:value="0.0194317" calcext:value-type="float">
            <text:p>0,0194317</text:p>
          </table:table-cell>
          <table:table-cell office:value-type="float" office:value="0.00000845011" calcext:value-type="float">
            <text:p>8,45E-06</text:p>
          </table:table-cell>
        </table:table-row>
        <table:table-row table:style-name="ro1">
          <table:table-cell office:value-type="float" office:value="0.019526" calcext:value-type="float">
            <text:p>0,019526</text:p>
          </table:table-cell>
          <table:table-cell office:value-type="float" office:value="0.00000395856" calcext:value-type="float">
            <text:p>3,96E-06</text:p>
          </table:table-cell>
          <table:table-cell office:value-type="float" office:value="0.0194245" calcext:value-type="float">
            <text:p>0,0194245</text:p>
          </table:table-cell>
          <table:table-cell office:value-type="float" office:value="0.00000544782" calcext:value-type="float">
            <text:p>5,45E-06</text:p>
          </table:table-cell>
        </table:table-row>
        <table:table-row table:style-name="ro1">
          <table:table-cell office:value-type="float" office:value="0.0195289" calcext:value-type="float">
            <text:p>0,0195289</text:p>
          </table:table-cell>
          <table:table-cell office:value-type="float" office:value="0.00000420637" calcext:value-type="float">
            <text:p>4,21E-06</text:p>
          </table:table-cell>
          <table:table-cell office:value-type="float" office:value="0.0194285" calcext:value-type="float">
            <text:p>0,0194285</text:p>
          </table:table-cell>
          <table:table-cell office:value-type="float" office:value="0.00000562803" calcext:value-type="float">
            <text:p>5,63E-06</text:p>
          </table:table-cell>
        </table:table-row>
        <table:table-row table:style-name="ro1">
          <table:table-cell office:value-type="float" office:value="0.0196426" calcext:value-type="float">
            <text:p>0,0196426</text:p>
          </table:table-cell>
          <table:table-cell table:style-name="Default" office:value-type="float" office:value="0.000321812" calcext:value-type="float">
            <text:p>0,000321812</text:p>
          </table:table-cell>
          <table:table-cell office:value-type="float" office:value="0.0195443" calcext:value-type="float">
            <text:p>0,0195443</text:p>
          </table:table-cell>
          <table:table-cell table:style-name="Default" office:value-type="float" office:value="0.000328074" calcext:value-type="float">
            <text:p>0,000328074</text:p>
          </table:table-cell>
        </table:table-row>
        <table:table-row table:style-name="ro1">
          <table:table-cell office:value-type="float" office:value="0.0195293" calcext:value-type="float">
            <text:p>0,0195293</text:p>
          </table:table-cell>
          <table:table-cell office:value-type="float" office:value="0.00000312495" calcext:value-type="float">
            <text:p>3,12E-06</text:p>
          </table:table-cell>
          <table:table-cell office:value-type="float" office:value="0.0194287" calcext:value-type="float">
            <text:p>0,0194287</text:p>
          </table:table-cell>
          <table:table-cell office:value-type="float" office:value="0.00000432364" calcext:value-type="float">
            <text:p>4,32E-06</text:p>
          </table:table-cell>
        </table:table-row>
        <table:table-row table:style-name="ro1">
          <table:table-cell office:value-type="float" office:value="0.0195283" calcext:value-type="float">
            <text:p>0,0195283</text:p>
          </table:table-cell>
          <table:table-cell office:value-type="float" office:value="0.00000747354" calcext:value-type="float">
            <text:p>7,47E-06</text:p>
          </table:table-cell>
          <table:table-cell office:value-type="float" office:value="0.0194269" calcext:value-type="float">
            <text:p>0,0194269</text:p>
          </table:table-cell>
          <table:table-cell office:value-type="float" office:value="0.00000893267" calcext:value-type="float">
            <text:p>8,93E-06</text:p>
          </table:table-cell>
        </table:table-row>
        <table:table-row table:style-name="ro1">
          <table:table-cell office:value-type="float" office:value="0.0195267" calcext:value-type="float">
            <text:p>0,0195267</text:p>
          </table:table-cell>
          <table:table-cell office:value-type="float" office:value="0.00000430224" calcext:value-type="float">
            <text:p>4,30E-06</text:p>
          </table:table-cell>
          <table:table-cell office:value-type="float" office:value="0.0194253" calcext:value-type="float">
            <text:p>0,0194253</text:p>
          </table:table-cell>
          <table:table-cell office:value-type="float" office:value="0.00000588626" calcext:value-type="float">
            <text:p>5,89E-06</text:p>
          </table:table-cell>
        </table:table-row>
        <table:table-row table:style-name="ro1">
          <table:table-cell office:value-type="float" office:value="0.0195258" calcext:value-type="float">
            <text:p>0,0195258</text:p>
          </table:table-cell>
          <table:table-cell office:value-type="float" office:value="0.00000479997" calcext:value-type="float">
            <text:p>4,80E-06</text:p>
          </table:table-cell>
          <table:table-cell office:value-type="float" office:value="0.019424" calcext:value-type="float">
            <text:p>0,019424</text:p>
          </table:table-cell>
          <table:table-cell office:value-type="float" office:value="0.00000676326" calcext:value-type="float">
            <text:p>6,76E-06</text:p>
          </table:table-cell>
        </table:table-row>
        <table:table-row table:style-name="ro1">
          <table:table-cell office:value-type="float" office:value="0.0195267" calcext:value-type="float">
            <text:p>0,0195267</text:p>
          </table:table-cell>
          <table:table-cell office:value-type="float" office:value="0.00000429714" calcext:value-type="float">
            <text:p>4,30E-06</text:p>
          </table:table-cell>
          <table:table-cell office:value-type="float" office:value="0.0194252" calcext:value-type="float">
            <text:p>0,0194252</text:p>
          </table:table-cell>
          <table:table-cell office:value-type="float" office:value="0.00000597607" calcext:value-type="float">
            <text:p>5,98E-06</text:p>
          </table:table-cell>
        </table:table-row>
        <table:table-row table:style-name="ro1">
          <table:table-cell office:value-type="float" office:value="0.0195246" calcext:value-type="float">
            <text:p>0,0195246</text:p>
          </table:table-cell>
          <table:table-cell office:value-type="float" office:value="0.00000295273" calcext:value-type="float">
            <text:p>2,95E-06</text:p>
          </table:table-cell>
          <table:table-cell office:value-type="float" office:value="0.0194226" calcext:value-type="float">
            <text:p>0,0194226</text:p>
          </table:table-cell>
          <table:table-cell office:value-type="float" office:value="0.00000423516" calcext:value-type="float">
            <text:p>4,24E-06</text:p>
          </table:table-cell>
        </table:table-row>
        <table:table-row table:style-name="ro1">
          <table:table-cell office:value-type="float" office:value="0.0195314" calcext:value-type="float">
            <text:p>0,0195314</text:p>
          </table:table-cell>
          <table:table-cell office:value-type="float" office:value="0.000018667" calcext:value-type="float">
            <text:p>1,87E-05</text:p>
          </table:table-cell>
          <table:table-cell office:value-type="float" office:value="0.0194302" calcext:value-type="float">
            <text:p>0,0194302</text:p>
          </table:table-cell>
          <table:table-cell office:value-type="float" office:value="0.0000201238" calcext:value-type="float">
            <text:p>2,01E-05</text:p>
          </table:table-cell>
        </table:table-row>
        <table:table-row table:style-name="ro1">
          <table:table-cell office:value-type="float" office:value="0.0195253" calcext:value-type="float">
            <text:p>0,0195253</text:p>
          </table:table-cell>
          <table:table-cell office:value-type="float" office:value="0.00000312415" calcext:value-type="float">
            <text:p>3,12E-06</text:p>
          </table:table-cell>
          <table:table-cell office:value-type="float" office:value="0.0194236" calcext:value-type="float">
            <text:p>0,0194236</text:p>
          </table:table-cell>
          <table:table-cell office:value-type="float" office:value="0.00000447807" calcext:value-type="float">
            <text:p>4,48E-06</text:p>
          </table:table-cell>
        </table:table-row>
        <table:table-row table:style-name="ro1">
          <table:table-cell office:value-type="float" office:value="0.0195256" calcext:value-type="float">
            <text:p>0,0195256</text:p>
          </table:table-cell>
          <table:table-cell office:value-type="float" office:value="0.00000405891" calcext:value-type="float">
            <text:p>4,06E-06</text:p>
          </table:table-cell>
          <table:table-cell office:value-type="float" office:value="0.0194239" calcext:value-type="float">
            <text:p>0,0194239</text:p>
          </table:table-cell>
          <table:table-cell office:value-type="float" office:value="0.00000554306" calcext:value-type="float">
            <text:p>5,54E-06</text:p>
          </table:table-cell>
        </table:table-row>
        <table:table-row table:style-name="ro1">
          <table:table-cell office:value-type="float" office:value="0.0195267" calcext:value-type="float">
            <text:p>0,0195267</text:p>
          </table:table-cell>
          <table:table-cell office:value-type="float" office:value="0.00000477052" calcext:value-type="float">
            <text:p>4,77E-06</text:p>
          </table:table-cell>
          <table:table-cell office:value-type="float" office:value="0.0194252" calcext:value-type="float">
            <text:p>0,0194252</text:p>
          </table:table-cell>
          <table:table-cell office:value-type="float" office:value="0.00000674377" calcext:value-type="float">
            <text:p>6,74E-06</text:p>
          </table:table-cell>
        </table:table-row>
        <table:table-row table:style-name="ro1">
          <table:table-cell office:value-type="float" office:value="0.0195245" calcext:value-type="float">
            <text:p>0,0195245</text:p>
          </table:table-cell>
          <table:table-cell office:value-type="float" office:value="0.0000034737" calcext:value-type="float">
            <text:p>3,47E-06</text:p>
          </table:table-cell>
          <table:table-cell office:value-type="float" office:value="0.0194224" calcext:value-type="float">
            <text:p>0,0194224</text:p>
          </table:table-cell>
          <table:table-cell office:value-type="float" office:value="0.00000487758" calcext:value-type="float">
            <text:p>4,88E-06</text:p>
          </table:table-cell>
        </table:table-row>
        <table:table-row table:style-name="ro1">
          <table:table-cell office:value-type="float" office:value="0.0195257" calcext:value-type="float">
            <text:p>0,0195257</text:p>
          </table:table-cell>
          <table:table-cell office:value-type="float" office:value="0.00000398748" calcext:value-type="float">
            <text:p>3,99E-06</text:p>
          </table:table-cell>
          <table:table-cell office:value-type="float" office:value="0.0194238" calcext:value-type="float">
            <text:p>0,0194238</text:p>
          </table:table-cell>
          <table:table-cell office:value-type="float" office:value="0.00000573334" calcext:value-type="float">
            <text:p>5,73E-06</text:p>
          </table:table-cell>
        </table:table-row>
        <table:table-row table:style-name="ro1">
          <table:table-cell office:value-type="float" office:value="0.0195232" calcext:value-type="float">
            <text:p>0,0195232</text:p>
          </table:table-cell>
          <table:table-cell office:value-type="float" office:value="0.00000254395" calcext:value-type="float">
            <text:p>2,54E-06</text:p>
          </table:table-cell>
          <table:table-cell office:value-type="float" office:value="0.0194205" calcext:value-type="float">
            <text:p>0,0194205</text:p>
          </table:table-cell>
          <table:table-cell office:value-type="float" office:value="0.00000360195" calcext:value-type="float">
            <text:p>3,60E-06</text:p>
          </table:table-cell>
        </table:table-row>
        <table:table-row table:style-name="ro1">
          <table:table-cell office:value-type="float" office:value="0.0195282" calcext:value-type="float">
            <text:p>0,0195282</text:p>
          </table:table-cell>
          <table:table-cell office:value-type="float" office:value="0.00000644914" calcext:value-type="float">
            <text:p>6,45E-06</text:p>
          </table:table-cell>
          <table:table-cell office:value-type="float" office:value="0.0194273" calcext:value-type="float">
            <text:p>0,0194273</text:p>
          </table:table-cell>
          <table:table-cell office:value-type="float" office:value="0.00000886087" calcext:value-type="float">
            <text:p>8,86E-06</text:p>
          </table:table-cell>
        </table:table-row>
        <table:table-row table:style-name="ro1">
          <table:table-cell office:value-type="float" office:value="0.0195263" calcext:value-type="float">
            <text:p>0,0195263</text:p>
          </table:table-cell>
          <table:table-cell office:value-type="float" office:value="0.0000046628" calcext:value-type="float">
            <text:p>4,66E-06</text:p>
          </table:table-cell>
          <table:table-cell office:value-type="float" office:value="0.0194248" calcext:value-type="float">
            <text:p>0,0194248</text:p>
          </table:table-cell>
          <table:table-cell office:value-type="float" office:value="0.00000631138" calcext:value-type="float">
            <text:p>6,31E-06</text:p>
          </table:table-cell>
        </table:table-row>
        <table:table-row table:style-name="ro1">
          <table:table-cell office:value-type="float" office:value="0.0195273" calcext:value-type="float">
            <text:p>0,0195273</text:p>
          </table:table-cell>
          <table:table-cell office:value-type="float" office:value="0.00000582447" calcext:value-type="float">
            <text:p>5,82E-06</text:p>
          </table:table-cell>
          <table:table-cell office:value-type="float" office:value="0.0194261" calcext:value-type="float">
            <text:p>0,0194261</text:p>
          </table:table-cell>
          <table:table-cell office:value-type="float" office:value="0.00000778697" calcext:value-type="float">
            <text:p>7,79E-06</text:p>
          </table:table-cell>
        </table:table-row>
        <table:table-row table:style-name="ro1">
          <table:table-cell office:value-type="float" office:value="0.0195264" calcext:value-type="float">
            <text:p>0,0195264</text:p>
          </table:table-cell>
          <table:table-cell office:value-type="float" office:value="0.00000398222" calcext:value-type="float">
            <text:p>3,98E-06</text:p>
          </table:table-cell>
          <table:table-cell office:value-type="float" office:value="0.019425" calcext:value-type="float">
            <text:p>0,019425</text:p>
          </table:table-cell>
          <table:table-cell office:value-type="float" office:value="0.00000564868" calcext:value-type="float">
            <text:p>5,65E-06</text:p>
          </table:table-cell>
        </table:table-row>
        <table:table-row table:style-name="ro1">
          <table:table-cell office:value-type="float" office:value="0.0195272" calcext:value-type="float">
            <text:p>0,0195272</text:p>
          </table:table-cell>
          <table:table-cell office:value-type="float" office:value="0.00000489958" calcext:value-type="float">
            <text:p>4,90E-06</text:p>
          </table:table-cell>
          <table:table-cell office:value-type="float" office:value="0.0194259" calcext:value-type="float">
            <text:p>0,0194259</text:p>
          </table:table-cell>
          <table:table-cell office:value-type="float" office:value="0.00000661269" calcext:value-type="float">
            <text:p>6,61E-06</text:p>
          </table:table-cell>
        </table:table-row>
        <table:table-row table:style-name="ro1">
          <table:table-cell office:value-type="float" office:value="0.0195266" calcext:value-type="float">
            <text:p>0,0195266</text:p>
          </table:table-cell>
          <table:table-cell office:value-type="float" office:value="0.00000230892" calcext:value-type="float">
            <text:p>2,31E-06</text:p>
          </table:table-cell>
          <table:table-cell office:value-type="float" office:value="0.0194255" calcext:value-type="float">
            <text:p>0,0194255</text:p>
          </table:table-cell>
          <table:table-cell office:value-type="float" office:value="0.00000320912" calcext:value-type="float">
            <text:p>3,21E-06</text:p>
          </table:table-cell>
        </table:table-row>
        <table:table-row table:style-name="ro1">
          <table:table-cell office:value-type="float" office:value="0.0195271" calcext:value-type="float">
            <text:p>0,0195271</text:p>
          </table:table-cell>
          <table:table-cell office:value-type="float" office:value="0.00000419182" calcext:value-type="float">
            <text:p>4,19E-06</text:p>
          </table:table-cell>
          <table:table-cell office:value-type="float" office:value="0.0194259" calcext:value-type="float">
            <text:p>0,0194259</text:p>
          </table:table-cell>
          <table:table-cell office:value-type="float" office:value="0.00000575271" calcext:value-type="float">
            <text:p>5,75E-06</text:p>
          </table:table-cell>
        </table:table-row>
        <table:table-row table:style-name="ro1">
          <table:table-cell office:value-type="float" office:value="0.0195238" calcext:value-type="float">
            <text:p>0,0195238</text:p>
          </table:table-cell>
          <table:table-cell office:value-type="float" office:value="0.00000378322" calcext:value-type="float">
            <text:p>3,78E-06</text:p>
          </table:table-cell>
          <table:table-cell office:value-type="float" office:value="0.0194214" calcext:value-type="float">
            <text:p>0,0194214</text:p>
          </table:table-cell>
          <table:table-cell office:value-type="float" office:value="0.00000539916" calcext:value-type="float">
            <text:p>5,40E-06</text:p>
          </table:table-cell>
        </table:table-row>
        <table:table-row table:style-name="ro1">
          <table:table-cell office:value-type="float" office:value="0.0195252" calcext:value-type="float">
            <text:p>0,0195252</text:p>
          </table:table-cell>
          <table:table-cell office:value-type="float" office:value="0.00000620966" calcext:value-type="float">
            <text:p>6,21E-06</text:p>
          </table:table-cell>
          <table:table-cell office:value-type="float" office:value="0.019423" calcext:value-type="float">
            <text:p>0,019423</text:p>
          </table:table-cell>
          <table:table-cell office:value-type="float" office:value="0.00000900244" calcext:value-type="float">
            <text:p>9,00E-06</text:p>
          </table:table-cell>
        </table:table-row>
        <table:table-row table:style-name="ro1">
          <table:table-cell office:value-type="float" office:value="0.019523" calcext:value-type="float">
            <text:p>0,019523</text:p>
          </table:table-cell>
          <table:table-cell office:value-type="float" office:value="0.00000499006" calcext:value-type="float">
            <text:p>4,99E-06</text:p>
          </table:table-cell>
          <table:table-cell office:value-type="float" office:value="0.0194197" calcext:value-type="float">
            <text:p>0,0194197</text:p>
          </table:table-cell>
          <table:table-cell office:value-type="float" office:value="0.00000724928" calcext:value-type="float">
            <text:p>7,25E-06</text:p>
          </table:table-cell>
        </table:table-row>
        <table:table-row table:style-name="ro1">
          <table:table-cell office:value-type="float" office:value="0.0195252" calcext:value-type="float">
            <text:p>0,0195252</text:p>
          </table:table-cell>
          <table:table-cell office:value-type="float" office:value="0.0000048288" calcext:value-type="float">
            <text:p>4,83E-06</text:p>
          </table:table-cell>
          <table:table-cell office:value-type="float" office:value="0.0194232" calcext:value-type="float">
            <text:p>0,0194232</text:p>
          </table:table-cell>
          <table:table-cell office:value-type="float" office:value="0.0000069368" calcext:value-type="float">
            <text:p>6,94E-06</text:p>
          </table:table-cell>
        </table:table-row>
        <table:table-row table:style-name="ro1">
          <table:table-cell office:value-type="float" office:value="0.0195256" calcext:value-type="float">
            <text:p>0,0195256</text:p>
          </table:table-cell>
          <table:table-cell office:value-type="float" office:value="0.00000365582" calcext:value-type="float">
            <text:p>3,66E-06</text:p>
          </table:table-cell>
          <table:table-cell office:value-type="float" office:value="0.0194239" calcext:value-type="float">
            <text:p>0,0194239</text:p>
          </table:table-cell>
          <table:table-cell office:value-type="float" office:value="0.00000498407" calcext:value-type="float">
            <text:p>4,98E-06</text:p>
          </table:table-cell>
        </table:table-row>
        <table:table-row table:style-name="ro1">
          <table:table-cell office:value-type="float" office:value="0.0195235" calcext:value-type="float">
            <text:p>0,0195235</text:p>
          </table:table-cell>
          <table:table-cell office:value-type="float" office:value="0.00000468865" calcext:value-type="float">
            <text:p>4,69E-06</text:p>
          </table:table-cell>
          <table:table-cell office:value-type="float" office:value="0.0194208" calcext:value-type="float">
            <text:p>0,0194208</text:p>
          </table:table-cell>
          <table:table-cell office:value-type="float" office:value="0.00000659448" calcext:value-type="float">
            <text:p>6,59E-06</text:p>
          </table:table-cell>
        </table:table-row>
        <table:table-row table:style-name="ro1">
          <table:table-cell office:value-type="float" office:value="0.0195237" calcext:value-type="float">
            <text:p>0,0195237</text:p>
          </table:table-cell>
          <table:table-cell office:value-type="float" office:value="0.00000422229" calcext:value-type="float">
            <text:p>4,22E-06</text:p>
          </table:table-cell>
          <table:table-cell office:value-type="float" office:value="0.019421" calcext:value-type="float">
            <text:p>0,019421</text:p>
          </table:table-cell>
          <table:table-cell office:value-type="float" office:value="0.0000060357" calcext:value-type="float">
            <text:p>6,04E-06</text:p>
          </table:table-cell>
        </table:table-row>
        <table:table-row table:style-name="ro1">
          <table:table-cell office:value-type="float" office:value="0.0195257" calcext:value-type="float">
            <text:p>0,0195257</text:p>
          </table:table-cell>
          <table:table-cell office:value-type="float" office:value="0.00000545162" calcext:value-type="float">
            <text:p>5,45E-06</text:p>
          </table:table-cell>
          <table:table-cell office:value-type="float" office:value="0.0194236" calcext:value-type="float">
            <text:p>0,0194236</text:p>
          </table:table-cell>
          <table:table-cell office:value-type="float" office:value="0.00000801045" calcext:value-type="float">
            <text:p>8,01E-06</text:p>
          </table:table-cell>
        </table:table-row>
        <table:table-row table:style-name="ro1">
          <table:table-cell office:value-type="float" office:value="0.0195237" calcext:value-type="float">
            <text:p>0,0195237</text:p>
          </table:table-cell>
          <table:table-cell office:value-type="float" office:value="0.00000342155" calcext:value-type="float">
            <text:p>3,42E-06</text:p>
          </table:table-cell>
          <table:table-cell office:value-type="float" office:value="0.0194211" calcext:value-type="float">
            <text:p>0,0194211</text:p>
          </table:table-cell>
          <table:table-cell office:value-type="float" office:value="0.00000511075" calcext:value-type="float">
            <text:p>5,11E-06</text:p>
          </table:table-cell>
        </table:table-row>
        <table:table-row table:style-name="ro1">
          <table:table-cell office:value-type="float" office:value="0.0195227" calcext:value-type="float">
            <text:p>0,0195227</text:p>
          </table:table-cell>
          <table:table-cell office:value-type="float" office:value="0.00000393198" calcext:value-type="float">
            <text:p>3,93E-06</text:p>
          </table:table-cell>
          <table:table-cell office:value-type="float" office:value="0.0194193" calcext:value-type="float">
            <text:p>0,0194193</text:p>
          </table:table-cell>
          <table:table-cell office:value-type="float" office:value="0.0000061742" calcext:value-type="float">
            <text:p>6,17E-06</text:p>
          </table:table-cell>
        </table:table-row>
        <table:table-row table:style-name="ro1">
          <table:table-cell office:value-type="float" office:value="0.0195227" calcext:value-type="float">
            <text:p>0,0195227</text:p>
          </table:table-cell>
          <table:table-cell office:value-type="float" office:value="0.00000327143" calcext:value-type="float">
            <text:p>3,27E-06</text:p>
          </table:table-cell>
          <table:table-cell office:value-type="float" office:value="0.0194192" calcext:value-type="float">
            <text:p>0,0194192</text:p>
          </table:table-cell>
          <table:table-cell office:value-type="float" office:value="0.00000500046" calcext:value-type="float">
            <text:p>5,00E-06</text:p>
          </table:table-cell>
        </table:table-row>
        <table:table-row table:style-name="ro1">
          <table:table-cell office:value-type="float" office:value="0.0195232" calcext:value-type="float">
            <text:p>0,0195232</text:p>
          </table:table-cell>
          <table:table-cell office:value-type="float" office:value="0.00000311004" calcext:value-type="float">
            <text:p>3,11E-06</text:p>
          </table:table-cell>
          <table:table-cell office:value-type="float" office:value="0.0194198" calcext:value-type="float">
            <text:p>0,0194198</text:p>
          </table:table-cell>
          <table:table-cell office:value-type="float" office:value="0.00000463104" calcext:value-type="float">
            <text:p>4,63E-06</text:p>
          </table:table-cell>
        </table:table-row>
        <table:table-row table:style-name="ro1">
          <table:table-cell office:value-type="float" office:value="0.0195257" calcext:value-type="float">
            <text:p>0,0195257</text:p>
          </table:table-cell>
          <table:table-cell office:value-type="float" office:value="0.0000062616" calcext:value-type="float">
            <text:p>6,26E-06</text:p>
          </table:table-cell>
          <table:table-cell office:value-type="float" office:value="0.0194232" calcext:value-type="float">
            <text:p>0,0194232</text:p>
          </table:table-cell>
          <table:table-cell office:value-type="float" office:value="0.00000883721" calcext:value-type="float">
            <text:p>8,84E-06</text:p>
          </table:table-cell>
        </table:table-row>
        <table:table-row table:style-name="ro1">
          <table:table-cell office:value-type="float" office:value="0.0195245" calcext:value-type="float">
            <text:p>0,0195245</text:p>
          </table:table-cell>
          <table:table-cell office:value-type="float" office:value="0.00000415543" calcext:value-type="float">
            <text:p>4,16E-06</text:p>
          </table:table-cell>
          <table:table-cell office:value-type="float" office:value="0.0194214" calcext:value-type="float">
            <text:p>0,0194214</text:p>
          </table:table-cell>
          <table:table-cell office:value-type="float" office:value="0.0000059207" calcext:value-type="float">
            <text:p>5,92E-06</text:p>
          </table:table-cell>
        </table:table-row>
        <table:table-row table:style-name="ro1">
          <table:table-cell office:value-type="float" office:value="0.0195256" calcext:value-type="float">
            <text:p>0,0195256</text:p>
          </table:table-cell>
          <table:table-cell office:value-type="float" office:value="0.00000224431" calcext:value-type="float">
            <text:p>2,24E-06</text:p>
          </table:table-cell>
          <table:table-cell office:value-type="float" office:value="0.0194229" calcext:value-type="float">
            <text:p>0,0194229</text:p>
          </table:table-cell>
          <table:table-cell office:value-type="float" office:value="0.00000314948" calcext:value-type="float">
            <text:p>3,15E-06</text:p>
          </table:table-cell>
        </table:table-row>
        <table:table-row table:style-name="ro1">
          <table:table-cell office:value-type="float" office:value="0.0195255" calcext:value-type="float">
            <text:p>0,0195255</text:p>
          </table:table-cell>
          <table:table-cell office:value-type="float" office:value="0.0000034582" calcext:value-type="float">
            <text:p>3,46E-06</text:p>
          </table:table-cell>
          <table:table-cell office:value-type="float" office:value="0.0194227" calcext:value-type="float">
            <text:p>0,0194227</text:p>
          </table:table-cell>
          <table:table-cell office:value-type="float" office:value="0.00000521186" calcext:value-type="float">
            <text:p>5,21E-06</text:p>
          </table:table-cell>
        </table:table-row>
        <table:table-row table:style-name="ro1">
          <table:table-cell office:value-type="float" office:value="0.0195286" calcext:value-type="float">
            <text:p>0,0195286</text:p>
          </table:table-cell>
          <table:table-cell office:value-type="float" office:value="0.00000625546" calcext:value-type="float">
            <text:p>6,26E-06</text:p>
          </table:table-cell>
          <table:table-cell office:value-type="float" office:value="0.0194264" calcext:value-type="float">
            <text:p>0,0194264</text:p>
          </table:table-cell>
          <table:table-cell office:value-type="float" office:value="0.00000847512" calcext:value-type="float">
            <text:p>8,48E-06</text:p>
          </table:table-cell>
        </table:table-row>
        <table:table-row table:style-name="ro1">
          <table:table-cell office:value-type="float" office:value="0.0195251" calcext:value-type="float">
            <text:p>0,0195251</text:p>
          </table:table-cell>
          <table:table-cell office:value-type="float" office:value="0.00000144031" calcext:value-type="float">
            <text:p>1,44E-06</text:p>
          </table:table-cell>
          <table:table-cell office:value-type="float" office:value="0.0194208" calcext:value-type="float">
            <text:p>0,0194208</text:p>
          </table:table-cell>
          <table:table-cell office:value-type="float" office:value="0.0000020435" calcext:value-type="float">
            <text:p>2,04E-06</text:p>
          </table:table-cell>
        </table:table-row>
        <table:table-row table:style-name="ro1">
          <table:table-cell office:value-type="float" office:value="0.0195265" calcext:value-type="float">
            <text:p>0,0195265</text:p>
          </table:table-cell>
          <table:table-cell office:value-type="float" office:value="0.00000229296" calcext:value-type="float">
            <text:p>2,29E-06</text:p>
          </table:table-cell>
          <table:table-cell office:value-type="float" office:value="0.0194222" calcext:value-type="float">
            <text:p>0,0194222</text:p>
          </table:table-cell>
          <table:table-cell office:value-type="float" office:value="0.00000356501" calcext:value-type="float">
            <text:p>3,57E-06</text:p>
          </table:table-cell>
        </table:table-row>
        <table:table-row table:style-name="ro1">
          <table:table-cell office:value-type="float" office:value="0.0195298" calcext:value-type="float">
            <text:p>0,0195298</text:p>
          </table:table-cell>
          <table:table-cell office:value-type="float" office:value="0.00000448711" calcext:value-type="float">
            <text:p>4,49E-06</text:p>
          </table:table-cell>
          <table:table-cell office:value-type="float" office:value="0.019426" calcext:value-type="float">
            <text:p>0,019426</text:p>
          </table:table-cell>
          <table:table-cell office:value-type="float" office:value="0.00000682022" calcext:value-type="float">
            <text:p>6,82E-06</text:p>
          </table:table-cell>
        </table:table-row>
        <table:table-row table:style-name="ro1">
          <table:table-cell office:value-type="float" office:value="0.0195342" calcext:value-type="float">
            <text:p>0,0195342</text:p>
          </table:table-cell>
          <table:table-cell office:value-type="float" office:value="0.00000535276" calcext:value-type="float">
            <text:p>5,35E-06</text:p>
          </table:table-cell>
          <table:table-cell office:value-type="float" office:value="0.0194311" calcext:value-type="float">
            <text:p>0,0194311</text:p>
          </table:table-cell>
          <table:table-cell office:value-type="float" office:value="0.00000773775" calcext:value-type="float">
            <text:p>7,74E-06</text:p>
          </table:table-cell>
        </table:table-row>
        <table:table-row table:style-name="ro1">
          <table:table-cell office:value-type="float" office:value="0.0195338" calcext:value-type="float">
            <text:p>0,0195338</text:p>
          </table:table-cell>
          <table:table-cell office:value-type="float" office:value="0.0000040231" calcext:value-type="float">
            <text:p>4,02E-06</text:p>
          </table:table-cell>
          <table:table-cell office:value-type="float" office:value="0.0194297" calcext:value-type="float">
            <text:p>0,0194297</text:p>
          </table:table-cell>
          <table:table-cell office:value-type="float" office:value="0.00000566815" calcext:value-type="float">
            <text:p>5,67E-06</text:p>
          </table:table-cell>
        </table:table-row>
        <table:table-row table:style-name="ro1">
          <table:table-cell office:value-type="float" office:value="0.0195383" calcext:value-type="float">
            <text:p>0,0195383</text:p>
          </table:table-cell>
          <table:table-cell office:value-type="float" office:value="0.00000415466" calcext:value-type="float">
            <text:p>4,15E-06</text:p>
          </table:table-cell>
          <table:table-cell office:value-type="float" office:value="0.0194339" calcext:value-type="float">
            <text:p>0,0194339</text:p>
          </table:table-cell>
          <table:table-cell office:value-type="float" office:value="0.0000061695" calcext:value-type="float">
            <text:p>6,17E-06</text:p>
          </table:table-cell>
        </table:table-row>
        <table:table-row table:style-name="ro1">
          <table:table-cell office:value-type="float" office:value="0.0195419" calcext:value-type="float">
            <text:p>0,0195419</text:p>
          </table:table-cell>
          <table:table-cell office:value-type="float" office:value="0.00000385026" calcext:value-type="float">
            <text:p>3,85E-06</text:p>
          </table:table-cell>
          <table:table-cell office:value-type="float" office:value="0.0194376" calcext:value-type="float">
            <text:p>0,0194376</text:p>
          </table:table-cell>
          <table:table-cell office:value-type="float" office:value="0.00000427422" calcext:value-type="float">
            <text:p>4,27E-06</text:p>
          </table:table-cell>
        </table:table-row>
        <table:table-row table:style-name="ro1">
          <table:table-cell office:value-type="float" office:value="0.0195512" calcext:value-type="float">
            <text:p>0,0195512</text:p>
          </table:table-cell>
          <table:table-cell office:value-type="float" office:value="0.00000431548" calcext:value-type="float">
            <text:p>4,32E-06</text:p>
          </table:table-cell>
          <table:table-cell office:value-type="float" office:value="0.0194472" calcext:value-type="float">
            <text:p>0,0194472</text:p>
          </table:table-cell>
          <table:table-cell office:value-type="float" office:value="0.00000560674" calcext:value-type="float">
            <text:p>5,61E-06</text:p>
          </table:table-cell>
        </table:table-row>
        <table:table-row table:style-name="ro1">
          <table:table-cell office:value-type="float" office:value="0.0195571" calcext:value-type="float">
            <text:p>0,0195571</text:p>
          </table:table-cell>
          <table:table-cell office:value-type="float" office:value="0.0000078825" calcext:value-type="float">
            <text:p>7,88E-06</text:p>
          </table:table-cell>
          <table:table-cell office:value-type="float" office:value="0.0194529" calcext:value-type="float">
            <text:p>0,0194529</text:p>
          </table:table-cell>
          <table:table-cell office:value-type="float" office:value="0.00000946658" calcext:value-type="float">
            <text:p>9,47E-06</text:p>
          </table:table-cell>
        </table:table-row>
        <table:table-row table:style-name="ro1">
          <table:table-cell office:value-type="float" office:value="0.0195639" calcext:value-type="float">
            <text:p>0,0195639</text:p>
          </table:table-cell>
          <table:table-cell office:value-type="float" office:value="0.00000530794" calcext:value-type="float">
            <text:p>5,31E-06</text:p>
          </table:table-cell>
          <table:table-cell office:value-type="float" office:value="0.0194586" calcext:value-type="float">
            <text:p>0,0194586</text:p>
          </table:table-cell>
          <table:table-cell office:value-type="float" office:value="0.00000600421" calcext:value-type="float">
            <text:p>6,00E-06</text:p>
          </table:table-cell>
        </table:table-row>
        <table:table-row table:style-name="ro1">
          <table:table-cell office:value-type="float" office:value="0.0195793" calcext:value-type="float">
            <text:p>0,0195793</text:p>
          </table:table-cell>
          <table:table-cell office:value-type="float" office:value="0.0000114925" calcext:value-type="float">
            <text:p>1,15E-05</text:p>
          </table:table-cell>
          <table:table-cell office:value-type="float" office:value="0.0194742" calcext:value-type="float">
            <text:p>0,0194742</text:p>
          </table:table-cell>
          <table:table-cell office:value-type="float" office:value="0.0000123317" calcext:value-type="float">
            <text:p>1,23E-05</text:p>
          </table:table-cell>
        </table:table-row>
        <table:table-row table:style-name="ro1">
          <table:table-cell office:value-type="float" office:value="0.0195931" calcext:value-type="float">
            <text:p>0,0195931</text:p>
          </table:table-cell>
          <table:table-cell office:value-type="float" office:value="0.00000819379" calcext:value-type="float">
            <text:p>8,19E-06</text:p>
          </table:table-cell>
          <table:table-cell office:value-type="float" office:value="0.0194879" calcext:value-type="float">
            <text:p>0,0194879</text:p>
          </table:table-cell>
          <table:table-cell office:value-type="float" office:value="0.00000895588" calcext:value-type="float">
            <text:p>8,96E-06</text:p>
          </table:table-cell>
        </table:table-row>
        <table:table-row table:style-name="ro1">
          <table:table-cell office:value-type="float" office:value="0.0196119" calcext:value-type="float">
            <text:p>0,0196119</text:p>
          </table:table-cell>
          <table:table-cell office:value-type="float" office:value="0.0000142642" calcext:value-type="float">
            <text:p>1,43E-05</text:p>
          </table:table-cell>
          <table:table-cell office:value-type="float" office:value="0.0195062" calcext:value-type="float">
            <text:p>0,0195062</text:p>
          </table:table-cell>
          <table:table-cell office:value-type="float" office:value="0.0000155039" calcext:value-type="float">
            <text:p>1,55E-05</text:p>
          </table:table-cell>
        </table:table-row>
        <table:table-row table:style-name="ro1">
          <table:table-cell office:value-type="float" office:value="0.0196361" calcext:value-type="float">
            <text:p>0,0196361</text:p>
          </table:table-cell>
          <table:table-cell office:value-type="float" office:value="0.0000221223" calcext:value-type="float">
            <text:p>2,21E-05</text:p>
          </table:table-cell>
          <table:table-cell office:value-type="float" office:value="0.0195307" calcext:value-type="float">
            <text:p>0,0195307</text:p>
          </table:table-cell>
          <table:table-cell office:value-type="float" office:value="0.0000226782" calcext:value-type="float">
            <text:p>2,27E-05</text:p>
          </table:table-cell>
        </table:table-row>
        <table:table-row table:style-name="ro1">
          <table:table-cell office:value-type="float" office:value="0.0196378" calcext:value-type="float">
            <text:p>0,0196378</text:p>
          </table:table-cell>
          <table:table-cell office:value-type="float" office:value="0.0000571827" calcext:value-type="float">
            <text:p>5,72E-05</text:p>
          </table:table-cell>
          <table:table-cell office:value-type="float" office:value="0.0195317" calcext:value-type="float">
            <text:p>0,0195317</text:p>
          </table:table-cell>
          <table:table-cell office:value-type="float" office:value="0.0000578586" calcext:value-type="float">
            <text:p>5,79E-05</text:p>
          </table:table-cell>
        </table:table-row>
        <table:table-row table:style-name="ro1">
          <table:table-cell office:value-type="float" office:value="0.0196888" calcext:value-type="float">
            <text:p>0,0196888</text:p>
          </table:table-cell>
          <table:table-cell office:value-type="float" office:value="0.0000462619" calcext:value-type="float">
            <text:p>4,63E-05</text:p>
          </table:table-cell>
          <table:table-cell office:value-type="float" office:value="0.0195821" calcext:value-type="float">
            <text:p>0,0195821</text:p>
          </table:table-cell>
          <table:table-cell office:value-type="float" office:value="0.0000463769" calcext:value-type="float">
            <text:p>4,64E-05</text:p>
          </table:table-cell>
        </table:table-row>
        <table:table-row table:style-name="ro1">
          <table:table-cell office:value-type="float" office:value="0.0196252" calcext:value-type="float">
            <text:p>0,0196252</text:p>
          </table:table-cell>
          <table:table-cell table:style-name="Default" office:value-type="float" office:value="0.000156008" calcext:value-type="float">
            <text:p>0,000156008</text:p>
          </table:table-cell>
          <table:table-cell office:value-type="float" office:value="0.0195175" calcext:value-type="float">
            <text:p>0,0195175</text:p>
          </table:table-cell>
          <table:table-cell table:style-name="Default" office:value-type="float" office:value="0.000157726" calcext:value-type="float">
            <text:p>0,000157726</text:p>
          </table:table-cell>
        </table:table-row>
        <table:table-row table:style-name="ro1">
          <table:table-cell office:value-type="float" office:value="0.0197743" calcext:value-type="float">
            <text:p>0,0197743</text:p>
          </table:table-cell>
          <table:table-cell office:value-type="float" office:value="0.07412" calcext:value-type="float">
            <text:p>7,41E-02</text:p>
          </table:table-cell>
          <table:table-cell office:value-type="float" office:value="0.0196662" calcext:value-type="float">
            <text:p>0,0196662</text:p>
          </table:table-cell>
          <table:table-cell office:value-type="float" office:value="0.0000754202" calcext:value-type="float">
            <text:p>7,54E-05</text:p>
          </table:table-cell>
        </table:table-row>
        <table:table-row table:style-name="ro1">
          <table:table-cell office:value-type="float" office:value="0.0197081" calcext:value-type="float">
            <text:p>0,0197081</text:p>
          </table:table-cell>
          <table:table-cell table:style-name="Default" office:value-type="float" office:value="0.000245861" calcext:value-type="float">
            <text:p>0,000245861</text:p>
          </table:table-cell>
          <table:table-cell office:value-type="float" office:value="0.0195988" calcext:value-type="float">
            <text:p>0,0195988</text:p>
          </table:table-cell>
          <table:table-cell table:style-name="Default" office:value-type="float" office:value="0.000248524" calcext:value-type="float">
            <text:p>0,000248524</text:p>
          </table:table-cell>
        </table:table-row>
        <table:table-row table:style-name="ro1">
          <table:table-cell office:value-type="float" office:value="0.0193793" calcext:value-type="float">
            <text:p>0,0193793</text:p>
          </table:table-cell>
          <table:table-cell table:style-name="Default" office:value-type="float" office:value="0.000698927" calcext:value-type="float">
            <text:p>0,000698927</text:p>
          </table:table-cell>
          <table:table-cell office:value-type="float" office:value="0.0192678" calcext:value-type="float">
            <text:p>0,0192678</text:p>
          </table:table-cell>
          <table:table-cell table:style-name="Default" office:value-type="float" office:value="0.000701352" calcext:value-type="float">
            <text:p>0,000701352</text:p>
          </table:table-cell>
        </table:table-row>
        <table:table-row table:style-name="ro1">
          <table:table-cell office:value-type="float" office:value="0.0194277" calcext:value-type="float">
            <text:p>0,0194277</text:p>
          </table:table-cell>
          <table:table-cell table:style-name="Default" office:value-type="float" office:value="0.000707217" calcext:value-type="float">
            <text:p>0,000707217</text:p>
          </table:table-cell>
          <table:table-cell office:value-type="float" office:value="0.0193172" calcext:value-type="float">
            <text:p>0,0193172</text:p>
          </table:table-cell>
          <table:table-cell table:style-name="Default" office:value-type="float" office:value="0.000710912" calcext:value-type="float">
            <text:p>0,000710912</text:p>
          </table:table-cell>
        </table:table-row>
        <table:table-row table:style-name="ro1">
          <table:table-cell office:value-type="float" office:value="0.0196997" calcext:value-type="float">
            <text:p>0,0196997</text:p>
          </table:table-cell>
          <table:table-cell table:style-name="Default" office:value-type="float" office:value="0.000862769" calcext:value-type="float">
            <text:p>0,000862769</text:p>
          </table:table-cell>
          <table:table-cell office:value-type="float" office:value="0.0195896" calcext:value-type="float">
            <text:p>0,0195896</text:p>
          </table:table-cell>
          <table:table-cell table:style-name="Default" office:value-type="float" office:value="0.0008613" calcext:value-type="float">
            <text:p>0,0008613</text:p>
          </table:table-cell>
        </table:table-row>
        <table:table-row table:style-name="ro1">
          <table:table-cell office:value-type="float" office:value="0.0182586" calcext:value-type="float">
            <text:p>0,0182586</text:p>
          </table:table-cell>
          <table:table-cell table:style-name="Default" office:value-type="float" office:value="0.00249733" calcext:value-type="float">
            <text:p>0,00249733</text:p>
          </table:table-cell>
          <table:table-cell office:value-type="float" office:value="0.0181536" calcext:value-type="float">
            <text:p>0,0181536</text:p>
          </table:table-cell>
          <table:table-cell table:style-name="Default" office:value-type="float" office:value="0.00248931" calcext:value-type="float">
            <text:p>0,00248931</text:p>
          </table:table-cell>
        </table:table-row>
        <table:table-row table:style-name="ro1">
          <table:table-cell office:value-type="float" office:value="0.0165546" calcext:value-type="float">
            <text:p>0,0165546</text:p>
          </table:table-cell>
          <table:table-cell table:style-name="Default" office:value-type="float" office:value="0.00326819" calcext:value-type="float">
            <text:p>0,00326819</text:p>
          </table:table-cell>
          <table:table-cell office:value-type="float" office:value="0.0164541" calcext:value-type="float">
            <text:p>0,0164541</text:p>
          </table:table-cell>
          <table:table-cell table:style-name="Default" office:value-type="float" office:value="0.00325667" calcext:value-type="float">
            <text:p>0,00325667</text:p>
          </table:table-cell>
        </table:table-row>
        <table:table-row table:style-name="ro1">
          <table:table-cell office:value-type="float" office:value="0.0145942" calcext:value-type="float">
            <text:p>0,0145942</text:p>
          </table:table-cell>
          <table:table-cell table:style-name="Default" office:value-type="float" office:value="0.00380555" calcext:value-type="float">
            <text:p>0,00380555</text:p>
          </table:table-cell>
          <table:table-cell office:value-type="float" office:value="0.0145067" calcext:value-type="float">
            <text:p>0,0145067</text:p>
          </table:table-cell>
          <table:table-cell table:style-name="Default" office:value-type="float" office:value="0.00378508" calcext:value-type="float">
            <text:p>0,00378508</text:p>
          </table:table-cell>
        </table:table-row>
        <table:table-row table:style-name="ro1">
          <table:table-cell office:value-type="float" office:value="0.0158601" calcext:value-type="float">
            <text:p>0,0158601</text:p>
          </table:table-cell>
          <table:table-cell table:style-name="Default" office:value-type="float" office:value="0.00386866" calcext:value-type="float">
            <text:p>0,00386866</text:p>
          </table:table-cell>
          <table:table-cell office:value-type="float" office:value="0.0157715" calcext:value-type="float">
            <text:p>0,0157715</text:p>
          </table:table-cell>
          <table:table-cell table:style-name="Default" office:value-type="float" office:value="0.00385262" calcext:value-type="float">
            <text:p>0,00385262</text:p>
          </table:table-cell>
        </table:table-row>
        <table:table-row table:style-name="ro1">
          <table:table-cell office:value-type="float" office:value="0.014885" calcext:value-type="float">
            <text:p>0,014885</text:p>
          </table:table-cell>
          <table:table-cell table:style-name="Default" office:value-type="float" office:value="0.00492543" calcext:value-type="float">
            <text:p>0,00492543</text:p>
          </table:table-cell>
          <table:table-cell office:value-type="float" office:value="0.0148009" calcext:value-type="float">
            <text:p>0,0148009</text:p>
          </table:table-cell>
          <table:table-cell table:style-name="Default" office:value-type="float" office:value="0.004893" calcext:value-type="float">
            <text:p>0,004893</text:p>
          </table:table-cell>
        </table:table-row>
        <table:table-row table:style-name="ro1">
          <table:table-cell office:value-type="float" office:value="0.0140229" calcext:value-type="float">
            <text:p>0,0140229</text:p>
          </table:table-cell>
          <table:table-cell table:style-name="Default" office:value-type="float" office:value="0.00554797" calcext:value-type="float">
            <text:p>0,00554797</text:p>
          </table:table-cell>
          <table:table-cell office:value-type="float" office:value="0.0139436" calcext:value-type="float">
            <text:p>0,0139436</text:p>
          </table:table-cell>
          <table:table-cell table:style-name="Default" office:value-type="float" office:value="0.00551567" calcext:value-type="float">
            <text:p>0,00551567</text:p>
          </table:table-cell>
        </table:table-row>
        <table:table-row table:style-name="ro1">
          <table:table-cell office:value-type="float" office:value="0.0137975" calcext:value-type="float">
            <text:p>0,0137975</text:p>
          </table:table-cell>
          <table:table-cell table:style-name="Default" office:value-type="float" office:value="0.00639267" calcext:value-type="float">
            <text:p>0,00639267</text:p>
          </table:table-cell>
          <table:table-cell office:value-type="float" office:value="0.0137252" calcext:value-type="float">
            <text:p>0,0137252</text:p>
          </table:table-cell>
          <table:table-cell table:style-name="Default" office:value-type="float" office:value="0.00635355" calcext:value-type="float">
            <text:p>0,00635355</text:p>
          </table:table-cell>
        </table:table-row>
        <table:table-row table:style-name="ro1">
          <table:table-cell office:value-type="float" office:value="0.0115044" calcext:value-type="float">
            <text:p>0,0115044</text:p>
          </table:table-cell>
          <table:table-cell table:style-name="Default" office:value-type="float" office:value="0.00480248" calcext:value-type="float">
            <text:p>0,00480248</text:p>
          </table:table-cell>
          <table:table-cell office:value-type="float" office:value="0.0114536" calcext:value-type="float">
            <text:p>0,0114536</text:p>
          </table:table-cell>
          <table:table-cell table:style-name="Default" office:value-type="float" office:value="0.00477135" calcext:value-type="float">
            <text:p>0,00477135</text:p>
          </table:table-cell>
        </table:table-row>
        <table:table-row table:style-name="ro1">
          <table:table-cell office:value-type="float" office:value="0.010839" calcext:value-type="float">
            <text:p>0,010839</text:p>
          </table:table-cell>
          <table:table-cell table:style-name="Default" office:value-type="float" office:value="0.00637808" calcext:value-type="float">
            <text:p>0,00637808</text:p>
          </table:table-cell>
          <table:table-cell office:value-type="float" office:value="0.0107858" calcext:value-type="float">
            <text:p>0,0107858</text:p>
          </table:table-cell>
          <table:table-cell table:style-name="Default" office:value-type="float" office:value="0.00633523" calcext:value-type="float">
            <text:p>0,00633523</text:p>
          </table:table-cell>
        </table:table-row>
        <table:table-row table:style-name="ro1">
          <table:table-cell office:value-type="float" office:value="0.00896031" calcext:value-type="float">
            <text:p>0,00896031</text:p>
          </table:table-cell>
          <table:table-cell table:style-name="Default" office:value-type="float" office:value="0.00436233" calcext:value-type="float">
            <text:p>0,00436233</text:p>
          </table:table-cell>
          <table:table-cell office:value-type="float" office:value="0.0089181" calcext:value-type="float">
            <text:p>0,0089181</text:p>
          </table:table-cell>
          <table:table-cell table:style-name="Default" office:value-type="float" office:value="0.00432967" calcext:value-type="float">
            <text:p>0,00432967</text:p>
          </table:table-cell>
        </table:table-row>
        <table:table-row table:style-name="ro1">
          <table:table-cell office:value-type="float" office:value="0.00863703" calcext:value-type="float">
            <text:p>0,00863703</text:p>
          </table:table-cell>
          <table:table-cell table:style-name="Default" office:value-type="float" office:value="0.00530053" calcext:value-type="float">
            <text:p>0,00530053</text:p>
          </table:table-cell>
          <table:table-cell office:value-type="float" office:value="0.00860154" calcext:value-type="float">
            <text:p>0,00860154</text:p>
          </table:table-cell>
          <table:table-cell table:style-name="Default" office:value-type="float" office:value="0.00527059" calcext:value-type="float">
            <text:p>0,00527059</text:p>
          </table:table-cell>
        </table:table-row>
        <table:table-row table:style-name="ro1">
          <table:table-cell office:value-type="float" office:value="0.00732577" calcext:value-type="float">
            <text:p>0,00732577</text:p>
          </table:table-cell>
          <table:table-cell table:style-name="Default" office:value-type="float" office:value="0.00178195" calcext:value-type="float">
            <text:p>0,00178195</text:p>
          </table:table-cell>
          <table:table-cell office:value-type="float" office:value="0.007296" calcext:value-type="float">
            <text:p>0,007296</text:p>
          </table:table-cell>
          <table:table-cell table:style-name="Default" office:value-type="float" office:value="0.00176424" calcext:value-type="float">
            <text:p>0,00176424</text:p>
          </table:table-cell>
        </table:table-row>
        <table:table-row table:style-name="ro1">
          <table:table-cell office:value-type="float" office:value="0.0104413" calcext:value-type="float">
            <text:p>0,0104413</text:p>
          </table:table-cell>
          <table:table-cell table:style-name="Default" office:value-type="float" office:value="0.00835643" calcext:value-type="float">
            <text:p>0,00835643</text:p>
          </table:table-cell>
          <table:table-cell office:value-type="float" office:value="0.0104005" calcext:value-type="float">
            <text:p>0,0104005</text:p>
          </table:table-cell>
          <table:table-cell table:style-name="Default" office:value-type="float" office:value="0.00830508" calcext:value-type="float">
            <text:p>0,00830508</text:p>
          </table:table-cell>
        </table:table-row>
        <table:table-row table:style-name="ro1">
          <table:table-cell office:value-type="float" office:value="0.0103428" calcext:value-type="float">
            <text:p>0,0103428</text:p>
          </table:table-cell>
          <table:table-cell table:style-name="Default" office:value-type="float" office:value="0.00785313" calcext:value-type="float">
            <text:p>0,00785313</text:p>
          </table:table-cell>
          <table:table-cell office:value-type="float" office:value="0.0103105" calcext:value-type="float">
            <text:p>0,0103105</text:p>
          </table:table-cell>
          <table:table-cell table:style-name="Default" office:value-type="float" office:value="0.00779639" calcext:value-type="float">
            <text:p>0,00779639</text:p>
          </table:table-cell>
        </table:table-row>
        <table:table-row table:style-name="ro1">
          <table:table-cell office:value-type="float" office:value="0.00748319" calcext:value-type="float">
            <text:p>0,00748319</text:p>
          </table:table-cell>
          <table:table-cell table:style-name="Default" office:value-type="float" office:value="0.000544678" calcext:value-type="float">
            <text:p>0,000544678</text:p>
          </table:table-cell>
          <table:table-cell office:value-type="float" office:value="0.00747443" calcext:value-type="float">
            <text:p>0,00747443</text:p>
          </table:table-cell>
          <table:table-cell table:style-name="Default" office:value-type="float" office:value="0.00053924" calcext:value-type="float">
            <text:p>0,00053924</text:p>
          </table:table-cell>
        </table:table-row>
        <table:table-row table:style-name="ro1">
          <table:table-cell office:value-type="float" office:value="0.0167179" calcext:value-type="float">
            <text:p>0,0167179</text:p>
          </table:table-cell>
          <table:table-cell table:style-name="Default" office:value-type="float" office:value="0.0187432" calcext:value-type="float">
            <text:p>0,0187432</text:p>
          </table:table-cell>
          <table:table-cell office:value-type="float" office:value="0.0166577" calcext:value-type="float">
            <text:p>0,0166577</text:p>
          </table:table-cell>
          <table:table-cell table:style-name="Default" office:value-type="float" office:value="0.0186061" calcext:value-type="float">
            <text:p>0,0186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1:20:19.679561790</meta:creation-date>
    <dc:date>2022-02-28T10:20:10.385616611</dc:date>
    <meta:editing-duration>P2DT18H26M55S</meta:editing-duration>
    <meta:editing-cycles>1</meta:editing-cycles>
    <meta:document-statistic meta:table-count="9" meta:cell-count="5192" meta:object-count="12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22cm" svg:y="4.201cm" style:legend-expansion="high" chart:style-name="ch2"/>
        <chart:plot-area chart:style-name="ch3" table:cell-range-address="Tabelle1.A1:Tabelle1.A100" svg:x="0.32cm" svg:y="0.18cm" svg:width="13.282cm" svg:height="8.64cm">
          <chart:coordinate-region svg:x="1.232cm" svg:y="0.379cm" svg:width="12.3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1:Tabelle1.A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4619">
                <text:p>0.584619</text:p>
                <draw:g>
                  <svg:desc>Tabelle1.A1:Tabelle1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0076">
                <text:p>0.520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9263">
                <text:p>0.519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7749">
                <text:p>0.5177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5665">
                <text:p>0.525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2181">
                <text:p>0.522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4245">
                <text:p>0.534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6768">
                <text:p>0.526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9889">
                <text:p>0.539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6404">
                <text:p>0.546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2945">
                <text:p>0.552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6991">
                <text:p>0.546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813">
                <text:p>0.55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3786">
                <text:p>0.553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918">
                <text:p>0.55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7656">
                <text:p>0.567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6379">
                <text:p>0.566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1645">
                <text:p>0.561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3795">
                <text:p>0.573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6759">
                <text:p>0.576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7321">
                <text:p>0.577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9408">
                <text:p>0.579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6059">
                <text:p>0.576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6904">
                <text:p>0.576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032">
                <text:p>0.58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8071">
                <text:p>0.580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2922">
                <text:p>0.5829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1517">
                <text:p>0.5815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3786">
                <text:p>0.583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2486">
                <text:p>0.5824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3181">
                <text:p>0.583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3662">
                <text:p>0.583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4016">
                <text:p>0.584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3409">
                <text:p>0.583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38">
                <text:p>0.58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4416">
                <text:p>0.584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8388">
                <text:p>0.58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3633">
                <text:p>0.583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2989">
                <text:p>0.5929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85989">
                <text:p>0.585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39">
                <text:p>0.58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84453">
                <text:p>0.5844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4228">
                <text:p>0.5842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4058">
                <text:p>0.584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4371">
                <text:p>0.584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4204">
                <text:p>0.5842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84064">
                <text:p>0.584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3996">
                <text:p>0.583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4274">
                <text:p>0.5842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441">
                <text:p>0.584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4747">
                <text:p>0.5847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4609">
                <text:p>0.5846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3642">
                <text:p>0.5836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95639">
                <text:p>0.5956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5156">
                <text:p>0.585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8374">
                <text:p>0.58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3834">
                <text:p>0.5838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4284">
                <text:p>0.5842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5769">
                <text:p>0.5857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4216">
                <text:p>0.5842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84121">
                <text:p>0.5841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84369">
                <text:p>0.5843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83795">
                <text:p>0.583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4218">
                <text:p>0.584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4466">
                <text:p>0.5844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84653">
                <text:p>0.584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84613">
                <text:p>0.5846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84971">
                <text:p>0.5849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4271">
                <text:p>0.5842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83891">
                <text:p>0.5838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4203">
                <text:p>0.5842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84201">
                <text:p>0.5842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438">
                <text:p>0.584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92798">
                <text:p>0.5927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3958">
                <text:p>0.5839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86118">
                <text:p>0.5861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85629">
                <text:p>0.5856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86971">
                <text:p>0.586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4633">
                <text:p>0.5846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84224">
                <text:p>0.584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84108">
                <text:p>0.584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84104">
                <text:p>0.5841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86539">
                <text:p>0.586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5855">
                <text:p>0.585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4609">
                <text:p>0.5846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8704">
                <text:p>0.587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86432">
                <text:p>0.5864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99353">
                <text:p>0.5993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8645">
                <text:p>0.586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84202">
                <text:p>0.5842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85723">
                <text:p>0.5857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84279">
                <text:p>0.5842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85639">
                <text:p>0.585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90491">
                <text:p>0.590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88213">
                <text:p>0.588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85087">
                <text:p>0.5850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681">
                <text:p>0.586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7437">
                <text:p>0.5874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4872">
                <text:p>0.5848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8623">
                <text:p>0.58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Tabelle9.A2:Tabelle9.A100" svg:x="0.32cm" svg:y="0.18cm" svg:width="15.36cm" svg:height="8.64cm">
          <chart:coordinate-region svg:x="1.232cm" svg:y="0.38cm" svg:width="14.448cm" svg:height="7.6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9.A2:Tabelle9.A100" chart:class="chart:line">
            <chart:data-point chart:repeated="9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0379">
                <text:p>0.250379</text:p>
                <draw:g>
                  <svg:desc>Tabelle9.A2:Tabelle9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0379">
                <text:p>0.250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0383">
                <text:p>0.250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0373">
                <text:p>0.250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388">
                <text:p>0.250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0385">
                <text:p>0.250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385">
                <text:p>0.250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0373">
                <text:p>0.250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0371">
                <text:p>0.250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365">
                <text:p>0.250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036">
                <text:p>0.25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0344">
                <text:p>0.250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0333">
                <text:p>0.250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0322">
                <text:p>0.250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0299">
                <text:p>0.250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0246">
                <text:p>0.250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0238">
                <text:p>0.250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0176">
                <text:p>0.250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109">
                <text:p>0.250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0031">
                <text:p>0.250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9998">
                <text:p>0.24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9843">
                <text:p>0.2498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9662">
                <text:p>0.249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9616">
                <text:p>0.249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8988">
                <text:p>0.248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9301">
                <text:p>0.2493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8935">
                <text:p>0.248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8595">
                <text:p>0.248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8555">
                <text:p>0.248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7678">
                <text:p>0.2476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7043">
                <text:p>0.2470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6457">
                <text:p>0.246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4086">
                <text:p>0.244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5559">
                <text:p>0.245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2472">
                <text:p>0.2424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3205">
                <text:p>0.243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0195">
                <text:p>0.240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42281">
                <text:p>0.242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9114">
                <text:p>0.239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4759">
                <text:p>0.2347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4103">
                <text:p>0.2341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4376">
                <text:p>0.2343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7554">
                <text:p>0.227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5109">
                <text:p>0.2251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6501">
                <text:p>0.226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1731">
                <text:p>0.2217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5133">
                <text:p>0.225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7995">
                <text:p>0.217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9206">
                <text:p>0.2192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753">
                <text:p>0.2127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7274">
                <text:p>0.20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2704">
                <text:p>0.202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2713">
                <text:p>0.2027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4283">
                <text:p>0.1942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202">
                <text:p>0.19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0765">
                <text:p>0.190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7113">
                <text:p>0.177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78645">
                <text:p>0.178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1807">
                <text:p>0.1618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70083">
                <text:p>0.1700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473">
                <text:p>0.164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0148">
                <text:p>0.1501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3808">
                <text:p>0.1638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4711">
                <text:p>0.154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2603">
                <text:p>0.1526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7312">
                <text:p>0.1373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7813">
                <text:p>0.147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875">
                <text:p>0.13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9076">
                <text:p>0.1290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3808">
                <text:p>0.1238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6466">
                <text:p>0.126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6257">
                <text:p>0.1262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0978">
                <text:p>0.1309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1916">
                <text:p>0.1119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0924">
                <text:p>0.1109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2829">
                <text:p>0.112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12693">
                <text:p>0.1126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5835">
                <text:p>0.115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3644">
                <text:p>0.1136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2955">
                <text:p>0.1129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1379">
                <text:p>0.1113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5573">
                <text:p>0.1055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7473">
                <text:p>0.1074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8263">
                <text:p>0.1082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5196">
                <text:p>0.1051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4459">
                <text:p>0.1044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6528">
                <text:p>0.1065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2205">
                <text:p>0.102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3696">
                <text:p>0.103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3725">
                <text:p>0.103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1896">
                <text:p>0.1018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2775">
                <text:p>0.102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6044">
                <text:p>0.1060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3041">
                <text:p>0.1030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3164">
                <text:p>0.1031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2214">
                <text:p>0.1022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Tabelle9.F1:Tabelle9.F100" svg:x="0.32cm" svg:y="0.18cm" svg:width="15.36cm" svg:height="8.64cm">
          <chart:coordinate-region svg:x="1.232cm" svg:y="0.379cm" svg:width="14.448cm" svg:height="7.64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9.F1:Tabelle9.F100" chart:class="chart:line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7904">
                <text:p>0.117904</text:p>
                <draw:g>
                  <svg:desc>Tabelle9.F1:Tabelle9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83">
                <text:p>0.11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7655">
                <text:p>0.117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7802">
                <text:p>0.117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872">
                <text:p>0.11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788">
                <text:p>0.117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5773">
                <text:p>0.115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4073">
                <text:p>0.114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9671">
                <text:p>0.109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7547">
                <text:p>0.107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3201">
                <text:p>0.103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3794">
                <text:p>0.103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0095">
                <text:p>0.100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3731">
                <text:p>0.103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2445">
                <text:p>0.102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89445">
                <text:p>0.0989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61621">
                <text:p>0.0961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68174">
                <text:p>0.0968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29806">
                <text:p>0.0929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28039">
                <text:p>0.0928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1868">
                <text:p>0.0911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13438">
                <text:p>0.09134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33871">
                <text:p>0.09338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93699">
                <text:p>0.0893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91547">
                <text:p>0.0891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70991">
                <text:p>0.0870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71077">
                <text:p>0.0871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65524">
                <text:p>0.0865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62109">
                <text:p>0.08621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6392">
                <text:p>0.08463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57038">
                <text:p>0.0857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72527">
                <text:p>0.08725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49386">
                <text:p>0.08493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41864">
                <text:p>0.0841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49625">
                <text:p>0.0849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24145">
                <text:p>0.0824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28166">
                <text:p>0.08281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18958">
                <text:p>0.0818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09358">
                <text:p>0.08093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08976">
                <text:p>0.0808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23405">
                <text:p>0.08234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04894">
                <text:p>0.0804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00659">
                <text:p>0.0800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9482">
                <text:p>0.079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1502">
                <text:p>0.0815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08369">
                <text:p>0.0808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84199">
                <text:p>0.07841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10245">
                <text:p>0.0810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00571">
                <text:p>0.08005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79588">
                <text:p>0.07795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12733">
                <text:p>0.08127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3798">
                <text:p>0.07937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65168">
                <text:p>0.07651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83164">
                <text:p>0.07831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9516">
                <text:p>0.079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74076">
                <text:p>0.07740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75229">
                <text:p>0.07752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73511">
                <text:p>0.07735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60533">
                <text:p>0.07605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95497">
                <text:p>0.07954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5155">
                <text:p>0.075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72491">
                <text:p>0.07724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68951">
                <text:p>0.0768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6272">
                <text:p>0.0762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44619">
                <text:p>0.0744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80328">
                <text:p>0.07803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45362">
                <text:p>0.0745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57213">
                <text:p>0.07572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44743">
                <text:p>0.07447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51766">
                <text:p>0.07517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48794">
                <text:p>0.07487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52773">
                <text:p>0.07527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0516">
                <text:p>0.0730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8455">
                <text:p>0.0748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44555">
                <text:p>0.07445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10494">
                <text:p>0.0710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11482">
                <text:p>0.0711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12659">
                <text:p>0.07126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0264">
                <text:p>0.0702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83542">
                <text:p>0.068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70563">
                <text:p>0.06705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9377">
                <text:p>0.069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96088">
                <text:p>0.06960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67893">
                <text:p>0.06678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17921">
                <text:p>0.0717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71395">
                <text:p>0.06713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1759">
                <text:p>0.0717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26081">
                <text:p>0.07260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97631">
                <text:p>0.07976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81497">
                <text:p>0.07814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16699">
                <text:p>0.0816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23093">
                <text:p>0.08230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70174">
                <text:p>0.08701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3274">
                <text:p>0.09432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949">
                <text:p>0.109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5647">
                <text:p>0.115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2201">
                <text:p>0.1322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2071">
                <text:p>0.1520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Tabelle9.K1:Tabelle9.K100" svg:x="0.32cm" svg:y="0.18cm" svg:width="12.693cm" svg:height="8.64cm">
          <chart:coordinate-region svg:x="1.418cm" svg:y="0.379cm" svg:width="11.59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9.K1:Tabelle9.K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1881">
                <text:p>0.0211881</text:p>
                <draw:g>
                  <svg:desc>Tabelle9.K1:Tabelle9.K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9667">
                <text:p>0.0159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3706">
                <text:p>0.0153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9305">
                <text:p>0.0179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403">
                <text:p>0.0163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1558">
                <text:p>0.0131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142">
                <text:p>0.010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1527">
                <text:p>0.0101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1908">
                <text:p>0.0121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26151">
                <text:p>0.00926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86514">
                <text:p>0.00886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55181">
                <text:p>0.00755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31326">
                <text:p>0.00731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3657">
                <text:p>0.0103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10148">
                <text:p>0.00810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764856">
                <text:p>0.00764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12141">
                <text:p>0.00612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40897">
                <text:p>0.00540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04324">
                <text:p>0.0104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996384">
                <text:p>0.00996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6213">
                <text:p>0.01062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747921">
                <text:p>0.007479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57293">
                <text:p>0.00857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79655">
                <text:p>0.00779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39636">
                <text:p>0.00739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45345">
                <text:p>0.00645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05764">
                <text:p>0.006057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8308">
                <text:p>0.0078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52956">
                <text:p>0.00552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19772">
                <text:p>0.00619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47">
                <text:p>0.00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35255">
                <text:p>0.00635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89261">
                <text:p>0.006892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92966">
                <text:p>0.00592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40473">
                <text:p>0.00540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685591">
                <text:p>0.006855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69726">
                <text:p>0.00569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21843">
                <text:p>0.00521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12489">
                <text:p>0.00512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81737">
                <text:p>0.007817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41156">
                <text:p>0.00541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756255">
                <text:p>0.00756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21416">
                <text:p>0.005214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84313">
                <text:p>0.006843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09504">
                <text:p>0.005095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665336">
                <text:p>0.00665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32682">
                <text:p>0.005326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93424">
                <text:p>0.00493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24259">
                <text:p>0.005242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83523">
                <text:p>0.004835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88898">
                <text:p>0.00588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63528">
                <text:p>0.00563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69753">
                <text:p>0.005697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95598">
                <text:p>0.005955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13588">
                <text:p>0.005135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490729">
                <text:p>0.004907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21784">
                <text:p>0.005217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57127">
                <text:p>0.004571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89385">
                <text:p>0.005893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469303">
                <text:p>0.00469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75096">
                <text:p>0.004750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474236">
                <text:p>0.004742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561072">
                <text:p>0.005610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22783">
                <text:p>0.004227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488124">
                <text:p>0.00488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420056">
                <text:p>0.004200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43285">
                <text:p>0.0043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416182">
                <text:p>0.004161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426993">
                <text:p>0.004269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458385">
                <text:p>0.00458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04744">
                <text:p>0.004047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98372">
                <text:p>0.003983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418852">
                <text:p>0.00418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484197">
                <text:p>0.00484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69929">
                <text:p>0.003699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96515">
                <text:p>0.00396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16859">
                <text:p>0.004168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451532">
                <text:p>0.004515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853">
                <text:p>0.0048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909">
                <text:p>0.003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432901">
                <text:p>0.004329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33814">
                <text:p>0.004338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376185">
                <text:p>0.003761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434987">
                <text:p>0.004349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71418">
                <text:p>0.00471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2036">
                <text:p>0.00420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507242">
                <text:p>0.00507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14879">
                <text:p>0.004148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4716">
                <text:p>0.00347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38653">
                <text:p>0.003386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405201">
                <text:p>0.004052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441819">
                <text:p>0.004418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91146">
                <text:p>0.003911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71551">
                <text:p>0.003715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85918">
                <text:p>0.003859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24407">
                <text:p>0.004244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40753">
                <text:p>0.003407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72561">
                <text:p>0.003725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95649">
                <text:p>0.003956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772254">
                <text:p>0.0077225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Tabelle2.A1:Tabelle2.A100" svg:x="0.32cm" svg:y="0.18cm" svg:width="12.693cm" svg:height="8.64cm">
          <chart:coordinate-region svg:x="1.232cm" svg:y="0.379cm" svg:width="11.78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A1:Tabelle2.A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0331">
                <text:p>0.250331</text:p>
                <draw:g>
                  <svg:desc>Tabelle2.A1:Tabelle2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033">
                <text:p>0.25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0334">
                <text:p>0.250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0341">
                <text:p>0.250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357">
                <text:p>0.250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0365">
                <text:p>0.25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372">
                <text:p>0.250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0374">
                <text:p>0.250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0385">
                <text:p>0.250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039">
                <text:p>0.25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386">
                <text:p>0.250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0384">
                <text:p>0.250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0394">
                <text:p>0.250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0396">
                <text:p>0.250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0382">
                <text:p>0.250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0444">
                <text:p>0.250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0381">
                <text:p>0.2503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039">
                <text:p>0.25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0393">
                <text:p>0.2503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395">
                <text:p>0.250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0445">
                <text:p>0.250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0395">
                <text:p>0.250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0426">
                <text:p>0.2504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2064">
                <text:p>0.252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0473">
                <text:p>0.250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2552">
                <text:p>0.252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0752">
                <text:p>0.250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0654">
                <text:p>0.2506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0492">
                <text:p>0.250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0796">
                <text:p>0.250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0591">
                <text:p>0.250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4738">
                <text:p>0.254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321">
                <text:p>0.26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1705">
                <text:p>0.2517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1951">
                <text:p>0.2519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5402">
                <text:p>0.2554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4537">
                <text:p>0.2545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4143">
                <text:p>0.254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9393">
                <text:p>0.2693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7887">
                <text:p>0.2578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3766">
                <text:p>0.253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3912">
                <text:p>0.2639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6211">
                <text:p>0.2562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728">
                <text:p>0.258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9617">
                <text:p>0.2596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6294">
                <text:p>0.266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2603">
                <text:p>0.2826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4491">
                <text:p>0.2744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61091">
                <text:p>0.2610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0628">
                <text:p>0.2606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8875">
                <text:p>0.278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5487">
                <text:p>0.2654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486">
                <text:p>0.274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0306">
                <text:p>0.290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9039">
                <text:p>0.2690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7846">
                <text:p>0.3078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03672">
                <text:p>0.303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8921">
                <text:p>0.3189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0002">
                <text:p>0.29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8182">
                <text:p>0.278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5476">
                <text:p>0.2954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7453">
                <text:p>0.2974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96026">
                <text:p>0.296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789">
                <text:p>0.307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13996">
                <text:p>0.3139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5834">
                <text:p>0.3058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1097">
                <text:p>0.3110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6844">
                <text:p>0.306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1408">
                <text:p>0.3214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1406">
                <text:p>0.3214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13254">
                <text:p>0.3132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22387">
                <text:p>0.3223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4922">
                <text:p>0.3149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9892">
                <text:p>0.3398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6112">
                <text:p>0.306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6837">
                <text:p>0.3568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7916">
                <text:p>0.387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4428">
                <text:p>0.324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08902">
                <text:p>0.3089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2167">
                <text:p>0.3321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43554">
                <text:p>0.3435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765">
                <text:p>0.38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2429">
                <text:p>0.3324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63362">
                <text:p>0.363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3142">
                <text:p>0.3631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61681">
                <text:p>0.3616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4423">
                <text:p>0.3544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71037">
                <text:p>0.3710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7434">
                <text:p>0.387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4505">
                <text:p>0.404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031">
                <text:p>0.379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3321">
                <text:p>0.353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964">
                <text:p>0.3879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3121">
                <text:p>0.3631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8151">
                <text:p>0.3781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64888">
                <text:p>0.3648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70631">
                <text:p>0.3706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532">
                <text:p>0.385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96057">
                <text:p>0.3960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8034">
                <text:p>0.388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22cm" svg:y="4.201cm" style:legend-expansion="high" chart:style-name="ch2"/>
        <chart:plot-area chart:style-name="ch3" table:cell-range-address="Tabelle3.A1:Tabelle3.A100" svg:x="0.32cm" svg:y="0.18cm" svg:width="13.282cm" svg:height="8.64cm">
          <chart:coordinate-region svg:x="1.418cm" svg:y="0.38cm" svg:width="12.184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3.A1:Tabelle3.A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0131">
                <text:p>0.0240131</text:p>
                <draw:g>
                  <svg:desc>Tabelle3.A1:Tabelle3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8756">
                <text:p>0.0208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5806">
                <text:p>0.0205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9452">
                <text:p>0.0209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045">
                <text:p>0.0208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16104">
                <text:p>0.0216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963">
                <text:p>0.021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075">
                <text:p>0.0224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23765">
                <text:p>0.0223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8744">
                <text:p>0.0228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3908">
                <text:p>0.0233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7744">
                <text:p>0.0237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7677">
                <text:p>0.0237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8815">
                <text:p>0.023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41593">
                <text:p>0.0241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1627">
                <text:p>0.0251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54527">
                <text:p>0.02545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7424">
                <text:p>0.02574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64098">
                <text:p>0.0264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088">
                <text:p>0.026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61577">
                <text:p>0.02615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57984">
                <text:p>0.0257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1564">
                <text:p>0.0261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65865">
                <text:p>0.0265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65615">
                <text:p>0.0265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61722">
                <text:p>0.02617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56077">
                <text:p>0.0256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63174">
                <text:p>0.02631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5374">
                <text:p>0.025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53869">
                <text:p>0.0253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53815">
                <text:p>0.0253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50695">
                <text:p>0.02506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64753">
                <text:p>0.02647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63545">
                <text:p>0.0263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3506">
                <text:p>0.0263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55413">
                <text:p>0.02554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73412">
                <text:p>0.0273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6239">
                <text:p>0.0256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7101">
                <text:p>0.0257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72188">
                <text:p>0.0272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65338">
                <text:p>0.02653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48173">
                <text:p>0.0248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52146">
                <text:p>0.02521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7485">
                <text:p>0.0274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65259">
                <text:p>0.0265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81407">
                <text:p>0.02814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63314">
                <text:p>0.0263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55424">
                <text:p>0.0255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72673">
                <text:p>0.02726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63561">
                <text:p>0.02635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71862">
                <text:p>0.0271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2038">
                <text:p>0.0262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7433">
                <text:p>0.027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2792">
                <text:p>0.02727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1463">
                <text:p>0.02714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68691">
                <text:p>0.0268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78094">
                <text:p>0.02780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72294">
                <text:p>0.0272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15715">
                <text:p>0.03157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619">
                <text:p>0.026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68421">
                <text:p>0.02684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9991">
                <text:p>0.0269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93929">
                <text:p>0.02939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62665">
                <text:p>0.0262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78405">
                <text:p>0.02784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78305">
                <text:p>0.02783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58781">
                <text:p>0.02587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64281">
                <text:p>0.02642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62079">
                <text:p>0.02620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63356">
                <text:p>0.0263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75156">
                <text:p>0.0275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69337">
                <text:p>0.02693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1471">
                <text:p>0.02814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67441">
                <text:p>0.0267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0657">
                <text:p>0.02706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75449">
                <text:p>0.0275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52875">
                <text:p>0.0252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65401">
                <text:p>0.02654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64519">
                <text:p>0.02645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71333">
                <text:p>0.0271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67887">
                <text:p>0.02678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61588">
                <text:p>0.02615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02338">
                <text:p>0.03023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79586">
                <text:p>0.02795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76455">
                <text:p>0.02764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69006">
                <text:p>0.02690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03547">
                <text:p>0.03035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67866">
                <text:p>0.0267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009">
                <text:p>0.030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79412">
                <text:p>0.02794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65668">
                <text:p>0.0265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78497">
                <text:p>0.0278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64862">
                <text:p>0.02648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85673">
                <text:p>0.02856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88049">
                <text:p>0.02880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79316">
                <text:p>0.02793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70042">
                <text:p>0.02700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74567">
                <text:p>0.02745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74405">
                <text:p>0.0274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69415">
                <text:p>0.02694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Tabelle5.A1:Tabelle5.A100" svg:x="0.32cm" svg:y="0.18cm" svg:width="12.693cm" svg:height="8.64cm">
          <chart:coordinate-region svg:x="1.418cm" svg:y="0.379cm" svg:width="11.59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5.A1:Tabelle5.A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9352">
                <text:p>0.0279352</text:p>
                <draw:g>
                  <svg:desc>Tabelle5.A1:Tabelle5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5389">
                <text:p>0.0265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7152">
                <text:p>0.0267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8998">
                <text:p>0.0258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2344">
                <text:p>0.0272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3813">
                <text:p>0.0253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2534">
                <text:p>0.0252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56">
                <text:p>0.02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35731">
                <text:p>0.0235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5983">
                <text:p>0.02659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48392">
                <text:p>0.0248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5087">
                <text:p>0.0235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0004">
                <text:p>0.024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40282">
                <text:p>0.0240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6932">
                <text:p>0.0236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35898">
                <text:p>0.02358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37281">
                <text:p>0.0237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1105">
                <text:p>0.0221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39449">
                <text:p>0.0239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24859">
                <text:p>0.0224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35607">
                <text:p>0.02356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4994">
                <text:p>0.0224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9285">
                <text:p>0.0229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22213">
                <text:p>0.02222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3725">
                <text:p>0.023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21415">
                <text:p>0.0221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22281">
                <text:p>0.02222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7017">
                <text:p>0.02270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17022">
                <text:p>0.0217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23023">
                <text:p>0.0223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13586">
                <text:p>0.0213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1733">
                <text:p>0.0221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25329">
                <text:p>0.02253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1926">
                <text:p>0.0219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8476">
                <text:p>0.0218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14415">
                <text:p>0.02144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10906">
                <text:p>0.0210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14517">
                <text:p>0.02145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10608">
                <text:p>0.0210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11147">
                <text:p>0.02111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4228">
                <text:p>0.02142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6262">
                <text:p>0.02162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09683">
                <text:p>0.02096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1827">
                <text:p>0.021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14838">
                <text:p>0.02148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0976">
                <text:p>0.020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16578">
                <text:p>0.02165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7384">
                <text:p>0.0207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1153">
                <text:p>0.021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07066">
                <text:p>0.02070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07425">
                <text:p>0.02074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791">
                <text:p>0.020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07566">
                <text:p>0.0207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6523">
                <text:p>0.02065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05262">
                <text:p>0.0205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10134">
                <text:p>0.02101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13349">
                <text:p>0.02133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07481">
                <text:p>0.02074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04658">
                <text:p>0.02046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07141">
                <text:p>0.0207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8809">
                <text:p>0.02088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0606">
                <text:p>0.0206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07888">
                <text:p>0.0207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03533">
                <text:p>0.02035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07221">
                <text:p>0.02072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04935">
                <text:p>0.0204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0453">
                <text:p>0.020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09704">
                <text:p>0.02097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07264">
                <text:p>0.02072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03439">
                <text:p>0.02034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04497">
                <text:p>0.02044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8164">
                <text:p>0.02081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0892">
                <text:p>0.0208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0388">
                <text:p>0.0203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03157">
                <text:p>0.02031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3952">
                <text:p>0.02039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5248">
                <text:p>0.02052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05496">
                <text:p>0.02054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03572">
                <text:p>0.02035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00253">
                <text:p>0.02002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646">
                <text:p>0.0206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99277">
                <text:p>0.01992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05727">
                <text:p>0.02057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00135">
                <text:p>0.02001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474">
                <text:p>0.020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87024">
                <text:p>0.01870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94036">
                <text:p>0.01940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97857">
                <text:p>0.01978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98568">
                <text:p>0.01985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90784">
                <text:p>0.01907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7984">
                <text:p>0.017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98786">
                <text:p>0.01987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88262">
                <text:p>0.01882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90923">
                <text:p>0.0190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01684">
                <text:p>0.0201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80631">
                <text:p>0.0180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89366">
                <text:p>0.01893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11144">
                <text:p>0.02111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74248">
                <text:p>0.0174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3069">
                <text:p>0.0230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Tabelle6.A1:Tabelle6.A100" svg:x="0.32cm" svg:y="0.18cm" svg:width="12.693cm" svg:height="8.64cm">
          <chart:coordinate-region svg:x="1.232cm" svg:y="0.38cm" svg:width="11.781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6.A1:Tabelle6.A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0495">
                <text:p>0.250495</text:p>
                <draw:g>
                  <svg:desc>Tabelle6.A1:Tabelle6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0369">
                <text:p>0.250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038">
                <text:p>0.25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0558">
                <text:p>0.250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396">
                <text:p>0.250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0388">
                <text:p>0.250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037">
                <text:p>0.25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037">
                <text:p>0.25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0411">
                <text:p>0.250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382">
                <text:p>0.250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0375">
                <text:p>0.250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052">
                <text:p>0.25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0377">
                <text:p>0.250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0375">
                <text:p>0.250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0374">
                <text:p>0.250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0377">
                <text:p>0.2503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0402">
                <text:p>0.2504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037">
                <text:p>0.25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375">
                <text:p>0.250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0376">
                <text:p>0.250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0377">
                <text:p>0.250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0371">
                <text:p>0.250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0376">
                <text:p>0.250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0372">
                <text:p>0.250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0387">
                <text:p>0.250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0376">
                <text:p>0.250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0375">
                <text:p>0.250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0376">
                <text:p>0.250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0376">
                <text:p>0.250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0377">
                <text:p>0.250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0373">
                <text:p>0.2503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038">
                <text:p>0.25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0373">
                <text:p>0.250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038">
                <text:p>0.250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0381">
                <text:p>0.2503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038">
                <text:p>0.250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0375">
                <text:p>0.250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0383">
                <text:p>0.2503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037">
                <text:p>0.25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0382">
                <text:p>0.250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0383">
                <text:p>0.2503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038">
                <text:p>0.25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0374">
                <text:p>0.250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0383">
                <text:p>0.2503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0385">
                <text:p>0.2503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0385">
                <text:p>0.2503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0385">
                <text:p>0.2503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0386">
                <text:p>0.2503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0388">
                <text:p>0.250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0399">
                <text:p>0.250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0395">
                <text:p>0.250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0402">
                <text:p>0.2504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0414">
                <text:p>0.2504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041">
                <text:p>0.250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0426">
                <text:p>0.2504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0439">
                <text:p>0.2504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046">
                <text:p>0.25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0478">
                <text:p>0.250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05">
                <text:p>0.25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0535">
                <text:p>0.2505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0566">
                <text:p>0.2505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0528">
                <text:p>0.250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0556">
                <text:p>0.250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0597">
                <text:p>0.2505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0369">
                <text:p>0.2503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0512">
                <text:p>0.250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0198">
                <text:p>0.250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0078">
                <text:p>0.2500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9029">
                <text:p>0.2490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239">
                <text:p>0.242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3188">
                <text:p>0.243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9467">
                <text:p>0.2394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1762">
                <text:p>0.2317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7268">
                <text:p>0.2272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898">
                <text:p>0.21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88379">
                <text:p>0.188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1616">
                <text:p>0.21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7823">
                <text:p>0.1578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9299">
                <text:p>0.199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309">
                <text:p>0.193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5215">
                <text:p>0.1652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357">
                <text:p>0.15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5378">
                <text:p>0.1653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6269">
                <text:p>0.156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7458">
                <text:p>0.1974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85811">
                <text:p>0.1858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16324">
                <text:p>0.2163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22cm" svg:y="4.201cm" style:legend-expansion="high" chart:style-name="ch2"/>
        <chart:plot-area chart:style-name="ch3" table:cell-range-address="Tabelle7.A1:Tabelle7.A100" svg:x="0.32cm" svg:y="0.18cm" svg:width="13.282cm" svg:height="8.64cm">
          <chart:coordinate-region svg:x="1.418cm" svg:y="0.379cm" svg:width="12.18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7.A1:Tabelle7.A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5439">
                <text:p>0.0195439</text:p>
                <draw:g>
                  <svg:desc>Tabelle7.A1:Tabelle7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5322">
                <text:p>0.0195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5476">
                <text:p>0.0195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6306">
                <text:p>0.0196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5354">
                <text:p>0.0195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5357">
                <text:p>0.0195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5378">
                <text:p>0.0195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5322">
                <text:p>0.0195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5464">
                <text:p>0.0195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5311">
                <text:p>0.0195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557">
                <text:p>0.0195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5309">
                <text:p>0.0195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5689">
                <text:p>0.0195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95319">
                <text:p>0.0195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5356">
                <text:p>0.0195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95302">
                <text:p>0.0195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9536">
                <text:p>0.019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527">
                <text:p>0.019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5344">
                <text:p>0.0195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5292">
                <text:p>0.0195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5287">
                <text:p>0.01952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5316">
                <text:p>0.0195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526">
                <text:p>0.0195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5289">
                <text:p>0.01952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6426">
                <text:p>0.0196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95293">
                <text:p>0.0195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95283">
                <text:p>0.01952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95267">
                <text:p>0.0195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5258">
                <text:p>0.0195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5267">
                <text:p>0.01952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5246">
                <text:p>0.0195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5314">
                <text:p>0.01953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5253">
                <text:p>0.01952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95256">
                <text:p>0.0195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5267">
                <text:p>0.0195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95245">
                <text:p>0.0195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5257">
                <text:p>0.0195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5232">
                <text:p>0.01952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282">
                <text:p>0.0195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5263">
                <text:p>0.0195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95273">
                <text:p>0.01952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95264">
                <text:p>0.0195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5272">
                <text:p>0.0195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5266">
                <text:p>0.0195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5271">
                <text:p>0.0195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5238">
                <text:p>0.0195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5252">
                <text:p>0.01952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9523">
                <text:p>0.0195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5252">
                <text:p>0.0195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5256">
                <text:p>0.0195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5235">
                <text:p>0.01952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5237">
                <text:p>0.01952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5257">
                <text:p>0.01952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95237">
                <text:p>0.01952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95227">
                <text:p>0.01952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5227">
                <text:p>0.01952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95232">
                <text:p>0.0195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95257">
                <text:p>0.01952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95245">
                <text:p>0.0195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95256">
                <text:p>0.01952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95255">
                <text:p>0.0195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95286">
                <text:p>0.01952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5251">
                <text:p>0.01952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95265">
                <text:p>0.01952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5298">
                <text:p>0.01952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95342">
                <text:p>0.0195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95338">
                <text:p>0.0195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5383">
                <text:p>0.01953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95419">
                <text:p>0.0195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95512">
                <text:p>0.0195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95571">
                <text:p>0.01955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95639">
                <text:p>0.01956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95793">
                <text:p>0.0195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5931">
                <text:p>0.01959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96119">
                <text:p>0.01961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96361">
                <text:p>0.01963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96378">
                <text:p>0.0196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96888">
                <text:p>0.01968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96252">
                <text:p>0.0196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97743">
                <text:p>0.01977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97081">
                <text:p>0.01970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93793">
                <text:p>0.01937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94277">
                <text:p>0.01942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96997">
                <text:p>0.0196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82586">
                <text:p>0.0182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65546">
                <text:p>0.0165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45942">
                <text:p>0.01459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58601">
                <text:p>0.01586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4885">
                <text:p>0.0148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0229">
                <text:p>0.01402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7975">
                <text:p>0.01379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15044">
                <text:p>0.01150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0839">
                <text:p>0.0108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896031">
                <text:p>0.008960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863703">
                <text:p>0.008637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732577">
                <text:p>0.007325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4413">
                <text:p>0.01044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03428">
                <text:p>0.01034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748319">
                <text:p>0.007483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67179">
                <text:p>0.01671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4.201cm" style:legend-expansion="high" chart:style-name="ch2"/>
        <chart:plot-area chart:style-name="ch3" table:cell-range-address="Tabelle5.O1:Tabelle5.O100" svg:x="0.32cm" svg:y="0.18cm" svg:width="12.667cm" svg:height="8.64cm">
          <chart:coordinate-region svg:x="1.418cm" svg:y="0.379cm" svg:width="11.569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5.O1:Tabelle5.O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8874">
                <text:p>0.0258874</text:p>
                <draw:g>
                  <svg:desc>Tabelle5.O1:Tabelle5.O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8173">
                <text:p>0.0278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087">
                <text:p>0.026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8938">
                <text:p>0.0258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6868">
                <text:p>0.0256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5212">
                <text:p>0.0265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4124">
                <text:p>0.0274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0331">
                <text:p>0.0250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0705">
                <text:p>0.0240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5307">
                <text:p>0.0255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8697">
                <text:p>0.0238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339">
                <text:p>0.023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842">
                <text:p>0.022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7719">
                <text:p>0.0237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26959">
                <text:p>0.0226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0986">
                <text:p>0.0240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5761">
                <text:p>0.02257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31974">
                <text:p>0.0231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27893">
                <text:p>0.0227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2595">
                <text:p>0.022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3519">
                <text:p>0.023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40312">
                <text:p>0.0240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3788">
                <text:p>0.0223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16049">
                <text:p>0.02160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27949">
                <text:p>0.0227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20651">
                <text:p>0.0220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12557">
                <text:p>0.02125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5026">
                <text:p>0.02250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19165">
                <text:p>0.0219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21514">
                <text:p>0.02215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23477">
                <text:p>0.02234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15093">
                <text:p>0.0215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15102">
                <text:p>0.0215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08023">
                <text:p>0.0208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0461">
                <text:p>0.0210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30016">
                <text:p>0.0230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17278">
                <text:p>0.0217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11121">
                <text:p>0.0211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13691">
                <text:p>0.02136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20439">
                <text:p>0.02204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0866">
                <text:p>0.0210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744">
                <text:p>0.0217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312">
                <text:p>0.02153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12303">
                <text:p>0.02123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19437">
                <text:p>0.0219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0362">
                <text:p>0.02103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07514">
                <text:p>0.0207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8584">
                <text:p>0.0208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09104">
                <text:p>0.0209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09117">
                <text:p>0.02091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05483">
                <text:p>0.0205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16955">
                <text:p>0.02169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05685">
                <text:p>0.02056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6471">
                <text:p>0.0206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06538">
                <text:p>0.02065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05005">
                <text:p>0.0205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0487">
                <text:p>0.0204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05928">
                <text:p>0.02059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07313">
                <text:p>0.0207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0321">
                <text:p>0.020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6623">
                <text:p>0.02066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05953">
                <text:p>0.0205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05632">
                <text:p>0.0205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0465">
                <text:p>0.020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03937">
                <text:p>0.02039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03846">
                <text:p>0.02038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02975">
                <text:p>0.02029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03161">
                <text:p>0.02031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03815">
                <text:p>0.0203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05695">
                <text:p>0.0205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036">
                <text:p>0.020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427">
                <text:p>0.0204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04651">
                <text:p>0.0204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03392">
                <text:p>0.0203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02279">
                <text:p>0.02022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5558">
                <text:p>0.02055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4837">
                <text:p>0.0204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03936">
                <text:p>0.02039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03977">
                <text:p>0.02039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04674">
                <text:p>0.0204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4181">
                <text:p>0.02041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02688">
                <text:p>0.02026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04394">
                <text:p>0.02043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0612">
                <text:p>0.020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96193">
                <text:p>0.01961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00917">
                <text:p>0.02009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83932">
                <text:p>0.0183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9424">
                <text:p>0.0194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93556">
                <text:p>0.0193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82323">
                <text:p>0.01823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84282">
                <text:p>0.01842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90015">
                <text:p>0.01900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1488">
                <text:p>0.01914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8006">
                <text:p>0.0180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00574">
                <text:p>0.02005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79394">
                <text:p>0.0179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93091">
                <text:p>0.01930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93317">
                <text:p>0.01933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97693">
                <text:p>0.0197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47294">
                <text:p>0.02472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Tabelle8.A1:Tabelle8.A100" svg:x="0.32cm" svg:y="0.18cm" svg:width="12.693cm" svg:height="8.64cm">
          <chart:coordinate-region svg:x="1.418cm" svg:y="0.379cm" svg:width="11.59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8.A1:Tabelle8.A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531">
                <text:p>0.019531</text:p>
                <draw:g>
                  <svg:desc>Tabelle8.A1:Tabelle8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5485">
                <text:p>0.0195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9767">
                <text:p>0.0229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5314">
                <text:p>0.0195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5473">
                <text:p>0.0195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5299">
                <text:p>0.0195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5314">
                <text:p>0.0195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531">
                <text:p>0.019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5306">
                <text:p>0.0195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5357">
                <text:p>0.0195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531">
                <text:p>0.019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5329">
                <text:p>0.0195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5353">
                <text:p>0.0195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95392">
                <text:p>0.01953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5326">
                <text:p>0.0195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9618">
                <text:p>0.019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95553">
                <text:p>0.0195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5657">
                <text:p>0.0195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5459">
                <text:p>0.0195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5285">
                <text:p>0.0195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5275">
                <text:p>0.0195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533">
                <text:p>0.019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5264">
                <text:p>0.0195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5349">
                <text:p>0.01953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53">
                <text:p>0.019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95312">
                <text:p>0.01953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95286">
                <text:p>0.0195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95311">
                <text:p>0.01953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5285">
                <text:p>0.01952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5325">
                <text:p>0.0195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5274">
                <text:p>0.0195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5265">
                <text:p>0.01952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5253">
                <text:p>0.01952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95235">
                <text:p>0.0195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5272">
                <text:p>0.01952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95248">
                <text:p>0.0195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5236">
                <text:p>0.01952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5272">
                <text:p>0.0195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277">
                <text:p>0.01952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5262">
                <text:p>0.0195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95279">
                <text:p>0.01952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95275">
                <text:p>0.01952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5267">
                <text:p>0.01952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5241">
                <text:p>0.0195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5261">
                <text:p>0.0195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5249">
                <text:p>0.0195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5236">
                <text:p>0.0195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95237">
                <text:p>0.01952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5247">
                <text:p>0.01952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5211">
                <text:p>0.01952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5227">
                <text:p>0.0195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5265">
                <text:p>0.01952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5227">
                <text:p>0.0195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95232">
                <text:p>0.0195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95237">
                <text:p>0.0195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5227">
                <text:p>0.01952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95269">
                <text:p>0.01952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95225">
                <text:p>0.0195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95247">
                <text:p>0.01952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95251">
                <text:p>0.01952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95254">
                <text:p>0.01952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95278">
                <text:p>0.01952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528">
                <text:p>0.0195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9528">
                <text:p>0.0195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5292">
                <text:p>0.01952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9535">
                <text:p>0.019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95372">
                <text:p>0.01953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95396">
                <text:p>0.0195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95476">
                <text:p>0.01954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95516">
                <text:p>0.0195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95601">
                <text:p>0.0195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95681">
                <text:p>0.01956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95761">
                <text:p>0.01957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5962">
                <text:p>0.0195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96026">
                <text:p>0.01960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96407">
                <text:p>0.01964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96214">
                <text:p>0.01962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96528">
                <text:p>0.01965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9707">
                <text:p>0.0197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96458">
                <text:p>0.01964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97723">
                <text:p>0.01977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97485">
                <text:p>0.01974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92681">
                <text:p>0.01926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90219">
                <text:p>0.01902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85715">
                <text:p>0.0185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81149">
                <text:p>0.01811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77031">
                <text:p>0.01770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60592">
                <text:p>0.01605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34009">
                <text:p>0.01340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024">
                <text:p>0.012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16097">
                <text:p>0.01160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04051">
                <text:p>0.01040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64112">
                <text:p>0.009641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790286">
                <text:p>0.007902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29489">
                <text:p>0.01294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01154">
                <text:p>0.0101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15323">
                <text:p>0.01153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81809">
                <text:p>0.009818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747983">
                <text:p>0.007479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835311">
                <text:p>0.008353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4.201cm" style:legend-expansion="high" chart:style-name="ch2"/>
        <chart:plot-area chart:style-name="ch3" table:cell-range-address="Tabelle8.G1:Tabelle8.G100" svg:x="0.32cm" svg:y="0.18cm" svg:width="12.667cm" svg:height="8.64cm">
          <chart:coordinate-region svg:x="1.232cm" svg:y="0.38cm" svg:width="11.755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8.G1:Tabelle8.G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0503">
                <text:p>0.250503</text:p>
                <draw:g>
                  <svg:desc>Tabelle8.G1:Tabelle8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0412">
                <text:p>0.250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0385">
                <text:p>0.250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0379">
                <text:p>0.250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375">
                <text:p>0.250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0376">
                <text:p>0.250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6804">
                <text:p>0.256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1694">
                <text:p>0.251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0379">
                <text:p>0.250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0391">
                <text:p>0.250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376">
                <text:p>0.250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0371">
                <text:p>0.2503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0376">
                <text:p>0.2503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0391">
                <text:p>0.250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0372">
                <text:p>0.250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0376">
                <text:p>0.250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0377">
                <text:p>0.2503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375">
                <text:p>0.250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0436">
                <text:p>0.2504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0385">
                <text:p>0.250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0373">
                <text:p>0.2503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0373">
                <text:p>0.250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0374">
                <text:p>0.2503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0376">
                <text:p>0.250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0852">
                <text:p>0.250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0371">
                <text:p>0.2503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0377">
                <text:p>0.2503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0375">
                <text:p>0.250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0373">
                <text:p>0.250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0375">
                <text:p>0.250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0386">
                <text:p>0.2503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0376">
                <text:p>0.250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0374">
                <text:p>0.2503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0372">
                <text:p>0.2503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0375">
                <text:p>0.250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0373">
                <text:p>0.2503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0375">
                <text:p>0.250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0379">
                <text:p>0.2503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0377">
                <text:p>0.2503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0384">
                <text:p>0.250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0379">
                <text:p>0.2503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0375">
                <text:p>0.250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0375">
                <text:p>0.250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0381">
                <text:p>0.250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0385">
                <text:p>0.250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0382">
                <text:p>0.2503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0389">
                <text:p>0.2503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038">
                <text:p>0.250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0385">
                <text:p>0.2503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0386">
                <text:p>0.2503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0388">
                <text:p>0.2503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0387">
                <text:p>0.2503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0382">
                <text:p>0.2503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0389">
                <text:p>0.2503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0394">
                <text:p>0.2503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0396">
                <text:p>0.2503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0402">
                <text:p>0.2504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0414">
                <text:p>0.2504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0417">
                <text:p>0.2504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043">
                <text:p>0.250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0436">
                <text:p>0.2504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0455">
                <text:p>0.250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0477">
                <text:p>0.2504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0479">
                <text:p>0.2504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0528">
                <text:p>0.2505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0569">
                <text:p>0.2505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0551">
                <text:p>0.2505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0597">
                <text:p>0.2505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0444">
                <text:p>0.250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0517">
                <text:p>0.2505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0464">
                <text:p>0.250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982">
                <text:p>0.249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7997">
                <text:p>0.247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0208">
                <text:p>0.2502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7358">
                <text:p>0.247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5421">
                <text:p>0.245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9859">
                <text:p>0.2398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4782">
                <text:p>0.2347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3347">
                <text:p>0.2133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6326">
                <text:p>0.2163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6903">
                <text:p>0.2269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4794">
                <text:p>0.1747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7075">
                <text:p>0.1770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16036">
                <text:p>0.2160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8375">
                <text:p>0.198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2639">
                <text:p>0.162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469">
                <text:p>0.174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0359">
                <text:p>0.150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15">
                <text:p>0.16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4269">
                <text:p>0.174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2353">
                <text:p>0.1623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3008">
                <text:p>0.173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89453">
                <text:p>0.18945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